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3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17/Pictures/100003DA000001DF000001C97B3947888E49266F.svg" manifest:media-type="image/svg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Pictures/100003DA000001DF000001C97B3947888E49266F.svg" manifest:media-type="image/svg+xml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04mm"/>
    </style:style>
    <style:style style:name="co2" style:family="table-column">
      <style:table-column-properties fo:break-before="auto" style:column-width="49.79mm"/>
    </style:style>
    <style:style style:name="co3" style:family="table-column">
      <style:table-column-properties fo:break-before="auto" style:column-width="50.38mm"/>
    </style:style>
    <style:style style:name="co4" style:family="table-column">
      <style:table-column-properties fo:break-before="auto" style:column-width="50.94mm"/>
    </style:style>
    <style:style style:name="co5" style:family="table-column">
      <style:table-column-properties fo:break-before="auto" style:column-width="59.87mm"/>
    </style:style>
    <style:style style:name="co6" style:family="table-column">
      <style:table-column-properties fo:break-before="auto" style:column-width="56.41mm"/>
    </style:style>
    <style:style style:name="co7" style:family="table-column">
      <style:table-column-properties fo:break-before="auto" style:column-width="57.86mm"/>
    </style:style>
    <style:style style:name="co8" style:family="table-column">
      <style:table-column-properties fo:break-before="auto" style:column-width="55.26mm"/>
    </style:style>
    <style:style style:name="co9" style:family="table-column">
      <style:table-column-properties fo:break-before="auto" style:column-width="53.53mm"/>
    </style:style>
    <style:style style:name="co10" style:family="table-column">
      <style:table-column-properties fo:break-before="auto" style:column-width="54.95mm"/>
    </style:style>
    <style:style style:name="co11" style:family="table-column">
      <style:table-column-properties fo:break-before="auto" style:column-width="46.62mm"/>
    </style:style>
    <style:style style:name="co12" style:family="table-column">
      <style:table-column-properties fo:break-before="auto" style:column-width="65.23mm"/>
    </style:style>
    <style:style style:name="co13" style:family="table-column">
      <style:table-column-properties fo:break-before="auto" style:column-width="61.07mm"/>
    </style:style>
    <style:style style:name="co14" style:family="table-column">
      <style:table-column-properties fo:break-before="auto" style:column-width="56.04mm"/>
    </style:style>
    <style:style style:name="co15" style:family="table-column">
      <style:table-column-properties fo:break-before="auto" style:column-width="75.09mm"/>
    </style:style>
    <style:style style:name="co16" style:family="table-column">
      <style:table-column-properties fo:break-before="auto" style:column-width="81.86mm"/>
    </style:style>
    <style:style style:name="co17" style:family="table-column">
      <style:table-column-properties fo:break-before="auto" style:column-width="67.42mm"/>
    </style:style>
    <style:style style:name="co18" style:family="table-column">
      <style:table-column-properties fo:break-before="auto" style:column-width="60.85mm"/>
    </style:style>
    <style:style style:name="co19" style:family="table-column">
      <style:table-column-properties fo:break-before="auto" style:column-width="88.37mm"/>
    </style:style>
    <style:style style:name="co20" style:family="table-column">
      <style:table-column-properties fo:break-before="auto" style:column-width="81.76mm"/>
    </style:style>
    <style:style style:name="co21" style:family="table-column">
      <style:table-column-properties fo:break-before="auto" style:column-width="95.57mm"/>
    </style:style>
    <style:style style:name="co22" style:family="table-column">
      <style:table-column-properties fo:break-before="auto" style:column-width="66.5mm"/>
    </style:style>
    <style:style style:name="co23" style:family="table-column">
      <style:table-column-properties fo:break-before="auto" style:column-width="53.25mm"/>
    </style:style>
    <style:style style:name="co24" style:family="table-column">
      <style:table-column-properties fo:break-before="auto" style:column-width="67.36mm"/>
    </style:style>
    <style:style style:name="co25" style:family="table-column">
      <style:table-column-properties fo:break-before="auto" style:column-width="64.47mm"/>
    </style:style>
    <style:style style:name="co26" style:family="table-column">
      <style:table-column-properties fo:break-before="auto" style:column-width="60.73mm"/>
    </style:style>
    <style:style style:name="co27" style:family="table-column">
      <style:table-column-properties fo:break-before="auto" style:column-width="80.89mm"/>
    </style:style>
    <style:style style:name="co28" style:family="table-column">
      <style:table-column-properties fo:break-before="auto" style:column-width="85.78mm"/>
    </style:style>
    <style:style style:name="co29" style:family="table-column">
      <style:table-column-properties fo:break-before="auto" style:column-width="69.94mm"/>
    </style:style>
    <style:style style:name="co30" style:family="table-column">
      <style:table-column-properties fo:break-before="auto" style:column-width="64.77mm"/>
    </style:style>
    <style:style style:name="co31" style:family="table-column">
      <style:table-column-properties fo:break-before="auto" style:column-width="41.45mm"/>
    </style:style>
    <style:style style:name="co32" style:family="table-column">
      <style:table-column-properties fo:break-before="auto" style:column-width="53.82mm"/>
    </style:style>
    <style:style style:name="co33" style:family="table-column">
      <style:table-column-properties fo:break-before="auto" style:column-width="39.72mm"/>
    </style:style>
    <style:style style:name="co34" style:family="table-column">
      <style:table-column-properties fo:break-before="auto" style:column-width="42.6mm"/>
    </style:style>
    <style:style style:name="co35" style:family="table-column">
      <style:table-column-properties fo:break-before="auto" style:column-width="81.46mm"/>
    </style:style>
    <style:style style:name="co36" style:family="table-column">
      <style:table-column-properties fo:break-before="auto" style:column-width="76.57mm"/>
    </style:style>
    <style:style style:name="co37" style:family="table-column">
      <style:table-column-properties fo:break-before="auto" style:column-width="70.52mm"/>
    </style:style>
    <style:style style:name="co38" style:family="table-column">
      <style:table-column-properties fo:break-before="auto" style:column-width="57.27mm"/>
    </style:style>
    <style:style style:name="co39" style:family="table-column">
      <style:table-column-properties fo:break-before="auto" style:column-width="67.65mm"/>
    </style:style>
    <style:style style:name="co40" style:family="table-column">
      <style:table-column-properties fo:break-before="auto" style:column-width="57.57mm"/>
    </style:style>
    <style:style style:name="co41" style:family="table-column">
      <style:table-column-properties fo:break-before="auto" style:column-width="63.91mm"/>
    </style:style>
    <style:style style:name="co42" style:family="table-column">
      <style:table-column-properties fo:break-before="auto" style:column-width="69.07mm"/>
    </style:style>
    <style:style style:name="co43" style:family="table-column">
      <style:table-column-properties fo:break-before="auto" style:column-width="61.88mm"/>
    </style:style>
    <style:style style:name="co44" style:family="table-column">
      <style:table-column-properties fo:break-before="auto" style:column-width="58.14mm"/>
    </style:style>
    <style:style style:name="co45" style:family="table-column">
      <style:table-column-properties fo:break-before="auto" style:column-width="75.16mm"/>
    </style:style>
    <style:style style:name="co46" style:family="table-column">
      <style:table-column-properties fo:break-before="auto" style:column-width="72.25mm"/>
    </style:style>
    <style:style style:name="co47" style:family="table-column">
      <style:table-column-properties fo:break-before="auto" style:column-width="73.52mm"/>
    </style:style>
    <style:style style:name="co48" style:family="table-column">
      <style:table-column-properties fo:break-before="auto" style:column-width="61.26mm"/>
    </style:style>
    <style:style style:name="co4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 fo:border="0.99pt solid #000000"/>
    </style:style>
    <style:style style:name="ce2" style:family="table-cell" style:parent-style-name="Default" style:data-style-name="N41"/>
    <style:style style:name="ce3" style:family="table-cell" style:parent-style-name="Default">
      <style:text-properties fo:color="#800000"/>
    </style:style>
    <style:style style:name="ce4" style:family="table-cell" style:parent-style-name="Default" style:data-style-name="N2">
      <style:table-cell-properties fo:border-bottom="none" fo:background-color="#99ffff" fo:border-left="0.99pt solid #000000" fo:border-right="0.99pt solid #000000" fo:border-top="0.99pt solid #000000"/>
    </style:style>
    <style:style style:name="ce5" style:family="table-cell" style:parent-style-name="Default">
      <style:table-cell-properties fo:border-bottom="none" fo:background-color="#cccccc" fo:border-left="0.99pt solid #000000" fo:border-right="none" fo:border-top="0.99pt solid #000000"/>
    </style:style>
    <style:style style:name="ce6" style:family="table-cell" style:parent-style-name="Default" style:data-style-name="N2">
      <style:table-cell-properties fo:border-bottom="none" fo:background-color="#99ffff" fo:border-left="0.99pt solid #000000" fo:border-right="none" fo:border-top="none"/>
    </style:style>
    <style:style style:name="ce7" style:family="table-cell" style:parent-style-name="Default">
      <style:table-cell-properties fo:background-color="#dddddd" fo:border="0.99pt solid #000000"/>
    </style:style>
    <style:style style:name="ce8" style:family="table-cell" style:parent-style-name="Default" style:data-style-name="N2">
      <style:table-cell-properties fo:border="0.99pt solid #000000"/>
    </style:style>
    <style:style style:name="ce9" style:family="table-cell" style:parent-style-name="Default">
      <style:table-cell-properties fo:border="0.99pt solid #000000"/>
    </style:style>
    <style:style style:name="ce10" style:family="table-cell" style:parent-style-name="Default">
      <style:table-cell-properties fo:border-bottom="none" fo:background-color="#dddddd" fo:border-left="none" fo:border-right="none" fo:border-top="0.99pt solid #000000"/>
    </style:style>
    <style:style style:name="ce11" style:family="table-cell" style:parent-style-name="Default" style:data-style-name="N1">
      <style:table-cell-properties fo:border="0.74pt solid #000000"/>
      <style:text-properties fo:color="#800000"/>
    </style:style>
    <style:style style:name="ce12" style:family="table-cell" style:parent-style-name="Default" style:data-style-name="N1">
      <style:table-cell-properties fo:border-bottom="none" fo:border-left="0.74pt solid #000000" fo:border-right="0.74pt solid #000000" fo:border-top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>
      <style:table-cell-properties fo:border-bottom="none" fo:border-left="0.74pt solid #000000" fo:border-right="0.74pt solid #000000" fo:border-top="none"/>
    </style:style>
    <style:style style:name="ce16" style:family="table-cell" style:parent-style-name="Default">
      <style:table-cell-properties fo:border-bottom="0.99pt solid #000000" fo:background-color="#dddddd" fo:border-left="none" fo:border-right="none" fo:border-top="0.99pt solid #000000"/>
    </style:style>
    <style:style style:name="ce17" style:family="table-cell" style:parent-style-name="Default" style:data-style-name="N2"/>
    <style:style style:name="ce18" style:family="table-cell" style:parent-style-name="Default">
      <style:table-cell-properties fo:background-color="#dddddd" fo:border="0.74pt solid #000000"/>
    </style:style>
    <style:style style:name="ce19" style:family="table-cell" style:parent-style-name="Default" style:data-style-name="N1">
      <style:text-properties fo:color="#800000"/>
    </style:style>
    <style:style style:name="ce20" style:family="table-cell" style:parent-style-name="Default">
      <style:table-cell-properties fo:background-color="#eeeeee" fo:border="0.99pt solid #000000"/>
    </style:style>
    <style:style style:name="ce21" style:family="table-cell" style:parent-style-name="Default">
      <style:table-cell-properties fo:background-color="#cccccc" fo:border="0.74pt solid #000000"/>
    </style:style>
    <style:style style:name="ce22" style:family="table-cell" style:parent-style-name="Default">
      <style:table-cell-properties fo:background-color="#99ffff" fo:border="none"/>
    </style:style>
    <style:style style:name="ce23" style:family="table-cell" style:parent-style-name="Default">
      <style:table-cell-properties fo:background-color="#eeeeee" fo:border="1.25pt solid #000000"/>
      <style:text-properties fo:color="#800000"/>
    </style:style>
    <style:style style:name="ce24" style:family="table-cell" style:parent-style-name="Default">
      <style:table-cell-properties fo:background-color="#eeeeee" fo:border="1.25pt solid #000000"/>
    </style:style>
    <style:style style:name="ce25" style:family="table-cell" style:parent-style-name="Default">
      <style:table-cell-properties fo:border-bottom="none" fo:background-color="#dddddd" fo:border-left="none" fo:border-right="0.99pt solid #000000" fo:border-top="0.99pt solid #000000"/>
    </style:style>
    <style:style style:name="ce26" style:family="table-cell" style:parent-style-name="Default" style:data-style-name="N2">
      <style:table-cell-properties fo:border-bottom="none" fo:border-left="none" fo:border-right="0.99pt solid #000000" fo:border-top="none"/>
    </style:style>
    <style:style style:name="ce27" style:family="table-cell" style:parent-style-name="Default" style:data-style-name="N41">
      <style:table-cell-properties fo:border="0.99pt solid #000000"/>
    </style:style>
    <style:style style:name="ce28" style:family="table-cell" style:parent-style-name="Default" style:data-style-name="N1">
      <style:table-cell-properties fo:border-bottom="none" fo:border-left="0.74pt solid #000000" fo:border-right="0.74pt solid #000000" fo:border-top="none"/>
    </style:style>
    <style:style style:name="ce29" style:family="table-cell" style:parent-style-name="Default" style:data-style-name="N2">
      <style:table-cell-properties fo:background-color="#dddddd" fo:border="0.99pt solid #000000"/>
    </style:style>
    <style:style style:name="ce30" style:family="table-cell" style:parent-style-name="Default" style:data-style-name="N2">
      <style:table-cell-properties fo:background-color="#66ccff" fo:border="0.99pt solid #000000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6">
      <style:table-cell-properties fo:border="0.99pt solid #000000"/>
    </style:style>
    <style:style style:name="ce33" style:family="table-cell" style:parent-style-name="Default" style:data-style-name="N2">
      <style:table-cell-properties fo:background-color="#eeeeee" fo:border="1.25pt solid #000000"/>
      <style:text-properties fo:color="#800000"/>
    </style:style>
    <style:style style:name="ce34" style:family="table-cell" style:parent-style-name="Default" style:data-style-name="N115"/>
    <style:style style:name="ce35" style:family="table-cell" style:parent-style-name="Default" style:data-style-name="N2">
      <style:table-cell-properties fo:background-color="#cccccc" fo:border="0.99pt solid #000000"/>
    </style:style>
    <style:style style:name="ce36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37">
      <style:table-cell-properties fo:border="0.99pt solid #000000"/>
    </style:style>
    <style:style style:name="ce38" style:family="table-cell" style:parent-style-name="Default" style:data-style-name="N2">
      <style:table-cell-properties fo:background-color="#eeeeee" fo:border="1.25pt solid #000000"/>
    </style:style>
    <style:style style:name="ce39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40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41" style:family="table-cell" style:parent-style-name="Default" style:data-style-name="N40"/>
    <style:style style:name="ce42" style:family="table-cell" style:parent-style-name="Default" style:data-style-name="N2">
      <style:table-cell-properties fo:border-bottom="none" fo:background-color="#66ccff" fo:border-left="0.74pt solid #000000" fo:border-right="0.74pt solid #000000" fo:border-top="0.74pt solid #000000"/>
    </style:style>
    <style:style style:name="ce43" style:family="table-cell" style:parent-style-name="Default" style:data-style-name="N2">
      <style:table-cell-properties fo:border-bottom="none" fo:background-color="#66ccff" fo:border-left="0.74pt solid #000000" fo:border-right="0.74pt solid #000000" fo:border-top="none"/>
    </style:style>
    <style:style style:name="ce44" style:family="table-cell" style:parent-style-name="Default" style:data-style-name="N2">
      <style:table-cell-properties fo:background-color="#dddddd" fo:border="0.74pt solid #000000"/>
    </style:style>
    <style:style style:name="ce45" style:family="table-cell" style:parent-style-name="Default" style:data-style-name="N2">
      <style:table-cell-properties fo:border="0.74pt solid #000000"/>
    </style:style>
    <style:style style:name="ce46" style:family="table-cell" style:parent-style-name="Default" style:data-style-name="N2">
      <style:table-cell-properties fo:border-bottom="none" fo:background-color="#ffffff" fo:border-left="0.74pt solid #000000" fo:border-right="0.74pt solid #000000" fo:border-top="0.74pt solid #000000"/>
    </style:style>
    <style:style style:name="ce47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cccc" fo:border="0.99pt solid #000000"/>
      <style:text-properties fo:color="#800000"/>
    </style:style>
    <style:style style:name="ce51" style:family="table-cell" style:parent-style-name="Default">
      <style:table-cell-properties fo:background-color="#dddddd" fo:border="0.74pt solid #000000"/>
      <style:text-properties fo:color="#800000"/>
    </style:style>
    <style:style style:name="ce52" style:family="table-cell" style:parent-style-name="Default">
      <style:table-cell-properties fo:background-color="#dddddd" fo:border="0.99pt solid #000000"/>
      <style:text-properties fo:color="#800000"/>
    </style:style>
    <style:style style:name="ce53" style:family="table-cell" style:parent-style-name="Default" style:data-style-name="N2">
      <style:text-properties fo:color="#8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office:forms form:automatic-focus="false" form:apply-design-mode="false"/>
        <table:shapes>
          <draw:frame draw:z-index="0" draw:style-name="gr1" draw:text-style-name="P1" svg:width="303.36mm" svg:height="164.22mm" svg:x="1041.21mm" svg:y="1359.69mm">
            <loext:p draw:notify-on-update-of-ranges="'Data Input and Calculations'.J50:'Data Input and Calculations'.J50 'Data Input and Calculations'.J579:'Data Input and Calculations'.J759 'Data Input and Calculations'.K50:'Data Input and Calculations'.K50 'Data Input and Calculations'.K579:'Data Input and Calculations'.K759 'Data Input and Calculations'.L50:'Data Input and Calculations'.L50 'Data Input and Calculations'.L579:'Data Input and Calculations'.L759 'Data Input and Calculations'.M50:'Data Input and Calculations'.M50 'Data Input and Calculations'.M579:'Data Input and Calculations'.M75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970" table:default-cell-style-name="Default"/>
        <table:table-row table:style-name="ro1">
          <table:table-cell table:number-columns-repeated="9"/>
          <table:table-cell office:value-type="string" calcext:value-type="string">
            <text:p><text:s/></text:p>
          </table:table-cell>
          <table:table-cell table:number-columns-repeated="11"/>
          <table:table-cell table:style-name="ce49" table:number-columns-repeated="2"/>
          <table:table-cell table:number-columns-repeated="1001"/>
        </table:table-row>
        <table:table-row table:style-name="ro1">
          <table:table-cell table:number-columns-repeated="7"/>
          <table:table-cell table:style-name="ce18" office:value-type="string" calcext:value-type="string">
            <text:p>Low Noise (dBA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8" office:value-type="string" calcext:value-type="string">
            <text:p>Low Noise (dBC)</text:p>
          </table:table-cell>
          <table:table-cell table:style-name="ce13" office:value-type="string" calcext:value-type="string">
            <text:p><text:s/></text:p>
          </table:table-cell>
          <table:table-cell table:style-name="ce7" office:value-type="string" calcext:value-type="string">
            <text:p>Address of Traffic Survey Rd </text:p>
          </table:table-cell>
          <table:table-cell office:value-type="string" calcext:value-type="string">
            <text:p>Oldham Test Site</text:p>
          </table:table-cell>
          <table:table-cell table:style-name="ce29" office:value-type="string" calcext:value-type="string">
            <text:p>Vehicles Per Day ~ 12 * Hour</text:p>
          </table:table-cell>
          <table:table-cell table:number-columns-repeated="8"/>
          <table:table-cell table:style-name="ce7" office:value-type="string" calcext:value-type="string">
            <text:p>Std Deviation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7" office:value-type="string" calcext:value-type="string">
            <text:p>Average Noise In dBC</text:p>
          </table:table-cell>
          <table:table-cell table:style-name="ce7" office:value-type="string" calcext:value-type="string">
            <text:p>Average Noise dBA</text:p>
          </table:table-cell>
          <table:table-cell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Base Noise (dBC)</text:p>
          </table:table-cell>
          <table:table-cell table:style-name="ce7" office:value-type="string" calcext:value-type="string">
            <text:p>Distance (Yds)</text:p>
          </table:table-cell>
          <table:table-cell table:style-name="ce30" office:value-type="float" office:value="25" calcext:value-type="float">
            <text:p>25.00</text:p>
          </table:table-cell>
          <table:table-cell table:style-name="ce9" table:formula="of:=[.M4]*12" office:value-type="float" office:value="4752" calcext:value-type="float">
            <text:p>4752</text:p>
          </table:table-cell>
          <table:table-cell table:style-name="ce29" office:value-type="string" calcext:value-type="string">
            <text:p>Vehicles Per Hour</text:p>
          </table:table-cell>
          <table:table-cell table:style-name="ce8" table:formula="of:=(COUNT([.$L$10:.$L$42])*60/[.J7])" office:value-type="float" office:value="396" calcext:value-type="float">
            <text:p>396.00</text:p>
          </table:table-cell>
          <table:table-cell table:style-name="ce7" office:value-type="string" calcext:value-type="string">
            <text:p>Traffic Flow VPH Max</text:p>
          </table:table-cell>
          <table:table-cell table:style-name="ce8" table:formula="of:=(MAX([.$O$10:.$O$42]))" office:value-type="float" office:value="694.285714285715" calcext:value-type="float">
            <text:p>694.29</text:p>
          </table:table-cell>
          <table:table-cell table:style-name="ce7" office:value-type="string" calcext:value-type="string">
            <text:p>Traffic Flow VPH Avg</text:p>
          </table:table-cell>
          <table:table-cell table:style-name="ce8" table:formula="of:=(AVERAGE([.$O$10:.$O$42]))" office:value-type="float" office:value="318.55178907757" calcext:value-type="float">
            <text:p>318.55</text:p>
          </table:table-cell>
          <table:table-cell table:style-name="ce29" office:value-type="string" calcext:value-type="string">
            <text:p>AvgDistanceBetweenVehicles (Yds)</text:p>
          </table:table-cell>
          <table:table-cell table:style-name="ce8" table:formula="of:=(AVERAGE([.$R$10:.$R$42]))" office:value-type="float" office:value="57.2800006482672" calcext:value-type="float">
            <text:p>57.28</text:p>
          </table:table-cell>
          <table:table-cell table:style-name="ce8" table:formula="of:=(STDEV([.$R$10:.$R$42]))" office:value-type="float" office:value="34.8946833885274" calcext:value-type="float">
            <text:p>34.89</text:p>
          </table:table-cell>
          <table:table-cell table:number-columns-repeated="10"/>
          <table:table-cell table:number-columns-repeated="2" table:style-name="ce18" office:value-type="string" calcext:value-type="string">
            <text:p>Average dB per MPH In</text:p>
          </table:table-cell>
          <table:table-cell table:number-columns-repeated="20"/>
          <table:table-cell table:style-name="ce7" office:value-type="string" calcext:value-type="string">
            <text:p>Average CalibrationFactor dBC to dBA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8" table:formula="of:=AVERAGE([.D10:.D42])" office:value-type="string" office:string-value="" calcext:value-type="error">
            <text:p>#DIV/0!</text:p>
          </table:table-cell>
          <table:table-cell table:style-name="ce8" table:formula="of:=AVERAGE([.E10:.E42])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7" office:value-type="string" calcext:value-type="string">
            <text:p>Video </text:p>
          </table:table-cell>
          <table:table-cell table:style-name="ce31" office:value-type="string" calcext:value-type="string">
            <text:p>Cam9202016-11-29-3.mkv</text:p>
          </table:table-cell>
          <table:table-cell table:style-name="Default"/>
          <table:table-cell table:style-name="ce29" office:value-type="string" calcext:value-type="string">
            <text:p>Average Speed MPH</text:p>
          </table:table-cell>
          <table:table-cell table:style-name="ce8" table:formula="of:=(AVERAGE([.$L$10:.$L$42]))" office:value-type="float" office:value="21.0025948192935" calcext:value-type="float">
            <text:p>21.00</text:p>
          </table:table-cell>
          <table:table-cell table:style-name="ce7" office:value-type="string" calcext:value-type="string">
            <text:p>Traffic Flow VPH <text:s/>Min</text:p>
          </table:table-cell>
          <table:table-cell table:style-name="ce8" table:formula="of:=(MIN([.$O$10:.$O$42]))" office:value-type="float" office:value="146.164039811656" calcext:value-type="float">
            <text:p>146.16</text:p>
          </table:table-cell>
          <table:table-cell table:style-name="ce29" office:value-type="string" calcext:value-type="string">
            <text:p>AvgStoppingDistance</text:p>
          </table:table-cell>
          <table:table-cell table:style-name="ce8" table:formula="of:=(AVERAGE([.$T$10:.$T$42]))" office:value-type="float" office:value="14.9189923727027" calcext:value-type="float">
            <text:p>14.92</text:p>
          </table:table-cell>
          <table:table-cell table:style-name="ce7" office:value-type="string" calcext:value-type="string">
            <text:p>AvgTimeBetweenVehicles (Seconds)</text:p>
          </table:table-cell>
          <table:table-cell table:style-name="ce17" table:formula="of:=AVERAGE([.AY10:.AY42])" office:value-type="float" office:value="11.3685465768799" calcext:value-type="float">
            <text:p>11.37</text:p>
          </table:table-cell>
          <table:table-cell table:style-name="ce17" table:formula="of:=STDEV([.AY10:.AY42])" office:value-type="float" office:value="13.9276038348079" calcext:value-type="float">
            <text:p>13.93</text:p>
          </table:table-cell>
          <table:table-cell table:number-columns-repeated="10"/>
          <table:table-cell table:style-name="ce8" table:formula="of:=AVERAGE([.AE10:.AE42])" office:value-type="string" office:string-value="" calcext:value-type="error">
            <text:p>#VALUE!</text:p>
          </table:table-cell>
          <table:table-cell table:style-name="ce8" table:formula="of:=AVERAGE([.AF10:.AF42])" office:value-type="string" office:string-value="" calcext:value-type="error">
            <text:p>#VALUE!</text:p>
          </table:table-cell>
          <table:table-cell table:number-columns-repeated="3"/>
          <table:table-cell table:style-name="ce7" office:value-type="string" calcext:value-type="string">
            <text:p>Minimum Error</text:p>
          </table:table-cell>
          <table:table-cell table:number-columns-repeated="2"/>
          <table:table-cell table:style-name="ce7" office:value-type="string" calcext:value-type="string">
            <text:p>Minimum Error</text:p>
          </table:table-cell>
          <table:table-cell table:number-columns-repeated="13"/>
          <table:table-cell table:style-name="ce17" table:formula="of:=AVERAGE([.BA10:.BA42])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7" office:value-type="string" calcext:value-type="string">
            <text:p>Calibration In</text:p>
          </table:table-cell>
          <table:table-cell table:style-name="ce7" office:value-type="string" calcext:value-type="string">
            <text:p>Calibration Out</text:p>
          </table:table-cell>
          <table:table-cell table:number-columns-repeated="2"/>
          <table:table-cell table:style-name="ce7" office:value-type="string" calcext:value-type="string">
            <text:p>Time : Date</text:p>
          </table:table-cell>
          <table:table-cell table:style-name="ce27" office:value-type="time" office:time-value="PT15H15M00S" calcext:value-type="time">
            <text:p>15:15:00</text:p>
          </table:table-cell>
          <table:table-cell table:style-name="ce32" office:value-type="date" office:date-value="2016-12-12" calcext:value-type="date">
            <text:p>12/12/2016</text:p>
          </table:table-cell>
          <table:table-cell table:style-name="Default"/>
          <table:table-cell table:style-name="ce29" office:value-type="string" calcext:value-type="string">
            <text:p>MaxSpeed MPH</text:p>
          </table:table-cell>
          <table:table-cell table:style-name="ce8" table:formula="of:=(MAX([.$L$10:.$L$42]))" office:value-type="float" office:value="31.580999415167" calcext:value-type="float">
            <text:p>31.58</text:p>
          </table:table-cell>
          <table:table-cell table:style-name="ce29" office:value-type="string" calcext:value-type="string">
            <text:p>MaxDistanceBetweenVehicles Yds</text:p>
          </table:table-cell>
          <table:table-cell table:style-name="ce8" table:formula="of:=(MAX([.$R$10:.$R$42]))" office:value-type="float" office:value="181.171875000001" calcext:value-type="float">
            <text:p>181.17</text:p>
          </table:table-cell>
          <table:table-cell table:style-name="ce7" office:value-type="string" calcext:value-type="string">
            <text:p>MaxStoppingDistance</text:p>
          </table:table-cell>
          <table:table-cell table:style-name="ce8" table:formula="of:=(MAX([.$T$10:.$T$42]))" office:value-type="float" office:value="27.149658539402" calcext:value-type="float">
            <text:p>27.15</text:p>
          </table:table-cell>
          <table:table-cell table:number-columns-repeated="5"/>
          <table:table-cell table:style-name="ce1" office:value-type="string" calcext:value-type="string">
            <text:p>Times Traffic</text:p>
          </table:table-cell>
          <table:table-cell table:number-columns-repeated="7"/>
          <table:table-cell table:number-columns-repeated="2" table:style-name="ce7" office:value-type="string" calcext:value-type="string">
            <text:p>Standard Deviation</text:p>
          </table:table-cell>
          <table:table-cell table:style-name="ce17"/>
          <table:table-cell table:number-columns-repeated="2"/>
          <table:table-cell table:style-name="ce8" table:formula="of:=MIN([.AJ10:.AJ50])" office:value-type="float" office:value="35.8974358974359" calcext:value-type="float">
            <text:p>35.90</text:p>
          </table:table-cell>
          <table:table-cell table:number-columns-repeated="2"/>
          <table:table-cell table:style-name="ce8" table:formula="of:=MIN([.AM10:.AM50])" office:value-type="float" office:value="35.2272727272727" calcext:value-type="float">
            <text:p>35.23</text:p>
          </table:table-cell>
          <table:table-cell table:style-name="ce7" office:value-type="string" calcext:value-type="string">
            <text:p>Percentage In Time Over 70dBC</text:p>
          </table:table-cell>
          <table:table-cell table:style-name="ce7" office:value-type="string" calcext:value-type="string">
            <text:p>Percentage In Time Over 75dBC</text:p>
          </table:table-cell>
          <table:table-cell table:style-name="ce7" office:value-type="string" calcext:value-type="string">
            <text:p>Percentage Time sec above 80dBC</text:p>
          </table:table-cell>
          <table:table-cell table:style-name="ce7" office:value-type="string" calcext:value-type="string">
            <text:p>Percentage Time sec above 85dBC</text:p>
          </table:table-cell>
          <table:table-cell table:style-name="ce7" office:value-type="string" calcext:value-type="string">
            <text:p>Percentage Time above 90 dBC</text:p>
          </table:table-cell>
          <table:table-cell table:style-name="ce7" office:value-type="string" calcext:value-type="string">
            <text:p>Percentage Time above 70dBA</text:p>
          </table:table-cell>
          <table:table-cell table:style-name="ce7" office:value-type="string" calcext:value-type="string">
            <text:p>Percentage Time above 75dBA</text:p>
          </table:table-cell>
          <table:table-cell table:style-name="ce7" office:value-type="string" calcext:value-type="string">
            <text:p>Percentage Time sec above 80dBA</text:p>
          </table:table-cell>
          <table:table-cell table:style-name="ce7" office:value-type="string" calcext:value-type="string">
            <text:p>Percentage Time sec above 85dBA</text:p>
          </table:table-cell>
          <table:table-cell table:style-name="ce7" office:value-type="string" calcext:value-type="string">
            <text:p>Percentage Time above 90 dBA</text:p>
          </table:table-cell>
          <table:table-cell table:number-columns-repeated="3"/>
          <table:table-cell table:style-name="ce7" office:value-type="string" calcext:value-type="string">
            <text:p>Std Deviation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number-columns-repeated="2" table:style-name="ce9" office:value-type="string" calcext:value-type="string">
            <text:p><text:s/></text:p>
          </table:table-cell>
          <table:table-cell table:number-columns-repeated="2"/>
          <table:table-cell table:style-name="ce20" office:value-type="string" calcext:value-type="string">
            <text:p>Right to Left - 1</text:p>
          </table:table-cell>
          <table:table-cell table:style-name="ce7" office:value-type="string" calcext:value-type="string">
            <text:p>Sample : <text:s/>Minutes</text:p>
          </table:table-cell>
          <table:table-cell table:style-name="ce8" office:value-type="float" office:value="5" calcext:value-type="float">
            <text:p>5.00</text:p>
          </table:table-cell>
          <table:table-cell/>
          <table:table-cell table:style-name="ce29" office:value-type="string" calcext:value-type="string">
            <text:p>MinSpeed MPH</text:p>
          </table:table-cell>
          <table:table-cell table:style-name="ce8" table:formula="of:=(MIN([.$L$10:.$L$42]))" office:value-type="float" office:value="10.0344806227159" calcext:value-type="float">
            <text:p>10.03</text:p>
          </table:table-cell>
          <table:table-cell table:style-name="ce29" office:value-type="string" calcext:value-type="string">
            <text:p>MinDistanceBetweenVehicles Yds</text:p>
          </table:table-cell>
          <table:table-cell table:style-name="ce8" table:formula="of:=(MIN([.$R$10:.$R$42]))" office:value-type="float" office:value="18.9799928545911" calcext:value-type="float">
            <text:p>18.98</text:p>
          </table:table-cell>
          <table:table-cell table:style-name="ce7" office:value-type="string" calcext:value-type="string">
            <text:p>MinStoppingDistance</text:p>
          </table:table-cell>
          <table:table-cell table:style-name="ce8" table:formula="of:=(MIN([.$T$10:.$T$42]))" office:value-type="float" office:value="5.023006897033" calcext:value-type="float">
            <text:p>5.0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table:style-name="ce8" table:formula="of:=STDEV([.AE10:.AE42])" office:value-type="string" office:string-value="" calcext:value-type="error">
            <text:p>#DIV/0!</text:p>
          </table:table-cell>
          <table:table-cell table:style-name="ce8" table:formula="of:=STDEV([.AF10:.AF42])" office:value-type="string" office:string-value="" calcext:value-type="error">
            <text:p>#DIV/0!</text:p>
          </table:table-cell>
          <table:table-cell table:style-name="ce17"/>
          <table:table-cell table:number-columns-repeated="6"/>
          <table:table-cell table:style-name="ce17" table:formula="of:=SUM([.AN10:.AN42])*100/(5*60)" office:value-type="float" office:value="0.000580331790123457" calcext:value-type="float">
            <text:p>0.00</text:p>
          </table:table-cell>
          <table:table-cell table:style-name="ce17" table:formula="of:=SUM([.AO10:.AO42])*100/(5*60)" office:value-type="float" office:value="0.000549475308641976" calcext:value-type="float">
            <text:p>0.00</text:p>
          </table:table-cell>
          <table:table-cell table:style-name="ce17" table:formula="of:=SUM([.AP10:.AP42])*100/(5*60)" office:value-type="float" office:value="0.000463016975308642" calcext:value-type="float">
            <text:p>0.00</text:p>
          </table:table-cell>
          <table:table-cell table:style-name="ce17" table:formula="of:=SUM([.AQ10:.AQ42])*100/(5*60)" office:value-type="float" office:value="0.0000818364197530862" calcext:value-type="float">
            <text:p>0.00</text:p>
          </table:table-cell>
          <table:table-cell table:style-name="ce17" table:formula="of:=SUM([.AR10:.AR42])*100/(5*60)" office:value-type="float" office:value="0.0000169753086419755" calcext:value-type="float">
            <text:p>0.00</text:p>
          </table:table-cell>
          <table:table-cell table:style-name="ce17" table:formula="of:=SUM([.AS10:.AS42])*100/(5*60)" office:value-type="float" office:value="0.000580331790123457" calcext:value-type="float">
            <text:p>0.00</text:p>
          </table:table-cell>
          <table:table-cell table:style-name="ce17" table:formula="of:=SUM([.AT10:.AT42])*100/(5*60)" office:value-type="float" office:value="0.000498533950617284" calcext:value-type="float">
            <text:p>0.00</text:p>
          </table:table-cell>
          <table:table-cell table:style-name="ce17" table:formula="of:=SUM([.AU10:.AU42])*100/(5*60)" office:value-type="float" office:value="0.000246952160493827" calcext:value-type="float">
            <text:p>0.00</text:p>
          </table:table-cell>
          <table:table-cell table:style-name="ce17" table:formula="of:=SUM([.AV10:.AV42])*100/(5*60)" office:value-type="float" office:value="0.0000293209876543212" calcext:value-type="float">
            <text:p>0.00</text:p>
          </table:table-cell>
          <table:table-cell table:style-name="ce17" table:formula="of:=SUM([.AW10:.AW42])*100/(5*60)" office:value-type="float" office:value="0.0000169753086419755" calcext:value-type="float">
            <text:p>0.00</text:p>
          </table:table-cell>
          <table:table-cell table:number-columns-repeated="3"/>
          <table:table-cell table:style-name="ce17" table:formula="of:=STDEV([.BA10:.BA42])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VideoTimeIn</text:p>
          </table:table-cell>
          <table:table-cell table:style-name="ce1" office:value-type="string" calcext:value-type="string">
            <text:p>VideoTimeOut</text:p>
          </table:table-cell>
          <table:table-cell table:style-name="ce1" office:value-type="string" calcext:value-type="string">
            <text:p>Time (Minutes)</text:p>
          </table:table-cell>
          <table:table-cell table:style-name="ce7" office:value-type="string" calcext:value-type="string">
            <text:p>Noise <text:s/>(dBC)</text:p>
          </table:table-cell>
          <table:table-cell table:style-name="ce7" office:value-type="string" calcext:value-type="string">
            <text:p>Noise <text:s/>(dBA)</text:p>
          </table:table-cell>
          <table:table-cell table:style-name="ce7" office:value-type="string" calcext:value-type="string">
            <text:p>Start Frame</text:p>
          </table:table-cell>
          <table:table-cell table:style-name="ce7" office:value-type="string" calcext:value-type="string">
            <text:p>End frame</text:p>
          </table:table-cell>
          <table:table-cell table:style-name="ce23" office:value-type="string" calcext:value-type="string">
            <text:p>Left to Right – 0</text:p>
          </table:table-cell>
          <table:table-cell table:style-name="ce23" office:value-type="string" calcext:value-type="string">
            <text:p>Frames In Box</text:p>
          </table:table-cell>
          <table:table-cell table:style-name="ce33" office:value-type="string" calcext:value-type="string">
            <text:p>Accurate Time (secs)</text:p>
          </table:table-cell>
          <table:table-cell table:style-name="ce33" office:value-type="string" calcext:value-type="string">
            <text:p>Err – 1 Frame</text:p>
          </table:table-cell>
          <table:table-cell table:style-name="ce33" office:value-type="string" calcext:value-type="string">
            <text:p>Vehicle Speed MPH over 25yds</text:p>
          </table:table-cell>
          <table:table-cell table:style-name="ce33" office:value-type="string" calcext:value-type="string">
            <text:p>Err + 1 Frame</text:p>
          </table:table-cell>
          <table:table-cell table:style-name="ce33" office:value-type="string" calcext:value-type="string">
            <text:p>Average Speed of All – (MPH)</text:p>
          </table:table-cell>
          <table:table-cell table:style-name="ce33" office:value-type="string" calcext:value-type="string">
            <text:p>Vehicles Per Hour (Each <text:s/>last 5 cars)</text:p>
          </table:table-cell>
          <table:table-cell table:style-name="ce33" office:value-type="string" calcext:value-type="string">
            <text:p>Vehicles Per Hour (5min Avg)</text:p>
          </table:table-cell>
          <table:table-cell table:style-name="ce33" office:value-type="string" calcext:value-type="string">
            <text:p>Distance between Vehicles Error – 1 frames</text:p>
          </table:table-cell>
          <table:table-cell table:style-name="ce23" office:value-type="string" calcext:value-type="string">
            <text:p>Distance between vehicles (Yds) Avg last 5 Vehicles</text:p>
          </table:table-cell>
          <table:table-cell table:style-name="ce33" office:value-type="string" calcext:value-type="string">
            <text:p>Distance between Vehicles Error + 1 frames</text:p>
          </table:table-cell>
          <table:table-cell table:style-name="ce23" office:value-type="string" calcext:value-type="string">
            <text:p>Safe Stop Distance For Speed – (Yds)</text:p>
          </table:table-cell>
          <table:table-cell table:style-name="ce23" office:value-type="string" calcext:value-type="string">
            <text:p>Safe Stop Distance For Speed – (F)</text:p>
          </table:table-cell>
          <table:table-cell table:style-name="ce23" office:value-type="string" calcext:value-type="string">
            <text:p>Distance between vehicles (yds) min last 5 Vehicles</text:p>
          </table:table-cell>
          <table:table-cell table:style-name="ce23" office:value-type="string" calcext:value-type="string">
            <text:p>Vehicles per Hour – with Twice / X times <text:s/>the Traffic </text:p>
          </table:table-cell>
          <table:table-cell table:style-name="ce33" office:value-type="string" calcext:value-type="string">
            <text:p>Vehicles Per Hour (Each last 5 cars) – With Simulated Traffic</text:p>
          </table:table-cell>
          <table:table-cell table:style-name="ce50" office:value-type="string" calcext:value-type="string">
            <text:p>Traffic Flow Yearly increase VPH 1.028x</text:p>
          </table:table-cell>
          <table:table-cell table:style-name="ce50" office:value-type="string" calcext:value-type="string">
            <text:p>Traffic Per Day</text:p>
          </table:table-cell>
          <table:table-cell table:style-name="ce50" office:value-type="string" calcext:value-type="string">
            <text:p>VPH TEMPRO similar case 1 – 1.0557x</text:p>
          </table:table-cell>
          <table:table-cell table:style-name="ce50" office:value-type="string" calcext:value-type="string">
            <text:p>VPH TEMPRO similar case 2 – 1.072x</text:p>
          </table:table-cell>
          <table:table-cell table:style-name="ce50" office:value-type="string" calcext:value-type="string">
            <text:p>TEMPRo Traffic Per Day – 1.05572x</text:p>
          </table:table-cell>
          <table:table-cell table:style-name="ce50" office:value-type="string" calcext:value-type="string">
            <text:p>TEMPRo Traffic Per Day – 1.072x</text:p>
          </table:table-cell>
          <table:table-cell table:style-name="ce51" office:value-type="string" calcext:value-type="string">
            <text:p>Noise (dBC) above Base E6 - In per MPH <text:s/>Vehicle</text:p>
          </table:table-cell>
          <table:table-cell table:style-name="ce51" office:value-type="string" calcext:value-type="string">
            <text:p>Noise (dBC) above Base E6 – Out per MPH <text:s/>Vehicle</text:p>
          </table:table-cell>
          <table:table-cell table:style-name="ce52" office:value-type="string" calcext:value-type="string">
            <text:p>Calibrate Noise Per Vehicle Base (dBC)</text:p>
          </table:table-cell>
          <table:table-cell table:style-name="ce52" office:value-type="string" calcext:value-type="string">
            <text:p>In Traffic Calibration dBC per MPH </text:p>
          </table:table-cell>
          <table:table-cell table:style-name="ce52" office:value-type="string" calcext:value-type="string">
            <text:p>Out Calibration Std Dev</text:p>
          </table:table-cell>
          <table:table-cell table:style-name="ce52" office:value-type="string" calcext:value-type="string">
            <text:p>Out % Error of <text:s/>Deviation</text:p>
          </table:table-cell>
          <table:table-cell table:style-name="ce52" office:value-type="string" calcext:value-type="string">
            <text:p>In Traffic Calibration dBC per MPH</text:p>
          </table:table-cell>
          <table:table-cell table:style-name="ce52" office:value-type="string" calcext:value-type="string">
            <text:p>In Calibration Std Dev</text:p>
          </table:table-cell>
          <table:table-cell table:style-name="ce52" office:value-type="string" calcext:value-type="string">
            <text:p>In % Error of <text:s/>Deviation</text:p>
          </table:table-cell>
          <table:table-cell table:style-name="ce52" office:value-type="string" calcext:value-type="string">
            <text:p>In Time sec above 70dBC </text:p>
          </table:table-cell>
          <table:table-cell table:style-name="ce52" office:value-type="string" calcext:value-type="string">
            <text:p>In Time sec above 75dBC </text:p>
          </table:table-cell>
          <table:table-cell table:style-name="ce52" office:value-type="string" calcext:value-type="string">
            <text:p>In Time sec above 80dBC</text:p>
          </table:table-cell>
          <table:table-cell table:style-name="ce52" office:value-type="string" calcext:value-type="string">
            <text:p>In Time sec above 85dBC</text:p>
          </table:table-cell>
          <table:table-cell table:style-name="ce52" office:value-type="string" calcext:value-type="string">
            <text:p>In Time sec above 90 dBC</text:p>
          </table:table-cell>
          <table:table-cell table:style-name="ce52" office:value-type="string" calcext:value-type="string">
            <text:p>Out Time sec above 70dBA</text:p>
          </table:table-cell>
          <table:table-cell table:style-name="ce52" office:value-type="string" calcext:value-type="string">
            <text:p>Out Time sec above 75dA</text:p>
          </table:table-cell>
          <table:table-cell table:style-name="ce52" office:value-type="string" calcext:value-type="string">
            <text:p>Out Time sec above 80dBA</text:p>
          </table:table-cell>
          <table:table-cell table:style-name="ce52" office:value-type="string" calcext:value-type="string">
            <text:p>Out Time sec above 85dBA</text:p>
          </table:table-cell>
          <table:table-cell table:style-name="ce52" office:value-type="string" calcext:value-type="string">
            <text:p>Out Time sec above 90 dBA</text:p>
          </table:table-cell>
          <table:table-cell table:style-name="ce1" office:value-type="string" calcext:value-type="string">
            <text:p>Average Distance Between Vehicles Both Ways</text:p>
          </table:table-cell>
          <table:table-cell table:style-name="ce1" office:value-type="string" calcext:value-type="string">
            <text:p>Time Between Vehicles Both Ways (Secs)</text:p>
          </table:table-cell>
          <table:table-cell table:style-name="ce1" office:value-type="string" calcext:value-type="string">
            <text:p>Average Time Between Vehicles Both Ways</text:p>
          </table:table-cell>
          <table:table-cell table:style-name="ce7" office:value-type="string" calcext:value-type="string">
            <text:p>Calibrating Factor dBC to dBA</text:p>
          </table:table-cell>
          <table:table-cell table:number-columns-repeated="971"/>
        </table:table-row>
        <table:table-row table:style-name="ro1">
          <table:table-cell table:number-columns-repeated="2" table:style-name="ce2" office:value-type="time" office:time-value="PT00H00M00S" calcext:value-type="time">
            <text:p>00:00: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11" office:value-type="float" office:value="0" calcext:value-type="float">
            <text:p>0</text:p>
          </table:table-cell>
          <table:table-cell table:style-name="ce19"/>
          <table:table-cell table:number-columns-repeated="2"/>
          <table:table-cell table:style-name="Default" table:number-columns-repeated="4"/>
          <table:table-cell table:style-name="ce39" table:formula="of:=AVERAGE([.$L$10:.$L$42])" office:value-type="float" office:value="21.0025948192935" calcext:value-type="float">
            <text:p>21.00</text:p>
          </table:table-cell>
          <table:table-cell table:style-name="Default" table:number-columns-repeated="3"/>
          <table:table-cell table:number-columns-repeated="32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3"/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office:value-type="string" calcext:value-type="string">
            <text:p><text:s/></text:p>
          </table:table-cell>
          <table:table-cell table:style-name="ce3" table:number-columns-repeated="971"/>
        </table:table-row>
        <table:table-row table:style-name="ro1">
          <table:table-cell table:style-name="ce2" office:value-type="time" office:time-value="PT00H00M22.74S" calcext:value-type="time">
            <text:p>00:00:23</text:p>
          </table:table-cell>
          <table:table-cell table:style-name="ce2" office:value-type="time" office:time-value="PT00H00M24.539S" calcext:value-type="time">
            <text:p>00:00:25</text:p>
          </table:table-cell>
          <table:table-cell table:style-name="ce4" table:formula="of:=([.F10]/(5*60))" office:value-type="float" office:value="0.438657407407407" calcext:value-type="float">
            <text:p>0.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0]-[.A$9])*500000" office:value-type="float" office:value="131.597222222222" calcext:value-type="float">
            <text:p>132</text:p>
          </table:table-cell>
          <table:table-cell table:style-name="ce12" table:formula="of:=([.B10]-[.B$9])*500000" office:value-type="float" office:value="142.008101851852" calcext:value-type="float">
            <text:p>142</text:p>
          </table:table-cell>
          <table:table-cell table:style-name="ce14" office:value-type="float" office:value="0" calcext:value-type="float">
            <text:p>0</text:p>
          </table:table-cell>
          <table:table-cell table:style-name="ce28" table:formula="of:=[.J10]*500000" office:value-type="float" office:value="10.4108796296296" calcext:value-type="float">
            <text:p>10</text:p>
          </table:table-cell>
          <table:table-cell table:style-name="ce34" table:formula="of:=([.B10]-[.A10])" office:value-type="time" office:time-value="PT00H00M01.799S" calcext:value-type="time">
            <text:p>00:00:01.80</text:p>
          </table:table-cell>
          <table:table-cell table:style-name="ce42" table:formula="of:=([.$J$4]*3600/1760)/(([.I10]-1)/5)" office:value-type="float" office:value="27.1687481132814" calcext:value-type="float">
            <text:p>27.17</text:p>
          </table:table-cell>
          <table:table-cell table:style-name="ce42" table:formula="of:=([.$J$4]*3600/1760)*5/[.I10]" office:value-type="float" office:value="24.5590984890596" calcext:value-type="float">
            <text:p>24.56</text:p>
          </table:table-cell>
          <table:table-cell table:style-name="ce42" table:formula="of:=([.$J$4]*3600/1760)/(([.I10]+1)/5)" office:value-type="float" office:value="22.4068456140674" calcext:value-type="float">
            <text:p>22.41</text:p>
          </table:table-cell>
          <table:table-cell table:style-name="ce39" table:formula="of:=AVERAGE([.$L$10:.$L$42])" office:value-type="float" office:value="21.0025948192935" calcext:value-type="float">
            <text:p>21.00</text:p>
          </table:table-cell>
          <table:table-cell table:style-name="ce39"/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39" table:formula="of:=(((([.L10]*[.L10])/20)+([.L10]))/3)" office:value-type="float" office:value="18.2388548062753" calcext:value-type="float">
            <text:p>18.24</text:p>
          </table:table-cell>
          <table:table-cell table:style-name="ce39" table:formula="of:=((([.L10]*[.L10])/20)+([.L10]))" office:value-type="float" office:value="54.7165644188259" calcext:value-type="float">
            <text:p>54.72</text:p>
          </table:table-cell>
          <table:table-cell table:style-name="ce14" office:value-type="string" calcext:value-type="string">
            <text:p><text:s/>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39"/>
          <table:table-cell table:style-name="ce17" table:formula="of:=[.P10]" office:value-type="float" office:value="396" calcext:value-type="float">
            <text:p>396.00</text:p>
          </table:table-cell>
          <table:table-cell table:style-name="ce17" table:formula="of:=[.Y10]*12" office:value-type="float" office:value="4752" calcext:value-type="float">
            <text:p>4752.00</text:p>
          </table:table-cell>
          <table:table-cell table:style-name="ce17" table:formula="of:=[.P10]" office:value-type="float" office:value="396" calcext:value-type="float">
            <text:p>396.00</text:p>
          </table:table-cell>
          <table:table-cell table:style-name="ce17" table:formula="of:=[.P10]" office:value-type="float" office:value="396" calcext:value-type="float">
            <text:p>396.00</text:p>
          </table:table-cell>
          <table:table-cell table:style-name="ce17" table:formula="of:=[.AA10]*12" office:value-type="float" office:value="4752" calcext:value-type="float">
            <text:p>4752.00</text:p>
          </table:table-cell>
          <table:table-cell table:style-name="ce17" table:formula="of:=[.AB10]*12" office:value-type="float" office:value="4752" calcext:value-type="float">
            <text:p>4752.00</text:p>
          </table:table-cell>
          <table:table-cell table:style-name="ce17" table:formula="of:=([.D10]-[.$H$5])/[.L10]" office:value-type="string" office:string-value="" calcext:value-type="error">
            <text:p>#VALUE!</text:p>
          </table:table-cell>
          <table:table-cell table:style-name="ce17" table:formula="of:=([.E10]-[.$H$5])/[.L10]" office:value-type="string" office:string-value="" calcext:value-type="error">
            <text:p>#VALUE!</text:p>
          </table:table-cell>
          <table:table-cell office:value-type="float" office:value="29" calcext:value-type="float">
            <text:p>29</text:p>
          </table:table-cell>
          <table:table-cell office:value-type="float" office:value="1.59" calcext:value-type="float">
            <text:p>1.59</text:p>
          </table:table-cell>
          <table:table-cell office:value-type="float" office:value="0.58" calcext:value-type="float">
            <text:p>0.58</text:p>
          </table:table-cell>
          <table:table-cell table:style-name="ce17" table:formula="of:=(100*[.AI10])/[.AH10]" office:value-type="float" office:value="36.4779874213836" calcext:value-type="float">
            <text:p>36.48</text:p>
          </table:table-cell>
          <table:table-cell office:value-type="float" office:value="1.65" calcext:value-type="float">
            <text:p>1.65</text:p>
          </table:table-cell>
          <table:table-cell office:value-type="float" office:value="0.59" calcext:value-type="float">
            <text:p>0.59</text:p>
          </table:table-cell>
          <table:table-cell table:style-name="ce17" table:formula="of:=(100*[.AL10])/[.AK10]" office:value-type="float" office:value="35.7575757575758" calcext:value-type="float">
            <text:p>35.76</text:p>
          </table:table-cell>
          <table:table-cell table:formula="of:=2 *[.J10]" office:value-type="float" office:value="0.0000416435185185186" calcext:value-type="float">
            <text:p>0.0000416435185</text:p>
          </table:table-cell>
          <table:table-cell table:style-name="ce17" table:formula="of:=2 *[.J10]" office:value-type="float" office:value="0.0000416435185185186" calcext:value-type="float">
            <text:p>0.00</text:p>
          </table:table-cell>
          <table:table-cell table:formula="of:=2 *[.J10]" office:value-type="float" office:value="0.0000416435185185186" calcext:value-type="float">
            <text:p>0.0000416435185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10]" office:value-type="float" office:value="0.0000416435185185186" calcext:value-type="float">
            <text:p>0.00</text:p>
          </table:table-cell>
          <table:table-cell table:style-name="ce17" table:formula="of:=2 *[.J10]" office:value-type="float" office:value="0.0000416435185185186" calcext:value-type="float">
            <text:p>0.00</text:p>
          </table:table-cell>
          <table:table-cell table:style-name="ce17" table:formula="of:=2 *[.J10]" office:value-type="float" office:value="0.0000416435185185186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10]-[.F9])/5" office:value-type="float" office:value="26.3194444444444" calcext:value-type="float">
            <text:p>26.32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10]/[.D1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0M49.139S" calcext:value-type="time">
            <text:p>00:00:49</text:p>
          </table:table-cell>
          <table:table-cell table:style-name="ce2" office:value-type="time" office:time-value="PT00H00M50.938S" calcext:value-type="time">
            <text:p>00:00:51</text:p>
          </table:table-cell>
          <table:table-cell table:style-name="ce4" table:formula="of:=([.F11]/(5*60))" office:value-type="float" office:value="0.94789737654321" calcext:value-type="float">
            <text:p>0.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1]-[.A$9])*500000" office:value-type="float" office:value="284.369212962963" calcext:value-type="float">
            <text:p>284</text:p>
          </table:table-cell>
          <table:table-cell table:style-name="ce12" table:formula="of:=([.B11]-[.B$9])*500000" office:value-type="float" office:value="294.780092592593" calcext:value-type="float">
            <text:p>295</text:p>
          </table:table-cell>
          <table:table-cell table:style-name="ce15" office:value-type="float" office:value="0" calcext:value-type="float">
            <text:p>0</text:p>
          </table:table-cell>
          <table:table-cell table:style-name="ce28" table:formula="of:=[.J11]*500000" office:value-type="float" office:value="10.4108796296296" calcext:value-type="float">
            <text:p>10</text:p>
          </table:table-cell>
          <table:table-cell table:style-name="ce34" table:formula="of:=([.B11]-[.A11])" office:value-type="time" office:time-value="PT00H00M01.799S" calcext:value-type="time">
            <text:p>00:00:01.80</text:p>
          </table:table-cell>
          <table:table-cell table:style-name="ce43" table:formula="of:=([.$J$4]*3600/1760)/(([.I11]-1)/5)" office:value-type="float" office:value="27.1687481132814" calcext:value-type="float">
            <text:p>27.17</text:p>
          </table:table-cell>
          <table:table-cell table:style-name="ce42" table:formula="of:=([.$J$4]*3600/1760)*5/[.I11]" office:value-type="float" office:value="24.5590984890596" calcext:value-type="float">
            <text:p>24.56</text:p>
          </table:table-cell>
          <table:table-cell table:style-name="ce43" table:formula="of:=([.$J$4]*3600/1760)/(([.I11]+1)/5)" office:value-type="float" office:value="22.4068456140674" calcext:value-type="float">
            <text:p>22.41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0"/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number-columns-repeated="3" table:style-name="ce40" office:value-type="string" calcext:value-type="string">
            <text:p><text:s/></text:p>
          </table:table-cell>
          <table:table-cell table:style-name="ce40" table:formula="of:=(((([.L11]*[.L11])/20)+([.L11]))/3)" office:value-type="float" office:value="18.2388548062753" calcext:value-type="float">
            <text:p>18.24</text:p>
          </table:table-cell>
          <table:table-cell table:style-name="ce40" table:formula="of:=((([.L11]*[.L11])/20)+([.L11]))" office:value-type="float" office:value="54.7165644188259" calcext:value-type="float">
            <text:p>54.72</text:p>
          </table:table-cell>
          <table:table-cell table:style-name="ce15"/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/>
          <table:table-cell table:style-name="ce17" table:formula="of:=([.Y10]+(2.8*[.Y10]/100))" office:value-type="float" office:value="407.088" calcext:value-type="float">
            <text:p>407.09</text:p>
          </table:table-cell>
          <table:table-cell table:style-name="ce17" table:formula="of:=[.Y11]*12" office:value-type="float" office:value="4885.056" calcext:value-type="float">
            <text:p>4885.06</text:p>
          </table:table-cell>
          <table:table-cell table:style-name="ce17" table:formula="of:=([.AA10]+(5.57*[.AA10]/100))" office:value-type="float" office:value="418.0572" calcext:value-type="float">
            <text:p>418.06</text:p>
          </table:table-cell>
          <table:table-cell table:style-name="ce17" table:formula="of:=([.AB10]+(7.2*[.AB10]/100))" office:value-type="float" office:value="424.512" calcext:value-type="float">
            <text:p>424.51</text:p>
          </table:table-cell>
          <table:table-cell table:style-name="ce17" table:formula="of:=[.AA11]*12" office:value-type="float" office:value="5016.6864" calcext:value-type="float">
            <text:p>5016.69</text:p>
          </table:table-cell>
          <table:table-cell table:style-name="ce17" table:formula="of:=[.AB11]*12" office:value-type="float" office:value="5094.144" calcext:value-type="float">
            <text:p>5094.14</text:p>
          </table:table-cell>
          <table:table-cell table:style-name="ce17" table:formula="of:=([.D11]-[.$H$5])/[.L11]" office:value-type="string" office:string-value="" calcext:value-type="error">
            <text:p>#VALUE!</text:p>
          </table:table-cell>
          <table:table-cell table:style-name="ce17" table:formula="of:=([.E11]-[.$H$5])/[.L11]" office:value-type="string" office:string-value="" calcext:value-type="error">
            <text:p>#VALUE!</text:p>
          </table:table-cell>
          <table:table-cell office:value-type="float" office:value="30" calcext:value-type="float">
            <text:p>30</text:p>
          </table:table-cell>
          <table:table-cell office:value-type="float" office:value="1.56" calcext:value-type="float">
            <text:p>1.56</text:p>
          </table:table-cell>
          <table:table-cell office:value-type="float" office:value="0.56" calcext:value-type="float">
            <text:p>0.56</text:p>
          </table:table-cell>
          <table:table-cell table:style-name="ce17" table:formula="of:=(100*[.AI11])/[.AH11]" office:value-type="float" office:value="35.8974358974359" calcext:value-type="float">
            <text:p>35.90</text:p>
          </table:table-cell>
          <table:table-cell office:value-type="float" office:value="1.62" calcext:value-type="float">
            <text:p>1.62</text:p>
          </table:table-cell>
          <table:table-cell office:value-type="float" office:value="0.58" calcext:value-type="float">
            <text:p>0.58</text:p>
          </table:table-cell>
          <table:table-cell table:style-name="ce17" table:formula="of:=(100*[.AL11])/[.AK11]" office:value-type="float" office:value="35.8024691358025" calcext:value-type="float">
            <text:p>35.80</text:p>
          </table:table-cell>
          <table:table-cell table:formula="of:=2 *[.J11]" office:value-type="float" office:value="0.0000416435185185186" calcext:value-type="float">
            <text:p>0.0000416435185</text:p>
          </table:table-cell>
          <table:table-cell table:style-name="ce17" table:formula="of:=2 *[.J11]" office:value-type="float" office:value="0.0000416435185185186" calcext:value-type="float">
            <text:p>0.00</text:p>
          </table:table-cell>
          <table:table-cell table:formula="of:=2 *[.J11]" office:value-type="float" office:value="0.0000416435185185186" calcext:value-type="float">
            <text:p>0.0000416435185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11]" office:value-type="float" office:value="0.0000416435185185186" calcext:value-type="float">
            <text:p>0.00</text:p>
          </table:table-cell>
          <table:table-cell table:style-name="ce17" table:formula="of:=2 *[.J11]" office:value-type="float" office:value="0.0000416435185185186" calcext:value-type="float">
            <text:p>0.00</text:p>
          </table:table-cell>
          <table:table-cell table:style-name="ce17" table:formula="of:=2 *[.J11]" office:value-type="float" office:value="0.0000416435185185186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11]-[.F10])/5" office:value-type="float" office:value="30.5543981481482" calcext:value-type="float">
            <text:p>30.55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11]/[.D1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0M51.338S" calcext:value-type="time">
            <text:p>00:00:51</text:p>
          </table:table-cell>
          <table:table-cell table:style-name="ce2" office:value-type="time" office:time-value="PT00H00M52.938S" calcext:value-type="time">
            <text:p>00:00:53</text:p>
          </table:table-cell>
          <table:table-cell table:style-name="ce4" table:formula="of:=([.F12]/(5*60))" office:value-type="float" office:value="0.990316358024692" calcext:value-type="float">
            <text:p>0.9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2]-[.A$9])*500000" office:value-type="float" office:value="297.094907407407" calcext:value-type="float">
            <text:p>297</text:p>
          </table:table-cell>
          <table:table-cell table:style-name="ce12" table:formula="of:=([.B12]-[.B$9])*500000" office:value-type="float" office:value="306.354166666667" calcext:value-type="float">
            <text:p>306</text:p>
          </table:table-cell>
          <table:table-cell table:style-name="ce15" office:value-type="float" office:value="0" calcext:value-type="float">
            <text:p>0</text:p>
          </table:table-cell>
          <table:table-cell table:style-name="ce28" table:formula="of:=[.J12]*500000" office:value-type="float" office:value="9.25925925925926" calcext:value-type="float">
            <text:p>9</text:p>
          </table:table-cell>
          <table:table-cell table:style-name="ce34" table:formula="of:=([.B12]-[.A12])" office:value-type="time" office:time-value="PT00H00M01.6S" calcext:value-type="time">
            <text:p>00:00:01.60</text:p>
          </table:table-cell>
          <table:table-cell table:style-name="ce43" table:formula="of:=([.$J$4]*3600/1760)/(([.I12]-1)/5)" office:value-type="float" office:value="30.9569914390542" calcext:value-type="float">
            <text:p>30.96</text:p>
          </table:table-cell>
          <table:table-cell table:style-name="ce42" table:formula="of:=([.$J$4]*3600/1760)*5/[.I12]" office:value-type="float" office:value="27.6136363636364" calcext:value-type="float">
            <text:p>27.61</text:p>
          </table:table-cell>
          <table:table-cell table:style-name="ce43" table:formula="of:=([.$J$4]*3600/1760)/(([.I12]+1)/5)" office:value-type="float" office:value="24.9220544798162" calcext:value-type="float">
            <text:p>24.92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0"/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number-columns-repeated="3" table:style-name="ce40" office:value-type="string" calcext:value-type="string">
            <text:p><text:s/></text:p>
          </table:table-cell>
          <table:table-cell table:style-name="ce40" table:formula="of:=(((([.L12]*[.L12])/20)+([.L12]))/3)" office:value-type="float" office:value="21.9130940082645" calcext:value-type="float">
            <text:p>21.91</text:p>
          </table:table-cell>
          <table:table-cell table:style-name="ce40" table:formula="of:=((([.L12]*[.L12])/20)+([.L12]))" office:value-type="float" office:value="65.7392820247934" calcext:value-type="float">
            <text:p>65.74</text:p>
          </table:table-cell>
          <table:table-cell table:style-name="ce15"/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/>
          <table:table-cell table:style-name="ce17" table:formula="of:=([.Y11]+(2.8*[.Y11]/100))" office:value-type="float" office:value="418.486464" calcext:value-type="float">
            <text:p>418.49</text:p>
          </table:table-cell>
          <table:table-cell table:style-name="ce17" table:formula="of:=[.Y12]*12" office:value-type="float" office:value="5021.837568" calcext:value-type="float">
            <text:p>5021.84</text:p>
          </table:table-cell>
          <table:table-cell table:style-name="ce17" table:formula="of:=([.AA11]+(5.57*[.AA11]/100))" office:value-type="float" office:value="441.34298604" calcext:value-type="float">
            <text:p>441.34</text:p>
          </table:table-cell>
          <table:table-cell table:style-name="ce17" table:formula="of:=([.AB11]+(7.2*[.AB11]/100))" office:value-type="float" office:value="455.076864" calcext:value-type="float">
            <text:p>455.08</text:p>
          </table:table-cell>
          <table:table-cell table:style-name="ce17" table:formula="of:=[.AA12]*12" office:value-type="float" office:value="5296.11583248" calcext:value-type="float">
            <text:p>5296.12</text:p>
          </table:table-cell>
          <table:table-cell table:style-name="ce17" table:formula="of:=[.AB12]*12" office:value-type="float" office:value="5460.922368" calcext:value-type="float">
            <text:p>5460.92</text:p>
          </table:table-cell>
          <table:table-cell table:style-name="ce17" table:formula="of:=([.D12]-[.$H$5])/[.L12]" office:value-type="string" office:string-value="" calcext:value-type="error">
            <text:p>#VALUE!</text:p>
          </table:table-cell>
          <table:table-cell table:style-name="ce17" table:formula="of:=([.E12]-[.$H$5])/[.L12]" office:value-type="string" office:string-value="" calcext:value-type="error">
            <text:p>#VALUE!</text:p>
          </table:table-cell>
          <table:table-cell office:value-type="float" office:value="31" calcext:value-type="float">
            <text:p>31</text:p>
          </table:table-cell>
          <table:table-cell office:value-type="float" office:value="1.53" calcext:value-type="float">
            <text:p>1.53</text:p>
          </table:table-cell>
          <table:table-cell office:value-type="float" office:value="0.55" calcext:value-type="float">
            <text:p>0.55</text:p>
          </table:table-cell>
          <table:table-cell table:style-name="ce17" table:formula="of:=(100*[.AI12])/[.AH12]" office:value-type="float" office:value="35.9477124183007" calcext:value-type="float">
            <text:p>35.95</text:p>
          </table:table-cell>
          <table:table-cell table:style-name="ce17" office:value-type="float" office:value="1.59" calcext:value-type="float">
            <text:p>1.59</text:p>
          </table:table-cell>
          <table:table-cell office:value-type="float" office:value="0.57" calcext:value-type="float">
            <text:p>0.57</text:p>
          </table:table-cell>
          <table:table-cell table:style-name="ce17" table:formula="of:=(100*[.AL12])/[.AK12]" office:value-type="float" office:value="35.8490566037736" calcext:value-type="float">
            <text:p>35.85</text:p>
          </table:table-cell>
          <table:table-cell table:formula="of:=2 *[.J12]" office:value-type="float" office:value="0.000037037037037037" calcext:value-type="float">
            <text:p>0.000037037037</text:p>
          </table:table-cell>
          <table:table-cell table:style-name="ce17" table:formula="of:=2 *[.J12]" office:value-type="float" office:value="0.000037037037037037" calcext:value-type="float">
            <text:p>0.00</text:p>
          </table:table-cell>
          <table:table-cell table:formula="of:=2 *[.J12]" office:value-type="float" office:value="0.000037037037037037" calcext:value-type="float">
            <text:p>0.000037037037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12]" office:value-type="float" office:value="0.000037037037037037" calcext:value-type="float">
            <text:p>0.00</text:p>
          </table:table-cell>
          <table:table-cell table:style-name="ce17" table:formula="of:=2 *[.J12]" office:value-type="float" office:value="0.000037037037037037" calcext:value-type="float">
            <text:p>0.00</text:p>
          </table:table-cell>
          <table:table-cell table:style-name="ce17" table:formula="of:=2 *[.J12]" office:value-type="float" office:value="0.000037037037037037" calcext:value-type="float">
            <text:p>0.00</text:p>
          </table:table-cell>
          <table:table-cell table:style-name="ce17" table:formula="of:=2 *[.J12]" office:value-type="float" office:value="0.000037037037037037" calcext:value-type="float">
            <text:p>0.00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12]-[.F11])/5" office:value-type="float" office:value="2.54513888888889" calcext:value-type="float">
            <text:p>2.55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12]/[.D1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0M59.541S" calcext:value-type="time">
            <text:p>00:01:00</text:p>
          </table:table-cell>
          <table:table-cell table:style-name="ce2" office:value-type="time" office:time-value="PT00H01M01.14S" calcext:value-type="time">
            <text:p>00:01:01</text:p>
          </table:table-cell>
          <table:table-cell table:style-name="ce4" table:formula="of:=([.F13]/(5*60))" office:value-type="float" office:value="1.14855324074074" calcext:value-type="float">
            <text:p>1.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3]-[.A$9])*500000" office:value-type="float" office:value="344.565972222222" calcext:value-type="float">
            <text:p>345</text:p>
          </table:table-cell>
          <table:table-cell table:style-name="ce12" table:formula="of:=([.B13]-[.B$9])*500000" office:value-type="float" office:value="353.819444444444" calcext:value-type="float">
            <text:p>354</text:p>
          </table:table-cell>
          <table:table-cell table:style-name="ce15" office:value-type="float" office:value="0" calcext:value-type="float">
            <text:p>0</text:p>
          </table:table-cell>
          <table:table-cell table:style-name="ce28" table:formula="of:=[.J13]*500000" office:value-type="float" office:value="9.25347222222229" calcext:value-type="float">
            <text:p>9</text:p>
          </table:table-cell>
          <table:table-cell table:style-name="ce34" table:formula="of:=([.B13]-[.A13])" office:value-type="time" office:time-value="PT00H00M01.599S" calcext:value-type="time">
            <text:p>00:00:01.60</text:p>
          </table:table-cell>
          <table:table-cell table:style-name="ce43" table:formula="of:=([.$J$4]*3600/1760)/(([.I13]-1)/5)" office:value-type="float" office:value="30.9786973648982" calcext:value-type="float">
            <text:p>30.98</text:p>
          </table:table-cell>
          <table:table-cell table:style-name="ce42" table:formula="of:=([.$J$4]*3600/1760)*5/[.I13]" office:value-type="float" office:value="27.630905679686" calcext:value-type="float">
            <text:p>27.63</text:p>
          </table:table-cell>
          <table:table-cell table:style-name="ce43" table:formula="of:=([.$J$4]*3600/1760)/(([.I13]+1)/5)" office:value-type="float" office:value="24.9361204322259" calcext:value-type="float">
            <text:p>24.94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7" office:value-type="string" calcext:value-type="string">
            <text:p><text:s/>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number-columns-repeated="3" table:style-name="ce40" office:value-type="string" calcext:value-type="string">
            <text:p><text:s/></text:p>
          </table:table-cell>
          <table:table-cell table:style-name="ce40" table:formula="of:=(((([.L13]*[.L13])/20)+([.L13]))/3)" office:value-type="float" office:value="21.9347510378903" calcext:value-type="float">
            <text:p>21.93</text:p>
          </table:table-cell>
          <table:table-cell table:style-name="ce40" table:formula="of:=((([.L13]*[.L13])/20)+([.L13]))" office:value-type="float" office:value="65.8042531136711" calcext:value-type="float">
            <text:p>65.80</text:p>
          </table:table-cell>
          <table:table-cell table:style-name="ce15"/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/>
          <table:table-cell table:style-name="ce17" table:formula="of:=([.Y12]+(2.8*[.Y12]/100))" office:value-type="float" office:value="430.204084992" calcext:value-type="float">
            <text:p>430.20</text:p>
          </table:table-cell>
          <table:table-cell table:style-name="ce17" table:formula="of:=[.Y13]*12" office:value-type="float" office:value="5162.449019904" calcext:value-type="float">
            <text:p>5162.45</text:p>
          </table:table-cell>
          <table:table-cell table:style-name="ce17" table:formula="of:=([.AA12]+(5.57*[.AA12]/100))" office:value-type="float" office:value="465.925790362428" calcext:value-type="float">
            <text:p>465.93</text:p>
          </table:table-cell>
          <table:table-cell table:style-name="ce17" table:formula="of:=([.AB12]+(7.2*[.AB12]/100))" office:value-type="float" office:value="487.842398208" calcext:value-type="float">
            <text:p>487.84</text:p>
          </table:table-cell>
          <table:table-cell table:style-name="ce17" table:formula="of:=[.AA13]*12" office:value-type="float" office:value="5591.10948434914" calcext:value-type="float">
            <text:p>5591.11</text:p>
          </table:table-cell>
          <table:table-cell table:style-name="ce17" table:formula="of:=[.AB13]*12" office:value-type="float" office:value="5854.108778496" calcext:value-type="float">
            <text:p>5854.11</text:p>
          </table:table-cell>
          <table:table-cell table:style-name="ce17" table:formula="of:=([.D13]-[.$H$5])/[.L13]" office:value-type="string" office:string-value="" calcext:value-type="error">
            <text:p>#VALUE!</text:p>
          </table:table-cell>
          <table:table-cell table:style-name="ce17" table:formula="of:=([.E13]-[.$H$5])/[.L13]" office:value-type="string" office:string-value="" calcext:value-type="error">
            <text:p>#VALUE!</text:p>
          </table:table-cell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.5</text:p>
          </table:table-cell>
          <table:table-cell office:value-type="float" office:value="0.54" calcext:value-type="float">
            <text:p>0.54</text:p>
          </table:table-cell>
          <table:table-cell table:style-name="ce17" table:formula="of:=(100*[.AI13])/[.AH13]" office:value-type="float" office:value="36" calcext:value-type="float">
            <text:p>36.00</text:p>
          </table:table-cell>
          <table:table-cell office:value-type="float" office:value="1.56" calcext:value-type="float">
            <text:p>1.56</text:p>
          </table:table-cell>
          <table:table-cell office:value-type="float" office:value="0.56" calcext:value-type="float">
            <text:p>0.56</text:p>
          </table:table-cell>
          <table:table-cell table:style-name="ce17" table:formula="of:=(100*[.AL13])/[.AK13]" office:value-type="float" office:value="35.8974358974359" calcext:value-type="float">
            <text:p>35.90</text:p>
          </table:table-cell>
          <table:table-cell table:formula="of:=2 *[.J13]" office:value-type="float" office:value="0.0000370138888888892" calcext:value-type="float">
            <text:p>0.0000370138889</text:p>
          </table:table-cell>
          <table:table-cell table:style-name="ce17" table:formula="of:=2 *[.J13]" office:value-type="float" office:value="0.0000370138888888892" calcext:value-type="float">
            <text:p>0.0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style-name="ce17" table:formula="of:=2 *[.J13]" office:value-type="float" office:value="0.0000370138888888892" calcext:value-type="float">
            <text:p>0.00</text:p>
          </table:table-cell>
          <table:table-cell table:style-name="ce17" table:formula="of:=2 *[.J13]" office:value-type="float" office:value="0.0000370138888888892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13]-[.F12])/5" office:value-type="float" office:value="9.49421296296294" calcext:value-type="float">
            <text:p>9.49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13]/[.D13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1M09.939S" calcext:value-type="time">
            <text:p>00:01:10</text:p>
          </table:table-cell>
          <table:table-cell table:style-name="ce2" office:value-type="time" office:time-value="PT00H01M11.739S" calcext:value-type="time">
            <text:p>00:01:12</text:p>
          </table:table-cell>
          <table:table-cell table:style-name="ce4" table:formula="of:=([.F14]/(5*60))" office:value-type="float" office:value="1.34913194444444" calcext:value-type="float">
            <text:p>1.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4]-[.A$9])*500000" office:value-type="float" office:value="404.739583333333" calcext:value-type="float">
            <text:p>405</text:p>
          </table:table-cell>
          <table:table-cell table:style-name="ce12" table:formula="of:=([.B14]-[.B$9])*500000" office:value-type="float" office:value="415.15625" calcext:value-type="float">
            <text:p>415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14]*500000" office:value-type="float" office:value="10.4166666666667" calcext:value-type="float">
            <text:p>10</text:p>
          </table:table-cell>
          <table:table-cell table:style-name="ce34" table:formula="of:=([.B14]-[.A14])" office:value-type="time" office:time-value="PT00H00M01.8S" calcext:value-type="time">
            <text:p>00:00:01.80</text:p>
          </table:table-cell>
          <table:table-cell table:style-name="ce43" table:formula="of:=([.$J$4]*3600/1760)/(([.I14]-1)/5)" office:value-type="float" office:value="27.1520514883345" calcext:value-type="float">
            <text:p>27.15</text:p>
          </table:table-cell>
          <table:table-cell table:style-name="ce42" table:formula="of:=([.$J$4]*3600/1760)*5/[.I14]" office:value-type="float" office:value="24.5454545454544" calcext:value-type="float">
            <text:p>24.55</text:p>
          </table:table-cell>
          <table:table-cell table:style-name="ce43" table:formula="of:=([.$J$4]*3600/1760)/(([.I14]+1)/5)" office:value-type="float" office:value="22.3954877239548" calcext:value-type="float">
            <text:p>22.40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office:value-type="string" calcext:value-type="string">
            <text:p><text:s/>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number-columns-repeated="3" table:style-name="ce40" office:value-type="string" calcext:value-type="string">
            <text:p><text:s/></text:p>
          </table:table-cell>
          <table:table-cell table:style-name="ce40" table:formula="of:=(((([.L14]*[.L14])/20)+([.L14]))/3)" office:value-type="float" office:value="18.2231404958676" calcext:value-type="float">
            <text:p>18.22</text:p>
          </table:table-cell>
          <table:table-cell table:style-name="ce40" table:formula="of:=((([.L14]*[.L14])/20)+([.L14]))" office:value-type="float" office:value="54.6694214876029" calcext:value-type="float">
            <text:p>54.67</text:p>
          </table:table-cell>
          <table:table-cell table:style-name="ce40" office:value-type="string" calcext:value-type="string">
            <text:p><text:s/>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/>
          <table:table-cell table:style-name="ce17" table:formula="of:=([.Y13]+(2.8*[.Y13]/100))" office:value-type="float" office:value="442.249799371776" calcext:value-type="float">
            <text:p>442.25</text:p>
          </table:table-cell>
          <table:table-cell table:style-name="ce17" table:formula="of:=[.Y14]*12" office:value-type="float" office:value="5306.99759246131" calcext:value-type="float">
            <text:p>5307.00</text:p>
          </table:table-cell>
          <table:table-cell table:style-name="ce17" table:formula="of:=([.AA13]+(5.57*[.AA13]/100))" office:value-type="float" office:value="491.877856885615" calcext:value-type="float">
            <text:p>491.88</text:p>
          </table:table-cell>
          <table:table-cell table:style-name="ce17" table:formula="of:=([.AB13]+(7.2*[.AB13]/100))" office:value-type="float" office:value="522.967050878976" calcext:value-type="float">
            <text:p>522.97</text:p>
          </table:table-cell>
          <table:table-cell table:style-name="ce17" table:formula="of:=[.AA14]*12" office:value-type="float" office:value="5902.53428262738" calcext:value-type="float">
            <text:p>5902.53</text:p>
          </table:table-cell>
          <table:table-cell table:style-name="ce17" table:formula="of:=[.AB14]*12" office:value-type="float" office:value="6275.60461054771" calcext:value-type="float">
            <text:p>6275.60</text:p>
          </table:table-cell>
          <table:table-cell table:style-name="ce17" table:formula="of:=([.D14]-[.$H$5])/[.L14]" office:value-type="string" office:string-value="" calcext:value-type="error">
            <text:p>#VALUE!</text:p>
          </table:table-cell>
          <table:table-cell table:style-name="ce17" table:formula="of:=([.E14]-[.$H$5])/[.L14]" office:value-type="string" office:string-value="" calcext:value-type="error">
            <text:p>#VALUE!</text:p>
          </table:table-cell>
          <table:table-cell office:value-type="float" office:value="33" calcext:value-type="float">
            <text:p>33</text:p>
          </table:table-cell>
          <table:table-cell table:style-name="ce17" office:value-type="float" office:value="1.47" calcext:value-type="float">
            <text:p>1.47</text:p>
          </table:table-cell>
          <table:table-cell table:style-name="ce17" office:value-type="float" office:value="0.53" calcext:value-type="float">
            <text:p>0.53</text:p>
          </table:table-cell>
          <table:table-cell table:style-name="ce17" table:formula="of:=(100*[.AI14])/[.AH14]" office:value-type="float" office:value="36.0544217687075" calcext:value-type="float">
            <text:p>36.05</text:p>
          </table:table-cell>
          <table:table-cell table:style-name="ce17" office:value-type="float" office:value="1.53" calcext:value-type="float">
            <text:p>1.53</text:p>
          </table:table-cell>
          <table:table-cell table:style-name="ce17" office:value-type="float" office:value="0.54" calcext:value-type="float">
            <text:p>0.54</text:p>
          </table:table-cell>
          <table:table-cell table:style-name="ce17" table:formula="of:=(100*[.AL14])/[.AK14]" office:value-type="float" office:value="35.2941176470588" calcext:value-type="float">
            <text:p>35.29</text:p>
          </table:table-cell>
          <table:table-cell table:formula="of:=2 *[.J14]" office:value-type="float" office:value="0.0000416666666666669" calcext:value-type="float">
            <text:p>0.0000416666667</text:p>
          </table:table-cell>
          <table:table-cell table:style-name="ce17" table:formula="of:=2 *[.J14]" office:value-type="float" office:value="0.0000416666666666669" calcext:value-type="float">
            <text:p>0.00</text:p>
          </table:table-cell>
          <table:table-cell table:formula="of:=2 *[.J14]" office:value-type="float" office:value="0.0000416666666666669" calcext:value-type="float">
            <text:p>0.0000416666667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14]" office:value-type="float" office:value="0.0000416666666666669" calcext:value-type="float">
            <text:p>0.00</text:p>
          </table:table-cell>
          <table:table-cell table:style-name="ce17" table:formula="of:=2 *[.J14]" office:value-type="float" office:value="0.0000416666666666669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14]-[.F13])/5" office:value-type="float" office:value="12.0347222222222" calcext:value-type="float">
            <text:p>12.03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14]/[.D14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1M15.338S" calcext:value-type="time">
            <text:p>00:01:15</text:p>
          </table:table-cell>
          <table:table-cell table:style-name="ce2" office:value-type="time" office:time-value="PT00H01M17.338S" calcext:value-type="time">
            <text:p>00:01:17</text:p>
          </table:table-cell>
          <table:table-cell table:style-name="ce4" table:formula="of:=([.F15]/(5*60))" office:value-type="float" office:value="1.45327932098765" calcext:value-type="float">
            <text:p>1.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5]-[.A$9])*500000" office:value-type="float" office:value="435.983796296296" calcext:value-type="float">
            <text:p>436</text:p>
          </table:table-cell>
          <table:table-cell table:style-name="ce12" table:formula="of:=([.B15]-[.B$9])*500000" office:value-type="float" office:value="447.55787037037" calcext:value-type="float">
            <text:p>448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15]*500000" office:value-type="float" office:value="11.5740740740741" calcext:value-type="float">
            <text:p>12</text:p>
          </table:table-cell>
          <table:table-cell table:style-name="ce34" table:formula="of:=([.B15]-[.A15])" office:value-type="time" office:time-value="PT00H00M02S" calcext:value-type="time">
            <text:p>00:00:02.00</text:p>
          </table:table-cell>
          <table:table-cell table:style-name="ce43" table:formula="of:=([.$J$4]*3600/1760)/(([.I15]-1)/5)" office:value-type="float" office:value="24.180066868333" calcext:value-type="float">
            <text:p>24.18</text:p>
          </table:table-cell>
          <table:table-cell table:style-name="ce42" table:formula="of:=([.$J$4]*3600/1760)*5/[.I15]" office:value-type="float" office:value="22.090909090909" calcext:value-type="float">
            <text:p>22.09</text:p>
          </table:table-cell>
          <table:table-cell table:style-name="ce43" table:formula="of:=([.$J$4]*3600/1760)/(([.I15]+1)/5)" office:value-type="float" office:value="20.334047395903" calcext:value-type="float">
            <text:p>20.33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15]-[.F9]))" office:value-type="float" office:value="206.429690196183" calcext:value-type="float">
            <text:p>206.43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15]*([.$F15]-[.$F10])*1760)/(24*60*60*2))" office:value-type="float" office:value="74.9638563558082" calcext:value-type="float">
            <text:p>74.96</text:p>
          </table:table-cell>
          <table:table-cell table:style-name="ce40" table:formula="of:=(([.L15]*([.$F15]-[.$F10])*1760)/(24*60*60*2))" office:value-type="float" office:value="68.4869791666664" calcext:value-type="float">
            <text:p>68.49</text:p>
          </table:table-cell>
          <table:table-cell table:style-name="ce40" table:formula="of:=(([.M15]*([.$F15]-[.$F10])*1760)/(24*60*60*2))" office:value-type="float" office:value="63.0402974656356" calcext:value-type="float">
            <text:p>63.04</text:p>
          </table:table-cell>
          <table:table-cell table:style-name="ce40" table:formula="of:=(((([.L15]*[.L15])/20)+([.L15]))/3)" office:value-type="float" office:value="15.4971074380164" calcext:value-type="float">
            <text:p>15.50</text:p>
          </table:table-cell>
          <table:table-cell table:style-name="ce40" table:formula="of:=((([.L15]*[.L15])/20)+([.L15]))" office:value-type="float" office:value="46.4913223140493" calcext:value-type="float">
            <text:p>46.49</text:p>
          </table:table-cell>
          <table:table-cell table:style-name="ce40" table:formula="of:=((MIN([.L11:.L15])*([.F15]-[.F10])*1760)/(24*60*60*5*2))" office:value-type="float" office:value="13.6973958333333" calcext:value-type="float">
            <text:p>13.70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15]*3" office:value-type="float" office:value="619.289070588548" calcext:value-type="float">
            <text:p>619.29</text:p>
          </table:table-cell>
          <table:table-cell table:style-name="ce17" table:formula="of:=([.Y14]+(2.8*[.Y14]/100))" office:value-type="float" office:value="454.632793754186" calcext:value-type="float">
            <text:p>454.63</text:p>
          </table:table-cell>
          <table:table-cell table:style-name="ce17" table:formula="of:=[.Y15]*12" office:value-type="float" office:value="5455.59352505023" calcext:value-type="float">
            <text:p>5455.59</text:p>
          </table:table-cell>
          <table:table-cell table:style-name="ce17" table:formula="of:=([.AA14]+(5.57*[.AA14]/100))" office:value-type="float" office:value="519.275453514144" calcext:value-type="float">
            <text:p>519.28</text:p>
          </table:table-cell>
          <table:table-cell table:style-name="ce17" table:formula="of:=([.AB14]+(7.2*[.AB14]/100))" office:value-type="float" office:value="560.620678542262" calcext:value-type="float">
            <text:p>560.62</text:p>
          </table:table-cell>
          <table:table-cell table:style-name="ce17" table:formula="of:=[.AA15]*12" office:value-type="float" office:value="6231.30544216973" calcext:value-type="float">
            <text:p>6231.31</text:p>
          </table:table-cell>
          <table:table-cell table:style-name="ce17" table:formula="of:=[.AB15]*12" office:value-type="float" office:value="6727.44814250715" calcext:value-type="float">
            <text:p>6727.45</text:p>
          </table:table-cell>
          <table:table-cell table:style-name="ce17" table:formula="of:=([.D15]-[.$H$5])/[.L15]" office:value-type="string" office:string-value="" calcext:value-type="error">
            <text:p>#VALUE!</text:p>
          </table:table-cell>
          <table:table-cell table:style-name="ce17" table:formula="of:=([.E15]-[.$H$5])/[.L15]" office:value-type="string" office:string-value="" calcext:value-type="error">
            <text:p>#VALUE!</text:p>
          </table:table-cell>
          <table:table-cell office:value-type="float" office:value="34" calcext:value-type="float">
            <text:p>34</text:p>
          </table:table-cell>
          <table:table-cell table:style-name="ce17" office:value-type="float" office:value="1.41" calcext:value-type="float">
            <text:p>1.41</text:p>
          </table:table-cell>
          <table:table-cell table:style-name="ce17" office:value-type="float" office:value="0.52" calcext:value-type="float">
            <text:p>0.52</text:p>
          </table:table-cell>
          <table:table-cell table:style-name="ce17" table:formula="of:=(100*[.AI15])/[.AH15]" office:value-type="float" office:value="36.8794326241135" calcext:value-type="float">
            <text:p>36.88</text:p>
          </table:table-cell>
          <table:table-cell table:style-name="ce17" office:value-type="float" office:value="1.5" calcext:value-type="float">
            <text:p>1.50</text:p>
          </table:table-cell>
          <table:table-cell table:style-name="ce17" office:value-type="float" office:value="0.53" calcext:value-type="float">
            <text:p>0.53</text:p>
          </table:table-cell>
          <table:table-cell table:style-name="ce17" table:formula="of:=(100*[.AL15])/[.AK15]" office:value-type="float" office:value="35.3333333333333" calcext:value-type="float">
            <text:p>35.33</text:p>
          </table:table-cell>
          <table:table-cell table:formula="of:=2 *[.J15]" office:value-type="float" office:value="0.0000462962962962965" calcext:value-type="float">
            <text:p>0.0000462962963</text:p>
          </table:table-cell>
          <table:table-cell table:style-name="ce17" table:formula="of:=2 *[.J15]" office:value-type="float" office:value="0.0000462962962962965" calcext:value-type="float">
            <text:p>0.00</text:p>
          </table:table-cell>
          <table:table-cell table:formula="of:=2 *[.J15]" office:value-type="float" office:value="0.0000462962962962965" calcext:value-type="float">
            <text:p>0.0000462962963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15]" office:value-type="float" office:value="0.0000462962962962965" calcext:value-type="float">
            <text:p>0.00</text:p>
          </table:table-cell>
          <table:table-cell table:style-name="ce17" table:formula="of:=2 *[.J15]" office:value-type="float" office:value="0.0000462962962962965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15]-[.F14])/5" office:value-type="float" office:value="6.2488425925926" calcext:value-type="float">
            <text:p>6.25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15]/[.D15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1M17.138S" calcext:value-type="time">
            <text:p>00:01:17</text:p>
          </table:table-cell>
          <table:table-cell table:style-name="ce2" office:value-type="time" office:time-value="PT00H01M18.741S" calcext:value-type="time">
            <text:p>00:01:19</text:p>
          </table:table-cell>
          <table:table-cell table:style-name="ce4" table:formula="of:=([.F16]/(5*60))" office:value-type="float" office:value="1.48800154320988" calcext:value-type="float">
            <text:p>1.4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6]-[.A$9])*500000" office:value-type="float" office:value="446.400462962963" calcext:value-type="float">
            <text:p>446</text:p>
          </table:table-cell>
          <table:table-cell table:style-name="ce12" table:formula="of:=([.B16]-[.B$9])*500000" office:value-type="float" office:value="455.677083333333" calcext:value-type="float">
            <text:p>456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16]*500000" office:value-type="float" office:value="9.27662037037032" calcext:value-type="float">
            <text:p>9</text:p>
          </table:table-cell>
          <table:table-cell table:style-name="ce34" table:formula="of:=([.B16]-[.A16])" office:value-type="time" office:time-value="PT00H00M01.603S" calcext:value-type="time">
            <text:p>00:00:01.60</text:p>
          </table:table-cell>
          <table:table-cell table:style-name="ce43" table:formula="of:=([.$J$4]*3600/1760)/(([.I16]-1)/5)" office:value-type="float" office:value="30.8920557836795" calcext:value-type="float">
            <text:p>30.89</text:p>
          </table:table-cell>
          <table:table-cell table:style-name="ce42" table:formula="of:=([.$J$4]*3600/1760)*5/[.I16]" office:value-type="float" office:value="27.5619576929622" calcext:value-type="float">
            <text:p>27.56</text:p>
          </table:table-cell>
          <table:table-cell table:style-name="ce43" table:formula="of:=([.$J$4]*3600/1760)/(([.I16]+1)/5)" office:value-type="float" office:value="24.8799516735096" calcext:value-type="float">
            <text:p>24.88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16]-[.F10]))" office:value-type="float" office:value="285.892863708225" calcext:value-type="float">
            <text:p>285.89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16]*([.$F16]-[.$F11])*1760)/(24*60*60*2))" office:value-type="float" office:value="50.9817245839746" calcext:value-type="float">
            <text:p>50.98</text:p>
          </table:table-cell>
          <table:table-cell table:style-name="ce40" table:formula="of:=(([.L16]*([.$F16]-[.$F11])*1760)/(24*60*60*2))" office:value-type="float" office:value="45.4860028072367" calcext:value-type="float">
            <text:p>45.49</text:p>
          </table:table-cell>
          <table:table-cell table:style-name="ce40" table:formula="of:=(([.M16]*([.$F16]-[.$F11])*1760)/(24*60*60*2))" office:value-type="float" office:value="41.0598392273907" calcext:value-type="float">
            <text:p>41.06</text:p>
          </table:table-cell>
          <table:table-cell table:style-name="ce40" table:formula="of:=(((([.L16]*[.L16])/20)+([.L16]))/3)" office:value-type="float" office:value="21.848344428798" calcext:value-type="float">
            <text:p>21.85</text:p>
          </table:table-cell>
          <table:table-cell table:style-name="ce40" table:formula="of:=((([.L16]*[.L16])/20)+([.L16]))" office:value-type="float" office:value="65.5450332863941" calcext:value-type="float">
            <text:p>65.55</text:p>
          </table:table-cell>
          <table:table-cell table:style-name="ce40" table:formula="of:=((MIN([.L12:.L16])*([.F16]-[.F11])*1760)/(24*60*60*5*2))" office:value-type="float" office:value="7.29140624999998" calcext:value-type="float">
            <text:p>7.29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16]*3" office:value-type="float" office:value="857.678591124674" calcext:value-type="float">
            <text:p>857.68</text:p>
          </table:table-cell>
          <table:table-cell table:style-name="ce17" table:formula="of:=([.Y15]+(2.8*[.Y15]/100))" office:value-type="float" office:value="467.362511979303" calcext:value-type="float">
            <text:p>467.36</text:p>
          </table:table-cell>
          <table:table-cell table:style-name="ce17" table:formula="of:=[.Y16]*12" office:value-type="float" office:value="5608.35014375164" calcext:value-type="float">
            <text:p>5608.35</text:p>
          </table:table-cell>
          <table:table-cell table:style-name="ce17" table:formula="of:=([.AA15]+(5.57*[.AA15]/100))" office:value-type="float" office:value="548.199096274882" calcext:value-type="float">
            <text:p>548.20</text:p>
          </table:table-cell>
          <table:table-cell table:style-name="ce17" table:formula="of:=([.AB15]+(7.2*[.AB15]/100))" office:value-type="float" office:value="600.985367397305" calcext:value-type="float">
            <text:p>600.99</text:p>
          </table:table-cell>
          <table:table-cell table:style-name="ce17" table:formula="of:=[.AA16]*12" office:value-type="float" office:value="6578.38915529858" calcext:value-type="float">
            <text:p>6578.39</text:p>
          </table:table-cell>
          <table:table-cell table:style-name="ce17" table:formula="of:=[.AB16]*12" office:value-type="float" office:value="7211.82440876766" calcext:value-type="float">
            <text:p>7211.82</text:p>
          </table:table-cell>
          <table:table-cell table:style-name="ce17" table:formula="of:=([.D16]-[.$H$5])/[.L16]" office:value-type="string" office:string-value="" calcext:value-type="error">
            <text:p>#VALUE!</text:p>
          </table:table-cell>
          <table:table-cell table:style-name="ce17" table:formula="of:=([.E16]-[.$H$5])/[.L16]" office:value-type="string" office:string-value="" calcext:value-type="error">
            <text:p>#VALUE!</text:p>
          </table:table-cell>
          <table:table-cell office:value-type="float" office:value="35" calcext:value-type="float">
            <text:p>35</text:p>
          </table:table-cell>
          <table:table-cell table:style-name="ce17" office:value-type="float" office:value="1.41" calcext:value-type="float">
            <text:p>1.41</text:p>
          </table:table-cell>
          <table:table-cell table:style-name="ce17" office:value-type="float" office:value="0.51" calcext:value-type="float">
            <text:p>0.51</text:p>
          </table:table-cell>
          <table:table-cell table:style-name="ce17" table:formula="of:=(100*[.AI16])/[.AH16]" office:value-type="float" office:value="36.1702127659574" calcext:value-type="float">
            <text:p>36.17</text:p>
          </table:table-cell>
          <table:table-cell table:style-name="ce17" office:value-type="float" office:value="1.47" calcext:value-type="float">
            <text:p>1.47</text:p>
          </table:table-cell>
          <table:table-cell table:style-name="ce17" office:value-type="float" office:value="0.52" calcext:value-type="float">
            <text:p>0.52</text:p>
          </table:table-cell>
          <table:table-cell table:style-name="ce17" table:formula="of:=(100*[.AL16])/[.AK16]" office:value-type="float" office:value="35.3741496598639" calcext:value-type="float">
            <text:p>35.37</text:p>
          </table:table-cell>
          <table:table-cell table:formula="of:=2 *[.J16]" office:value-type="float" office:value="0.0000371064814814813" calcext:value-type="float">
            <text:p>0.0000371064815</text:p>
          </table:table-cell>
          <table:table-cell table:style-name="ce17" table:formula="of:=2 *[.J16]" office:value-type="float" office:value="0.0000371064814814813" calcext:value-type="float">
            <text:p>0.00</text:p>
          </table:table-cell>
          <table:table-cell table:formula="of:=2 *[.J16]" office:value-type="float" office:value="0.0000371064814814813" calcext:value-type="float">
            <text:p>0.0000371064815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16]" office:value-type="float" office:value="0.0000371064814814813" calcext:value-type="float">
            <text:p>0.00</text:p>
          </table:table-cell>
          <table:table-cell table:style-name="ce17" table:formula="of:=2 *[.J16]" office:value-type="float" office:value="0.0000371064814814813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16]-[.F15])/5" office:value-type="float" office:value="2.08333333333335" calcext:value-type="float">
            <text:p>2.08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16]/[.D16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1M53.339S" calcext:value-type="time">
            <text:p>00:01:53</text:p>
          </table:table-cell>
          <table:table-cell table:style-name="ce2" office:value-type="time" office:time-value="PT00H01M55.938S" calcext:value-type="time">
            <text:p>00:01:56</text:p>
          </table:table-cell>
          <table:table-cell table:style-name="ce4" table:formula="of:=([.F17]/(5*60))" office:value-type="float" office:value="2.18632330246914" calcext:value-type="float">
            <text:p>2.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7]-[.A$9])*500000" office:value-type="float" office:value="655.896990740741" calcext:value-type="float">
            <text:p>656</text:p>
          </table:table-cell>
          <table:table-cell table:style-name="ce12" table:formula="of:=([.B17]-[.B$9])*500000" office:value-type="float" office:value="670.9375" calcext:value-type="float">
            <text:p>671</text:p>
          </table:table-cell>
          <table:table-cell table:style-name="ce15" office:value-type="float" office:value="0" calcext:value-type="float">
            <text:p>0</text:p>
          </table:table-cell>
          <table:table-cell table:style-name="ce28" table:formula="of:=[.J17]*500000" office:value-type="float" office:value="15.0405092592592" calcext:value-type="float">
            <text:p>15</text:p>
          </table:table-cell>
          <table:table-cell table:style-name="ce34" table:formula="of:=([.B17]-[.A17])" office:value-type="time" office:time-value="PT00H00M02.599S" calcext:value-type="time">
            <text:p>00:00:02.60</text:p>
          </table:table-cell>
          <table:table-cell table:style-name="ce43" table:formula="of:=([.$J$4]*3600/1760)/(([.I17]-1)/5)" office:value-type="float" office:value="18.2102951866368" calcext:value-type="float">
            <text:p>18.21</text:p>
          </table:table-cell>
          <table:table-cell table:style-name="ce42" table:formula="of:=([.$J$4]*3600/1760)*5/[.I17]" office:value-type="float" office:value="16.999545279653" calcext:value-type="float">
            <text:p>17.00</text:p>
          </table:table-cell>
          <table:table-cell table:style-name="ce43" table:formula="of:=([.$J$4]*3600/1760)/(([.I17]+1)/5)" office:value-type="float" office:value="15.9397569023083" calcext:value-type="float">
            <text:p>15.94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17]-[.F11]))" office:value-type="float" office:value="242.242990654206" calcext:value-type="float">
            <text:p>242.24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17]*([.$F17]-[.$F12])*1760)/(24*60*60*2))" office:value-type="float" office:value="66.5488984832249" calcext:value-type="float">
            <text:p>66.55</text:p>
          </table:table-cell>
          <table:table-cell table:style-name="ce40" table:formula="of:=(([.L17]*([.$F17]-[.$F12])*1760)/(24*60*60*2))" office:value-type="float" office:value="62.1242545209697" calcext:value-type="float">
            <text:p>62.12</text:p>
          </table:table-cell>
          <table:table-cell table:style-name="ce40" table:formula="of:=(([.M17]*([.$F17]-[.$F12])*1760)/(24*60*60*2))" office:value-type="float" office:value="58.251294285302" calcext:value-type="float">
            <text:p>58.25</text:p>
          </table:table-cell>
          <table:table-cell table:style-name="ce40" table:formula="of:=(((([.L17]*[.L17])/20)+([.L17]))/3)" office:value-type="float" office:value="10.4829240884672" calcext:value-type="float">
            <text:p>10.48</text:p>
          </table:table-cell>
          <table:table-cell table:style-name="ce40" table:formula="of:=((([.L17]*[.L17])/20)+([.L17]))" office:value-type="float" office:value="31.4487722654017" calcext:value-type="float">
            <text:p>31.45</text:p>
          </table:table-cell>
          <table:table-cell table:style-name="ce40" table:formula="of:=((MIN([.L13:.L17])*([.F17]-[.F12])*1760)/(24*60*60*5*2))" office:value-type="float" office:value="12.4248509041939" calcext:value-type="float">
            <text:p>12.42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17]*3" office:value-type="float" office:value="726.728971962617" calcext:value-type="float">
            <text:p>726.73</text:p>
          </table:table-cell>
          <table:table-cell table:style-name="ce17" table:formula="of:=([.Y16]+(2.8*[.Y16]/100))" office:value-type="float" office:value="480.448662314723" calcext:value-type="float">
            <text:p>480.45</text:p>
          </table:table-cell>
          <table:table-cell table:style-name="ce17" table:formula="of:=[.Y17]*12" office:value-type="float" office:value="5765.38394777668" calcext:value-type="float">
            <text:p>5765.38</text:p>
          </table:table-cell>
          <table:table-cell table:style-name="ce17" table:formula="of:=([.AA16]+(5.57*[.AA16]/100))" office:value-type="float" office:value="578.733785937393" calcext:value-type="float">
            <text:p>578.73</text:p>
          </table:table-cell>
          <table:table-cell table:style-name="ce17" table:formula="of:=([.AB16]+(7.2*[.AB16]/100))" office:value-type="float" office:value="644.256313849911" calcext:value-type="float">
            <text:p>644.26</text:p>
          </table:table-cell>
          <table:table-cell table:style-name="ce17" table:formula="of:=[.AA17]*12" office:value-type="float" office:value="6944.80543124871" calcext:value-type="float">
            <text:p>6944.81</text:p>
          </table:table-cell>
          <table:table-cell table:style-name="ce17" table:formula="of:=[.AB17]*12" office:value-type="float" office:value="7731.07576619893" calcext:value-type="float">
            <text:p>7731.08</text:p>
          </table:table-cell>
          <table:table-cell table:style-name="ce17" table:formula="of:=([.D17]-[.$H$5])/[.L17]" office:value-type="string" office:string-value="" calcext:value-type="error">
            <text:p>#VALUE!</text:p>
          </table:table-cell>
          <table:table-cell table:style-name="ce17" table:formula="of:=([.E17]-[.$H$5])/[.L17]" office:value-type="string" office:string-value="" calcext:value-type="error">
            <text:p>#VALUE!</text:p>
          </table:table-cell>
          <table:table-cell office:value-type="float" office:value="36" calcext:value-type="float">
            <text:p>36</text:p>
          </table:table-cell>
          <table:table-cell table:style-name="ce17" office:value-type="float" office:value="1.38" calcext:value-type="float">
            <text:p>1.38</text:p>
          </table:table-cell>
          <table:table-cell table:style-name="ce17" office:value-type="float" office:value="0.5" calcext:value-type="float">
            <text:p>0.50</text:p>
          </table:table-cell>
          <table:table-cell table:style-name="ce17" table:formula="of:=(100*[.AI17])/[.AH17]" office:value-type="float" office:value="36.231884057971" calcext:value-type="float">
            <text:p>36.23</text:p>
          </table:table-cell>
          <table:table-cell table:style-name="ce17" office:value-type="float" office:value="1.44" calcext:value-type="float">
            <text:p>1.44</text:p>
          </table:table-cell>
          <table:table-cell table:style-name="ce17" office:value-type="float" office:value="0.51" calcext:value-type="float">
            <text:p>0.51</text:p>
          </table:table-cell>
          <table:table-cell table:style-name="ce17" table:formula="of:=(100*[.AL17])/[.AK17]" office:value-type="float" office:value="35.4166666666667" calcext:value-type="float">
            <text:p>35.42</text:p>
          </table:table-cell>
          <table:table-cell table:formula="of:=2 *[.J17]" office:value-type="float" office:value="0.000060162037037037" calcext:value-type="float">
            <text:p>0.000060162037</text:p>
          </table:table-cell>
          <table:table-cell table:style-name="ce17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style-name="ce17" table:formula="of:=2 *[.J17]" office:value-type="float" office:value="0.000060162037037037" calcext:value-type="float">
            <text:p>0.00</text:p>
          </table:table-cell>
          <table:table-cell table:number-columns-repeated="3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17]-[.F16])/5" office:value-type="float" office:value="41.8993055555556" calcext:value-type="float">
            <text:p>41.90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17]/[.D17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1M56.938S" calcext:value-type="time">
            <text:p>00:01:57</text:p>
          </table:table-cell>
          <table:table-cell table:style-name="ce2" office:value-type="time" office:time-value="PT00H02M01.341S" calcext:value-type="time">
            <text:p>00:02:01</text:p>
          </table:table-cell>
          <table:table-cell table:style-name="ce4" table:formula="of:=([.F18]/(5*60))" office:value-type="float" office:value="2.25574845679012" calcext:value-type="float">
            <text:p>2.2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8]-[.A$9])*500000" office:value-type="float" office:value="676.724537037037" calcext:value-type="float">
            <text:p>677</text:p>
          </table:table-cell>
          <table:table-cell table:style-name="ce12" table:formula="of:=([.B18]-[.B$9])*500000" office:value-type="float" office:value="702.204861111111" calcext:value-type="float">
            <text:p>702</text:p>
          </table:table-cell>
          <table:table-cell table:style-name="ce15" office:value-type="float" office:value="0" calcext:value-type="float">
            <text:p>0</text:p>
          </table:table-cell>
          <table:table-cell table:style-name="ce28" table:formula="of:=[.J18]*500000" office:value-type="float" office:value="25.480324074074" calcext:value-type="float">
            <text:p>25</text:p>
          </table:table-cell>
          <table:table-cell table:style-name="ce34" table:formula="of:=([.B18]-[.A18])" office:value-type="time" office:time-value="PT00H00M04.403S" calcext:value-type="time">
            <text:p>00:00:04.40</text:p>
          </table:table-cell>
          <table:table-cell table:style-name="ce43" table:formula="of:=([.$J$4]*3600/1760)/(([.I18]-1)/5)" office:value-type="float" office:value="10.4443804505268" calcext:value-type="float">
            <text:p>10.44</text:p>
          </table:table-cell>
          <table:table-cell table:style-name="ce42" table:formula="of:=([.$J$4]*3600/1760)*5/[.I18]" office:value-type="float" office:value="10.0344806227159" calcext:value-type="float">
            <text:p>10.03</text:p>
          </table:table-cell>
          <table:table-cell table:style-name="ce43" table:formula="of:=([.$J$4]*3600/1760)/(([.I18]+1)/5)" office:value-type="float" office:value="9.65553961751349" calcext:value-type="float">
            <text:p>9.66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18]-[.F12]))" office:value-type="float" office:value="237.073170731707" calcext:value-type="float">
            <text:p>237.07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18]*([.$F18]-[.$F13])*1760)/(24*60*60*2))" office:value-type="float" office:value="35.3343468787922" calcext:value-type="float">
            <text:p>35.33</text:p>
          </table:table-cell>
          <table:table-cell table:style-name="ce40" table:formula="of:=(([.L18]*([.$F18]-[.$F13])*1760)/(24*60*60*2))" office:value-type="float" office:value="33.9476162086457" calcext:value-type="float">
            <text:p>33.95</text:p>
          </table:table-cell>
          <table:table-cell table:style-name="ce40" table:formula="of:=(([.M18]*([.$F18]-[.$F13])*1760)/(24*60*60*2))" office:value-type="float" office:value="32.6656222227079" calcext:value-type="float">
            <text:p>32.67</text:p>
          </table:table-cell>
          <table:table-cell table:style-name="ce40" table:formula="of:=(((([.L18]*[.L18])/20)+([.L18]))/3)" office:value-type="float" office:value="5.023006897033" calcext:value-type="float">
            <text:p>5.02</text:p>
          </table:table-cell>
          <table:table-cell table:style-name="ce40" table:formula="of:=((([.L18]*[.L18])/20)+([.L18]))" office:value-type="float" office:value="15.069020691099" calcext:value-type="float">
            <text:p>15.07</text:p>
          </table:table-cell>
          <table:table-cell table:style-name="ce40" table:formula="of:=((MIN([.L14:.L18])*([.F18]-[.F13])*1760)/(24*60*60*5*2))" office:value-type="float" office:value="6.78952324172914" calcext:value-type="float">
            <text:p>6.79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18]*3" office:value-type="float" office:value="711.219512195122" calcext:value-type="float">
            <text:p>711.22</text:p>
          </table:table-cell>
          <table:table-cell table:style-name="ce17" table:formula="of:=([.Y17]+(2.8*[.Y17]/100))" office:value-type="float" office:value="493.901224859536" calcext:value-type="float">
            <text:p>493.90</text:p>
          </table:table-cell>
          <table:table-cell table:style-name="ce17" table:formula="of:=[.Y18]*12" office:value-type="float" office:value="5926.81469831443" calcext:value-type="float">
            <text:p>5926.81</text:p>
          </table:table-cell>
          <table:table-cell table:style-name="ce17" table:formula="of:=([.AA17]+(5.57*[.AA17]/100))" office:value-type="float" office:value="610.969257814106" calcext:value-type="float">
            <text:p>610.97</text:p>
          </table:table-cell>
          <table:table-cell table:style-name="ce17" table:formula="of:=([.AB17]+(7.2*[.AB17]/100))" office:value-type="float" office:value="690.642768447105" calcext:value-type="float">
            <text:p>690.64</text:p>
          </table:table-cell>
          <table:table-cell table:style-name="ce17" table:formula="of:=[.AA18]*12" office:value-type="float" office:value="7331.63109376927" calcext:value-type="float">
            <text:p>7331.63</text:p>
          </table:table-cell>
          <table:table-cell table:style-name="ce17" table:formula="of:=[.AB18]*12" office:value-type="float" office:value="8287.71322136526" calcext:value-type="float">
            <text:p>8287.71</text:p>
          </table:table-cell>
          <table:table-cell table:style-name="ce17" table:formula="of:=([.D18]-[.$H$5])/[.L18]" office:value-type="string" office:string-value="" calcext:value-type="error">
            <text:p>#VALUE!</text:p>
          </table:table-cell>
          <table:table-cell table:style-name="ce17" table:formula="of:=([.E18]-[.$H$5])/[.L18]" office:value-type="string" office:string-value="" calcext:value-type="error">
            <text:p>#VALUE!</text:p>
          </table:table-cell>
          <table:table-cell office:value-type="float" office:value="37" calcext:value-type="float">
            <text:p>37</text:p>
          </table:table-cell>
          <table:table-cell table:style-name="ce17" office:value-type="float" office:value="1.34" calcext:value-type="float">
            <text:p>1.34</text:p>
          </table:table-cell>
          <table:table-cell table:style-name="ce17" office:value-type="float" office:value="0.49" calcext:value-type="float">
            <text:p>0.49</text:p>
          </table:table-cell>
          <table:table-cell table:style-name="ce17" table:formula="of:=(100*[.AI18])/[.AH18]" office:value-type="float" office:value="36.5671641791045" calcext:value-type="float">
            <text:p>36.57</text:p>
          </table:table-cell>
          <table:table-cell table:style-name="ce17" office:value-type="float" office:value="1.4" calcext:value-type="float">
            <text:p>1.40</text:p>
          </table:table-cell>
          <table:table-cell table:style-name="ce17" office:value-type="float" office:value="0.5" calcext:value-type="float">
            <text:p>0.50</text:p>
          </table:table-cell>
          <table:table-cell table:style-name="ce17" table:formula="of:=(100*[.AL18])/[.AK18]" office:value-type="float" office:value="35.7142857142857" calcext:value-type="float">
            <text:p>35.71</text:p>
          </table:table-cell>
          <table:table-cell table:formula="of:=2 *[.J18]" office:value-type="float" office:value="0.000101921296296296" calcext:value-type="float">
            <text:p>0.0001019212963</text:p>
          </table:table-cell>
          <table:table-cell table:style-name="ce17" table:formula="of:=2 *[.J18]" office:value-type="float" office:value="0.000101921296296296" calcext:value-type="float">
            <text:p>0.0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style-name="ce17" table:formula="of:=2 *[.J18]" office:value-type="float" office:value="0.000101921296296296" calcext:value-type="float">
            <text:p>0.00</text:p>
          </table:table-cell>
          <table:table-cell table:style-name="ce17" table:formula="of:=2 *[.J18]" office:value-type="float" office:value="0.000101921296296296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18]-[.F17])/5" office:value-type="float" office:value="4.16550925925926" calcext:value-type="float">
            <text:p>4.17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18]/[.D18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1M59.738S" calcext:value-type="time">
            <text:p>00:02:00</text:p>
          </table:table-cell>
          <table:table-cell table:style-name="ce2" office:value-type="time" office:time-value="PT00H02M01.941S" calcext:value-type="time">
            <text:p>00:02:02</text:p>
          </table:table-cell>
          <table:table-cell table:style-name="ce4" table:formula="of:=([.F19]/(5*60))" office:value-type="float" office:value="2.30976080246914" calcext:value-type="float">
            <text:p>2.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19]-[.A$9])*500000" office:value-type="float" office:value="692.928240740741" calcext:value-type="float">
            <text:p>693</text:p>
          </table:table-cell>
          <table:table-cell table:style-name="ce12" table:formula="of:=([.B19]-[.B$9])*500000" office:value-type="float" office:value="705.677083333333" calcext:value-type="float">
            <text:p>706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19]*500000" office:value-type="float" office:value="12.7488425925926" calcext:value-type="float">
            <text:p>13</text:p>
          </table:table-cell>
          <table:table-cell table:style-name="ce34" table:formula="of:=([.B19]-[.A19])" office:value-type="time" office:time-value="PT00H00M02.203S" calcext:value-type="time">
            <text:p>00:00:02.20</text:p>
          </table:table-cell>
          <table:table-cell table:style-name="ce43" table:formula="of:=([.$J$4]*3600/1760)/(([.I19]-1)/5)" office:value-type="float" office:value="21.7622983852911" calcext:value-type="float">
            <text:p>21.76</text:p>
          </table:table-cell>
          <table:table-cell table:style-name="ce42" table:formula="of:=([.$J$4]*3600/1760)*5/[.I19]" office:value-type="float" office:value="20.055296496513" calcext:value-type="float">
            <text:p>20.06</text:p>
          </table:table-cell>
          <table:table-cell table:style-name="ce43" table:formula="of:=([.$J$4]*3600/1760)/(([.I19]+1)/5)" office:value-type="float" office:value="18.5966066932478" calcext:value-type="float">
            <text:p>18.60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19]-[.F13]))" office:value-type="float" office:value="258.351745103577" calcext:value-type="float">
            <text:p>258.35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19]*([.$F19]-[.$F14])*1760)/(24*60*60*2))" office:value-type="float" office:value="63.877891751223" calcext:value-type="float">
            <text:p>63.88</text:p>
          </table:table-cell>
          <table:table-cell table:style-name="ce40" table:formula="of:=(([.L19]*([.$F19]-[.$F14])*1760)/(24*60*60*2))" office:value-type="float" office:value="58.8674061885306" calcext:value-type="float">
            <text:p>58.87</text:p>
          </table:table-cell>
          <table:table-cell table:style-name="ce40" table:formula="of:=(([.M19]*([.$F19]-[.$F14])*1760)/(24*60*60*2))" office:value-type="float" office:value="54.5857798776551" calcext:value-type="float">
            <text:p>54.59</text:p>
          </table:table-cell>
          <table:table-cell table:style-name="ce40" table:formula="of:=(((([.L19]*[.L19])/20)+([.L19]))/3)" office:value-type="float" office:value="13.3886807915551" calcext:value-type="float">
            <text:p>13.39</text:p>
          </table:table-cell>
          <table:table-cell table:style-name="ce40" table:formula="of:=((([.L19]*[.L19])/20)+([.L19]))" office:value-type="float" office:value="40.1660423746652" calcext:value-type="float">
            <text:p>40.17</text:p>
          </table:table-cell>
          <table:table-cell table:style-name="ce40" table:formula="of:=((MIN([.L15:.L19])*([.F19]-[.F14])*1760)/(24*60*60*5*2))" office:value-type="float" office:value="5.89075157089864" calcext:value-type="float">
            <text:p>5.89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19]*3" office:value-type="float" office:value="775.05523531073" calcext:value-type="float">
            <text:p>775.06</text:p>
          </table:table-cell>
          <table:table-cell table:style-name="ce17" table:formula="of:=([.Y18]+(2.8*[.Y18]/100))" office:value-type="float" office:value="507.730459155603" calcext:value-type="float">
            <text:p>507.73</text:p>
          </table:table-cell>
          <table:table-cell table:style-name="ce17" table:formula="of:=[.Y19]*12" office:value-type="float" office:value="6092.76550986723" calcext:value-type="float">
            <text:p>6092.77</text:p>
          </table:table-cell>
          <table:table-cell table:style-name="ce17" table:formula="of:=([.AA18]+(5.57*[.AA18]/100))" office:value-type="float" office:value="645.000245474351" calcext:value-type="float">
            <text:p>645.00</text:p>
          </table:table-cell>
          <table:table-cell table:style-name="ce17" table:formula="of:=([.AB18]+(7.2*[.AB18]/100))" office:value-type="float" office:value="740.369047775296" calcext:value-type="float">
            <text:p>740.37</text:p>
          </table:table-cell>
          <table:table-cell table:style-name="ce17" table:formula="of:=[.AA19]*12" office:value-type="float" office:value="7740.00294569222" calcext:value-type="float">
            <text:p>7740.00</text:p>
          </table:table-cell>
          <table:table-cell table:style-name="ce17" table:formula="of:=[.AB19]*12" office:value-type="float" office:value="8884.42857330356" calcext:value-type="float">
            <text:p>8884.43</text:p>
          </table:table-cell>
          <table:table-cell table:style-name="ce17" table:formula="of:=([.D19]-[.$H$5])/[.L19]" office:value-type="string" office:string-value="" calcext:value-type="error">
            <text:p>#VALUE!</text:p>
          </table:table-cell>
          <table:table-cell table:style-name="ce17" table:formula="of:=([.E19]-[.$H$5])/[.L19]" office:value-type="string" office:string-value="" calcext:value-type="error">
            <text:p>#VALUE!</text:p>
          </table:table-cell>
          <table:table-cell office:value-type="float" office:value="38" calcext:value-type="float">
            <text:p>38</text:p>
          </table:table-cell>
          <table:table-cell table:style-name="ce17" office:value-type="float" office:value="1.31" calcext:value-type="float">
            <text:p>1.31</text:p>
          </table:table-cell>
          <table:table-cell table:style-name="ce17" office:value-type="float" office:value="0.48" calcext:value-type="float">
            <text:p>0.48</text:p>
          </table:table-cell>
          <table:table-cell table:style-name="ce17" table:formula="of:=(100*[.AI19])/[.AH19]" office:value-type="float" office:value="36.6412213740458" calcext:value-type="float">
            <text:p>36.64</text:p>
          </table:table-cell>
          <table:table-cell table:style-name="ce17" office:value-type="float" office:value="1.37" calcext:value-type="float">
            <text:p>1.37</text:p>
          </table:table-cell>
          <table:table-cell table:style-name="ce17" office:value-type="float" office:value="0.49" calcext:value-type="float">
            <text:p>0.49</text:p>
          </table:table-cell>
          <table:table-cell table:style-name="ce17" table:formula="of:=(100*[.AL19])/[.AK19]" office:value-type="float" office:value="35.7664233576642" calcext:value-type="float">
            <text:p>35.77</text:p>
          </table:table-cell>
          <table:table-cell table:formula="of:=2 *[.J19]" office:value-type="float" office:value="0.0000509953703703705" calcext:value-type="float">
            <text:p>0.0000509953704</text:p>
          </table:table-cell>
          <table:table-cell table:style-name="ce17" table:formula="of:=2 *[.J19]" office:value-type="float" office:value="0.0000509953703703705" calcext:value-type="float">
            <text:p>0.00</text:p>
          </table:table-cell>
          <table:table-cell table:formula="of:=2 *[.J19]" office:value-type="float" office:value="0.0000509953703703705" calcext:value-type="float">
            <text:p>0.0000509953704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19]" office:value-type="float" office:value="0.0000509953703703705" calcext:value-type="float">
            <text:p>0.00</text:p>
          </table:table-cell>
          <table:table-cell table:style-name="ce17" table:formula="of:=2 *[.J19]" office:value-type="float" office:value="0.0000509953703703705" calcext:value-type="float">
            <text:p>0.00</text:p>
          </table:table-cell>
          <table:table-cell table:style-name="ce17" table:formula="of:=2 *[.J19]" office:value-type="float" office:value="0.0000509953703703705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19]-[.F18])/5" office:value-type="float" office:value="3.24074074074072" calcext:value-type="float">
            <text:p>3.24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19]/[.D19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01.741S" calcext:value-type="time">
            <text:p>00:02:02</text:p>
          </table:table-cell>
          <table:table-cell table:style-name="ce2" office:value-type="time" office:time-value="PT00H02M04.141S" calcext:value-type="time">
            <text:p>00:02:04</text:p>
          </table:table-cell>
          <table:table-cell table:style-name="ce4" table:formula="of:=([.F20]/(5*60))" office:value-type="float" office:value="2.34839891975309" calcext:value-type="float">
            <text:p>2.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0]-[.A$9])*500000" office:value-type="float" office:value="704.519675925926" calcext:value-type="float">
            <text:p>705</text:p>
          </table:table-cell>
          <table:table-cell table:style-name="ce12" table:formula="of:=([.B20]-[.B$9])*500000" office:value-type="float" office:value="718.408564814815" calcext:value-type="float">
            <text:p>718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20]*500000" office:value-type="float" office:value="13.8888888888889" calcext:value-type="float">
            <text:p>14</text:p>
          </table:table-cell>
          <table:table-cell table:style-name="ce34" table:formula="of:=([.B20]-[.A20])" office:value-type="time" office:time-value="PT00H00M02.4S" calcext:value-type="time">
            <text:p>00:00:02.40</text:p>
          </table:table-cell>
          <table:table-cell table:style-name="ce43" table:formula="of:=([.$J$4]*3600/1760)/(([.I20]-1)/5)" office:value-type="float" office:value="19.837382445141" calcext:value-type="float">
            <text:p>19.84</text:p>
          </table:table-cell>
          <table:table-cell table:style-name="ce42" table:formula="of:=([.$J$4]*3600/1760)*5/[.I20]" office:value-type="float" office:value="18.4090909090909" calcext:value-type="float">
            <text:p>18.41</text:p>
          </table:table-cell>
          <table:table-cell table:style-name="ce43" table:formula="of:=([.$J$4]*3600/1760)/(([.I20]+1)/5)" office:value-type="float" office:value="17.1726594301221" calcext:value-type="float">
            <text:p>17.17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20]-[.F14]))" office:value-type="float" office:value="300.220068723215" calcext:value-type="float">
            <text:p>300.22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20]*([.$F20]-[.$F15])*1760)/(24*60*60*2))" office:value-type="float" office:value="54.2569799898227" calcext:value-type="float">
            <text:p>54.26</text:p>
          </table:table-cell>
          <table:table-cell table:style-name="ce40" table:formula="of:=(([.L20]*([.$F20]-[.$F15])*1760)/(24*60*60*2))" office:value-type="float" office:value="50.3504774305555" calcext:value-type="float">
            <text:p>50.35</text:p>
          </table:table-cell>
          <table:table-cell table:style-name="ce40" table:formula="of:=(([.M20]*([.$F20]-[.$F15])*1760)/(24*60*60*2))" office:value-type="float" office:value="46.9687289464137" calcext:value-type="float">
            <text:p>46.97</text:p>
          </table:table-cell>
          <table:table-cell table:style-name="ce40" table:formula="of:=(((([.L20]*[.L20])/20)+([.L20]))/3)" office:value-type="float" office:value="11.7846074380165" calcext:value-type="float">
            <text:p>11.78</text:p>
          </table:table-cell>
          <table:table-cell table:style-name="ce40" table:formula="of:=((([.L20]*[.L20])/20)+([.L20]))" office:value-type="float" office:value="35.3538223140495" calcext:value-type="float">
            <text:p>35.35</text:p>
          </table:table-cell>
          <table:table-cell table:style-name="ce40" table:formula="of:=((MIN([.L16:.L20])*([.F20]-[.F15])*1760)/(24*60*60*5*2))" office:value-type="float" office:value="5.48903683094861" calcext:value-type="float">
            <text:p>5.49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20]*3" office:value-type="float" office:value="900.660206169646" calcext:value-type="float">
            <text:p>900.66</text:p>
          </table:table-cell>
          <table:table-cell table:style-name="ce17" table:formula="of:=([.Y19]+(2.8*[.Y19]/100))" office:value-type="float" office:value="521.94691201196" calcext:value-type="float">
            <text:p>521.95</text:p>
          </table:table-cell>
          <table:table-cell table:style-name="ce17" table:formula="of:=[.Y20]*12" office:value-type="float" office:value="6263.36294414351" calcext:value-type="float">
            <text:p>6263.36</text:p>
          </table:table-cell>
          <table:table-cell table:style-name="ce17" table:formula="of:=([.AA19]+(5.57*[.AA19]/100))" office:value-type="float" office:value="680.926759147273" calcext:value-type="float">
            <text:p>680.93</text:p>
          </table:table-cell>
          <table:table-cell table:style-name="ce17" table:formula="of:=([.AB19]+(7.2*[.AB19]/100))" office:value-type="float" office:value="793.675619215118" calcext:value-type="float">
            <text:p>793.68</text:p>
          </table:table-cell>
          <table:table-cell table:style-name="ce17" table:formula="of:=[.AA20]*12" office:value-type="float" office:value="8171.12110976727" calcext:value-type="float">
            <text:p>8171.12</text:p>
          </table:table-cell>
          <table:table-cell table:style-name="ce17" table:formula="of:=[.AB20]*12" office:value-type="float" office:value="9524.10743058141" calcext:value-type="float">
            <text:p>9524.11</text:p>
          </table:table-cell>
          <table:table-cell table:style-name="ce17" table:formula="of:=([.D20]-[.$H$5])/[.L20]" office:value-type="string" office:string-value="" calcext:value-type="error">
            <text:p>#VALUE!</text:p>
          </table:table-cell>
          <table:table-cell table:style-name="ce17" table:formula="of:=([.E20]-[.$H$5])/[.L20]" office:value-type="string" office:string-value="" calcext:value-type="error">
            <text:p>#VALUE!</text:p>
          </table:table-cell>
          <table:table-cell office:value-type="float" office:value="39" calcext:value-type="float">
            <text:p>39</text:p>
          </table:table-cell>
          <table:table-cell table:style-name="ce17" office:value-type="float" office:value="1.28216651851852" calcext:value-type="float">
            <text:p>1.28</text:p>
          </table:table-cell>
          <table:table-cell table:style-name="ce17" office:value-type="float" office:value="0.47" calcext:value-type="float">
            <text:p>0.47</text:p>
          </table:table-cell>
          <table:table-cell table:style-name="ce17" table:formula="of:=(100*[.AI20])/[.AH20]" office:value-type="float" office:value="36.656705132424" calcext:value-type="float">
            <text:p>36.66</text:p>
          </table:table-cell>
          <table:table-cell table:style-name="ce17" office:value-type="float" office:value="1.34" calcext:value-type="float">
            <text:p>1.34</text:p>
          </table:table-cell>
          <table:table-cell table:style-name="ce17" office:value-type="float" office:value="0.48" calcext:value-type="float">
            <text:p>0.48</text:p>
          </table:table-cell>
          <table:table-cell table:style-name="ce17" table:formula="of:=(100*[.AL20])/[.AK20]" office:value-type="float" office:value="35.8208955223881" calcext:value-type="float">
            <text:p>35.82</text:p>
          </table:table-cell>
          <table:table-cell table:formula="of:=2 *[.J20]" office:value-type="float" office:value="0.0000555555555555557" calcext:value-type="float">
            <text:p>0.0000555555556</text:p>
          </table:table-cell>
          <table:table-cell table:style-name="ce17" table:formula="of:=2 *[.J20]" office:value-type="float" office:value="0.0000555555555555557" calcext:value-type="float">
            <text:p>0.00</text:p>
          </table:table-cell>
          <table:table-cell table:formula="of:=2 *[.J20]" office:value-type="float" office:value="0.0000555555555555557" calcext:value-type="float">
            <text:p>0.0000555555556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20]" office:value-type="float" office:value="0.0000555555555555557" calcext:value-type="float">
            <text:p>0.00</text:p>
          </table:table-cell>
          <table:table-cell table:style-name="ce17" table:formula="of:=2 *[.J20]" office:value-type="float" office:value="0.0000555555555555557" calcext:value-type="float">
            <text:p>0.00</text:p>
          </table:table-cell>
          <table:table-cell table:style-name="ce17" table:formula="of:=2 *[.J20]" office:value-type="float" office:value="0.0000555555555555557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20]-[.F19])/5" office:value-type="float" office:value="2.31828703703707" calcext:value-type="float">
            <text:p>2.32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20]/[.D2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17.738S" calcext:value-type="time">
            <text:p>00:02:18</text:p>
          </table:table-cell>
          <table:table-cell table:style-name="ce2" office:value-type="time" office:time-value="PT00H02M20.338S" calcext:value-type="time">
            <text:p>00:02:20</text:p>
          </table:table-cell>
          <table:table-cell table:style-name="ce4" table:formula="of:=([.F21]/(5*60))" office:value-type="float" office:value="2.65698302469136" calcext:value-type="float">
            <text:p>2.6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1]-[.A$9])*500000" office:value-type="float" office:value="797.094907407407" calcext:value-type="float">
            <text:p>797</text:p>
          </table:table-cell>
          <table:table-cell table:style-name="ce12" table:formula="of:=([.B21]-[.B$9])*500000" office:value-type="float" office:value="812.141203703704" calcext:value-type="float">
            <text:p>812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21]*500000" office:value-type="float" office:value="15.0462962962963" calcext:value-type="float">
            <text:p>15</text:p>
          </table:table-cell>
          <table:table-cell table:style-name="ce34" table:formula="of:=([.B21]-[.A21])" office:value-type="time" office:time-value="PT00H00M02.6S" calcext:value-type="time">
            <text:p>00:00:02.60</text:p>
          </table:table-cell>
          <table:table-cell table:style-name="ce43" table:formula="of:=([.$J$4]*3600/1760)/(([.I21]-1)/5)" office:value-type="float" office:value="18.2027925930365" calcext:value-type="float">
            <text:p>18.20</text:p>
          </table:table-cell>
          <table:table-cell table:style-name="ce42" table:formula="of:=([.$J$4]*3600/1760)*5/[.I21]" office:value-type="float" office:value="16.993006993007" calcext:value-type="float">
            <text:p>16.99</text:p>
          </table:table-cell>
          <table:table-cell table:style-name="ce43" table:formula="of:=([.$J$4]*3600/1760)/(([.I21]+1)/5)" office:value-type="float" office:value="15.9340082883072" calcext:value-type="float">
            <text:p>15.93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21]-[.F15]))" office:value-type="float" office:value="249.230769230769" calcext:value-type="float">
            <text:p>249.23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21]*([.$F21]-[.$F16])*1760)/(24*60*60*2))" office:value-type="float" office:value="65.018333882663" calcext:value-type="float">
            <text:p>65.02</text:p>
          </table:table-cell>
          <table:table-cell table:style-name="ce40" table:formula="of:=(([.L21]*([.$F21]-[.$F16])*1760)/(24*60*60*2))" office:value-type="float" office:value="60.6971153846153" calcext:value-type="float">
            <text:p>60.70</text:p>
          </table:table-cell>
          <table:table-cell table:style-name="ce40" table:formula="of:=(([.M21]*([.$F21]-[.$F16])*1760)/(24*60*60*2))" office:value-type="float" office:value="56.9144907674552" calcext:value-type="float">
            <text:p>56.91</text:p>
          </table:table-cell>
          <table:table-cell table:style-name="ce40" table:formula="of:=(((([.L21]*[.L21])/20)+([.L21]))/3)" office:value-type="float" office:value="10.4770404420754" calcext:value-type="float">
            <text:p>10.48</text:p>
          </table:table-cell>
          <table:table-cell table:style-name="ce40" table:formula="of:=((([.L21]*[.L21])/20)+([.L21]))" office:value-type="float" office:value="31.4311213262262" calcext:value-type="float">
            <text:p>31.43</text:p>
          </table:table-cell>
          <table:table-cell table:style-name="ce40" table:formula="of:=((MIN([.L17:.L21])*([.F21]-[.F16])*1760)/(24*60*60*5*2))" office:value-type="float" office:value="7.16840790370203" calcext:value-type="float">
            <text:p>7.17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21]*3" office:value-type="float" office:value="747.692307692308" calcext:value-type="float">
            <text:p>747.69</text:p>
          </table:table-cell>
          <table:table-cell table:style-name="ce17" table:formula="of:=([.Y20]+(2.8*[.Y20]/100))" office:value-type="float" office:value="536.561425548294" calcext:value-type="float">
            <text:p>536.56</text:p>
          </table:table-cell>
          <table:table-cell table:style-name="ce17" table:formula="of:=[.Y21]*12" office:value-type="float" office:value="6438.73710657953" calcext:value-type="float">
            <text:p>6438.74</text:p>
          </table:table-cell>
          <table:table-cell table:style-name="ce17" table:formula="of:=([.AA20]+(5.57*[.AA20]/100))" office:value-type="float" office:value="718.854379631776" calcext:value-type="float">
            <text:p>718.85</text:p>
          </table:table-cell>
          <table:table-cell table:style-name="ce17" table:formula="of:=([.AB20]+(7.2*[.AB20]/100))" office:value-type="float" office:value="850.820263798606" calcext:value-type="float">
            <text:p>850.82</text:p>
          </table:table-cell>
          <table:table-cell table:style-name="ce17" table:formula="of:=[.AA21]*12" office:value-type="float" office:value="8626.25255558131" calcext:value-type="float">
            <text:p>8626.25</text:p>
          </table:table-cell>
          <table:table-cell table:style-name="ce17" table:formula="of:=[.AB21]*12" office:value-type="float" office:value="10209.8431655833" calcext:value-type="float">
            <text:p>10209.84</text:p>
          </table:table-cell>
          <table:table-cell table:style-name="ce17" table:formula="of:=([.D21]-[.$H$5])/[.L21]" office:value-type="string" office:string-value="" calcext:value-type="error">
            <text:p>#VALUE!</text:p>
          </table:table-cell>
          <table:table-cell table:style-name="ce17" table:formula="of:=([.E21]-[.$H$5])/[.L21]" office:value-type="string" office:string-value="" calcext:value-type="error">
            <text:p>#VALUE!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1.25" calcext:value-type="float">
            <text:p>1.25</text:p>
          </table:table-cell>
          <table:table-cell table:style-name="ce17" office:value-type="float" office:value="0.46" calcext:value-type="float">
            <text:p>0.46</text:p>
          </table:table-cell>
          <table:table-cell table:style-name="ce17" table:formula="of:=(100*[.AI21])/[.AH21]" office:value-type="float" office:value="36.8" calcext:value-type="float">
            <text:p>36.80</text:p>
          </table:table-cell>
          <table:table-cell table:style-name="ce17" office:value-type="float" office:value="1.31" calcext:value-type="float">
            <text:p>1.31</text:p>
          </table:table-cell>
          <table:table-cell table:style-name="ce17" office:value-type="float" office:value="0.47" calcext:value-type="float">
            <text:p>0.47</text:p>
          </table:table-cell>
          <table:table-cell table:style-name="ce17" table:formula="of:=(100*[.AL21])/[.AK21]" office:value-type="float" office:value="35.8778625954198" calcext:value-type="float">
            <text:p>35.88</text:p>
          </table:table-cell>
          <table:table-cell table:formula="of:=2 *[.J21]" office:value-type="float" office:value="0.0000601851851851853" calcext:value-type="float">
            <text:p>0.0000601851852</text:p>
          </table:table-cell>
          <table:table-cell table:style-name="ce17" table:formula="of:=2 *[.J21]" office:value-type="float" office:value="0.0000601851851851853" calcext:value-type="float">
            <text:p>0.0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style-name="ce17" table:formula="of:=2 *[.J21]" office:value-type="float" office:value="0.0000601851851851853" calcext:value-type="float">
            <text:p>0.00</text:p>
          </table:table-cell>
          <table:table-cell table:style-name="ce17" table:formula="of:=2 *[.J21]" office:value-type="float" office:value="0.0000601851851851853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21]-[.F20])/5" office:value-type="float" office:value="18.5150462962963" calcext:value-type="float">
            <text:p>18.52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21]/[.D2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19.942S" calcext:value-type="time">
            <text:p>00:02:20</text:p>
          </table:table-cell>
          <table:table-cell table:style-name="ce2" office:value-type="time" office:time-value="PT00H02M22.538S" calcext:value-type="time">
            <text:p>00:02:23</text:p>
          </table:table-cell>
          <table:table-cell table:style-name="ce4" table:formula="of:=([.F22]/(5*60))" office:value-type="float" office:value="2.69949845679012" calcext:value-type="float">
            <text:p>2.7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2]-[.A$9])*500000" office:value-type="float" office:value="809.849537037037" calcext:value-type="float">
            <text:p>810</text:p>
          </table:table-cell>
          <table:table-cell table:style-name="ce12" table:formula="of:=([.B22]-[.B$9])*500000" office:value-type="float" office:value="824.872685185185" calcext:value-type="float">
            <text:p>825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22]*500000" office:value-type="float" office:value="15.0231481481481" calcext:value-type="float">
            <text:p>15</text:p>
          </table:table-cell>
          <table:table-cell table:style-name="ce34" table:formula="of:=([.B22]-[.A22])" office:value-type="time" office:time-value="PT00H00M02.596S" calcext:value-type="time">
            <text:p>00:00:02.60</text:p>
          </table:table-cell>
          <table:table-cell table:style-name="ce43" table:formula="of:=([.$J$4]*3600/1760)/(([.I22]-1)/5)" office:value-type="float" office:value="18.2328401212522" calcext:value-type="float">
            <text:p>18.23</text:p>
          </table:table-cell>
          <table:table-cell table:style-name="ce42" table:formula="of:=([.$J$4]*3600/1760)*5/[.I22]" office:value-type="float" office:value="17.0191903627959" calcext:value-type="float">
            <text:p>17.02</text:p>
          </table:table-cell>
          <table:table-cell table:style-name="ce43" table:formula="of:=([.$J$4]*3600/1760)/(([.I22]+1)/5)" office:value-type="float" office:value="15.957027658848" calcext:value-type="float">
            <text:p>15.96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22]-[.F16]))" office:value-type="float" office:value="247.627539647156" calcext:value-type="float">
            <text:p>247.63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22]*([.$F22]-[.$F17])*1760)/(24*60*60*2))" office:value-type="float" office:value="28.5897349922967" calcext:value-type="float">
            <text:p>28.59</text:p>
          </table:table-cell>
          <table:table-cell table:style-name="ce40" table:formula="of:=(([.L22]*([.$F22]-[.$F17])*1760)/(24*60*60*2))" office:value-type="float" office:value="26.6866894581408" calcext:value-type="float">
            <text:p>26.69</text:p>
          </table:table-cell>
          <table:table-cell table:style-name="ce40" table:formula="of:=(([.M22]*([.$F22]-[.$F17])*1760)/(24*60*60*2))" office:value-type="float" office:value="25.0211809568526" calcext:value-type="float">
            <text:p>25.02</text:p>
          </table:table-cell>
          <table:table-cell table:style-name="ce40" table:formula="of:=(((([.L22]*[.L22])/20)+([.L22]))/3)" office:value-type="float" office:value="10.5006107976834" calcext:value-type="float">
            <text:p>10.50</text:p>
          </table:table-cell>
          <table:table-cell table:style-name="ce40" table:formula="of:=((([.L22]*[.L22])/20)+([.L22]))" office:value-type="float" office:value="31.5018323930502" calcext:value-type="float">
            <text:p>31.50</text:p>
          </table:table-cell>
          <table:table-cell table:style-name="ce40" table:formula="of:=((MIN([.L18:.L22])*([.F22]-[.F17])*1760)/(24*60*60*5*2))" office:value-type="float" office:value="3.14688375350141" calcext:value-type="float">
            <text:p>3.15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22]*3" office:value-type="float" office:value="742.882618941469" calcext:value-type="float">
            <text:p>742.88</text:p>
          </table:table-cell>
          <table:table-cell table:style-name="ce17" table:formula="of:=([.Y21]+(2.8*[.Y21]/100))" office:value-type="float" office:value="551.585145463647" calcext:value-type="float">
            <text:p>551.59</text:p>
          </table:table-cell>
          <table:table-cell table:style-name="ce17" table:formula="of:=[.Y22]*12" office:value-type="float" office:value="6619.02174556376" calcext:value-type="float">
            <text:p>6619.02</text:p>
          </table:table-cell>
          <table:table-cell table:style-name="ce17" table:formula="of:=([.AA21]+(5.57*[.AA21]/100))" office:value-type="float" office:value="758.894568577266" calcext:value-type="float">
            <text:p>758.89</text:p>
          </table:table-cell>
          <table:table-cell table:style-name="ce17" table:formula="of:=([.AB21]+(7.2*[.AB21]/100))" office:value-type="float" office:value="912.079322792106" calcext:value-type="float">
            <text:p>912.08</text:p>
          </table:table-cell>
          <table:table-cell table:style-name="ce17" table:formula="of:=[.AA22]*12" office:value-type="float" office:value="9106.73482292719" calcext:value-type="float">
            <text:p>9106.73</text:p>
          </table:table-cell>
          <table:table-cell table:style-name="ce17" table:formula="of:=[.AB22]*12" office:value-type="float" office:value="10944.9518735053" calcext:value-type="float">
            <text:p>10944.95</text:p>
          </table:table-cell>
          <table:table-cell table:style-name="ce17" table:formula="of:=([.D22]-[.$H$5])/[.L22]" office:value-type="string" office:string-value="" calcext:value-type="error">
            <text:p>#VALUE!</text:p>
          </table:table-cell>
          <table:table-cell table:style-name="ce17" table:formula="of:=([.E22]-[.$H$5])/[.L22]" office:value-type="string" office:string-value="" calcext:value-type="error">
            <text:p>#VALUE!</text:p>
          </table:table-cell>
          <table:table-cell office:value-type="float" office:value="41" calcext:value-type="float">
            <text:p>41</text:p>
          </table:table-cell>
          <table:table-cell table:style-name="ce17" office:value-type="float" office:value="1.22" calcext:value-type="float">
            <text:p>1.22</text:p>
          </table:table-cell>
          <table:table-cell table:style-name="ce17" office:value-type="float" office:value="0.45" calcext:value-type="float">
            <text:p>0.45</text:p>
          </table:table-cell>
          <table:table-cell table:style-name="ce17" table:formula="of:=(100*[.AI22])/[.AH22]" office:value-type="float" office:value="36.8852459016393" calcext:value-type="float">
            <text:p>36.89</text:p>
          </table:table-cell>
          <table:table-cell table:style-name="ce17" office:value-type="float" office:value="1.28" calcext:value-type="float">
            <text:p>1.28</text:p>
          </table:table-cell>
          <table:table-cell table:style-name="ce17" office:value-type="float" office:value="0.46" calcext:value-type="float">
            <text:p>0.46</text:p>
          </table:table-cell>
          <table:table-cell table:style-name="ce17" table:formula="of:=(100*[.AL22])/[.AK22]" office:value-type="float" office:value="35.9375" calcext:value-type="float">
            <text:p>35.94</text:p>
          </table:table-cell>
          <table:table-cell table:formula="of:=2 *[.J22]" office:value-type="float" office:value="0.0000600925925925925" calcext:value-type="float">
            <text:p>0.0000600925926</text:p>
          </table:table-cell>
          <table:table-cell table:style-name="ce17" table:formula="of:=2 *[.J22]" office:value-type="float" office:value="0.0000600925925925925" calcext:value-type="float">
            <text:p>0.00</text:p>
          </table:table-cell>
          <table:table-cell table:formula="of:=2 *[.J22]" office:value-type="float" office:value="0.0000600925925925925" calcext:value-type="float">
            <text:p>0.0000600925926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22]" office:value-type="float" office:value="0.0000600925925925925" calcext:value-type="float">
            <text:p>0.00</text:p>
          </table:table-cell>
          <table:table-cell table:style-name="ce17" table:formula="of:=2 *[.J22]" office:value-type="float" office:value="0.0000600925925925925" calcext:value-type="float">
            <text:p>0.00</text:p>
          </table:table-cell>
          <table:table-cell table:style-name="ce17" table:formula="of:=2 *[.J22]" office:value-type="float" office:value="0.0000600925925925925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22]-[.F21])/5" office:value-type="float" office:value="2.55092592592594" calcext:value-type="float">
            <text:p>2.55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22]/[.D2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21.538S" calcext:value-type="time">
            <text:p>00:02:22</text:p>
          </table:table-cell>
          <table:table-cell table:style-name="ce2" office:value-type="time" office:time-value="PT00H02M24.741S" calcext:value-type="time">
            <text:p>00:02:25</text:p>
          </table:table-cell>
          <table:table-cell table:style-name="ce4" table:formula="of:=([.F23]/(5*60))" office:value-type="float" office:value="2.73028549382716" calcext:value-type="float">
            <text:p>2.7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3]-[.A$9])*500000" office:value-type="float" office:value="819.085648148148" calcext:value-type="float">
            <text:p>819</text:p>
          </table:table-cell>
          <table:table-cell table:style-name="ce12" table:formula="of:=([.B23]-[.B$9])*500000" office:value-type="float" office:value="837.621527777778" calcext:value-type="float">
            <text:p>838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23]*500000" office:value-type="float" office:value="18.5358796296296" calcext:value-type="float">
            <text:p>19</text:p>
          </table:table-cell>
          <table:table-cell table:style-name="ce34" table:formula="of:=([.B23]-[.A23])" office:value-type="time" office:time-value="PT00H00M03.203S" calcext:value-type="time">
            <text:p>00:00:03.20</text:p>
          </table:table-cell>
          <table:table-cell table:style-name="ce43" table:formula="of:=([.$J$4]*3600/1760)/(([.I23]-1)/5)" office:value-type="float" office:value="14.5804957368551" calcext:value-type="float">
            <text:p>14.58</text:p>
          </table:table-cell>
          <table:table-cell table:style-name="ce42" table:formula="of:=([.$J$4]*3600/1760)*5/[.I23]" office:value-type="float" office:value="13.7938864133057" calcext:value-type="float">
            <text:p>13.79</text:p>
          </table:table-cell>
          <table:table-cell table:style-name="ce43" table:formula="of:=([.$J$4]*3600/1760)/(([.I23]+1)/5)" office:value-type="float" office:value="13.0878067959649" calcext:value-type="float">
            <text:p>13.09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23]-[.F17]))" office:value-type="float" office:value="551.508918755984" calcext:value-type="float">
            <text:p>551.51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23]*([.$F23]-[.$F18])*1760)/(24*60*60*2))" office:value-type="float" office:value="21.1413438056894" calcext:value-type="float">
            <text:p>21.14</text:p>
          </table:table-cell>
          <table:table-cell table:style-name="ce40" table:formula="of:=(([.L23]*([.$F23]-[.$F18])*1760)/(24*60*60*2))" office:value-type="float" office:value="20.0007805182641" calcext:value-type="float">
            <text:p>20.00</text:p>
          </table:table-cell>
          <table:table-cell table:style-name="ce40" table:formula="of:=(([.M23]*([.$F23]-[.$F18])*1760)/(24*60*60*2))" office:value-type="float" office:value="18.9769832336039" calcext:value-type="float">
            <text:p>18.98</text:p>
          </table:table-cell>
          <table:table-cell table:style-name="ce40" table:formula="of:=(((([.L23]*[.L23])/20)+([.L23]))/3)" office:value-type="float" office:value="7.76915051082157" calcext:value-type="float">
            <text:p>7.77</text:p>
          </table:table-cell>
          <table:table-cell table:style-name="ce40" table:formula="of:=((([.L23]*[.L23])/20)+([.L23]))" office:value-type="float" office:value="23.3074515324647" calcext:value-type="float">
            <text:p>23.31</text:p>
          </table:table-cell>
          <table:table-cell table:style-name="ce40" table:formula="of:=((MIN([.L19:.L23])*([.F23]-[.F18])*1760)/(24*60*60*5*2))" office:value-type="float" office:value="4.00015610365283" calcext:value-type="float">
            <text:p>4.00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23]*3" office:value-type="float" office:value="1654.52675626795" calcext:value-type="float">
            <text:p>1654.53</text:p>
          </table:table-cell>
          <table:table-cell table:style-name="ce17" table:formula="of:=([.Y22]+(2.8*[.Y22]/100))" office:value-type="float" office:value="567.029529536629" calcext:value-type="float">
            <text:p>567.03</text:p>
          </table:table-cell>
          <table:table-cell table:style-name="ce17" table:formula="of:=[.Y23]*12" office:value-type="float" office:value="6804.35435443954" calcext:value-type="float">
            <text:p>6804.35</text:p>
          </table:table-cell>
          <table:table-cell table:style-name="ce17" table:formula="of:=([.AA22]+(5.57*[.AA22]/100))" office:value-type="float" office:value="801.164996047019" calcext:value-type="float">
            <text:p>801.16</text:p>
          </table:table-cell>
          <table:table-cell table:style-name="ce17" table:formula="of:=([.AB22]+(7.2*[.AB22]/100))" office:value-type="float" office:value="977.749034033137" calcext:value-type="float">
            <text:p>977.75</text:p>
          </table:table-cell>
          <table:table-cell table:style-name="ce17" table:formula="of:=[.AA23]*12" office:value-type="float" office:value="9613.97995256423" calcext:value-type="float">
            <text:p>9613.98</text:p>
          </table:table-cell>
          <table:table-cell table:style-name="ce17" table:formula="of:=[.AB23]*12" office:value-type="float" office:value="11732.9884083976" calcext:value-type="float">
            <text:p>11732.99</text:p>
          </table:table-cell>
          <table:table-cell table:style-name="ce17" table:formula="of:=([.D23]-[.$H$5])/[.L23]" office:value-type="string" office:string-value="" calcext:value-type="error">
            <text:p>#VALUE!</text:p>
          </table:table-cell>
          <table:table-cell table:style-name="ce17" table:formula="of:=([.E23]-[.$H$5])/[.L23]" office:value-type="string" office:string-value="" calcext:value-type="error">
            <text:p>#VALUE!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1.19" calcext:value-type="float">
            <text:p>1.19</text:p>
          </table:table-cell>
          <table:table-cell table:style-name="ce17" office:value-type="float" office:value="0.44" calcext:value-type="float">
            <text:p>0.44</text:p>
          </table:table-cell>
          <table:table-cell table:style-name="ce17" table:formula="of:=(100*[.AI23])/[.AH23]" office:value-type="float" office:value="36.9747899159664" calcext:value-type="float">
            <text:p>36.97</text:p>
          </table:table-cell>
          <table:table-cell table:style-name="ce17" office:value-type="float" office:value="1.25" calcext:value-type="float">
            <text:p>1.25</text:p>
          </table:table-cell>
          <table:table-cell table:style-name="ce17" office:value-type="float" office:value="0.45" calcext:value-type="float">
            <text:p>0.45</text:p>
          </table:table-cell>
          <table:table-cell table:style-name="ce17" table:formula="of:=(100*[.AL23])/[.AK23]" office:value-type="float" office:value="36" calcext:value-type="float">
            <text:p>36.00</text:p>
          </table:table-cell>
          <table:table-cell table:formula="of:=2 *[.J23]" office:value-type="float" office:value="0.0000741435185185185" calcext:value-type="float">
            <text:p>0.0000741435185</text:p>
          </table:table-cell>
          <table:table-cell table:style-name="ce17" table:formula="of:=2 *[.J23]" office:value-type="float" office:value="0.0000741435185185185" calcext:value-type="float">
            <text:p>0.00</text:p>
          </table:table-cell>
          <table:table-cell table:formula="of:=2 *[.J23]" office:value-type="float" office:value="0.0000741435185185185" calcext:value-type="float">
            <text:p>0.0000741435185</text:p>
          </table:table-cell>
          <table:table-cell table:formula="of:=2 *[.J23]" office:value-type="float" office:value="0.0000741435185185185" calcext:value-type="float">
            <text:p>0.0000741435185</text:p>
          </table:table-cell>
          <table:table-cell/>
          <table:table-cell table:style-name="ce17" table:formula="of:=2 *[.J23]" office:value-type="float" office:value="0.0000741435185185185" calcext:value-type="float">
            <text:p>0.00</text:p>
          </table:table-cell>
          <table:table-cell table:style-name="ce17" table:formula="of:=2 *[.J23]" office:value-type="float" office:value="0.0000741435185185185" calcext:value-type="float">
            <text:p>0.00</text:p>
          </table:table-cell>
          <table:table-cell table:style-name="ce17" table:formula="of:=2 *[.J23]" office:value-type="float" office:value="0.0000741435185185185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23]-[.F22])/5" office:value-type="float" office:value="1.84722222222224" calcext:value-type="float">
            <text:p>1.85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23]/[.D23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24.741S" calcext:value-type="time">
            <text:p>00:02:25</text:p>
          </table:table-cell>
          <table:table-cell table:style-name="ce2" office:value-type="time" office:time-value="PT00H02M27.541S" calcext:value-type="time">
            <text:p>00:02:28</text:p>
          </table:table-cell>
          <table:table-cell table:style-name="ce4" table:formula="of:=([.F24]/(5*60))" office:value-type="float" office:value="2.79207175925926" calcext:value-type="float">
            <text:p>2.7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4]-[.A$9])*500000" office:value-type="float" office:value="837.621527777778" calcext:value-type="float">
            <text:p>838</text:p>
          </table:table-cell>
          <table:table-cell table:style-name="ce12" table:formula="of:=([.B24]-[.B$9])*500000" office:value-type="float" office:value="853.825231481481" calcext:value-type="float">
            <text:p>854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24]*500000" office:value-type="float" office:value="16.2037037037036" calcext:value-type="float">
            <text:p>16</text:p>
          </table:table-cell>
          <table:table-cell table:style-name="ce34" table:formula="of:=([.B24]-[.A24])" office:value-type="time" office:time-value="PT00H00M02.8S" calcext:value-type="time">
            <text:p>00:00:02.80</text:p>
          </table:table-cell>
          <table:table-cell table:style-name="ce43" table:formula="of:=([.$J$4]*3600/1760)/(([.I24]-1)/5)" office:value-type="float" office:value="16.8170745210941" calcext:value-type="float">
            <text:p>16.82</text:p>
          </table:table-cell>
          <table:table-cell table:style-name="ce42" table:formula="of:=([.$J$4]*3600/1760)*5/[.I24]" office:value-type="float" office:value="15.7792207792209" calcext:value-type="float">
            <text:p>15.78</text:p>
          </table:table-cell>
          <table:table-cell table:style-name="ce43" table:formula="of:=([.$J$4]*3600/1760)/(([.I24]+1)/5)" office:value-type="float" office:value="14.8620217242392" calcext:value-type="float">
            <text:p>14.86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24]-[.F18]))" office:value-type="float" office:value="559.364097399561" calcext:value-type="float">
            <text:p>559.36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24]*([.$F24]-[.$F19])*1760)/(24*60*60*2))" office:value-type="float" office:value="24.7837923137436" calcext:value-type="float">
            <text:p>24.78</text:p>
          </table:table-cell>
          <table:table-cell table:style-name="ce40" table:formula="of:=(([.L24]*([.$F24]-[.$F19])*1760)/(24*60*60*2))" office:value-type="float" office:value="23.2542782738097" calcext:value-type="float">
            <text:p>23.25</text:p>
          </table:table-cell>
          <table:table-cell table:style-name="ce40" table:formula="of:=(([.M24]*([.$F24]-[.$F19])*1760)/(24*60*60*2))" office:value-type="float" office:value="21.9025764150522" calcext:value-type="float">
            <text:p>21.90</text:p>
          </table:table-cell>
          <table:table-cell table:style-name="ce40" table:formula="of:=(((([.L24]*[.L24])/20)+([.L24]))/3)" office:value-type="float" office:value="9.40947039973022" calcext:value-type="float">
            <text:p>9.41</text:p>
          </table:table-cell>
          <table:table-cell table:style-name="ce40" table:formula="of:=((([.L24]*[.L24])/20)+([.L24]))" office:value-type="float" office:value="28.2284111991907" calcext:value-type="float">
            <text:p>28.23</text:p>
          </table:table-cell>
          <table:table-cell table:style-name="ce40" table:formula="of:=((MIN([.L20:.L24])*([.F24]-[.F19])*1760)/(24*60*60*5*2))" office:value-type="float" office:value="4.06568711624519" calcext:value-type="float">
            <text:p>4.07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24]*3" office:value-type="float" office:value="1678.09229219868" calcext:value-type="float">
            <text:p>1678.09</text:p>
          </table:table-cell>
          <table:table-cell table:style-name="ce17" table:formula="of:=([.Y23]+(2.8*[.Y23]/100))" office:value-type="float" office:value="582.906356363654" calcext:value-type="float">
            <text:p>582.91</text:p>
          </table:table-cell>
          <table:table-cell table:style-name="ce17" table:formula="of:=[.Y24]*12" office:value-type="float" office:value="6994.87627636385" calcext:value-type="float">
            <text:p>6994.88</text:p>
          </table:table-cell>
          <table:table-cell table:style-name="ce17" table:formula="of:=([.AA23]+(5.57*[.AA23]/100))" office:value-type="float" office:value="845.789886326838" calcext:value-type="float">
            <text:p>845.79</text:p>
          </table:table-cell>
          <table:table-cell table:style-name="ce17" table:formula="of:=([.AB23]+(7.2*[.AB23]/100))" office:value-type="float" office:value="1048.14696448352" calcext:value-type="float">
            <text:p>1048.15</text:p>
          </table:table-cell>
          <table:table-cell table:style-name="ce17" table:formula="of:=[.AA24]*12" office:value-type="float" office:value="10149.4786359221" calcext:value-type="float">
            <text:p>10149.48</text:p>
          </table:table-cell>
          <table:table-cell table:style-name="ce17" table:formula="of:=[.AB24]*12" office:value-type="float" office:value="12577.7635738023" calcext:value-type="float">
            <text:p>12577.76</text:p>
          </table:table-cell>
          <table:table-cell table:style-name="ce17" table:formula="of:=([.D24]-[.$H$5])/[.L24]" office:value-type="string" office:string-value="" calcext:value-type="error">
            <text:p>#VALUE!</text:p>
          </table:table-cell>
          <table:table-cell table:style-name="ce17" table:formula="of:=([.E24]-[.$H$5])/[.L24]" office:value-type="string" office:string-value="" calcext:value-type="error">
            <text:p>#VALUE!</text:p>
          </table:table-cell>
          <table:table-cell office:value-type="float" office:value="43" calcext:value-type="float">
            <text:p>43</text:p>
          </table:table-cell>
          <table:table-cell table:style-name="ce17" office:value-type="float" office:value="1.16" calcext:value-type="float">
            <text:p>1.16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table:formula="of:=(100*[.AI24])/[.AH24]" office:value-type="float" office:value="36.2068965517241" calcext:value-type="float">
            <text:p>36.21</text:p>
          </table:table-cell>
          <table:table-cell table:style-name="ce17" office:value-type="float" office:value="1.22" calcext:value-type="float">
            <text:p>1.22</text:p>
          </table:table-cell>
          <table:table-cell table:style-name="ce17" office:value-type="float" office:value="0.43" calcext:value-type="float">
            <text:p>0.43</text:p>
          </table:table-cell>
          <table:table-cell table:style-name="ce17" table:formula="of:=(100*[.AL24])/[.AK24]" office:value-type="float" office:value="35.2459016393443" calcext:value-type="float">
            <text:p>35.25</text:p>
          </table:table-cell>
          <table:table-cell table:formula="of:=2 *[.J24]" office:value-type="float" office:value="0.0000648148148148144" calcext:value-type="float">
            <text:p>0.0000648148148</text:p>
          </table:table-cell>
          <table:table-cell table:style-name="ce17" table:formula="of:=2 *[.J24]" office:value-type="float" office:value="0.0000648148148148144" calcext:value-type="float">
            <text:p>0.00</text:p>
          </table:table-cell>
          <table:table-cell table:formula="of:=2 *[.J24]" office:value-type="float" office:value="0.0000648148148148144" calcext:value-type="float">
            <text:p>0.0000648148148</text:p>
          </table:table-cell>
          <table:table-cell table:formula="of:=2 *[.J24]" office:value-type="float" office:value="0.0000648148148148144" calcext:value-type="float">
            <text:p>0.0000648148148</text:p>
          </table:table-cell>
          <table:table-cell/>
          <table:table-cell table:style-name="ce17" table:formula="of:=2 *[.J24]" office:value-type="float" office:value="0.0000648148148148144" calcext:value-type="float">
            <text:p>0.00</text:p>
          </table:table-cell>
          <table:table-cell table:style-name="ce17" table:formula="of:=2 *[.J24]" office:value-type="float" office:value="0.0000648148148148144" calcext:value-type="float">
            <text:p>0.00</text:p>
          </table:table-cell>
          <table:table-cell table:style-name="ce17" table:formula="of:=2 *[.J24]" office:value-type="float" office:value="0.0000648148148148144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24]-[.F23])/5" office:value-type="float" office:value="3.70717592592591" calcext:value-type="float">
            <text:p>3.71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24]/[.D24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2M29.34S" calcext:value-type="time">
            <text:p>00:02:29</text:p>
          </table:table-cell>
          <table:table-cell table:style-name="ce2" office:value-type="time" office:time-value="PT00H02M31.94S" calcext:value-type="time">
            <text:p>00:02:32</text:p>
          </table:table-cell>
          <table:table-cell table:style-name="ce4" table:formula="of:=([.F25]/(5*60))" office:value-type="float" office:value="2.88078703703704" calcext:value-type="float">
            <text:p>2.8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5]-[.A$9])*500000" office:value-type="float" office:value="864.236111111111" calcext:value-type="float">
            <text:p>864</text:p>
          </table:table-cell>
          <table:table-cell table:style-name="ce12" table:formula="of:=([.B25]-[.B$9])*500000" office:value-type="float" office:value="879.282407407407" calcext:value-type="float">
            <text:p>879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25]*500000" office:value-type="float" office:value="15.0462962962963" calcext:value-type="float">
            <text:p>15</text:p>
          </table:table-cell>
          <table:table-cell table:style-name="ce34" table:formula="of:=([.B25]-[.A25])" office:value-type="time" office:time-value="PT00H00M02.6S" calcext:value-type="time">
            <text:p>00:00:02.60</text:p>
          </table:table-cell>
          <table:table-cell table:style-name="ce43" table:formula="of:=([.$J$4]*3600/1760)/(([.I25]-1)/5)" office:value-type="float" office:value="18.2027925930365" calcext:value-type="float">
            <text:p>18.20</text:p>
          </table:table-cell>
          <table:table-cell table:style-name="ce42" table:formula="of:=([.$J$4]*3600/1760)*5/[.I25]" office:value-type="float" office:value="16.993006993007" calcext:value-type="float">
            <text:p>16.99</text:p>
          </table:table-cell>
          <table:table-cell table:style-name="ce43" table:formula="of:=([.$J$4]*3600/1760)/(([.I25]+1)/5)" office:value-type="float" office:value="15.9340082883072" calcext:value-type="float">
            <text:p>15.93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25]-[.F19]))" office:value-type="float" office:value="525.369907438686" calcext:value-type="float">
            <text:p>525.37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25]*([.$F25]-[.$F20])*1760)/(24*60*60*2))" office:value-type="float" office:value="29.6112375714128" calcext:value-type="float">
            <text:p>29.61</text:p>
          </table:table-cell>
          <table:table-cell table:style-name="ce40" table:formula="of:=(([.L25]*([.$F25]-[.$F20])*1760)/(24*60*60*2))" office:value-type="float" office:value="27.6432291666666" calcext:value-type="float">
            <text:p>27.64</text:p>
          </table:table-cell>
          <table:table-cell table:style-name="ce40" table:formula="of:=(([.M25]*([.$F25]-[.$F20])*1760)/(24*60*60*2))" office:value-type="float" office:value="25.9205120576072" calcext:value-type="float">
            <text:p>25.92</text:p>
          </table:table-cell>
          <table:table-cell table:style-name="ce40" table:formula="of:=(((([.L25]*[.L25])/20)+([.L25]))/3)" office:value-type="float" office:value="10.4770404420754" calcext:value-type="float">
            <text:p>10.48</text:p>
          </table:table-cell>
          <table:table-cell table:style-name="ce40" table:formula="of:=((([.L25]*[.L25])/20)+([.L25]))" office:value-type="float" office:value="31.4311213262262" calcext:value-type="float">
            <text:p>31.43</text:p>
          </table:table-cell>
          <table:table-cell table:style-name="ce40" table:formula="of:=((MIN([.L21:.L25])*([.F25]-[.F20])*1760)/(24*60*60*5*2))" office:value-type="float" office:value="4.48781741076074" calcext:value-type="float">
            <text:p>4.49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25]*3" office:value-type="float" office:value="1576.10972231606" calcext:value-type="float">
            <text:p>1576.11</text:p>
          </table:table-cell>
          <table:table-cell table:style-name="ce17" office:value-type="string" calcext:value-type="string">
            <text:p><text:s/></text:p>
          </table:table-cell>
          <table:table-cell table:number-columns-repeated="5"/>
          <table:table-cell table:style-name="ce17" table:formula="of:=([.D25]-[.$H$5])/[.L25]" office:value-type="string" office:string-value="" calcext:value-type="error">
            <text:p>#VALUE!</text:p>
          </table:table-cell>
          <table:table-cell table:style-name="ce17" table:formula="of:=([.E25]-[.$H$5])/[.L25]" office:value-type="string" office:string-value="" calcext:value-type="error">
            <text:p>#VALUE!</text:p>
          </table:table-cell>
          <table:table-cell office:value-type="float" office:value="44" calcext:value-type="float">
            <text:p>44</text:p>
          </table:table-cell>
          <table:table-cell table:style-name="ce17" office:value-type="float" office:value="1.13" calcext:value-type="float">
            <text:p>1.13</text:p>
          </table:table-cell>
          <table:table-cell table:style-name="ce17" office:value-type="float" office:value="0.41" calcext:value-type="float">
            <text:p>0.41</text:p>
          </table:table-cell>
          <table:table-cell table:style-name="ce17" table:formula="of:=(100*[.AI25])/[.AH25]" office:value-type="float" office:value="36.283185840708" calcext:value-type="float">
            <text:p>36.28</text:p>
          </table:table-cell>
          <table:table-cell table:style-name="ce17" office:value-type="float" office:value="1.19" calcext:value-type="float">
            <text:p>1.19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table:formula="of:=(100*[.AL25])/[.AK25]" office:value-type="float" office:value="35.2941176470588" calcext:value-type="float">
            <text:p>35.29</text:p>
          </table:table-cell>
          <table:table-cell table:formula="of:=2 *[.J25]" office:value-type="float" office:value="0.0000601851851851853" calcext:value-type="float">
            <text:p>0.0000601851852</text:p>
          </table:table-cell>
          <table:table-cell table:style-name="ce17" table:formula="of:=2 *[.J25]" office:value-type="float" office:value="0.0000601851851851853" calcext:value-type="float">
            <text:p>0.00</text:p>
          </table:table-cell>
          <table:table-cell table:formula="of:=2 *[.J25]" office:value-type="float" office:value="0.0000601851851851853" calcext:value-type="float">
            <text:p>0.0000601851852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25]" office:value-type="float" office:value="0.0000601851851851853" calcext:value-type="float">
            <text:p>0.00</text:p>
          </table:table-cell>
          <table:table-cell table:style-name="ce17" table:formula="of:=2 *[.J25]" office:value-type="float" office:value="0.0000601851851851853" calcext:value-type="float">
            <text:p>0.00</text:p>
          </table:table-cell>
          <table:table-cell table:style-name="ce17" table:formula="of:=2 *[.J25]" office:value-type="float" office:value="0.0000601851851851853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25]-[.F24])/5" office:value-type="float" office:value="5.32291666666665" calcext:value-type="float">
            <text:p>5.32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25]/[.D25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3M26.138S" calcext:value-type="time">
            <text:p>00:03:26</text:p>
          </table:table-cell>
          <table:table-cell table:style-name="ce2" office:value-type="time" office:time-value="PT00H03M28.741S" calcext:value-type="time">
            <text:p>00:03:29</text:p>
          </table:table-cell>
          <table:table-cell table:style-name="ce4" table:formula="of:=([.F26]/(5*60))" office:value-type="float" office:value="3.9764274691358" calcext:value-type="float">
            <text:p>3.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6]-[.A$9])*500000" office:value-type="float" office:value="1192.92824074074" calcext:value-type="float">
            <text:p>1193</text:p>
          </table:table-cell>
          <table:table-cell table:style-name="ce12" table:formula="of:=([.B26]-[.B$9])*500000" office:value-type="float" office:value="1207.99189814815" calcext:value-type="float">
            <text:p>1208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26]*500000" office:value-type="float" office:value="15.0636574074074" calcext:value-type="float">
            <text:p>15</text:p>
          </table:table-cell>
          <table:table-cell table:style-name="ce34" table:formula="of:=([.B26]-[.A26])" office:value-type="time" office:time-value="PT00H00M02.603S" calcext:value-type="time">
            <text:p>00:00:02.60</text:p>
          </table:table-cell>
          <table:table-cell table:style-name="ce43" table:formula="of:=([.$J$4]*3600/1760)/(([.I26]-1)/5)" office:value-type="float" office:value="18.1803218590314" calcext:value-type="float">
            <text:p>18.18</text:p>
          </table:table-cell>
          <table:table-cell table:style-name="ce42" table:formula="of:=([.$J$4]*3600/1760)*5/[.I26]" office:value-type="float" office:value="16.9734222749974" calcext:value-type="float">
            <text:p>16.97</text:p>
          </table:table-cell>
          <table:table-cell table:style-name="ce43" table:formula="of:=([.$J$4]*3600/1760)/(([.I26]+1)/5)" office:value-type="float" office:value="15.9167872980107" calcext:value-type="float">
            <text:p>15.92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26]-[.F20]))" office:value-type="float" office:value="184.271952794531" calcext:value-type="float">
            <text:p>184.27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26]*([.$F26]-[.$F21])*1760)/(24*60*60*2))" office:value-type="float" office:value="73.2964365072832" calcext:value-type="float">
            <text:p>73.30</text:p>
          </table:table-cell>
          <table:table-cell table:style-name="ce40" table:formula="of:=(([.L26]*([.$F26]-[.$F21])*1760)/(24*60*60*2))" office:value-type="float" office:value="68.4306569343065" calcext:value-type="float">
            <text:p>68.43</text:p>
          </table:table-cell>
          <table:table-cell table:style-name="ce40" table:formula="of:=(([.M26]*([.$F26]-[.$F21])*1760)/(24*60*60*2))" office:value-type="float" office:value="64.1706895309459" calcext:value-type="float">
            <text:p>64.17</text:p>
          </table:table-cell>
          <table:table-cell table:style-name="ce40" table:formula="of:=(((([.L26]*[.L26])/20)+([.L26]))/3)" office:value-type="float" office:value="10.4594251537554" calcext:value-type="float">
            <text:p>10.46</text:p>
          </table:table-cell>
          <table:table-cell table:style-name="ce40" table:formula="of:=((([.L26]*[.L26])/20)+([.L26]))" office:value-type="float" office:value="31.3782754612662" calcext:value-type="float">
            <text:p>31.38</text:p>
          </table:table-cell>
          <table:table-cell table:style-name="ce40" table:formula="of:=((MIN([.L22:.L26])*([.F26]-[.F21])*1760)/(24*60*60*5*2))" office:value-type="float" office:value="11.1223852638152" calcext:value-type="float">
            <text:p>11.12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26]*3" office:value-type="float" office:value="552.815858383592" calcext:value-type="float">
            <text:p>552.82</text:p>
          </table:table-cell>
          <table:table-cell table:style-name="ce17"/>
          <table:table-cell table:number-columns-repeated="5"/>
          <table:table-cell table:style-name="ce17" table:formula="of:=([.D26]-[.$H$5])/[.L26]" office:value-type="string" office:string-value="" calcext:value-type="error">
            <text:p>#VALUE!</text:p>
          </table:table-cell>
          <table:table-cell table:style-name="ce17" table:formula="of:=([.E26]-[.$H$5])/[.L26]" office:value-type="string" office:string-value="" calcext:value-type="error">
            <text:p>#VALUE!</text:p>
          </table:table-cell>
          <table:table-cell office:value-type="float" office:value="45" calcext:value-type="float">
            <text:p>45</text:p>
          </table:table-cell>
          <table:table-cell table:style-name="ce17" office:value-type="float" office:value="1.1" calcext:value-type="float">
            <text:p>1.10</text:p>
          </table:table-cell>
          <table:table-cell table:style-name="ce17" office:value-type="float" office:value="0.4" calcext:value-type="float">
            <text:p>0.40</text:p>
          </table:table-cell>
          <table:table-cell table:style-name="ce17" table:formula="of:=(100*[.AI26])/[.AH26]" office:value-type="float" office:value="36.3636363636364" calcext:value-type="float">
            <text:p>36.36</text:p>
          </table:table-cell>
          <table:table-cell table:style-name="ce17" office:value-type="float" office:value="1.16" calcext:value-type="float">
            <text:p>1.16</text:p>
          </table:table-cell>
          <table:table-cell table:style-name="ce17" office:value-type="float" office:value="0.41" calcext:value-type="float">
            <text:p>0.41</text:p>
          </table:table-cell>
          <table:table-cell table:style-name="ce17" table:formula="of:=(100*[.AL26])/[.AK26]" office:value-type="float" office:value="35.3448275862069" calcext:value-type="float">
            <text:p>35.34</text:p>
          </table:table-cell>
          <table:table-cell table:formula="of:=2 *[.J26]" office:value-type="float" office:value="0.0000602546296296297" calcext:value-type="float">
            <text:p>0.0000602546296</text:p>
          </table:table-cell>
          <table:table-cell table:style-name="ce17" table:formula="of:=2 *[.J26]" office:value-type="float" office:value="0.0000602546296296297" calcext:value-type="float">
            <text:p>0.0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style-name="ce17" table:formula="of:=2 *[.J26]" office:value-type="float" office:value="0.0000602546296296297" calcext:value-type="float">
            <text:p>0.00</text:p>
          </table:table-cell>
          <table:table-cell table:number-columns-repeated="3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26]-[.F25])/5" office:value-type="float" office:value="65.7384259259259" calcext:value-type="float">
            <text:p>65.74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26]/[.D26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3M28.141S" calcext:value-type="time">
            <text:p>00:03:28</text:p>
          </table:table-cell>
          <table:table-cell table:style-name="ce2" office:value-type="time" office:time-value="PT00H03M30.341S" calcext:value-type="time">
            <text:p>00:03:30</text:p>
          </table:table-cell>
          <table:table-cell table:style-name="ce4" table:formula="of:=([.F27]/(5*60))" office:value-type="float" office:value="4.01506558641975" calcext:value-type="float">
            <text:p>4.0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7]-[.A$9])*500000" office:value-type="float" office:value="1204.51967592593" calcext:value-type="float">
            <text:p>1205</text:p>
          </table:table-cell>
          <table:table-cell table:style-name="ce12" table:formula="of:=([.B27]-[.B$9])*500000" office:value-type="float" office:value="1217.25115740741" calcext:value-type="float">
            <text:p>1217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27]*500000" office:value-type="float" office:value="12.7314814814816" calcext:value-type="float">
            <text:p>13</text:p>
          </table:table-cell>
          <table:table-cell table:style-name="ce34" table:formula="of:=([.B27]-[.A27])" office:value-type="time" office:time-value="PT00H00M02.2S" calcext:value-type="time">
            <text:p>00:00:02.20</text:p>
          </table:table-cell>
          <table:table-cell table:style-name="ce43" table:formula="of:=([.$J$4]*3600/1760)/(([.I27]-1)/5)" office:value-type="float" office:value="21.7945038387025" calcext:value-type="float">
            <text:p>21.79</text:p>
          </table:table-cell>
          <table:table-cell table:style-name="ce42" table:formula="of:=([.$J$4]*3600/1760)*5/[.I27]" office:value-type="float" office:value="20.0826446280989" calcext:value-type="float">
            <text:p>20.08</text:p>
          </table:table-cell>
          <table:table-cell table:style-name="ce43" table:formula="of:=([.$J$4]*3600/1760)/(([.I27]+1)/5)" office:value-type="float" office:value="18.6201189235577" calcext:value-type="float">
            <text:p>18.62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27]-[.F21]))" office:value-type="float" office:value="220.899677570558" calcext:value-type="float">
            <text:p>220.90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27]*([.$F27]-[.$F22])*1760)/(24*60*60*2))" office:value-type="float" office:value="87.6092948401726" calcext:value-type="float">
            <text:p>87.61</text:p>
          </table:table-cell>
          <table:table-cell table:style-name="ce40" table:formula="of:=(([.L27]*([.$F27]-[.$F22])*1760)/(24*60*60*2))" office:value-type="float" office:value="80.7279829545445" calcext:value-type="float">
            <text:p>80.73</text:p>
          </table:table-cell>
          <table:table-cell table:style-name="ce40" table:formula="of:=(([.M27]*([.$F27]-[.$F22])*1760)/(24*60*60*2))" office:value-type="float" office:value="74.8489390171941" calcext:value-type="float">
            <text:p>74.85</text:p>
          </table:table-cell>
          <table:table-cell table:style-name="ce40" table:formula="of:=(((([.L27]*[.L27])/20)+([.L27]))/3)" office:value-type="float" office:value="13.4160917970082" calcext:value-type="float">
            <text:p>13.42</text:p>
          </table:table-cell>
          <table:table-cell table:style-name="ce40" table:formula="of:=((([.L27]*[.L27])/20)+([.L27]))" office:value-type="float" office:value="40.2482753910245" calcext:value-type="float">
            <text:p>40.25</text:p>
          </table:table-cell>
          <table:table-cell table:style-name="ce40" table:formula="of:=((MIN([.L23:.L27])*([.F27]-[.F22])*1760)/(24*60*60*5*2))" office:value-type="float" office:value="11.0897010615048" calcext:value-type="float">
            <text:p>11.09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27]*3" office:value-type="float" office:value="662.699032711674" calcext:value-type="float">
            <text:p>662.70</text:p>
          </table:table-cell>
          <table:table-cell table:style-name="ce17"/>
          <table:table-cell table:number-columns-repeated="5"/>
          <table:table-cell table:style-name="ce17" table:formula="of:=([.D27]-[.$H$5])/[.L27]" office:value-type="string" office:string-value="" calcext:value-type="error">
            <text:p>#VALUE!</text:p>
          </table:table-cell>
          <table:table-cell table:style-name="ce17" table:formula="of:=([.E27]-[.$H$5])/[.L27]" office:value-type="string" office:string-value="" calcext:value-type="error">
            <text:p>#VALUE!</text:p>
          </table:table-cell>
          <table:table-cell office:value-type="float" office:value="46" calcext:value-type="float">
            <text:p>46</text:p>
          </table:table-cell>
          <table:table-cell table:style-name="ce17" office:value-type="float" office:value="1.06" calcext:value-type="float">
            <text:p>1.06</text:p>
          </table:table-cell>
          <table:table-cell table:style-name="ce17" office:value-type="float" office:value="0.39" calcext:value-type="float">
            <text:p>0.39</text:p>
          </table:table-cell>
          <table:table-cell table:style-name="ce17" table:formula="of:=(100*[.AI27])/[.AH27]" office:value-type="float" office:value="36.7924528301887" calcext:value-type="float">
            <text:p>36.79</text:p>
          </table:table-cell>
          <table:table-cell table:style-name="ce17" office:value-type="float" office:value="1.13" calcext:value-type="float">
            <text:p>1.13</text:p>
          </table:table-cell>
          <table:table-cell table:style-name="ce17" office:value-type="float" office:value="0.4" calcext:value-type="float">
            <text:p>0.40</text:p>
          </table:table-cell>
          <table:table-cell table:style-name="ce17" table:formula="of:=(100*[.AL27])/[.AK27]" office:value-type="float" office:value="35.3982300884956" calcext:value-type="float">
            <text:p>35.40</text:p>
          </table:table-cell>
          <table:table-cell table:formula="of:=2 *[.J27]" office:value-type="float" office:value="0.0000509259259259265" calcext:value-type="float">
            <text:p>0.0000509259259</text:p>
          </table:table-cell>
          <table:table-cell table:style-name="ce17" table:formula="of:=2 *[.J27]" office:value-type="float" office:value="0.0000509259259259265" calcext:value-type="float">
            <text:p>0.00</text:p>
          </table:table-cell>
          <table:table-cell table:formula="of:=2 *[.J27]" office:value-type="float" office:value="0.0000509259259259265" calcext:value-type="float">
            <text:p>0.0000509259259</text:p>
          </table:table-cell>
          <table:table-cell table:formula="of:=2 *[.J27]" office:value-type="float" office:value="0.0000509259259259265" calcext:value-type="float">
            <text:p>0.0000509259259</text:p>
          </table:table-cell>
          <table:table-cell table:formula="of:=2 *[.J27]" office:value-type="float" office:value="0.0000509259259259265" calcext:value-type="float">
            <text:p>0.0000509259259</text:p>
          </table:table-cell>
          <table:table-cell table:style-name="ce17" table:formula="of:=2 *[.J27]" office:value-type="float" office:value="0.0000509259259259265" calcext:value-type="float">
            <text:p>0.00</text:p>
          </table:table-cell>
          <table:table-cell table:style-name="ce17" table:formula="of:=2 *[.J27]" office:value-type="float" office:value="0.0000509259259259265" calcext:value-type="float">
            <text:p>0.00</text:p>
          </table:table-cell>
          <table:table-cell table:style-name="ce17" table:formula="of:=2 *[.J27]" office:value-type="float" office:value="0.0000509259259259265" calcext:value-type="float">
            <text:p>0.00</text:p>
          </table:table-cell>
          <table:table-cell table:style-name="ce17" table:formula="of:=2 *[.J27]" office:value-type="float" office:value="0.0000509259259259265" calcext:value-type="float">
            <text:p>0.00</text:p>
          </table:table-cell>
          <table:table-cell table:style-name="ce17" table:formula="of:=2 *[.J27]" office:value-type="float" office:value="0.0000509259259259265" calcext:value-type="float">
            <text:p>0.00</text:p>
          </table:table-cell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27]-[.F26])/5" office:value-type="float" office:value="2.31828703703704" calcext:value-type="float">
            <text:p>2.32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27]/[.D27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3M47.738S" calcext:value-type="time">
            <text:p>00:03:48</text:p>
          </table:table-cell>
          <table:table-cell table:style-name="ce2" office:value-type="time" office:time-value="PT00H03M50.141S" calcext:value-type="time">
            <text:p>00:03:50</text:p>
          </table:table-cell>
          <table:table-cell table:style-name="ce4" table:formula="of:=([.F28]/(5*60))" office:value-type="float" office:value="4.39309413580247" calcext:value-type="float">
            <text:p>4.3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8]-[.A$9])*500000" office:value-type="float" office:value="1317.92824074074" calcext:value-type="float">
            <text:p>1318</text:p>
          </table:table-cell>
          <table:table-cell table:style-name="ce12" table:formula="of:=([.B28]-[.B$9])*500000" office:value-type="float" office:value="1331.83449074074" calcext:value-type="float">
            <text:p>1332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28]*500000" office:value-type="float" office:value="13.9062499999998" calcext:value-type="float">
            <text:p>14</text:p>
          </table:table-cell>
          <table:table-cell table:style-name="ce34" table:formula="of:=([.B28]-[.A28])" office:value-type="time" office:time-value="PT00H00M02.403S" calcext:value-type="time">
            <text:p>00:00:02.40</text:p>
          </table:table-cell>
          <table:table-cell table:style-name="ce43" table:formula="of:=([.$J$4]*3600/1760)/(([.I28]-1)/5)" office:value-type="float" office:value="19.8106977767998" calcext:value-type="float">
            <text:p>19.81</text:p>
          </table:table-cell>
          <table:table-cell table:style-name="ce42" table:formula="of:=([.$J$4]*3600/1760)*5/[.I28]" office:value-type="float" office:value="18.386108273749" calcext:value-type="float">
            <text:p>18.39</text:p>
          </table:table-cell>
          <table:table-cell table:style-name="ce43" table:formula="of:=([.$J$4]*3600/1760)/(([.I28]+1)/5)" office:value-type="float" office:value="17.1526586620928" calcext:value-type="float">
            <text:p>17.15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28]-[.F22]))" office:value-type="float" office:value="177.137910610962" calcext:value-type="float">
            <text:p>177.14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28]*([.$F28]-[.$F23])*1760)/(24*60*60*2))" office:value-type="float" office:value="100.654276148628" calcext:value-type="float">
            <text:p>100.65</text:p>
          </table:table-cell>
          <table:table-cell table:style-name="ce40" table:formula="of:=(([.L28]*([.$F28]-[.$F23])*1760)/(24*60*60*2))" office:value-type="float" office:value="93.4162158413107" calcext:value-type="float">
            <text:p>93.42</text:p>
          </table:table-cell>
          <table:table-cell table:style-name="ce40" table:formula="of:=(([.M28]*([.$F28]-[.$F23])*1760)/(24*60*60*2))" office:value-type="float" office:value="87.1492998938852" calcext:value-type="float">
            <text:p>87.15</text:p>
          </table:table-cell>
          <table:table-cell table:style-name="ce40" table:formula="of:=(((([.L28]*[.L28])/20)+([.L28]))/3)" office:value-type="float" office:value="11.76285238215" calcext:value-type="float">
            <text:p>11.76</text:p>
          </table:table-cell>
          <table:table-cell table:style-name="ce40" table:formula="of:=((([.L28]*[.L28])/20)+([.L28]))" office:value-type="float" office:value="35.28855714645" calcext:value-type="float">
            <text:p>35.29</text:p>
          </table:table-cell>
          <table:table-cell table:style-name="ce40" table:formula="of:=((MIN([.L24:.L28])*([.F28]-[.F23])*1760)/(24*60*60*5*2))" office:value-type="float" office:value="16.0342261904763" calcext:value-type="float">
            <text:p>16.03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28]*3" office:value-type="float" office:value="531.413731832885" calcext:value-type="float">
            <text:p>531.41</text:p>
          </table:table-cell>
          <table:table-cell table:style-name="ce17"/>
          <table:table-cell table:number-columns-repeated="5"/>
          <table:table-cell table:style-name="ce17" table:formula="of:=([.D28]-[.$H$5])/[.L28]" office:value-type="string" office:string-value="" calcext:value-type="error">
            <text:p>#VALUE!</text:p>
          </table:table-cell>
          <table:table-cell table:style-name="ce17" table:formula="of:=([.E28]-[.$H$5])/[.L28]" office:value-type="string" office:string-value="" calcext:value-type="error">
            <text:p>#VALUE!</text:p>
          </table:table-cell>
          <table:table-cell office:value-type="float" office:value="47" calcext:value-type="float">
            <text:p>47</text:p>
          </table:table-cell>
          <table:table-cell table:style-name="ce17" office:value-type="float" office:value="1.03" calcext:value-type="float">
            <text:p>1.03</text:p>
          </table:table-cell>
          <table:table-cell table:style-name="ce17" office:value-type="float" office:value="0.38" calcext:value-type="float">
            <text:p>0.38</text:p>
          </table:table-cell>
          <table:table-cell table:style-name="ce17" table:formula="of:=(100*[.AI28])/[.AH28]" office:value-type="float" office:value="36.8932038834951" calcext:value-type="float">
            <text:p>36.89</text:p>
          </table:table-cell>
          <table:table-cell table:style-name="ce17" office:value-type="float" office:value="1.09" calcext:value-type="float">
            <text:p>1.09</text:p>
          </table:table-cell>
          <table:table-cell table:style-name="ce17" office:value-type="float" office:value="0.39" calcext:value-type="float">
            <text:p>0.39</text:p>
          </table:table-cell>
          <table:table-cell table:style-name="ce17" table:formula="of:=(100*[.AL28])/[.AK28]" office:value-type="float" office:value="35.7798165137615" calcext:value-type="float">
            <text:p>35.78</text:p>
          </table:table-cell>
          <table:table-cell table:formula="of:=2 *[.J28]" office:value-type="float" office:value="0.0000556249999999992" calcext:value-type="float">
            <text:p>0.000055625</text:p>
          </table:table-cell>
          <table:table-cell table:style-name="ce17" table:formula="of:=2 *[.J28]" office:value-type="float" office:value="0.0000556249999999992" calcext:value-type="float">
            <text:p>0.00</text:p>
          </table:table-cell>
          <table:table-cell table:formula="of:=2 *[.J28]" office:value-type="float" office:value="0.0000556249999999992" calcext:value-type="float">
            <text:p>0.000055625</text:p>
          </table:table-cell>
          <table:table-cell table:formula="of:=2 *[.J28]" office:value-type="float" office:value="0.0000556249999999992" calcext:value-type="float">
            <text:p>0.000055625</text:p>
          </table:table-cell>
          <table:table-cell/>
          <table:table-cell table:style-name="ce17" table:formula="of:=2 *[.J28]" office:value-type="float" office:value="0.0000556249999999992" calcext:value-type="float">
            <text:p>0.00</text:p>
          </table:table-cell>
          <table:table-cell table:style-name="ce17" table:formula="of:=2 *[.J28]" office:value-type="float" office:value="0.0000556249999999992" calcext:value-type="float">
            <text:p>0.00</text:p>
          </table:table-cell>
          <table:table-cell table:style-name="ce17" table:formula="of:=2 *[.J28]" office:value-type="float" office:value="0.0000556249999999992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28]-[.F27])/5" office:value-type="float" office:value="22.681712962963" calcext:value-type="float">
            <text:p>22.68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28]/[.D28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04.139S" calcext:value-type="time">
            <text:p>00:04:04</text:p>
          </table:table-cell>
          <table:table-cell table:style-name="ce2" office:value-type="time" office:time-value="PT00H04M07.338S" calcext:value-type="time">
            <text:p>00:04:07</text:p>
          </table:table-cell>
          <table:table-cell table:style-name="ce4" table:formula="of:=([.F29]/(5*60))" office:value-type="float" office:value="4.70947145061728" calcext:value-type="float">
            <text:p>4.7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29]-[.A$9])*500000" office:value-type="float" office:value="1412.84143518519" calcext:value-type="float">
            <text:p>1413</text:p>
          </table:table-cell>
          <table:table-cell table:style-name="ce12" table:formula="of:=([.B29]-[.B$9])*500000" office:value-type="float" office:value="1431.35416666667" calcext:value-type="float">
            <text:p>1431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29]*500000" office:value-type="float" office:value="18.5127314814815" calcext:value-type="float">
            <text:p>19</text:p>
          </table:table-cell>
          <table:table-cell table:style-name="ce34" table:formula="of:=([.B29]-[.A29])" office:value-type="time" office:time-value="PT00H00M03.199S" calcext:value-type="time">
            <text:p>00:00:03.20</text:p>
          </table:table-cell>
          <table:table-cell table:style-name="ce43" table:formula="of:=([.$J$4]*3600/1760)/(([.I29]-1)/5)" office:value-type="float" office:value="14.5997680859884" calcext:value-type="float">
            <text:p>14.60</text:p>
          </table:table-cell>
          <table:table-cell table:style-name="ce42" table:formula="of:=([.$J$4]*3600/1760)*5/[.I29]" office:value-type="float" office:value="13.8111341612435" calcext:value-type="float">
            <text:p>13.81</text:p>
          </table:table-cell>
          <table:table-cell table:style-name="ce43" table:formula="of:=([.$J$4]*3600/1760)/(([.I29]+1)/5)" office:value-type="float" office:value="13.1033329918198" calcext:value-type="float">
            <text:p>13.10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29]-[.F23]))" office:value-type="float" office:value="151.577470005166" calcext:value-type="float">
            <text:p>151.58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29]*([.$F29]-[.$F24])*1760)/(24*60*60*2))" office:value-type="float" office:value="85.5359719560281" calcext:value-type="float">
            <text:p>85.54</text:p>
          </table:table-cell>
          <table:table-cell table:style-name="ce40" table:formula="of:=(([.L29]*([.$F29]-[.$F24])*1760)/(24*60*60*2))" office:value-type="float" office:value="80.9155855996663" calcext:value-type="float">
            <text:p>80.92</text:p>
          </table:table-cell>
          <table:table-cell table:style-name="ce40" table:formula="of:=(([.M29]*([.$F29]-[.$F24])*1760)/(24*60*60*2))" office:value-type="float" office:value="76.7687758269566" calcext:value-type="float">
            <text:p>76.77</text:p>
          </table:table-cell>
          <table:table-cell table:style-name="ce40" table:formula="of:=(((([.L29]*[.L29])/20)+([.L29]))/3)" office:value-type="float" office:value="7.7828351674123" calcext:value-type="float">
            <text:p>7.78</text:p>
          </table:table-cell>
          <table:table-cell table:style-name="ce40" table:formula="of:=((([.L29]*[.L29])/20)+([.L29]))" office:value-type="float" office:value="23.3485055022369" calcext:value-type="float">
            <text:p>23.35</text:p>
          </table:table-cell>
          <table:table-cell table:style-name="ce40" table:formula="of:=((MIN([.L25:.L29])*([.F29]-[.F24])*1760)/(24*60*60*5*2))" office:value-type="float" office:value="16.1831171199333" calcext:value-type="float">
            <text:p>16.18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29]*3" office:value-type="float" office:value="454.732410015497" calcext:value-type="float">
            <text:p>454.73</text:p>
          </table:table-cell>
          <table:table-cell table:style-name="ce17"/>
          <table:table-cell table:number-columns-repeated="5"/>
          <table:table-cell table:style-name="ce17" table:formula="of:=([.D29]-[.$H$5])/[.L29]" office:value-type="string" office:string-value="" calcext:value-type="error">
            <text:p>#VALUE!</text:p>
          </table:table-cell>
          <table:table-cell table:style-name="ce17" table:formula="of:=([.E29]-[.$H$5])/[.L29]" office:value-type="string" office:string-value="" calcext:value-type="error">
            <text:p>#VALUE!</text:p>
          </table:table-cell>
          <table:table-cell office:value-type="float" office:value="48" calcext:value-type="float">
            <text:p>48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0.37" calcext:value-type="float">
            <text:p>0.37</text:p>
          </table:table-cell>
          <table:table-cell table:style-name="ce17" table:formula="of:=(100*[.AI29])/[.AH29]" office:value-type="float" office:value="37" calcext:value-type="float">
            <text:p>37.00</text:p>
          </table:table-cell>
          <table:table-cell table:style-name="ce17" office:value-type="float" office:value="1.06" calcext:value-type="float">
            <text:p>1.06</text:p>
          </table:table-cell>
          <table:table-cell table:style-name="ce17" office:value-type="float" office:value="0.38" calcext:value-type="float">
            <text:p>0.38</text:p>
          </table:table-cell>
          <table:table-cell table:style-name="ce17" table:formula="of:=(100*[.AL29])/[.AK29]" office:value-type="float" office:value="35.8490566037736" calcext:value-type="float">
            <text:p>35.85</text:p>
          </table:table-cell>
          <table:table-cell table:formula="of:=2 *[.J29]" office:value-type="float" office:value="0.0000740509259259262" calcext:value-type="float">
            <text:p>0.0000740509259</text:p>
          </table:table-cell>
          <table:table-cell table:style-name="ce17" table:formula="of:=2 *[.J29]" office:value-type="float" office:value="0.0000740509259259262" calcext:value-type="float">
            <text:p>0.00</text:p>
          </table:table-cell>
          <table:table-cell table:formula="of:=2 *[.J29]" office:value-type="float" office:value="0.0000740509259259262" calcext:value-type="float">
            <text:p>0.0000740509259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29]" office:value-type="float" office:value="0.0000740509259259262" calcext:value-type="float">
            <text:p>0.00</text:p>
          </table:table-cell>
          <table:table-cell table:style-name="ce17" table:formula="of:=2 *[.J29]" office:value-type="float" office:value="0.0000740509259259262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29]-[.F28])/5" office:value-type="float" office:value="18.9826388888889" calcext:value-type="float">
            <text:p>18.98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29]/[.D29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06.738S" calcext:value-type="time">
            <text:p>00:04:07</text:p>
          </table:table-cell>
          <table:table-cell table:style-name="ce2" office:value-type="time" office:time-value="PT00H04M08.138S" calcext:value-type="time">
            <text:p>00:04:08</text:p>
          </table:table-cell>
          <table:table-cell table:style-name="ce4" table:formula="of:=([.F30]/(5*60))" office:value-type="float" office:value="4.75960648148148" calcext:value-type="float">
            <text:p>4.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0]-[.A$9])*500000" office:value-type="float" office:value="1427.88194444444" calcext:value-type="float">
            <text:p>1428</text:p>
          </table:table-cell>
          <table:table-cell table:style-name="ce12" table:formula="of:=([.B30]-[.B$9])*500000" office:value-type="float" office:value="1435.9837962963" calcext:value-type="float">
            <text:p>1436</text:p>
          </table:table-cell>
          <table:table-cell table:style-name="ce15" office:value-type="float" office:value="0" calcext:value-type="float">
            <text:p>0</text:p>
          </table:table-cell>
          <table:table-cell table:style-name="ce28" table:formula="of:=[.J30]*500000" office:value-type="float" office:value="8.1018518518518" calcext:value-type="float">
            <text:p>8</text:p>
          </table:table-cell>
          <table:table-cell table:style-name="ce34" table:formula="of:=([.B30]-[.A30])" office:value-type="time" office:time-value="PT00H00M01.4S" calcext:value-type="time">
            <text:p>00:00:01.40</text:p>
          </table:table-cell>
          <table:table-cell table:style-name="ce43" table:formula="of:=([.$J$4]*3600/1760)/(([.I30]-1)/5)" office:value-type="float" office:value="36.0021334597608" calcext:value-type="float">
            <text:p>36.00</text:p>
          </table:table-cell>
          <table:table-cell table:style-name="ce42" table:formula="of:=([.$J$4]*3600/1760)*5/[.I30]" office:value-type="float" office:value="31.5584415584417" calcext:value-type="float">
            <text:p>31.56</text:p>
          </table:table-cell>
          <table:table-cell table:style-name="ce43" table:formula="of:=([.$J$4]*3600/1760)/(([.I30]+1)/5)" office:value-type="float" office:value="28.0911865347269" calcext:value-type="float">
            <text:p>28.09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30]-[.F24]))" office:value-type="float" office:value="152.475072796259" calcext:value-type="float">
            <text:p>152.48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30]*([.$F30]-[.$F25])*1760)/(24*60*60*2))" office:value-type="float" office:value="206.68238673403" calcext:value-type="float">
            <text:p>206.68</text:p>
          </table:table-cell>
          <table:table-cell table:style-name="ce40" table:formula="of:=(([.L30]*([.$F30]-[.$F25])*1760)/(24*60*60*2))" office:value-type="float" office:value="181.171875000001" calcext:value-type="float">
            <text:p>181.17</text:p>
          </table:table-cell>
          <table:table-cell table:style-name="ce40" table:formula="of:=(([.M30]*([.$F30]-[.$F25])*1760)/(24*60*60*2))" office:value-type="float" office:value="161.266928407936" calcext:value-type="float">
            <text:p>161.27</text:p>
          </table:table-cell>
          <table:table-cell table:style-name="ce40" table:formula="of:=(((([.L30]*[.L30])/20)+([.L30]))/3)" office:value-type="float" office:value="27.1184010794403" calcext:value-type="float">
            <text:p>27.12</text:p>
          </table:table-cell>
          <table:table-cell table:style-name="ce40" table:formula="of:=((([.L30]*[.L30])/20)+([.L30]))" office:value-type="float" office:value="81.3552032383209" calcext:value-type="float">
            <text:p>81.36</text:p>
          </table:table-cell>
          <table:table-cell table:style-name="ce40" table:formula="of:=((MIN([.L26:.L30])*([.F30]-[.F25])*1760)/(24*60*60*5*2))" office:value-type="float" office:value="15.8574945295404" calcext:value-type="float">
            <text:p>15.86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30]*3" office:value-type="float" office:value="457.425218388776" calcext:value-type="float">
            <text:p>457.43</text:p>
          </table:table-cell>
          <table:table-cell table:style-name="ce17"/>
          <table:table-cell table:number-columns-repeated="5"/>
          <table:table-cell table:style-name="ce17" table:formula="of:=([.D30]-[.$H$5])/[.L30]" office:value-type="string" office:string-value="" calcext:value-type="error">
            <text:p>#VALUE!</text:p>
          </table:table-cell>
          <table:table-cell table:style-name="ce17" table:formula="of:=([.E30]-[.$H$5])/[.L30]" office:value-type="string" office:string-value="" calcext:value-type="error">
            <text:p>#VALUE!</text:p>
          </table:table-cell>
          <table:table-cell office:value-type="float" office:value="49" calcext:value-type="float">
            <text:p>49</text:p>
          </table:table-cell>
          <table:table-cell table:style-name="ce17" office:value-type="float" office:value="0.97" calcext:value-type="float">
            <text:p>0.97</text:p>
          </table:table-cell>
          <table:table-cell table:style-name="ce17" office:value-type="float" office:value="0.36" calcext:value-type="float">
            <text:p>0.36</text:p>
          </table:table-cell>
          <table:table-cell table:style-name="ce17" table:formula="of:=(100*[.AI30])/[.AH30]" office:value-type="float" office:value="37.1134020618557" calcext:value-type="float">
            <text:p>37.11</text:p>
          </table:table-cell>
          <table:table-cell table:style-name="ce17" office:value-type="float" office:value="1.03" calcext:value-type="float">
            <text:p>1.03</text:p>
          </table:table-cell>
          <table:table-cell table:style-name="ce17" office:value-type="float" office:value="0.37" calcext:value-type="float">
            <text:p>0.37</text:p>
          </table:table-cell>
          <table:table-cell table:style-name="ce17" table:formula="of:=(100*[.AL30])/[.AK30]" office:value-type="float" office:value="35.9223300970874" calcext:value-type="float">
            <text:p>35.92</text:p>
          </table:table-cell>
          <table:table-cell table:formula="of:=2 *[.J30]" office:value-type="float" office:value="0.0000324074074074072" calcext:value-type="float">
            <text:p>0.0000324074074</text:p>
          </table:table-cell>
          <table:table-cell table:style-name="ce17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style-name="ce17" table:formula="of:=2 *[.J30]" office:value-type="float" office:value="0.0000324074074074072" calcext:value-type="float">
            <text:p>0.00</text:p>
          </table:table-cell>
          <table:table-cell table:number-columns-repeated="3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30]-[.F29])/5" office:value-type="float" office:value="3.00810185185187" calcext:value-type="float">
            <text:p>3.01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30]/[.D3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15.741S" calcext:value-type="time">
            <text:p>00:04:16</text:p>
          </table:table-cell>
          <table:table-cell table:style-name="ce2" office:value-type="time" office:time-value="PT00H04M17.14S" calcext:value-type="time">
            <text:p>00:04:17</text:p>
          </table:table-cell>
          <table:table-cell table:style-name="ce4" table:formula="of:=([.F31]/(5*60))" office:value-type="float" office:value="4.93327546296296" calcext:value-type="float">
            <text:p>4.9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1]-[.A$9])*500000" office:value-type="float" office:value="1479.98263888889" calcext:value-type="float">
            <text:p>1480</text:p>
          </table:table-cell>
          <table:table-cell table:style-name="ce12" table:formula="of:=([.B31]-[.B$9])*500000" office:value-type="float" office:value="1488.0787037037" calcext:value-type="float">
            <text:p>1488</text:p>
          </table:table-cell>
          <table:table-cell table:style-name="ce15" office:value-type="float" office:value="0" calcext:value-type="float">
            <text:p>0</text:p>
          </table:table-cell>
          <table:table-cell table:style-name="ce28" table:formula="of:=[.J31]*500000" office:value-type="float" office:value="8.09606481481473" calcext:value-type="float">
            <text:p>8</text:p>
          </table:table-cell>
          <table:table-cell table:style-name="ce34" table:formula="of:=([.B31]-[.A31])" office:value-type="time" office:time-value="PT00H00M01.399S" calcext:value-type="time">
            <text:p>00:00:01.40</text:p>
          </table:table-cell>
          <table:table-cell table:style-name="ce43" table:formula="of:=([.$J$4]*3600/1760)/(([.I31]-1)/5)" office:value-type="float" office:value="36.0314941949264" calcext:value-type="float">
            <text:p>36.03</text:p>
          </table:table-cell>
          <table:table-cell table:style-name="ce42" table:formula="of:=([.$J$4]*3600/1760)*5/[.I31]" office:value-type="float" office:value="31.580999415167" calcext:value-type="float">
            <text:p>31.58</text:p>
          </table:table-cell>
          <table:table-cell table:style-name="ce43" table:formula="of:=([.$J$4]*3600/1760)/(([.I31]+1)/5)" office:value-type="float" office:value="28.1090585200525" calcext:value-type="float">
            <text:p>28.11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31]-[.F25]))" office:value-type="float" office:value="146.164039811656" calcext:value-type="float">
            <text:p>146.16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31]*([.$F31]-[.$F26])*1760)/(24*60*60*2))" office:value-type="float" office:value="105.345358968087" calcext:value-type="float">
            <text:p>105.35</text:p>
          </table:table-cell>
          <table:table-cell table:style-name="ce40" table:formula="of:=(([.L31]*([.$F31]-[.$F26])*1760)/(24*60*60*2))" office:value-type="float" office:value="92.333437574459" calcext:value-type="float">
            <text:p>92.33</text:p>
          </table:table-cell>
          <table:table-cell table:style-name="ce40" table:formula="of:=(([.M31]*([.$F31]-[.$F26])*1760)/(24*60*60*2))" office:value-type="float" office:value="82.1825163294744" calcext:value-type="float">
            <text:p>82.18</text:p>
          </table:table-cell>
          <table:table-cell table:style-name="ce40" table:formula="of:=(((([.L31]*[.L31])/20)+([.L31]))/3)" office:value-type="float" office:value="27.149658539402" calcext:value-type="float">
            <text:p>27.15</text:p>
          </table:table-cell>
          <table:table-cell table:style-name="ce40" table:formula="of:=((([.L31]*[.L31])/20)+([.L31]))" office:value-type="float" office:value="81.448975618206" calcext:value-type="float">
            <text:p>81.45</text:p>
          </table:table-cell>
          <table:table-cell table:style-name="ce40" table:formula="of:=((MIN([.L27:.L31])*([.F31]-[.F26])*1760)/(24*60*60*5*2))" office:value-type="float" office:value="8.07592867562777" calcext:value-type="float">
            <text:p>8.08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31]*3" office:value-type="float" office:value="438.492119434968" calcext:value-type="float">
            <text:p>438.49</text:p>
          </table:table-cell>
          <table:table-cell table:style-name="ce17"/>
          <table:table-cell table:number-columns-repeated="5"/>
          <table:table-cell table:style-name="ce17" table:formula="of:=([.D31]-[.$H$5])/[.L31]" office:value-type="string" office:string-value="" calcext:value-type="error">
            <text:p>#VALUE!</text:p>
          </table:table-cell>
          <table:table-cell table:style-name="ce17" table:formula="of:=([.E31]-[.$H$5])/[.L31]" office:value-type="string" office:string-value="" calcext:value-type="error">
            <text:p>#VALUE!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0.94" calcext:value-type="float">
            <text:p>0.94</text:p>
          </table:table-cell>
          <table:table-cell table:style-name="ce17" office:value-type="float" office:value="0.35" calcext:value-type="float">
            <text:p>0.35</text:p>
          </table:table-cell>
          <table:table-cell table:style-name="ce17" table:formula="of:=(100*[.AI31])/[.AH31]" office:value-type="float" office:value="37.2340425531915" calcext:value-type="float">
            <text:p>37.23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0.36" calcext:value-type="float">
            <text:p>0.36</text:p>
          </table:table-cell>
          <table:table-cell table:style-name="ce17" table:formula="of:=(100*[.AL31])/[.AK31]" office:value-type="float" office:value="36" calcext:value-type="float">
            <text:p>36.00</text:p>
          </table:table-cell>
          <table:table-cell table:formula="of:=2 *[.J31]" office:value-type="float" office:value="0.0000323842592592589" calcext:value-type="float">
            <text:p>0.0000323842593</text:p>
          </table:table-cell>
          <table:table-cell table:style-name="ce17" table:formula="of:=2 *[.J31]" office:value-type="float" office:value="0.0000323842592592589" calcext:value-type="float">
            <text:p>0.00</text:p>
          </table:table-cell>
          <table:table-cell table:formula="of:=2 *[.J31]" office:value-type="float" office:value="0.0000323842592592589" calcext:value-type="float">
            <text:p>0.0000323842593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1]" office:value-type="float" office:value="0.0000323842592592589" calcext:value-type="float">
            <text:p>0.00</text:p>
          </table:table-cell>
          <table:table-cell table:style-name="ce17" table:formula="of:=2 *[.J31]" office:value-type="float" office:value="0.0000323842592592589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31]-[.F30])/5" office:value-type="float" office:value="10.4201388888889" calcext:value-type="float">
            <text:p>10.42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31]/[.D3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35.137S" calcext:value-type="time">
            <text:p>00:04:35</text:p>
          </table:table-cell>
          <table:table-cell table:style-name="ce2" office:value-type="time" office:time-value="PT00H04M37.141S" calcext:value-type="time">
            <text:p>00:04:37</text:p>
          </table:table-cell>
          <table:table-cell table:style-name="ce4" table:formula="of:=([.F32]/(5*60))" office:value-type="float" office:value="5.30742669753086" calcext:value-type="float">
            <text:p>5.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2]-[.A$9])*500000" office:value-type="float" office:value="1592.22800925926" calcext:value-type="float">
            <text:p>1592</text:p>
          </table:table-cell>
          <table:table-cell table:style-name="ce12" table:formula="of:=([.B32]-[.B$9])*500000" office:value-type="float" office:value="1603.82523148148" calcext:value-type="float">
            <text:p>1604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32]*500000" office:value-type="float" office:value="11.5972222222225" calcext:value-type="float">
            <text:p>12</text:p>
          </table:table-cell>
          <table:table-cell table:style-name="ce34" table:formula="of:=([.B32]-[.A32])" office:value-type="time" office:time-value="PT00H00M02.004S" calcext:value-type="time">
            <text:p>00:00:02.00</text:p>
          </table:table-cell>
          <table:table-cell table:style-name="ce43" table:formula="of:=([.$J$4]*3600/1760)/(([.I32]-1)/5)" office:value-type="float" office:value="24.1272488978904" calcext:value-type="float">
            <text:p>24.13</text:p>
          </table:table-cell>
          <table:table-cell table:style-name="ce42" table:formula="of:=([.$J$4]*3600/1760)*5/[.I32]" office:value-type="float" office:value="22.0468154599885" calcext:value-type="float">
            <text:p>22.05</text:p>
          </table:table-cell>
          <table:table-cell table:style-name="ce43" table:formula="of:=([.$J$4]*3600/1760)/(([.I32]+1)/5)" office:value-type="float" office:value="20.2966823694493" calcext:value-type="float">
            <text:p>20.30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32]-[.F26]))" office:value-type="float" office:value="225.394570935811" calcext:value-type="float">
            <text:p>225.39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32]*([.$F32]-[.$F27])*1760)/(24*60*60*2))" office:value-type="float" office:value="95.2756389252922" calcext:value-type="float">
            <text:p>95.28</text:p>
          </table:table-cell>
          <table:table-cell table:style-name="ce40" table:formula="of:=(([.L32]*([.$F32]-[.$F27])*1760)/(24*60*60*2))" office:value-type="float" office:value="87.0602544910157" calcext:value-type="float">
            <text:p>87.06</text:p>
          </table:table-cell>
          <table:table-cell table:style-name="ce40" table:formula="of:=(([.M32]*([.$F32]-[.$F27])*1760)/(24*60*60*2))" office:value-type="float" office:value="80.1491868798217" calcext:value-type="float">
            <text:p>80.15</text:p>
          </table:table-cell>
          <table:table-cell table:style-name="ce40" table:formula="of:=(((([.L32]*[.L32])/20)+([.L32]))/3)" office:value-type="float" office:value="15.449973018776" calcext:value-type="float">
            <text:p>15.45</text:p>
          </table:table-cell>
          <table:table-cell table:style-name="ce40" table:formula="of:=((([.L32]*[.L32])/20)+([.L32]))" office:value-type="float" office:value="46.349919056328" calcext:value-type="float">
            <text:p>46.35</text:p>
          </table:table-cell>
          <table:table-cell table:style-name="ce40" table:formula="of:=((MIN([.L28:.L32])*([.F32]-[.F27])*1760)/(24*60*60*5*2))" office:value-type="float" office:value="10.907705532979" calcext:value-type="float">
            <text:p>10.91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32]*3" office:value-type="float" office:value="676.183712807432" calcext:value-type="float">
            <text:p>676.18</text:p>
          </table:table-cell>
          <table:table-cell table:style-name="ce17"/>
          <table:table-cell table:number-columns-repeated="5"/>
          <table:table-cell table:style-name="ce17" table:formula="of:=([.D32]-[.$H$5])/[.L32]" office:value-type="string" office:string-value="" calcext:value-type="error">
            <text:p>#VALUE!</text:p>
          </table:table-cell>
          <table:table-cell table:style-name="ce17" table:formula="of:=([.E32]-[.$H$5])/[.L32]" office:value-type="string" office:string-value="" calcext:value-type="error">
            <text:p>#VALUE!</text:p>
          </table:table-cell>
          <table:table-cell office:value-type="float" office:value="51" calcext:value-type="float">
            <text:p>51</text:p>
          </table:table-cell>
          <table:table-cell table:style-name="ce17" office:value-type="float" office:value="0.91" calcext:value-type="float">
            <text:p>0.91</text:p>
          </table:table-cell>
          <table:table-cell table:style-name="ce17" office:value-type="float" office:value="0.34" calcext:value-type="float">
            <text:p>0.34</text:p>
          </table:table-cell>
          <table:table-cell table:style-name="ce17" table:formula="of:=(100*[.AI32])/[.AH32]" office:value-type="float" office:value="37.3626373626374" calcext:value-type="float">
            <text:p>37.36</text:p>
          </table:table-cell>
          <table:table-cell table:style-name="ce17" office:value-type="float" office:value="0.97" calcext:value-type="float">
            <text:p>0.97</text:p>
          </table:table-cell>
          <table:table-cell table:style-name="ce17" office:value-type="float" office:value="0.35" calcext:value-type="float">
            <text:p>0.35</text:p>
          </table:table-cell>
          <table:table-cell table:style-name="ce17" table:formula="of:=(100*[.AL32])/[.AK32]" office:value-type="float" office:value="36.0824742268041" calcext:value-type="float">
            <text:p>36.08</text:p>
          </table:table-cell>
          <table:table-cell table:formula="of:=2 *[.J32]" office:value-type="float" office:value="0.0000463888888888901" calcext:value-type="float">
            <text:p>0.0000463888889</text:p>
          </table:table-cell>
          <table:table-cell table:style-name="ce17" table:formula="of:=2 *[.J32]" office:value-type="float" office:value="0.0000463888888888901" calcext:value-type="float">
            <text:p>0.00</text:p>
          </table:table-cell>
          <table:table-cell table:formula="of:=2 *[.J32]" office:value-type="float" office:value="0.0000463888888888901" calcext:value-type="float">
            <text:p>0.0000463888889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2]" office:value-type="float" office:value="0.0000463888888888901" calcext:value-type="float">
            <text:p>0.00</text:p>
          </table:table-cell>
          <table:table-cell table:style-name="ce17" table:formula="of:=2 *[.J32]" office:value-type="float" office:value="0.0000463888888888901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32]-[.F31])/5" office:value-type="float" office:value="22.449074074074" calcext:value-type="float">
            <text:p>22.45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32]/[.D3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36.941S" calcext:value-type="time">
            <text:p>00:04:37</text:p>
          </table:table-cell>
          <table:table-cell table:style-name="ce2" office:value-type="time" office:time-value="PT00H04M39.34S" calcext:value-type="time">
            <text:p>00:04:39</text:p>
          </table:table-cell>
          <table:table-cell table:style-name="ce4" table:formula="of:=([.F33]/(5*60))" office:value-type="float" office:value="5.34222608024691" calcext:value-type="float">
            <text:p>5.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3]-[.A$9])*500000" office:value-type="float" office:value="1602.66782407407" calcext:value-type="float">
            <text:p>1603</text:p>
          </table:table-cell>
          <table:table-cell table:style-name="ce12" table:formula="of:=([.B33]-[.B$9])*500000" office:value-type="float" office:value="1616.55092592593" calcext:value-type="float">
            <text:p>1617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33]*500000" office:value-type="float" office:value="13.8831018518519" calcext:value-type="float">
            <text:p>14</text:p>
          </table:table-cell>
          <table:table-cell table:style-name="ce34" table:formula="of:=([.B33]-[.A33])" office:value-type="time" office:time-value="PT00H00M02.399S" calcext:value-type="time">
            <text:p>00:00:02.40</text:p>
          </table:table-cell>
          <table:table-cell table:style-name="ce43" table:formula="of:=([.$J$4]*3600/1760)/(([.I33]-1)/5)" office:value-type="float" office:value="19.846293316781" calcext:value-type="float">
            <text:p>19.85</text:p>
          </table:table-cell>
          <table:table-cell table:style-name="ce42" table:formula="of:=([.$J$4]*3600/1760)*5/[.I33]" office:value-type="float" office:value="18.4167645609912" calcext:value-type="float">
            <text:p>18.42</text:p>
          </table:table-cell>
          <table:table-cell table:style-name="ce43" table:formula="of:=([.$J$4]*3600/1760)/(([.I33]+1)/5)" office:value-type="float" office:value="17.1793367220693" calcext:value-type="float">
            <text:p>17.18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33]-[.F27]))" office:value-type="float" office:value="226.046511627907" calcext:value-type="float">
            <text:p>226.05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33]*([.$F33]-[.$F28])*1760)/(24*60*60*2))" office:value-type="float" office:value="57.5567390620784" calcext:value-type="float">
            <text:p>57.56</text:p>
          </table:table-cell>
          <table:table-cell table:style-name="ce40" table:formula="of:=(([.L33]*([.$F33]-[.$F28])*1760)/(24*60*60*2))" office:value-type="float" office:value="53.4109264276778" calcext:value-type="float">
            <text:p>53.41</text:p>
          </table:table-cell>
          <table:table-cell table:style-name="ce40" table:formula="of:=(([.M33]*([.$F33]-[.$F28])*1760)/(24*60*60*2))" office:value-type="float" office:value="49.8222305389218" calcext:value-type="float">
            <text:p>49.82</text:p>
          </table:table-cell>
          <table:table-cell table:style-name="ce40" table:formula="of:=(((([.L33]*[.L33])/20)+([.L33]))/3)" office:value-type="float" office:value="11.7918751352468" calcext:value-type="float">
            <text:p>11.79</text:p>
          </table:table-cell>
          <table:table-cell table:style-name="ce40" table:formula="of:=((([.L33]*[.L33])/20)+([.L33]))" office:value-type="float" office:value="35.3756254057402" calcext:value-type="float">
            <text:p>35.38</text:p>
          </table:table-cell>
          <table:table-cell table:style-name="ce40" table:formula="of:=((MIN([.L29:.L33])*([.F33]-[.F28])*1760)/(24*60*60*5*2))" office:value-type="float" office:value="8.0108041575492" calcext:value-type="float">
            <text:p>8.01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33]*3" office:value-type="float" office:value="678.139534883721" calcext:value-type="float">
            <text:p>678.14</text:p>
          </table:table-cell>
          <table:table-cell table:style-name="ce17"/>
          <table:table-cell table:number-columns-repeated="5"/>
          <table:table-cell table:style-name="ce17" table:formula="of:=([.D33]-[.$H$5])/[.L33]" office:value-type="string" office:string-value="" calcext:value-type="error">
            <text:p>#VALUE!</text:p>
          </table:table-cell>
          <table:table-cell table:style-name="ce17" table:formula="of:=([.E33]-[.$H$5])/[.L33]" office:value-type="string" office:string-value="" calcext:value-type="error">
            <text:p>#VALUE!</text:p>
          </table:table-cell>
          <table:table-cell office:value-type="float" office:value="52" calcext:value-type="float">
            <text:p>52</text:p>
          </table:table-cell>
          <table:table-cell table:style-name="ce17" office:value-type="float" office:value="0.88" calcext:value-type="float">
            <text:p>0.88</text:p>
          </table:table-cell>
          <table:table-cell table:style-name="ce17" office:value-type="float" office:value="0.33" calcext:value-type="float">
            <text:p>0.33</text:p>
          </table:table-cell>
          <table:table-cell table:style-name="ce17" table:formula="of:=(100*[.AI33])/[.AH33]" office:value-type="float" office:value="37.5" calcext:value-type="float">
            <text:p>37.50</text:p>
          </table:table-cell>
          <table:table-cell table:style-name="ce17" office:value-type="float" office:value="0.94" calcext:value-type="float">
            <text:p>0.94</text:p>
          </table:table-cell>
          <table:table-cell table:style-name="ce17" office:value-type="float" office:value="0.34" calcext:value-type="float">
            <text:p>0.34</text:p>
          </table:table-cell>
          <table:table-cell table:style-name="ce17" table:formula="of:=(100*[.AL33])/[.AK33]" office:value-type="float" office:value="36.1702127659574" calcext:value-type="float">
            <text:p>36.17</text:p>
          </table:table-cell>
          <table:table-cell table:formula="of:=2 *[.J33]" office:value-type="float" office:value="0.0000555324074074078" calcext:value-type="float">
            <text:p>0.0000555324074</text:p>
          </table:table-cell>
          <table:table-cell table:style-name="ce17" table:formula="of:=2 *[.J33]" office:value-type="float" office:value="0.0000555324074074078" calcext:value-type="float">
            <text:p>0.00</text:p>
          </table:table-cell>
          <table:table-cell table:formula="of:=2 *[.J33]" office:value-type="float" office:value="0.0000555324074074078" calcext:value-type="float">
            <text:p>0.0000555324074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3]" office:value-type="float" office:value="0.0000555324074074078" calcext:value-type="float">
            <text:p>0.00</text:p>
          </table:table-cell>
          <table:table-cell table:style-name="ce17" table:formula="of:=2 *[.J33]" office:value-type="float" office:value="0.0000555324074074078" calcext:value-type="float">
            <text:p>0.00</text:p>
          </table:table-cell>
          <table:table-cell table:style-name="ce17" table:formula="of:=2 *[.J33]" office:value-type="float" office:value="0.0000555324074074078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33]-[.F32])/5" office:value-type="float" office:value="2.08796296296296" calcext:value-type="float">
            <text:p>2.09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33]/[.D33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48.139S" calcext:value-type="time">
            <text:p>00:04:48</text:p>
          </table:table-cell>
          <table:table-cell table:style-name="ce2" office:value-type="time" office:time-value="PT00H04M49.738S" calcext:value-type="time">
            <text:p>00:04:50</text:p>
          </table:table-cell>
          <table:table-cell table:style-name="ce4" table:formula="of:=([.F34]/(5*60))" office:value-type="float" office:value="5.55823688271605" calcext:value-type="float">
            <text:p>5.5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4]-[.A$9])*500000" office:value-type="float" office:value="1667.47106481481" calcext:value-type="float">
            <text:p>1667</text:p>
          </table:table-cell>
          <table:table-cell table:style-name="ce12" table:formula="of:=([.B34]-[.B$9])*500000" office:value-type="float" office:value="1676.72453703704" calcext:value-type="float">
            <text:p>1677</text:p>
          </table:table-cell>
          <table:table-cell table:style-name="ce15" office:value-type="float" office:value="0" calcext:value-type="float">
            <text:p>0</text:p>
          </table:table-cell>
          <table:table-cell table:style-name="ce28" table:formula="of:=[.J34]*500000" office:value-type="float" office:value="9.25347222222235" calcext:value-type="float">
            <text:p>9</text:p>
          </table:table-cell>
          <table:table-cell table:style-name="ce34" table:formula="of:=([.B34]-[.A34])" office:value-type="time" office:time-value="PT00H00M01.599S" calcext:value-type="time">
            <text:p>00:00:01.60</text:p>
          </table:table-cell>
          <table:table-cell table:style-name="ce43" table:formula="of:=([.$J$4]*3600/1760)/(([.I34]-1)/5)" office:value-type="float" office:value="30.978697364898" calcext:value-type="float">
            <text:p>30.98</text:p>
          </table:table-cell>
          <table:table-cell table:style-name="ce42" table:formula="of:=([.$J$4]*3600/1760)*5/[.I34]" office:value-type="float" office:value="27.6309056796858" calcext:value-type="float">
            <text:p>27.63</text:p>
          </table:table-cell>
          <table:table-cell table:style-name="ce43" table:formula="of:=([.$J$4]*3600/1760)/(([.I34]+1)/5)" office:value-type="float" office:value="24.9361204322258" calcext:value-type="float">
            <text:p>24.94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34]-[.F28]))" office:value-type="float" office:value="257.479180808265" calcext:value-type="float">
            <text:p>257.48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34]*([.$F34]-[.$F29])*1760)/(24*60*60*2))" office:value-type="float" office:value="80.3417005562555" calcext:value-type="float">
            <text:p>80.34</text:p>
          </table:table-cell>
          <table:table-cell table:style-name="ce40" table:formula="of:=(([.L34]*([.$F34]-[.$F29])*1760)/(24*60*60*2))" office:value-type="float" office:value="71.6593704398573" calcext:value-type="float">
            <text:p>71.66</text:p>
          </table:table-cell>
          <table:table-cell table:style-name="ce40" table:formula="of:=(([.M34]*([.$F34]-[.$F29])*1760)/(24*60*60*2))" office:value-type="float" office:value="64.6705798246596" calcext:value-type="float">
            <text:p>64.67</text:p>
          </table:table-cell>
          <table:table-cell table:style-name="ce40" table:formula="of:=(((([.L34]*[.L34])/20)+([.L34]))/3)" office:value-type="float" office:value="21.9347510378901" calcext:value-type="float">
            <text:p>21.93</text:p>
          </table:table-cell>
          <table:table-cell table:style-name="ce40" table:formula="of:=((([.L34]*[.L34])/20)+([.L34]))" office:value-type="float" office:value="65.8042531136704" calcext:value-type="float">
            <text:p>65.80</text:p>
          </table:table-cell>
          <table:table-cell table:style-name="ce40" table:formula="of:=((MIN([.L30:.L34])*([.F34]-[.F29])*1760)/(24*60*60*5*2))" office:value-type="float" office:value="9.55259135751" calcext:value-type="float">
            <text:p>9.55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34]*3" office:value-type="float" office:value="772.437542424795" calcext:value-type="float">
            <text:p>772.44</text:p>
          </table:table-cell>
          <table:table-cell table:style-name="ce17"/>
          <table:table-cell table:number-columns-repeated="5"/>
          <table:table-cell table:style-name="ce17" table:formula="of:=([.D34]-[.$H$5])/[.L34]" office:value-type="string" office:string-value="" calcext:value-type="error">
            <text:p>#VALUE!</text:p>
          </table:table-cell>
          <table:table-cell table:style-name="ce17" table:formula="of:=([.E34]-[.$H$5])/[.L34]" office:value-type="string" office:string-value="" calcext:value-type="error">
            <text:p>#VALUE!</text:p>
          </table:table-cell>
          <table:table-cell office:value-type="float" office:value="53" calcext:value-type="float">
            <text:p>53</text:p>
          </table:table-cell>
          <table:table-cell table:style-name="ce17" office:value-type="float" office:value="0.85" calcext:value-type="float">
            <text:p>0.85</text:p>
          </table:table-cell>
          <table:table-cell table:style-name="ce17" office:value-type="float" office:value="0.32" calcext:value-type="float">
            <text:p>0.32</text:p>
          </table:table-cell>
          <table:table-cell table:style-name="ce17" table:formula="of:=(100*[.AI34])/[.AH34]" office:value-type="float" office:value="37.6470588235294" calcext:value-type="float">
            <text:p>37.65</text:p>
          </table:table-cell>
          <table:table-cell table:style-name="ce17" office:value-type="float" office:value="0.91" calcext:value-type="float">
            <text:p>0.91</text:p>
          </table:table-cell>
          <table:table-cell table:style-name="ce17" office:value-type="float" office:value="0.33" calcext:value-type="float">
            <text:p>0.33</text:p>
          </table:table-cell>
          <table:table-cell table:style-name="ce17" table:formula="of:=(100*[.AL34])/[.AK34]" office:value-type="float" office:value="36.2637362637363" calcext:value-type="float">
            <text:p>36.26</text:p>
          </table:table-cell>
          <table:table-cell table:formula="of:=2 *[.J34]" office:value-type="float" office:value="0.0000370138888888894" calcext:value-type="float">
            <text:p>0.0000370138889</text:p>
          </table:table-cell>
          <table:table-cell table:style-name="ce17" table:formula="of:=2 *[.J34]" office:value-type="float" office:value="0.0000370138888888894" calcext:value-type="float">
            <text:p>0.00</text:p>
          </table:table-cell>
          <table:table-cell table:formula="of:=2 *[.J34]" office:value-type="float" office:value="0.0000370138888888894" calcext:value-type="float">
            <text:p>0.0000370138889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4]" office:value-type="float" office:value="0.0000370138888888894" calcext:value-type="float">
            <text:p>0.00</text:p>
          </table:table-cell>
          <table:table-cell table:number-columns-repeated="3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34]-[.F33])/5" office:value-type="float" office:value="12.9606481481482" calcext:value-type="float">
            <text:p>12.96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34]/[.D34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57.141S" calcext:value-type="time">
            <text:p>00:04:57</text:p>
          </table:table-cell>
          <table:table-cell table:style-name="ce2" office:value-type="time" office:time-value="PT00H04M58.741S" calcext:value-type="time">
            <text:p>00:04:59</text:p>
          </table:table-cell>
          <table:table-cell table:style-name="ce4" table:formula="of:=([.F35]/(5*60))" office:value-type="float" office:value="5.73188657407408" calcext:value-type="float">
            <text:p>5.7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5]-[.A$9])*500000" office:value-type="float" office:value="1719.56597222222" calcext:value-type="float">
            <text:p>1720</text:p>
          </table:table-cell>
          <table:table-cell table:style-name="ce12" table:formula="of:=([.B35]-[.B$9])*500000" office:value-type="float" office:value="1728.82523148148" calcext:value-type="float">
            <text:p>1729</text:p>
          </table:table-cell>
          <table:table-cell table:style-name="ce15" office:value-type="float" office:value="0" calcext:value-type="float">
            <text:p>0</text:p>
          </table:table-cell>
          <table:table-cell table:style-name="ce28" table:formula="of:=[.J35]*500000" office:value-type="float" office:value="9.25925925925899" calcext:value-type="float">
            <text:p>9</text:p>
          </table:table-cell>
          <table:table-cell table:style-name="ce34" table:formula="of:=([.B35]-[.A35])" office:value-type="time" office:time-value="PT00H00M01.6S" calcext:value-type="time">
            <text:p>00:00:01.60</text:p>
          </table:table-cell>
          <table:table-cell table:style-name="ce43" table:formula="of:=([.$J$4]*3600/1760)/(([.I35]-1)/5)" office:value-type="float" office:value="30.9569914390552" calcext:value-type="float">
            <text:p>30.96</text:p>
          </table:table-cell>
          <table:table-cell table:style-name="ce42" table:formula="of:=([.$J$4]*3600/1760)*5/[.I35]" office:value-type="float" office:value="27.6136363636372" calcext:value-type="float">
            <text:p>27.61</text:p>
          </table:table-cell>
          <table:table-cell table:style-name="ce43" table:formula="of:=([.$J$4]*3600/1760)/(([.I35]+1)/5)" office:value-type="float" office:value="24.9220544798169" calcext:value-type="float">
            <text:p>24.92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35]-[.F29]))" office:value-type="float" office:value="293.422889702275" calcext:value-type="float">
            <text:p>293.42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35]*([.$F35]-[.$F30])*1760)/(24*60*60*2))" office:value-type="float" office:value="91.9687587584111" calcext:value-type="float">
            <text:p>91.97</text:p>
          </table:table-cell>
          <table:table-cell table:style-name="ce40" table:formula="of:=(([.L35]*([.$F35]-[.$F30])*1760)/(24*60*60*2))" office:value-type="float" office:value="82.0361328125024" calcext:value-type="float">
            <text:p>82.04</text:p>
          </table:table-cell>
          <table:table-cell table:style-name="ce40" table:formula="of:=(([.M35]*([.$F35]-[.$F30])*1760)/(24*60*60*2))" office:value-type="float" office:value="74.039831058215" calcext:value-type="float">
            <text:p>74.04</text:p>
          </table:table-cell>
          <table:table-cell table:style-name="ce40" table:formula="of:=(((([.L35]*[.L35])/20)+([.L35]))/3)" office:value-type="float" office:value="21.9130940082655" calcext:value-type="float">
            <text:p>21.91</text:p>
          </table:table-cell>
          <table:table-cell table:style-name="ce40" table:formula="of:=((([.L35]*[.L35])/20)+([.L35]))" office:value-type="float" office:value="65.7392820247964" calcext:value-type="float">
            <text:p>65.74</text:p>
          </table:table-cell>
          <table:table-cell table:style-name="ce40" table:formula="of:=((MIN([.L31:.L35])*([.F35]-[.F30])*1760)/(24*60*60*5*2))" office:value-type="float" office:value="10.9427105043768" calcext:value-type="float">
            <text:p>10.94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35]*3" office:value-type="float" office:value="880.268669106826" calcext:value-type="float">
            <text:p>880.27</text:p>
          </table:table-cell>
          <table:table-cell table:style-name="ce17"/>
          <table:table-cell table:number-columns-repeated="5"/>
          <table:table-cell table:style-name="ce17" table:formula="of:=([.D35]-[.$H$5])/[.L35]" office:value-type="string" office:string-value="" calcext:value-type="error">
            <text:p>#VALUE!</text:p>
          </table:table-cell>
          <table:table-cell table:style-name="ce17" table:formula="of:=([.E35]-[.$H$5])/[.L35]" office:value-type="string" office:string-value="" calcext:value-type="error">
            <text:p>#VALUE!</text:p>
          </table:table-cell>
          <table:table-cell office:value-type="float" office:value="54" calcext:value-type="float">
            <text:p>54</text:p>
          </table:table-cell>
          <table:table-cell table:style-name="ce17" office:value-type="float" office:value="0.82" calcext:value-type="float">
            <text:p>0.82</text:p>
          </table:table-cell>
          <table:table-cell table:style-name="ce17" office:value-type="float" office:value="0.31" calcext:value-type="float">
            <text:p>0.31</text:p>
          </table:table-cell>
          <table:table-cell table:style-name="ce17" table:formula="of:=(100*[.AI35])/[.AH35]" office:value-type="float" office:value="37.8048780487805" calcext:value-type="float">
            <text:p>37.80</text:p>
          </table:table-cell>
          <table:table-cell table:style-name="ce17" office:value-type="float" office:value="0.88" calcext:value-type="float">
            <text:p>0.88</text:p>
          </table:table-cell>
          <table:table-cell table:style-name="ce17" office:value-type="float" office:value="0.31" calcext:value-type="float">
            <text:p>0.31</text:p>
          </table:table-cell>
          <table:table-cell table:style-name="ce17" table:formula="of:=(100*[.AL35])/[.AK35]" office:value-type="float" office:value="35.2272727272727" calcext:value-type="float">
            <text:p>35.23</text:p>
          </table:table-cell>
          <table:table-cell table:formula="of:=2 *[.J35]" office:value-type="float" office:value="0.0000370370370370359" calcext:value-type="float">
            <text:p>0.000037037037</text:p>
          </table:table-cell>
          <table:table-cell table:style-name="ce17" table:formula="of:=2 *[.J35]" office:value-type="float" office:value="0.0000370370370370359" calcext:value-type="float">
            <text:p>0.00</text:p>
          </table:table-cell>
          <table:table-cell table:formula="of:=2 *[.J35]" office:value-type="float" office:value="0.0000370370370370359" calcext:value-type="float">
            <text:p>0.000037037037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5]" office:value-type="float" office:value="0.0000370370370370359" calcext:value-type="float">
            <text:p>0.00</text:p>
          </table:table-cell>
          <table:table-cell table:style-name="ce17" table:formula="of:=2 *[.J35]" office:value-type="float" office:value="0.0000370370370370359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35]-[.F34])/5" office:value-type="float" office:value="10.4189814814815" calcext:value-type="float">
            <text:p>10.42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35]/[.D35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4M59.141S" calcext:value-type="time">
            <text:p>00:04:59</text:p>
          </table:table-cell>
          <table:table-cell table:style-name="ce2" office:value-type="time" office:time-value="PT00H05M00.54S" calcext:value-type="time">
            <text:p>00:05:01</text:p>
          </table:table-cell>
          <table:table-cell table:style-name="ce4" table:formula="of:=([.F36]/(5*60))" office:value-type="float" office:value="5.77046682098765" calcext:value-type="float">
            <text:p>5.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6]-[.A$9])*500000" office:value-type="float" office:value="1731.1400462963" calcext:value-type="float">
            <text:p>1731</text:p>
          </table:table-cell>
          <table:table-cell table:style-name="ce12" table:formula="of:=([.B36]-[.B$9])*500000" office:value-type="float" office:value="1739.23611111111" calcext:value-type="float">
            <text:p>1739</text:p>
          </table:table-cell>
          <table:table-cell table:style-name="ce15" office:value-type="float" office:value="0" calcext:value-type="float">
            <text:p>0</text:p>
          </table:table-cell>
          <table:table-cell table:style-name="ce28" table:formula="of:=[.J36]*500000" office:value-type="float" office:value="8.09606481481494" calcext:value-type="float">
            <text:p>8</text:p>
          </table:table-cell>
          <table:table-cell table:style-name="ce34" table:formula="of:=([.B36]-[.A36])" office:value-type="time" office:time-value="PT00H00M01.399S" calcext:value-type="time">
            <text:p>00:00:01.40</text:p>
          </table:table-cell>
          <table:table-cell table:style-name="ce43" table:formula="of:=([.$J$4]*3600/1760)/(([.I36]-1)/5)" office:value-type="float" office:value="36.0314941949253" calcext:value-type="float">
            <text:p>36.03</text:p>
          </table:table-cell>
          <table:table-cell table:style-name="ce42" table:formula="of:=([.$J$4]*3600/1760)*5/[.I36]" office:value-type="float" office:value="31.5809994151662" calcext:value-type="float">
            <text:p>31.58</text:p>
          </table:table-cell>
          <table:table-cell table:style-name="ce43" table:formula="of:=([.$J$4]*3600/1760)/(([.I36]+1)/5)" office:value-type="float" office:value="28.1090585200519" calcext:value-type="float">
            <text:p>28.11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36]-[.F30]))" office:value-type="float" office:value="296.776902085759" calcext:value-type="float">
            <text:p>296.78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36]*([.$F36]-[.$F31])*1760)/(24*60*60*2))" office:value-type="float" office:value="92.1716142010531" calcext:value-type="float">
            <text:p>92.17</text:p>
          </table:table-cell>
          <table:table-cell table:style-name="ce40" table:formula="of:=(([.L36]*([.$F36]-[.$F31])*1760)/(24*60*60*2))" office:value-type="float" office:value="80.7868715749332" calcext:value-type="float">
            <text:p>80.79</text:p>
          </table:table-cell>
          <table:table-cell table:style-name="ce40" table:formula="of:=(([.M36]*([.$F36]-[.$F31])*1760)/(24*60*60*2))" office:value-type="float" office:value="71.9053526742154" calcext:value-type="float">
            <text:p>71.91</text:p>
          </table:table-cell>
          <table:table-cell table:style-name="ce40" table:formula="of:=(((([.L36]*[.L36])/20)+([.L36]))/3)" office:value-type="float" office:value="27.1496585394008" calcext:value-type="float">
            <text:p>27.15</text:p>
          </table:table-cell>
          <table:table-cell table:style-name="ce40" table:formula="of:=((([.L36]*[.L36])/20)+([.L36]))" office:value-type="float" office:value="81.4489756182025" calcext:value-type="float">
            <text:p>81.45</text:p>
          </table:table-cell>
          <table:table-cell table:style-name="ce40" table:formula="of:=((MIN([.L32:.L36])*([.F36]-[.F31])*1760)/(24*60*60*5*2))" office:value-type="float" office:value="9.42232874808942" calcext:value-type="float">
            <text:p>9.42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36]*3" office:value-type="float" office:value="890.330706257276" calcext:value-type="float">
            <text:p>890.33</text:p>
          </table:table-cell>
          <table:table-cell table:style-name="ce17"/>
          <table:table-cell table:number-columns-repeated="5"/>
          <table:table-cell table:style-name="ce17" table:formula="of:=([.D36]-[.$H$5])/[.L36]" office:value-type="string" office:string-value="" calcext:value-type="error">
            <text:p>#VALUE!</text:p>
          </table:table-cell>
          <table:table-cell table:style-name="ce17" table:formula="of:=([.E36]-[.$H$5])/[.L36]" office:value-type="string" office:string-value="" calcext:value-type="error">
            <text:p>#VALUE!</text:p>
          </table:table-cell>
          <table:table-cell office:value-type="float" office:value="55" calcext:value-type="float">
            <text:p>55</text:p>
          </table:table-cell>
          <table:table-cell table:style-name="ce17" office:value-type="float" office:value="0.79" calcext:value-type="float">
            <text:p>0.79</text:p>
          </table:table-cell>
          <table:table-cell table:style-name="ce17" office:value-type="float" office:value="0.3" calcext:value-type="float">
            <text:p>0.30</text:p>
          </table:table-cell>
          <table:table-cell table:style-name="ce17" table:formula="of:=(100*[.AI36])/[.AH36]" office:value-type="float" office:value="37.9746835443038" calcext:value-type="float">
            <text:p>37.97</text:p>
          </table:table-cell>
          <table:table-cell table:style-name="ce17" office:value-type="float" office:value="0.85" calcext:value-type="float">
            <text:p>0.85</text:p>
          </table:table-cell>
          <table:table-cell table:style-name="ce17" office:value-type="float" office:value="0.3" calcext:value-type="float">
            <text:p>0.30</text:p>
          </table:table-cell>
          <table:table-cell table:style-name="ce17" table:formula="of:=(100*[.AL36])/[.AK36]" office:value-type="float" office:value="35.2941176470588" calcext:value-type="float">
            <text:p>35.29</text:p>
          </table:table-cell>
          <table:table-cell table:formula="of:=2 *[.J36]" office:value-type="float" office:value="0.0000323842592592598" calcext:value-type="float">
            <text:p>0.0000323842593</text:p>
          </table:table-cell>
          <table:table-cell table:style-name="ce17" table:formula="of:=2 *[.J36]" office:value-type="float" office:value="0.0000323842592592598" calcext:value-type="float">
            <text:p>0.00</text:p>
          </table:table-cell>
          <table:table-cell table:formula="of:=2 *[.J36]" office:value-type="float" office:value="0.0000323842592592598" calcext:value-type="float">
            <text:p>0.0000323842593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6]" office:value-type="float" office:value="0.0000323842592592598" calcext:value-type="float">
            <text:p>0.00</text:p>
          </table:table-cell>
          <table:table-cell table:style-name="ce17" table:formula="of:=2 *[.J36]" office:value-type="float" office:value="0.0000323842592592598" calcext:value-type="float">
            <text:p>0.00</text:p>
          </table:table-cell>
          <table:table-cell table:style-name="ce17" table:formula="of:=2 *[.J36]" office:value-type="float" office:value="0.0000323842592592598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36]-[.F35])/5" office:value-type="float" office:value="2.31481481481478" calcext:value-type="float">
            <text:p>2.31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36]/[.D36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5M11.938S" calcext:value-type="time">
            <text:p>00:05:12</text:p>
          </table:table-cell>
          <table:table-cell table:style-name="ce2" office:value-type="time" office:time-value="PT00H05M14.538S" calcext:value-type="time">
            <text:p>00:05:15</text:p>
          </table:table-cell>
          <table:table-cell table:style-name="ce4" table:formula="of:=([.F37]/(5*60))" office:value-type="float" office:value="6.0173225308642" calcext:value-type="float">
            <text:p>6.0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7]-[.A$9])*500000" office:value-type="float" office:value="1805.19675925926" calcext:value-type="float">
            <text:p>1805</text:p>
          </table:table-cell>
          <table:table-cell table:style-name="ce12" table:formula="of:=([.B37]-[.B$9])*500000" office:value-type="float" office:value="1820.24305555556" calcext:value-type="float">
            <text:p>1820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37]*500000" office:value-type="float" office:value="15.0462962962964" calcext:value-type="float">
            <text:p>15</text:p>
          </table:table-cell>
          <table:table-cell table:style-name="ce34" table:formula="of:=([.B37]-[.A37])" office:value-type="time" office:time-value="PT00H00M02.6S" calcext:value-type="time">
            <text:p>00:00:02.60</text:p>
          </table:table-cell>
          <table:table-cell table:style-name="ce43" table:formula="of:=([.$J$4]*3600/1760)/(([.I37]-1)/5)" office:value-type="float" office:value="18.2027925930363" calcext:value-type="float">
            <text:p>18.20</text:p>
          </table:table-cell>
          <table:table-cell table:style-name="ce42" table:formula="of:=([.$J$4]*3600/1760)*5/[.I37]" office:value-type="float" office:value="16.9930069930069" calcext:value-type="float">
            <text:p>16.99</text:p>
          </table:table-cell>
          <table:table-cell table:style-name="ce43" table:formula="of:=([.$J$4]*3600/1760)/(([.I37]+1)/5)" office:value-type="float" office:value="15.9340082883071" calcext:value-type="float">
            <text:p>15.93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37]-[.F31]))" office:value-type="float" office:value="276.740751285656" calcext:value-type="float">
            <text:p>276.74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37]*([.$F37]-[.$F32])*1760)/(24*60*60*2))" office:value-type="float" office:value="39.4841535514169" calcext:value-type="float">
            <text:p>39.48</text:p>
          </table:table-cell>
          <table:table-cell table:style-name="ce40" table:formula="of:=(([.L37]*([.$F37]-[.$F32])*1760)/(24*60*60*2))" office:value-type="float" office:value="36.8599759615382" calcext:value-type="float">
            <text:p>36.86</text:p>
          </table:table-cell>
          <table:table-cell table:style-name="ce40" table:formula="of:=(([.M37]*([.$F37]-[.$F32])*1760)/(24*60*60*2))" office:value-type="float" office:value="34.5628741705133" calcext:value-type="float">
            <text:p>34.56</text:p>
          </table:table-cell>
          <table:table-cell table:style-name="ce40" table:formula="of:=(((([.L37]*[.L37])/20)+([.L37]))/3)" office:value-type="float" office:value="10.4770404420753" calcext:value-type="float">
            <text:p>10.48</text:p>
          </table:table-cell>
          <table:table-cell table:style-name="ce40" table:formula="of:=((([.L37]*[.L37])/20)+([.L37]))" office:value-type="float" office:value="31.4311213262258" calcext:value-type="float">
            <text:p>31.43</text:p>
          </table:table-cell>
          <table:table-cell table:style-name="ce40" table:formula="of:=((MIN([.L33:.L37])*([.F37]-[.F32])*1760)/(24*60*60*5*2))" office:value-type="float" office:value="7.37199519230763" calcext:value-type="float">
            <text:p>7.37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37]*3" office:value-type="float" office:value="830.222253856968" calcext:value-type="float">
            <text:p>830.22</text:p>
          </table:table-cell>
          <table:table-cell table:style-name="ce17"/>
          <table:table-cell table:number-columns-repeated="5"/>
          <table:table-cell table:style-name="ce17" table:formula="of:=([.D37]-[.$H$5])/[.L37]" office:value-type="string" office:string-value="" calcext:value-type="error">
            <text:p>#VALUE!</text:p>
          </table:table-cell>
          <table:table-cell table:style-name="ce17" table:formula="of:=([.E37]-[.$H$5])/[.L37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37])/[.AH37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37])/[.AK37]" office:value-type="float" office:value="35.8024691358025" calcext:value-type="float">
            <text:p>35.80</text:p>
          </table:table-cell>
          <table:table-cell table:formula="of:=2 *[.J37]" office:value-type="float" office:value="0.0000601851851851857" calcext:value-type="float">
            <text:p>0.0000601851852</text:p>
          </table:table-cell>
          <table:table-cell table:style-name="ce17" table:formula="of:=2 *[.J37]" office:value-type="float" office:value="0.0000601851851851857" calcext:value-type="float">
            <text:p>0.00</text:p>
          </table:table-cell>
          <table:table-cell table:formula="of:=2 *[.J37]" office:value-type="float" office:value="0.0000601851851851857" calcext:value-type="float">
            <text:p>0.0000601851852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7]" office:value-type="float" office:value="0.0000601851851851857" calcext:value-type="float">
            <text:p>0.00</text:p>
          </table:table-cell>
          <table:table-cell table:style-name="ce17" table:formula="of:=2 *[.J37]" office:value-type="float" office:value="0.0000601851851851857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37]-[.F36])/5" office:value-type="float" office:value="14.8113425925926" calcext:value-type="float">
            <text:p>14.81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37]/[.D37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5M13.338S" calcext:value-type="time">
            <text:p>00:05:13</text:p>
          </table:table-cell>
          <table:table-cell table:style-name="ce2" office:value-type="time" office:time-value="PT00H05M16.737S" calcext:value-type="time">
            <text:p>00:05:17</text:p>
          </table:table-cell>
          <table:table-cell table:style-name="ce4" table:formula="of:=([.F38]/(5*60))" office:value-type="float" office:value="6.0443287037037" calcext:value-type="float">
            <text:p>6.0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8]-[.A$9])*500000" office:value-type="float" office:value="1813.29861111111" calcext:value-type="float">
            <text:p>1813</text:p>
          </table:table-cell>
          <table:table-cell table:style-name="ce12" table:formula="of:=([.B38]-[.B$9])*500000" office:value-type="float" office:value="1832.96875" calcext:value-type="float">
            <text:p>1833</text:p>
          </table:table-cell>
          <table:table-cell table:style-name="ce15" office:value-type="float" office:value="0" calcext:value-type="float">
            <text:p>0</text:p>
          </table:table-cell>
          <table:table-cell table:style-name="ce28" table:formula="of:=[.J38]*500000" office:value-type="float" office:value="19.670138888889" calcext:value-type="float">
            <text:p>20</text:p>
          </table:table-cell>
          <table:table-cell table:style-name="ce34" table:formula="of:=([.B38]-[.A38])" office:value-type="time" office:time-value="PT00H00M03.399S" calcext:value-type="time">
            <text:p>00:00:03.40</text:p>
          </table:table-cell>
          <table:table-cell table:style-name="ce43" table:formula="of:=([.$J$4]*3600/1760)/(([.I38]-1)/5)" office:value-type="float" office:value="13.6946928838318" calcext:value-type="float">
            <text:p>13.69</text:p>
          </table:table-cell>
          <table:table-cell table:style-name="ce42" table:formula="of:=([.$J$4]*3600/1760)*5/[.I38]" office:value-type="float" office:value="12.9984754874428" calcext:value-type="float">
            <text:p>13.00</text:p>
          </table:table-cell>
          <table:table-cell table:style-name="ce43" table:formula="of:=([.$J$4]*3600/1760)/(([.I38]+1)/5)" office:value-type="float" office:value="12.3696226501534" calcext:value-type="float">
            <text:p>12.37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38]-[.F32]))" office:value-type="float" office:value="407.109761524567" calcext:value-type="float">
            <text:p>407.11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38]*([.$F38]-[.$F33])*1760)/(24*60*60*2))" office:value-type="float" office:value="29.3794105035852" calcext:value-type="float">
            <text:p>29.38</text:p>
          </table:table-cell>
          <table:table-cell table:style-name="ce40" table:formula="of:=(([.L38]*([.$F38]-[.$F33])*1760)/(24*60*60*2))" office:value-type="float" office:value="27.8858058742767" calcext:value-type="float">
            <text:p>27.89</text:p>
          </table:table-cell>
          <table:table-cell table:style-name="ce40" table:formula="of:=(([.M38]*([.$F38]-[.$F33])*1760)/(24*60*60*2))" office:value-type="float" office:value="26.5367193478545" calcext:value-type="float">
            <text:p>26.54</text:p>
          </table:table-cell>
          <table:table-cell table:style-name="ce40" table:formula="of:=(((([.L38]*[.L38])/20)+([.L38]))/3)" office:value-type="float" office:value="7.14883124577511" calcext:value-type="float">
            <text:p>7.15</text:p>
          </table:table-cell>
          <table:table-cell table:style-name="ce40" table:formula="of:=((([.L38]*[.L38])/20)+([.L38]))" office:value-type="float" office:value="21.4464937373253" calcext:value-type="float">
            <text:p>21.45</text:p>
          </table:table-cell>
          <table:table-cell table:style-name="ce40" table:formula="of:=((MIN([.L34:.L38])*([.F38]-[.F33])*1760)/(24*60*60*5*2))" office:value-type="float" office:value="5.57716117485534" calcext:value-type="float">
            <text:p>5.58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38]*3" office:value-type="float" office:value="1221.3292845737" calcext:value-type="float">
            <text:p>1221.33</text:p>
          </table:table-cell>
          <table:table-cell table:style-name="ce17"/>
          <table:table-cell table:number-columns-repeated="5"/>
          <table:table-cell table:style-name="ce17" table:formula="of:=([.D38]-[.$H$5])/[.L38]" office:value-type="string" office:string-value="" calcext:value-type="error">
            <text:p>#VALUE!</text:p>
          </table:table-cell>
          <table:table-cell table:style-name="ce17" table:formula="of:=([.E38]-[.$H$5])/[.L38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38])/[.AH38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38])/[.AK38]" office:value-type="float" office:value="35.8024691358025" calcext:value-type="float">
            <text:p>35.80</text:p>
          </table:table-cell>
          <table:table-cell table:formula="of:=2 *[.J38]" office:value-type="float" office:value="0.0000786805555555558" calcext:value-type="float">
            <text:p>0.0000786805556</text:p>
          </table:table-cell>
          <table:table-cell table:style-name="ce17" table:formula="of:=2 *[.J38]" office:value-type="float" office:value="0.0000786805555555558" calcext:value-type="float">
            <text:p>0.00</text:p>
          </table:table-cell>
          <table:table-cell table:formula="of:=2 *[.J38]" office:value-type="float" office:value="0.0000786805555555558" calcext:value-type="float">
            <text:p>0.0000786805556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8]" office:value-type="float" office:value="0.0000786805555555558" calcext:value-type="float">
            <text:p>0.00</text:p>
          </table:table-cell>
          <table:table-cell table:style-name="ce17" table:formula="of:=2 *[.J38]" office:value-type="float" office:value="0.0000786805555555558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38]-[.F37])/5" office:value-type="float" office:value="1.62037037037044" calcext:value-type="float">
            <text:p>1.62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38]/[.D38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5M15.937S" calcext:value-type="time">
            <text:p>00:05:16</text:p>
          </table:table-cell>
          <table:table-cell table:style-name="ce2" office:value-type="time" office:time-value="PT00H05M18.337S" calcext:value-type="time">
            <text:p>00:05:18</text:p>
          </table:table-cell>
          <table:table-cell table:style-name="ce4" table:formula="of:=([.F39]/(5*60))" office:value-type="float" office:value="6.0944637345679" calcext:value-type="float">
            <text:p>6.0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39]-[.A$9])*500000" office:value-type="float" office:value="1828.33912037037" calcext:value-type="float">
            <text:p>1828</text:p>
          </table:table-cell>
          <table:table-cell table:style-name="ce12" table:formula="of:=([.B39]-[.B$9])*500000" office:value-type="float" office:value="1842.22800925926" calcext:value-type="float">
            <text:p>1842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39]*500000" office:value-type="float" office:value="13.8888888888888" calcext:value-type="float">
            <text:p>14</text:p>
          </table:table-cell>
          <table:table-cell table:style-name="ce34" table:formula="of:=([.B39]-[.A39])" office:value-type="time" office:time-value="PT00H00M02.4S" calcext:value-type="time">
            <text:p>00:00:02.40</text:p>
          </table:table-cell>
          <table:table-cell table:style-name="ce43" table:formula="of:=([.$J$4]*3600/1760)/(([.I39]-1)/5)" office:value-type="float" office:value="19.8373824451412" calcext:value-type="float">
            <text:p>19.84</text:p>
          </table:table-cell>
          <table:table-cell table:style-name="ce42" table:formula="of:=([.$J$4]*3600/1760)*5/[.I39]" office:value-type="float" office:value="18.409090909091" calcext:value-type="float">
            <text:p>18.41</text:p>
          </table:table-cell>
          <table:table-cell table:style-name="ce43" table:formula="of:=([.$J$4]*3600/1760)/(([.I39]+1)/5)" office:value-type="float" office:value="17.1726594301222" calcext:value-type="float">
            <text:p>17.17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39]-[.F33]))" office:value-type="float" office:value="398.810134372756" calcext:value-type="float">
            <text:p>398.81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39]*([.$F39]-[.$F34])*1760)/(24*60*60*2))" office:value-type="float" office:value="32.5029745869255" calcext:value-type="float">
            <text:p>32.50</text:p>
          </table:table-cell>
          <table:table-cell table:style-name="ce40" table:formula="of:=(([.L39]*([.$F39]-[.$F34])*1760)/(24*60*60*2))" office:value-type="float" office:value="30.1627604166669" calcext:value-type="float">
            <text:p>30.16</text:p>
          </table:table-cell>
          <table:table-cell table:style-name="ce40" table:formula="of:=(([.M39]*([.$F39]-[.$F34])*1760)/(24*60*60*2))" office:value-type="float" office:value="28.1369033737564" calcext:value-type="float">
            <text:p>28.14</text:p>
          </table:table-cell>
          <table:table-cell table:style-name="ce40" table:formula="of:=(((([.L39]*[.L39])/20)+([.L39]))/3)" office:value-type="float" office:value="11.7846074380166" calcext:value-type="float">
            <text:p>11.78</text:p>
          </table:table-cell>
          <table:table-cell table:style-name="ce40" table:formula="of:=((([.L39]*[.L39])/20)+([.L39]))" office:value-type="float" office:value="35.3538223140499" calcext:value-type="float">
            <text:p>35.35</text:p>
          </table:table-cell>
          <table:table-cell table:style-name="ce40" table:formula="of:=((MIN([.L35:.L39])*([.F39]-[.F34])*1760)/(24*60*60*5*2))" office:value-type="float" office:value="4.25952486025301" calcext:value-type="float">
            <text:p>4.26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39]*3" office:value-type="float" office:value="1196.43040311827" calcext:value-type="float">
            <text:p>1196.43</text:p>
          </table:table-cell>
          <table:table-cell table:style-name="ce17"/>
          <table:table-cell table:number-columns-repeated="5"/>
          <table:table-cell table:style-name="ce17" table:formula="of:=([.D39]-[.$H$5])/[.L39]" office:value-type="string" office:string-value="" calcext:value-type="error">
            <text:p>#VALUE!</text:p>
          </table:table-cell>
          <table:table-cell table:style-name="ce17" table:formula="of:=([.E39]-[.$H$5])/[.L39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39])/[.AH39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39])/[.AK39]" office:value-type="float" office:value="35.8024691358025" calcext:value-type="float">
            <text:p>35.80</text:p>
          </table:table-cell>
          <table:table-cell table:formula="of:=2 *[.J39]" office:value-type="float" office:value="0.0000555555555555552" calcext:value-type="float">
            <text:p>0.0000555555556</text:p>
          </table:table-cell>
          <table:table-cell table:style-name="ce17" table:formula="of:=2 *[.J39]" office:value-type="float" office:value="0.0000555555555555552" calcext:value-type="float">
            <text:p>0.00</text:p>
          </table:table-cell>
          <table:table-cell table:formula="of:=2 *[.J39]" office:value-type="float" office:value="0.0000555555555555552" calcext:value-type="float">
            <text:p>0.0000555555556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39]" office:value-type="float" office:value="0.0000555555555555552" calcext:value-type="float">
            <text:p>0.00</text:p>
          </table:table-cell>
          <table:table-cell table:number-columns-repeated="3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39]-[.F38])/5" office:value-type="float" office:value="3.00810185185182" calcext:value-type="float">
            <text:p>3.01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39]/[.D39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5M17.737S" calcext:value-type="time">
            <text:p>00:05:18</text:p>
          </table:table-cell>
          <table:table-cell table:style-name="ce2" office:value-type="time" office:time-value="PT00H05M20.341S" calcext:value-type="time">
            <text:p>00:05:20</text:p>
          </table:table-cell>
          <table:table-cell table:style-name="ce4" table:formula="of:=([.F40]/(5*60))" office:value-type="float" office:value="6.12918595679012" calcext:value-type="float">
            <text:p>6.1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40]-[.A$9])*500000" office:value-type="float" office:value="1838.75578703704" calcext:value-type="float">
            <text:p>1839</text:p>
          </table:table-cell>
          <table:table-cell table:style-name="ce12" table:formula="of:=([.B40]-[.B$9])*500000" office:value-type="float" office:value="1853.82523148148" calcext:value-type="float">
            <text:p>1854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40]*500000" office:value-type="float" office:value="15.0694444444443" calcext:value-type="float">
            <text:p>15</text:p>
          </table:table-cell>
          <table:table-cell table:style-name="ce34" table:formula="of:=([.B40]-[.A40])" office:value-type="time" office:time-value="PT00H00M02.604S" calcext:value-type="time">
            <text:p>00:00:02.60</text:p>
          </table:table-cell>
          <table:table-cell table:style-name="ce43" table:formula="of:=([.$J$4]*3600/1760)/(([.I40]-1)/5)" office:value-type="float" office:value="18.1728439378984" calcext:value-type="float">
            <text:p>18.17</text:p>
          </table:table-cell>
          <table:table-cell table:style-name="ce42" table:formula="of:=([.$J$4]*3600/1760)*5/[.I40]" office:value-type="float" office:value="16.9669040636784" calcext:value-type="float">
            <text:p>16.97</text:p>
          </table:table-cell>
          <table:table-cell table:style-name="ce43" table:formula="of:=([.$J$4]*3600/1760)/(([.I40]+1)/5)" office:value-type="float" office:value="15.9110552368981" calcext:value-type="float">
            <text:p>15.91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40]-[.F34]))" office:value-type="float" office:value="525.44090816947" calcext:value-type="float">
            <text:p>525.44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40]*([.$F40]-[.$F35])*1760)/(24*60*60*2))" office:value-type="float" office:value="22.0612934627621" calcext:value-type="float">
            <text:p>22.06</text:p>
          </table:table-cell>
          <table:table-cell table:style-name="ce40" table:formula="of:=(([.L40]*([.$F40]-[.$F35])*1760)/(24*60*60*2))" office:value-type="float" office:value="20.5973182283668" calcext:value-type="float">
            <text:p>20.60</text:p>
          </table:table-cell>
          <table:table-cell table:style-name="ce40" table:formula="of:=(([.M40]*([.$F40]-[.$F35])*1760)/(24*60*60*2))" office:value-type="float" office:value="19.315549073274" calcext:value-type="float">
            <text:p>19.32</text:p>
          </table:table-cell>
          <table:table-cell table:style-name="ce40" table:formula="of:=(((([.L40]*[.L40])/20)+([.L40]))/3)" office:value-type="float" office:value="10.4535652463273" calcext:value-type="float">
            <text:p>10.45</text:p>
          </table:table-cell>
          <table:table-cell table:style-name="ce40" table:formula="of:=((([.L40]*[.L40])/20)+([.L40]))" office:value-type="float" office:value="31.3606957389818" calcext:value-type="float">
            <text:p>31.36</text:p>
          </table:table-cell>
          <table:table-cell table:style-name="ce40" table:formula="of:=((MIN([.L36:.L40])*([.F40]-[.F35])*1760)/(24*60*60*5*2))" office:value-type="float" office:value="3.15595273119544" calcext:value-type="float">
            <text:p>3.16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40]*3" office:value-type="float" office:value="1576.32272450841" calcext:value-type="float">
            <text:p>1576.32</text:p>
          </table:table-cell>
          <table:table-cell table:style-name="ce17"/>
          <table:table-cell table:number-columns-repeated="5"/>
          <table:table-cell table:style-name="ce17" table:formula="of:=([.D40]-[.$H$5])/[.L40]" office:value-type="string" office:string-value="" calcext:value-type="error">
            <text:p>#VALUE!</text:p>
          </table:table-cell>
          <table:table-cell table:style-name="ce17" table:formula="of:=([.E40]-[.$H$5])/[.L40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40])/[.AH40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40])/[.AK40]" office:value-type="float" office:value="35.8024691358025" calcext:value-type="float">
            <text:p>35.80</text:p>
          </table:table-cell>
          <table:table-cell table:formula="of:=2 *[.J40]" office:value-type="float" office:value="0.0000602777777777771" calcext:value-type="float">
            <text:p>0.0000602777778</text:p>
          </table:table-cell>
          <table:table-cell table:style-name="ce17" table:formula="of:=2 *[.J40]" office:value-type="float" office:value="0.0000602777777777771" calcext:value-type="float">
            <text:p>0.00</text:p>
          </table:table-cell>
          <table:table-cell table:formula="of:=2 *[.J40]" office:value-type="float" office:value="0.0000602777777777771" calcext:value-type="float">
            <text:p>0.0000602777778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40]" office:value-type="float" office:value="0.0000602777777777771" calcext:value-type="float">
            <text:p>0.00</text:p>
          </table:table-cell>
          <table:table-cell table:style-name="ce17" table:formula="of:=2 *[.J40]" office:value-type="float" office:value="0.0000602777777777771" calcext:value-type="float">
            <text:p>0.00</text:p>
          </table:table-cell>
          <table:table-cell table:style-name="ce17" table:formula="of:=2 *[.J40]" office:value-type="float" office:value="0.0000602777777777771" calcext:value-type="float">
            <text:p>0.00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40]-[.F39])/5" office:value-type="float" office:value="2.08333333333335" calcext:value-type="float">
            <text:p>2.08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40]/[.D4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5M19.541S" calcext:value-type="time">
            <text:p>00:05:20</text:p>
          </table:table-cell>
          <table:table-cell table:style-name="ce2" office:value-type="time" office:time-value="PT00H05M22.34S" calcext:value-type="time">
            <text:p>00:05:22</text:p>
          </table:table-cell>
          <table:table-cell table:style-name="ce4" table:formula="of:=([.F41]/(5*60))" office:value-type="float" office:value="6.16398533950617" calcext:value-type="float">
            <text:p>6.1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41]-[.A$9])*500000" office:value-type="float" office:value="1849.19560185185" calcext:value-type="float">
            <text:p>1849</text:p>
          </table:table-cell>
          <table:table-cell table:style-name="ce12" table:formula="of:=([.B41]-[.B$9])*500000" office:value-type="float" office:value="1865.39351851852" calcext:value-type="float">
            <text:p>1865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41]*500000" office:value-type="float" office:value="16.1979166666665" calcext:value-type="float">
            <text:p>16</text:p>
          </table:table-cell>
          <table:table-cell table:style-name="ce34" table:formula="of:=([.B41]-[.A41])" office:value-type="time" office:time-value="PT00H00M02.799S" calcext:value-type="time">
            <text:p>00:00:02.80</text:p>
          </table:table-cell>
          <table:table-cell table:style-name="ce43" table:formula="of:=([.$J$4]*3600/1760)/(([.I41]-1)/5)" office:value-type="float" office:value="16.823478098324" calcext:value-type="float">
            <text:p>16.82</text:p>
          </table:table-cell>
          <table:table-cell table:style-name="ce42" table:formula="of:=([.$J$4]*3600/1760)*5/[.I41]" office:value-type="float" office:value="15.7848582285883" calcext:value-type="float">
            <text:p>15.78</text:p>
          </table:table-cell>
          <table:table-cell table:style-name="ce43" table:formula="of:=([.$J$4]*3600/1760)/(([.I41]+1)/5)" office:value-type="float" office:value="14.8670227410386" calcext:value-type="float">
            <text:p>14.87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41]-[.F35]))" office:value-type="float" office:value="694.285714285715" calcext:value-type="float">
            <text:p>694.29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41]*([.$F41]-[.$F36])*1760)/(24*60*60*2))" office:value-type="float" office:value="20.2288477648315" calcext:value-type="float">
            <text:p>20.23</text:p>
          </table:table-cell>
          <table:table-cell table:style-name="ce40" table:formula="of:=(([.L41]*([.$F41]-[.$F36])*1760)/(24*60*60*2))" office:value-type="float" office:value="18.9799928545911" calcext:value-type="float">
            <text:p>18.98</text:p>
          </table:table-cell>
          <table:table-cell table:style-name="ce40" table:formula="of:=(([.M41]*([.$F41]-[.$F36])*1760)/(24*60*60*2))" office:value-type="float" office:value="17.8763712228281" calcext:value-type="float">
            <text:p>17.88</text:p>
          </table:table-cell>
          <table:table-cell table:style-name="ce40" table:formula="of:=(((([.L41]*[.L41])/20)+([.L41]))/3)" office:value-type="float" office:value="9.41431523113993" calcext:value-type="float">
            <text:p>9.41</text:p>
          </table:table-cell>
          <table:table-cell table:style-name="ce40" table:formula="of:=((([.L41]*[.L41])/20)+([.L41]))" office:value-type="float" office:value="28.2429456934198" calcext:value-type="float">
            <text:p>28.24</text:p>
          </table:table-cell>
          <table:table-cell table:style-name="ce40" table:formula="of:=((MIN([.L37:.L41])*([.F41]-[.F36])*1760)/(24*60*60*5*2))" office:value-type="float" office:value="3.1259193880553" calcext:value-type="float">
            <text:p>3.13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41]*3" office:value-type="float" office:value="2082.85714285714" calcext:value-type="float">
            <text:p>2082.86</text:p>
          </table:table-cell>
          <table:table-cell table:style-name="ce17"/>
          <table:table-cell table:number-columns-repeated="5"/>
          <table:table-cell table:style-name="ce17" table:formula="of:=([.D41]-[.$H$5])/[.L41]" office:value-type="string" office:string-value="" calcext:value-type="error">
            <text:p>#VALUE!</text:p>
          </table:table-cell>
          <table:table-cell table:style-name="ce17" table:formula="of:=([.E41]-[.$H$5])/[.L41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41])/[.AH41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41])/[.AK41]" office:value-type="float" office:value="35.8024691358025" calcext:value-type="float">
            <text:p>35.80</text:p>
          </table:table-cell>
          <table:table-cell table:formula="of:=2 *[.J41]" office:value-type="float" office:value="0.0000647916666666661" calcext:value-type="float">
            <text:p>0.0000647916667</text:p>
          </table:table-cell>
          <table:table-cell table:style-name="ce17" table:formula="of:=2 *[.J41]" office:value-type="float" office:value="0.0000647916666666661" calcext:value-type="float">
            <text:p>0.00</text:p>
          </table:table-cell>
          <table:table-cell table:formula="of:=2 *[.J41]" office:value-type="float" office:value="0.0000647916666666661" calcext:value-type="float">
            <text:p>0.0000647916667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41]" office:value-type="float" office:value="0.0000647916666666661" calcext:value-type="float">
            <text:p>0.00</text:p>
          </table:table-cell>
          <table:table-cell table:style-name="ce17" table:formula="of:=2 *[.J41]" office:value-type="float" office:value="0.0000647916666666661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41]-[.F40])/5" office:value-type="float" office:value="2.08796296296296" calcext:value-type="float">
            <text:p>2.09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41]/[.D4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office:value-type="time" office:time-value="PT00H05M24.14S" calcext:value-type="time">
            <text:p>00:05:24</text:p>
          </table:table-cell>
          <table:table-cell table:style-name="ce2" office:value-type="time" office:time-value="PT00H05M25.74S" calcext:value-type="time">
            <text:p>00:05:26</text:p>
          </table:table-cell>
          <table:table-cell table:style-name="ce4" table:formula="of:=([.F42]/(5*60))" office:value-type="float" office:value="6.25270061728395" calcext:value-type="float">
            <text:p>6.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([.A42]-[.A$9])*500000" office:value-type="float" office:value="1875.81018518519" calcext:value-type="float">
            <text:p>1876</text:p>
          </table:table-cell>
          <table:table-cell table:style-name="ce12" table:formula="of:=([.B42]-[.B$9])*500000" office:value-type="float" office:value="1885.06944444444" calcext:value-type="float">
            <text:p>1885</text:p>
          </table:table-cell>
          <table:table-cell table:style-name="ce15" office:value-type="float" office:value="1" calcext:value-type="float">
            <text:p>1</text:p>
          </table:table-cell>
          <table:table-cell table:style-name="ce28" table:formula="of:=[.J42]*500000" office:value-type="float" office:value="9.25925925925942" calcext:value-type="float">
            <text:p>9</text:p>
          </table:table-cell>
          <table:table-cell table:style-name="ce34" table:formula="of:=([.B42]-[.A42])" office:value-type="time" office:time-value="PT00H00M01.6S" calcext:value-type="time">
            <text:p>00:00:01.60</text:p>
          </table:table-cell>
          <table:table-cell table:style-name="ce43" table:formula="of:=([.$J$4]*3600/1760)/(([.I42]-1)/5)" office:value-type="float" office:value="30.9569914390536" calcext:value-type="float">
            <text:p>30.96</text:p>
          </table:table-cell>
          <table:table-cell table:style-name="ce42" table:formula="of:=([.$J$4]*3600/1760)*5/[.I42]" office:value-type="float" office:value="27.6136363636359" calcext:value-type="float">
            <text:p>27.61</text:p>
          </table:table-cell>
          <table:table-cell table:style-name="ce43" table:formula="of:=([.$J$4]*3600/1760)/(([.I42]+1)/5)" office:value-type="float" office:value="24.9220544798158" calcext:value-type="float">
            <text:p>24.92</text:p>
          </table:table-cell>
          <table:table-cell table:style-name="ce40" table:formula="of:=AVERAGE([.$L$10:.$L$42])" office:value-type="float" office:value="21.0025948192935" calcext:value-type="float">
            <text:p>21.00</text:p>
          </table:table-cell>
          <table:table-cell table:style-name="ce48" table:formula="of:=(5*5*60*60)/(([.F42]-[.F36]))" office:value-type="float" office:value="622.104884195369" calcext:value-type="float">
            <text:p>622.10</text:p>
          </table:table-cell>
          <table:table-cell table:style-name="ce39" table:formula="of:=COUNT([.$N$10:.$N$42])*(60/[.$J$7])" office:value-type="float" office:value="396" calcext:value-type="float">
            <text:p>396.00</text:p>
          </table:table-cell>
          <table:table-cell table:style-name="ce40" table:formula="of:=(([.K42]*([.$F42]-[.$F37])*1760)/(24*60*60*2))" office:value-type="float" office:value="22.2646031857245" calcext:value-type="float">
            <text:p>22.26</text:p>
          </table:table-cell>
          <table:table-cell table:style-name="ce40" table:formula="of:=(([.L42]*([.$F42]-[.$F37])*1760)/(24*60*60*2))" office:value-type="float" office:value="19.8600260416663" calcext:value-type="float">
            <text:p>19.86</text:p>
          </table:table-cell>
          <table:table-cell table:style-name="ce40" table:formula="of:=(([.M42]*([.$F42]-[.$F37])*1760)/(24*60*60*2))" office:value-type="float" office:value="17.9242112289407" calcext:value-type="float">
            <text:p>17.92</text:p>
          </table:table-cell>
          <table:table-cell table:style-name="ce40" table:formula="of:=(((([.L42]*[.L42])/20)+([.L42]))/3)" office:value-type="float" office:value="21.9130940082639" calcext:value-type="float">
            <text:p>21.91</text:p>
          </table:table-cell>
          <table:table-cell table:style-name="ce40" table:formula="of:=((([.L42]*[.L42])/20)+([.L42]))" office:value-type="float" office:value="65.7392820247916" calcext:value-type="float">
            <text:p>65.74</text:p>
          </table:table-cell>
          <table:table-cell table:style-name="ce40" table:formula="of:=((MIN([.L38:.L42])*([.F42]-[.F37])*1760)/(24*60*60*5*2))" office:value-type="float" office:value="1.86972884181621" calcext:value-type="float">
            <text:p>1.87</text:p>
          </table:table-cell>
          <table:table-cell table:style-name="ce39" table:formula="of:=COUNT([.$N$10:.$N$42])*(60 * 2/[.$J$7])" office:value-type="float" office:value="792" calcext:value-type="float">
            <text:p>792.00</text:p>
          </table:table-cell>
          <table:table-cell table:style-name="ce40" table:formula="of:=[.O42]*3" office:value-type="float" office:value="1866.31465258611" calcext:value-type="float">
            <text:p>1866.31</text:p>
          </table:table-cell>
          <table:table-cell table:style-name="ce17"/>
          <table:table-cell table:number-columns-repeated="5"/>
          <table:table-cell table:style-name="ce17" table:formula="of:=([.D42]-[.$H$5])/[.L42]" office:value-type="string" office:string-value="" calcext:value-type="error">
            <text:p>#VALUE!</text:p>
          </table:table-cell>
          <table:table-cell table:style-name="ce17" table:formula="of:=([.E42]-[.$H$5])/[.L42]" office:value-type="string" office:string-value="" calcext:value-type="error">
            <text:p>#VALUE!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I42])/[.AH42]" office:value-type="float" office:value="38.6666666666667" calcext:value-type="float">
            <text:p>38.67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0.29" calcext:value-type="float">
            <text:p>0.29</text:p>
          </table:table-cell>
          <table:table-cell table:style-name="ce17" table:formula="of:=(100*[.AL42])/[.AK42]" office:value-type="float" office:value="35.8024691358025" calcext:value-type="float">
            <text:p>35.80</text:p>
          </table:table-cell>
          <table:table-cell table:formula="of:=2 *[.J42]" office:value-type="float" office:value="0.0000370370370370377" calcext:value-type="float">
            <text:p>0.000037037037</text:p>
          </table:table-cell>
          <table:table-cell table:style-name="ce17" table:formula="of:=2 *[.J42]" office:value-type="float" office:value="0.0000370370370370377" calcext:value-type="float">
            <text:p>0.00</text:p>
          </table:table-cell>
          <table:table-cell table:formula="of:=2 *[.J42]" office:value-type="float" office:value="0.0000370370370370377" calcext:value-type="float">
            <text:p>0.000037037037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formula="of:=2 *[.J42]" office:value-type="float" office:value="0.0000370370370370377" calcext:value-type="float">
            <text:p>0.00</text:p>
          </table:table-cell>
          <table:table-cell table:style-name="ce17" table:formula="of:=2 *[.J42]" office:value-type="float" office:value="0.0000370370370370377" calcext:value-type="float">
            <text:p>0.00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53" table:formula="of:=[.$S$4]" office:value-type="float" office:value="57.2800006482672" calcext:value-type="float">
            <text:p>57.28</text:p>
          </table:table-cell>
          <table:table-cell table:style-name="ce17" table:formula="of:=([.F42]-[.F41])/5" office:value-type="float" office:value="5.32291666666661" calcext:value-type="float">
            <text:p>5.32</text:p>
          </table:table-cell>
          <table:table-cell table:style-name="ce53" table:formula="of:=[.$S$5]" office:value-type="float" office:value="11.3685465768799" calcext:value-type="float">
            <text:p>11.37</text:p>
          </table:table-cell>
          <table:table-cell table:style-name="ce53" table:formula="of:=[.E42]/[.D4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style-name="ce2" table:number-columns-repeated="2"/>
          <table:table-cell table:number-columns-repeated="5"/>
          <table:table-cell table:style-name="ce18" office:value-type="string" calcext:value-type="string">
            <text:p>Sample – 5mins</text:p>
          </table:table-cell>
          <table:table-cell table:number-columns-repeated="2"/>
          <table:table-cell table:style-name="ce44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8"/>
          <table:table-cell office:value-type="float" office:value="59" calcext:value-type="float">
            <text:p>59</text:p>
          </table:table-cell>
          <table:table-cell table:style-name="ce17" office:value-type="float" office:value="0.66" calcext:value-type="float">
            <text:p>0.66</text:p>
          </table:table-cell>
          <table:table-cell office:value-type="float" office:value="0.26" calcext:value-type="float">
            <text:p>0.26</text:p>
          </table:table-cell>
          <table:table-cell table:style-name="ce17" table:formula="of:=(100*[.AI43])/[.AH43]" office:value-type="float" office:value="39.3939393939394" calcext:value-type="float">
            <text:p>39.39</text:p>
          </table:table-cell>
          <table:table-cell table:style-name="ce17" office:value-type="float" office:value="0.72" calcext:value-type="float">
            <text:p>0.72</text:p>
          </table:table-cell>
          <table:table-cell table:style-name="ce17" office:value-type="float" office:value="0.26" calcext:value-type="float">
            <text:p>0.26</text:p>
          </table:table-cell>
          <table:table-cell table:style-name="ce17" table:formula="of:=(100*[.AL43])/[.AK43]" office:value-type="float" office:value="36.1111111111111" calcext:value-type="float">
            <text:p>36.11</text:p>
          </table:table-cell>
          <table:table-cell table:number-columns-repeated="4"/>
          <table:table-cell table:style-name="ce17" table:number-columns-repeated="4"/>
          <table:table-cell table:number-columns-repeated="2"/>
          <table:table-cell table:style-name="ce53"/>
          <table:table-cell table:number-columns-repeated="2"/>
          <table:table-cell table:style-name="ce17"/>
          <table:table-cell table:number-columns-repeated="971"/>
        </table:table-row>
        <table:table-row table:style-name="ro1">
          <table:table-cell table:style-name="ce2" table:number-columns-repeated="2"/>
          <table:table-cell table:number-columns-repeated="4"/>
          <table:table-cell table:style-name="ce20" office:value-type="string" calcext:value-type="string">
            <text:p>Right to Left</text:p>
          </table:table-cell>
          <table:table-cell table:style-name="ce13" table:formula="of:=SUM([.H10:.H42])" office:value-type="float" office:value="21" calcext:value-type="float">
            <text:p>21</text:p>
          </table:table-cell>
          <table:table-cell/>
          <table:table-cell table:style-name="ce35" office:value-type="string" calcext:value-type="string">
            <text:p>into town R to L</text:p>
          </table:table-cell>
          <table:table-cell table:style-name="ce45" table:formula="of:=([.H44]*12)" office:value-type="float" office:value="252" calcext:value-type="float">
            <text:p>252.00</text:p>
          </table:table-cell>
          <table:table-cell table:number-columns-repeated="2"/>
          <table:table-cell table:style-name="Default"/>
          <table:table-cell table:number-columns-repeated="18"/>
          <table:table-cell office:value-type="float" office:value="60" calcext:value-type="float">
            <text:p>60</text:p>
          </table:table-cell>
          <table:table-cell table:style-name="ce17" office:value-type="float" office:value="0.63" calcext:value-type="float">
            <text:p>0.63</text:p>
          </table:table-cell>
          <table:table-cell table:style-name="ce17" office:value-type="float" office:value="0.26" calcext:value-type="float">
            <text:p>0.26</text:p>
          </table:table-cell>
          <table:table-cell table:style-name="ce17" table:formula="of:=(100*[.AI44])/[.AH44]" office:value-type="float" office:value="41.2698412698413" calcext:value-type="float">
            <text:p>41.27</text:p>
          </table:table-cell>
          <table:table-cell table:style-name="ce17" office:value-type="float" office:value="0.69" calcext:value-type="float">
            <text:p>0.69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table:formula="of:=(100*[.AL44])/[.AK44]" office:value-type="float" office:value="36.231884057971" calcext:value-type="float">
            <text:p>36.23</text:p>
          </table:table-cell>
          <table:table-cell table:number-columns-repeated="10"/>
          <table:table-cell table:style-name="ce53"/>
          <table:table-cell table:number-columns-repeated="2"/>
          <table:table-cell table:style-name="ce17"/>
          <table:table-cell table:number-columns-repeated="971"/>
        </table:table-row>
        <table:table-row table:style-name="ro1">
          <table:table-cell table:number-columns-repeated="6"/>
          <table:table-cell table:style-name="ce20" office:value-type="string" calcext:value-type="string">
            <text:p>Left to Right</text:p>
          </table:table-cell>
          <table:table-cell table:style-name="ce13" table:formula="of:=((COUNT([.H10:.H42])-[.H44]))" office:value-type="float" office:value="12" calcext:value-type="float">
            <text:p>12</text:p>
          </table:table-cell>
          <table:table-cell/>
          <table:table-cell table:style-name="ce35" office:value-type="string" calcext:value-type="string">
            <text:p>out off town L to R</text:p>
          </table:table-cell>
          <table:table-cell table:style-name="ce45" table:formula="of:=([.H45]*12)" office:value-type="float" office:value="144" calcext:value-type="float">
            <text:p>144.00</text:p>
          </table:table-cell>
          <table:table-cell table:number-columns-repeated="2"/>
          <table:table-cell table:style-name="Default"/>
          <table:table-cell table:number-columns-repeated="3"/>
          <table:table-cell table:style-name="ce17" office:value-type="string" calcext:value-type="string">
            <text:p>Speed/Time Between Vehicles = Distance</text:p>
          </table:table-cell>
          <table:table-cell table:number-columns-repeated="14"/>
          <table:table-cell office:value-type="float" office:value="61" calcext:value-type="float">
            <text:p>61</text:p>
          </table:table-cell>
          <table:table-cell table:style-name="ce17" office:value-type="float" office:value="0.6" calcext:value-type="float">
            <text:p>0.60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table:formula="of:=(100*[.AI45])/[.AH45]" office:value-type="float" office:value="41.6666666666667" calcext:value-type="float">
            <text:p>41.67</text:p>
          </table:table-cell>
          <table:table-cell table:style-name="ce17" office:value-type="float" office:value="0.66" calcext:value-type="float">
            <text:p>0.66</text:p>
          </table:table-cell>
          <table:table-cell table:style-name="ce17" office:value-type="float" office:value="0.24" calcext:value-type="float">
            <text:p>0.24</text:p>
          </table:table-cell>
          <table:table-cell table:style-name="ce17" table:formula="of:=(100*[.AL45])/[.AK45]" office:value-type="float" office:value="36.3636363636364" calcext:value-type="float">
            <text:p>36.36</text:p>
          </table:table-cell>
          <table:table-cell table:number-columns-repeated="10"/>
          <table:table-cell table:style-name="ce53"/>
          <table:table-cell table:number-columns-repeated="974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ce17" office:value-type="string" calcext:value-type="string">
            <text:p>Distance per second = 1760/3600 * (G57*25)</text:p>
          </table:table-cell>
          <table:table-cell table:style-name="ce17"/>
          <table:table-cell table:number-columns-repeated="13"/>
          <table:table-cell office:value-type="float" office:value="62" calcext:value-type="float">
            <text:p>62</text:p>
          </table:table-cell>
          <table:table-cell table:style-name="ce17" office:value-type="float" office:value="0.57" calcext:value-type="float">
            <text:p>0.57</text:p>
          </table:table-cell>
          <table:table-cell table:style-name="ce17" office:value-type="float" office:value="0.24" calcext:value-type="float">
            <text:p>0.24</text:p>
          </table:table-cell>
          <table:table-cell table:style-name="ce17" table:formula="of:=(100*[.AI46])/[.AH46]" office:value-type="float" office:value="42.1052631578947" calcext:value-type="float">
            <text:p>42.11</text:p>
          </table:table-cell>
          <table:table-cell table:style-name="ce17" office:value-type="float" office:value="0.63" calcext:value-type="float">
            <text:p>0.63</text:p>
          </table:table-cell>
          <table:table-cell table:style-name="ce17" office:value-type="float" office:value="0.23" calcext:value-type="float">
            <text:p>0.23</text:p>
          </table:table-cell>
          <table:table-cell table:style-name="ce17" table:formula="of:=(100*[.AL46])/[.AK46]" office:value-type="float" office:value="36.5079365079365" calcext:value-type="float">
            <text:p>36.51</text:p>
          </table:table-cell>
          <table:table-cell table:number-columns-repeated="10"/>
          <table:table-cell table:style-name="ce53"/>
          <table:table-cell table:number-columns-repeated="974"/>
        </table:table-row>
        <table:table-row table:style-name="ro1">
          <table:table-cell table:number-columns-repeated="13"/>
          <table:table-cell table:style-name="Default"/>
          <table:table-cell table:number-columns-repeated="18"/>
          <table:table-cell office:value-type="float" office:value="63" calcext:value-type="float">
            <text:p>63</text:p>
          </table:table-cell>
          <table:table-cell table:style-name="ce17" office:value-type="float" office:value="0.54" calcext:value-type="float">
            <text:p>0.54</text:p>
          </table:table-cell>
          <table:table-cell table:style-name="ce17" office:value-type="float" office:value="0.23" calcext:value-type="float">
            <text:p>0.23</text:p>
          </table:table-cell>
          <table:table-cell table:style-name="ce17" table:formula="of:=(100*[.AI47])/[.AH47]" office:value-type="float" office:value="42.5925925925926" calcext:value-type="float">
            <text:p>42.59</text:p>
          </table:table-cell>
          <table:table-cell table:style-name="ce17" office:value-type="float" office:value="0.6" calcext:value-type="float">
            <text:p>0.60</text:p>
          </table:table-cell>
          <table:table-cell table:style-name="ce17" office:value-type="float" office:value="0.22" calcext:value-type="float">
            <text:p>0.22</text:p>
          </table:table-cell>
          <table:table-cell table:style-name="ce17" table:formula="of:=(100*[.AL47])/[.AK47]" office:value-type="float" office:value="36.6666666666667" calcext:value-type="float">
            <text:p>36.67</text:p>
          </table:table-cell>
          <table:table-cell table:number-columns-repeated="10"/>
          <table:table-cell table:style-name="ce53"/>
          <table:table-cell table:number-columns-repeated="974"/>
        </table:table-row>
        <table:table-row table:style-name="ro1">
          <table:table-cell table:number-columns-repeated="17"/>
          <table:table-cell table:style-name="ce17" table:number-columns-repeated="6"/>
          <table:table-cell table:number-columns-repeated="9"/>
          <table:table-cell office:value-type="float" office:value="64" calcext:value-type="float">
            <text:p>64</text:p>
          </table:table-cell>
          <table:table-cell table:style-name="ce17" office:value-type="float" office:value="0.51" calcext:value-type="float">
            <text:p>0.51</text:p>
          </table:table-cell>
          <table:table-cell table:style-name="ce17" office:value-type="float" office:value="0.22" calcext:value-type="float">
            <text:p>0.22</text:p>
          </table:table-cell>
          <table:table-cell table:style-name="ce17" table:formula="of:=(100*[.AI48])/[.AH48]" office:value-type="float" office:value="43.1372549019608" calcext:value-type="float">
            <text:p>43.14</text:p>
          </table:table-cell>
          <table:table-cell table:style-name="ce17" office:value-type="float" office:value="0.57" calcext:value-type="float">
            <text:p>0.57</text:p>
          </table:table-cell>
          <table:table-cell table:style-name="ce17" office:value-type="float" office:value="0.21" calcext:value-type="float">
            <text:p>0.21</text:p>
          </table:table-cell>
          <table:table-cell table:style-name="ce17" table:formula="of:=(100*[.AL48])/[.AK48]" office:value-type="float" office:value="36.8421052631579" calcext:value-type="float">
            <text:p>36.84</text:p>
          </table:table-cell>
          <table:table-cell table:number-columns-repeated="10"/>
          <table:table-cell table:style-name="ce53"/>
          <table:table-cell table:number-columns-repeated="974"/>
        </table:table-row>
        <table:table-row table:style-name="ro1">
          <table:table-cell table:number-columns-repeated="17"/>
          <table:table-cell table:style-name="ce17" table:number-columns-repeated="6"/>
          <table:table-cell table:number-columns-repeated="9"/>
          <table:table-cell office:value-type="float" office:value="65" calcext:value-type="float">
            <text:p>65</text:p>
          </table:table-cell>
          <table:table-cell table:style-name="ce17" office:value-type="float" office:value="0.48" calcext:value-type="float">
            <text:p>0.48</text:p>
          </table:table-cell>
          <table:table-cell table:style-name="ce17" office:value-type="float" office:value="0.21" calcext:value-type="float">
            <text:p>0.21</text:p>
          </table:table-cell>
          <table:table-cell table:style-name="ce17" table:formula="of:=(100*[.AI49])/[.AH49]" office:value-type="float" office:value="43.75" calcext:value-type="float">
            <text:p>43.75</text:p>
          </table:table-cell>
          <table:table-cell table:style-name="ce17" office:value-type="float" office:value="0.54" calcext:value-type="float">
            <text:p>0.54</text:p>
          </table:table-cell>
          <table:table-cell table:style-name="ce17" office:value-type="float" office:value="0.2" calcext:value-type="float">
            <text:p>0.20</text:p>
          </table:table-cell>
          <table:table-cell table:style-name="ce17" table:formula="of:=(100*[.AL49])/[.AK49]" office:value-type="float" office:value="37.037037037037" calcext:value-type="float">
            <text:p>37.04</text:p>
          </table:table-cell>
          <table:table-cell table:number-columns-repeated="10"/>
          <table:table-cell table:style-name="ce53"/>
          <table:table-cell table:number-columns-repeated="974"/>
        </table:table-row>
        <table:table-row table:style-name="ro1">
          <table:table-cell table:number-columns-repeated="18"/>
          <table:table-cell table:style-name="ce17" table:number-columns-repeated="5"/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table:style-name="ce17" table:formula="of:=(100*[.AI50])/[.AH50]" office:value-type="float" office:value="45.4545454545455" calcext:value-type="float">
            <text:p>45.45</text:p>
          </table:table-cell>
          <table:table-cell office:value-type="float" office:value="0.5" calcext:value-type="float">
            <text:p>0.5</text:p>
          </table:table-cell>
          <table:table-cell office:value-type="float" office:value="0.19" calcext:value-type="float">
            <text:p>0.19</text:p>
          </table:table-cell>
          <table:table-cell table:style-name="ce17" table:formula="of:=(100*[.AL50])/[.AK50]" office:value-type="float" office:value="38" calcext:value-type="float">
            <text:p>38.00</text:p>
          </table:table-cell>
          <table:table-cell table:number-columns-repeated="10"/>
          <table:table-cell table:style-name="ce53"/>
          <table:table-cell table:number-columns-repeated="974"/>
        </table:table-row>
        <table:table-row table:style-name="ro1">
          <table:table-cell table:number-columns-repeated="18"/>
          <table:table-cell table:style-name="ce17" table:number-columns-repeated="5"/>
          <table:table-cell table:number-columns-repeated="26"/>
          <table:table-cell table:style-name="ce53"/>
          <table:table-cell table:number-columns-repeated="974"/>
        </table:table-row>
        <table:table-row table:style-name="ro1">
          <table:table-cell table:number-columns-repeated="8"/>
          <table:table-cell table:style-name="ce7" office:value-type="string" calcext:value-type="string">
            <text:p>Address of Traffic Survey Rd </text:p>
          </table:table-cell>
          <table:table-cell office:value-type="string" calcext:value-type="string">
            <text:p>Oldham Test Site</text:p>
          </table:table-cell>
          <table:table-cell table:style-name="ce29" office:value-type="string" calcext:value-type="string">
            <text:p>Vehicles Per Day ~ 12 * Hour</text:p>
          </table:table-cell>
          <table:table-cell table:number-columns-repeated="38"/>
          <table:table-cell table:style-name="ce53"/>
          <table:table-cell table:number-columns-repeated="974"/>
        </table:table-row>
        <table:table-row table:style-name="ro1">
          <table:table-cell table:number-columns-repeated="3"/>
          <table:table-cell table:style-name="ce7" office:value-type="string" calcext:value-type="string">
            <text:p>Average Noise In dBC</text:p>
          </table:table-cell>
          <table:table-cell table:style-name="ce7" office:value-type="string" calcext:value-type="string">
            <text:p>Average Noise Out dBA</text:p>
          </table:table-cell>
          <table:table-cell table:number-columns-repeated="2"/>
          <table:table-cell table:style-name="ce20" office:value-type="string" calcext:value-type="string">
            <text:p>Noise Base dBC</text:p>
          </table:table-cell>
          <table:table-cell table:style-name="ce7" office:value-type="string" calcext:value-type="string">
            <text:p>Distance</text:p>
          </table:table-cell>
          <table:table-cell table:style-name="ce30" office:value-type="float" office:value="25" calcext:value-type="float">
            <text:p>25.00</text:p>
          </table:table-cell>
          <table:table-cell table:style-name="ce9" table:formula="of:=[.M53]*12" office:value-type="float" office:value="0" calcext:value-type="float">
            <text:p>0</text:p>
          </table:table-cell>
          <table:table-cell table:style-name="ce29" office:value-type="string" calcext:value-type="string">
            <text:p>Vehicles Per Hour</text:p>
          </table:table-cell>
          <table:table-cell table:style-name="ce8" table:formula="of:=(COUNT([.$L$59:.$L$75])*60/[.J56])" office:value-type="float" office:value="0" calcext:value-type="float">
            <text:p>0.00</text:p>
          </table:table-cell>
          <table:table-cell table:style-name="ce7" office:value-type="string" calcext:value-type="string">
            <text:p>Traffic Flow VPH Max</text:p>
          </table:table-cell>
          <table:table-cell table:style-name="ce8" table:formula="of:=(MAX([.$O$59:.$O$75]))" office:value-type="string" office:string-value="" calcext:value-type="error">
            <text:p>#DIV/0!</text:p>
          </table:table-cell>
          <table:table-cell table:style-name="ce7" office:value-type="string" calcext:value-type="string">
            <text:p>Traffic Flow VPH Avg</text:p>
          </table:table-cell>
          <table:table-cell table:style-name="ce8" table:formula="of:=(AVERAGE([.$O$59:.$O$75]))" office:value-type="string" office:string-value="" calcext:value-type="error">
            <text:p>#DIV/0!</text:p>
          </table:table-cell>
          <table:table-cell table:style-name="ce29" office:value-type="string" calcext:value-type="string">
            <text:p>AvgDistanceBetweenVehicles (Yds)</text:p>
          </table:table-cell>
          <table:table-cell table:style-name="ce8" table:formula="of:=(AVERAGE([.$R$59:.$R$75]))" office:value-type="float" office:value="0" calcext:value-type="float">
            <text:p>0.00</text:p>
          </table:table-cell>
          <table:table-cell table:style-name="ce8" table:formula="of:=(STDEV([.$R$59:.$R$75]))" office:value-type="float" office:value="0" calcext:value-type="float">
            <text:p>0.00</text:p>
          </table:table-cell>
          <table:table-cell table:number-columns-repeated="10"/>
          <table:table-cell table:number-columns-repeated="2" table:style-name="ce18" office:value-type="string" calcext:value-type="string">
            <text:p>Average dB per MPH In</text:p>
          </table:table-cell>
          <table:table-cell table:number-columns-repeated="17"/>
          <table:table-cell table:style-name="ce53"/>
          <table:table-cell table:number-columns-repeated="2"/>
          <table:table-cell table:style-name="ce7" office:value-type="string" calcext:value-type="string">
            <text:p>In – Average CalibrationFactor dBC to dBA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8" table:formula="of:=AVERAGE([.D58:.D75])" office:value-type="string" office:string-value="" calcext:value-type="error">
            <text:p>#DIV/0!</text:p>
          </table:table-cell>
          <table:table-cell table:style-name="ce8" table:formula="of:=AVERAGE([.E58:.E75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7" office:value-type="string" calcext:value-type="string">
            <text:p>Video </text:p>
          </table:table-cell>
          <table:table-cell table:style-name="ce36" office:value-type="string" calcext:value-type="string">
            <text:p>2016-02-27-20.00-21.avi</text:p>
          </table:table-cell>
          <table:table-cell table:style-name="Default"/>
          <table:table-cell table:style-name="ce29" office:value-type="string" calcext:value-type="string">
            <text:p>Average Speed MPH</text:p>
          </table:table-cell>
          <table:table-cell table:style-name="ce8" table:formula="of:=(AVERAGE([.$L$59:.$L$75]))" office:value-type="string" office:string-value="" calcext:value-type="error">
            <text:p>#DIV/0!</text:p>
          </table:table-cell>
          <table:table-cell table:style-name="ce7" office:value-type="string" calcext:value-type="string">
            <text:p>Traffic Flow VPH <text:s/>Min</text:p>
          </table:table-cell>
          <table:table-cell table:style-name="ce8" table:formula="of:=(MIN([.$O$59:.$O$75]))" office:value-type="string" office:string-value="" calcext:value-type="error">
            <text:p>#DIV/0!</text:p>
          </table:table-cell>
          <table:table-cell table:style-name="ce29" office:value-type="string" calcext:value-type="string">
            <text:p>AvgStoppingDistance</text:p>
          </table:table-cell>
          <table:table-cell table:style-name="ce8" table:formula="of:=(AVERAGE([.$T$59:.$T$75]))" office:value-type="string" office:string-value="" calcext:value-type="error">
            <text:p>#DIV/0!</text:p>
          </table:table-cell>
          <table:table-cell table:style-name="ce7" office:value-type="string" calcext:value-type="string">
            <text:p>AvgTimeBetweenVehicles (Seconds)</text:p>
          </table:table-cell>
          <table:table-cell table:style-name="ce17" table:formula="of:=AVERAGE([.AY59:.AY75])" office:value-type="float" office:value="0" calcext:value-type="float">
            <text:p>0.00</text:p>
          </table:table-cell>
          <table:table-cell table:style-name="ce17" table:formula="of:=STDEV([.AY59:.AY75])" office:value-type="float" office:value="0" calcext:value-type="float">
            <text:p>0.00</text:p>
          </table:table-cell>
          <table:table-cell table:number-columns-repeated="10"/>
          <table:table-cell table:style-name="ce8" table:formula="of:=AVERAGE([.AE59:.AE75])" office:value-type="string" office:string-value="" calcext:value-type="error">
            <text:p>#DIV/0!</text:p>
          </table:table-cell>
          <table:table-cell table:style-name="ce8" table:formula="of:=AVERAGE([.AF59:.AF75])" office:value-type="string" office:string-value="" calcext:value-type="error">
            <text:p>#DIV/0!</text:p>
          </table:table-cell>
          <table:table-cell table:number-columns-repeated="3"/>
          <table:table-cell table:style-name="ce7" office:value-type="string" calcext:value-type="string">
            <text:p>Minimum Error</text:p>
          </table:table-cell>
          <table:table-cell table:number-columns-repeated="2"/>
          <table:table-cell table:style-name="ce7" office:value-type="string" calcext:value-type="string">
            <text:p>Minimum Error</text:p>
          </table:table-cell>
          <table:table-cell table:number-columns-repeated="10"/>
          <table:table-cell table:style-name="ce53"/>
          <table:table-cell table:number-columns-repeated="2"/>
          <table:table-cell table:style-name="ce17" table:formula="of:=AVERAGE([.BA59:.BA75])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7" office:value-type="string" calcext:value-type="string">
            <text:p>Calibration In</text:p>
          </table:table-cell>
          <table:table-cell table:style-name="ce7" office:value-type="string" calcext:value-type="string">
            <text:p>Calibration Out</text:p>
          </table:table-cell>
          <table:table-cell table:number-columns-repeated="2"/>
          <table:table-cell table:style-name="ce7" office:value-type="string" calcext:value-type="string">
            <text:p>Time : Date</text:p>
          </table:table-cell>
          <table:table-cell table:style-name="ce27" office:value-type="time" office:time-value="PT17H45M00S" calcext:value-type="time">
            <text:p>17:45:00</text:p>
          </table:table-cell>
          <table:table-cell table:style-name="ce37" office:value-type="date" office:date-value="2016-03-07" calcext:value-type="date">
            <text:p>07/03/16</text:p>
          </table:table-cell>
          <table:table-cell table:style-name="Default"/>
          <table:table-cell table:style-name="ce29" office:value-type="string" calcext:value-type="string">
            <text:p>MaxSpeed MPH</text:p>
          </table:table-cell>
          <table:table-cell table:style-name="ce8" table:formula="of:=(MAX([.$L$59:.$L$75]))" office:value-type="string" office:string-value="" calcext:value-type="error">
            <text:p>#DIV/0!</text:p>
          </table:table-cell>
          <table:table-cell table:style-name="ce29" office:value-type="string" calcext:value-type="string">
            <text:p>MaxDistanceBetweenVehicles Yds</text:p>
          </table:table-cell>
          <table:table-cell table:style-name="ce8" table:formula="of:=(MAX([.$R$59:.$R$75]))" office:value-type="float" office:value="0" calcext:value-type="float">
            <text:p>0.00</text:p>
          </table:table-cell>
          <table:table-cell table:style-name="ce7" office:value-type="string" calcext:value-type="string">
            <text:p>MaxStoppingDistance</text:p>
          </table:table-cell>
          <table:table-cell table:style-name="ce8" table:formula="of:=(MAX([.$T$59:.$T$75]))" office:value-type="string" office:string-value="" calcext:value-type="error">
            <text:p>#DIV/0!</text:p>
          </table:table-cell>
          <table:table-cell table:number-columns-repeated="13"/>
          <table:table-cell table:number-columns-repeated="2" table:style-name="ce7" office:value-type="string" calcext:value-type="string">
            <text:p>Standard Deviation</text:p>
          </table:table-cell>
          <table:table-cell table:style-name="ce17"/>
          <table:table-cell table:number-columns-repeated="2"/>
          <table:table-cell table:style-name="ce8" table:formula="of:=MIN([.AJ59:.AJ81])" office:value-type="float" office:value="56.4625850340136" calcext:value-type="float">
            <text:p>56.46</text:p>
          </table:table-cell>
          <table:table-cell table:number-columns-repeated="2"/>
          <table:table-cell table:style-name="ce8" table:formula="of:=MIN([.AM59:.AM81])" office:value-type="float" office:value="55.5555555555556" calcext:value-type="float">
            <text:p>55.56</text:p>
          </table:table-cell>
          <table:table-cell table:number-columns-repeated="10"/>
          <table:table-cell table:style-name="ce53"/>
          <table:table-cell table:number-columns-repeated="2"/>
          <table:table-cell table:style-name="ce7" office:value-type="string" calcext:value-type="string">
            <text:p>Std Deviation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9" office:value-type="float" office:value="1.4" calcext:value-type="float">
            <text:p>1.4</text:p>
          </table:table-cell>
          <table:table-cell table:style-name="ce9" office:value-type="float" office:value="1.48" calcext:value-type="float">
            <text:p>1.48</text:p>
          </table:table-cell>
          <table:table-cell table:number-columns-repeated="2"/>
          <table:table-cell table:style-name="ce20" office:value-type="string" calcext:value-type="string">
            <text:p>Right to Left - 1</text:p>
          </table:table-cell>
          <table:table-cell table:style-name="ce7" office:value-type="string" calcext:value-type="string">
            <text:p>Sample : <text:s/>Minutes</text:p>
          </table:table-cell>
          <table:table-cell table:style-name="ce8" office:value-type="float" office:value="5" calcext:value-type="float">
            <text:p>5.00</text:p>
          </table:table-cell>
          <table:table-cell/>
          <table:table-cell table:style-name="ce29" office:value-type="string" calcext:value-type="string">
            <text:p>MinSpeed MPH</text:p>
          </table:table-cell>
          <table:table-cell table:style-name="ce8" table:formula="of:=(MIN([.$L$59:.$L$75]))" office:value-type="string" office:string-value="" calcext:value-type="error">
            <text:p>#DIV/0!</text:p>
          </table:table-cell>
          <table:table-cell table:style-name="ce29" office:value-type="string" calcext:value-type="string">
            <text:p>MinDistanceBetweenVehicles Yds</text:p>
          </table:table-cell>
          <table:table-cell table:style-name="ce8" table:formula="of:=(MIN([.$R$59:.$R$75]))" office:value-type="float" office:value="0" calcext:value-type="float">
            <text:p>0.00</text:p>
          </table:table-cell>
          <table:table-cell table:style-name="ce7" office:value-type="string" calcext:value-type="string">
            <text:p>MinStoppingDistance</text:p>
          </table:table-cell>
          <table:table-cell table:style-name="ce8" table:formula="of:=(MIN([.$T$59:.$T$75]))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3"/>
          <table:table-cell table:style-name="ce8" table:formula="of:=STDEV([.AE59:.AE75])" office:value-type="string" office:string-value="" calcext:value-type="error">
            <text:p>#DIV/0!</text:p>
          </table:table-cell>
          <table:table-cell table:style-name="ce8" table:formula="of:=STDEV([.AF59:.AF75])" office:value-type="string" office:string-value="" calcext:value-type="error">
            <text:p>#DIV/0!</text:p>
          </table:table-cell>
          <table:table-cell table:style-name="ce17"/>
          <table:table-cell table:number-columns-repeated="16"/>
          <table:table-cell table:style-name="ce53"/>
          <table:table-cell table:number-columns-repeated="2"/>
          <table:table-cell table:style-name="ce17" table:formula="of:=STDEV([.BA59:.BA75])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1" office:value-type="string" calcext:value-type="string">
            <text:p>Time (Minutes)</text:p>
          </table:table-cell>
          <table:table-cell table:style-name="ce7" office:value-type="string" calcext:value-type="string">
            <text:p>Noise In dBC</text:p>
          </table:table-cell>
          <table:table-cell table:style-name="ce7" office:value-type="string" calcext:value-type="string">
            <text:p>Noise Out dBA</text:p>
          </table:table-cell>
          <table:table-cell table:style-name="ce7" office:value-type="string" calcext:value-type="string">
            <text:p>Start Frame</text:p>
          </table:table-cell>
          <table:table-cell table:style-name="ce7" office:value-type="string" calcext:value-type="string">
            <text:p>End frame</text:p>
          </table:table-cell>
          <table:table-cell table:style-name="ce24" office:value-type="string" calcext:value-type="string">
            <text:p>Left to Right – 0</text:p>
          </table:table-cell>
          <table:table-cell table:style-name="ce24" office:value-type="string" calcext:value-type="string">
            <text:p>Frames In Box</text:p>
          </table:table-cell>
          <table:table-cell table:style-name="ce38" office:value-type="string" calcext:value-type="string">
            <text:p>Accurate Time (secs)</text:p>
          </table:table-cell>
          <table:table-cell table:style-name="ce38" office:value-type="string" calcext:value-type="string">
            <text:p>Err – 1 Frame</text:p>
          </table:table-cell>
          <table:table-cell table:style-name="ce38" office:value-type="string" calcext:value-type="string">
            <text:p>In Vehicle Speed MPH over 25yds</text:p>
          </table:table-cell>
          <table:table-cell table:style-name="ce38" office:value-type="string" calcext:value-type="string">
            <text:p>Err + 1 Frame</text:p>
          </table:table-cell>
          <table:table-cell table:style-name="ce38" office:value-type="string" calcext:value-type="string">
            <text:p>Average Speed of In – MPH</text:p>
          </table:table-cell>
          <table:table-cell table:style-name="ce38" office:value-type="string" calcext:value-type="string">
            <text:p>Vehicles Per Hour (Each <text:s/>last 5 cars)</text:p>
          </table:table-cell>
          <table:table-cell table:style-name="ce38" office:value-type="string" calcext:value-type="string">
            <text:p>Vehicles Per Hour (5min Avg)</text:p>
          </table:table-cell>
          <table:table-cell table:style-name="ce38" office:value-type="string" calcext:value-type="string">
            <text:p>Distance between Vehicles Error – 1 frames</text:p>
          </table:table-cell>
          <table:table-cell table:style-name="ce24" office:value-type="string" calcext:value-type="string">
            <text:p>In Distance between vehicles (Yds)</text:p>
          </table:table-cell>
          <table:table-cell table:style-name="ce38" office:value-type="string" calcext:value-type="string">
            <text:p>Distance between Vehicles Error + 1 frames</text:p>
          </table:table-cell>
          <table:table-cell table:style-name="ce24" office:value-type="string" calcext:value-type="string">
            <text:p>Safe Stop Distance For Speed (Yds)</text:p>
          </table:table-cell>
          <table:table-cell table:style-name="ce24" office:value-type="string" calcext:value-type="string">
            <text:p>Safe Stop Distance For Speed (Feet)</text:p>
          </table:table-cell>
          <table:table-cell table:style-name="ce24" office:value-type="string" calcext:value-type="string">
            <text:p>Distance between vehicles (yds) min last 5 Vehicles</text:p>
          </table:table-cell>
          <table:table-cell table:style-name="ce24" office:value-type="string" calcext:value-type="string">
            <text:p>Vehicles per Hour – with Twice / X times <text:s/>the Traffic </text:p>
          </table:table-cell>
          <table:table-cell table:style-name="ce38" office:value-type="string" calcext:value-type="string">
            <text:p>Vehicles Per Hour (Each last 5 cars) – With Simulated Traffic</text:p>
          </table:table-cell>
          <table:table-cell table:style-name="ce1" office:value-type="string" calcext:value-type="string">
            <text:p>Traffic Flow Yearly increase VPH 1.028x</text:p>
          </table:table-cell>
          <table:table-cell table:style-name="ce1" office:value-type="string" calcext:value-type="string">
            <text:p>Traffic Per Day</text:p>
          </table:table-cell>
          <table:table-cell table:style-name="ce1" office:value-type="string" calcext:value-type="string">
            <text:p>VPH TEMPRO similar case 1 – 1.0557x</text:p>
          </table:table-cell>
          <table:table-cell table:style-name="ce1" office:value-type="string" calcext:value-type="string">
            <text:p>VPH TEMPRO similar case 2 – 1.072x</text:p>
          </table:table-cell>
          <table:table-cell table:style-name="ce1" office:value-type="string" calcext:value-type="string">
            <text:p>TEMPRo Traffic Per Day – 1.05572x</text:p>
          </table:table-cell>
          <table:table-cell table:style-name="ce1" office:value-type="string" calcext:value-type="string">
            <text:p>TEMPRo Traffic Per Day – 1.072x</text:p>
          </table:table-cell>
          <table:table-cell table:style-name="ce18" office:value-type="string" calcext:value-type="string">
            <text:p>Noise (dBC) above Base E6 - In per MPH <text:s/>Vehicle</text:p>
          </table:table-cell>
          <table:table-cell table:style-name="ce18" office:value-type="string" calcext:value-type="string">
            <text:p>Noise (dBC) above Base E6 – Out per MPH <text:s/>Vehicle</text:p>
          </table:table-cell>
          <table:table-cell table:style-name="ce7" office:value-type="string" calcext:value-type="string">
            <text:p>Calibrate Noise Per Vehicle Base (dBC)</text:p>
          </table:table-cell>
          <table:table-cell table:style-name="ce7" office:value-type="string" calcext:value-type="string">
            <text:p>Out Traffic Calibration dBC per MPH </text:p>
          </table:table-cell>
          <table:table-cell table:style-name="ce7" office:value-type="string" calcext:value-type="string">
            <text:p>Out Calibration Std Dev</text:p>
          </table:table-cell>
          <table:table-cell table:style-name="ce7" office:value-type="string" calcext:value-type="string">
            <text:p>Out % Error of <text:s/>Deviation</text:p>
          </table:table-cell>
          <table:table-cell table:style-name="ce7" office:value-type="string" calcext:value-type="string">
            <text:p>In Traffic Calibration dBA per MPH</text:p>
          </table:table-cell>
          <table:table-cell table:style-name="ce7" office:value-type="string" calcext:value-type="string">
            <text:p>In Calibration Std Dev</text:p>
          </table:table-cell>
          <table:table-cell table:style-name="ce7" office:value-type="string" calcext:value-type="string">
            <text:p>In % Error of <text:s/>Deviation</text:p>
          </table:table-cell>
          <table:table-cell table:number-columns-repeated="10"/>
          <table:table-cell table:style-name="ce1" office:value-type="string" calcext:value-type="string">
            <text:p>Average Distance Between Vehicles</text:p>
          </table:table-cell>
          <table:table-cell table:style-name="ce1" office:value-type="string" calcext:value-type="string">
            <text:p>Time Between Vehicles In Traffic (Secs)</text:p>
          </table:table-cell>
          <table:table-cell table:style-name="ce1" office:value-type="string" calcext:value-type="string">
            <text:p>Average Time Between Vehicles In Traffic</text:p>
          </table:table-cell>
          <table:table-cell table:style-name="ce7" office:value-type="string" calcext:value-type="string">
            <text:p>Calibrating Factor dBC to dBA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4"/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32"/>
          <table:table-cell table:style-name="ce17" table:formula="of:=[.$S$53]" office:value-type="float" office:value="0" calcext:value-type="float">
            <text:p>0.00</text:p>
          </table:table-cell>
          <table:table-cell table:style-name="ce3"/>
          <table:table-cell table:style-name="ce53" table:formula="of:=[.$S$54]" office:value-type="float" office:value="0" calcext:value-type="float">
            <text:p>0.00</text:p>
          </table:table-cell>
          <table:table-cell table:style-name="ce53" office:value-type="string" calcext:value-type="string">
            <text:p><text:s/>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59]/(5*60))" office:value-type="float" office:value="0" calcext:value-type="float">
            <text:p>0.00</text:p>
          </table:table-cell>
          <table:table-cell table:number-columns-repeated="2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formula="of:=([.G59] - [.F59])" office:value-type="float" office:value="0" calcext:value-type="float">
            <text:p>0</text:p>
          </table:table-cell>
          <table:table-cell table:style-name="ce39" table:formula="of:=([.I59]/5)" office:value-type="float" office:value="0" calcext:value-type="float">
            <text:p>0.00</text:p>
          </table:table-cell>
          <table:table-cell table:style-name="ce42" table:formula="of:=([.$J$53]*3600/1760)/(([.I59]-1)/5)" office:value-type="float" office:value="-255.681818181818" calcext:value-type="float">
            <text:p>-255.68</text:p>
          </table:table-cell>
          <table:table-cell table:style-name="ce42" table:formula="of:=([.$J$53]*3600/1760)/[.J59]" office:value-type="string" office:string-value="" calcext:value-type="error">
            <text:p>#DIV/0!</text:p>
          </table:table-cell>
          <table:table-cell table:style-name="ce42" table:formula="of:=([.$J$53]*3600/1760)/(([.I59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39"/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39" table:formula="of:=(((([.L59]*[.L59])/20)+([.L59]))/3)" office:value-type="string" office:string-value="" calcext:value-type="error">
            <text:p>#DIV/0!</text:p>
          </table:table-cell>
          <table:table-cell table:style-name="ce39" table:formula="of:=((([.L59]*[.L59])/20)+([.L59]))" office:value-type="string" office:string-value="" calcext:value-type="error">
            <text:p>#DIV/0!</text:p>
          </table:table-cell>
          <table:table-cell table:style-name="ce14" office:value-type="string" calcext:value-type="string">
            <text:p><text:s/></text:p>
          </table:table-cell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39"/>
          <table:table-cell table:style-name="ce17" table:formula="of:=[.P59]" office:value-type="float" office:value="0" calcext:value-type="float">
            <text:p>0.00</text:p>
          </table:table-cell>
          <table:table-cell table:style-name="ce17" table:formula="of:=[.Y59]*12" office:value-type="float" office:value="0" calcext:value-type="float">
            <text:p>0.00</text:p>
          </table:table-cell>
          <table:table-cell table:style-name="ce17" table:formula="of:=[.P59]" office:value-type="float" office:value="0" calcext:value-type="float">
            <text:p>0.00</text:p>
          </table:table-cell>
          <table:table-cell table:style-name="ce17" table:formula="of:=[.P59]" office:value-type="float" office:value="0" calcext:value-type="float">
            <text:p>0.00</text:p>
          </table:table-cell>
          <table:table-cell table:style-name="ce17" table:formula="of:=[.AA59]*12" office:value-type="float" office:value="0" calcext:value-type="float">
            <text:p>0.00</text:p>
          </table:table-cell>
          <table:table-cell table:style-name="ce17" table:formula="of:=[.AB59]*12" office:value-type="float" office:value="0" calcext:value-type="float">
            <text:p>0.00</text:p>
          </table:table-cell>
          <table:table-cell table:style-name="ce17" table:formula="of:=([.D59]-[.$H$54])/[.L59]" office:value-type="string" office:string-value="" calcext:value-type="error">
            <text:p>#DIV/0!</text:p>
          </table:table-cell>
          <table:table-cell table:style-name="ce17" table:formula="of:=([.E59]-[.$H$54])/[.L59]" office:value-type="string" office:string-value="" calcext:value-type="error">
            <text:p>#DIV/0!</text:p>
          </table:table-cell>
          <table:table-cell office:value-type="float" office:value="32" calcext:value-type="float">
            <text:p>32</text:p>
          </table:table-cell>
          <table:table-cell office:value-type="float" office:value="1.53" calcext:value-type="float">
            <text:p>1.53</text:p>
          </table:table-cell>
          <table:table-cell office:value-type="float" office:value="0.87" calcext:value-type="float">
            <text:p>0.87</text:p>
          </table:table-cell>
          <table:table-cell table:style-name="ce17" table:formula="of:=(100*[.AI59])/[.AH59]" office:value-type="float" office:value="56.8627450980392" calcext:value-type="float">
            <text:p>56.86</text:p>
          </table:table-cell>
          <table:table-cell office:value-type="float" office:value="1.62" calcext:value-type="float">
            <text:p>1.62</text:p>
          </table:table-cell>
          <table:table-cell office:value-type="float" office:value="0.91" calcext:value-type="float">
            <text:p>0.91</text:p>
          </table:table-cell>
          <table:table-cell table:style-name="ce17" table:formula="of:=(100*[.AL59])/[.AK59]" office:value-type="float" office:value="56.1728395061728" calcext:value-type="float">
            <text:p>56.17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59]-[.F58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59]/[.D59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60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([.G60] - [.F60])" office:value-type="float" office:value="0" calcext:value-type="float">
            <text:p>0</text:p>
          </table:table-cell>
          <table:table-cell table:style-name="ce40" table:formula="of:=([.I60]/5)" office:value-type="float" office:value="0" calcext:value-type="float">
            <text:p>0.00</text:p>
          </table:table-cell>
          <table:table-cell table:style-name="ce42" table:formula="of:=([.$J$53]*3600/1760)/(([.I60]-1)/5)" office:value-type="float" office:value="-255.681818181818" calcext:value-type="float">
            <text:p>-255.68</text:p>
          </table:table-cell>
          <table:table-cell table:style-name="ce42" table:formula="of:=([.$J$53]*3600/1760)/[.J60]" office:value-type="string" office:string-value="" calcext:value-type="error">
            <text:p>#DIV/0!</text:p>
          </table:table-cell>
          <table:table-cell table:style-name="ce42" table:formula="of:=([.$J$53]*3600/1760)/(([.I60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0"/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style-name="ce40" table:formula="of:=(([.F60]-[.F59])-1)*25*1760*[.J60]/(3600*5)" office:value-type="float" office:value="-0" calcext:value-type="float">
            <text:p>0.00</text:p>
          </table:table-cell>
          <table:table-cell table:style-name="ce40" table:formula="of:=([.F60]-[.F59])*25*1760*[.J60]/(3600*5)" office:value-type="float" office:value="0" calcext:value-type="float">
            <text:p>0.00</text:p>
          </table:table-cell>
          <table:table-cell table:style-name="ce40" table:formula="of:=(([.G60]-[.G59])+1)*25*1760*[.J60]/(3600*5)" office:value-type="float" office:value="0" calcext:value-type="float">
            <text:p>0.00</text:p>
          </table:table-cell>
          <table:table-cell table:style-name="ce40" table:formula="of:=(((([.L60]*[.L60])/20)+([.L60]))/3)" office:value-type="string" office:string-value="" calcext:value-type="error">
            <text:p>#DIV/0!</text:p>
          </table:table-cell>
          <table:table-cell table:style-name="ce40" table:formula="of:=((([.L60]*[.L60])/20)+([.L60]))" office:value-type="string" office:string-value="" calcext:value-type="error">
            <text:p>#DIV/0!</text:p>
          </table:table-cell>
          <table:table-cell table:style-name="ce15"/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40"/>
          <table:table-cell table:style-name="ce17" table:formula="of:=([.Y59]+(2.8*[.Y59]/100))" office:value-type="float" office:value="0" calcext:value-type="float">
            <text:p>0.00</text:p>
          </table:table-cell>
          <table:table-cell table:style-name="ce17" table:formula="of:=[.Y60]*12" office:value-type="float" office:value="0" calcext:value-type="float">
            <text:p>0.00</text:p>
          </table:table-cell>
          <table:table-cell table:style-name="ce17" table:formula="of:=([.AA59]+(5.57*[.AA59]/100))" office:value-type="float" office:value="0" calcext:value-type="float">
            <text:p>0.00</text:p>
          </table:table-cell>
          <table:table-cell table:style-name="ce17" table:formula="of:=([.AB59]+(7.2*[.AB59]/100))" office:value-type="float" office:value="0" calcext:value-type="float">
            <text:p>0.00</text:p>
          </table:table-cell>
          <table:table-cell table:style-name="ce17" table:formula="of:=[.AA60]*12" office:value-type="float" office:value="0" calcext:value-type="float">
            <text:p>0.00</text:p>
          </table:table-cell>
          <table:table-cell table:style-name="ce17" table:formula="of:=[.AB60]*12" office:value-type="float" office:value="0" calcext:value-type="float">
            <text:p>0.00</text:p>
          </table:table-cell>
          <table:table-cell table:style-name="ce17" table:formula="of:=([.D60]-[.$H$54])/[.L60]" office:value-type="string" office:string-value="" calcext:value-type="error">
            <text:p>#DIV/0!</text:p>
          </table:table-cell>
          <table:table-cell table:style-name="ce17" table:formula="of:=([.E60]-[.$H$54])/[.L60]" office:value-type="string" office:string-value="" calcext:value-type="error">
            <text:p>#DIV/0!</text:p>
          </table:table-cell>
          <table:table-cell office:value-type="float" office:value="33" calcext:value-type="float">
            <text:p>33</text:p>
          </table:table-cell>
          <table:table-cell office:value-type="float" office:value="1.5" calcext:value-type="float">
            <text:p>1.5</text:p>
          </table:table-cell>
          <table:table-cell office:value-type="float" office:value="0.85" calcext:value-type="float">
            <text:p>0.85</text:p>
          </table:table-cell>
          <table:table-cell table:style-name="ce17" table:formula="of:=(100*[.AI60])/[.AH60]" office:value-type="float" office:value="56.6666666666667" calcext:value-type="float">
            <text:p>56.67</text:p>
          </table:table-cell>
          <table:table-cell office:value-type="float" office:value="1.59" calcext:value-type="float">
            <text:p>1.59</text:p>
          </table:table-cell>
          <table:table-cell office:value-type="float" office:value="0.89" calcext:value-type="float">
            <text:p>0.89</text:p>
          </table:table-cell>
          <table:table-cell table:style-name="ce17" table:formula="of:=(100*[.AL60])/[.AK60]" office:value-type="float" office:value="55.9748427672956" calcext:value-type="float">
            <text:p>55.97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60]-[.F59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60]/[.D6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61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([.G61] - [.F61])" office:value-type="float" office:value="0" calcext:value-type="float">
            <text:p>0</text:p>
          </table:table-cell>
          <table:table-cell table:style-name="ce40" table:formula="of:=([.I61]/5)" office:value-type="float" office:value="0" calcext:value-type="float">
            <text:p>0.00</text:p>
          </table:table-cell>
          <table:table-cell table:style-name="ce42" table:formula="of:=([.$J$53]*3600/1760)/(([.I61]-1)/5)" office:value-type="float" office:value="-255.681818181818" calcext:value-type="float">
            <text:p>-255.68</text:p>
          </table:table-cell>
          <table:table-cell table:style-name="ce42" table:formula="of:=([.$J$53]*3600/1760)/[.J61]" office:value-type="string" office:string-value="" calcext:value-type="error">
            <text:p>#DIV/0!</text:p>
          </table:table-cell>
          <table:table-cell table:style-name="ce42" table:formula="of:=([.$J$53]*3600/1760)/(([.I61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0"/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style-name="ce40" table:formula="of:=(([.F61]-[.F60])-1)*25*1760*[.J61]/(3600*5)" office:value-type="float" office:value="-0" calcext:value-type="float">
            <text:p>0.00</text:p>
          </table:table-cell>
          <table:table-cell table:style-name="ce40" table:formula="of:=([.F61]-[.F60])*25*1760*[.J61]/(3600*5)" office:value-type="float" office:value="0" calcext:value-type="float">
            <text:p>0.00</text:p>
          </table:table-cell>
          <table:table-cell table:style-name="ce40" table:formula="of:=(([.G61]-[.G60])+1)*25*1760*[.J61]/(3600*5)" office:value-type="float" office:value="0" calcext:value-type="float">
            <text:p>0.00</text:p>
          </table:table-cell>
          <table:table-cell table:style-name="ce40" table:formula="of:=(((([.L61]*[.L61])/20)+([.L61]))/3)" office:value-type="string" office:string-value="" calcext:value-type="error">
            <text:p>#DIV/0!</text:p>
          </table:table-cell>
          <table:table-cell table:style-name="ce40" table:formula="of:=((([.L61]*[.L61])/20)+([.L61]))" office:value-type="string" office:string-value="" calcext:value-type="error">
            <text:p>#DIV/0!</text:p>
          </table:table-cell>
          <table:table-cell table:style-name="ce15"/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40"/>
          <table:table-cell table:style-name="ce17" table:formula="of:=([.Y60]+(2.8*[.Y60]/100))" office:value-type="float" office:value="0" calcext:value-type="float">
            <text:p>0.00</text:p>
          </table:table-cell>
          <table:table-cell table:style-name="ce17" table:formula="of:=[.Y61]*12" office:value-type="float" office:value="0" calcext:value-type="float">
            <text:p>0.00</text:p>
          </table:table-cell>
          <table:table-cell table:style-name="ce17" table:formula="of:=([.AA60]+(5.57*[.AA60]/100))" office:value-type="float" office:value="0" calcext:value-type="float">
            <text:p>0.00</text:p>
          </table:table-cell>
          <table:table-cell table:style-name="ce17" table:formula="of:=([.AB60]+(7.2*[.AB60]/100))" office:value-type="float" office:value="0" calcext:value-type="float">
            <text:p>0.00</text:p>
          </table:table-cell>
          <table:table-cell table:style-name="ce17" table:formula="of:=[.AA61]*12" office:value-type="float" office:value="0" calcext:value-type="float">
            <text:p>0.00</text:p>
          </table:table-cell>
          <table:table-cell table:style-name="ce17" table:formula="of:=[.AB61]*12" office:value-type="float" office:value="0" calcext:value-type="float">
            <text:p>0.00</text:p>
          </table:table-cell>
          <table:table-cell table:style-name="ce17" table:formula="of:=([.D61]-[.$H$54])/[.L61]" office:value-type="string" office:string-value="" calcext:value-type="error">
            <text:p>#DIV/0!</text:p>
          </table:table-cell>
          <table:table-cell table:style-name="ce17" table:formula="of:=([.E61]-[.$H$54])/[.L61]" office:value-type="string" office:string-value="" calcext:value-type="error">
            <text:p>#DIV/0!</text:p>
          </table:table-cell>
          <table:table-cell office:value-type="float" office:value="34" calcext:value-type="float">
            <text:p>34</text:p>
          </table:table-cell>
          <table:table-cell office:value-type="float" office:value="1.47" calcext:value-type="float">
            <text:p>1.47</text:p>
          </table:table-cell>
          <table:table-cell office:value-type="float" office:value="0.83" calcext:value-type="float">
            <text:p>0.83</text:p>
          </table:table-cell>
          <table:table-cell table:style-name="ce17" table:formula="of:=(100*[.AI61])/[.AH61]" office:value-type="float" office:value="56.4625850340136" calcext:value-type="float">
            <text:p>56.46</text:p>
          </table:table-cell>
          <table:table-cell office:value-type="float" office:value="1.56" calcext:value-type="float">
            <text:p>1.56</text:p>
          </table:table-cell>
          <table:table-cell office:value-type="float" office:value="0.87" calcext:value-type="float">
            <text:p>0.87</text:p>
          </table:table-cell>
          <table:table-cell table:style-name="ce17" table:formula="of:=(100*[.AL61])/[.AK61]" office:value-type="float" office:value="55.7692307692308" calcext:value-type="float">
            <text:p>55.77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61]-[.F60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61]/[.D6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62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([.G62] - [.F62])" office:value-type="float" office:value="0" calcext:value-type="float">
            <text:p>0</text:p>
          </table:table-cell>
          <table:table-cell table:style-name="ce40" table:formula="of:=([.I62]/5)" office:value-type="float" office:value="0" calcext:value-type="float">
            <text:p>0.00</text:p>
          </table:table-cell>
          <table:table-cell table:style-name="ce42" table:formula="of:=([.$J$53]*3600/1760)/(([.I62]-1)/5)" office:value-type="float" office:value="-255.681818181818" calcext:value-type="float">
            <text:p>-255.68</text:p>
          </table:table-cell>
          <table:table-cell table:style-name="ce42" table:formula="of:=([.$J$53]*3600/1760)/[.J62]" office:value-type="string" office:string-value="" calcext:value-type="error">
            <text:p>#DIV/0!</text:p>
          </table:table-cell>
          <table:table-cell table:style-name="ce42" table:formula="of:=([.$J$53]*3600/1760)/(([.I62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7" office:value-type="string" calcext:value-type="string">
            <text:p><text:s/></text:p>
          </table:table-cell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style-name="ce40" table:formula="of:=(([.F62]-[.F61])-1)*25*1760*[.J62]/(3600*5)" office:value-type="float" office:value="-0" calcext:value-type="float">
            <text:p>0.00</text:p>
          </table:table-cell>
          <table:table-cell table:style-name="ce40" table:formula="of:=([.F62]-[.F61])*25*1760*[.J62]/(3600*5)" office:value-type="float" office:value="0" calcext:value-type="float">
            <text:p>0.00</text:p>
          </table:table-cell>
          <table:table-cell table:style-name="ce40" table:formula="of:=(([.G62]-[.G61])+1)*25*1760*[.J62]/(3600*5)" office:value-type="float" office:value="0" calcext:value-type="float">
            <text:p>0.00</text:p>
          </table:table-cell>
          <table:table-cell table:style-name="ce40" table:formula="of:=(((([.L62]*[.L62])/20)+([.L62]))/3)" office:value-type="string" office:string-value="" calcext:value-type="error">
            <text:p>#DIV/0!</text:p>
          </table:table-cell>
          <table:table-cell table:style-name="ce40" table:formula="of:=((([.L62]*[.L62])/20)+([.L62]))" office:value-type="string" office:string-value="" calcext:value-type="error">
            <text:p>#DIV/0!</text:p>
          </table:table-cell>
          <table:table-cell table:style-name="ce15"/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40"/>
          <table:table-cell table:style-name="ce17" table:formula="of:=([.Y61]+(2.8*[.Y61]/100))" office:value-type="float" office:value="0" calcext:value-type="float">
            <text:p>0.00</text:p>
          </table:table-cell>
          <table:table-cell table:style-name="ce17" table:formula="of:=[.Y62]*12" office:value-type="float" office:value="0" calcext:value-type="float">
            <text:p>0.00</text:p>
          </table:table-cell>
          <table:table-cell table:style-name="ce17" table:formula="of:=([.AA61]+(5.57*[.AA61]/100))" office:value-type="float" office:value="0" calcext:value-type="float">
            <text:p>0.00</text:p>
          </table:table-cell>
          <table:table-cell table:style-name="ce17" table:formula="of:=([.AB61]+(7.2*[.AB61]/100))" office:value-type="float" office:value="0" calcext:value-type="float">
            <text:p>0.00</text:p>
          </table:table-cell>
          <table:table-cell table:style-name="ce17" table:formula="of:=[.AA62]*12" office:value-type="float" office:value="0" calcext:value-type="float">
            <text:p>0.00</text:p>
          </table:table-cell>
          <table:table-cell table:style-name="ce17" table:formula="of:=[.AB62]*12" office:value-type="float" office:value="0" calcext:value-type="float">
            <text:p>0.00</text:p>
          </table:table-cell>
          <table:table-cell table:style-name="ce17" table:formula="of:=([.D62]-[.$H$54])/[.L62]" office:value-type="string" office:string-value="" calcext:value-type="error">
            <text:p>#DIV/0!</text:p>
          </table:table-cell>
          <table:table-cell table:style-name="ce17" table:formula="of:=([.E62]-[.$H$54])/[.L62]" office:value-type="string" office:string-value="" calcext:value-type="error">
            <text:p>#DIV/0!</text:p>
          </table:table-cell>
          <table:table-cell office:value-type="float" office:value="35" calcext:value-type="float">
            <text:p>35</text:p>
          </table:table-cell>
          <table:table-cell office:value-type="float" office:value="1.44" calcext:value-type="float">
            <text:p>1.44</text:p>
          </table:table-cell>
          <table:table-cell office:value-type="float" office:value="0.82" calcext:value-type="float">
            <text:p>0.82</text:p>
          </table:table-cell>
          <table:table-cell table:style-name="ce17" table:formula="of:=(100*[.AI62])/[.AH62]" office:value-type="float" office:value="56.9444444444444" calcext:value-type="float">
            <text:p>56.94</text:p>
          </table:table-cell>
          <table:table-cell office:value-type="float" office:value="1.52" calcext:value-type="float">
            <text:p>1.52</text:p>
          </table:table-cell>
          <table:table-cell office:value-type="float" office:value="0.86" calcext:value-type="float">
            <text:p>0.86</text:p>
          </table:table-cell>
          <table:table-cell table:style-name="ce17" table:formula="of:=(100*[.AL62])/[.AK62]" office:value-type="float" office:value="56.5789473684211" calcext:value-type="float">
            <text:p>56.58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62]-[.F61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62]/[.D6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63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([.G63] - [.F63])" office:value-type="float" office:value="0" calcext:value-type="float">
            <text:p>0</text:p>
          </table:table-cell>
          <table:table-cell table:style-name="ce40" table:formula="of:=([.I63]/5)" office:value-type="float" office:value="0" calcext:value-type="float">
            <text:p>0.00</text:p>
          </table:table-cell>
          <table:table-cell table:style-name="ce42" table:formula="of:=([.$J$53]*3600/1760)/(([.I63]-1)/5)" office:value-type="float" office:value="-255.681818181818" calcext:value-type="float">
            <text:p>-255.68</text:p>
          </table:table-cell>
          <table:table-cell table:style-name="ce42" table:formula="of:=([.$J$53]*3600/1760)/[.J63]" office:value-type="string" office:string-value="" calcext:value-type="error">
            <text:p>#DIV/0!</text:p>
          </table:table-cell>
          <table:table-cell table:style-name="ce42" table:formula="of:=([.$J$53]*3600/1760)/(([.I63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8" office:value-type="string" calcext:value-type="string">
            <text:p><text:s/></text:p>
          </table:table-cell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style-name="ce40" table:formula="of:=(([.F63]-[.F62])-1)*25*1760*[.J63]/(3600*5)" office:value-type="float" office:value="-0" calcext:value-type="float">
            <text:p>0.00</text:p>
          </table:table-cell>
          <table:table-cell table:style-name="ce40" table:formula="of:=([.F63]-[.F62])*25*1760*[.J63]/(3600*5)" office:value-type="float" office:value="0" calcext:value-type="float">
            <text:p>0.00</text:p>
          </table:table-cell>
          <table:table-cell table:style-name="ce40" table:formula="of:=(([.G63]-[.G62])+1)*25*1760*[.J63]/(3600*5)" office:value-type="float" office:value="0" calcext:value-type="float">
            <text:p>0.00</text:p>
          </table:table-cell>
          <table:table-cell table:style-name="ce40" table:formula="of:=(((([.L63]*[.L63])/20)+([.L63]))/3)" office:value-type="string" office:string-value="" calcext:value-type="error">
            <text:p>#DIV/0!</text:p>
          </table:table-cell>
          <table:table-cell table:style-name="ce40" table:formula="of:=((([.L63]*[.L63])/20)+([.L63]))" office:value-type="string" office:string-value="" calcext:value-type="error">
            <text:p>#DIV/0!</text:p>
          </table:table-cell>
          <table:table-cell table:style-name="ce40" office:value-type="string" calcext:value-type="string">
            <text:p><text:s/></text:p>
          </table:table-cell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40"/>
          <table:table-cell table:style-name="ce17" table:formula="of:=([.Y62]+(2.8*[.Y62]/100))" office:value-type="float" office:value="0" calcext:value-type="float">
            <text:p>0.00</text:p>
          </table:table-cell>
          <table:table-cell table:style-name="ce17" table:formula="of:=[.Y63]*12" office:value-type="float" office:value="0" calcext:value-type="float">
            <text:p>0.00</text:p>
          </table:table-cell>
          <table:table-cell table:style-name="ce17" table:formula="of:=([.AA62]+(5.57*[.AA62]/100))" office:value-type="float" office:value="0" calcext:value-type="float">
            <text:p>0.00</text:p>
          </table:table-cell>
          <table:table-cell table:style-name="ce17" table:formula="of:=([.AB62]+(7.2*[.AB62]/100))" office:value-type="float" office:value="0" calcext:value-type="float">
            <text:p>0.00</text:p>
          </table:table-cell>
          <table:table-cell table:style-name="ce17" table:formula="of:=[.AA63]*12" office:value-type="float" office:value="0" calcext:value-type="float">
            <text:p>0.00</text:p>
          </table:table-cell>
          <table:table-cell table:style-name="ce17" table:formula="of:=[.AB63]*12" office:value-type="float" office:value="0" calcext:value-type="float">
            <text:p>0.00</text:p>
          </table:table-cell>
          <table:table-cell table:style-name="ce17" table:formula="of:=([.D63]-[.$H$54])/[.L63]" office:value-type="string" office:string-value="" calcext:value-type="error">
            <text:p>#DIV/0!</text:p>
          </table:table-cell>
          <table:table-cell table:style-name="ce17" table:formula="of:=([.E63]-[.$H$54])/[.L63]" office:value-type="string" office:string-value="" calcext:value-type="error">
            <text:p>#DIV/0!</text:p>
          </table:table-cell>
          <table:table-cell office:value-type="float" office:value="36" calcext:value-type="float">
            <text:p>36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style-name="ce17" table:formula="of:=(100*[.AI63])/[.AH63]" office:value-type="float" office:value="57.1428571428571" calcext:value-type="float">
            <text:p>57.14</text:p>
          </table:table-cell>
          <table:table-cell office:value-type="float" office:value="1.49" calcext:value-type="float">
            <text:p>1.49</text:p>
          </table:table-cell>
          <table:table-cell office:value-type="float" office:value="0.84" calcext:value-type="float">
            <text:p>0.84</text:p>
          </table:table-cell>
          <table:table-cell table:style-name="ce17" table:formula="of:=(100*[.AL63])/[.AK63]" office:value-type="float" office:value="56.3758389261745" calcext:value-type="float">
            <text:p>56.38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63]-[.F62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63]/[.D63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64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([.G64] - [.F64])" office:value-type="float" office:value="0" calcext:value-type="float">
            <text:p>0</text:p>
          </table:table-cell>
          <table:table-cell table:style-name="ce40" table:formula="of:=([.I64]/5)" office:value-type="float" office:value="0" calcext:value-type="float">
            <text:p>0.00</text:p>
          </table:table-cell>
          <table:table-cell table:style-name="ce42" table:formula="of:=([.$J$53]*3600/1760)/(([.I64]-1)/5)" office:value-type="float" office:value="-255.681818181818" calcext:value-type="float">
            <text:p>-255.68</text:p>
          </table:table-cell>
          <table:table-cell table:style-name="ce42" table:formula="of:=([.$J$53]*3600/1760)/[.J64]" office:value-type="string" office:string-value="" calcext:value-type="error">
            <text:p>#DIV/0!</text:p>
          </table:table-cell>
          <table:table-cell table:style-name="ce42" table:formula="of:=([.$J$53]*3600/1760)/(([.I64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8" table:formula="of:=(5*5*60*60)/(([.F64]-[.F58]))" office:value-type="string" office:string-value="" calcext:value-type="error">
            <text:p>#DIV/0!</text:p>
          </table:table-cell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style-name="ce40" table:formula="of:=(([.F64]-[.F63])-1)*25*1760*[.J64]/(3600*5)" office:value-type="float" office:value="-0" calcext:value-type="float">
            <text:p>0.00</text:p>
          </table:table-cell>
          <table:table-cell table:style-name="ce40" table:formula="of:=([.F64]-[.F63])*25*1760*[.J64]/(3600*5)" office:value-type="float" office:value="0" calcext:value-type="float">
            <text:p>0.00</text:p>
          </table:table-cell>
          <table:table-cell table:style-name="ce40" table:formula="of:=(([.G64]-[.G63])+1)*25*1760*[.J64]/(3600*5)" office:value-type="float" office:value="0" calcext:value-type="float">
            <text:p>0.00</text:p>
          </table:table-cell>
          <table:table-cell table:style-name="ce40" table:formula="of:=(((([.L64]*[.L64])/20)+([.L64]))/3)" office:value-type="string" office:string-value="" calcext:value-type="error">
            <text:p>#DIV/0!</text:p>
          </table:table-cell>
          <table:table-cell table:style-name="ce40" table:formula="of:=((([.L64]*[.L64])/20)+([.L64]))" office:value-type="string" office:string-value="" calcext:value-type="error">
            <text:p>#DIV/0!</text:p>
          </table:table-cell>
          <table:table-cell table:style-name="ce40" table:formula="of:=MIN([.R60:.R64])" office:value-type="float" office:value="0" calcext:value-type="float">
            <text:p>0.00</text:p>
          </table:table-cell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40" table:formula="of:=[.O64]*3" office:value-type="string" office:string-value="" calcext:value-type="error">
            <text:p>#DIV/0!</text:p>
          </table:table-cell>
          <table:table-cell table:style-name="ce17" table:formula="of:=([.Y63]+(2.8*[.Y63]/100))" office:value-type="float" office:value="0" calcext:value-type="float">
            <text:p>0.00</text:p>
          </table:table-cell>
          <table:table-cell table:style-name="ce17" table:formula="of:=[.Y64]*12" office:value-type="float" office:value="0" calcext:value-type="float">
            <text:p>0.00</text:p>
          </table:table-cell>
          <table:table-cell table:style-name="ce17" table:formula="of:=([.AA63]+(5.57*[.AA63]/100))" office:value-type="float" office:value="0" calcext:value-type="float">
            <text:p>0.00</text:p>
          </table:table-cell>
          <table:table-cell table:style-name="ce17" table:formula="of:=([.AB63]+(7.2*[.AB63]/100))" office:value-type="float" office:value="0" calcext:value-type="float">
            <text:p>0.00</text:p>
          </table:table-cell>
          <table:table-cell table:style-name="ce17" table:formula="of:=[.AA64]*12" office:value-type="float" office:value="0" calcext:value-type="float">
            <text:p>0.00</text:p>
          </table:table-cell>
          <table:table-cell table:style-name="ce17" table:formula="of:=[.AB64]*12" office:value-type="float" office:value="0" calcext:value-type="float">
            <text:p>0.00</text:p>
          </table:table-cell>
          <table:table-cell table:style-name="ce17" table:formula="of:=([.D64]-[.$H$54])/[.L64]" office:value-type="string" office:string-value="" calcext:value-type="error">
            <text:p>#DIV/0!</text:p>
          </table:table-cell>
          <table:table-cell table:style-name="ce17" table:formula="of:=([.E64]-[.$H$54])/[.L64]" office:value-type="string" office:string-value="" calcext:value-type="error">
            <text:p>#DIV/0!</text:p>
          </table:table-cell>
          <table:table-cell office:value-type="float" office:value="37" calcext:value-type="float">
            <text:p>37</text:p>
          </table:table-cell>
          <table:table-cell office:value-type="float" office:value="1.37" calcext:value-type="float">
            <text:p>1.37</text:p>
          </table:table-cell>
          <table:table-cell office:value-type="float" office:value="0.78" calcext:value-type="float">
            <text:p>0.78</text:p>
          </table:table-cell>
          <table:table-cell table:style-name="ce17" table:formula="of:=(100*[.AI64])/[.AH64]" office:value-type="float" office:value="56.9343065693431" calcext:value-type="float">
            <text:p>56.93</text:p>
          </table:table-cell>
          <table:table-cell office:value-type="float" office:value="1.46" calcext:value-type="float">
            <text:p>1.46</text:p>
          </table:table-cell>
          <table:table-cell office:value-type="float" office:value="0.82" calcext:value-type="float">
            <text:p>0.82</text:p>
          </table:table-cell>
          <table:table-cell table:style-name="ce17" table:formula="of:=(100*[.AL64])/[.AK64]" office:value-type="float" office:value="56.1643835616438" calcext:value-type="float">
            <text:p>56.16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64]-[.F63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64]/[.D64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65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([.G65] - [.F65])" office:value-type="float" office:value="0" calcext:value-type="float">
            <text:p>0</text:p>
          </table:table-cell>
          <table:table-cell table:style-name="ce40" table:formula="of:=([.I65]/5)" office:value-type="float" office:value="0" calcext:value-type="float">
            <text:p>0.00</text:p>
          </table:table-cell>
          <table:table-cell table:style-name="ce42" table:formula="of:=([.$J$53]*3600/1760)/(([.I65]-1)/5)" office:value-type="float" office:value="-255.681818181818" calcext:value-type="float">
            <text:p>-255.68</text:p>
          </table:table-cell>
          <table:table-cell table:style-name="ce42" table:formula="of:=([.$J$53]*3600/1760)/[.J65]" office:value-type="string" office:string-value="" calcext:value-type="error">
            <text:p>#DIV/0!</text:p>
          </table:table-cell>
          <table:table-cell table:style-name="ce42" table:formula="of:=([.$J$53]*3600/1760)/(([.I65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8" table:formula="of:=(5*5*60*60)/(([.F65]-[.F59]))" office:value-type="string" office:string-value="" calcext:value-type="error">
            <text:p>#DIV/0!</text:p>
          </table:table-cell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style-name="ce40" table:formula="of:=(([.F65]-[.F64])-1)*25*1760*[.J65]/(3600*5)" office:value-type="float" office:value="-0" calcext:value-type="float">
            <text:p>0.00</text:p>
          </table:table-cell>
          <table:table-cell table:style-name="ce40" table:formula="of:=([.F65]-[.F64])*25*1760*[.J65]/(3600*5)" office:value-type="float" office:value="0" calcext:value-type="float">
            <text:p>0.00</text:p>
          </table:table-cell>
          <table:table-cell table:style-name="ce40" table:formula="of:=(([.G65]-[.G64])+1)*25*1760*[.J65]/(3600*5)" office:value-type="float" office:value="0" calcext:value-type="float">
            <text:p>0.00</text:p>
          </table:table-cell>
          <table:table-cell table:style-name="ce40" table:formula="of:=(((([.L65]*[.L65])/20)+([.L65]))/3)" office:value-type="string" office:string-value="" calcext:value-type="error">
            <text:p>#DIV/0!</text:p>
          </table:table-cell>
          <table:table-cell table:style-name="ce40" table:formula="of:=((([.L65]*[.L65])/20)+([.L65]))" office:value-type="string" office:string-value="" calcext:value-type="error">
            <text:p>#DIV/0!</text:p>
          </table:table-cell>
          <table:table-cell table:style-name="ce40" table:formula="of:=MIN([.R61:.R65])" office:value-type="float" office:value="0" calcext:value-type="float">
            <text:p>0.00</text:p>
          </table:table-cell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40" table:formula="of:=[.O65]*3" office:value-type="string" office:string-value="" calcext:value-type="error">
            <text:p>#DIV/0!</text:p>
          </table:table-cell>
          <table:table-cell table:style-name="ce17" table:formula="of:=([.Y64]+(2.8*[.Y64]/100))" office:value-type="float" office:value="0" calcext:value-type="float">
            <text:p>0.00</text:p>
          </table:table-cell>
          <table:table-cell table:style-name="ce17" table:formula="of:=[.Y65]*12" office:value-type="float" office:value="0" calcext:value-type="float">
            <text:p>0.00</text:p>
          </table:table-cell>
          <table:table-cell table:style-name="ce17" table:formula="of:=([.AA64]+(5.57*[.AA64]/100))" office:value-type="float" office:value="0" calcext:value-type="float">
            <text:p>0.00</text:p>
          </table:table-cell>
          <table:table-cell table:style-name="ce17" table:formula="of:=([.AB64]+(7.2*[.AB64]/100))" office:value-type="float" office:value="0" calcext:value-type="float">
            <text:p>0.00</text:p>
          </table:table-cell>
          <table:table-cell table:style-name="ce17" table:formula="of:=[.AA65]*12" office:value-type="float" office:value="0" calcext:value-type="float">
            <text:p>0.00</text:p>
          </table:table-cell>
          <table:table-cell table:style-name="ce17" table:formula="of:=[.AB65]*12" office:value-type="float" office:value="0" calcext:value-type="float">
            <text:p>0.00</text:p>
          </table:table-cell>
          <table:table-cell table:style-name="ce17" table:formula="of:=([.D65]-[.$H$54])/[.L65]" office:value-type="string" office:string-value="" calcext:value-type="error">
            <text:p>#DIV/0!</text:p>
          </table:table-cell>
          <table:table-cell table:style-name="ce17" table:formula="of:=([.E65]-[.$H$54])/[.L65]" office:value-type="string" office:string-value="" calcext:value-type="error">
            <text:p>#DIV/0!</text:p>
          </table:table-cell>
          <table:table-cell office:value-type="float" office:value="38" calcext:value-type="float">
            <text:p>38</text:p>
          </table:table-cell>
          <table:table-cell office:value-type="float" office:value="1.34" calcext:value-type="float">
            <text:p>1.34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I65])/[.AH65]" office:value-type="float" office:value="56.7164179104478" calcext:value-type="float">
            <text:p>56.72</text:p>
          </table:table-cell>
          <table:table-cell office:value-type="float" office:value="1.43" calcext:value-type="float">
            <text:p>1.43</text:p>
          </table:table-cell>
          <table:table-cell office:value-type="float" office:value="0.8" calcext:value-type="float">
            <text:p>0.8</text:p>
          </table:table-cell>
          <table:table-cell table:style-name="ce17" table:formula="of:=(100*[.AL65])/[.AK65]" office:value-type="float" office:value="55.944055944056" calcext:value-type="float">
            <text:p>55.94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65]-[.F64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65]/[.D65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66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([.G66] - [.F66])" office:value-type="float" office:value="0" calcext:value-type="float">
            <text:p>0</text:p>
          </table:table-cell>
          <table:table-cell table:style-name="ce40" table:formula="of:=([.I66]/5)" office:value-type="float" office:value="0" calcext:value-type="float">
            <text:p>0.00</text:p>
          </table:table-cell>
          <table:table-cell table:style-name="ce42" table:formula="of:=([.$J$53]*3600/1760)/(([.I66]-1)/5)" office:value-type="float" office:value="-255.681818181818" calcext:value-type="float">
            <text:p>-255.68</text:p>
          </table:table-cell>
          <table:table-cell table:style-name="ce42" table:formula="of:=([.$J$53]*3600/1760)/[.J66]" office:value-type="string" office:string-value="" calcext:value-type="error">
            <text:p>#DIV/0!</text:p>
          </table:table-cell>
          <table:table-cell table:style-name="ce42" table:formula="of:=([.$J$53]*3600/1760)/(([.I66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8" table:formula="of:=(5*5*60*60)/(([.F66]-[.F60]))" office:value-type="string" office:string-value="" calcext:value-type="error">
            <text:p>#DIV/0!</text:p>
          </table:table-cell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style-name="ce40" table:formula="of:=(([.F66]-[.F65])-1)*25*1760*[.J66]/(3600*5)" office:value-type="float" office:value="-0" calcext:value-type="float">
            <text:p>0.00</text:p>
          </table:table-cell>
          <table:table-cell table:style-name="ce40" table:formula="of:=([.F66]-[.F65])*25*1760*[.J66]/(3600*5)" office:value-type="float" office:value="0" calcext:value-type="float">
            <text:p>0.00</text:p>
          </table:table-cell>
          <table:table-cell table:style-name="ce40" table:formula="of:=(([.G66]-[.G65])+1)*25*1760*[.J66]/(3600*5)" office:value-type="float" office:value="0" calcext:value-type="float">
            <text:p>0.00</text:p>
          </table:table-cell>
          <table:table-cell table:style-name="ce40" table:formula="of:=(((([.L66]*[.L66])/20)+([.L66]))/3)" office:value-type="string" office:string-value="" calcext:value-type="error">
            <text:p>#DIV/0!</text:p>
          </table:table-cell>
          <table:table-cell table:style-name="ce40" table:formula="of:=((([.L66]*[.L66])/20)+([.L66]))" office:value-type="string" office:string-value="" calcext:value-type="error">
            <text:p>#DIV/0!</text:p>
          </table:table-cell>
          <table:table-cell table:style-name="ce40" table:formula="of:=MIN([.R62:.R66])" office:value-type="float" office:value="0" calcext:value-type="float">
            <text:p>0.00</text:p>
          </table:table-cell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40" table:formula="of:=[.O66]*3" office:value-type="string" office:string-value="" calcext:value-type="error">
            <text:p>#DIV/0!</text:p>
          </table:table-cell>
          <table:table-cell table:style-name="ce17" table:formula="of:=([.Y65]+(2.8*[.Y65]/100))" office:value-type="float" office:value="0" calcext:value-type="float">
            <text:p>0.00</text:p>
          </table:table-cell>
          <table:table-cell table:style-name="ce17" table:formula="of:=[.Y66]*12" office:value-type="float" office:value="0" calcext:value-type="float">
            <text:p>0.00</text:p>
          </table:table-cell>
          <table:table-cell table:style-name="ce17" table:formula="of:=([.AA65]+(5.57*[.AA65]/100))" office:value-type="float" office:value="0" calcext:value-type="float">
            <text:p>0.00</text:p>
          </table:table-cell>
          <table:table-cell table:style-name="ce17" table:formula="of:=([.AB65]+(7.2*[.AB65]/100))" office:value-type="float" office:value="0" calcext:value-type="float">
            <text:p>0.00</text:p>
          </table:table-cell>
          <table:table-cell table:style-name="ce17" table:formula="of:=[.AA66]*12" office:value-type="float" office:value="0" calcext:value-type="float">
            <text:p>0.00</text:p>
          </table:table-cell>
          <table:table-cell table:style-name="ce17" table:formula="of:=[.AB66]*12" office:value-type="float" office:value="0" calcext:value-type="float">
            <text:p>0.00</text:p>
          </table:table-cell>
          <table:table-cell table:style-name="ce17" table:formula="of:=([.D66]-[.$H$54])/[.L66]" office:value-type="string" office:string-value="" calcext:value-type="error">
            <text:p>#DIV/0!</text:p>
          </table:table-cell>
          <table:table-cell table:style-name="ce17" table:formula="of:=([.E66]-[.$H$54])/[.L66]" office:value-type="string" office:string-value="" calcext:value-type="error">
            <text:p>#DIV/0!</text:p>
          </table:table-cell>
          <table:table-cell office:value-type="float" office:value="39" calcext:value-type="float">
            <text:p>39</text:p>
          </table:table-cell>
          <table:table-cell office:value-type="float" office:value="1.31" calcext:value-type="float">
            <text:p>1.31</text:p>
          </table:table-cell>
          <table:table-cell office:value-type="float" office:value="0.75" calcext:value-type="float">
            <text:p>0.75</text:p>
          </table:table-cell>
          <table:table-cell table:style-name="ce17" table:formula="of:=(100*[.AI66])/[.AH66]" office:value-type="float" office:value="57.2519083969466" calcext:value-type="float">
            <text:p>57.25</text:p>
          </table:table-cell>
          <table:table-cell office:value-type="float" office:value="1.4" calcext:value-type="float">
            <text:p>1.4</text:p>
          </table:table-cell>
          <table:table-cell office:value-type="float" office:value="0.78" calcext:value-type="float">
            <text:p>0.78</text:p>
          </table:table-cell>
          <table:table-cell table:style-name="ce17" table:formula="of:=(100*[.AL66])/[.AK66]" office:value-type="float" office:value="55.7142857142857" calcext:value-type="float">
            <text:p>55.71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66]-[.F65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66]/[.D66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67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([.G67] - [.F67])" office:value-type="float" office:value="0" calcext:value-type="float">
            <text:p>0</text:p>
          </table:table-cell>
          <table:table-cell table:style-name="ce40" table:formula="of:=([.I67]/5)" office:value-type="float" office:value="0" calcext:value-type="float">
            <text:p>0.00</text:p>
          </table:table-cell>
          <table:table-cell table:style-name="ce42" table:formula="of:=([.$J$53]*3600/1760)/(([.I67]-1)/5)" office:value-type="float" office:value="-255.681818181818" calcext:value-type="float">
            <text:p>-255.68</text:p>
          </table:table-cell>
          <table:table-cell table:style-name="ce42" table:formula="of:=([.$J$53]*3600/1760)/[.J67]" office:value-type="string" office:string-value="" calcext:value-type="error">
            <text:p>#DIV/0!</text:p>
          </table:table-cell>
          <table:table-cell table:style-name="ce42" table:formula="of:=([.$J$53]*3600/1760)/(([.I67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8" table:formula="of:=(5*5*60*60)/(([.F67]-[.F61]))" office:value-type="string" office:string-value="" calcext:value-type="error">
            <text:p>#DIV/0!</text:p>
          </table:table-cell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style-name="ce40" table:formula="of:=(([.F67]-[.F66])-1)*25*1760*[.J67]/(3600*5)" office:value-type="float" office:value="-0" calcext:value-type="float">
            <text:p>0.00</text:p>
          </table:table-cell>
          <table:table-cell table:style-name="ce40" table:formula="of:=([.F67]-[.F66])*25*1760*[.J67]/(3600*5)" office:value-type="float" office:value="0" calcext:value-type="float">
            <text:p>0.00</text:p>
          </table:table-cell>
          <table:table-cell table:style-name="ce40" table:formula="of:=(([.G67]-[.G66])+1)*25*1760*[.J67]/(3600*5)" office:value-type="float" office:value="0" calcext:value-type="float">
            <text:p>0.00</text:p>
          </table:table-cell>
          <table:table-cell table:style-name="ce40" table:formula="of:=(((([.L67]*[.L67])/20)+([.L67]))/3)" office:value-type="string" office:string-value="" calcext:value-type="error">
            <text:p>#DIV/0!</text:p>
          </table:table-cell>
          <table:table-cell table:style-name="ce40" table:formula="of:=((([.L67]*[.L67])/20)+([.L67]))" office:value-type="string" office:string-value="" calcext:value-type="error">
            <text:p>#DIV/0!</text:p>
          </table:table-cell>
          <table:table-cell table:style-name="ce40" table:formula="of:=MIN([.R63:.R67])" office:value-type="float" office:value="0" calcext:value-type="float">
            <text:p>0.00</text:p>
          </table:table-cell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40" table:formula="of:=[.O67]*3" office:value-type="string" office:string-value="" calcext:value-type="error">
            <text:p>#DIV/0!</text:p>
          </table:table-cell>
          <table:table-cell table:style-name="ce17" table:formula="of:=([.Y66]+(2.8*[.Y66]/100))" office:value-type="float" office:value="0" calcext:value-type="float">
            <text:p>0.00</text:p>
          </table:table-cell>
          <table:table-cell table:style-name="ce17" table:formula="of:=[.Y67]*12" office:value-type="float" office:value="0" calcext:value-type="float">
            <text:p>0.00</text:p>
          </table:table-cell>
          <table:table-cell table:style-name="ce17" table:formula="of:=([.AA66]+(5.57*[.AA66]/100))" office:value-type="float" office:value="0" calcext:value-type="float">
            <text:p>0.00</text:p>
          </table:table-cell>
          <table:table-cell table:style-name="ce17" table:formula="of:=([.AB66]+(7.2*[.AB66]/100))" office:value-type="float" office:value="0" calcext:value-type="float">
            <text:p>0.00</text:p>
          </table:table-cell>
          <table:table-cell table:style-name="ce17" table:formula="of:=[.AA67]*12" office:value-type="float" office:value="0" calcext:value-type="float">
            <text:p>0.00</text:p>
          </table:table-cell>
          <table:table-cell table:style-name="ce17" table:formula="of:=[.AB67]*12" office:value-type="float" office:value="0" calcext:value-type="float">
            <text:p>0.00</text:p>
          </table:table-cell>
          <table:table-cell table:style-name="ce17" table:formula="of:=([.D67]-[.$H$54])/[.L67]" office:value-type="string" office:string-value="" calcext:value-type="error">
            <text:p>#DIV/0!</text:p>
          </table:table-cell>
          <table:table-cell table:style-name="ce17" table:formula="of:=([.E67]-[.$H$54])/[.L67]" office:value-type="string" office:string-value="" calcext:value-type="error">
            <text:p>#DIV/0!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67])/[.AH67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67])/[.AK67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67]-[.F66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67]/[.D67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68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([.G68] - [.F68])" office:value-type="float" office:value="0" calcext:value-type="float">
            <text:p>0</text:p>
          </table:table-cell>
          <table:table-cell table:style-name="ce40" table:formula="of:=([.I68]/5)" office:value-type="float" office:value="0" calcext:value-type="float">
            <text:p>0.00</text:p>
          </table:table-cell>
          <table:table-cell table:style-name="ce42" table:formula="of:=([.$J$53]*3600/1760)/(([.I68]-1)/5)" office:value-type="float" office:value="-255.681818181818" calcext:value-type="float">
            <text:p>-255.68</text:p>
          </table:table-cell>
          <table:table-cell table:style-name="ce42" table:formula="of:=([.$J$53]*3600/1760)/[.J68]" office:value-type="string" office:string-value="" calcext:value-type="error">
            <text:p>#DIV/0!</text:p>
          </table:table-cell>
          <table:table-cell table:style-name="ce42" table:formula="of:=([.$J$53]*3600/1760)/(([.I68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8" table:formula="of:=(5*5*60*60)/(([.F68]-[.F62]))" office:value-type="string" office:string-value="" calcext:value-type="error">
            <text:p>#DIV/0!</text:p>
          </table:table-cell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style-name="ce40" table:formula="of:=(([.F68]-[.F67])-1)*25*1760*[.J68]/(3600*5)" office:value-type="float" office:value="-0" calcext:value-type="float">
            <text:p>0.00</text:p>
          </table:table-cell>
          <table:table-cell table:style-name="ce40" table:formula="of:=([.F68]-[.F67])*25*1760*[.J68]/(3600*5)" office:value-type="float" office:value="0" calcext:value-type="float">
            <text:p>0.00</text:p>
          </table:table-cell>
          <table:table-cell table:style-name="ce40" table:formula="of:=(([.G68]-[.G67])+1)*25*1760*[.J68]/(3600*5)" office:value-type="float" office:value="0" calcext:value-type="float">
            <text:p>0.00</text:p>
          </table:table-cell>
          <table:table-cell table:style-name="ce40" table:formula="of:=(((([.L68]*[.L68])/20)+([.L68]))/3)" office:value-type="string" office:string-value="" calcext:value-type="error">
            <text:p>#DIV/0!</text:p>
          </table:table-cell>
          <table:table-cell table:style-name="ce40" table:formula="of:=((([.L68]*[.L68])/20)+([.L68]))" office:value-type="string" office:string-value="" calcext:value-type="error">
            <text:p>#DIV/0!</text:p>
          </table:table-cell>
          <table:table-cell table:style-name="ce40" table:formula="of:=MIN([.R64:.R68])" office:value-type="float" office:value="0" calcext:value-type="float">
            <text:p>0.00</text:p>
          </table:table-cell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40" table:formula="of:=[.O68]*3" office:value-type="string" office:string-value="" calcext:value-type="error">
            <text:p>#DIV/0!</text:p>
          </table:table-cell>
          <table:table-cell table:style-name="ce17" table:formula="of:=([.Y67]+(2.8*[.Y67]/100))" office:value-type="float" office:value="0" calcext:value-type="float">
            <text:p>0.00</text:p>
          </table:table-cell>
          <table:table-cell table:style-name="ce17" table:formula="of:=[.Y68]*12" office:value-type="float" office:value="0" calcext:value-type="float">
            <text:p>0.00</text:p>
          </table:table-cell>
          <table:table-cell table:style-name="ce17" table:formula="of:=([.AA67]+(5.57*[.AA67]/100))" office:value-type="float" office:value="0" calcext:value-type="float">
            <text:p>0.00</text:p>
          </table:table-cell>
          <table:table-cell table:style-name="ce17" table:formula="of:=([.AB67]+(7.2*[.AB67]/100))" office:value-type="float" office:value="0" calcext:value-type="float">
            <text:p>0.00</text:p>
          </table:table-cell>
          <table:table-cell table:style-name="ce17" table:formula="of:=[.AA68]*12" office:value-type="float" office:value="0" calcext:value-type="float">
            <text:p>0.00</text:p>
          </table:table-cell>
          <table:table-cell table:style-name="ce17" table:formula="of:=[.AB68]*12" office:value-type="float" office:value="0" calcext:value-type="float">
            <text:p>0.00</text:p>
          </table:table-cell>
          <table:table-cell table:style-name="ce17" table:formula="of:=([.D68]-[.$H$54])/[.L68]" office:value-type="string" office:string-value="" calcext:value-type="error">
            <text:p>#DIV/0!</text:p>
          </table:table-cell>
          <table:table-cell table:style-name="ce17" table:formula="of:=([.E68]-[.$H$54])/[.L68]" office:value-type="string" office:string-value="" calcext:value-type="error">
            <text:p>#DIV/0!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68])/[.AH68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68])/[.AK68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68]-[.F67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68]/[.D68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69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([.G69] - [.F69])" office:value-type="float" office:value="0" calcext:value-type="float">
            <text:p>0</text:p>
          </table:table-cell>
          <table:table-cell table:style-name="ce40" table:formula="of:=([.I69]/5)" office:value-type="float" office:value="0" calcext:value-type="float">
            <text:p>0.00</text:p>
          </table:table-cell>
          <table:table-cell table:style-name="ce42" table:formula="of:=([.$J$53]*3600/1760)/(([.I69]-1)/5)" office:value-type="float" office:value="-255.681818181818" calcext:value-type="float">
            <text:p>-255.68</text:p>
          </table:table-cell>
          <table:table-cell table:style-name="ce42" table:formula="of:=([.$J$53]*3600/1760)/[.J69]" office:value-type="string" office:string-value="" calcext:value-type="error">
            <text:p>#DIV/0!</text:p>
          </table:table-cell>
          <table:table-cell table:style-name="ce42" table:formula="of:=([.$J$53]*3600/1760)/(([.I69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8" table:formula="of:=(5*5*60*60)/(([.F69]-[.F63]))" office:value-type="string" office:string-value="" calcext:value-type="error">
            <text:p>#DIV/0!</text:p>
          </table:table-cell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style-name="ce40" table:formula="of:=(([.F69]-[.F68])-1)*25*1760*[.J69]/(3600*5)" office:value-type="float" office:value="-0" calcext:value-type="float">
            <text:p>0.00</text:p>
          </table:table-cell>
          <table:table-cell table:style-name="ce40" table:formula="of:=([.F69]-[.F68])*25*1760*[.J69]/(3600*5)" office:value-type="float" office:value="0" calcext:value-type="float">
            <text:p>0.00</text:p>
          </table:table-cell>
          <table:table-cell table:style-name="ce40" table:formula="of:=(([.G69]-[.G68])+1)*25*1760*[.J69]/(3600*5)" office:value-type="float" office:value="0" calcext:value-type="float">
            <text:p>0.00</text:p>
          </table:table-cell>
          <table:table-cell table:style-name="ce40" table:formula="of:=(((([.L69]*[.L69])/20)+([.L69]))/3)" office:value-type="string" office:string-value="" calcext:value-type="error">
            <text:p>#DIV/0!</text:p>
          </table:table-cell>
          <table:table-cell table:style-name="ce40" table:formula="of:=((([.L69]*[.L69])/20)+([.L69]))" office:value-type="string" office:string-value="" calcext:value-type="error">
            <text:p>#DIV/0!</text:p>
          </table:table-cell>
          <table:table-cell table:style-name="ce40" table:formula="of:=MIN([.R65:.R69])" office:value-type="float" office:value="0" calcext:value-type="float">
            <text:p>0.00</text:p>
          </table:table-cell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40" table:formula="of:=[.O69]*3" office:value-type="string" office:string-value="" calcext:value-type="error">
            <text:p>#DIV/0!</text:p>
          </table:table-cell>
          <table:table-cell table:style-name="ce17" table:formula="of:=([.Y68]+(2.8*[.Y68]/100))" office:value-type="float" office:value="0" calcext:value-type="float">
            <text:p>0.00</text:p>
          </table:table-cell>
          <table:table-cell table:style-name="ce17" table:formula="of:=[.Y69]*12" office:value-type="float" office:value="0" calcext:value-type="float">
            <text:p>0.00</text:p>
          </table:table-cell>
          <table:table-cell table:style-name="ce17" table:formula="of:=([.AA68]+(5.57*[.AA68]/100))" office:value-type="float" office:value="0" calcext:value-type="float">
            <text:p>0.00</text:p>
          </table:table-cell>
          <table:table-cell table:style-name="ce17" table:formula="of:=([.AB68]+(7.2*[.AB68]/100))" office:value-type="float" office:value="0" calcext:value-type="float">
            <text:p>0.00</text:p>
          </table:table-cell>
          <table:table-cell table:style-name="ce17" table:formula="of:=[.AA69]*12" office:value-type="float" office:value="0" calcext:value-type="float">
            <text:p>0.00</text:p>
          </table:table-cell>
          <table:table-cell table:style-name="ce17" table:formula="of:=[.AB69]*12" office:value-type="float" office:value="0" calcext:value-type="float">
            <text:p>0.00</text:p>
          </table:table-cell>
          <table:table-cell table:style-name="ce17" table:formula="of:=([.D69]-[.$H$54])/[.L69]" office:value-type="string" office:string-value="" calcext:value-type="error">
            <text:p>#DIV/0!</text:p>
          </table:table-cell>
          <table:table-cell table:style-name="ce17" table:formula="of:=([.E69]-[.$H$54])/[.L69]" office:value-type="string" office:string-value="" calcext:value-type="error">
            <text:p>#DIV/0!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69])/[.AH69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69])/[.AK69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69]-[.F68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69]/[.D69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70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([.G70] - [.F70])" office:value-type="float" office:value="0" calcext:value-type="float">
            <text:p>0</text:p>
          </table:table-cell>
          <table:table-cell table:style-name="ce40" table:formula="of:=([.I70]/5)" office:value-type="float" office:value="0" calcext:value-type="float">
            <text:p>0.00</text:p>
          </table:table-cell>
          <table:table-cell table:style-name="ce42" table:formula="of:=([.$J$53]*3600/1760)/(([.I70]-1)/5)" office:value-type="float" office:value="-255.681818181818" calcext:value-type="float">
            <text:p>-255.68</text:p>
          </table:table-cell>
          <table:table-cell table:style-name="ce42" table:formula="of:=([.$J$53]*3600/1760)/[.J70]" office:value-type="string" office:string-value="" calcext:value-type="error">
            <text:p>#DIV/0!</text:p>
          </table:table-cell>
          <table:table-cell table:style-name="ce42" table:formula="of:=([.$J$53]*3600/1760)/(([.I70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8" table:formula="of:=(5*5*60*60)/(([.F70]-[.F64]))" office:value-type="string" office:string-value="" calcext:value-type="error">
            <text:p>#DIV/0!</text:p>
          </table:table-cell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style-name="ce40" table:formula="of:=(([.F70]-[.F69])-1)*25*1760*[.J70]/(3600*5)" office:value-type="float" office:value="-0" calcext:value-type="float">
            <text:p>0.00</text:p>
          </table:table-cell>
          <table:table-cell table:style-name="ce40" table:formula="of:=([.F70]-[.F69])*25*1760*[.J70]/(3600*5)" office:value-type="float" office:value="0" calcext:value-type="float">
            <text:p>0.00</text:p>
          </table:table-cell>
          <table:table-cell table:style-name="ce40" table:formula="of:=(([.G70]-[.G69])+1)*25*1760*[.J70]/(3600*5)" office:value-type="float" office:value="0" calcext:value-type="float">
            <text:p>0.00</text:p>
          </table:table-cell>
          <table:table-cell table:style-name="ce40" table:formula="of:=(((([.L70]*[.L70])/20)+([.L70]))/3)" office:value-type="string" office:string-value="" calcext:value-type="error">
            <text:p>#DIV/0!</text:p>
          </table:table-cell>
          <table:table-cell table:style-name="ce40" table:formula="of:=((([.L70]*[.L70])/20)+([.L70]))" office:value-type="string" office:string-value="" calcext:value-type="error">
            <text:p>#DIV/0!</text:p>
          </table:table-cell>
          <table:table-cell table:style-name="ce40" table:formula="of:=MIN([.R66:.R70])" office:value-type="float" office:value="0" calcext:value-type="float">
            <text:p>0.00</text:p>
          </table:table-cell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40" table:formula="of:=[.O70]*3" office:value-type="string" office:string-value="" calcext:value-type="error">
            <text:p>#DIV/0!</text:p>
          </table:table-cell>
          <table:table-cell table:style-name="ce17" table:formula="of:=([.Y69]+(2.8*[.Y69]/100))" office:value-type="float" office:value="0" calcext:value-type="float">
            <text:p>0.00</text:p>
          </table:table-cell>
          <table:table-cell table:style-name="ce17" table:formula="of:=[.Y70]*12" office:value-type="float" office:value="0" calcext:value-type="float">
            <text:p>0.00</text:p>
          </table:table-cell>
          <table:table-cell table:style-name="ce17" table:formula="of:=([.AA69]+(5.57*[.AA69]/100))" office:value-type="float" office:value="0" calcext:value-type="float">
            <text:p>0.00</text:p>
          </table:table-cell>
          <table:table-cell table:style-name="ce17" table:formula="of:=([.AB69]+(7.2*[.AB69]/100))" office:value-type="float" office:value="0" calcext:value-type="float">
            <text:p>0.00</text:p>
          </table:table-cell>
          <table:table-cell table:style-name="ce17" table:formula="of:=[.AA70]*12" office:value-type="float" office:value="0" calcext:value-type="float">
            <text:p>0.00</text:p>
          </table:table-cell>
          <table:table-cell table:style-name="ce17" table:formula="of:=[.AB70]*12" office:value-type="float" office:value="0" calcext:value-type="float">
            <text:p>0.00</text:p>
          </table:table-cell>
          <table:table-cell table:style-name="ce17" table:formula="of:=([.D70]-[.$H$54])/[.L70]" office:value-type="string" office:string-value="" calcext:value-type="error">
            <text:p>#DIV/0!</text:p>
          </table:table-cell>
          <table:table-cell table:style-name="ce17" table:formula="of:=([.E70]-[.$H$54])/[.L70]" office:value-type="string" office:string-value="" calcext:value-type="error">
            <text:p>#DIV/0!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70])/[.AH70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70])/[.AK70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70]-[.F69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70]/[.D7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71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([.G71] - [.F71])" office:value-type="float" office:value="0" calcext:value-type="float">
            <text:p>0</text:p>
          </table:table-cell>
          <table:table-cell table:style-name="ce40" table:formula="of:=([.I71]/5)" office:value-type="float" office:value="0" calcext:value-type="float">
            <text:p>0.00</text:p>
          </table:table-cell>
          <table:table-cell table:style-name="ce42" table:formula="of:=([.$J$53]*3600/1760)/(([.I71]-1)/5)" office:value-type="float" office:value="-255.681818181818" calcext:value-type="float">
            <text:p>-255.68</text:p>
          </table:table-cell>
          <table:table-cell table:style-name="ce42" table:formula="of:=([.$J$53]*3600/1760)/[.J71]" office:value-type="string" office:string-value="" calcext:value-type="error">
            <text:p>#DIV/0!</text:p>
          </table:table-cell>
          <table:table-cell table:style-name="ce42" table:formula="of:=([.$J$53]*3600/1760)/(([.I71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8" table:formula="of:=(5*5*60*60)/(([.F71]-[.F65]))" office:value-type="string" office:string-value="" calcext:value-type="error">
            <text:p>#DIV/0!</text:p>
          </table:table-cell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style-name="ce40" table:formula="of:=(([.F71]-[.F70])-1)*25*1760*[.J71]/(3600*5)" office:value-type="float" office:value="-0" calcext:value-type="float">
            <text:p>0.00</text:p>
          </table:table-cell>
          <table:table-cell table:style-name="ce40" table:formula="of:=([.F71]-[.F70])*25*1760*[.J71]/(3600*5)" office:value-type="float" office:value="0" calcext:value-type="float">
            <text:p>0.00</text:p>
          </table:table-cell>
          <table:table-cell table:style-name="ce40" table:formula="of:=(([.G71]-[.G70])+1)*25*1760*[.J71]/(3600*5)" office:value-type="float" office:value="0" calcext:value-type="float">
            <text:p>0.00</text:p>
          </table:table-cell>
          <table:table-cell table:style-name="ce40" table:formula="of:=(((([.L71]*[.L71])/20)+([.L71]))/3)" office:value-type="string" office:string-value="" calcext:value-type="error">
            <text:p>#DIV/0!</text:p>
          </table:table-cell>
          <table:table-cell table:style-name="ce40" table:formula="of:=((([.L71]*[.L71])/20)+([.L71]))" office:value-type="string" office:string-value="" calcext:value-type="error">
            <text:p>#DIV/0!</text:p>
          </table:table-cell>
          <table:table-cell table:style-name="ce40" table:formula="of:=MIN([.R67:.R71])" office:value-type="float" office:value="0" calcext:value-type="float">
            <text:p>0.00</text:p>
          </table:table-cell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40" table:formula="of:=[.O71]*3" office:value-type="string" office:string-value="" calcext:value-type="error">
            <text:p>#DIV/0!</text:p>
          </table:table-cell>
          <table:table-cell table:style-name="ce17" table:formula="of:=([.Y70]+(2.8*[.Y70]/100))" office:value-type="float" office:value="0" calcext:value-type="float">
            <text:p>0.00</text:p>
          </table:table-cell>
          <table:table-cell table:style-name="ce17" table:formula="of:=[.Y71]*12" office:value-type="float" office:value="0" calcext:value-type="float">
            <text:p>0.00</text:p>
          </table:table-cell>
          <table:table-cell table:style-name="ce17" table:formula="of:=([.AA70]+(5.57*[.AA70]/100))" office:value-type="float" office:value="0" calcext:value-type="float">
            <text:p>0.00</text:p>
          </table:table-cell>
          <table:table-cell table:style-name="ce17" table:formula="of:=([.AB70]+(7.2*[.AB70]/100))" office:value-type="float" office:value="0" calcext:value-type="float">
            <text:p>0.00</text:p>
          </table:table-cell>
          <table:table-cell table:style-name="ce17" table:formula="of:=[.AA71]*12" office:value-type="float" office:value="0" calcext:value-type="float">
            <text:p>0.00</text:p>
          </table:table-cell>
          <table:table-cell table:style-name="ce17" table:formula="of:=[.AB71]*12" office:value-type="float" office:value="0" calcext:value-type="float">
            <text:p>0.00</text:p>
          </table:table-cell>
          <table:table-cell table:style-name="ce17" table:formula="of:=([.D71]-[.$H$54])/[.L71]" office:value-type="string" office:string-value="" calcext:value-type="error">
            <text:p>#DIV/0!</text:p>
          </table:table-cell>
          <table:table-cell table:style-name="ce17" table:formula="of:=([.E71]-[.$H$54])/[.L71]" office:value-type="string" office:string-value="" calcext:value-type="error">
            <text:p>#DIV/0!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71])/[.AH71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71])/[.AK71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71]-[.F70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71]/[.D7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72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([.G72] - [.F72])" office:value-type="float" office:value="0" calcext:value-type="float">
            <text:p>0</text:p>
          </table:table-cell>
          <table:table-cell table:style-name="ce40" table:formula="of:=([.I72]/5)" office:value-type="float" office:value="0" calcext:value-type="float">
            <text:p>0.00</text:p>
          </table:table-cell>
          <table:table-cell table:style-name="ce42" table:formula="of:=([.$J$53]*3600/1760)/(([.I72]-1)/5)" office:value-type="float" office:value="-255.681818181818" calcext:value-type="float">
            <text:p>-255.68</text:p>
          </table:table-cell>
          <table:table-cell table:style-name="ce42" table:formula="of:=([.$J$53]*3600/1760)/[.J72]" office:value-type="string" office:string-value="" calcext:value-type="error">
            <text:p>#DIV/0!</text:p>
          </table:table-cell>
          <table:table-cell table:style-name="ce42" table:formula="of:=([.$J$53]*3600/1760)/(([.I72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8" table:formula="of:=(5*5*60*60)/(([.F72]-[.F66]))" office:value-type="string" office:string-value="" calcext:value-type="error">
            <text:p>#DIV/0!</text:p>
          </table:table-cell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style-name="ce40" table:formula="of:=(([.F72]-[.F71])-1)*25*1760*[.J72]/(3600*5)" office:value-type="float" office:value="-0" calcext:value-type="float">
            <text:p>0.00</text:p>
          </table:table-cell>
          <table:table-cell table:style-name="ce40" table:formula="of:=([.F72]-[.F71])*25*1760*[.J72]/(3600*5)" office:value-type="float" office:value="0" calcext:value-type="float">
            <text:p>0.00</text:p>
          </table:table-cell>
          <table:table-cell table:style-name="ce40" table:formula="of:=(([.G72]-[.G71])+1)*25*1760*[.J72]/(3600*5)" office:value-type="float" office:value="0" calcext:value-type="float">
            <text:p>0.00</text:p>
          </table:table-cell>
          <table:table-cell table:style-name="ce40" table:formula="of:=(((([.L72]*[.L72])/20)+([.L72]))/3)" office:value-type="string" office:string-value="" calcext:value-type="error">
            <text:p>#DIV/0!</text:p>
          </table:table-cell>
          <table:table-cell table:style-name="ce40" table:formula="of:=((([.L72]*[.L72])/20)+([.L72]))" office:value-type="string" office:string-value="" calcext:value-type="error">
            <text:p>#DIV/0!</text:p>
          </table:table-cell>
          <table:table-cell table:style-name="ce40" table:formula="of:=MIN([.R68:.R72])" office:value-type="float" office:value="0" calcext:value-type="float">
            <text:p>0.00</text:p>
          </table:table-cell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40" table:formula="of:=[.O72]*3" office:value-type="string" office:string-value="" calcext:value-type="error">
            <text:p>#DIV/0!</text:p>
          </table:table-cell>
          <table:table-cell table:style-name="ce17" table:formula="of:=([.Y71]+(2.8*[.Y71]/100))" office:value-type="float" office:value="0" calcext:value-type="float">
            <text:p>0.00</text:p>
          </table:table-cell>
          <table:table-cell table:style-name="ce17" table:formula="of:=[.Y72]*12" office:value-type="float" office:value="0" calcext:value-type="float">
            <text:p>0.00</text:p>
          </table:table-cell>
          <table:table-cell table:style-name="ce17" table:formula="of:=([.AA71]+(5.57*[.AA71]/100))" office:value-type="float" office:value="0" calcext:value-type="float">
            <text:p>0.00</text:p>
          </table:table-cell>
          <table:table-cell table:style-name="ce17" table:formula="of:=([.AB71]+(7.2*[.AB71]/100))" office:value-type="float" office:value="0" calcext:value-type="float">
            <text:p>0.00</text:p>
          </table:table-cell>
          <table:table-cell table:style-name="ce17" table:formula="of:=[.AA72]*12" office:value-type="float" office:value="0" calcext:value-type="float">
            <text:p>0.00</text:p>
          </table:table-cell>
          <table:table-cell table:style-name="ce17" table:formula="of:=[.AB72]*12" office:value-type="float" office:value="0" calcext:value-type="float">
            <text:p>0.00</text:p>
          </table:table-cell>
          <table:table-cell table:style-name="ce17" table:formula="of:=([.D72]-[.$H$54])/[.L72]" office:value-type="string" office:string-value="" calcext:value-type="error">
            <text:p>#DIV/0!</text:p>
          </table:table-cell>
          <table:table-cell table:style-name="ce17" table:formula="of:=([.E72]-[.$H$54])/[.L72]" office:value-type="string" office:string-value="" calcext:value-type="error">
            <text:p>#DIV/0!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72])/[.AH72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72])/[.AK72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72]-[.F71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72]/[.D7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73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([.G73] - [.F73])" office:value-type="float" office:value="0" calcext:value-type="float">
            <text:p>0</text:p>
          </table:table-cell>
          <table:table-cell table:style-name="ce40" table:formula="of:=([.I73]/5)" office:value-type="float" office:value="0" calcext:value-type="float">
            <text:p>0.00</text:p>
          </table:table-cell>
          <table:table-cell table:style-name="ce42" table:formula="of:=([.$J$53]*3600/1760)/(([.I73]-1)/5)" office:value-type="float" office:value="-255.681818181818" calcext:value-type="float">
            <text:p>-255.68</text:p>
          </table:table-cell>
          <table:table-cell table:style-name="ce42" table:formula="of:=([.$J$53]*3600/1760)/[.J73]" office:value-type="string" office:string-value="" calcext:value-type="error">
            <text:p>#DIV/0!</text:p>
          </table:table-cell>
          <table:table-cell table:style-name="ce42" table:formula="of:=([.$J$53]*3600/1760)/(([.I73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8" table:formula="of:=(5*5*60*60)/(([.F73]-[.F67]))" office:value-type="string" office:string-value="" calcext:value-type="error">
            <text:p>#DIV/0!</text:p>
          </table:table-cell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style-name="ce40" table:formula="of:=(([.F73]-[.F72])-1)*25*1760*[.J73]/(3600*5)" office:value-type="float" office:value="-0" calcext:value-type="float">
            <text:p>0.00</text:p>
          </table:table-cell>
          <table:table-cell table:style-name="ce40" table:formula="of:=([.F73]-[.F72])*25*1760*[.J73]/(3600*5)" office:value-type="float" office:value="0" calcext:value-type="float">
            <text:p>0.00</text:p>
          </table:table-cell>
          <table:table-cell table:style-name="ce40" table:formula="of:=(([.G73]-[.G72])+1)*25*1760*[.J73]/(3600*5)" office:value-type="float" office:value="0" calcext:value-type="float">
            <text:p>0.00</text:p>
          </table:table-cell>
          <table:table-cell table:style-name="ce40" table:formula="of:=(((([.L73]*[.L73])/20)+([.L73]))/3)" office:value-type="string" office:string-value="" calcext:value-type="error">
            <text:p>#DIV/0!</text:p>
          </table:table-cell>
          <table:table-cell table:style-name="ce40" table:formula="of:=((([.L73]*[.L73])/20)+([.L73]))" office:value-type="string" office:string-value="" calcext:value-type="error">
            <text:p>#DIV/0!</text:p>
          </table:table-cell>
          <table:table-cell table:style-name="ce40" table:formula="of:=MIN([.R69:.R73])" office:value-type="float" office:value="0" calcext:value-type="float">
            <text:p>0.00</text:p>
          </table:table-cell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40" table:formula="of:=[.O73]*3" office:value-type="string" office:string-value="" calcext:value-type="error">
            <text:p>#DIV/0!</text:p>
          </table:table-cell>
          <table:table-cell table:style-name="ce17" table:formula="of:=([.Y72]+(2.8*[.Y72]/100))" office:value-type="float" office:value="0" calcext:value-type="float">
            <text:p>0.00</text:p>
          </table:table-cell>
          <table:table-cell table:style-name="ce17" table:formula="of:=[.Y73]*12" office:value-type="float" office:value="0" calcext:value-type="float">
            <text:p>0.00</text:p>
          </table:table-cell>
          <table:table-cell table:style-name="ce17" table:formula="of:=([.AA72]+(5.57*[.AA72]/100))" office:value-type="float" office:value="0" calcext:value-type="float">
            <text:p>0.00</text:p>
          </table:table-cell>
          <table:table-cell table:style-name="ce17" table:formula="of:=([.AB72]+(7.2*[.AB72]/100))" office:value-type="float" office:value="0" calcext:value-type="float">
            <text:p>0.00</text:p>
          </table:table-cell>
          <table:table-cell table:style-name="ce17" table:formula="of:=[.AA73]*12" office:value-type="float" office:value="0" calcext:value-type="float">
            <text:p>0.00</text:p>
          </table:table-cell>
          <table:table-cell table:style-name="ce17" table:formula="of:=[.AB73]*12" office:value-type="float" office:value="0" calcext:value-type="float">
            <text:p>0.00</text:p>
          </table:table-cell>
          <table:table-cell table:style-name="ce17" table:formula="of:=([.D73]-[.$H$54])/[.L73]" office:value-type="string" office:string-value="" calcext:value-type="error">
            <text:p>#DIV/0!</text:p>
          </table:table-cell>
          <table:table-cell table:style-name="ce17" table:formula="of:=([.E73]-[.$H$54])/[.L73]" office:value-type="string" office:string-value="" calcext:value-type="error">
            <text:p>#DIV/0!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73])/[.AH73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73])/[.AK73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73]-[.F72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73]/[.D73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74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([.G74] - [.F74])" office:value-type="float" office:value="0" calcext:value-type="float">
            <text:p>0</text:p>
          </table:table-cell>
          <table:table-cell table:style-name="ce40" table:formula="of:=([.I74]/5)" office:value-type="float" office:value="0" calcext:value-type="float">
            <text:p>0.00</text:p>
          </table:table-cell>
          <table:table-cell table:style-name="ce42" table:formula="of:=([.$J$53]*3600/1760)/(([.I74]-1)/5)" office:value-type="float" office:value="-255.681818181818" calcext:value-type="float">
            <text:p>-255.68</text:p>
          </table:table-cell>
          <table:table-cell table:style-name="ce42" table:formula="of:=([.$J$53]*3600/1760)/[.J74]" office:value-type="string" office:string-value="" calcext:value-type="error">
            <text:p>#DIV/0!</text:p>
          </table:table-cell>
          <table:table-cell table:style-name="ce42" table:formula="of:=([.$J$53]*3600/1760)/(([.I74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8" table:formula="of:=(5*5*60*60)/(([.F74]-[.F68]))" office:value-type="string" office:string-value="" calcext:value-type="error">
            <text:p>#DIV/0!</text:p>
          </table:table-cell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style-name="ce40" table:formula="of:=(([.F74]-[.F73])-1)*25*1760*[.J74]/(3600*5)" office:value-type="float" office:value="-0" calcext:value-type="float">
            <text:p>0.00</text:p>
          </table:table-cell>
          <table:table-cell table:style-name="ce40" table:formula="of:=([.F74]-[.F73])*25*1760*[.J74]/(3600*5)" office:value-type="float" office:value="0" calcext:value-type="float">
            <text:p>0.00</text:p>
          </table:table-cell>
          <table:table-cell table:style-name="ce40" table:formula="of:=(([.G74]-[.G73])+1)*25*1760*[.J74]/(3600*5)" office:value-type="float" office:value="0" calcext:value-type="float">
            <text:p>0.00</text:p>
          </table:table-cell>
          <table:table-cell table:style-name="ce40" table:formula="of:=(((([.L74]*[.L74])/20)+([.L74]))/3)" office:value-type="string" office:string-value="" calcext:value-type="error">
            <text:p>#DIV/0!</text:p>
          </table:table-cell>
          <table:table-cell table:style-name="ce40" table:formula="of:=((([.L74]*[.L74])/20)+([.L74]))" office:value-type="string" office:string-value="" calcext:value-type="error">
            <text:p>#DIV/0!</text:p>
          </table:table-cell>
          <table:table-cell table:style-name="ce40" table:formula="of:=MIN([.R70:.R74])" office:value-type="float" office:value="0" calcext:value-type="float">
            <text:p>0.00</text:p>
          </table:table-cell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40" table:formula="of:=[.O74]*3" office:value-type="string" office:string-value="" calcext:value-type="error">
            <text:p>#DIV/0!</text:p>
          </table:table-cell>
          <table:table-cell table:style-name="ce17" table:formula="of:=([.Y73]+(2.8*[.Y73]/100))" office:value-type="float" office:value="0" calcext:value-type="float">
            <text:p>0.00</text:p>
          </table:table-cell>
          <table:table-cell table:style-name="ce17" table:formula="of:=[.Y74]*12" office:value-type="float" office:value="0" calcext:value-type="float">
            <text:p>0.00</text:p>
          </table:table-cell>
          <table:table-cell table:style-name="ce17" table:formula="of:=([.AA73]+(5.57*[.AA73]/100))" office:value-type="float" office:value="0" calcext:value-type="float">
            <text:p>0.00</text:p>
          </table:table-cell>
          <table:table-cell table:style-name="ce17" table:formula="of:=([.AB73]+(7.2*[.AB73]/100))" office:value-type="float" office:value="0" calcext:value-type="float">
            <text:p>0.00</text:p>
          </table:table-cell>
          <table:table-cell table:style-name="ce17" table:formula="of:=[.AA74]*12" office:value-type="float" office:value="0" calcext:value-type="float">
            <text:p>0.00</text:p>
          </table:table-cell>
          <table:table-cell table:style-name="ce17" table:formula="of:=[.AB74]*12" office:value-type="float" office:value="0" calcext:value-type="float">
            <text:p>0.00</text:p>
          </table:table-cell>
          <table:table-cell table:style-name="ce17" table:formula="of:=([.D74]-[.$H$54])/[.L74]" office:value-type="string" office:string-value="" calcext:value-type="error">
            <text:p>#DIV/0!</text:p>
          </table:table-cell>
          <table:table-cell table:style-name="ce17" table:formula="of:=([.E74]-[.$H$54])/[.L74]" office:value-type="string" office:string-value="" calcext:value-type="error">
            <text:p>#DIV/0!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74])/[.AH74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74])/[.AK74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74]-[.F73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74]/[.D74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75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([.G75] - [.F75])" office:value-type="float" office:value="0" calcext:value-type="float">
            <text:p>0</text:p>
          </table:table-cell>
          <table:table-cell table:style-name="ce40" table:formula="of:=([.I75]/5)" office:value-type="float" office:value="0" calcext:value-type="float">
            <text:p>0.00</text:p>
          </table:table-cell>
          <table:table-cell table:style-name="ce42" table:formula="of:=([.$J$53]*3600/1760)/(([.I75]-1)/5)" office:value-type="float" office:value="-255.681818181818" calcext:value-type="float">
            <text:p>-255.68</text:p>
          </table:table-cell>
          <table:table-cell table:style-name="ce42" table:formula="of:=([.$J$53]*3600/1760)/[.J75]" office:value-type="string" office:string-value="" calcext:value-type="error">
            <text:p>#DIV/0!</text:p>
          </table:table-cell>
          <table:table-cell table:style-name="ce42" table:formula="of:=([.$J$53]*3600/1760)/(([.I75]+1)/5)" office:value-type="float" office:value="255.681818181818" calcext:value-type="float">
            <text:p>255.68</text:p>
          </table:table-cell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8" table:formula="of:=(5*5*60*60)/(([.F75]-[.F69]))" office:value-type="string" office:string-value="" calcext:value-type="error">
            <text:p>#DIV/0!</text:p>
          </table:table-cell>
          <table:table-cell table:style-name="ce39" table:formula="of:=COUNT([.$N$59:.$N$75])*(60/[.$J$56])" office:value-type="float" office:value="0" calcext:value-type="float">
            <text:p>0.00</text:p>
          </table:table-cell>
          <table:table-cell table:style-name="ce40" table:formula="of:=(([.F75]-[.F74])-1)*25*1760*[.J75]/(3600*5)" office:value-type="float" office:value="-0" calcext:value-type="float">
            <text:p>0.00</text:p>
          </table:table-cell>
          <table:table-cell table:style-name="ce40" table:formula="of:=([.F75]-[.F74])*25*1760*[.J75]/(3600*5)" office:value-type="float" office:value="0" calcext:value-type="float">
            <text:p>0.00</text:p>
          </table:table-cell>
          <table:table-cell table:style-name="ce40" table:formula="of:=(([.G75]-[.G74])+1)*25*1760*[.J75]/(3600*5)" office:value-type="float" office:value="0" calcext:value-type="float">
            <text:p>0.00</text:p>
          </table:table-cell>
          <table:table-cell table:style-name="ce40" table:formula="of:=(((([.L75]*[.L75])/20)+([.L75]))/3)" office:value-type="string" office:string-value="" calcext:value-type="error">
            <text:p>#DIV/0!</text:p>
          </table:table-cell>
          <table:table-cell table:style-name="ce40" table:formula="of:=((([.L75]*[.L75])/20)+([.L75]))" office:value-type="string" office:string-value="" calcext:value-type="error">
            <text:p>#DIV/0!</text:p>
          </table:table-cell>
          <table:table-cell table:style-name="ce40" table:formula="of:=MIN([.R71:.R75])" office:value-type="float" office:value="0" calcext:value-type="float">
            <text:p>0.00</text:p>
          </table:table-cell>
          <table:table-cell table:style-name="ce39" table:formula="of:=COUNT([.$N$59:.$N$75])*(60 * 2/[.$J$56])" office:value-type="float" office:value="0" calcext:value-type="float">
            <text:p>0.00</text:p>
          </table:table-cell>
          <table:table-cell table:style-name="ce40" table:formula="of:=[.O75]*3" office:value-type="string" office:string-value="" calcext:value-type="error">
            <text:p>#DIV/0!</text:p>
          </table:table-cell>
          <table:table-cell table:style-name="ce17" table:formula="of:=([.Y74]+(2.8*[.Y74]/100))" office:value-type="float" office:value="0" calcext:value-type="float">
            <text:p>0.00</text:p>
          </table:table-cell>
          <table:table-cell table:style-name="ce17" table:formula="of:=[.Y75]*12" office:value-type="float" office:value="0" calcext:value-type="float">
            <text:p>0.00</text:p>
          </table:table-cell>
          <table:table-cell table:style-name="ce17" table:formula="of:=([.AA74]+(5.57*[.AA74]/100))" office:value-type="float" office:value="0" calcext:value-type="float">
            <text:p>0.00</text:p>
          </table:table-cell>
          <table:table-cell table:style-name="ce17" table:formula="of:=([.AB74]+(7.2*[.AB74]/100))" office:value-type="float" office:value="0" calcext:value-type="float">
            <text:p>0.00</text:p>
          </table:table-cell>
          <table:table-cell table:style-name="ce17" table:formula="of:=[.AA75]*12" office:value-type="float" office:value="0" calcext:value-type="float">
            <text:p>0.00</text:p>
          </table:table-cell>
          <table:table-cell table:style-name="ce17" table:formula="of:=[.AB75]*12" office:value-type="float" office:value="0" calcext:value-type="float">
            <text:p>0.00</text:p>
          </table:table-cell>
          <table:table-cell table:style-name="ce17" table:formula="of:=([.D75]-[.$H$54])/[.L75]" office:value-type="string" office:string-value="" calcext:value-type="error">
            <text:p>#DIV/0!</text:p>
          </table:table-cell>
          <table:table-cell table:style-name="ce17" table:formula="of:=([.E75]-[.$H$54])/[.L75]" office:value-type="string" office:string-value="" calcext:value-type="error">
            <text:p>#DIV/0!</text:p>
          </table:table-cell>
          <table:table-cell office:value-type="float" office:value="40" calcext:value-type="float">
            <text:p>40</text:p>
          </table:table-cell>
          <table:table-cell office:value-type="float" office:value="1.28" calcext:value-type="float">
            <text:p>1.28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I75])/[.AH75]" office:value-type="float" office:value="57.03125" calcext:value-type="float">
            <text:p>57.03</text:p>
          </table:table-cell>
          <table:table-cell office:value-type="float" office:value="1.36" calcext:value-type="float">
            <text:p>1.36</text:p>
          </table:table-cell>
          <table:table-cell office:value-type="float" office:value="0.76" calcext:value-type="float">
            <text:p>0.76</text:p>
          </table:table-cell>
          <table:table-cell table:style-name="ce17" table:formula="of:=(100*[.AL75])/[.AK75]" office:value-type="float" office:value="55.8823529411765" calcext:value-type="float">
            <text:p>55.88</text:p>
          </table:table-cell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 table:formula="of:=([.F75]-[.F74])/5" office:value-type="float" office:value="0" calcext:value-type="float">
            <text:p>0</text:p>
          </table:table-cell>
          <table:table-cell table:style-name="ce53" table:formula="of:=[.$S$54]" office:value-type="float" office:value="0" calcext:value-type="float">
            <text:p>0.00</text:p>
          </table:table-cell>
          <table:table-cell table:style-name="ce53" table:formula="of:=[.E75]/[.D75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.00</text:p>
          </table:table-cell>
          <table:table-cell table:number-columns-repeated="2"/>
          <table:table-cell table:style-name="ce15" table:number-columns-repeated="4"/>
          <table:table-cell table:style-name="ce40"/>
          <table:table-cell table:style-name="ce46" table:number-columns-repeated="3"/>
          <table:table-cell table:style-name="ce39" table:formula="of:=AVERAGE([.$L$59:.$L$75])" office:value-type="string" office:string-value="" calcext:value-type="error">
            <text:p>#DIV/0!</text:p>
          </table:table-cell>
          <table:table-cell table:style-name="ce48"/>
          <table:table-cell table:style-name="ce39"/>
          <table:table-cell table:style-name="ce40" table:number-columns-repeated="6"/>
          <table:table-cell table:style-name="ce39"/>
          <table:table-cell table:style-name="ce40"/>
          <table:table-cell table:style-name="ce17" table:number-columns-repeated="8"/>
          <table:table-cell table:number-columns-repeated="3"/>
          <table:table-cell table:style-name="ce17"/>
          <table:table-cell table:number-columns-repeated="2"/>
          <table:table-cell table:style-name="ce17"/>
          <table:table-cell table:number-columns-repeated="10"/>
          <table:table-cell table:style-name="ce17" table:formula="of:=[.$S$53]" office:value-type="float" office:value="0" calcext:value-type="float">
            <text:p>0.00</text:p>
          </table:table-cell>
          <table:table-cell/>
          <table:table-cell table:style-name="ce53" table:formula="of:=[.$S$54]" office:value-type="float" office:value="0" calcext:value-type="float">
            <text:p>0.00</text:p>
          </table:table-cell>
          <table:table-cell table:number-columns-repeated="972"/>
        </table:table-row>
        <table:table-row table:style-name="ro1">
          <table:table-cell table:number-columns-repeated="7"/>
          <table:table-cell table:style-name="ce18" office:value-type="string" calcext:value-type="string">
            <text:p>Sample – 5mins</text:p>
          </table:table-cell>
          <table:table-cell table:number-columns-repeated="2"/>
          <table:table-cell table:style-name="ce44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8"/>
          <table:table-cell office:value-type="float" office:value="42" calcext:value-type="float">
            <text:p>42</text:p>
          </table:table-cell>
          <table:table-cell office:value-type="float" office:value="1.21" calcext:value-type="float">
            <text:p>1.21</text:p>
          </table:table-cell>
          <table:table-cell office:value-type="float" office:value="0.69" calcext:value-type="float">
            <text:p>0.69</text:p>
          </table:table-cell>
          <table:table-cell table:style-name="ce17" table:formula="of:=(100*[.AI77])/[.AH77]" office:value-type="float" office:value="57.0247933884298" calcext:value-type="float">
            <text:p>57.02</text:p>
          </table:table-cell>
          <table:table-cell office:value-type="float" office:value="1.3" calcext:value-type="float">
            <text:p>1.3</text:p>
          </table:table-cell>
          <table:table-cell office:value-type="float" office:value="0.73" calcext:value-type="float">
            <text:p>0.73</text:p>
          </table:table-cell>
          <table:table-cell table:style-name="ce17" table:formula="of:=(100*[.AL77])/[.AK77]" office:value-type="float" office:value="56.1538461538462" calcext:value-type="float">
            <text:p>56.15</text:p>
          </table:table-cell>
          <table:table-cell table:number-columns-repeated="10"/>
          <table:table-cell table:style-name="ce53"/>
          <table:table-cell table:number-columns-repeated="974"/>
        </table:table-row>
        <table:table-row table:style-name="ro1">
          <table:table-cell table:number-columns-repeated="6"/>
          <table:table-cell table:style-name="ce20" office:value-type="string" calcext:value-type="string">
            <text:p>Right to Left</text:p>
          </table:table-cell>
          <table:table-cell table:style-name="ce13" table:formula="of:=SUM([.H59:.H75])" office:value-type="float" office:value="17" calcext:value-type="float">
            <text:p>17</text:p>
          </table:table-cell>
          <table:table-cell/>
          <table:table-cell table:style-name="ce35" office:value-type="string" calcext:value-type="string">
            <text:p>into town R to L</text:p>
          </table:table-cell>
          <table:table-cell table:style-name="ce45" table:formula="of:=([.H78]*12)" office:value-type="float" office:value="204" calcext:value-type="float">
            <text:p>204.00</text:p>
          </table:table-cell>
          <table:table-cell table:number-columns-repeated="2"/>
          <table:table-cell table:style-name="Default"/>
          <table:table-cell table:number-columns-repeated="18"/>
          <table:table-cell office:value-type="float" office:value="43" calcext:value-type="float">
            <text:p>43</text:p>
          </table:table-cell>
          <table:table-cell office:value-type="float" office:value="1.18" calcext:value-type="float">
            <text:p>1.18</text:p>
          </table:table-cell>
          <table:table-cell office:value-type="float" office:value="0.67" calcext:value-type="float">
            <text:p>0.67</text:p>
          </table:table-cell>
          <table:table-cell table:style-name="ce17" table:formula="of:=(100*[.AI78])/[.AH78]" office:value-type="float" office:value="56.7796610169492" calcext:value-type="float">
            <text:p>56.78</text:p>
          </table:table-cell>
          <table:table-cell office:value-type="float" office:value="1.27" calcext:value-type="float">
            <text:p>1.27</text:p>
          </table:table-cell>
          <table:table-cell office:value-type="float" office:value="0.71" calcext:value-type="float">
            <text:p>0.71</text:p>
          </table:table-cell>
          <table:table-cell table:style-name="ce17" table:formula="of:=(100*[.AL78])/[.AK78]" office:value-type="float" office:value="55.9055118110236" calcext:value-type="float">
            <text:p>55.91</text:p>
          </table:table-cell>
          <table:table-cell table:number-columns-repeated="10"/>
          <table:table-cell table:style-name="ce53"/>
          <table:table-cell table:number-columns-repeated="974"/>
        </table:table-row>
        <table:table-row table:style-name="ro1">
          <table:table-cell table:number-columns-repeated="6"/>
          <table:table-cell table:style-name="ce20" office:value-type="string" calcext:value-type="string">
            <text:p>Left to Right</text:p>
          </table:table-cell>
          <table:table-cell table:style-name="ce13" table:formula="of:=((COUNT([.H59:.H75])-[.H78]))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out off town L to R</text:p>
          </table:table-cell>
          <table:table-cell table:style-name="ce45" table:formula="of:=([.H79]*12)" office:value-type="float" office:value="0" calcext:value-type="float">
            <text:p>0.00</text:p>
          </table:table-cell>
          <table:table-cell table:number-columns-repeated="2"/>
          <table:table-cell table:style-name="Default"/>
          <table:table-cell table:number-columns-repeated="18"/>
          <table:table-cell office:value-type="float" office:value="44" calcext:value-type="float">
            <text:p>44</text:p>
          </table:table-cell>
          <table:table-cell office:value-type="float" office:value="1.15" calcext:value-type="float">
            <text:p>1.15</text:p>
          </table:table-cell>
          <table:table-cell office:value-type="float" office:value="0.66" calcext:value-type="float">
            <text:p>0.66</text:p>
          </table:table-cell>
          <table:table-cell table:style-name="ce17" table:formula="of:=(100*[.AI79])/[.AH79]" office:value-type="float" office:value="57.3913043478261" calcext:value-type="float">
            <text:p>57.39</text:p>
          </table:table-cell>
          <table:table-cell office:value-type="float" office:value="1.24" calcext:value-type="float">
            <text:p>1.24</text:p>
          </table:table-cell>
          <table:table-cell office:value-type="float" office:value="0.69" calcext:value-type="float">
            <text:p>0.69</text:p>
          </table:table-cell>
          <table:table-cell table:style-name="ce17" table:formula="of:=(100*[.AL79])/[.AK79]" office:value-type="float" office:value="55.6451612903226" calcext:value-type="float">
            <text:p>55.65</text:p>
          </table:table-cell>
          <table:table-cell table:number-columns-repeated="10"/>
          <table:table-cell table:style-name="ce53"/>
          <table:table-cell table:number-columns-repeated="974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ce17" table:number-columns-repeated="2"/>
          <table:table-cell table:number-columns-repeated="13"/>
          <table:table-cell office:value-type="float" office:value="45" calcext:value-type="float">
            <text:p>45</text:p>
          </table:table-cell>
          <table:table-cell office:value-type="float" office:value="1.12" calcext:value-type="float">
            <text:p>1.12</text:p>
          </table:table-cell>
          <table:table-cell office:value-type="float" office:value="0.64" calcext:value-type="float">
            <text:p>0.64</text:p>
          </table:table-cell>
          <table:table-cell table:style-name="ce17" table:formula="of:=(100*[.AI80])/[.AH80]" office:value-type="float" office:value="57.1428571428571" calcext:value-type="float">
            <text:p>57.14</text:p>
          </table:table-cell>
          <table:table-cell office:value-type="float" office:value="1.2" calcext:value-type="float">
            <text:p>1.2</text:p>
          </table:table-cell>
          <table:table-cell office:value-type="float" office:value="0.67" calcext:value-type="float">
            <text:p>0.67</text:p>
          </table:table-cell>
          <table:table-cell table:style-name="ce17" table:formula="of:=(100*[.AL80])/[.AK80]" office:value-type="float" office:value="55.8333333333333" calcext:value-type="float">
            <text:p>55.83</text:p>
          </table:table-cell>
          <table:table-cell table:number-columns-repeated="10"/>
          <table:table-cell table:style-name="ce53"/>
          <table:table-cell table:number-columns-repeated="974"/>
        </table:table-row>
        <table:table-row table:style-name="ro1">
          <table:table-cell table:number-columns-repeated="13"/>
          <table:table-cell table:style-name="Default"/>
          <table:table-cell table:number-columns-repeated="18"/>
          <table:table-cell office:value-type="float" office:value="46" calcext:value-type="float">
            <text:p>46</text:p>
          </table:table-cell>
          <table:table-cell office:value-type="float" office:value="1.08" calcext:value-type="float">
            <text:p>1.08</text:p>
          </table:table-cell>
          <table:table-cell office:value-type="float" office:value="0.62" calcext:value-type="float">
            <text:p>0.62</text:p>
          </table:table-cell>
          <table:table-cell table:style-name="ce17" table:formula="of:=(100*[.AI81])/[.AH81]" office:value-type="float" office:value="57.4074074074074" calcext:value-type="float">
            <text:p>57.41</text:p>
          </table:table-cell>
          <table:table-cell office:value-type="float" office:value="1.17" calcext:value-type="float">
            <text:p>1.17</text:p>
          </table:table-cell>
          <table:table-cell office:value-type="float" office:value="0.65" calcext:value-type="float">
            <text:p>0.65</text:p>
          </table:table-cell>
          <table:table-cell table:style-name="ce17" table:formula="of:=(100*[.AL81])/[.AK81]" office:value-type="float" office:value="55.5555555555556" calcext:value-type="float">
            <text:p>55.56</text:p>
          </table:table-cell>
          <table:table-cell table:number-columns-repeated="10"/>
          <table:table-cell table:style-name="ce53"/>
          <table:table-cell table:number-columns-repeated="974"/>
        </table:table-row>
        <table:table-row table:style-name="ro1">
          <table:table-cell table:number-columns-repeated="9"/>
          <table:table-cell table:style-name="ce2"/>
          <table:table-cell table:number-columns-repeated="5"/>
          <table:table-cell table:style-name="Default"/>
          <table:table-cell table:number-columns-repeated="16"/>
          <table:table-cell office:value-type="float" office:value="47" calcext:value-type="float">
            <text:p>47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table:style-name="ce17" table:formula="of:=(100*[.AI82])/[.AH82]" office:value-type="float" office:value="57.1428571428571" calcext:value-type="float">
            <text:p>57.14</text:p>
          </table:table-cell>
          <table:table-cell office:value-type="float" office:value="1.14" calcext:value-type="float">
            <text:p>1.14</text:p>
          </table:table-cell>
          <table:table-cell office:value-type="float" office:value="0.64" calcext:value-type="float">
            <text:p>0.64</text:p>
          </table:table-cell>
          <table:table-cell table:style-name="ce17" table:formula="of:=(100*[.AL82])/[.AK82]" office:value-type="float" office:value="56.140350877193" calcext:value-type="float">
            <text:p>56.14</text:p>
          </table:table-cell>
          <table:table-cell table:number-columns-repeated="10"/>
          <table:table-cell table:style-name="ce53"/>
          <table:table-cell table:number-columns-repeated="974"/>
        </table:table-row>
        <table:table-row table:style-name="ro1">
          <table:table-cell table:number-columns-repeated="15"/>
          <table:table-cell table:style-name="Default"/>
          <table:table-cell table:number-columns-repeated="16"/>
          <table:table-cell office:value-type="float" office:value="48" calcext:value-type="float">
            <text:p>48</text:p>
          </table:table-cell>
          <table:table-cell office:value-type="float" office:value="1.02" calcext:value-type="float">
            <text:p>1.02</text:p>
          </table:table-cell>
          <table:table-cell office:value-type="float" office:value="0.59" calcext:value-type="float">
            <text:p>0.59</text:p>
          </table:table-cell>
          <table:table-cell table:style-name="ce17" table:formula="of:=(100*[.AI83])/[.AH83]" office:value-type="float" office:value="57.843137254902" calcext:value-type="float">
            <text:p>57.84</text:p>
          </table:table-cell>
          <table:table-cell office:value-type="float" office:value="1.11" calcext:value-type="float">
            <text:p>1.11</text:p>
          </table:table-cell>
          <table:table-cell office:value-type="float" office:value="0.62" calcext:value-type="float">
            <text:p>0.62</text:p>
          </table:table-cell>
          <table:table-cell table:style-name="ce17" table:formula="of:=(100*[.AL83])/[.AK83]" office:value-type="float" office:value="55.8558558558559" calcext:value-type="float">
            <text:p>55.86</text:p>
          </table:table-cell>
          <table:table-cell table:number-columns-repeated="985"/>
        </table:table-row>
        <table:table-row table:style-name="ro1">
          <table:table-cell table:number-columns-repeated="18"/>
          <table:table-cell table:style-name="ce17"/>
          <table:table-cell table:number-columns-repeated="13"/>
          <table:table-cell office:value-type="float" office:value="49" calcext:value-type="float">
            <text:p>49</text:p>
          </table:table-cell>
          <table:table-cell office:value-type="float" office:value="0.99" calcext:value-type="float">
            <text:p>0.99</text:p>
          </table:table-cell>
          <table:table-cell office:value-type="float" office:value="0.58" calcext:value-type="float">
            <text:p>0.58</text:p>
          </table:table-cell>
          <table:table-cell table:style-name="ce17" table:formula="of:=(100*[.AI84])/[.AH84]" office:value-type="float" office:value="58.5858585858586" calcext:value-type="float">
            <text:p>58.59</text:p>
          </table:table-cell>
          <table:table-cell office:value-type="float" office:value="1.08" calcext:value-type="float">
            <text:p>1.08</text:p>
          </table:table-cell>
          <table:table-cell office:value-type="float" office:value="0.6" calcext:value-type="float">
            <text:p>0.6</text:p>
          </table:table-cell>
          <table:table-cell table:style-name="ce17" table:formula="of:=(100*[.AL84])/[.AK84]" office:value-type="float" office:value="55.5555555555556" calcext:value-type="float">
            <text:p>55.56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7" table:number-columns-repeated="4"/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table:style-name="ce17" table:formula="of:=(100*[.AI85])/[.AH85]" office:value-type="float" office:value="57.2916666666667" calcext:value-type="float">
            <text:p>57.29</text:p>
          </table:table-cell>
          <table:table-cell office:value-type="float" office:value="1.04" calcext:value-type="float">
            <text:p>1.04</text:p>
          </table:table-cell>
          <table:table-cell office:value-type="float" office:value="0.58" calcext:value-type="float">
            <text:p>0.58</text:p>
          </table:table-cell>
          <table:table-cell table:style-name="ce17" table:formula="of:=(100*[.AL85])/[.AK85]" office:value-type="float" office:value="55.7692307692308" calcext:value-type="float">
            <text:p>55.77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7" table:number-columns-repeated="4"/>
          <table:table-cell table:number-columns-repeated="11"/>
          <table:table-cell office:value-type="float" office:value="51" calcext:value-type="float">
            <text:p>51</text:p>
          </table:table-cell>
          <table:table-cell office:value-type="float" office:value="0.92" calcext:value-type="float">
            <text:p>0.92</text:p>
          </table:table-cell>
          <table:table-cell office:value-type="float" office:value="0.53" calcext:value-type="float">
            <text:p>0.53</text:p>
          </table:table-cell>
          <table:table-cell table:style-name="ce17" table:formula="of:=(100*[.AI86])/[.AH86]" office:value-type="float" office:value="57.6086956521739" calcext:value-type="float">
            <text:p>57.61</text:p>
          </table:table-cell>
          <table:table-cell office:value-type="float" office:value="1.01" calcext:value-type="float">
            <text:p>1.01</text:p>
          </table:table-cell>
          <table:table-cell office:value-type="float" office:value="0.56" calcext:value-type="float">
            <text:p>0.56</text:p>
          </table:table-cell>
          <table:table-cell table:style-name="ce17" table:formula="of:=(100*[.AL86])/[.AK86]" office:value-type="float" office:value="55.4455445544555" calcext:value-type="float">
            <text:p>55.45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7" table:number-columns-repeated="4"/>
          <table:table-cell table:number-columns-repeated="11"/>
          <table:table-cell office:value-type="float" office:value="52" calcext:value-type="float">
            <text:p>52</text:p>
          </table:table-cell>
          <table:table-cell office:value-type="float" office:value="0.89" calcext:value-type="float">
            <text:p>0.89</text:p>
          </table:table-cell>
          <table:table-cell office:value-type="float" office:value="0.52" calcext:value-type="float">
            <text:p>0.52</text:p>
          </table:table-cell>
          <table:table-cell table:style-name="ce17" table:formula="of:=(100*[.AI87])/[.AH87]" office:value-type="float" office:value="58.4269662921348" calcext:value-type="float">
            <text:p>58.43</text:p>
          </table:table-cell>
          <table:table-cell office:value-type="float" office:value="0.98" calcext:value-type="float">
            <text:p>0.98</text:p>
          </table:table-cell>
          <table:table-cell office:value-type="float" office:value="0.54" calcext:value-type="float">
            <text:p>0.54</text:p>
          </table:table-cell>
          <table:table-cell table:style-name="ce17" table:formula="of:=(100*[.AL87])/[.AK87]" office:value-type="float" office:value="55.1020408163265" calcext:value-type="float">
            <text:p>55.10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7" table:number-columns-repeated="4"/>
          <table:table-cell table:number-columns-repeated="11"/>
          <table:table-cell office:value-type="float" office:value="53" calcext:value-type="float">
            <text:p>53</text:p>
          </table:table-cell>
          <table:table-cell office:value-type="float" office:value="0.86" calcext:value-type="float">
            <text:p>0.86</text:p>
          </table:table-cell>
          <table:table-cell office:value-type="float" office:value="0.5" calcext:value-type="float">
            <text:p>0.5</text:p>
          </table:table-cell>
          <table:table-cell table:style-name="ce17" table:formula="of:=(100*[.AI88])/[.AH88]" office:value-type="float" office:value="58.1395348837209" calcext:value-type="float">
            <text:p>58.14</text:p>
          </table:table-cell>
          <table:table-cell office:value-type="float" office:value="0.95" calcext:value-type="float">
            <text:p>0.95</text:p>
          </table:table-cell>
          <table:table-cell office:value-type="float" office:value="0.53" calcext:value-type="float">
            <text:p>0.53</text:p>
          </table:table-cell>
          <table:table-cell table:style-name="ce17" table:formula="of:=(100*[.AL88])/[.AK88]" office:value-type="float" office:value="55.7894736842105" calcext:value-type="float">
            <text:p>55.79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7" table:number-columns-repeated="4"/>
          <table:table-cell table:number-columns-repeated="11"/>
          <table:table-cell office:value-type="float" office:value="54" calcext:value-type="float">
            <text:p>54</text:p>
          </table:table-cell>
          <table:table-cell office:value-type="float" office:value="0.83" calcext:value-type="float">
            <text:p>0.83</text:p>
          </table:table-cell>
          <table:table-cell office:value-type="float" office:value="0.48" calcext:value-type="float">
            <text:p>0.48</text:p>
          </table:table-cell>
          <table:table-cell table:style-name="ce17" table:formula="of:=(100*[.AI89])/[.AH89]" office:value-type="float" office:value="57.8313253012048" calcext:value-type="float">
            <text:p>57.83</text:p>
          </table:table-cell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table:style-name="ce17" table:formula="of:=(100*[.AL89])/[.AK89]" office:value-type="float" office:value="55.4347826086956" calcext:value-type="float">
            <text:p>55.43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7" table:number-columns-repeated="4"/>
          <table:table-cell table:number-columns-repeated="11"/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.8</text:p>
          </table:table-cell>
          <table:table-cell office:value-type="float" office:value="0.47" calcext:value-type="float">
            <text:p>0.47</text:p>
          </table:table-cell>
          <table:table-cell table:style-name="ce17" table:formula="of:=(100*[.AI90])/[.AH90]" office:value-type="float" office:value="58.75" calcext:value-type="float">
            <text:p>58.75</text:p>
          </table:table-cell>
          <table:table-cell office:value-type="float" office:value="0.88" calcext:value-type="float">
            <text:p>0.88</text:p>
          </table:table-cell>
          <table:table-cell office:value-type="float" office:value="0.49" calcext:value-type="float">
            <text:p>0.49</text:p>
          </table:table-cell>
          <table:table-cell table:style-name="ce17" table:formula="of:=(100*[.AL90])/[.AK90]" office:value-type="float" office:value="55.6818181818182" calcext:value-type="float">
            <text:p>55.68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7" table:number-columns-repeated="4"/>
          <table:table-cell table:number-columns-repeated="14"/>
          <table:table-cell table:style-name="ce17"/>
          <table:table-cell table:number-columns-repeated="2"/>
          <table:table-cell table:style-name="ce17"/>
          <table:table-cell table:number-columns-repeated="985"/>
        </table:table-row>
        <table:table-row table:style-name="ro1" table:number-rows-repeated="3">
          <table:table-cell table:number-columns-repeated="17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8"/>
          <table:table-cell table:style-name="ce7" office:value-type="string" calcext:value-type="string">
            <text:p>Address of Traffic Survey Rd </text:p>
          </table:table-cell>
          <table:table-cell office:value-type="string" calcext:value-type="string">
            <text:p>Oldham Test Site</text:p>
          </table:table-cell>
          <table:table-cell table:style-name="ce29" office:value-type="string" calcext:value-type="string">
            <text:p>Vehicles Per Day ~ 12 * Hour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string" calcext:value-type="string">
            <text:p>Average Noise In dBC</text:p>
          </table:table-cell>
          <table:table-cell table:style-name="ce7" office:value-type="string" calcext:value-type="string">
            <text:p>Average Noise Out dBA</text:p>
          </table:table-cell>
          <table:table-cell table:number-columns-repeated="2"/>
          <table:table-cell table:style-name="ce20" office:value-type="string" calcext:value-type="string">
            <text:p>Noise Base (dBC)</text:p>
          </table:table-cell>
          <table:table-cell table:style-name="ce7" office:value-type="string" calcext:value-type="string">
            <text:p>Distance</text:p>
          </table:table-cell>
          <table:table-cell table:style-name="ce30" office:value-type="float" office:value="25" calcext:value-type="float">
            <text:p>25.00</text:p>
          </table:table-cell>
          <table:table-cell table:style-name="ce9" table:formula="of:=[.M96]*12" office:value-type="float" office:value="0" calcext:value-type="float">
            <text:p>0</text:p>
          </table:table-cell>
          <table:table-cell table:style-name="ce29" office:value-type="string" calcext:value-type="string">
            <text:p>Vehicles Per Hour</text:p>
          </table:table-cell>
          <table:table-cell table:style-name="ce8" table:formula="of:=(COUNT([.$L$92:.$L$124])*60/[.J99])" office:value-type="float" office:value="0" calcext:value-type="float">
            <text:p>0.00</text:p>
          </table:table-cell>
          <table:table-cell table:style-name="ce7" office:value-type="string" calcext:value-type="string">
            <text:p>Traffic Flow VPH Max</text:p>
          </table:table-cell>
          <table:table-cell table:style-name="ce8" table:formula="of:=(MAX([.$O$102:.$O$124]))" office:value-type="string" office:string-value="" calcext:value-type="error">
            <text:p>#DIV/0!</text:p>
          </table:table-cell>
          <table:table-cell table:style-name="ce7" office:value-type="string" calcext:value-type="string">
            <text:p>Traffic Flow VPH Avg</text:p>
          </table:table-cell>
          <table:table-cell table:style-name="ce8" table:formula="of:=(AVERAGE([.$O$102:.$O$124]))" office:value-type="string" office:string-value="" calcext:value-type="error">
            <text:p>#DIV/0!</text:p>
          </table:table-cell>
          <table:table-cell table:style-name="ce29" office:value-type="string" calcext:value-type="string">
            <text:p>AvgDistanceBetweenVehicles (Yds)</text:p>
          </table:table-cell>
          <table:table-cell table:style-name="ce8" table:formula="of:=(AVERAGE([.$R$102:.$R$124]))" office:value-type="float" office:value="0" calcext:value-type="float">
            <text:p>0.00</text:p>
          </table:table-cell>
          <table:table-cell table:style-name="ce8" table:formula="of:=(STDEV([.$R$10:.$R$42]))" office:value-type="float" office:value="34.8946833885274" calcext:value-type="float">
            <text:p>34.89</text:p>
          </table:table-cell>
          <table:table-cell table:number-columns-repeated="10"/>
          <table:table-cell table:number-columns-repeated="2" table:style-name="ce18" office:value-type="string" calcext:value-type="string">
            <text:p>Average dB per MPH In</text:p>
          </table:table-cell>
          <table:table-cell table:number-columns-repeated="20"/>
          <table:table-cell table:style-name="ce7" office:value-type="string" calcext:value-type="string">
            <text:p>Out – Average CalibrationFactor dBC to dBA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8" table:formula="of:=AVERAGE([.D102:.D1326])" office:value-type="float" office:value="53.7137055837564" calcext:value-type="float">
            <text:p>53.71</text:p>
          </table:table-cell>
          <table:table-cell table:style-name="ce8" table:formula="of:=AVERAGE([.E102:.E124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Video </text:p>
          </table:table-cell>
          <table:table-cell table:style-name="ce36" office:value-type="string" calcext:value-type="string">
            <text:p>2016-02-27-20.00-21.avi</text:p>
          </table:table-cell>
          <table:table-cell table:style-name="Default"/>
          <table:table-cell table:style-name="ce29" office:value-type="string" calcext:value-type="string">
            <text:p>Average Speed MPH</text:p>
          </table:table-cell>
          <table:table-cell table:style-name="ce8" table:formula="of:=(AVERAGE([.$L$102:.$L$124]))" office:value-type="string" office:string-value="" calcext:value-type="error">
            <text:p>#DIV/0!</text:p>
          </table:table-cell>
          <table:table-cell table:style-name="ce7" office:value-type="string" calcext:value-type="string">
            <text:p>Traffic Flow VPH <text:s/>Min</text:p>
          </table:table-cell>
          <table:table-cell table:style-name="ce8" table:formula="of:=(MIN([.$O$102:.$O$124]))" office:value-type="string" office:string-value="" calcext:value-type="error">
            <text:p>#DIV/0!</text:p>
          </table:table-cell>
          <table:table-cell table:style-name="ce29" office:value-type="string" calcext:value-type="string">
            <text:p>AvgStoppingDistance</text:p>
          </table:table-cell>
          <table:table-cell table:style-name="ce8" table:formula="of:=(AVERAGE([.$T$102:.$T$124]))" office:value-type="string" office:string-value="" calcext:value-type="error">
            <text:p>#DIV/0!</text:p>
          </table:table-cell>
          <table:table-cell table:style-name="ce7" office:value-type="string" calcext:value-type="string">
            <text:p>AvgTimeBetweenVehicles (Seconds)</text:p>
          </table:table-cell>
          <table:table-cell table:style-name="ce17" table:formula="of:=AVERAGE([.AY102:.AY124])" office:value-type="float" office:value="0" calcext:value-type="float">
            <text:p>0.00</text:p>
          </table:table-cell>
          <table:table-cell table:style-name="ce17" table:formula="of:=STDEV([.AY102:.AY124])" office:value-type="float" office:value="0" calcext:value-type="float">
            <text:p>0.00</text:p>
          </table:table-cell>
          <table:table-cell table:number-columns-repeated="10"/>
          <table:table-cell table:style-name="ce8" table:formula="of:=AVERAGE([.AE102:.AE124])" office:value-type="string" office:string-value="" calcext:value-type="error">
            <text:p>#DIV/0!</text:p>
          </table:table-cell>
          <table:table-cell table:style-name="ce8" table:formula="of:=AVERAGE([.AF102:.AF124])" office:value-type="string" office:string-value="" calcext:value-type="error">
            <text:p>#DIV/0!</text:p>
          </table:table-cell>
          <table:table-cell table:number-columns-repeated="3"/>
          <table:table-cell table:style-name="ce7" office:value-type="string" calcext:value-type="string">
            <text:p>Minimum Error</text:p>
          </table:table-cell>
          <table:table-cell table:number-columns-repeated="2"/>
          <table:table-cell table:style-name="ce7" office:value-type="string" calcext:value-type="string">
            <text:p>Minimum Error</text:p>
          </table:table-cell>
          <table:table-cell table:number-columns-repeated="13"/>
          <table:table-cell table:style-name="ce17" table:formula="of:=AVERAGE([.BA102:.BA124])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7" office:value-type="string" calcext:value-type="string">
            <text:p>Calibration In</text:p>
          </table:table-cell>
          <table:table-cell table:style-name="ce7" office:value-type="string" calcext:value-type="string">
            <text:p>Calibration Out</text:p>
          </table:table-cell>
          <table:table-cell table:number-columns-repeated="2"/>
          <table:table-cell table:style-name="ce7" office:value-type="string" calcext:value-type="string">
            <text:p>Time : Date</text:p>
          </table:table-cell>
          <table:table-cell table:style-name="ce27" office:value-type="time" office:time-value="PT17H45M00S" calcext:value-type="time">
            <text:p>17:45:00</text:p>
          </table:table-cell>
          <table:table-cell table:style-name="ce37" office:value-type="date" office:date-value="2016-03-07" calcext:value-type="date">
            <text:p>07/03/16</text:p>
          </table:table-cell>
          <table:table-cell table:style-name="Default"/>
          <table:table-cell table:style-name="ce29" office:value-type="string" calcext:value-type="string">
            <text:p>MaxSpeed MPH</text:p>
          </table:table-cell>
          <table:table-cell table:style-name="ce8" table:formula="of:=(MAX([.$L$102:.$L$124]))" office:value-type="string" office:string-value="" calcext:value-type="error">
            <text:p>#DIV/0!</text:p>
          </table:table-cell>
          <table:table-cell table:style-name="ce29" office:value-type="string" calcext:value-type="string">
            <text:p>MaxDistanceBetweenVehicles Yds</text:p>
          </table:table-cell>
          <table:table-cell table:style-name="ce8" table:formula="of:=(MAX([.$R$102:.$R$124]))" office:value-type="float" office:value="0" calcext:value-type="float">
            <text:p>0.00</text:p>
          </table:table-cell>
          <table:table-cell table:style-name="ce7" office:value-type="string" calcext:value-type="string">
            <text:p>MaxStoppingDistance</text:p>
          </table:table-cell>
          <table:table-cell table:style-name="ce8" table:formula="of:=(MAX([.$T$102:.$T$124]))" office:value-type="string" office:string-value="" calcext:value-type="error">
            <text:p>#DIV/0!</text:p>
          </table:table-cell>
          <table:table-cell table:number-columns-repeated="13"/>
          <table:table-cell table:number-columns-repeated="2" table:style-name="ce7" office:value-type="string" calcext:value-type="string">
            <text:p>Standard Deviation</text:p>
          </table:table-cell>
          <table:table-cell table:style-name="ce17"/>
          <table:table-cell table:number-columns-repeated="2"/>
          <table:table-cell table:style-name="ce8" table:formula="of:=MIN([.AJ102:.AJ140])" office:value-type="float" office:value="20" calcext:value-type="float">
            <text:p>20.00</text:p>
          </table:table-cell>
          <table:table-cell table:number-columns-repeated="2"/>
          <table:table-cell table:style-name="ce8" table:formula="of:=MIN([.AM102:.AM140])" office:value-type="float" office:value="17.7777777777778" calcext:value-type="float">
            <text:p>17.78</text:p>
          </table:table-cell>
          <table:table-cell table:number-columns-repeated="13"/>
          <table:table-cell table:style-name="ce7" office:value-type="string" calcext:value-type="string">
            <text:p>Std Deviation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9" office:value-type="float" office:value="1.4" calcext:value-type="float">
            <text:p>1.4</text:p>
          </table:table-cell>
          <table:table-cell table:style-name="ce9" office:value-type="float" office:value="1.48" calcext:value-type="float">
            <text:p>1.48</text:p>
          </table:table-cell>
          <table:table-cell table:number-columns-repeated="2"/>
          <table:table-cell table:style-name="ce20" office:value-type="string" calcext:value-type="string">
            <text:p>Right to Left - 1</text:p>
          </table:table-cell>
          <table:table-cell table:style-name="ce7" office:value-type="string" calcext:value-type="string">
            <text:p>Sample : <text:s/>Minutes</text:p>
          </table:table-cell>
          <table:table-cell table:style-name="ce8" office:value-type="float" office:value="5" calcext:value-type="float">
            <text:p>5.00</text:p>
          </table:table-cell>
          <table:table-cell/>
          <table:table-cell table:style-name="ce29" office:value-type="string" calcext:value-type="string">
            <text:p>MinSpeed MPH</text:p>
          </table:table-cell>
          <table:table-cell table:style-name="ce8" table:formula="of:=(MIN([.$L$102:.$L$124]))" office:value-type="string" office:string-value="" calcext:value-type="error">
            <text:p>#DIV/0!</text:p>
          </table:table-cell>
          <table:table-cell table:style-name="ce29" office:value-type="string" calcext:value-type="string">
            <text:p>MinDistanceBetweenVehicles Yds</text:p>
          </table:table-cell>
          <table:table-cell table:style-name="ce8" table:formula="of:=(MIN([.$R$102:.$R$124]))" office:value-type="float" office:value="0" calcext:value-type="float">
            <text:p>0.00</text:p>
          </table:table-cell>
          <table:table-cell table:style-name="ce7" office:value-type="string" calcext:value-type="string">
            <text:p>MinStoppingDistance</text:p>
          </table:table-cell>
          <table:table-cell table:style-name="ce8" table:formula="of:=(MIN([.$T$10:.$T$42]))" office:value-type="float" office:value="5.023006897033" calcext:value-type="float">
            <text:p>5.02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3"/>
          <table:table-cell table:style-name="ce8" table:formula="of:=STDEV([.AE102:.AE124])" office:value-type="string" office:string-value="" calcext:value-type="error">
            <text:p>#DIV/0!</text:p>
          </table:table-cell>
          <table:table-cell table:style-name="ce8" table:formula="of:=STDEV([.AF102:.AF124])" office:value-type="string" office:string-value="" calcext:value-type="error">
            <text:p>#DIV/0!</text:p>
          </table:table-cell>
          <table:table-cell table:style-name="ce17"/>
          <table:table-cell table:number-columns-repeated="19"/>
          <table:table-cell table:style-name="ce17" table:formula="of:=STDEV([.BA102:.BA124])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1" office:value-type="string" calcext:value-type="string">
            <text:p>Time (Minutes)</text:p>
          </table:table-cell>
          <table:table-cell table:style-name="ce7" office:value-type="string" calcext:value-type="string">
            <text:p>Noise In dBC</text:p>
          </table:table-cell>
          <table:table-cell table:style-name="ce7" office:value-type="string" calcext:value-type="string">
            <text:p>Noise Out dBC</text:p>
          </table:table-cell>
          <table:table-cell table:style-name="ce7" office:value-type="string" calcext:value-type="string">
            <text:p>Start Frame</text:p>
          </table:table-cell>
          <table:table-cell table:style-name="ce7" office:value-type="string" calcext:value-type="string">
            <text:p>End frame</text:p>
          </table:table-cell>
          <table:table-cell table:style-name="ce24" office:value-type="string" calcext:value-type="string">
            <text:p>Left to Right – 0</text:p>
          </table:table-cell>
          <table:table-cell table:style-name="ce24" office:value-type="string" calcext:value-type="string">
            <text:p>Frames In Box</text:p>
          </table:table-cell>
          <table:table-cell table:style-name="ce38" office:value-type="string" calcext:value-type="string">
            <text:p>Accurate Time (secs)</text:p>
          </table:table-cell>
          <table:table-cell table:style-name="ce38" office:value-type="string" calcext:value-type="string">
            <text:p>Err – 1 Frame</text:p>
          </table:table-cell>
          <table:table-cell table:style-name="ce38" office:value-type="string" calcext:value-type="string">
            <text:p>Out Vehicle Speed MPH over 25yds</text:p>
          </table:table-cell>
          <table:table-cell table:style-name="ce38" office:value-type="string" calcext:value-type="string">
            <text:p>Err + 1 Frame</text:p>
          </table:table-cell>
          <table:table-cell table:style-name="ce38" office:value-type="string" calcext:value-type="string">
            <text:p>Average Speed of Out – MPH</text:p>
          </table:table-cell>
          <table:table-cell table:style-name="ce38" office:value-type="string" calcext:value-type="string">
            <text:p>Vehicles Per Hour (Each <text:s/>last 5 cars)</text:p>
          </table:table-cell>
          <table:table-cell table:style-name="ce38" office:value-type="string" calcext:value-type="string">
            <text:p>Vehicles Per Hour (5min Avg)</text:p>
          </table:table-cell>
          <table:table-cell table:style-name="ce38" office:value-type="string" calcext:value-type="string">
            <text:p>Distance between Vehicles Error – 1 frames</text:p>
          </table:table-cell>
          <table:table-cell table:style-name="ce24" office:value-type="string" calcext:value-type="string">
            <text:p>Out Distance between vehicles (Yds)</text:p>
          </table:table-cell>
          <table:table-cell table:style-name="ce38" office:value-type="string" calcext:value-type="string">
            <text:p>Distance between Vehicles Error + 1 frames</text:p>
          </table:table-cell>
          <table:table-cell table:style-name="ce24" office:value-type="string" calcext:value-type="string">
            <text:p>Safe Stop Distance For Speed (Yds)</text:p>
          </table:table-cell>
          <table:table-cell table:style-name="ce24" office:value-type="string" calcext:value-type="string">
            <text:p>Safe Stop Distance For Speed (Feet)</text:p>
          </table:table-cell>
          <table:table-cell table:style-name="ce24" office:value-type="string" calcext:value-type="string">
            <text:p>Distance between vehicles (yds) min last 5 Vehicles</text:p>
          </table:table-cell>
          <table:table-cell table:style-name="ce24" office:value-type="string" calcext:value-type="string">
            <text:p>Vehicles per Hour – with Twice / X times <text:s/>the Traffic </text:p>
          </table:table-cell>
          <table:table-cell table:style-name="ce38" office:value-type="string" calcext:value-type="string">
            <text:p>Vehicles Per Hour (Each last 5 cars) – With Simulated Traffic</text:p>
          </table:table-cell>
          <table:table-cell table:style-name="ce1" office:value-type="string" calcext:value-type="string">
            <text:p>Traffic Flow Yearly increase VPH 1.028x</text:p>
          </table:table-cell>
          <table:table-cell table:style-name="ce1" office:value-type="string" calcext:value-type="string">
            <text:p>Traffic Per Day</text:p>
          </table:table-cell>
          <table:table-cell table:style-name="ce1" office:value-type="string" calcext:value-type="string">
            <text:p>VPH TEMPRO similar case 1 – 1.0557x</text:p>
          </table:table-cell>
          <table:table-cell table:style-name="ce1" office:value-type="string" calcext:value-type="string">
            <text:p>VPH TEMPRO similar case 2 – 1.072x</text:p>
          </table:table-cell>
          <table:table-cell table:style-name="ce1" office:value-type="string" calcext:value-type="string">
            <text:p>TEMPRo Traffic Per Day – 1.05572x</text:p>
          </table:table-cell>
          <table:table-cell table:style-name="ce1" office:value-type="string" calcext:value-type="string">
            <text:p>TEMPRo Traffic Per Day – 1.072x</text:p>
          </table:table-cell>
          <table:table-cell table:style-name="ce18" office:value-type="string" calcext:value-type="string">
            <text:p>Noise (dBC) above Base E6 - In per MPH <text:s/>Vehicle</text:p>
          </table:table-cell>
          <table:table-cell table:style-name="ce18" office:value-type="string" calcext:value-type="string">
            <text:p>Noise (dBC) above Base E6 – Out per MPH <text:s/>Vehicle</text:p>
          </table:table-cell>
          <table:table-cell table:style-name="ce7" office:value-type="string" calcext:value-type="string">
            <text:p>Calibrate Noise Per Vehicle Base (dBC)</text:p>
          </table:table-cell>
          <table:table-cell table:style-name="ce7" office:value-type="string" calcext:value-type="string">
            <text:p>In Traffic Calibration dBC per MPH </text:p>
          </table:table-cell>
          <table:table-cell table:style-name="ce7" office:value-type="string" calcext:value-type="string">
            <text:p>Out Calibration Std Dev</text:p>
          </table:table-cell>
          <table:table-cell table:style-name="ce7" office:value-type="string" calcext:value-type="string">
            <text:p>% Error of <text:s/>Deviation</text:p>
          </table:table-cell>
          <table:table-cell table:style-name="ce7" office:value-type="string" calcext:value-type="string">
            <text:p>In Traffic Calibration dBC per MPH Out</text:p>
          </table:table-cell>
          <table:table-cell table:style-name="ce7" office:value-type="string" calcext:value-type="string">
            <text:p>In Calibration Std Dev</text:p>
          </table:table-cell>
          <table:table-cell table:style-name="ce7" office:value-type="string" calcext:value-type="string">
            <text:p>% Error of <text:s/>Deviation</text:p>
          </table:table-cell>
          <table:table-cell table:number-columns-repeated="10"/>
          <table:table-cell table:style-name="ce1" office:value-type="string" calcext:value-type="string">
            <text:p>Average Distance Between Vehicles</text:p>
          </table:table-cell>
          <table:table-cell table:style-name="ce1" office:value-type="string" calcext:value-type="string">
            <text:p>Time Between Vehicles Both Ways (Secs)</text:p>
          </table:table-cell>
          <table:table-cell table:style-name="ce1" office:value-type="string" calcext:value-type="string">
            <text:p>Average Time Between Vehicles Both Ways</text:p>
          </table:table-cell>
          <table:table-cell table:style-name="ce7" office:value-type="string" calcext:value-type="string">
            <text:p>Calibrating Factor dBC to dBA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4"/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32"/>
          <table:table-cell table:style-name="ce17" table:formula="of:=[.$S$96]" office:value-type="float" office:value="0" calcext:value-type="float">
            <text:p>0.00</text:p>
          </table:table-cell>
          <table:table-cell table:style-name="ce3"/>
          <table:table-cell table:style-name="ce53" table:formula="of:=[.$S$97]" office:value-type="float" office:value="0" calcext:value-type="float">
            <text:p>0.00</text:p>
          </table:table-cell>
          <table:table-cell table:style-name="ce53" office:value-type="string" calcext:value-type="string">
            <text:p><text:s/>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02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4" table:formula="of:=([.G102] - [.F102])" office:value-type="float" office:value="0" calcext:value-type="float">
            <text:p>0</text:p>
          </table:table-cell>
          <table:table-cell table:style-name="ce39" table:formula="of:=([.I102]/5)" office:value-type="float" office:value="0" calcext:value-type="float">
            <text:p>0.00</text:p>
          </table:table-cell>
          <table:table-cell table:style-name="ce42" table:formula="of:=([.$J$96]*3600/1760)/(([.I102]-1)/5)" office:value-type="float" office:value="-255.681818181818" calcext:value-type="float">
            <text:p>-255.68</text:p>
          </table:table-cell>
          <table:table-cell table:style-name="ce42" table:formula="of:=([.$J$96]*3600/1760)/[.J102]" office:value-type="string" office:string-value="" calcext:value-type="error">
            <text:p>#DIV/0!</text:p>
          </table:table-cell>
          <table:table-cell table:style-name="ce42" table:formula="of:=([.$J$96]*3600/1760)/(([.I102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39"/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39" table:formula="of:=(((([.L102]*[.L102])/20)+([.L102]))/3)" office:value-type="string" office:string-value="" calcext:value-type="error">
            <text:p>#DIV/0!</text:p>
          </table:table-cell>
          <table:table-cell table:style-name="ce39" table:formula="of:=((([.L102]*[.L102])/20)+([.L102]))" office:value-type="string" office:string-value="" calcext:value-type="error">
            <text:p>#DIV/0!</text:p>
          </table:table-cell>
          <table:table-cell table:style-name="ce14" office:value-type="string" calcext:value-type="string">
            <text:p><text:s/>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39"/>
          <table:table-cell table:style-name="ce17" table:formula="of:=[.P102]" office:value-type="float" office:value="0" calcext:value-type="float">
            <text:p>0.00</text:p>
          </table:table-cell>
          <table:table-cell table:style-name="ce17" table:formula="of:=[.Y102]*12" office:value-type="float" office:value="0" calcext:value-type="float">
            <text:p>0.00</text:p>
          </table:table-cell>
          <table:table-cell table:style-name="ce17" table:formula="of:=[.P102]" office:value-type="float" office:value="0" calcext:value-type="float">
            <text:p>0.00</text:p>
          </table:table-cell>
          <table:table-cell table:style-name="ce17" table:formula="of:=[.P102]" office:value-type="float" office:value="0" calcext:value-type="float">
            <text:p>0.00</text:p>
          </table:table-cell>
          <table:table-cell table:style-name="ce17" table:formula="of:=[.AA102]*12" office:value-type="float" office:value="0" calcext:value-type="float">
            <text:p>0.00</text:p>
          </table:table-cell>
          <table:table-cell table:style-name="ce17" table:formula="of:=[.AB102]*12" office:value-type="float" office:value="0" calcext:value-type="float">
            <text:p>0.00</text:p>
          </table:table-cell>
          <table:table-cell table:style-name="ce17" table:formula="of:=([.D102]-[.$H$97])/[.L102]" office:value-type="string" office:string-value="" calcext:value-type="error">
            <text:p>#DIV/0!</text:p>
          </table:table-cell>
          <table:table-cell table:style-name="ce17" table:formula="of:=([.E102]-[.$H$97])/[.L102]" office:value-type="string" office:string-value="" calcext:value-type="error">
            <text:p>#DIV/0!</text:p>
          </table:table-cell>
          <table:table-cell office:value-type="float" office:value="32" calcext:value-type="float">
            <text:p>32</text:p>
          </table:table-cell>
          <table:table-cell office:value-type="float" office:value="1.48" calcext:value-type="float">
            <text:p>1.48</text:p>
          </table:table-cell>
          <table:table-cell office:value-type="float" office:value="0.3" calcext:value-type="float">
            <text:p>0.3</text:p>
          </table:table-cell>
          <table:table-cell table:style-name="ce17" table:formula="of:=(100*[.AI102])/[.AH102]" office:value-type="float" office:value="20.2702702702703" calcext:value-type="float">
            <text:p>20.27</text:p>
          </table:table-cell>
          <table:table-cell office:value-type="float" office:value="1.53" calcext:value-type="float">
            <text:p>1.53</text:p>
          </table:table-cell>
          <table:table-cell office:value-type="float" office:value="0.28" calcext:value-type="float">
            <text:p>0.28</text:p>
          </table:table-cell>
          <table:table-cell table:style-name="ce17" table:formula="of:=(100*[.AL102])/[.AK102]" office:value-type="float" office:value="18.3006535947712" calcext:value-type="float">
            <text:p>18.30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02]-[.F101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02]/[.D10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03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03] - [.F103])" office:value-type="float" office:value="0" calcext:value-type="float">
            <text:p>0</text:p>
          </table:table-cell>
          <table:table-cell table:style-name="ce40" table:formula="of:=([.I103]/5)" office:value-type="float" office:value="0" calcext:value-type="float">
            <text:p>0.00</text:p>
          </table:table-cell>
          <table:table-cell table:style-name="ce42" table:formula="of:=([.$J$96]*3600/1760)/(([.I103]-1)/5)" office:value-type="float" office:value="-255.681818181818" calcext:value-type="float">
            <text:p>-255.68</text:p>
          </table:table-cell>
          <table:table-cell table:style-name="ce42" table:formula="of:=([.$J$96]*3600/1760)/[.J103]" office:value-type="string" office:string-value="" calcext:value-type="error">
            <text:p>#DIV/0!</text:p>
          </table:table-cell>
          <table:table-cell table:style-name="ce42" table:formula="of:=([.$J$96]*3600/1760)/(([.I103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0"/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03]-[.F102])-1)*25*1760*[.J103]/(3600*5)" office:value-type="float" office:value="-0" calcext:value-type="float">
            <text:p>0.00</text:p>
          </table:table-cell>
          <table:table-cell table:style-name="ce40" table:formula="of:=([.F103]-[.F102])*25*1760*[.J103]/(3600*5)" office:value-type="float" office:value="0" calcext:value-type="float">
            <text:p>0.00</text:p>
          </table:table-cell>
          <table:table-cell table:style-name="ce40" table:formula="of:=(([.G103]-[.G102])+1)*25*1760*[.J103]/(3600*5)" office:value-type="float" office:value="0" calcext:value-type="float">
            <text:p>0.00</text:p>
          </table:table-cell>
          <table:table-cell table:style-name="ce40" table:formula="of:=(((([.L103]*[.L103])/20)+([.L103]))/3)" office:value-type="string" office:string-value="" calcext:value-type="error">
            <text:p>#DIV/0!</text:p>
          </table:table-cell>
          <table:table-cell table:style-name="ce40" table:formula="of:=((([.L103]*[.L103])/20)+([.L103]))" office:value-type="string" office:string-value="" calcext:value-type="error">
            <text:p>#DIV/0!</text:p>
          </table:table-cell>
          <table:table-cell table:style-name="ce15"/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/>
          <table:table-cell table:style-name="ce17" table:formula="of:=([.Y102]+(2.8*[.Y102]/100))" office:value-type="float" office:value="0" calcext:value-type="float">
            <text:p>0.00</text:p>
          </table:table-cell>
          <table:table-cell table:style-name="ce17" table:formula="of:=[.Y103]*12" office:value-type="float" office:value="0" calcext:value-type="float">
            <text:p>0.00</text:p>
          </table:table-cell>
          <table:table-cell table:style-name="ce17" table:formula="of:=([.AA102]+(5.57*[.AA102]/100))" office:value-type="float" office:value="0" calcext:value-type="float">
            <text:p>0.00</text:p>
          </table:table-cell>
          <table:table-cell table:style-name="ce17" table:formula="of:=([.AB102]+(7.2*[.AB102]/100))" office:value-type="float" office:value="0" calcext:value-type="float">
            <text:p>0.00</text:p>
          </table:table-cell>
          <table:table-cell table:style-name="ce17" table:formula="of:=[.AA103]*12" office:value-type="float" office:value="0" calcext:value-type="float">
            <text:p>0.00</text:p>
          </table:table-cell>
          <table:table-cell table:style-name="ce17" table:formula="of:=[.AB103]*12" office:value-type="float" office:value="0" calcext:value-type="float">
            <text:p>0.00</text:p>
          </table:table-cell>
          <table:table-cell table:style-name="ce17" table:formula="of:=([.D103]-[.$H$97])/[.L103]" office:value-type="string" office:string-value="" calcext:value-type="error">
            <text:p>#DIV/0!</text:p>
          </table:table-cell>
          <table:table-cell table:style-name="ce17" table:formula="of:=([.E103]-[.$H$97])/[.L103]" office:value-type="string" office:string-value="" calcext:value-type="error">
            <text:p>#DIV/0!</text:p>
          </table:table-cell>
          <table:table-cell office:value-type="float" office:value="33" calcext:value-type="float">
            <text:p>33</text:p>
          </table:table-cell>
          <table:table-cell office:value-type="float" office:value="1.45" calcext:value-type="float">
            <text:p>1.45</text:p>
          </table:table-cell>
          <table:table-cell office:value-type="float" office:value="0.29" calcext:value-type="float">
            <text:p>0.29</text:p>
          </table:table-cell>
          <table:table-cell table:style-name="ce17" table:formula="of:=(100*[.AI103])/[.AH103]" office:value-type="float" office:value="20" calcext:value-type="float">
            <text:p>20.00</text:p>
          </table:table-cell>
          <table:table-cell office:value-type="float" office:value="1.5" calcext:value-type="float">
            <text:p>1.5</text:p>
          </table:table-cell>
          <table:table-cell office:value-type="float" office:value="0.27" calcext:value-type="float">
            <text:p>0.27</text:p>
          </table:table-cell>
          <table:table-cell table:style-name="ce17" table:formula="of:=(100*[.AL103])/[.AK103]" office:value-type="float" office:value="18" calcext:value-type="float">
            <text:p>18.00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03]-[.F102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03]/[.D103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04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04] - [.F104])" office:value-type="float" office:value="0" calcext:value-type="float">
            <text:p>0</text:p>
          </table:table-cell>
          <table:table-cell table:style-name="ce40" table:formula="of:=([.I104]/5)" office:value-type="float" office:value="0" calcext:value-type="float">
            <text:p>0.00</text:p>
          </table:table-cell>
          <table:table-cell table:style-name="ce42" table:formula="of:=([.$J$96]*3600/1760)/(([.I104]-1)/5)" office:value-type="float" office:value="-255.681818181818" calcext:value-type="float">
            <text:p>-255.68</text:p>
          </table:table-cell>
          <table:table-cell table:style-name="ce42" table:formula="of:=([.$J$96]*3600/1760)/[.J104]" office:value-type="string" office:string-value="" calcext:value-type="error">
            <text:p>#DIV/0!</text:p>
          </table:table-cell>
          <table:table-cell table:style-name="ce42" table:formula="of:=([.$J$96]*3600/1760)/(([.I104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0"/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04]-[.F103])-1)*25*1760*[.J104]/(3600*5)" office:value-type="float" office:value="-0" calcext:value-type="float">
            <text:p>0.00</text:p>
          </table:table-cell>
          <table:table-cell table:style-name="ce40" table:formula="of:=([.F104]-[.F103])*25*1760*[.J104]/(3600*5)" office:value-type="float" office:value="0" calcext:value-type="float">
            <text:p>0.00</text:p>
          </table:table-cell>
          <table:table-cell table:style-name="ce40" table:formula="of:=(([.G104]-[.G103])+1)*25*1760*[.J104]/(3600*5)" office:value-type="float" office:value="0" calcext:value-type="float">
            <text:p>0.00</text:p>
          </table:table-cell>
          <table:table-cell table:style-name="ce40" table:formula="of:=(((([.L104]*[.L104])/20)+([.L104]))/3)" office:value-type="string" office:string-value="" calcext:value-type="error">
            <text:p>#DIV/0!</text:p>
          </table:table-cell>
          <table:table-cell table:style-name="ce40" table:formula="of:=((([.L104]*[.L104])/20)+([.L104]))" office:value-type="string" office:string-value="" calcext:value-type="error">
            <text:p>#DIV/0!</text:p>
          </table:table-cell>
          <table:table-cell table:style-name="ce15"/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/>
          <table:table-cell table:style-name="ce17" table:formula="of:=([.Y103]+(2.8*[.Y103]/100))" office:value-type="float" office:value="0" calcext:value-type="float">
            <text:p>0.00</text:p>
          </table:table-cell>
          <table:table-cell table:style-name="ce17" table:formula="of:=[.Y104]*12" office:value-type="float" office:value="0" calcext:value-type="float">
            <text:p>0.00</text:p>
          </table:table-cell>
          <table:table-cell table:style-name="ce17" table:formula="of:=([.AA103]+(5.57*[.AA103]/100))" office:value-type="float" office:value="0" calcext:value-type="float">
            <text:p>0.00</text:p>
          </table:table-cell>
          <table:table-cell table:style-name="ce17" table:formula="of:=([.AB103]+(7.2*[.AB103]/100))" office:value-type="float" office:value="0" calcext:value-type="float">
            <text:p>0.00</text:p>
          </table:table-cell>
          <table:table-cell table:style-name="ce17" table:formula="of:=[.AA104]*12" office:value-type="float" office:value="0" calcext:value-type="float">
            <text:p>0.00</text:p>
          </table:table-cell>
          <table:table-cell table:style-name="ce17" table:formula="of:=[.AB104]*12" office:value-type="float" office:value="0" calcext:value-type="float">
            <text:p>0.00</text:p>
          </table:table-cell>
          <table:table-cell table:style-name="ce17" table:formula="of:=([.D104]-[.$H$97])/[.L104]" office:value-type="string" office:string-value="" calcext:value-type="error">
            <text:p>#DIV/0!</text:p>
          </table:table-cell>
          <table:table-cell table:style-name="ce17" table:formula="of:=([.E104]-[.$H$97])/[.L104]" office:value-type="string" office:string-value="" calcext:value-type="error">
            <text:p>#DIV/0!</text:p>
          </table:table-cell>
          <table:table-cell office:value-type="float" office:value="34" calcext:value-type="float">
            <text:p>34</text:p>
          </table:table-cell>
          <table:table-cell office:value-type="float" office:value="1.41" calcext:value-type="float">
            <text:p>1.41</text:p>
          </table:table-cell>
          <table:table-cell office:value-type="float" office:value="0.29" calcext:value-type="float">
            <text:p>0.29</text:p>
          </table:table-cell>
          <table:table-cell table:style-name="ce17" table:formula="of:=(100*[.AI104])/[.AH104]" office:value-type="float" office:value="20.5673758865248" calcext:value-type="float">
            <text:p>20.57</text:p>
          </table:table-cell>
          <table:table-cell office:value-type="float" office:value="1.47" calcext:value-type="float">
            <text:p>1.47</text:p>
          </table:table-cell>
          <table:table-cell office:value-type="float" office:value="0.27" calcext:value-type="float">
            <text:p>0.27</text:p>
          </table:table-cell>
          <table:table-cell table:style-name="ce17" table:formula="of:=(100*[.AL104])/[.AK104]" office:value-type="float" office:value="18.3673469387755" calcext:value-type="float">
            <text:p>18.37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04]-[.F103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04]/[.D104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05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05] - [.F105])" office:value-type="float" office:value="0" calcext:value-type="float">
            <text:p>0</text:p>
          </table:table-cell>
          <table:table-cell table:style-name="ce40" table:formula="of:=([.I105]/5)" office:value-type="float" office:value="0" calcext:value-type="float">
            <text:p>0.00</text:p>
          </table:table-cell>
          <table:table-cell table:style-name="ce42" table:formula="of:=([.$J$96]*3600/1760)/(([.I105]-1)/5)" office:value-type="float" office:value="-255.681818181818" calcext:value-type="float">
            <text:p>-255.68</text:p>
          </table:table-cell>
          <table:table-cell table:style-name="ce42" table:formula="of:=([.$J$96]*3600/1760)/[.J105]" office:value-type="string" office:string-value="" calcext:value-type="error">
            <text:p>#DIV/0!</text:p>
          </table:table-cell>
          <table:table-cell table:style-name="ce42" table:formula="of:=([.$J$96]*3600/1760)/(([.I105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7" office:value-type="string" calcext:value-type="string">
            <text:p><text:s/>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05]-[.F104])-1)*25*1760*[.J105]/(3600*5)" office:value-type="float" office:value="-0" calcext:value-type="float">
            <text:p>0.00</text:p>
          </table:table-cell>
          <table:table-cell table:style-name="ce40" table:formula="of:=([.F105]-[.F104])*25*1760*[.J105]/(3600*5)" office:value-type="float" office:value="0" calcext:value-type="float">
            <text:p>0.00</text:p>
          </table:table-cell>
          <table:table-cell table:style-name="ce40" table:formula="of:=(([.G105]-[.G104])+1)*25*1760*[.J105]/(3600*5)" office:value-type="float" office:value="0" calcext:value-type="float">
            <text:p>0.00</text:p>
          </table:table-cell>
          <table:table-cell table:style-name="ce40" table:formula="of:=(((([.L105]*[.L105])/20)+([.L105]))/3)" office:value-type="string" office:string-value="" calcext:value-type="error">
            <text:p>#DIV/0!</text:p>
          </table:table-cell>
          <table:table-cell table:style-name="ce40" table:formula="of:=((([.L105]*[.L105])/20)+([.L105]))" office:value-type="string" office:string-value="" calcext:value-type="error">
            <text:p>#DIV/0!</text:p>
          </table:table-cell>
          <table:table-cell table:style-name="ce15"/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/>
          <table:table-cell table:style-name="ce17" table:formula="of:=([.Y104]+(2.8*[.Y104]/100))" office:value-type="float" office:value="0" calcext:value-type="float">
            <text:p>0.00</text:p>
          </table:table-cell>
          <table:table-cell table:style-name="ce17" table:formula="of:=[.Y105]*12" office:value-type="float" office:value="0" calcext:value-type="float">
            <text:p>0.00</text:p>
          </table:table-cell>
          <table:table-cell table:style-name="ce17" table:formula="of:=([.AA104]+(5.57*[.AA104]/100))" office:value-type="float" office:value="0" calcext:value-type="float">
            <text:p>0.00</text:p>
          </table:table-cell>
          <table:table-cell table:style-name="ce17" table:formula="of:=([.AB104]+(7.2*[.AB104]/100))" office:value-type="float" office:value="0" calcext:value-type="float">
            <text:p>0.00</text:p>
          </table:table-cell>
          <table:table-cell table:style-name="ce17" table:formula="of:=[.AA105]*12" office:value-type="float" office:value="0" calcext:value-type="float">
            <text:p>0.00</text:p>
          </table:table-cell>
          <table:table-cell table:style-name="ce17" table:formula="of:=[.AB105]*12" office:value-type="float" office:value="0" calcext:value-type="float">
            <text:p>0.00</text:p>
          </table:table-cell>
          <table:table-cell table:style-name="ce17" table:formula="of:=([.D105]-[.$H$97])/[.L105]" office:value-type="string" office:string-value="" calcext:value-type="error">
            <text:p>#DIV/0!</text:p>
          </table:table-cell>
          <table:table-cell table:style-name="ce17" table:formula="of:=([.E105]-[.$H$97])/[.L105]" office:value-type="string" office:string-value="" calcext:value-type="error">
            <text:p>#DIV/0!</text:p>
          </table:table-cell>
          <table:table-cell office:value-type="float" office:value="35" calcext:value-type="float">
            <text:p>35</text:p>
          </table:table-cell>
          <table:table-cell office:value-type="float" office:value="1.39" calcext:value-type="float">
            <text:p>1.39</text:p>
          </table:table-cell>
          <table:table-cell office:value-type="float" office:value="0.28" calcext:value-type="float">
            <text:p>0.28</text:p>
          </table:table-cell>
          <table:table-cell table:style-name="ce17" table:formula="of:=(100*[.AI105])/[.AH105]" office:value-type="float" office:value="20.1438848920863" calcext:value-type="float">
            <text:p>20.14</text:p>
          </table:table-cell>
          <table:table-cell office:value-type="float" office:value="1.44" calcext:value-type="float">
            <text:p>1.44</text:p>
          </table:table-cell>
          <table:table-cell office:value-type="float" office:value="0.26" calcext:value-type="float">
            <text:p>0.26</text:p>
          </table:table-cell>
          <table:table-cell table:style-name="ce17" table:formula="of:=(100*[.AL105])/[.AK105]" office:value-type="float" office:value="18.0555555555556" calcext:value-type="float">
            <text:p>18.06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05]-[.F104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05]/[.D105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06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06] - [.F106])" office:value-type="float" office:value="0" calcext:value-type="float">
            <text:p>0</text:p>
          </table:table-cell>
          <table:table-cell table:style-name="ce40" table:formula="of:=([.I106]/5)" office:value-type="float" office:value="0" calcext:value-type="float">
            <text:p>0.00</text:p>
          </table:table-cell>
          <table:table-cell table:style-name="ce42" table:formula="of:=([.$J$96]*3600/1760)/(([.I106]-1)/5)" office:value-type="float" office:value="-255.681818181818" calcext:value-type="float">
            <text:p>-255.68</text:p>
          </table:table-cell>
          <table:table-cell table:style-name="ce42" table:formula="of:=([.$J$96]*3600/1760)/[.J106]" office:value-type="string" office:string-value="" calcext:value-type="error">
            <text:p>#DIV/0!</text:p>
          </table:table-cell>
          <table:table-cell table:style-name="ce42" table:formula="of:=([.$J$96]*3600/1760)/(([.I106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office:value-type="string" calcext:value-type="string">
            <text:p><text:s/>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06]-[.F105])-1)*25*1760*[.J106]/(3600*5)" office:value-type="float" office:value="-0" calcext:value-type="float">
            <text:p>0.00</text:p>
          </table:table-cell>
          <table:table-cell table:style-name="ce40" table:formula="of:=([.F106]-[.F105])*25*1760*[.J106]/(3600*5)" office:value-type="float" office:value="0" calcext:value-type="float">
            <text:p>0.00</text:p>
          </table:table-cell>
          <table:table-cell table:style-name="ce40" table:formula="of:=(([.G106]-[.G105])+1)*25*1760*[.J106]/(3600*5)" office:value-type="float" office:value="0" calcext:value-type="float">
            <text:p>0.00</text:p>
          </table:table-cell>
          <table:table-cell table:style-name="ce40" table:formula="of:=(((([.L106]*[.L106])/20)+([.L106]))/3)" office:value-type="string" office:string-value="" calcext:value-type="error">
            <text:p>#DIV/0!</text:p>
          </table:table-cell>
          <table:table-cell table:style-name="ce40" table:formula="of:=((([.L106]*[.L106])/20)+([.L106]))" office:value-type="string" office:string-value="" calcext:value-type="error">
            <text:p>#DIV/0!</text:p>
          </table:table-cell>
          <table:table-cell table:style-name="ce40" office:value-type="string" calcext:value-type="string">
            <text:p><text:s/>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/>
          <table:table-cell table:style-name="ce17" table:formula="of:=([.Y105]+(2.8*[.Y105]/100))" office:value-type="float" office:value="0" calcext:value-type="float">
            <text:p>0.00</text:p>
          </table:table-cell>
          <table:table-cell table:style-name="ce17" table:formula="of:=[.Y106]*12" office:value-type="float" office:value="0" calcext:value-type="float">
            <text:p>0.00</text:p>
          </table:table-cell>
          <table:table-cell table:style-name="ce17" table:formula="of:=([.AA105]+(5.57*[.AA105]/100))" office:value-type="float" office:value="0" calcext:value-type="float">
            <text:p>0.00</text:p>
          </table:table-cell>
          <table:table-cell table:style-name="ce17" table:formula="of:=([.AB105]+(7.2*[.AB105]/100))" office:value-type="float" office:value="0" calcext:value-type="float">
            <text:p>0.00</text:p>
          </table:table-cell>
          <table:table-cell table:style-name="ce17" table:formula="of:=[.AA106]*12" office:value-type="float" office:value="0" calcext:value-type="float">
            <text:p>0.00</text:p>
          </table:table-cell>
          <table:table-cell table:style-name="ce17" table:formula="of:=[.AB106]*12" office:value-type="float" office:value="0" calcext:value-type="float">
            <text:p>0.00</text:p>
          </table:table-cell>
          <table:table-cell table:style-name="ce17" table:formula="of:=([.D106]-[.$H$97])/[.L106]" office:value-type="string" office:string-value="" calcext:value-type="error">
            <text:p>#DIV/0!</text:p>
          </table:table-cell>
          <table:table-cell table:style-name="ce17" table:formula="of:=([.E106]-[.$H$97])/[.L106]" office:value-type="string" office:string-value="" calcext:value-type="error">
            <text:p>#DIV/0!</text:p>
          </table:table-cell>
          <table:table-cell office:value-type="float" office:value="36" calcext:value-type="float">
            <text:p>36</text:p>
          </table:table-cell>
          <table:table-cell office:value-type="float" office:value="1.36" calcext:value-type="float">
            <text:p>1.36</text:p>
          </table:table-cell>
          <table:table-cell office:value-type="float" office:value="0.28" calcext:value-type="float">
            <text:p>0.28</text:p>
          </table:table-cell>
          <table:table-cell table:style-name="ce17" table:formula="of:=(100*[.AI106])/[.AH106]" office:value-type="float" office:value="20.5882352941177" calcext:value-type="float">
            <text:p>20.59</text:p>
          </table:table-cell>
          <table:table-cell office:value-type="float" office:value="1.41" calcext:value-type="float">
            <text:p>1.41</text:p>
          </table:table-cell>
          <table:table-cell office:value-type="float" office:value="0.26" calcext:value-type="float">
            <text:p>0.26</text:p>
          </table:table-cell>
          <table:table-cell table:style-name="ce17" table:formula="of:=(100*[.AL106])/[.AK106]" office:value-type="float" office:value="18.4397163120567" calcext:value-type="float">
            <text:p>18.44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06]-[.F105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06]/[.D106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07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07] - [.F107])" office:value-type="float" office:value="0" calcext:value-type="float">
            <text:p>0</text:p>
          </table:table-cell>
          <table:table-cell table:style-name="ce40" table:formula="of:=([.I107]/5)" office:value-type="float" office:value="0" calcext:value-type="float">
            <text:p>0.00</text:p>
          </table:table-cell>
          <table:table-cell table:style-name="ce42" table:formula="of:=([.$J$96]*3600/1760)/(([.I107]-1)/5)" office:value-type="float" office:value="-255.681818181818" calcext:value-type="float">
            <text:p>-255.68</text:p>
          </table:table-cell>
          <table:table-cell table:style-name="ce42" table:formula="of:=([.$J$96]*3600/1760)/[.J107]" office:value-type="string" office:string-value="" calcext:value-type="error">
            <text:p>#DIV/0!</text:p>
          </table:table-cell>
          <table:table-cell table:style-name="ce42" table:formula="of:=([.$J$96]*3600/1760)/(([.I107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07]-[.F101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07]-[.F106])-1)*25*1760*[.J107]/(3600*5)" office:value-type="float" office:value="-0" calcext:value-type="float">
            <text:p>0.00</text:p>
          </table:table-cell>
          <table:table-cell table:style-name="ce40" table:formula="of:=([.F107]-[.F106])*25*1760*[.J107]/(3600*5)" office:value-type="float" office:value="0" calcext:value-type="float">
            <text:p>0.00</text:p>
          </table:table-cell>
          <table:table-cell table:style-name="ce40" table:formula="of:=(([.G107]-[.G106])+1)*25*1760*[.J107]/(3600*5)" office:value-type="float" office:value="0" calcext:value-type="float">
            <text:p>0.00</text:p>
          </table:table-cell>
          <table:table-cell table:style-name="ce40" table:formula="of:=(((([.L107]*[.L107])/20)+([.L107]))/3)" office:value-type="string" office:string-value="" calcext:value-type="error">
            <text:p>#DIV/0!</text:p>
          </table:table-cell>
          <table:table-cell table:style-name="ce40" table:formula="of:=((([.L107]*[.L107])/20)+([.L107]))" office:value-type="string" office:string-value="" calcext:value-type="error">
            <text:p>#DIV/0!</text:p>
          </table:table-cell>
          <table:table-cell table:style-name="ce40" table:formula="of:=MIN([.R103:.R107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07]*3" office:value-type="string" office:string-value="" calcext:value-type="error">
            <text:p>#DIV/0!</text:p>
          </table:table-cell>
          <table:table-cell table:style-name="ce17" table:formula="of:=([.Y106]+(2.8*[.Y106]/100))" office:value-type="float" office:value="0" calcext:value-type="float">
            <text:p>0.00</text:p>
          </table:table-cell>
          <table:table-cell table:style-name="ce17" table:formula="of:=[.Y107]*12" office:value-type="float" office:value="0" calcext:value-type="float">
            <text:p>0.00</text:p>
          </table:table-cell>
          <table:table-cell table:style-name="ce17" table:formula="of:=([.AA106]+(5.57*[.AA106]/100))" office:value-type="float" office:value="0" calcext:value-type="float">
            <text:p>0.00</text:p>
          </table:table-cell>
          <table:table-cell table:style-name="ce17" table:formula="of:=([.AB106]+(7.2*[.AB106]/100))" office:value-type="float" office:value="0" calcext:value-type="float">
            <text:p>0.00</text:p>
          </table:table-cell>
          <table:table-cell table:style-name="ce17" table:formula="of:=[.AA107]*12" office:value-type="float" office:value="0" calcext:value-type="float">
            <text:p>0.00</text:p>
          </table:table-cell>
          <table:table-cell table:style-name="ce17" table:formula="of:=[.AB107]*12" office:value-type="float" office:value="0" calcext:value-type="float">
            <text:p>0.00</text:p>
          </table:table-cell>
          <table:table-cell table:style-name="ce17" table:formula="of:=([.D107]-[.$H$97])/[.L107]" office:value-type="string" office:string-value="" calcext:value-type="error">
            <text:p>#DIV/0!</text:p>
          </table:table-cell>
          <table:table-cell table:style-name="ce17" table:formula="of:=([.E107]-[.$H$97])/[.L107]" office:value-type="string" office:string-value="" calcext:value-type="error">
            <text:p>#DIV/0!</text:p>
          </table:table-cell>
          <table:table-cell office:value-type="float" office:value="37" calcext:value-type="float">
            <text:p>37</text:p>
          </table:table-cell>
          <table:table-cell office:value-type="float" office:value="1.33" calcext:value-type="float">
            <text:p>1.33</text:p>
          </table:table-cell>
          <table:table-cell office:value-type="float" office:value="0.27" calcext:value-type="float">
            <text:p>0.27</text:p>
          </table:table-cell>
          <table:table-cell table:style-name="ce17" table:formula="of:=(100*[.AI107])/[.AH107]" office:value-type="float" office:value="20.3007518796992" calcext:value-type="float">
            <text:p>20.30</text:p>
          </table:table-cell>
          <table:table-cell office:value-type="float" office:value="1.38" calcext:value-type="float">
            <text:p>1.38</text:p>
          </table:table-cell>
          <table:table-cell office:value-type="float" office:value="0.25" calcext:value-type="float">
            <text:p>0.25</text:p>
          </table:table-cell>
          <table:table-cell table:style-name="ce17" table:formula="of:=(100*[.AL107])/[.AK107]" office:value-type="float" office:value="18.1159420289855" calcext:value-type="float">
            <text:p>18.12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07]-[.F106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07]/[.D107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08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08] - [.F108])" office:value-type="float" office:value="0" calcext:value-type="float">
            <text:p>0</text:p>
          </table:table-cell>
          <table:table-cell table:style-name="ce40" table:formula="of:=([.I108]/5)" office:value-type="float" office:value="0" calcext:value-type="float">
            <text:p>0.00</text:p>
          </table:table-cell>
          <table:table-cell table:style-name="ce42" table:formula="of:=([.$J$96]*3600/1760)/(([.I108]-1)/5)" office:value-type="float" office:value="-255.681818181818" calcext:value-type="float">
            <text:p>-255.68</text:p>
          </table:table-cell>
          <table:table-cell table:style-name="ce42" table:formula="of:=([.$J$96]*3600/1760)/[.J108]" office:value-type="string" office:string-value="" calcext:value-type="error">
            <text:p>#DIV/0!</text:p>
          </table:table-cell>
          <table:table-cell table:style-name="ce42" table:formula="of:=([.$J$96]*3600/1760)/(([.I108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08]-[.F102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08]-[.F107])-1)*25*1760*[.J108]/(3600*5)" office:value-type="float" office:value="-0" calcext:value-type="float">
            <text:p>0.00</text:p>
          </table:table-cell>
          <table:table-cell table:style-name="ce40" table:formula="of:=([.F108]-[.F107])*25*1760*[.J108]/(3600*5)" office:value-type="float" office:value="0" calcext:value-type="float">
            <text:p>0.00</text:p>
          </table:table-cell>
          <table:table-cell table:style-name="ce40" table:formula="of:=(([.G108]-[.G107])+1)*25*1760*[.J108]/(3600*5)" office:value-type="float" office:value="0" calcext:value-type="float">
            <text:p>0.00</text:p>
          </table:table-cell>
          <table:table-cell table:style-name="ce40" table:formula="of:=(((([.L108]*[.L108])/20)+([.L108]))/3)" office:value-type="string" office:string-value="" calcext:value-type="error">
            <text:p>#DIV/0!</text:p>
          </table:table-cell>
          <table:table-cell table:style-name="ce40" table:formula="of:=((([.L108]*[.L108])/20)+([.L108]))" office:value-type="string" office:string-value="" calcext:value-type="error">
            <text:p>#DIV/0!</text:p>
          </table:table-cell>
          <table:table-cell table:style-name="ce40" table:formula="of:=MIN([.R104:.R108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08]*3" office:value-type="string" office:string-value="" calcext:value-type="error">
            <text:p>#DIV/0!</text:p>
          </table:table-cell>
          <table:table-cell table:style-name="ce17" table:formula="of:=([.Y107]+(2.8*[.Y107]/100))" office:value-type="float" office:value="0" calcext:value-type="float">
            <text:p>0.00</text:p>
          </table:table-cell>
          <table:table-cell table:style-name="ce17" table:formula="of:=[.Y108]*12" office:value-type="float" office:value="0" calcext:value-type="float">
            <text:p>0.00</text:p>
          </table:table-cell>
          <table:table-cell table:style-name="ce17" table:formula="of:=([.AA107]+(5.57*[.AA107]/100))" office:value-type="float" office:value="0" calcext:value-type="float">
            <text:p>0.00</text:p>
          </table:table-cell>
          <table:table-cell table:style-name="ce17" table:formula="of:=([.AB107]+(7.2*[.AB107]/100))" office:value-type="float" office:value="0" calcext:value-type="float">
            <text:p>0.00</text:p>
          </table:table-cell>
          <table:table-cell table:style-name="ce17" table:formula="of:=[.AA108]*12" office:value-type="float" office:value="0" calcext:value-type="float">
            <text:p>0.00</text:p>
          </table:table-cell>
          <table:table-cell table:style-name="ce17" table:formula="of:=[.AB108]*12" office:value-type="float" office:value="0" calcext:value-type="float">
            <text:p>0.00</text:p>
          </table:table-cell>
          <table:table-cell table:style-name="ce17" table:formula="of:=([.D108]-[.$H$97])/[.L108]" office:value-type="string" office:string-value="" calcext:value-type="error">
            <text:p>#DIV/0!</text:p>
          </table:table-cell>
          <table:table-cell table:style-name="ce17" table:formula="of:=([.E108]-[.$H$97])/[.L108]" office:value-type="string" office:string-value="" calcext:value-type="error">
            <text:p>#DIV/0!</text:p>
          </table:table-cell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.3</text:p>
          </table:table-cell>
          <table:table-cell office:value-type="float" office:value="0.27" calcext:value-type="float">
            <text:p>0.27</text:p>
          </table:table-cell>
          <table:table-cell table:style-name="ce17" table:formula="of:=(100*[.AI108])/[.AH108]" office:value-type="float" office:value="20.7692307692308" calcext:value-type="float">
            <text:p>20.77</text:p>
          </table:table-cell>
          <table:table-cell office:value-type="float" office:value="1.35" calcext:value-type="float">
            <text:p>1.35</text:p>
          </table:table-cell>
          <table:table-cell office:value-type="float" office:value="0.24" calcext:value-type="float">
            <text:p>0.24</text:p>
          </table:table-cell>
          <table:table-cell table:style-name="ce17" table:formula="of:=(100*[.AL108])/[.AK108]" office:value-type="float" office:value="17.7777777777778" calcext:value-type="float">
            <text:p>17.78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08]-[.F107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08]/[.D108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09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09] - [.F109])" office:value-type="float" office:value="0" calcext:value-type="float">
            <text:p>0</text:p>
          </table:table-cell>
          <table:table-cell table:style-name="ce40" table:formula="of:=([.I109]/5)" office:value-type="float" office:value="0" calcext:value-type="float">
            <text:p>0.00</text:p>
          </table:table-cell>
          <table:table-cell table:style-name="ce42" table:formula="of:=([.$J$96]*3600/1760)/(([.I109]-1)/5)" office:value-type="float" office:value="-255.681818181818" calcext:value-type="float">
            <text:p>-255.68</text:p>
          </table:table-cell>
          <table:table-cell table:style-name="ce42" table:formula="of:=([.$J$96]*3600/1760)/[.J109]" office:value-type="string" office:string-value="" calcext:value-type="error">
            <text:p>#DIV/0!</text:p>
          </table:table-cell>
          <table:table-cell table:style-name="ce42" table:formula="of:=([.$J$96]*3600/1760)/(([.I109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09]-[.F103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09]-[.F108])-1)*25*1760*[.J109]/(3600*5)" office:value-type="float" office:value="-0" calcext:value-type="float">
            <text:p>0.00</text:p>
          </table:table-cell>
          <table:table-cell table:style-name="ce40" table:formula="of:=([.F109]-[.F108])*25*1760*[.J109]/(3600*5)" office:value-type="float" office:value="0" calcext:value-type="float">
            <text:p>0.00</text:p>
          </table:table-cell>
          <table:table-cell table:style-name="ce40" table:formula="of:=(([.G109]-[.G108])+1)*25*1760*[.J109]/(3600*5)" office:value-type="float" office:value="0" calcext:value-type="float">
            <text:p>0.00</text:p>
          </table:table-cell>
          <table:table-cell table:style-name="ce40" table:formula="of:=(((([.L109]*[.L109])/20)+([.L109]))/3)" office:value-type="string" office:string-value="" calcext:value-type="error">
            <text:p>#DIV/0!</text:p>
          </table:table-cell>
          <table:table-cell table:style-name="ce40" table:formula="of:=((([.L109]*[.L109])/20)+([.L109]))" office:value-type="string" office:string-value="" calcext:value-type="error">
            <text:p>#DIV/0!</text:p>
          </table:table-cell>
          <table:table-cell table:style-name="ce40" table:formula="of:=MIN([.R105:.R109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09]*3" office:value-type="string" office:string-value="" calcext:value-type="error">
            <text:p>#DIV/0!</text:p>
          </table:table-cell>
          <table:table-cell table:style-name="ce17" table:formula="of:=([.Y108]+(2.8*[.Y108]/100))" office:value-type="float" office:value="0" calcext:value-type="float">
            <text:p>0.00</text:p>
          </table:table-cell>
          <table:table-cell table:style-name="ce17" table:formula="of:=[.Y109]*12" office:value-type="float" office:value="0" calcext:value-type="float">
            <text:p>0.00</text:p>
          </table:table-cell>
          <table:table-cell table:style-name="ce17" table:formula="of:=([.AA108]+(5.57*[.AA108]/100))" office:value-type="float" office:value="0" calcext:value-type="float">
            <text:p>0.00</text:p>
          </table:table-cell>
          <table:table-cell table:style-name="ce17" table:formula="of:=([.AB108]+(7.2*[.AB108]/100))" office:value-type="float" office:value="0" calcext:value-type="float">
            <text:p>0.00</text:p>
          </table:table-cell>
          <table:table-cell table:style-name="ce17" table:formula="of:=[.AA109]*12" office:value-type="float" office:value="0" calcext:value-type="float">
            <text:p>0.00</text:p>
          </table:table-cell>
          <table:table-cell table:style-name="ce17" table:formula="of:=[.AB109]*12" office:value-type="float" office:value="0" calcext:value-type="float">
            <text:p>0.00</text:p>
          </table:table-cell>
          <table:table-cell table:style-name="ce17" table:formula="of:=([.D109]-[.$H$97])/[.L109]" office:value-type="string" office:string-value="" calcext:value-type="error">
            <text:p>#DIV/0!</text:p>
          </table:table-cell>
          <table:table-cell table:style-name="ce17" table:formula="of:=([.E109]-[.$H$97])/[.L109]" office:value-type="string" office:string-value="" calcext:value-type="error">
            <text:p>#DIV/0!</text:p>
          </table:table-cell>
          <table:table-cell office:value-type="float" office:value="39" calcext:value-type="float">
            <text:p>39</text:p>
          </table:table-cell>
          <table:table-cell office:value-type="float" office:value="1.27" calcext:value-type="float">
            <text:p>1.27</text:p>
          </table:table-cell>
          <table:table-cell office:value-type="float" office:value="0.26" calcext:value-type="float">
            <text:p>0.26</text:p>
          </table:table-cell>
          <table:table-cell table:style-name="ce17" table:formula="of:=(100*[.AI109])/[.AH109]" office:value-type="float" office:value="20.4724409448819" calcext:value-type="float">
            <text:p>20.47</text:p>
          </table:table-cell>
          <table:table-cell office:value-type="float" office:value="1.32" calcext:value-type="float">
            <text:p>1.32</text:p>
          </table:table-cell>
          <table:table-cell office:value-type="float" office:value="0.24" calcext:value-type="float">
            <text:p>0.24</text:p>
          </table:table-cell>
          <table:table-cell table:style-name="ce17" table:formula="of:=(100*[.AL109])/[.AK109]" office:value-type="float" office:value="18.1818181818182" calcext:value-type="float">
            <text:p>18.18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09]-[.F108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09]/[.D109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10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10] - [.F110])" office:value-type="float" office:value="0" calcext:value-type="float">
            <text:p>0</text:p>
          </table:table-cell>
          <table:table-cell table:style-name="ce40" table:formula="of:=([.I110]/5)" office:value-type="float" office:value="0" calcext:value-type="float">
            <text:p>0.00</text:p>
          </table:table-cell>
          <table:table-cell table:style-name="ce42" table:formula="of:=([.$J$96]*3600/1760)/(([.I110]-1)/5)" office:value-type="float" office:value="-255.681818181818" calcext:value-type="float">
            <text:p>-255.68</text:p>
          </table:table-cell>
          <table:table-cell table:style-name="ce42" table:formula="of:=([.$J$96]*3600/1760)/[.J110]" office:value-type="string" office:string-value="" calcext:value-type="error">
            <text:p>#DIV/0!</text:p>
          </table:table-cell>
          <table:table-cell table:style-name="ce42" table:formula="of:=([.$J$96]*3600/1760)/(([.I110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10]-[.F104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10]-[.F109])-1)*25*1760*[.J110]/(3600*5)" office:value-type="float" office:value="-0" calcext:value-type="float">
            <text:p>0.00</text:p>
          </table:table-cell>
          <table:table-cell table:style-name="ce40" table:formula="of:=([.F110]-[.F109])*25*1760*[.J110]/(3600*5)" office:value-type="float" office:value="0" calcext:value-type="float">
            <text:p>0.00</text:p>
          </table:table-cell>
          <table:table-cell table:style-name="ce40" table:formula="of:=(([.G110]-[.G109])+1)*25*1760*[.J110]/(3600*5)" office:value-type="float" office:value="0" calcext:value-type="float">
            <text:p>0.00</text:p>
          </table:table-cell>
          <table:table-cell table:style-name="ce40" table:formula="of:=(((([.L110]*[.L110])/20)+([.L110]))/3)" office:value-type="string" office:string-value="" calcext:value-type="error">
            <text:p>#DIV/0!</text:p>
          </table:table-cell>
          <table:table-cell table:style-name="ce40" table:formula="of:=((([.L110]*[.L110])/20)+([.L110]))" office:value-type="string" office:string-value="" calcext:value-type="error">
            <text:p>#DIV/0!</text:p>
          </table:table-cell>
          <table:table-cell table:style-name="ce40" table:formula="of:=MIN([.R106:.R110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10]*3" office:value-type="string" office:string-value="" calcext:value-type="error">
            <text:p>#DIV/0!</text:p>
          </table:table-cell>
          <table:table-cell table:style-name="ce17" table:formula="of:=([.Y109]+(2.8*[.Y109]/100))" office:value-type="float" office:value="0" calcext:value-type="float">
            <text:p>0.00</text:p>
          </table:table-cell>
          <table:table-cell table:style-name="ce17" table:formula="of:=[.Y110]*12" office:value-type="float" office:value="0" calcext:value-type="float">
            <text:p>0.00</text:p>
          </table:table-cell>
          <table:table-cell table:style-name="ce17" table:formula="of:=([.AA109]+(5.57*[.AA109]/100))" office:value-type="float" office:value="0" calcext:value-type="float">
            <text:p>0.00</text:p>
          </table:table-cell>
          <table:table-cell table:style-name="ce17" table:formula="of:=([.AB109]+(7.2*[.AB109]/100))" office:value-type="float" office:value="0" calcext:value-type="float">
            <text:p>0.00</text:p>
          </table:table-cell>
          <table:table-cell table:style-name="ce17" table:formula="of:=[.AA110]*12" office:value-type="float" office:value="0" calcext:value-type="float">
            <text:p>0.00</text:p>
          </table:table-cell>
          <table:table-cell table:style-name="ce17" table:formula="of:=[.AB110]*12" office:value-type="float" office:value="0" calcext:value-type="float">
            <text:p>0.00</text:p>
          </table:table-cell>
          <table:table-cell table:style-name="ce17" table:formula="of:=([.D110]-[.$H$97])/[.L110]" office:value-type="string" office:string-value="" calcext:value-type="error">
            <text:p>#DIV/0!</text:p>
          </table:table-cell>
          <table:table-cell table:style-name="ce17" table:formula="of:=([.E110]-[.$H$97])/[.L110]" office:value-type="string" office:string-value="" calcext:value-type="error">
            <text:p>#DIV/0!</text:p>
          </table:table-cell>
          <table:table-cell office:value-type="float" office:value="40" calcext:value-type="float">
            <text:p>40</text:p>
          </table:table-cell>
          <table:table-cell office:value-type="float" office:value="1.24" calcext:value-type="float">
            <text:p>1.24</text:p>
          </table:table-cell>
          <table:table-cell office:value-type="float" office:value="0.26" calcext:value-type="float">
            <text:p>0.26</text:p>
          </table:table-cell>
          <table:table-cell table:style-name="ce17" table:formula="of:=(100*[.AI110])/[.AH110]" office:value-type="float" office:value="20.9677419354839" calcext:value-type="float">
            <text:p>20.97</text:p>
          </table:table-cell>
          <table:table-cell office:value-type="float" office:value="1.28" calcext:value-type="float">
            <text:p>1.28</text:p>
          </table:table-cell>
          <table:table-cell office:value-type="float" office:value="0.23" calcext:value-type="float">
            <text:p>0.23</text:p>
          </table:table-cell>
          <table:table-cell table:style-name="ce17" table:formula="of:=(100*[.AL110])/[.AK110]" office:value-type="float" office:value="17.96875" calcext:value-type="float">
            <text:p>17.97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10]-[.F109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10]/[.D11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11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11] - [.F111])" office:value-type="float" office:value="0" calcext:value-type="float">
            <text:p>0</text:p>
          </table:table-cell>
          <table:table-cell table:style-name="ce40" table:formula="of:=([.I111]/5)" office:value-type="float" office:value="0" calcext:value-type="float">
            <text:p>0.00</text:p>
          </table:table-cell>
          <table:table-cell table:style-name="ce42" table:formula="of:=([.$J$96]*3600/1760)/(([.I111]-1)/5)" office:value-type="float" office:value="-255.681818181818" calcext:value-type="float">
            <text:p>-255.68</text:p>
          </table:table-cell>
          <table:table-cell table:style-name="ce42" table:formula="of:=([.$J$96]*3600/1760)/[.J111]" office:value-type="string" office:string-value="" calcext:value-type="error">
            <text:p>#DIV/0!</text:p>
          </table:table-cell>
          <table:table-cell table:style-name="ce42" table:formula="of:=([.$J$96]*3600/1760)/(([.I111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11]-[.F105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11]-[.F110])-1)*25*1760*[.J111]/(3600*5)" office:value-type="float" office:value="-0" calcext:value-type="float">
            <text:p>0.00</text:p>
          </table:table-cell>
          <table:table-cell table:style-name="ce40" table:formula="of:=([.F111]-[.F110])*25*1760*[.J111]/(3600*5)" office:value-type="float" office:value="0" calcext:value-type="float">
            <text:p>0.00</text:p>
          </table:table-cell>
          <table:table-cell table:style-name="ce40" table:formula="of:=(([.G111]-[.G110])+1)*25*1760*[.J111]/(3600*5)" office:value-type="float" office:value="0" calcext:value-type="float">
            <text:p>0.00</text:p>
          </table:table-cell>
          <table:table-cell table:style-name="ce40" table:formula="of:=(((([.L111]*[.L111])/20)+([.L111]))/3)" office:value-type="string" office:string-value="" calcext:value-type="error">
            <text:p>#DIV/0!</text:p>
          </table:table-cell>
          <table:table-cell table:style-name="ce40" table:formula="of:=((([.L111]*[.L111])/20)+([.L111]))" office:value-type="string" office:string-value="" calcext:value-type="error">
            <text:p>#DIV/0!</text:p>
          </table:table-cell>
          <table:table-cell table:style-name="ce40" table:formula="of:=MIN([.R107:.R111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11]*3" office:value-type="string" office:string-value="" calcext:value-type="error">
            <text:p>#DIV/0!</text:p>
          </table:table-cell>
          <table:table-cell table:style-name="ce17" table:formula="of:=([.Y110]+(2.8*[.Y110]/100))" office:value-type="float" office:value="0" calcext:value-type="float">
            <text:p>0.00</text:p>
          </table:table-cell>
          <table:table-cell table:style-name="ce17" table:formula="of:=[.Y111]*12" office:value-type="float" office:value="0" calcext:value-type="float">
            <text:p>0.00</text:p>
          </table:table-cell>
          <table:table-cell table:style-name="ce17" table:formula="of:=([.AA110]+(5.57*[.AA110]/100))" office:value-type="float" office:value="0" calcext:value-type="float">
            <text:p>0.00</text:p>
          </table:table-cell>
          <table:table-cell table:style-name="ce17" table:formula="of:=([.AB110]+(7.2*[.AB110]/100))" office:value-type="float" office:value="0" calcext:value-type="float">
            <text:p>0.00</text:p>
          </table:table-cell>
          <table:table-cell table:style-name="ce17" table:formula="of:=[.AA111]*12" office:value-type="float" office:value="0" calcext:value-type="float">
            <text:p>0.00</text:p>
          </table:table-cell>
          <table:table-cell table:style-name="ce17" table:formula="of:=[.AB111]*12" office:value-type="float" office:value="0" calcext:value-type="float">
            <text:p>0.00</text:p>
          </table:table-cell>
          <table:table-cell table:style-name="ce17" table:formula="of:=([.D111]-[.$H$97])/[.L111]" office:value-type="string" office:string-value="" calcext:value-type="error">
            <text:p>#DIV/0!</text:p>
          </table:table-cell>
          <table:table-cell table:style-name="ce17" table:formula="of:=([.E111]-[.$H$97])/[.L111]" office:value-type="string" office:string-value="" calcext:value-type="error">
            <text:p>#DIV/0!</text:p>
          </table:table-cell>
          <table:table-cell office:value-type="float" office:value="41" calcext:value-type="float">
            <text:p>41</text:p>
          </table:table-cell>
          <table:table-cell office:value-type="float" office:value="1.21" calcext:value-type="float">
            <text:p>1.21</text:p>
          </table:table-cell>
          <table:table-cell office:value-type="float" office:value="0.25" calcext:value-type="float">
            <text:p>0.25</text:p>
          </table:table-cell>
          <table:table-cell table:style-name="ce17" table:formula="of:=(100*[.AI111])/[.AH111]" office:value-type="float" office:value="20.6611570247934" calcext:value-type="float">
            <text:p>20.66</text:p>
          </table:table-cell>
          <table:table-cell office:value-type="float" office:value="1.25" calcext:value-type="float">
            <text:p>1.25</text:p>
          </table:table-cell>
          <table:table-cell office:value-type="float" office:value="0.23" calcext:value-type="float">
            <text:p>0.23</text:p>
          </table:table-cell>
          <table:table-cell table:style-name="ce17" table:formula="of:=(100*[.AL111])/[.AK111]" office:value-type="float" office:value="18.4" calcext:value-type="float">
            <text:p>18.40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11]-[.F110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11]/[.D11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12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12] - [.F112])" office:value-type="float" office:value="0" calcext:value-type="float">
            <text:p>0</text:p>
          </table:table-cell>
          <table:table-cell table:style-name="ce40" table:formula="of:=([.I112]/5)" office:value-type="float" office:value="0" calcext:value-type="float">
            <text:p>0.00</text:p>
          </table:table-cell>
          <table:table-cell table:style-name="ce42" table:formula="of:=([.$J$96]*3600/1760)/(([.I112]-1)/5)" office:value-type="float" office:value="-255.681818181818" calcext:value-type="float">
            <text:p>-255.68</text:p>
          </table:table-cell>
          <table:table-cell table:style-name="ce42" table:formula="of:=([.$J$96]*3600/1760)/[.J112]" office:value-type="string" office:string-value="" calcext:value-type="error">
            <text:p>#DIV/0!</text:p>
          </table:table-cell>
          <table:table-cell table:style-name="ce42" table:formula="of:=([.$J$96]*3600/1760)/(([.I112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12]-[.F106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12]-[.F111])-1)*25*1760*[.J112]/(3600*5)" office:value-type="float" office:value="-0" calcext:value-type="float">
            <text:p>0.00</text:p>
          </table:table-cell>
          <table:table-cell table:style-name="ce40" table:formula="of:=([.F112]-[.F111])*25*1760*[.J112]/(3600*5)" office:value-type="float" office:value="0" calcext:value-type="float">
            <text:p>0.00</text:p>
          </table:table-cell>
          <table:table-cell table:style-name="ce40" table:formula="of:=(([.G112]-[.G111])+1)*25*1760*[.J112]/(3600*5)" office:value-type="float" office:value="0" calcext:value-type="float">
            <text:p>0.00</text:p>
          </table:table-cell>
          <table:table-cell table:style-name="ce40" table:formula="of:=(((([.L112]*[.L112])/20)+([.L112]))/3)" office:value-type="string" office:string-value="" calcext:value-type="error">
            <text:p>#DIV/0!</text:p>
          </table:table-cell>
          <table:table-cell table:style-name="ce40" table:formula="of:=((([.L112]*[.L112])/20)+([.L112]))" office:value-type="string" office:string-value="" calcext:value-type="error">
            <text:p>#DIV/0!</text:p>
          </table:table-cell>
          <table:table-cell table:style-name="ce40" table:formula="of:=MIN([.R108:.R112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12]*3" office:value-type="string" office:string-value="" calcext:value-type="error">
            <text:p>#DIV/0!</text:p>
          </table:table-cell>
          <table:table-cell table:style-name="ce17" table:formula="of:=([.Y111]+(2.8*[.Y111]/100))" office:value-type="float" office:value="0" calcext:value-type="float">
            <text:p>0.00</text:p>
          </table:table-cell>
          <table:table-cell table:style-name="ce17" table:formula="of:=[.Y112]*12" office:value-type="float" office:value="0" calcext:value-type="float">
            <text:p>0.00</text:p>
          </table:table-cell>
          <table:table-cell table:style-name="ce17" table:formula="of:=([.AA111]+(5.57*[.AA111]/100))" office:value-type="float" office:value="0" calcext:value-type="float">
            <text:p>0.00</text:p>
          </table:table-cell>
          <table:table-cell table:style-name="ce17" table:formula="of:=([.AB111]+(7.2*[.AB111]/100))" office:value-type="float" office:value="0" calcext:value-type="float">
            <text:p>0.00</text:p>
          </table:table-cell>
          <table:table-cell table:style-name="ce17" table:formula="of:=[.AA112]*12" office:value-type="float" office:value="0" calcext:value-type="float">
            <text:p>0.00</text:p>
          </table:table-cell>
          <table:table-cell table:style-name="ce17" table:formula="of:=[.AB112]*12" office:value-type="float" office:value="0" calcext:value-type="float">
            <text:p>0.00</text:p>
          </table:table-cell>
          <table:table-cell table:style-name="ce17" table:formula="of:=([.D112]-[.$H$97])/[.L112]" office:value-type="string" office:string-value="" calcext:value-type="error">
            <text:p>#DIV/0!</text:p>
          </table:table-cell>
          <table:table-cell table:style-name="ce17" table:formula="of:=([.E112]-[.$H$97])/[.L112]" office:value-type="string" office:string-value="" calcext:value-type="error">
            <text:p>#DIV/0!</text:p>
          </table:table-cell>
          <table:table-cell office:value-type="float" office:value="42" calcext:value-type="float">
            <text:p>42</text:p>
          </table:table-cell>
          <table:table-cell office:value-type="float" office:value="1.18" calcext:value-type="float">
            <text:p>1.18</text:p>
          </table:table-cell>
          <table:table-cell office:value-type="float" office:value="0.25" calcext:value-type="float">
            <text:p>0.25</text:p>
          </table:table-cell>
          <table:table-cell table:style-name="ce17" table:formula="of:=(100*[.AI112])/[.AH112]" office:value-type="float" office:value="21.1864406779661" calcext:value-type="float">
            <text:p>21.19</text:p>
          </table:table-cell>
          <table:table-cell office:value-type="float" office:value="1.22" calcext:value-type="float">
            <text:p>1.22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L112])/[.AK112]" office:value-type="float" office:value="18.0327868852459" calcext:value-type="float">
            <text:p>18.03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12]-[.F111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12]/[.D11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13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13] - [.F113])" office:value-type="float" office:value="0" calcext:value-type="float">
            <text:p>0</text:p>
          </table:table-cell>
          <table:table-cell table:style-name="ce40" table:formula="of:=([.I113]/5)" office:value-type="float" office:value="0" calcext:value-type="float">
            <text:p>0.00</text:p>
          </table:table-cell>
          <table:table-cell table:style-name="ce42" table:formula="of:=([.$J$96]*3600/1760)/(([.I113]-1)/5)" office:value-type="float" office:value="-255.681818181818" calcext:value-type="float">
            <text:p>-255.68</text:p>
          </table:table-cell>
          <table:table-cell table:style-name="ce42" table:formula="of:=([.$J$96]*3600/1760)/[.J113]" office:value-type="string" office:string-value="" calcext:value-type="error">
            <text:p>#DIV/0!</text:p>
          </table:table-cell>
          <table:table-cell table:style-name="ce42" table:formula="of:=([.$J$96]*3600/1760)/(([.I113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13]-[.F107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13]-[.F112])-1)*25*1760*[.J113]/(3600*5)" office:value-type="float" office:value="-0" calcext:value-type="float">
            <text:p>0.00</text:p>
          </table:table-cell>
          <table:table-cell table:style-name="ce40" table:formula="of:=([.F113]-[.F112])*25*1760*[.J113]/(3600*5)" office:value-type="float" office:value="0" calcext:value-type="float">
            <text:p>0.00</text:p>
          </table:table-cell>
          <table:table-cell table:style-name="ce40" table:formula="of:=(([.G113]-[.G112])+1)*25*1760*[.J113]/(3600*5)" office:value-type="float" office:value="0" calcext:value-type="float">
            <text:p>0.00</text:p>
          </table:table-cell>
          <table:table-cell table:style-name="ce40" table:formula="of:=(((([.L113]*[.L113])/20)+([.L113]))/3)" office:value-type="string" office:string-value="" calcext:value-type="error">
            <text:p>#DIV/0!</text:p>
          </table:table-cell>
          <table:table-cell table:style-name="ce40" table:formula="of:=((([.L113]*[.L113])/20)+([.L113]))" office:value-type="string" office:string-value="" calcext:value-type="error">
            <text:p>#DIV/0!</text:p>
          </table:table-cell>
          <table:table-cell table:style-name="ce40" table:formula="of:=MIN([.R109:.R113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13]*3" office:value-type="string" office:string-value="" calcext:value-type="error">
            <text:p>#DIV/0!</text:p>
          </table:table-cell>
          <table:table-cell table:style-name="ce17" table:formula="of:=([.Y112]+(2.8*[.Y112]/100))" office:value-type="float" office:value="0" calcext:value-type="float">
            <text:p>0.00</text:p>
          </table:table-cell>
          <table:table-cell table:style-name="ce17" table:formula="of:=[.Y113]*12" office:value-type="float" office:value="0" calcext:value-type="float">
            <text:p>0.00</text:p>
          </table:table-cell>
          <table:table-cell table:style-name="ce17" table:formula="of:=([.AA112]+(5.57*[.AA112]/100))" office:value-type="float" office:value="0" calcext:value-type="float">
            <text:p>0.00</text:p>
          </table:table-cell>
          <table:table-cell table:style-name="ce17" table:formula="of:=([.AB112]+(7.2*[.AB112]/100))" office:value-type="float" office:value="0" calcext:value-type="float">
            <text:p>0.00</text:p>
          </table:table-cell>
          <table:table-cell table:style-name="ce17" table:formula="of:=[.AA113]*12" office:value-type="float" office:value="0" calcext:value-type="float">
            <text:p>0.00</text:p>
          </table:table-cell>
          <table:table-cell table:style-name="ce17" table:formula="of:=[.AB113]*12" office:value-type="float" office:value="0" calcext:value-type="float">
            <text:p>0.00</text:p>
          </table:table-cell>
          <table:table-cell table:style-name="ce17" table:formula="of:=([.D113]-[.$H$97])/[.L113]" office:value-type="string" office:string-value="" calcext:value-type="error">
            <text:p>#DIV/0!</text:p>
          </table:table-cell>
          <table:table-cell table:style-name="ce17" table:formula="of:=([.E113]-[.$H$97])/[.L113]" office:value-type="string" office:string-value="" calcext:value-type="error">
            <text:p>#DIV/0!</text:p>
          </table:table-cell>
          <table:table-cell office:value-type="float" office:value="43" calcext:value-type="float">
            <text:p>43</text:p>
          </table:table-cell>
          <table:table-cell office:value-type="float" office:value="1.15" calcext:value-type="float">
            <text:p>1.15</text:p>
          </table:table-cell>
          <table:table-cell office:value-type="float" office:value="0.24" calcext:value-type="float">
            <text:p>0.24</text:p>
          </table:table-cell>
          <table:table-cell table:style-name="ce17" table:formula="of:=(100*[.AI113])/[.AH113]" office:value-type="float" office:value="20.8695652173913" calcext:value-type="float">
            <text:p>20.87</text:p>
          </table:table-cell>
          <table:table-cell office:value-type="float" office:value="1.19" calcext:value-type="float">
            <text:p>1.19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L113])/[.AK113]" office:value-type="float" office:value="18.4873949579832" calcext:value-type="float">
            <text:p>18.49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13]-[.F112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13]/[.D113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14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14] - [.F114])" office:value-type="float" office:value="0" calcext:value-type="float">
            <text:p>0</text:p>
          </table:table-cell>
          <table:table-cell table:style-name="ce40" table:formula="of:=([.I114]/5)" office:value-type="float" office:value="0" calcext:value-type="float">
            <text:p>0.00</text:p>
          </table:table-cell>
          <table:table-cell table:style-name="ce42" table:formula="of:=([.$J$96]*3600/1760)/(([.I114]-1)/5)" office:value-type="float" office:value="-255.681818181818" calcext:value-type="float">
            <text:p>-255.68</text:p>
          </table:table-cell>
          <table:table-cell table:style-name="ce42" table:formula="of:=([.$J$96]*3600/1760)/[.J114]" office:value-type="string" office:string-value="" calcext:value-type="error">
            <text:p>#DIV/0!</text:p>
          </table:table-cell>
          <table:table-cell table:style-name="ce42" table:formula="of:=([.$J$96]*3600/1760)/(([.I114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14]-[.F108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14]-[.F113])-1)*25*1760*[.J114]/(3600*5)" office:value-type="float" office:value="-0" calcext:value-type="float">
            <text:p>0.00</text:p>
          </table:table-cell>
          <table:table-cell table:style-name="ce40" table:formula="of:=([.F114]-[.F113])*25*1760*[.J114]/(3600*5)" office:value-type="float" office:value="0" calcext:value-type="float">
            <text:p>0.00</text:p>
          </table:table-cell>
          <table:table-cell table:style-name="ce40" table:formula="of:=(([.G114]-[.G113])+1)*25*1760*[.J114]/(3600*5)" office:value-type="float" office:value="0" calcext:value-type="float">
            <text:p>0.00</text:p>
          </table:table-cell>
          <table:table-cell table:style-name="ce40" table:formula="of:=(((([.L114]*[.L114])/20)+([.L114]))/3)" office:value-type="string" office:string-value="" calcext:value-type="error">
            <text:p>#DIV/0!</text:p>
          </table:table-cell>
          <table:table-cell table:style-name="ce40" table:formula="of:=((([.L114]*[.L114])/20)+([.L114]))" office:value-type="string" office:string-value="" calcext:value-type="error">
            <text:p>#DIV/0!</text:p>
          </table:table-cell>
          <table:table-cell table:style-name="ce40" table:formula="of:=MIN([.R110:.R114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14]*3" office:value-type="string" office:string-value="" calcext:value-type="error">
            <text:p>#DIV/0!</text:p>
          </table:table-cell>
          <table:table-cell table:style-name="ce17" table:formula="of:=([.Y113]+(2.8*[.Y113]/100))" office:value-type="float" office:value="0" calcext:value-type="float">
            <text:p>0.00</text:p>
          </table:table-cell>
          <table:table-cell table:style-name="ce17" table:formula="of:=[.Y114]*12" office:value-type="float" office:value="0" calcext:value-type="float">
            <text:p>0.00</text:p>
          </table:table-cell>
          <table:table-cell table:style-name="ce17" table:formula="of:=([.AA113]+(5.57*[.AA113]/100))" office:value-type="float" office:value="0" calcext:value-type="float">
            <text:p>0.00</text:p>
          </table:table-cell>
          <table:table-cell table:style-name="ce17" table:formula="of:=([.AB113]+(7.2*[.AB113]/100))" office:value-type="float" office:value="0" calcext:value-type="float">
            <text:p>0.00</text:p>
          </table:table-cell>
          <table:table-cell table:style-name="ce17" table:formula="of:=[.AA114]*12" office:value-type="float" office:value="0" calcext:value-type="float">
            <text:p>0.00</text:p>
          </table:table-cell>
          <table:table-cell table:style-name="ce17" table:formula="of:=[.AB114]*12" office:value-type="float" office:value="0" calcext:value-type="float">
            <text:p>0.00</text:p>
          </table:table-cell>
          <table:table-cell table:style-name="ce17" table:formula="of:=([.D114]-[.$H$97])/[.L114]" office:value-type="string" office:string-value="" calcext:value-type="error">
            <text:p>#DIV/0!</text:p>
          </table:table-cell>
          <table:table-cell table:style-name="ce17" table:formula="of:=([.E114]-[.$H$97])/[.L114]" office:value-type="string" office:string-value="" calcext:value-type="error">
            <text:p>#DIV/0!</text:p>
          </table:table-cell>
          <table:table-cell office:value-type="float" office:value="44" calcext:value-type="float">
            <text:p>44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table:style-name="ce17" table:formula="of:=(100*[.AI114])/[.AH114]" office:value-type="float" office:value="21.4285714285714" calcext:value-type="float">
            <text:p>21.43</text:p>
          </table:table-cell>
          <table:table-cell office:value-type="float" office:value="1.16" calcext:value-type="float">
            <text:p>1.16</text:p>
          </table:table-cell>
          <table:table-cell office:value-type="float" office:value="0.21" calcext:value-type="float">
            <text:p>0.21</text:p>
          </table:table-cell>
          <table:table-cell table:style-name="ce17" table:formula="of:=(100*[.AL114])/[.AK114]" office:value-type="float" office:value="18.1034482758621" calcext:value-type="float">
            <text:p>18.10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14]-[.F113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14]/[.D114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15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15] - [.F115])" office:value-type="float" office:value="0" calcext:value-type="float">
            <text:p>0</text:p>
          </table:table-cell>
          <table:table-cell table:style-name="ce40" table:formula="of:=([.I115]/5)" office:value-type="float" office:value="0" calcext:value-type="float">
            <text:p>0.00</text:p>
          </table:table-cell>
          <table:table-cell table:style-name="ce42" table:formula="of:=([.$J$96]*3600/1760)/(([.I115]-1)/5)" office:value-type="float" office:value="-255.681818181818" calcext:value-type="float">
            <text:p>-255.68</text:p>
          </table:table-cell>
          <table:table-cell table:style-name="ce42" table:formula="of:=([.$J$96]*3600/1760)/[.J115]" office:value-type="string" office:string-value="" calcext:value-type="error">
            <text:p>#DIV/0!</text:p>
          </table:table-cell>
          <table:table-cell table:style-name="ce42" table:formula="of:=([.$J$96]*3600/1760)/(([.I115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15]-[.F109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15]-[.F114])-1)*25*1760*[.J115]/(3600*5)" office:value-type="float" office:value="-0" calcext:value-type="float">
            <text:p>0.00</text:p>
          </table:table-cell>
          <table:table-cell table:style-name="ce40" table:formula="of:=([.F115]-[.F114])*25*1760*[.J115]/(3600*5)" office:value-type="float" office:value="0" calcext:value-type="float">
            <text:p>0.00</text:p>
          </table:table-cell>
          <table:table-cell table:style-name="ce40" table:formula="of:=(([.G115]-[.G114])+1)*25*1760*[.J115]/(3600*5)" office:value-type="float" office:value="0" calcext:value-type="float">
            <text:p>0.00</text:p>
          </table:table-cell>
          <table:table-cell table:style-name="ce40" table:formula="of:=(((([.L115]*[.L115])/20)+([.L115]))/3)" office:value-type="string" office:string-value="" calcext:value-type="error">
            <text:p>#DIV/0!</text:p>
          </table:table-cell>
          <table:table-cell table:style-name="ce40" table:formula="of:=((([.L115]*[.L115])/20)+([.L115]))" office:value-type="string" office:string-value="" calcext:value-type="error">
            <text:p>#DIV/0!</text:p>
          </table:table-cell>
          <table:table-cell table:style-name="ce40" table:formula="of:=MIN([.R111:.R115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15]*3" office:value-type="string" office:string-value="" calcext:value-type="error">
            <text:p>#DIV/0!</text:p>
          </table:table-cell>
          <table:table-cell table:style-name="ce17" table:formula="of:=([.Y114]+(2.8*[.Y114]/100))" office:value-type="float" office:value="0" calcext:value-type="float">
            <text:p>0.00</text:p>
          </table:table-cell>
          <table:table-cell table:style-name="ce17" table:formula="of:=[.Y115]*12" office:value-type="float" office:value="0" calcext:value-type="float">
            <text:p>0.00</text:p>
          </table:table-cell>
          <table:table-cell table:style-name="ce17" table:formula="of:=([.AA114]+(5.57*[.AA114]/100))" office:value-type="float" office:value="0" calcext:value-type="float">
            <text:p>0.00</text:p>
          </table:table-cell>
          <table:table-cell table:style-name="ce17" table:formula="of:=([.AB114]+(7.2*[.AB114]/100))" office:value-type="float" office:value="0" calcext:value-type="float">
            <text:p>0.00</text:p>
          </table:table-cell>
          <table:table-cell table:style-name="ce17" table:formula="of:=[.AA115]*12" office:value-type="float" office:value="0" calcext:value-type="float">
            <text:p>0.00</text:p>
          </table:table-cell>
          <table:table-cell table:style-name="ce17" table:formula="of:=[.AB115]*12" office:value-type="float" office:value="0" calcext:value-type="float">
            <text:p>0.00</text:p>
          </table:table-cell>
          <table:table-cell table:style-name="ce17" table:formula="of:=([.D115]-[.$H$97])/[.L115]" office:value-type="string" office:string-value="" calcext:value-type="error">
            <text:p>#DIV/0!</text:p>
          </table:table-cell>
          <table:table-cell table:style-name="ce17" table:formula="of:=([.E115]-[.$H$97])/[.L115]" office:value-type="string" office:string-value="" calcext:value-type="error">
            <text:p>#DIV/0!</text:p>
          </table:table-cell>
          <table:table-cell office:value-type="float" office:value="45" calcext:value-type="float">
            <text:p>45</text:p>
          </table:table-cell>
          <table:table-cell office:value-type="float" office:value="1.09" calcext:value-type="float">
            <text:p>1.09</text:p>
          </table:table-cell>
          <table:table-cell office:value-type="float" office:value="0.24" calcext:value-type="float">
            <text:p>0.24</text:p>
          </table:table-cell>
          <table:table-cell table:style-name="ce17" table:formula="of:=(100*[.AI115])/[.AH115]" office:value-type="float" office:value="22.0183486238532" calcext:value-type="float">
            <text:p>22.02</text:p>
          </table:table-cell>
          <table:table-cell office:value-type="float" office:value="1.13" calcext:value-type="float">
            <text:p>1.13</text:p>
          </table:table-cell>
          <table:table-cell office:value-type="float" office:value="0.21" calcext:value-type="float">
            <text:p>0.21</text:p>
          </table:table-cell>
          <table:table-cell table:style-name="ce17" table:formula="of:=(100*[.AL115])/[.AK115]" office:value-type="float" office:value="18.5840707964602" calcext:value-type="float">
            <text:p>18.58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15]-[.F114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15]/[.D115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16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16] - [.F116])" office:value-type="float" office:value="0" calcext:value-type="float">
            <text:p>0</text:p>
          </table:table-cell>
          <table:table-cell table:style-name="ce40" table:formula="of:=([.I116]/5)" office:value-type="float" office:value="0" calcext:value-type="float">
            <text:p>0.00</text:p>
          </table:table-cell>
          <table:table-cell table:style-name="ce42" table:formula="of:=([.$J$96]*3600/1760)/(([.I116]-1)/5)" office:value-type="float" office:value="-255.681818181818" calcext:value-type="float">
            <text:p>-255.68</text:p>
          </table:table-cell>
          <table:table-cell table:style-name="ce42" table:formula="of:=([.$J$96]*3600/1760)/[.J116]" office:value-type="string" office:string-value="" calcext:value-type="error">
            <text:p>#DIV/0!</text:p>
          </table:table-cell>
          <table:table-cell table:style-name="ce42" table:formula="of:=([.$J$96]*3600/1760)/(([.I116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16]-[.F110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16]-[.F115])-1)*25*1760*[.J116]/(3600*5)" office:value-type="float" office:value="-0" calcext:value-type="float">
            <text:p>0.00</text:p>
          </table:table-cell>
          <table:table-cell table:style-name="ce40" table:formula="of:=([.F116]-[.F115])*25*1760*[.J116]/(3600*5)" office:value-type="float" office:value="0" calcext:value-type="float">
            <text:p>0.00</text:p>
          </table:table-cell>
          <table:table-cell table:style-name="ce40" table:formula="of:=(([.G116]-[.G115])+1)*25*1760*[.J116]/(3600*5)" office:value-type="float" office:value="0" calcext:value-type="float">
            <text:p>0.00</text:p>
          </table:table-cell>
          <table:table-cell table:style-name="ce40" table:formula="of:=(((([.L116]*[.L116])/20)+([.L116]))/3)" office:value-type="string" office:string-value="" calcext:value-type="error">
            <text:p>#DIV/0!</text:p>
          </table:table-cell>
          <table:table-cell table:style-name="ce40" table:formula="of:=((([.L116]*[.L116])/20)+([.L116]))" office:value-type="string" office:string-value="" calcext:value-type="error">
            <text:p>#DIV/0!</text:p>
          </table:table-cell>
          <table:table-cell table:style-name="ce40" table:formula="of:=MIN([.R112:.R116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16]*3" office:value-type="string" office:string-value="" calcext:value-type="error">
            <text:p>#DIV/0!</text:p>
          </table:table-cell>
          <table:table-cell table:style-name="ce17" table:formula="of:=([.Y115]+(2.8*[.Y115]/100))" office:value-type="float" office:value="0" calcext:value-type="float">
            <text:p>0.00</text:p>
          </table:table-cell>
          <table:table-cell table:style-name="ce17" table:formula="of:=[.Y116]*12" office:value-type="float" office:value="0" calcext:value-type="float">
            <text:p>0.00</text:p>
          </table:table-cell>
          <table:table-cell table:style-name="ce17" table:formula="of:=([.AA115]+(5.57*[.AA115]/100))" office:value-type="float" office:value="0" calcext:value-type="float">
            <text:p>0.00</text:p>
          </table:table-cell>
          <table:table-cell table:style-name="ce17" table:formula="of:=([.AB115]+(7.2*[.AB115]/100))" office:value-type="float" office:value="0" calcext:value-type="float">
            <text:p>0.00</text:p>
          </table:table-cell>
          <table:table-cell table:style-name="ce17" table:formula="of:=[.AA116]*12" office:value-type="float" office:value="0" calcext:value-type="float">
            <text:p>0.00</text:p>
          </table:table-cell>
          <table:table-cell table:style-name="ce17" table:formula="of:=[.AB116]*12" office:value-type="float" office:value="0" calcext:value-type="float">
            <text:p>0.00</text:p>
          </table:table-cell>
          <table:table-cell table:style-name="ce17" table:formula="of:=([.D116]-[.$H$97])/[.L116]" office:value-type="string" office:string-value="" calcext:value-type="error">
            <text:p>#DIV/0!</text:p>
          </table:table-cell>
          <table:table-cell table:style-name="ce17" table:formula="of:=([.E116]-[.$H$97])/[.L116]" office:value-type="string" office:string-value="" calcext:value-type="error">
            <text:p>#DIV/0!</text:p>
          </table:table-cell>
          <table:table-cell office:value-type="float" office:value="46" calcext:value-type="float">
            <text:p>46</text:p>
          </table:table-cell>
          <table:table-cell office:value-type="float" office:value="1.06" calcext:value-type="float">
            <text:p>1.06</text:p>
          </table:table-cell>
          <table:table-cell office:value-type="float" office:value="0.23" calcext:value-type="float">
            <text:p>0.23</text:p>
          </table:table-cell>
          <table:table-cell table:style-name="ce17" table:formula="of:=(100*[.AI116])/[.AH116]" office:value-type="float" office:value="21.6981132075472" calcext:value-type="float">
            <text:p>21.70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table:style-name="ce17" table:formula="of:=(100*[.AL116])/[.AK116]" office:value-type="float" office:value="18.1818181818182" calcext:value-type="float">
            <text:p>18.18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16]-[.F115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16]/[.D116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17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17] - [.F117])" office:value-type="float" office:value="0" calcext:value-type="float">
            <text:p>0</text:p>
          </table:table-cell>
          <table:table-cell table:style-name="ce40" table:formula="of:=([.I117]/5)" office:value-type="float" office:value="0" calcext:value-type="float">
            <text:p>0.00</text:p>
          </table:table-cell>
          <table:table-cell table:style-name="ce42" table:formula="of:=([.$J$96]*3600/1760)/(([.I117]-1)/5)" office:value-type="float" office:value="-255.681818181818" calcext:value-type="float">
            <text:p>-255.68</text:p>
          </table:table-cell>
          <table:table-cell table:style-name="ce42" table:formula="of:=([.$J$96]*3600/1760)/[.J117]" office:value-type="string" office:string-value="" calcext:value-type="error">
            <text:p>#DIV/0!</text:p>
          </table:table-cell>
          <table:table-cell table:style-name="ce42" table:formula="of:=([.$J$96]*3600/1760)/(([.I117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17]-[.F111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17]-[.F116])-1)*25*1760*[.J117]/(3600*5)" office:value-type="float" office:value="-0" calcext:value-type="float">
            <text:p>0.00</text:p>
          </table:table-cell>
          <table:table-cell table:style-name="ce40" table:formula="of:=([.F117]-[.F116])*25*1760*[.J117]/(3600*5)" office:value-type="float" office:value="0" calcext:value-type="float">
            <text:p>0.00</text:p>
          </table:table-cell>
          <table:table-cell table:style-name="ce40" table:formula="of:=(([.G117]-[.G116])+1)*25*1760*[.J117]/(3600*5)" office:value-type="float" office:value="0" calcext:value-type="float">
            <text:p>0.00</text:p>
          </table:table-cell>
          <table:table-cell table:style-name="ce40" table:formula="of:=(((([.L117]*[.L117])/20)+([.L117]))/3)" office:value-type="string" office:string-value="" calcext:value-type="error">
            <text:p>#DIV/0!</text:p>
          </table:table-cell>
          <table:table-cell table:style-name="ce40" table:formula="of:=((([.L117]*[.L117])/20)+([.L117]))" office:value-type="string" office:string-value="" calcext:value-type="error">
            <text:p>#DIV/0!</text:p>
          </table:table-cell>
          <table:table-cell table:style-name="ce40" table:formula="of:=MIN([.R113:.R117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17]*3" office:value-type="string" office:string-value="" calcext:value-type="error">
            <text:p>#DIV/0!</text:p>
          </table:table-cell>
          <table:table-cell table:style-name="ce17" office:value-type="string" calcext:value-type="string">
            <text:p><text:s/></text:p>
          </table:table-cell>
          <table:table-cell table:number-columns-repeated="5"/>
          <table:table-cell table:style-name="ce17" table:formula="of:=([.D117]-[.$H$97])/[.L117]" office:value-type="string" office:string-value="" calcext:value-type="error">
            <text:p>#DIV/0!</text:p>
          </table:table-cell>
          <table:table-cell table:style-name="ce17" table:formula="of:=([.E117]-[.$H$97])/[.L117]" office:value-type="string" office:string-value="" calcext:value-type="error">
            <text:p>#DIV/0!</text:p>
          </table:table-cell>
          <table:table-cell office:value-type="float" office:value="47" calcext:value-type="float">
            <text:p>47</text:p>
          </table:table-cell>
          <table:table-cell office:value-type="float" office:value="1.03" calcext:value-type="float">
            <text:p>1.03</text:p>
          </table:table-cell>
          <table:table-cell office:value-type="float" office:value="0.23" calcext:value-type="float">
            <text:p>0.23</text:p>
          </table:table-cell>
          <table:table-cell table:style-name="ce17" table:formula="of:=(100*[.AI117])/[.AH117]" office:value-type="float" office:value="22.3300970873786" calcext:value-type="float">
            <text:p>22.33</text:p>
          </table:table-cell>
          <table:table-cell office:value-type="float" office:value="1.07" calcext:value-type="float">
            <text:p>1.07</text:p>
          </table:table-cell>
          <table:table-cell office:value-type="float" office:value="0.2" calcext:value-type="float">
            <text:p>0.2</text:p>
          </table:table-cell>
          <table:table-cell table:style-name="ce17" table:formula="of:=(100*[.AL117])/[.AK117]" office:value-type="float" office:value="18.6915887850467" calcext:value-type="float">
            <text:p>18.69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17]-[.F116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17]/[.D117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18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18] - [.F118])" office:value-type="float" office:value="0" calcext:value-type="float">
            <text:p>0</text:p>
          </table:table-cell>
          <table:table-cell table:style-name="ce40" table:formula="of:=([.I118]/5)" office:value-type="float" office:value="0" calcext:value-type="float">
            <text:p>0.00</text:p>
          </table:table-cell>
          <table:table-cell table:style-name="ce42" table:formula="of:=([.$J$96]*3600/1760)/(([.I118]-1)/5)" office:value-type="float" office:value="-255.681818181818" calcext:value-type="float">
            <text:p>-255.68</text:p>
          </table:table-cell>
          <table:table-cell table:style-name="ce42" table:formula="of:=([.$J$96]*3600/1760)/[.J118]" office:value-type="string" office:string-value="" calcext:value-type="error">
            <text:p>#DIV/0!</text:p>
          </table:table-cell>
          <table:table-cell table:style-name="ce42" table:formula="of:=([.$J$96]*3600/1760)/(([.I118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18]-[.F112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18]-[.F117])-1)*25*1760*[.J118]/(3600*5)" office:value-type="float" office:value="-0" calcext:value-type="float">
            <text:p>0.00</text:p>
          </table:table-cell>
          <table:table-cell table:style-name="ce40" table:formula="of:=([.F118]-[.F117])*25*1760*[.J118]/(3600*5)" office:value-type="float" office:value="0" calcext:value-type="float">
            <text:p>0.00</text:p>
          </table:table-cell>
          <table:table-cell table:style-name="ce40" table:formula="of:=(([.G118]-[.G117])+1)*25*1760*[.J118]/(3600*5)" office:value-type="float" office:value="0" calcext:value-type="float">
            <text:p>0.00</text:p>
          </table:table-cell>
          <table:table-cell table:style-name="ce40" table:formula="of:=(((([.L118]*[.L118])/20)+([.L118]))/3)" office:value-type="string" office:string-value="" calcext:value-type="error">
            <text:p>#DIV/0!</text:p>
          </table:table-cell>
          <table:table-cell table:style-name="ce40" table:formula="of:=((([.L118]*[.L118])/20)+([.L118]))" office:value-type="string" office:string-value="" calcext:value-type="error">
            <text:p>#DIV/0!</text:p>
          </table:table-cell>
          <table:table-cell table:style-name="ce40" table:formula="of:=MIN([.R114:.R118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18]*3" office:value-type="string" office:string-value="" calcext:value-type="error">
            <text:p>#DIV/0!</text:p>
          </table:table-cell>
          <table:table-cell table:style-name="ce17"/>
          <table:table-cell table:number-columns-repeated="5"/>
          <table:table-cell table:style-name="ce17" table:formula="of:=([.D118]-[.$H$97])/[.L118]" office:value-type="string" office:string-value="" calcext:value-type="error">
            <text:p>#DIV/0!</text:p>
          </table:table-cell>
          <table:table-cell table:style-name="ce17" table:formula="of:=([.E118]-[.$H$97])/[.L118]" office:value-type="string" office:string-value="" calcext:value-type="error">
            <text:p>#DIV/0!</text:p>
          </table:table-cell>
          <table:table-cell office:value-type="float" office:value="48" calcext:value-type="float">
            <text:p>48</text:p>
          </table:table-cell>
          <table:table-cell office:value-type="float" office:value="0.99" calcext:value-type="float">
            <text:p>0.99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I118])/[.AH118]" office:value-type="float" office:value="22.2222222222222" calcext:value-type="float">
            <text:p>22.22</text:p>
          </table:table-cell>
          <table:table-cell office:value-type="float" office:value="1.04" calcext:value-type="float">
            <text:p>1.04</text:p>
          </table:table-cell>
          <table:table-cell office:value-type="float" office:value="0.19" calcext:value-type="float">
            <text:p>0.19</text:p>
          </table:table-cell>
          <table:table-cell table:style-name="ce17" table:formula="of:=(100*[.AL118])/[.AK118]" office:value-type="float" office:value="18.2692307692308" calcext:value-type="float">
            <text:p>18.27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18]-[.F117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18]/[.D118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19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19] - [.F119])" office:value-type="float" office:value="0" calcext:value-type="float">
            <text:p>0</text:p>
          </table:table-cell>
          <table:table-cell table:style-name="ce40" table:formula="of:=([.I119]/5)" office:value-type="float" office:value="0" calcext:value-type="float">
            <text:p>0.00</text:p>
          </table:table-cell>
          <table:table-cell table:style-name="ce42" table:formula="of:=([.$J$96]*3600/1760)/(([.I119]-1)/5)" office:value-type="float" office:value="-255.681818181818" calcext:value-type="float">
            <text:p>-255.68</text:p>
          </table:table-cell>
          <table:table-cell table:style-name="ce42" table:formula="of:=([.$J$96]*3600/1760)/[.J119]" office:value-type="string" office:string-value="" calcext:value-type="error">
            <text:p>#DIV/0!</text:p>
          </table:table-cell>
          <table:table-cell table:style-name="ce42" table:formula="of:=([.$J$96]*3600/1760)/(([.I119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19]-[.F113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19]-[.F118])-1)*25*1760*[.J119]/(3600*5)" office:value-type="float" office:value="-0" calcext:value-type="float">
            <text:p>0.00</text:p>
          </table:table-cell>
          <table:table-cell table:style-name="ce40" table:formula="of:=([.F119]-[.F118])*25*1760*[.J119]/(3600*5)" office:value-type="float" office:value="0" calcext:value-type="float">
            <text:p>0.00</text:p>
          </table:table-cell>
          <table:table-cell table:style-name="ce40" table:formula="of:=(([.G119]-[.G118])+1)*25*1760*[.J119]/(3600*5)" office:value-type="float" office:value="0" calcext:value-type="float">
            <text:p>0.00</text:p>
          </table:table-cell>
          <table:table-cell table:style-name="ce40" table:formula="of:=(((([.L119]*[.L119])/20)+([.L119]))/3)" office:value-type="string" office:string-value="" calcext:value-type="error">
            <text:p>#DIV/0!</text:p>
          </table:table-cell>
          <table:table-cell table:style-name="ce40" table:formula="of:=((([.L119]*[.L119])/20)+([.L119]))" office:value-type="string" office:string-value="" calcext:value-type="error">
            <text:p>#DIV/0!</text:p>
          </table:table-cell>
          <table:table-cell table:style-name="ce40" table:formula="of:=MIN([.R115:.R119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19]*3" office:value-type="string" office:string-value="" calcext:value-type="error">
            <text:p>#DIV/0!</text:p>
          </table:table-cell>
          <table:table-cell table:style-name="ce17"/>
          <table:table-cell table:number-columns-repeated="5"/>
          <table:table-cell table:style-name="ce17" table:formula="of:=([.D119]-[.$H$97])/[.L119]" office:value-type="string" office:string-value="" calcext:value-type="error">
            <text:p>#DIV/0!</text:p>
          </table:table-cell>
          <table:table-cell table:style-name="ce17" table:formula="of:=([.E119]-[.$H$97])/[.L119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office:value-type="float" office:value="0.96" calcext:value-type="float">
            <text:p>0.96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I119])/[.AH119]" office:value-type="float" office:value="22.9166666666667" calcext:value-type="float">
            <text:p>22.92</text:p>
          </table:table-cell>
          <table:table-cell office:value-type="float" office:value="1.01" calcext:value-type="float">
            <text:p>1.01</text:p>
          </table:table-cell>
          <table:table-cell office:value-type="float" office:value="0.19" calcext:value-type="float">
            <text:p>0.19</text:p>
          </table:table-cell>
          <table:table-cell table:style-name="ce17" table:formula="of:=(100*[.AL119])/[.AK119]" office:value-type="float" office:value="18.8118811881188" calcext:value-type="float">
            <text:p>18.81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19]-[.F118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19]/[.D119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20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20] - [.F120])" office:value-type="float" office:value="0" calcext:value-type="float">
            <text:p>0</text:p>
          </table:table-cell>
          <table:table-cell table:style-name="ce40" table:formula="of:=([.I120]/5)" office:value-type="float" office:value="0" calcext:value-type="float">
            <text:p>0.00</text:p>
          </table:table-cell>
          <table:table-cell table:style-name="ce42" table:formula="of:=([.$J$96]*3600/1760)/(([.I120]-1)/5)" office:value-type="float" office:value="-255.681818181818" calcext:value-type="float">
            <text:p>-255.68</text:p>
          </table:table-cell>
          <table:table-cell table:style-name="ce42" table:formula="of:=([.$J$96]*3600/1760)/[.J120]" office:value-type="string" office:string-value="" calcext:value-type="error">
            <text:p>#DIV/0!</text:p>
          </table:table-cell>
          <table:table-cell table:style-name="ce42" table:formula="of:=([.$J$96]*3600/1760)/(([.I120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20]-[.F114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20]-[.F119])-1)*25*1760*[.J120]/(3600*5)" office:value-type="float" office:value="-0" calcext:value-type="float">
            <text:p>0.00</text:p>
          </table:table-cell>
          <table:table-cell table:style-name="ce40" table:formula="of:=([.F120]-[.F119])*25*1760*[.J120]/(3600*5)" office:value-type="float" office:value="0" calcext:value-type="float">
            <text:p>0.00</text:p>
          </table:table-cell>
          <table:table-cell table:style-name="ce40" table:formula="of:=(([.G120]-[.G119])+1)*25*1760*[.J120]/(3600*5)" office:value-type="float" office:value="0" calcext:value-type="float">
            <text:p>0.00</text:p>
          </table:table-cell>
          <table:table-cell table:style-name="ce40" table:formula="of:=(((([.L120]*[.L120])/20)+([.L120]))/3)" office:value-type="string" office:string-value="" calcext:value-type="error">
            <text:p>#DIV/0!</text:p>
          </table:table-cell>
          <table:table-cell table:style-name="ce40" table:formula="of:=((([.L120]*[.L120])/20)+([.L120]))" office:value-type="string" office:string-value="" calcext:value-type="error">
            <text:p>#DIV/0!</text:p>
          </table:table-cell>
          <table:table-cell table:style-name="ce40" table:formula="of:=MIN([.R116:.R120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20]*3" office:value-type="string" office:string-value="" calcext:value-type="error">
            <text:p>#DIV/0!</text:p>
          </table:table-cell>
          <table:table-cell table:style-name="ce17"/>
          <table:table-cell table:number-columns-repeated="5"/>
          <table:table-cell table:style-name="ce17" table:formula="of:=([.D120]-[.$H$97])/[.L120]" office:value-type="string" office:string-value="" calcext:value-type="error">
            <text:p>#DIV/0!</text:p>
          </table:table-cell>
          <table:table-cell table:style-name="ce17" table:formula="of:=([.E120]-[.$H$97])/[.L120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office:value-type="float" office:value="0.96" calcext:value-type="float">
            <text:p>0.96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I120])/[.AH120]" office:value-type="float" office:value="22.9166666666667" calcext:value-type="float">
            <text:p>22.92</text:p>
          </table:table-cell>
          <table:table-cell office:value-type="float" office:value="1.01" calcext:value-type="float">
            <text:p>1.01</text:p>
          </table:table-cell>
          <table:table-cell office:value-type="float" office:value="0.19" calcext:value-type="float">
            <text:p>0.19</text:p>
          </table:table-cell>
          <table:table-cell table:style-name="ce17" table:formula="of:=(100*[.AL120])/[.AK120]" office:value-type="float" office:value="18.8118811881188" calcext:value-type="float">
            <text:p>18.81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20]-[.F119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20]/[.D120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21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21] - [.F121])" office:value-type="float" office:value="0" calcext:value-type="float">
            <text:p>0</text:p>
          </table:table-cell>
          <table:table-cell table:style-name="ce40" table:formula="of:=([.I121]/5)" office:value-type="float" office:value="0" calcext:value-type="float">
            <text:p>0.00</text:p>
          </table:table-cell>
          <table:table-cell table:style-name="ce42" table:formula="of:=([.$J$96]*3600/1760)/(([.I121]-1)/5)" office:value-type="float" office:value="-255.681818181818" calcext:value-type="float">
            <text:p>-255.68</text:p>
          </table:table-cell>
          <table:table-cell table:style-name="ce42" table:formula="of:=([.$J$96]*3600/1760)/[.J121]" office:value-type="string" office:string-value="" calcext:value-type="error">
            <text:p>#DIV/0!</text:p>
          </table:table-cell>
          <table:table-cell table:style-name="ce42" table:formula="of:=([.$J$96]*3600/1760)/(([.I121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21]-[.F115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21]-[.F120])-1)*25*1760*[.J121]/(3600*5)" office:value-type="float" office:value="-0" calcext:value-type="float">
            <text:p>0.00</text:p>
          </table:table-cell>
          <table:table-cell table:style-name="ce40" table:formula="of:=([.F121]-[.F120])*25*1760*[.J121]/(3600*5)" office:value-type="float" office:value="0" calcext:value-type="float">
            <text:p>0.00</text:p>
          </table:table-cell>
          <table:table-cell table:style-name="ce40" table:formula="of:=(([.G121]-[.G120])+1)*25*1760*[.J121]/(3600*5)" office:value-type="float" office:value="0" calcext:value-type="float">
            <text:p>0.00</text:p>
          </table:table-cell>
          <table:table-cell table:style-name="ce40" table:formula="of:=(((([.L121]*[.L121])/20)+([.L121]))/3)" office:value-type="string" office:string-value="" calcext:value-type="error">
            <text:p>#DIV/0!</text:p>
          </table:table-cell>
          <table:table-cell table:style-name="ce40" table:formula="of:=((([.L121]*[.L121])/20)+([.L121]))" office:value-type="string" office:string-value="" calcext:value-type="error">
            <text:p>#DIV/0!</text:p>
          </table:table-cell>
          <table:table-cell table:style-name="ce40" table:formula="of:=MIN([.R117:.R121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21]*3" office:value-type="string" office:string-value="" calcext:value-type="error">
            <text:p>#DIV/0!</text:p>
          </table:table-cell>
          <table:table-cell table:style-name="ce17"/>
          <table:table-cell table:number-columns-repeated="5"/>
          <table:table-cell table:style-name="ce17" table:formula="of:=([.D121]-[.$H$97])/[.L121]" office:value-type="string" office:string-value="" calcext:value-type="error">
            <text:p>#DIV/0!</text:p>
          </table:table-cell>
          <table:table-cell table:style-name="ce17" table:formula="of:=([.E121]-[.$H$97])/[.L121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office:value-type="float" office:value="0.96" calcext:value-type="float">
            <text:p>0.96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I121])/[.AH121]" office:value-type="float" office:value="22.9166666666667" calcext:value-type="float">
            <text:p>22.92</text:p>
          </table:table-cell>
          <table:table-cell office:value-type="float" office:value="1.01" calcext:value-type="float">
            <text:p>1.01</text:p>
          </table:table-cell>
          <table:table-cell office:value-type="float" office:value="0.19" calcext:value-type="float">
            <text:p>0.19</text:p>
          </table:table-cell>
          <table:table-cell table:style-name="ce17" table:formula="of:=(100*[.AL121])/[.AK121]" office:value-type="float" office:value="18.8118811881188" calcext:value-type="float">
            <text:p>18.81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21]-[.F120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21]/[.D121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22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22] - [.F122])" office:value-type="float" office:value="0" calcext:value-type="float">
            <text:p>0</text:p>
          </table:table-cell>
          <table:table-cell table:style-name="ce40" table:formula="of:=([.I122]/5)" office:value-type="float" office:value="0" calcext:value-type="float">
            <text:p>0.00</text:p>
          </table:table-cell>
          <table:table-cell table:style-name="ce42" table:formula="of:=([.$J$96]*3600/1760)/(([.I122]-1)/5)" office:value-type="float" office:value="-255.681818181818" calcext:value-type="float">
            <text:p>-255.68</text:p>
          </table:table-cell>
          <table:table-cell table:style-name="ce42" table:formula="of:=([.$J$96]*3600/1760)/[.J122]" office:value-type="string" office:string-value="" calcext:value-type="error">
            <text:p>#DIV/0!</text:p>
          </table:table-cell>
          <table:table-cell table:style-name="ce42" table:formula="of:=([.$J$96]*3600/1760)/(([.I122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22]-[.F116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22]-[.F121])-1)*25*1760*[.J122]/(3600*5)" office:value-type="float" office:value="-0" calcext:value-type="float">
            <text:p>0.00</text:p>
          </table:table-cell>
          <table:table-cell table:style-name="ce40" table:formula="of:=([.F122]-[.F121])*25*1760*[.J122]/(3600*5)" office:value-type="float" office:value="0" calcext:value-type="float">
            <text:p>0.00</text:p>
          </table:table-cell>
          <table:table-cell table:style-name="ce40" table:formula="of:=(([.G122]-[.G121])+1)*25*1760*[.J122]/(3600*5)" office:value-type="float" office:value="0" calcext:value-type="float">
            <text:p>0.00</text:p>
          </table:table-cell>
          <table:table-cell table:style-name="ce40" table:formula="of:=(((([.L122]*[.L122])/20)+([.L122]))/3)" office:value-type="string" office:string-value="" calcext:value-type="error">
            <text:p>#DIV/0!</text:p>
          </table:table-cell>
          <table:table-cell table:style-name="ce40" table:formula="of:=((([.L122]*[.L122])/20)+([.L122]))" office:value-type="string" office:string-value="" calcext:value-type="error">
            <text:p>#DIV/0!</text:p>
          </table:table-cell>
          <table:table-cell table:style-name="ce40" table:formula="of:=MIN([.R118:.R122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22]*3" office:value-type="string" office:string-value="" calcext:value-type="error">
            <text:p>#DIV/0!</text:p>
          </table:table-cell>
          <table:table-cell table:style-name="ce17"/>
          <table:table-cell table:number-columns-repeated="5"/>
          <table:table-cell table:style-name="ce17" table:formula="of:=([.D122]-[.$H$97])/[.L122]" office:value-type="string" office:string-value="" calcext:value-type="error">
            <text:p>#DIV/0!</text:p>
          </table:table-cell>
          <table:table-cell table:style-name="ce17" table:formula="of:=([.E122]-[.$H$97])/[.L122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office:value-type="float" office:value="0.96" calcext:value-type="float">
            <text:p>0.96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I122])/[.AH122]" office:value-type="float" office:value="22.9166666666667" calcext:value-type="float">
            <text:p>22.92</text:p>
          </table:table-cell>
          <table:table-cell office:value-type="float" office:value="1.01" calcext:value-type="float">
            <text:p>1.01</text:p>
          </table:table-cell>
          <table:table-cell office:value-type="float" office:value="0.19" calcext:value-type="float">
            <text:p>0.19</text:p>
          </table:table-cell>
          <table:table-cell table:style-name="ce17" table:formula="of:=(100*[.AL122])/[.AK122]" office:value-type="float" office:value="18.8118811881188" calcext:value-type="float">
            <text:p>18.81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22]-[.F121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22]/[.D122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23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23] - [.F123])" office:value-type="float" office:value="0" calcext:value-type="float">
            <text:p>0</text:p>
          </table:table-cell>
          <table:table-cell table:style-name="ce40" table:formula="of:=([.I123]/5)" office:value-type="float" office:value="0" calcext:value-type="float">
            <text:p>0.00</text:p>
          </table:table-cell>
          <table:table-cell table:style-name="ce42" table:formula="of:=([.$J$96]*3600/1760)/(([.I123]-1)/5)" office:value-type="float" office:value="-255.681818181818" calcext:value-type="float">
            <text:p>-255.68</text:p>
          </table:table-cell>
          <table:table-cell table:style-name="ce42" table:formula="of:=([.$J$96]*3600/1760)/[.J123]" office:value-type="string" office:string-value="" calcext:value-type="error">
            <text:p>#DIV/0!</text:p>
          </table:table-cell>
          <table:table-cell table:style-name="ce42" table:formula="of:=([.$J$96]*3600/1760)/(([.I123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23]-[.F117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23]-[.F122])-1)*25*1760*[.J123]/(3600*5)" office:value-type="float" office:value="-0" calcext:value-type="float">
            <text:p>0.00</text:p>
          </table:table-cell>
          <table:table-cell table:style-name="ce40" table:formula="of:=([.F123]-[.F122])*25*1760*[.J123]/(3600*5)" office:value-type="float" office:value="0" calcext:value-type="float">
            <text:p>0.00</text:p>
          </table:table-cell>
          <table:table-cell table:style-name="ce40" table:formula="of:=(([.G123]-[.G122])+1)*25*1760*[.J123]/(3600*5)" office:value-type="float" office:value="0" calcext:value-type="float">
            <text:p>0.00</text:p>
          </table:table-cell>
          <table:table-cell table:style-name="ce40" table:formula="of:=(((([.L123]*[.L123])/20)+([.L123]))/3)" office:value-type="string" office:string-value="" calcext:value-type="error">
            <text:p>#DIV/0!</text:p>
          </table:table-cell>
          <table:table-cell table:style-name="ce40" table:formula="of:=((([.L123]*[.L123])/20)+([.L123]))" office:value-type="string" office:string-value="" calcext:value-type="error">
            <text:p>#DIV/0!</text:p>
          </table:table-cell>
          <table:table-cell table:style-name="ce40" table:formula="of:=MIN([.R119:.R123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23]*3" office:value-type="string" office:string-value="" calcext:value-type="error">
            <text:p>#DIV/0!</text:p>
          </table:table-cell>
          <table:table-cell table:style-name="ce17"/>
          <table:table-cell table:number-columns-repeated="5"/>
          <table:table-cell table:style-name="ce17" table:formula="of:=([.D123]-[.$H$97])/[.L123]" office:value-type="string" office:string-value="" calcext:value-type="error">
            <text:p>#DIV/0!</text:p>
          </table:table-cell>
          <table:table-cell table:style-name="ce17" table:formula="of:=([.E123]-[.$H$97])/[.L123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office:value-type="float" office:value="0.96" calcext:value-type="float">
            <text:p>0.96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I123])/[.AH123]" office:value-type="float" office:value="22.9166666666667" calcext:value-type="float">
            <text:p>22.92</text:p>
          </table:table-cell>
          <table:table-cell office:value-type="float" office:value="1.01" calcext:value-type="float">
            <text:p>1.01</text:p>
          </table:table-cell>
          <table:table-cell office:value-type="float" office:value="0.19" calcext:value-type="float">
            <text:p>0.19</text:p>
          </table:table-cell>
          <table:table-cell table:style-name="ce17" table:formula="of:=(100*[.AL123])/[.AK123]" office:value-type="float" office:value="18.8118811881188" calcext:value-type="float">
            <text:p>18.81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23]-[.F122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23]/[.D123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table:formula="of:=([.F124]/(5*60))" office:value-type="float" office:value="0" calcext:value-type="float">
            <text:p>0.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([.G124] - [.F124])" office:value-type="float" office:value="0" calcext:value-type="float">
            <text:p>0</text:p>
          </table:table-cell>
          <table:table-cell table:style-name="ce40" table:formula="of:=([.I124]/5)" office:value-type="float" office:value="0" calcext:value-type="float">
            <text:p>0.00</text:p>
          </table:table-cell>
          <table:table-cell table:style-name="ce42" table:formula="of:=([.$J$96]*3600/1760)/(([.I124]-1)/5)" office:value-type="float" office:value="-255.681818181818" calcext:value-type="float">
            <text:p>-255.68</text:p>
          </table:table-cell>
          <table:table-cell table:style-name="ce42" table:formula="of:=([.$J$96]*3600/1760)/[.J124]" office:value-type="string" office:string-value="" calcext:value-type="error">
            <text:p>#DIV/0!</text:p>
          </table:table-cell>
          <table:table-cell table:style-name="ce42" table:formula="of:=([.$J$96]*3600/1760)/(([.I124]+1)/5)" office:value-type="float" office:value="255.681818181818" calcext:value-type="float">
            <text:p>255.68</text:p>
          </table:table-cell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 table:formula="of:=(5*5*60*60)/(([.F124]-[.F118]))" office:value-type="string" office:string-value="" calcext:value-type="error">
            <text:p>#DIV/0!</text:p>
          </table:table-cell>
          <table:table-cell table:style-name="ce39" table:formula="of:=COUNT([.$N$102:.$N$124])*(60/[.$J$99])" office:value-type="float" office:value="0" calcext:value-type="float">
            <text:p>0.00</text:p>
          </table:table-cell>
          <table:table-cell table:style-name="ce40" table:formula="of:=(([.F124]-[.F123])-1)*25*1760*[.J124]/(3600*5)" office:value-type="float" office:value="-0" calcext:value-type="float">
            <text:p>0.00</text:p>
          </table:table-cell>
          <table:table-cell table:style-name="ce40" table:formula="of:=([.F124]-[.F123])*25*1760*[.J124]/(3600*5)" office:value-type="float" office:value="0" calcext:value-type="float">
            <text:p>0.00</text:p>
          </table:table-cell>
          <table:table-cell table:style-name="ce40" table:formula="of:=(([.G124]-[.G123])+1)*25*1760*[.J124]/(3600*5)" office:value-type="float" office:value="0" calcext:value-type="float">
            <text:p>0.00</text:p>
          </table:table-cell>
          <table:table-cell table:style-name="ce40" table:formula="of:=(((([.L124]*[.L124])/20)+([.L124]))/3)" office:value-type="string" office:string-value="" calcext:value-type="error">
            <text:p>#DIV/0!</text:p>
          </table:table-cell>
          <table:table-cell table:style-name="ce40" table:formula="of:=((([.L124]*[.L124])/20)+([.L124]))" office:value-type="string" office:string-value="" calcext:value-type="error">
            <text:p>#DIV/0!</text:p>
          </table:table-cell>
          <table:table-cell table:style-name="ce40" table:formula="of:=MIN([.R124:.R124])" office:value-type="float" office:value="0" calcext:value-type="float">
            <text:p>0.00</text:p>
          </table:table-cell>
          <table:table-cell table:style-name="ce39" table:formula="of:=COUNT([.$N$102:.$N$124])*(60 * 2/[.$J$99])" office:value-type="float" office:value="0" calcext:value-type="float">
            <text:p>0.00</text:p>
          </table:table-cell>
          <table:table-cell table:style-name="ce40" table:formula="of:=[.O124]*3" office:value-type="string" office:string-value="" calcext:value-type="error">
            <text:p>#DIV/0!</text:p>
          </table:table-cell>
          <table:table-cell table:style-name="ce17"/>
          <table:table-cell table:number-columns-repeated="5"/>
          <table:table-cell table:style-name="ce17" table:formula="of:=([.D124]-[.$H$97])/[.L124]" office:value-type="string" office:string-value="" calcext:value-type="error">
            <text:p>#DIV/0!</text:p>
          </table:table-cell>
          <table:table-cell table:style-name="ce17" table:formula="of:=([.E124]-[.$H$97])/[.L124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office:value-type="float" office:value="0.96" calcext:value-type="float">
            <text:p>0.96</text:p>
          </table:table-cell>
          <table:table-cell office:value-type="float" office:value="0.22" calcext:value-type="float">
            <text:p>0.22</text:p>
          </table:table-cell>
          <table:table-cell table:style-name="ce17" table:formula="of:=(100*[.AI124])/[.AH124]" office:value-type="float" office:value="22.9166666666667" calcext:value-type="float">
            <text:p>22.92</text:p>
          </table:table-cell>
          <table:table-cell office:value-type="float" office:value="1.01" calcext:value-type="float">
            <text:p>1.01</text:p>
          </table:table-cell>
          <table:table-cell office:value-type="float" office:value="0.19" calcext:value-type="float">
            <text:p>0.19</text:p>
          </table:table-cell>
          <table:table-cell table:style-name="ce17" table:formula="of:=(100*[.AL124])/[.AK124]" office:value-type="float" office:value="18.8118811881188" calcext:value-type="float">
            <text:p>18.81</text:p>
          </table:table-cell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 table:formula="of:=([.F124]-[.F123])/5" office:value-type="float" office:value="0" calcext:value-type="float">
            <text:p>0</text:p>
          </table:table-cell>
          <table:table-cell table:style-name="ce53" table:formula="of:=[.$S$97]" office:value-type="float" office:value="0" calcext:value-type="float">
            <text:p>0.00</text:p>
          </table:table-cell>
          <table:table-cell table:style-name="ce53" table:formula="of:=[.E124]/[.D124]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.00</text:p>
          </table:table-cell>
          <table:table-cell table:number-columns-repeated="2"/>
          <table:table-cell table:style-name="ce15" table:number-columns-repeated="4"/>
          <table:table-cell table:style-name="ce40"/>
          <table:table-cell table:style-name="ce42" table:number-columns-repeated="3"/>
          <table:table-cell table:style-name="ce40" table:formula="of:=AVERAGE([.$L$102:.$L$124])" office:value-type="string" office:string-value="" calcext:value-type="error">
            <text:p>#DIV/0!</text:p>
          </table:table-cell>
          <table:table-cell table:style-name="ce48"/>
          <table:table-cell table:style-name="ce39"/>
          <table:table-cell table:style-name="ce40" table:number-columns-repeated="6"/>
          <table:table-cell table:style-name="ce39"/>
          <table:table-cell table:style-name="ce40"/>
          <table:table-cell table:style-name="ce17"/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/>
          <table:table-cell table:number-columns-repeated="10"/>
          <table:table-cell table:style-name="ce17" table:formula="of:=[.$S$96]" office:value-type="float" office:value="0" calcext:value-type="float">
            <text:p>0.00</text:p>
          </table:table-cell>
          <table:table-cell/>
          <table:table-cell table:style-name="ce53" table:formula="of:=[.$S$97]" office:value-type="float" office:value="0" calcext:value-type="float">
            <text:p>0.00</text:p>
          </table:table-cell>
          <table:table-cell table:number-columns-repeated="972"/>
        </table:table-row>
        <table:table-row table:style-name="ro1">
          <table:table-cell table:number-columns-repeated="7"/>
          <table:table-cell table:style-name="ce18" office:value-type="string" calcext:value-type="string">
            <text:p>Sample – 5mins</text:p>
          </table:table-cell>
          <table:table-cell table:number-columns-repeated="2"/>
          <table:table-cell table:style-name="ce44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number-columns-repeated="6"/>
          <table:table-cell table:style-name="ce20" office:value-type="string" calcext:value-type="string">
            <text:p>Right to Left</text:p>
          </table:table-cell>
          <table:table-cell table:style-name="ce13" table:formula="of:=SUM([.H102:.H124])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into town R to L</text:p>
          </table:table-cell>
          <table:table-cell table:style-name="ce45" table:formula="of:=([.H127]*12)" office:value-type="float" office:value="0" calcext:value-type="float">
            <text:p>0.00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number-columns-repeated="6"/>
          <table:table-cell table:style-name="ce20" office:value-type="string" calcext:value-type="string">
            <text:p>Left to Right</text:p>
          </table:table-cell>
          <table:table-cell table:style-name="ce13" table:formula="of:=((COUNT([.H102:.H124])-[.H127]))" office:value-type="float" office:value="23" calcext:value-type="float">
            <text:p>23</text:p>
          </table:table-cell>
          <table:table-cell/>
          <table:table-cell table:style-name="ce35" office:value-type="string" calcext:value-type="string">
            <text:p>out off town L to R</text:p>
          </table:table-cell>
          <table:table-cell table:style-name="ce45" table:formula="of:=([.H128]*12)" office:value-type="float" office:value="276" calcext:value-type="float">
            <text:p>276.00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ce17" table:number-columns-repeated="2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Low Noise dBA 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table:style-name="ce7" office:value-type="string" calcext:value-type="string">
            <text:p>Average Low Noise Level dBC</text:p>
          </table:table-cell>
          <table:table-cell table:style-name="ce7" office:value-type="string" calcext:value-type="string">
            <text:p>Low Noise StdDev dBC</text:p>
          </table:table-cell>
          <table:table-cell table:number-columns-repeated="3"/>
          <table:table-cell table:style-name="ce2"/>
          <table:table-cell table:number-columns-repeated="5"/>
          <table:table-cell table:style-name="Default"/>
          <table:table-cell table:number-columns-repeated="1008"/>
        </table:table-row>
        <table:table-row table:style-name="ro1">
          <table:table-cell table:number-columns-repeated="4"/>
          <table:table-cell table:style-name="ce8" table:formula="of:=AVERAGE([.$E132:.$E147])" office:value-type="float" office:value="58.8928571428571" calcext:value-type="float">
            <text:p>58.89</text:p>
          </table:table-cell>
          <table:table-cell table:style-name="ce8" table:formula="of:=STDEV([.$E132:.$E147])" office:value-type="string" office:string-value="" calcext:value-type="error">
            <text:p>#DIV/0!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number-columns-repeated="4"/>
          <table:table-cell table:style-name="ce7" office:value-type="string" calcext:value-type="string">
            <text:p>Low Noise <text:s/>dBC</text:p>
          </table:table-cell>
          <table:table-cell table:style-name="ce16" office:value-type="string" calcext:value-type="string">
            <text:p>Start frame 5 frames</text:p>
          </table:table-cell>
          <table:table-cell table:style-name="ce7" office:value-type="string" calcext:value-type="string">
            <text:p>Start Frame</text:p>
          </table:table-cell>
          <table:table-cell table:number-columns-repeated="11"/>
          <table:table-cell table:style-name="ce17"/>
          <table:table-cell table:number-columns-repeated="100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5"/>
          <table:table-cell table:formula="of:=[.G135]/5" office:value-type="float" office:value="41.8" calcext:value-type="float">
            <text:p>41.8</text:p>
          </table:table-cell>
          <table:table-cell office:value-type="float" office:value="209" calcext:value-type="float">
            <text:p>209</text:p>
          </table:table-cell>
          <table:table-cell table:number-columns-repeated="10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5"/>
          <table:table-cell table:formula="of:=[.G136]/5" office:value-type="float" office:value="172" calcext:value-type="float">
            <text:p>172</text:p>
          </table:table-cell>
          <table:table-cell office:value-type="float" office:value="860" calcext:value-type="float">
            <text:p>860</text:p>
          </table:table-cell>
          <table:table-cell table:number-columns-repeated="10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5"/>
          <table:table-cell table:formula="of:=[.G137]/5" office:value-type="float" office:value="215.4" calcext:value-type="float">
            <text:p>215.4</text:p>
          </table:table-cell>
          <table:table-cell office:value-type="float" office:value="1077" calcext:value-type="float">
            <text:p>1077</text:p>
          </table:table-cell>
          <table:table-cell table:number-columns-repeated="10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5"/>
          <table:table-cell table:formula="of:=[.G138]/5" office:value-type="float" office:value="223.4" calcext:value-type="float">
            <text:p>223.4</text:p>
          </table:table-cell>
          <table:table-cell office:value-type="float" office:value="1117" calcext:value-type="float">
            <text:p>1117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5"/>
          <table:table-cell table:formula="of:=[.G139]/5" office:value-type="float" office:value="240.2" calcext:value-type="float">
            <text:p>240.2</text:p>
          </table:table-cell>
          <table:table-cell office:value-type="float" office:value="1201" calcext:value-type="float">
            <text:p>1201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5"/>
          <table:table-cell table:formula="of:=[.G140]/5" office:value-type="float" office:value="551.8" calcext:value-type="float">
            <text:p>551.8</text:p>
          </table:table-cell>
          <table:table-cell office:value-type="float" office:value="2759" calcext:value-type="float">
            <text:p>2759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5"/>
          <table:table-cell table:formula="of:=[.G141]/5" office:value-type="float" office:value="599.2" calcext:value-type="float">
            <text:p>599.2</text:p>
          </table:table-cell>
          <table:table-cell office:value-type="float" office:value="2996" calcext:value-type="float">
            <text:p>2996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5"/>
          <table:table-cell table:formula="of:=[.G142]/5" office:value-type="float" office:value="724.4" calcext:value-type="float">
            <text:p>724.4</text:p>
          </table:table-cell>
          <table:table-cell office:value-type="float" office:value="3622" calcext:value-type="float">
            <text:p>3622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5"/>
          <table:table-cell table:formula="of:=[.G143]/5" office:value-type="float" office:value="947.2" calcext:value-type="float">
            <text:p>947.2</text:p>
          </table:table-cell>
          <table:table-cell office:value-type="float" office:value="4736" calcext:value-type="float">
            <text:p>4736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5"/>
          <table:table-cell table:formula="of:=[.G144]/5" office:value-type="float" office:value="1160.2" calcext:value-type="float">
            <text:p>1160.2</text:p>
          </table:table-cell>
          <table:table-cell office:value-type="float" office:value="5801" calcext:value-type="float">
            <text:p>5801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5"/>
          <table:table-cell table:formula="of:=[.G145]/5" office:value-type="float" office:value="1369.8" calcext:value-type="float">
            <text:p>1369.8</text:p>
          </table:table-cell>
          <table:table-cell office:value-type="float" office:value="6849" calcext:value-type="float">
            <text:p>6849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5"/>
          <table:table-cell table:formula="of:=[.G146]/5" office:value-type="float" office:value="1409.2" calcext:value-type="float">
            <text:p>1409.2</text:p>
          </table:table-cell>
          <table:table-cell office:value-type="float" office:value="7046" calcext:value-type="float">
            <text:p>7046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5"/>
          <table:table-cell table:formula="of:=[.G147]/5" office:value-type="float" office:value="1637.2" calcext:value-type="float">
            <text:p>1637.2</text:p>
          </table:table-cell>
          <table:table-cell office:value-type="float" office:value="8186" calcext:value-type="float">
            <text:p>8186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 table:number-rows-repeated="4">
          <table:table-cell table:number-columns-repeated="17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dBA Calibration not possible with DAWE <text:s/>insufficient Range.</text:p>
          </table:table-cell>
          <table:table-cell table:number-columns-repeated="14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CALIBRATION ONLY</text:p>
          </table:table-cell>
          <table:table-cell table:number-columns-repeated="8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>
            <text:p>Noise Survey Against Time</text:p>
          </table:table-cell>
          <table:table-cell table:number-columns-repeated="3"/>
          <table:table-cell table:style-name="ce1" office:value-type="string" calcext:value-type="string">
            <text:p>Phase Correct 2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Time Above Noise Value</text:p>
          </table:table-cell>
          <table:table-cell table:number-columns-repeated="8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7" office:value-type="string" calcext:value-type="string">
            <text:p>Average Low Noise Level dBC</text:p>
          </table:table-cell>
          <table:table-cell/>
          <table:table-cell table:style-name="ce7" office:value-type="string" calcext:value-type="string">
            <text:p>Variation of Noise StdDev dBC</text:p>
          </table:table-cell>
          <table:table-cell table:style-name="ce21" office:value-type="string" calcext:value-type="string">
            <text:p>Phase Correct Noise to Video</text:p>
          </table:table-cell>
          <table:table-cell office:value-type="string" calcext:value-type="string">
            <text:p>Number of Vehicles to Average</text:p>
          </table:table-cell>
          <table:table-cell table:style-name="ce29" office:value-type="string" calcext:value-type="string">
            <text:p>Percentage Time above 65dBC</text:p>
          </table:table-cell>
          <table:table-cell table:style-name="ce29" office:value-type="string" calcext:value-type="string">
            <text:p>Percentage Time above 70dBC</text:p>
          </table:table-cell>
          <table:table-cell table:style-name="ce29" office:value-type="string" calcext:value-type="string">
            <text:p>Percentage Time above 75dBC</text:p>
          </table:table-cell>
          <table:table-cell table:style-name="ce29" office:value-type="string" calcext:value-type="string">
            <text:p>Percentage Time above 80dBC</text:p>
          </table:table-cell>
          <table:table-cell table:style-name="ce29" office:value-type="string" calcext:value-type="string">
            <text:p>Percentage Time above 85dBC</text:p>
          </table:table-cell>
          <table:table-cell table:number-columns-repeated="4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style-name="ce8" table:formula="of:=AVERAGE([.$D157:.$D387])" office:value-type="float" office:value="77.4274111675127" calcext:value-type="float">
            <text:p>77.43</text:p>
          </table:table-cell>
          <table:table-cell/>
          <table:table-cell table:style-name="ce8" table:formula="of:=STDEV([.$D157:.$D387])" office:value-type="string" office:string-value="" calcext:value-type="error">
            <text:p>#DIV/0!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65" calcext:value-type="float">
            <text:p>65.00</text:p>
          </table:table-cell>
          <table:table-cell table:style-name="ce29" office:value-type="float" office:value="70" calcext:value-type="float">
            <text:p>70.00</text:p>
          </table:table-cell>
          <table:table-cell table:style-name="ce29" office:value-type="float" office:value="75" calcext:value-type="float">
            <text:p>75.00</text:p>
          </table:table-cell>
          <table:table-cell table:style-name="ce29" office:value-type="float" office:value="80" calcext:value-type="float">
            <text:p>80.00</text:p>
          </table:table-cell>
          <table:table-cell table:style-name="ce29" office:value-type="float" office:value="85" calcext:value-type="float">
            <text:p>85.0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5" office:value-type="string" calcext:value-type="string">
            <text:p>Time (Minutes)</text:p>
          </table:table-cell>
          <table:table-cell table:style-name="ce10" office:value-type="string" calcext:value-type="string">
            <text:p>Noise <text:s/>(dBC)</text:p>
          </table:table-cell>
          <table:table-cell table:style-name="ce10" office:value-type="string" calcext:value-type="string">
            <text:p>Noise <text:s/>(dBA)</text:p>
          </table:table-cell>
          <table:table-cell table:style-name="ce10" office:value-type="string" calcext:value-type="string">
            <text:p>Start frame 5 frames</text:p>
          </table:table-cell>
          <table:table-cell table:style-name="ce10" office:value-type="string" calcext:value-type="string">
            <text:p>Start Frame</text:p>
          </table:table-cell>
          <table:table-cell table:style-name="ce25" office:value-type="string" calcext:value-type="string">
            <text:p>Average Noise (dBC) Per Minute</text:p>
          </table:table-cell>
          <table:table-cell table:formula="of:=(SUM([.I159:.I387])/5)" office:value-type="float" office:value="0" calcext:value-type="float">
            <text:p>0</text:p>
          </table:table-cell>
          <table:table-cell table:style-name="Default" table:formula="of:=(SUM([.J159:.J387])/5)" office:value-type="float" office:value="0" calcext:value-type="float">
            <text:p>0</text:p>
          </table:table-cell>
          <table:table-cell table:style-name="Default" table:formula="of:=(SUM([.K159:.K387])/5)" office:value-type="float" office:value="0" calcext:value-type="float">
            <text:p>0</text:p>
          </table:table-cell>
          <table:table-cell table:style-name="Default" table:formula="of:=(SUM([.L159:.L387])/5)" office:value-type="float" office:value="0" calcext:value-type="float">
            <text:p>0</text:p>
          </table:table-cell>
          <table:table-cell table:style-name="Default" table:formula="of:=(SUM([.M159:.M387])/5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59]/(5*60))" office:value-type="float" office:value="-0.0333333333333333" calcext:value-type="float">
            <text:p>-0.03</text:p>
          </table:table-cell>
          <table:table-cell table:number-columns-repeated="2"/>
          <table:table-cell table:style-name="ce17" table:formula="of:=([.G159]-[.$G$155])/6" office:value-type="float" office:value="-10" calcext:value-type="float">
            <text:p>-10.00</text:p>
          </table:table-cell>
          <table:table-cell table:style-name="ce22" office:value-type="float" office:value="0" calcext:value-type="float">
            <text:p>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59]&gt;[.$I$157];1;0)" office:value-type="float" office:value="0" calcext:value-type="float">
            <text:p>0</text:p>
          </table:table-cell>
          <table:table-cell table:style-name="Default" table:formula="of:=IF ([.$D159]&gt;[.$J$157];1;0)" office:value-type="float" office:value="0" calcext:value-type="float">
            <text:p>0</text:p>
          </table:table-cell>
          <table:table-cell table:style-name="Default" table:formula="of:=IF ([.$D159]&gt;[.$K$157];1;0)" office:value-type="float" office:value="0" calcext:value-type="float">
            <text:p>0</text:p>
          </table:table-cell>
          <table:table-cell table:style-name="Default" table:formula="of:=IF ([.$D159]&gt;[.$L$157];1;0)" office:value-type="float" office:value="0" calcext:value-type="float">
            <text:p>0</text:p>
          </table:table-cell>
          <table:table-cell table:style-name="Default" table:formula="of:=IF ([.$D159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60]/(5*60))" office:value-type="float" office:value="0.0222222222222222" calcext:value-type="float">
            <text:p>0.02</text:p>
          </table:table-cell>
          <table:table-cell table:number-columns-repeated="2"/>
          <table:table-cell table:style-name="ce17" table:formula="of:=([.G160]-[.$G$155])/6" office:value-type="float" office:value="6.66666666666667" calcext:value-type="float">
            <text:p>6.67</text:p>
          </table:table-cell>
          <table:table-cell table:style-name="ce17" office:value-type="float" office:value="100" calcext:value-type="float">
            <text:p>10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61]/(5*60))" office:value-type="float" office:value="0.05" calcext:value-type="float">
            <text:p>0.05</text:p>
          </table:table-cell>
          <table:table-cell table:number-columns-repeated="2"/>
          <table:table-cell table:style-name="ce17" table:formula="of:=([.G161]-[.$G$155])/6" office:value-type="float" office:value="15" calcext:value-type="float">
            <text:p>15.00</text:p>
          </table:table-cell>
          <table:table-cell table:style-name="ce17" office:value-type="float" office:value="150" calcext:value-type="float">
            <text:p>15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office:value-type="string" calcext:value-type="string">
            <text:p><text:s/></text:p>
          </table:table-cell>
          <table:table-cell table:number-columns-repeated="2"/>
          <table:table-cell table:number-columns-repeated="2" table:style-name="ce17" office:value-type="string" calcext:value-type="string">
            <text:p><text:s/>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/>
          <table:table-cell table:style-name="ce2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64]/(5*60))" office:value-type="float" office:value="0.347222222222222" calcext:value-type="float">
            <text:p>0.35</text:p>
          </table:table-cell>
          <table:table-cell table:number-columns-repeated="2"/>
          <table:table-cell table:style-name="ce17" table:formula="of:=([.G164]-[.$G$155])/6" office:value-type="float" office:value="104.166666666667" calcext:value-type="float">
            <text:p>104.17</text:p>
          </table:table-cell>
          <table:table-cell table:style-name="ce22" office:value-type="float" office:value="685" calcext:value-type="float">
            <text:p>685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65]/(5*60))" office:value-type="float" office:value="0.380555555555556" calcext:value-type="float">
            <text:p>0.38</text:p>
          </table:table-cell>
          <table:table-cell table:number-columns-repeated="2"/>
          <table:table-cell table:style-name="ce17" table:formula="of:=([.G165]-[.$G$155])/6" office:value-type="float" office:value="114.166666666667" calcext:value-type="float">
            <text:p>114.17</text:p>
          </table:table-cell>
          <table:table-cell table:style-name="ce17" office:value-type="float" office:value="745" calcext:value-type="float">
            <text:p>74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66]/(5*60))" office:value-type="float" office:value="0.411111111111111" calcext:value-type="float">
            <text:p>0.41</text:p>
          </table:table-cell>
          <table:table-cell table:number-columns-repeated="2"/>
          <table:table-cell table:style-name="ce17" table:formula="of:=([.G166]-[.$G$155])/6" office:value-type="float" office:value="123.333333333333" calcext:value-type="float">
            <text:p>123.33</text:p>
          </table:table-cell>
          <table:table-cell table:style-name="ce17" office:value-type="float" office:value="800" calcext:value-type="float">
            <text:p>80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2"/>
          <table:table-cell table:style-name="ce17"/>
          <table:table-cell table:style-name="ce2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69]/(5*60))" office:value-type="float" office:value="0.451111111111111" calcext:value-type="float">
            <text:p>0.45</text:p>
          </table:table-cell>
          <table:table-cell table:number-columns-repeated="2"/>
          <table:table-cell table:style-name="ce17" table:formula="of:=([.G169]-[.$G$155])/6" office:value-type="float" office:value="135.333333333333" calcext:value-type="float">
            <text:p>135.33</text:p>
          </table:table-cell>
          <table:table-cell table:style-name="ce22" office:value-type="float" office:value="872" calcext:value-type="float">
            <text:p>872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70]/(5*60))" office:value-type="float" office:value="0.477777777777778" calcext:value-type="float">
            <text:p>0.48</text:p>
          </table:table-cell>
          <table:table-cell table:number-columns-repeated="2"/>
          <table:table-cell table:style-name="ce17" table:formula="of:=([.G170]-[.$G$155])/6" office:value-type="float" office:value="143.333333333333" calcext:value-type="float">
            <text:p>143.33</text:p>
          </table:table-cell>
          <table:table-cell table:style-name="ce17" office:value-type="float" office:value="920" calcext:value-type="float">
            <text:p>92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71]/(5*60))" office:value-type="float" office:value="0.505555555555556" calcext:value-type="float">
            <text:p>0.51</text:p>
          </table:table-cell>
          <table:table-cell table:number-columns-repeated="2"/>
          <table:table-cell table:style-name="ce17" table:formula="of:=([.G171]-[.$G$155])/6" office:value-type="float" office:value="151.666666666667" calcext:value-type="float">
            <text:p>151.67</text:p>
          </table:table-cell>
          <table:table-cell table:style-name="ce17" office:value-type="float" office:value="970" calcext:value-type="float">
            <text:p>97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/>
          <table:table-cell table:style-name="ce2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73]/(5*60))" office:value-type="float" office:value="0.672222222222222" calcext:value-type="float">
            <text:p>0.67</text:p>
          </table:table-cell>
          <table:table-cell table:number-columns-repeated="2"/>
          <table:table-cell table:style-name="ce17" table:formula="of:=([.G173]-[.$G$155])/6" office:value-type="float" office:value="201.666666666667" calcext:value-type="float">
            <text:p>201.67</text:p>
          </table:table-cell>
          <table:table-cell table:style-name="ce22" office:value-type="float" office:value="1270" calcext:value-type="float">
            <text:p>127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74]/(5*60))" office:value-type="float" office:value="0.677777777777778" calcext:value-type="float">
            <text:p>0.68</text:p>
          </table:table-cell>
          <table:table-cell table:number-columns-repeated="2"/>
          <table:table-cell table:style-name="ce17" table:formula="of:=([.G174]-[.$G$155])/6" office:value-type="float" office:value="203.333333333333" calcext:value-type="float">
            <text:p>203.33</text:p>
          </table:table-cell>
          <table:table-cell table:style-name="ce17" office:value-type="float" office:value="1280" calcext:value-type="float">
            <text:p>128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75]/(5*60))" office:value-type="float" office:value="0.680555555555555" calcext:value-type="float">
            <text:p>0.68</text:p>
          </table:table-cell>
          <table:table-cell table:number-columns-repeated="2"/>
          <table:table-cell table:style-name="ce17" table:formula="of:=([.G175]-[.$G$155])/6" office:value-type="float" office:value="204.166666666667" calcext:value-type="float">
            <text:p>204.17</text:p>
          </table:table-cell>
          <table:table-cell table:style-name="ce17" office:value-type="float" office:value="1285" calcext:value-type="float">
            <text:p>128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76]/(5*60))" office:value-type="float" office:value="0.683333333333333" calcext:value-type="float">
            <text:p>0.68</text:p>
          </table:table-cell>
          <table:table-cell table:number-columns-repeated="2"/>
          <table:table-cell table:style-name="ce17" table:formula="of:=([.G176]-[.$G$155])/6" office:value-type="float" office:value="205" calcext:value-type="float">
            <text:p>205.00</text:p>
          </table:table-cell>
          <table:table-cell table:style-name="ce17" office:value-type="float" office:value="1290" calcext:value-type="float">
            <text:p>129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76]&gt;[.$I$157];1;0)" office:value-type="float" office:value="0" calcext:value-type="float">
            <text:p>0</text:p>
          </table:table-cell>
          <table:table-cell table:style-name="Default" table:formula="of:=IF ([.$D176]&gt;[.$J$157];1;0)" office:value-type="float" office:value="0" calcext:value-type="float">
            <text:p>0</text:p>
          </table:table-cell>
          <table:table-cell table:style-name="Default" table:formula="of:=IF ([.$D176]&gt;[.$K$157];1;0)" office:value-type="float" office:value="0" calcext:value-type="float">
            <text:p>0</text:p>
          </table:table-cell>
          <table:table-cell table:style-name="Default" table:formula="of:=IF ([.$D176]&gt;[.$L$157];1;0)" office:value-type="float" office:value="0" calcext:value-type="float">
            <text:p>0</text:p>
          </table:table-cell>
          <table:table-cell table:style-name="Default" table:formula="of:=IF ([.$D176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77]/(5*60))" office:value-type="float" office:value="0.686111111111111" calcext:value-type="float">
            <text:p>0.69</text:p>
          </table:table-cell>
          <table:table-cell table:number-columns-repeated="2"/>
          <table:table-cell table:style-name="ce17" table:formula="of:=([.G177]-[.$G$155])/6" office:value-type="float" office:value="205.833333333333" calcext:value-type="float">
            <text:p>205.83</text:p>
          </table:table-cell>
          <table:table-cell table:style-name="ce17" office:value-type="float" office:value="1295" calcext:value-type="float">
            <text:p>129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77]&gt;[.$I$157];1;0)" office:value-type="float" office:value="0" calcext:value-type="float">
            <text:p>0</text:p>
          </table:table-cell>
          <table:table-cell table:style-name="Default" table:formula="of:=IF ([.$D177]&gt;[.$J$157];1;0)" office:value-type="float" office:value="0" calcext:value-type="float">
            <text:p>0</text:p>
          </table:table-cell>
          <table:table-cell table:style-name="Default" table:formula="of:=IF ([.$D177]&gt;[.$K$157];1;0)" office:value-type="float" office:value="0" calcext:value-type="float">
            <text:p>0</text:p>
          </table:table-cell>
          <table:table-cell table:style-name="Default" table:formula="of:=IF ([.$D177]&gt;[.$L$157];1;0)" office:value-type="float" office:value="0" calcext:value-type="float">
            <text:p>0</text:p>
          </table:table-cell>
          <table:table-cell table:style-name="Default" table:formula="of:=IF ([.$D177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78]/(5*60))" office:value-type="float" office:value="0.688888888888889" calcext:value-type="float">
            <text:p>0.69</text:p>
          </table:table-cell>
          <table:table-cell table:number-columns-repeated="2"/>
          <table:table-cell table:style-name="ce17" table:formula="of:=([.G178]-[.$G$155])/6" office:value-type="float" office:value="206.666666666667" calcext:value-type="float">
            <text:p>206.67</text:p>
          </table:table-cell>
          <table:table-cell table:style-name="ce17" office:value-type="float" office:value="1300" calcext:value-type="float">
            <text:p>130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78]&gt;[.$I$157];1;0)" office:value-type="float" office:value="0" calcext:value-type="float">
            <text:p>0</text:p>
          </table:table-cell>
          <table:table-cell table:style-name="Default" table:formula="of:=IF ([.$D178]&gt;[.$J$157];1;0)" office:value-type="float" office:value="0" calcext:value-type="float">
            <text:p>0</text:p>
          </table:table-cell>
          <table:table-cell table:style-name="Default" table:formula="of:=IF ([.$D178]&gt;[.$K$157];1;0)" office:value-type="float" office:value="0" calcext:value-type="float">
            <text:p>0</text:p>
          </table:table-cell>
          <table:table-cell table:style-name="Default" table:formula="of:=IF ([.$D178]&gt;[.$L$157];1;0)" office:value-type="float" office:value="0" calcext:value-type="float">
            <text:p>0</text:p>
          </table:table-cell>
          <table:table-cell table:style-name="Default" table:formula="of:=IF ([.$D178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79]/(5*60))" office:value-type="float" office:value="0.691666666666667" calcext:value-type="float">
            <text:p>0.69</text:p>
          </table:table-cell>
          <table:table-cell table:number-columns-repeated="2"/>
          <table:table-cell table:style-name="ce17" table:formula="of:=([.G179]-[.$G$155])/6" office:value-type="float" office:value="207.5" calcext:value-type="float">
            <text:p>207.50</text:p>
          </table:table-cell>
          <table:table-cell table:style-name="ce17" office:value-type="float" office:value="1305" calcext:value-type="float">
            <text:p>130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79]&gt;[.$I$157];1;0)" office:value-type="float" office:value="0" calcext:value-type="float">
            <text:p>0</text:p>
          </table:table-cell>
          <table:table-cell table:style-name="Default" table:formula="of:=IF ([.$D179]&gt;[.$J$157];1;0)" office:value-type="float" office:value="0" calcext:value-type="float">
            <text:p>0</text:p>
          </table:table-cell>
          <table:table-cell table:style-name="Default" table:formula="of:=IF ([.$D179]&gt;[.$K$157];1;0)" office:value-type="float" office:value="0" calcext:value-type="float">
            <text:p>0</text:p>
          </table:table-cell>
          <table:table-cell table:style-name="Default" table:formula="of:=IF ([.$D179]&gt;[.$L$157];1;0)" office:value-type="float" office:value="0" calcext:value-type="float">
            <text:p>0</text:p>
          </table:table-cell>
          <table:table-cell table:style-name="Default" table:formula="of:=IF ([.$D179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80]/(5*60))" office:value-type="float" office:value="0.694444444444444" calcext:value-type="float">
            <text:p>0.69</text:p>
          </table:table-cell>
          <table:table-cell table:number-columns-repeated="2"/>
          <table:table-cell table:style-name="ce17" table:formula="of:=([.G180]-[.$G$155])/6" office:value-type="float" office:value="208.333333333333" calcext:value-type="float">
            <text:p>208.33</text:p>
          </table:table-cell>
          <table:table-cell table:style-name="ce17" office:value-type="float" office:value="1310" calcext:value-type="float">
            <text:p>131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80]&gt;[.$I$157];1;0)" office:value-type="float" office:value="0" calcext:value-type="float">
            <text:p>0</text:p>
          </table:table-cell>
          <table:table-cell table:style-name="Default" table:formula="of:=IF ([.$D180]&gt;[.$J$157];1;0)" office:value-type="float" office:value="0" calcext:value-type="float">
            <text:p>0</text:p>
          </table:table-cell>
          <table:table-cell table:style-name="Default" table:formula="of:=IF ([.$D180]&gt;[.$K$157];1;0)" office:value-type="float" office:value="0" calcext:value-type="float">
            <text:p>0</text:p>
          </table:table-cell>
          <table:table-cell table:style-name="Default" table:formula="of:=IF ([.$D180]&gt;[.$L$157];1;0)" office:value-type="float" office:value="0" calcext:value-type="float">
            <text:p>0</text:p>
          </table:table-cell>
          <table:table-cell table:style-name="Default" table:formula="of:=IF ([.$D180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81]/(5*60))" office:value-type="float" office:value="0.697222222222222" calcext:value-type="float">
            <text:p>0.70</text:p>
          </table:table-cell>
          <table:table-cell table:number-columns-repeated="2"/>
          <table:table-cell table:style-name="ce17" table:formula="of:=([.G181]-[.$G$155])/6" office:value-type="float" office:value="209.166666666667" calcext:value-type="float">
            <text:p>209.17</text:p>
          </table:table-cell>
          <table:table-cell table:style-name="ce17" office:value-type="float" office:value="1315" calcext:value-type="float">
            <text:p>131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81]&gt;[.$I$157];1;0)" office:value-type="float" office:value="0" calcext:value-type="float">
            <text:p>0</text:p>
          </table:table-cell>
          <table:table-cell table:style-name="Default" table:formula="of:=IF ([.$D181]&gt;[.$J$157];1;0)" office:value-type="float" office:value="0" calcext:value-type="float">
            <text:p>0</text:p>
          </table:table-cell>
          <table:table-cell table:style-name="Default" table:formula="of:=IF ([.$D181]&gt;[.$K$157];1;0)" office:value-type="float" office:value="0" calcext:value-type="float">
            <text:p>0</text:p>
          </table:table-cell>
          <table:table-cell table:style-name="Default" table:formula="of:=IF ([.$D181]&gt;[.$L$157];1;0)" office:value-type="float" office:value="0" calcext:value-type="float">
            <text:p>0</text:p>
          </table:table-cell>
          <table:table-cell table:style-name="Default" table:formula="of:=IF ([.$D181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82]/(5*60))" office:value-type="float" office:value="0.7" calcext:value-type="float">
            <text:p>0.70</text:p>
          </table:table-cell>
          <table:table-cell table:number-columns-repeated="2"/>
          <table:table-cell table:style-name="ce17" table:formula="of:=([.G182]-[.$G$155])/6" office:value-type="float" office:value="210" calcext:value-type="float">
            <text:p>210.00</text:p>
          </table:table-cell>
          <table:table-cell table:style-name="ce17" office:value-type="float" office:value="1320" calcext:value-type="float">
            <text:p>132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82]&gt;[.$I$157];1;0)" office:value-type="float" office:value="0" calcext:value-type="float">
            <text:p>0</text:p>
          </table:table-cell>
          <table:table-cell table:style-name="Default" table:formula="of:=IF ([.$D182]&gt;[.$J$157];1;0)" office:value-type="float" office:value="0" calcext:value-type="float">
            <text:p>0</text:p>
          </table:table-cell>
          <table:table-cell table:style-name="Default" table:formula="of:=IF ([.$D182]&gt;[.$K$157];1;0)" office:value-type="float" office:value="0" calcext:value-type="float">
            <text:p>0</text:p>
          </table:table-cell>
          <table:table-cell table:style-name="Default" table:formula="of:=IF ([.$D182]&gt;[.$L$157];1;0)" office:value-type="float" office:value="0" calcext:value-type="float">
            <text:p>0</text:p>
          </table:table-cell>
          <table:table-cell table:style-name="Default" table:formula="of:=IF ([.$D182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83]/(5*60))" office:value-type="float" office:value="0.702777777777778" calcext:value-type="float">
            <text:p>0.70</text:p>
          </table:table-cell>
          <table:table-cell table:number-columns-repeated="2"/>
          <table:table-cell table:style-name="ce17" table:formula="of:=([.G183]-[.$G$155])/6" office:value-type="float" office:value="210.833333333333" calcext:value-type="float">
            <text:p>210.83</text:p>
          </table:table-cell>
          <table:table-cell table:style-name="ce17" office:value-type="float" office:value="1325" calcext:value-type="float">
            <text:p>132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83]&gt;[.$I$157];1;0)" office:value-type="float" office:value="0" calcext:value-type="float">
            <text:p>0</text:p>
          </table:table-cell>
          <table:table-cell table:style-name="Default" table:formula="of:=IF ([.$D183]&gt;[.$J$157];1;0)" office:value-type="float" office:value="0" calcext:value-type="float">
            <text:p>0</text:p>
          </table:table-cell>
          <table:table-cell table:style-name="Default" table:formula="of:=IF ([.$D183]&gt;[.$K$157];1;0)" office:value-type="float" office:value="0" calcext:value-type="float">
            <text:p>0</text:p>
          </table:table-cell>
          <table:table-cell table:style-name="Default" table:formula="of:=IF ([.$D183]&gt;[.$L$157];1;0)" office:value-type="float" office:value="0" calcext:value-type="float">
            <text:p>0</text:p>
          </table:table-cell>
          <table:table-cell table:style-name="Default" table:formula="of:=IF ([.$D183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84]/(5*60))" office:value-type="float" office:value="0.705555555555555" calcext:value-type="float">
            <text:p>0.71</text:p>
          </table:table-cell>
          <table:table-cell table:number-columns-repeated="2"/>
          <table:table-cell table:style-name="ce17" table:formula="of:=([.G184]-[.$G$155])/6" office:value-type="float" office:value="211.666666666667" calcext:value-type="float">
            <text:p>211.67</text:p>
          </table:table-cell>
          <table:table-cell table:style-name="ce17" office:value-type="float" office:value="1330" calcext:value-type="float">
            <text:p>133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84]&gt;[.$I$157];1;0)" office:value-type="float" office:value="0" calcext:value-type="float">
            <text:p>0</text:p>
          </table:table-cell>
          <table:table-cell table:style-name="Default" table:formula="of:=IF ([.$D184]&gt;[.$J$157];1;0)" office:value-type="float" office:value="0" calcext:value-type="float">
            <text:p>0</text:p>
          </table:table-cell>
          <table:table-cell table:style-name="Default" table:formula="of:=IF ([.$D184]&gt;[.$K$157];1;0)" office:value-type="float" office:value="0" calcext:value-type="float">
            <text:p>0</text:p>
          </table:table-cell>
          <table:table-cell table:style-name="Default" table:formula="of:=IF ([.$D184]&gt;[.$L$157];1;0)" office:value-type="float" office:value="0" calcext:value-type="float">
            <text:p>0</text:p>
          </table:table-cell>
          <table:table-cell table:style-name="Default" table:formula="of:=IF ([.$D184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85]/(5*60))" office:value-type="float" office:value="0.708333333333333" calcext:value-type="float">
            <text:p>0.71</text:p>
          </table:table-cell>
          <table:table-cell table:number-columns-repeated="2"/>
          <table:table-cell table:style-name="ce17" table:formula="of:=([.G185]-[.$G$155])/6" office:value-type="float" office:value="212.5" calcext:value-type="float">
            <text:p>212.50</text:p>
          </table:table-cell>
          <table:table-cell table:style-name="ce17" office:value-type="float" office:value="1335" calcext:value-type="float">
            <text:p>133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85]&gt;[.$I$157];1;0)" office:value-type="float" office:value="0" calcext:value-type="float">
            <text:p>0</text:p>
          </table:table-cell>
          <table:table-cell table:style-name="Default" table:formula="of:=IF ([.$D185]&gt;[.$J$157];1;0)" office:value-type="float" office:value="0" calcext:value-type="float">
            <text:p>0</text:p>
          </table:table-cell>
          <table:table-cell table:style-name="Default" table:formula="of:=IF ([.$D185]&gt;[.$K$157];1;0)" office:value-type="float" office:value="0" calcext:value-type="float">
            <text:p>0</text:p>
          </table:table-cell>
          <table:table-cell table:style-name="Default" table:formula="of:=IF ([.$D185]&gt;[.$L$157];1;0)" office:value-type="float" office:value="0" calcext:value-type="float">
            <text:p>0</text:p>
          </table:table-cell>
          <table:table-cell table:style-name="Default" table:formula="of:=IF ([.$D185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86]/(5*60))" office:value-type="float" office:value="0.711111111111111" calcext:value-type="float">
            <text:p>0.71</text:p>
          </table:table-cell>
          <table:table-cell table:number-columns-repeated="2"/>
          <table:table-cell table:style-name="ce17" table:formula="of:=([.G186]-[.$G$155])/6" office:value-type="float" office:value="213.333333333333" calcext:value-type="float">
            <text:p>213.33</text:p>
          </table:table-cell>
          <table:table-cell table:style-name="ce17" office:value-type="float" office:value="1340" calcext:value-type="float">
            <text:p>134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86]&gt;[.$I$157];1;0)" office:value-type="float" office:value="0" calcext:value-type="float">
            <text:p>0</text:p>
          </table:table-cell>
          <table:table-cell table:style-name="Default" table:formula="of:=IF ([.$D186]&gt;[.$J$157];1;0)" office:value-type="float" office:value="0" calcext:value-type="float">
            <text:p>0</text:p>
          </table:table-cell>
          <table:table-cell table:style-name="Default" table:formula="of:=IF ([.$D186]&gt;[.$K$157];1;0)" office:value-type="float" office:value="0" calcext:value-type="float">
            <text:p>0</text:p>
          </table:table-cell>
          <table:table-cell table:style-name="Default" table:formula="of:=IF ([.$D186]&gt;[.$L$157];1;0)" office:value-type="float" office:value="0" calcext:value-type="float">
            <text:p>0</text:p>
          </table:table-cell>
          <table:table-cell table:style-name="Default" table:formula="of:=IF ([.$D186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87]/(5*60))" office:value-type="float" office:value="0.713888888888889" calcext:value-type="float">
            <text:p>0.71</text:p>
          </table:table-cell>
          <table:table-cell table:number-columns-repeated="2"/>
          <table:table-cell table:style-name="ce17" table:formula="of:=([.G187]-[.$G$155])/6" office:value-type="float" office:value="214.166666666667" calcext:value-type="float">
            <text:p>214.17</text:p>
          </table:table-cell>
          <table:table-cell table:style-name="ce17" office:value-type="float" office:value="1345" calcext:value-type="float">
            <text:p>134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87]&gt;[.$I$157];1;0)" office:value-type="float" office:value="0" calcext:value-type="float">
            <text:p>0</text:p>
          </table:table-cell>
          <table:table-cell table:style-name="Default" table:formula="of:=IF ([.$D187]&gt;[.$J$157];1;0)" office:value-type="float" office:value="0" calcext:value-type="float">
            <text:p>0</text:p>
          </table:table-cell>
          <table:table-cell table:style-name="Default" table:formula="of:=IF ([.$D187]&gt;[.$K$157];1;0)" office:value-type="float" office:value="0" calcext:value-type="float">
            <text:p>0</text:p>
          </table:table-cell>
          <table:table-cell table:style-name="Default" table:formula="of:=IF ([.$D187]&gt;[.$L$157];1;0)" office:value-type="float" office:value="0" calcext:value-type="float">
            <text:p>0</text:p>
          </table:table-cell>
          <table:table-cell table:style-name="Default" table:formula="of:=IF ([.$D187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88]/(5*60))" office:value-type="float" office:value="0.716666666666667" calcext:value-type="float">
            <text:p>0.72</text:p>
          </table:table-cell>
          <table:table-cell table:number-columns-repeated="2"/>
          <table:table-cell table:style-name="ce17" table:formula="of:=([.G188]-[.$G$155])/6" office:value-type="float" office:value="215" calcext:value-type="float">
            <text:p>215.00</text:p>
          </table:table-cell>
          <table:table-cell table:style-name="ce17" office:value-type="float" office:value="1350" calcext:value-type="float">
            <text:p>135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88]&gt;[.$I$157];1;0)" office:value-type="float" office:value="0" calcext:value-type="float">
            <text:p>0</text:p>
          </table:table-cell>
          <table:table-cell table:style-name="Default" table:formula="of:=IF ([.$D188]&gt;[.$J$157];1;0)" office:value-type="float" office:value="0" calcext:value-type="float">
            <text:p>0</text:p>
          </table:table-cell>
          <table:table-cell table:style-name="Default" table:formula="of:=IF ([.$D188]&gt;[.$K$157];1;0)" office:value-type="float" office:value="0" calcext:value-type="float">
            <text:p>0</text:p>
          </table:table-cell>
          <table:table-cell table:style-name="Default" table:formula="of:=IF ([.$D188]&gt;[.$L$157];1;0)" office:value-type="float" office:value="0" calcext:value-type="float">
            <text:p>0</text:p>
          </table:table-cell>
          <table:table-cell table:style-name="Default" table:formula="of:=IF ([.$D188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89]/(5*60))" office:value-type="float" office:value="0.719444444444444" calcext:value-type="float">
            <text:p>0.72</text:p>
          </table:table-cell>
          <table:table-cell table:number-columns-repeated="2"/>
          <table:table-cell table:style-name="ce17" table:formula="of:=([.G189]-[.$G$155])/6" office:value-type="float" office:value="215.833333333333" calcext:value-type="float">
            <text:p>215.83</text:p>
          </table:table-cell>
          <table:table-cell table:style-name="ce17" office:value-type="float" office:value="1355" calcext:value-type="float">
            <text:p>135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89]&gt;[.$I$157];1;0)" office:value-type="float" office:value="0" calcext:value-type="float">
            <text:p>0</text:p>
          </table:table-cell>
          <table:table-cell table:style-name="Default" table:formula="of:=IF ([.$D189]&gt;[.$J$157];1;0)" office:value-type="float" office:value="0" calcext:value-type="float">
            <text:p>0</text:p>
          </table:table-cell>
          <table:table-cell table:style-name="Default" table:formula="of:=IF ([.$D189]&gt;[.$K$157];1;0)" office:value-type="float" office:value="0" calcext:value-type="float">
            <text:p>0</text:p>
          </table:table-cell>
          <table:table-cell table:style-name="Default" table:formula="of:=IF ([.$D189]&gt;[.$L$157];1;0)" office:value-type="float" office:value="0" calcext:value-type="float">
            <text:p>0</text:p>
          </table:table-cell>
          <table:table-cell table:style-name="Default" table:formula="of:=IF ([.$D189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90]/(5*60))" office:value-type="float" office:value="0.722222222222222" calcext:value-type="float">
            <text:p>0.72</text:p>
          </table:table-cell>
          <table:table-cell table:number-columns-repeated="2"/>
          <table:table-cell table:style-name="ce17" table:formula="of:=([.G190]-[.$G$155])/6" office:value-type="float" office:value="216.666666666667" calcext:value-type="float">
            <text:p>216.67</text:p>
          </table:table-cell>
          <table:table-cell table:style-name="ce17" office:value-type="float" office:value="1360" calcext:value-type="float">
            <text:p>136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90]&gt;[.$I$157];1;0)" office:value-type="float" office:value="0" calcext:value-type="float">
            <text:p>0</text:p>
          </table:table-cell>
          <table:table-cell table:style-name="Default" table:formula="of:=IF ([.$D190]&gt;[.$J$157];1;0)" office:value-type="float" office:value="0" calcext:value-type="float">
            <text:p>0</text:p>
          </table:table-cell>
          <table:table-cell table:style-name="Default" table:formula="of:=IF ([.$D190]&gt;[.$K$157];1;0)" office:value-type="float" office:value="0" calcext:value-type="float">
            <text:p>0</text:p>
          </table:table-cell>
          <table:table-cell table:style-name="Default" table:formula="of:=IF ([.$D190]&gt;[.$L$157];1;0)" office:value-type="float" office:value="0" calcext:value-type="float">
            <text:p>0</text:p>
          </table:table-cell>
          <table:table-cell table:style-name="Default" table:formula="of:=IF ([.$D190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91]/(5*60))" office:value-type="float" office:value="0.725" calcext:value-type="float">
            <text:p>0.73</text:p>
          </table:table-cell>
          <table:table-cell table:number-columns-repeated="2"/>
          <table:table-cell table:style-name="ce17" table:formula="of:=([.G191]-[.$G$155])/6" office:value-type="float" office:value="217.5" calcext:value-type="float">
            <text:p>217.50</text:p>
          </table:table-cell>
          <table:table-cell table:style-name="ce17" office:value-type="float" office:value="1365" calcext:value-type="float">
            <text:p>136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91]&gt;[.$I$157];1;0)" office:value-type="float" office:value="0" calcext:value-type="float">
            <text:p>0</text:p>
          </table:table-cell>
          <table:table-cell table:style-name="Default" table:formula="of:=IF ([.$D191]&gt;[.$J$157];1;0)" office:value-type="float" office:value="0" calcext:value-type="float">
            <text:p>0</text:p>
          </table:table-cell>
          <table:table-cell table:style-name="Default" table:formula="of:=IF ([.$D191]&gt;[.$K$157];1;0)" office:value-type="float" office:value="0" calcext:value-type="float">
            <text:p>0</text:p>
          </table:table-cell>
          <table:table-cell table:style-name="Default" table:formula="of:=IF ([.$D191]&gt;[.$L$157];1;0)" office:value-type="float" office:value="0" calcext:value-type="float">
            <text:p>0</text:p>
          </table:table-cell>
          <table:table-cell table:style-name="Default" table:formula="of:=IF ([.$D191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92]/(5*60))" office:value-type="float" office:value="0.727777777777778" calcext:value-type="float">
            <text:p>0.73</text:p>
          </table:table-cell>
          <table:table-cell table:number-columns-repeated="2"/>
          <table:table-cell table:style-name="ce17" table:formula="of:=([.G192]-[.$G$155])/6" office:value-type="float" office:value="218.333333333333" calcext:value-type="float">
            <text:p>218.33</text:p>
          </table:table-cell>
          <table:table-cell table:style-name="ce17" office:value-type="float" office:value="1370" calcext:value-type="float">
            <text:p>137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92]&gt;[.$I$157];1;0)" office:value-type="float" office:value="0" calcext:value-type="float">
            <text:p>0</text:p>
          </table:table-cell>
          <table:table-cell table:style-name="Default" table:formula="of:=IF ([.$D192]&gt;[.$J$157];1;0)" office:value-type="float" office:value="0" calcext:value-type="float">
            <text:p>0</text:p>
          </table:table-cell>
          <table:table-cell table:style-name="Default" table:formula="of:=IF ([.$D192]&gt;[.$K$157];1;0)" office:value-type="float" office:value="0" calcext:value-type="float">
            <text:p>0</text:p>
          </table:table-cell>
          <table:table-cell table:style-name="Default" table:formula="of:=IF ([.$D192]&gt;[.$L$157];1;0)" office:value-type="float" office:value="0" calcext:value-type="float">
            <text:p>0</text:p>
          </table:table-cell>
          <table:table-cell table:style-name="Default" table:formula="of:=IF ([.$D192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93]/(5*60))" office:value-type="float" office:value="0.730555555555555" calcext:value-type="float">
            <text:p>0.73</text:p>
          </table:table-cell>
          <table:table-cell table:number-columns-repeated="2"/>
          <table:table-cell table:style-name="ce17" table:formula="of:=([.G193]-[.$G$155])/6" office:value-type="float" office:value="219.166666666667" calcext:value-type="float">
            <text:p>219.17</text:p>
          </table:table-cell>
          <table:table-cell table:style-name="ce17" office:value-type="float" office:value="1375" calcext:value-type="float">
            <text:p>137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93]&gt;[.$I$157];1;0)" office:value-type="float" office:value="0" calcext:value-type="float">
            <text:p>0</text:p>
          </table:table-cell>
          <table:table-cell table:style-name="Default" table:formula="of:=IF ([.$D193]&gt;[.$J$157];1;0)" office:value-type="float" office:value="0" calcext:value-type="float">
            <text:p>0</text:p>
          </table:table-cell>
          <table:table-cell table:style-name="Default" table:formula="of:=IF ([.$D193]&gt;[.$K$157];1;0)" office:value-type="float" office:value="0" calcext:value-type="float">
            <text:p>0</text:p>
          </table:table-cell>
          <table:table-cell table:style-name="Default" table:formula="of:=IF ([.$D193]&gt;[.$L$157];1;0)" office:value-type="float" office:value="0" calcext:value-type="float">
            <text:p>0</text:p>
          </table:table-cell>
          <table:table-cell table:style-name="Default" table:formula="of:=IF ([.$D193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94]/(5*60))" office:value-type="float" office:value="0.733333333333333" calcext:value-type="float">
            <text:p>0.73</text:p>
          </table:table-cell>
          <table:table-cell table:number-columns-repeated="2"/>
          <table:table-cell table:style-name="ce17" table:formula="of:=([.G194]-[.$G$155])/6" office:value-type="float" office:value="220" calcext:value-type="float">
            <text:p>220.00</text:p>
          </table:table-cell>
          <table:table-cell table:style-name="ce17" office:value-type="float" office:value="1380" calcext:value-type="float">
            <text:p>138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94]&gt;[.$I$157];1;0)" office:value-type="float" office:value="0" calcext:value-type="float">
            <text:p>0</text:p>
          </table:table-cell>
          <table:table-cell table:style-name="Default" table:formula="of:=IF ([.$D194]&gt;[.$J$157];1;0)" office:value-type="float" office:value="0" calcext:value-type="float">
            <text:p>0</text:p>
          </table:table-cell>
          <table:table-cell table:style-name="Default" table:formula="of:=IF ([.$D194]&gt;[.$K$157];1;0)" office:value-type="float" office:value="0" calcext:value-type="float">
            <text:p>0</text:p>
          </table:table-cell>
          <table:table-cell table:style-name="Default" table:formula="of:=IF ([.$D194]&gt;[.$L$157];1;0)" office:value-type="float" office:value="0" calcext:value-type="float">
            <text:p>0</text:p>
          </table:table-cell>
          <table:table-cell table:style-name="Default" table:formula="of:=IF ([.$D194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95]/(5*60))" office:value-type="float" office:value="0.736111111111111" calcext:value-type="float">
            <text:p>0.74</text:p>
          </table:table-cell>
          <table:table-cell table:number-columns-repeated="2"/>
          <table:table-cell table:style-name="ce17" table:formula="of:=([.G195]-[.$G$155])/6" office:value-type="float" office:value="220.833333333333" calcext:value-type="float">
            <text:p>220.83</text:p>
          </table:table-cell>
          <table:table-cell table:style-name="ce17" office:value-type="float" office:value="1385" calcext:value-type="float">
            <text:p>138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95]&gt;[.$I$157];1;0)" office:value-type="float" office:value="0" calcext:value-type="float">
            <text:p>0</text:p>
          </table:table-cell>
          <table:table-cell table:style-name="Default" table:formula="of:=IF ([.$D195]&gt;[.$J$157];1;0)" office:value-type="float" office:value="0" calcext:value-type="float">
            <text:p>0</text:p>
          </table:table-cell>
          <table:table-cell table:style-name="Default" table:formula="of:=IF ([.$D195]&gt;[.$K$157];1;0)" office:value-type="float" office:value="0" calcext:value-type="float">
            <text:p>0</text:p>
          </table:table-cell>
          <table:table-cell table:style-name="Default" table:formula="of:=IF ([.$D195]&gt;[.$L$157];1;0)" office:value-type="float" office:value="0" calcext:value-type="float">
            <text:p>0</text:p>
          </table:table-cell>
          <table:table-cell table:style-name="Default" table:formula="of:=IF ([.$D195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96]/(5*60))" office:value-type="float" office:value="0.738888888888889" calcext:value-type="float">
            <text:p>0.74</text:p>
          </table:table-cell>
          <table:table-cell table:number-columns-repeated="2"/>
          <table:table-cell table:style-name="ce17" table:formula="of:=([.G196]-[.$G$155])/6" office:value-type="float" office:value="221.666666666667" calcext:value-type="float">
            <text:p>221.67</text:p>
          </table:table-cell>
          <table:table-cell table:style-name="ce17" office:value-type="float" office:value="1390" calcext:value-type="float">
            <text:p>139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96]&gt;[.$I$157];1;0)" office:value-type="float" office:value="0" calcext:value-type="float">
            <text:p>0</text:p>
          </table:table-cell>
          <table:table-cell table:style-name="Default" table:formula="of:=IF ([.$D196]&gt;[.$J$157];1;0)" office:value-type="float" office:value="0" calcext:value-type="float">
            <text:p>0</text:p>
          </table:table-cell>
          <table:table-cell table:style-name="Default" table:formula="of:=IF ([.$D196]&gt;[.$K$157];1;0)" office:value-type="float" office:value="0" calcext:value-type="float">
            <text:p>0</text:p>
          </table:table-cell>
          <table:table-cell table:style-name="Default" table:formula="of:=IF ([.$D196]&gt;[.$L$157];1;0)" office:value-type="float" office:value="0" calcext:value-type="float">
            <text:p>0</text:p>
          </table:table-cell>
          <table:table-cell table:style-name="Default" table:formula="of:=IF ([.$D196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97]/(5*60))" office:value-type="float" office:value="0.741666666666667" calcext:value-type="float">
            <text:p>0.74</text:p>
          </table:table-cell>
          <table:table-cell table:number-columns-repeated="2"/>
          <table:table-cell table:style-name="ce17" table:formula="of:=([.G197]-[.$G$155])/6" office:value-type="float" office:value="222.5" calcext:value-type="float">
            <text:p>222.50</text:p>
          </table:table-cell>
          <table:table-cell table:style-name="ce17" office:value-type="float" office:value="1395" calcext:value-type="float">
            <text:p>139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97]&gt;[.$I$157];1;0)" office:value-type="float" office:value="0" calcext:value-type="float">
            <text:p>0</text:p>
          </table:table-cell>
          <table:table-cell table:style-name="Default" table:formula="of:=IF ([.$D197]&gt;[.$J$157];1;0)" office:value-type="float" office:value="0" calcext:value-type="float">
            <text:p>0</text:p>
          </table:table-cell>
          <table:table-cell table:style-name="Default" table:formula="of:=IF ([.$D197]&gt;[.$K$157];1;0)" office:value-type="float" office:value="0" calcext:value-type="float">
            <text:p>0</text:p>
          </table:table-cell>
          <table:table-cell table:style-name="Default" table:formula="of:=IF ([.$D197]&gt;[.$L$157];1;0)" office:value-type="float" office:value="0" calcext:value-type="float">
            <text:p>0</text:p>
          </table:table-cell>
          <table:table-cell table:style-name="Default" table:formula="of:=IF ([.$D197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98]/(5*60))" office:value-type="float" office:value="0.744444444444444" calcext:value-type="float">
            <text:p>0.74</text:p>
          </table:table-cell>
          <table:table-cell table:number-columns-repeated="2"/>
          <table:table-cell table:style-name="ce17" table:formula="of:=([.G198]-[.$G$155])/6" office:value-type="float" office:value="223.333333333333" calcext:value-type="float">
            <text:p>223.33</text:p>
          </table:table-cell>
          <table:table-cell table:style-name="ce17" office:value-type="float" office:value="1400" calcext:value-type="float">
            <text:p>140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98]&gt;[.$I$157];1;0)" office:value-type="float" office:value="0" calcext:value-type="float">
            <text:p>0</text:p>
          </table:table-cell>
          <table:table-cell table:style-name="Default" table:formula="of:=IF ([.$D198]&gt;[.$J$157];1;0)" office:value-type="float" office:value="0" calcext:value-type="float">
            <text:p>0</text:p>
          </table:table-cell>
          <table:table-cell table:style-name="Default" table:formula="of:=IF ([.$D198]&gt;[.$K$157];1;0)" office:value-type="float" office:value="0" calcext:value-type="float">
            <text:p>0</text:p>
          </table:table-cell>
          <table:table-cell table:style-name="Default" table:formula="of:=IF ([.$D198]&gt;[.$L$157];1;0)" office:value-type="float" office:value="0" calcext:value-type="float">
            <text:p>0</text:p>
          </table:table-cell>
          <table:table-cell table:style-name="Default" table:formula="of:=IF ([.$D198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199]/(5*60))" office:value-type="float" office:value="0.747222222222222" calcext:value-type="float">
            <text:p>0.75</text:p>
          </table:table-cell>
          <table:table-cell table:number-columns-repeated="2"/>
          <table:table-cell table:style-name="ce17" table:formula="of:=([.G199]-[.$G$155])/6" office:value-type="float" office:value="224.166666666667" calcext:value-type="float">
            <text:p>224.17</text:p>
          </table:table-cell>
          <table:table-cell table:style-name="ce17" office:value-type="float" office:value="1405" calcext:value-type="float">
            <text:p>140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199]&gt;[.$I$157];1;0)" office:value-type="float" office:value="0" calcext:value-type="float">
            <text:p>0</text:p>
          </table:table-cell>
          <table:table-cell table:style-name="Default" table:formula="of:=IF ([.$D199]&gt;[.$J$157];1;0)" office:value-type="float" office:value="0" calcext:value-type="float">
            <text:p>0</text:p>
          </table:table-cell>
          <table:table-cell table:style-name="Default" table:formula="of:=IF ([.$D199]&gt;[.$K$157];1;0)" office:value-type="float" office:value="0" calcext:value-type="float">
            <text:p>0</text:p>
          </table:table-cell>
          <table:table-cell table:style-name="Default" table:formula="of:=IF ([.$D199]&gt;[.$L$157];1;0)" office:value-type="float" office:value="0" calcext:value-type="float">
            <text:p>0</text:p>
          </table:table-cell>
          <table:table-cell table:style-name="Default" table:formula="of:=IF ([.$D199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00]/(5*60))" office:value-type="float" office:value="0.75" calcext:value-type="float">
            <text:p>0.75</text:p>
          </table:table-cell>
          <table:table-cell table:number-columns-repeated="2"/>
          <table:table-cell table:style-name="ce17" table:formula="of:=([.G200]-[.$G$155])/6" office:value-type="float" office:value="225" calcext:value-type="float">
            <text:p>225.00</text:p>
          </table:table-cell>
          <table:table-cell table:style-name="ce17" office:value-type="float" office:value="1410" calcext:value-type="float">
            <text:p>141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00]&gt;[.$I$157];1;0)" office:value-type="float" office:value="0" calcext:value-type="float">
            <text:p>0</text:p>
          </table:table-cell>
          <table:table-cell table:style-name="Default" table:formula="of:=IF ([.$D200]&gt;[.$J$157];1;0)" office:value-type="float" office:value="0" calcext:value-type="float">
            <text:p>0</text:p>
          </table:table-cell>
          <table:table-cell table:style-name="Default" table:formula="of:=IF ([.$D200]&gt;[.$K$157];1;0)" office:value-type="float" office:value="0" calcext:value-type="float">
            <text:p>0</text:p>
          </table:table-cell>
          <table:table-cell table:style-name="Default" table:formula="of:=IF ([.$D200]&gt;[.$L$157];1;0)" office:value-type="float" office:value="0" calcext:value-type="float">
            <text:p>0</text:p>
          </table:table-cell>
          <table:table-cell table:style-name="Default" table:formula="of:=IF ([.$D200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01]/(5*60))" office:value-type="float" office:value="0.752777777777778" calcext:value-type="float">
            <text:p>0.75</text:p>
          </table:table-cell>
          <table:table-cell table:number-columns-repeated="2"/>
          <table:table-cell table:style-name="ce17" table:formula="of:=([.G201]-[.$G$155])/6" office:value-type="float" office:value="225.833333333333" calcext:value-type="float">
            <text:p>225.83</text:p>
          </table:table-cell>
          <table:table-cell table:style-name="ce17" office:value-type="float" office:value="1415" calcext:value-type="float">
            <text:p>141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01]&gt;[.$I$157];1;0)" office:value-type="float" office:value="0" calcext:value-type="float">
            <text:p>0</text:p>
          </table:table-cell>
          <table:table-cell table:style-name="Default" table:formula="of:=IF ([.$D201]&gt;[.$J$157];1;0)" office:value-type="float" office:value="0" calcext:value-type="float">
            <text:p>0</text:p>
          </table:table-cell>
          <table:table-cell table:style-name="Default" table:formula="of:=IF ([.$D201]&gt;[.$K$157];1;0)" office:value-type="float" office:value="0" calcext:value-type="float">
            <text:p>0</text:p>
          </table:table-cell>
          <table:table-cell table:style-name="Default" table:formula="of:=IF ([.$D201]&gt;[.$L$157];1;0)" office:value-type="float" office:value="0" calcext:value-type="float">
            <text:p>0</text:p>
          </table:table-cell>
          <table:table-cell table:style-name="Default" table:formula="of:=IF ([.$D201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02]/(5*60))" office:value-type="float" office:value="0.755555555555556" calcext:value-type="float">
            <text:p>0.76</text:p>
          </table:table-cell>
          <table:table-cell table:number-columns-repeated="2"/>
          <table:table-cell table:style-name="ce17" table:formula="of:=([.G202]-[.$G$155])/6" office:value-type="float" office:value="226.666666666667" calcext:value-type="float">
            <text:p>226.67</text:p>
          </table:table-cell>
          <table:table-cell table:style-name="ce17" office:value-type="float" office:value="1420" calcext:value-type="float">
            <text:p>142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02]&gt;[.$I$157];1;0)" office:value-type="float" office:value="0" calcext:value-type="float">
            <text:p>0</text:p>
          </table:table-cell>
          <table:table-cell table:style-name="Default" table:formula="of:=IF ([.$D202]&gt;[.$J$157];1;0)" office:value-type="float" office:value="0" calcext:value-type="float">
            <text:p>0</text:p>
          </table:table-cell>
          <table:table-cell table:style-name="Default" table:formula="of:=IF ([.$D202]&gt;[.$K$157];1;0)" office:value-type="float" office:value="0" calcext:value-type="float">
            <text:p>0</text:p>
          </table:table-cell>
          <table:table-cell table:style-name="Default" table:formula="of:=IF ([.$D202]&gt;[.$L$157];1;0)" office:value-type="float" office:value="0" calcext:value-type="float">
            <text:p>0</text:p>
          </table:table-cell>
          <table:table-cell table:style-name="Default" table:formula="of:=IF ([.$D202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office:value-type="float" office:value="0.77" calcext:value-type="float">
            <text:p>0.77</text:p>
          </table:table-cell>
          <table:table-cell table:number-columns-repeated="2"/>
          <table:table-cell table:style-name="ce17" table:formula="of:=([.G203]-[.$G$155])/6" office:value-type="float" office:value="229.166666666667" calcext:value-type="float">
            <text:p>229.17</text:p>
          </table:table-cell>
          <table:table-cell table:style-name="ce17" office:value-type="float" office:value="1435" calcext:value-type="float">
            <text:p>143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03]&gt;[.$I$157];1;0)" office:value-type="float" office:value="0" calcext:value-type="float">
            <text:p>0</text:p>
          </table:table-cell>
          <table:table-cell table:style-name="Default" table:formula="of:=IF ([.$D203]&gt;[.$J$157];1;0)" office:value-type="float" office:value="0" calcext:value-type="float">
            <text:p>0</text:p>
          </table:table-cell>
          <table:table-cell table:style-name="Default" table:formula="of:=IF ([.$D203]&gt;[.$K$157];1;0)" office:value-type="float" office:value="0" calcext:value-type="float">
            <text:p>0</text:p>
          </table:table-cell>
          <table:table-cell table:style-name="Default" table:formula="of:=IF ([.$D203]&gt;[.$L$157];1;0)" office:value-type="float" office:value="0" calcext:value-type="float">
            <text:p>0</text:p>
          </table:table-cell>
          <table:table-cell table:style-name="Default" table:formula="of:=IF ([.$D203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06]/(5*60))" office:value-type="float" office:value="0.827777777777778" calcext:value-type="float">
            <text:p>0.83</text:p>
          </table:table-cell>
          <table:table-cell table:number-columns-repeated="2"/>
          <table:table-cell table:style-name="ce17" table:formula="of:=([.G206]-[.$G$157])/6" office:value-type="float" office:value="248.333333333333" calcext:value-type="float">
            <text:p>248.33</text:p>
          </table:table-cell>
          <table:table-cell table:style-name="ce17" office:value-type="float" office:value="1550" calcext:value-type="float">
            <text:p>155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07]/(5*60))" office:value-type="float" office:value="0.841666666666667" calcext:value-type="float">
            <text:p>0.84</text:p>
          </table:table-cell>
          <table:table-cell table:number-columns-repeated="2"/>
          <table:table-cell table:style-name="ce17" table:formula="of:=([.G207]-[.$G$157])/6" office:value-type="float" office:value="252.5" calcext:value-type="float">
            <text:p>252.50</text:p>
          </table:table-cell>
          <table:table-cell table:style-name="ce17" office:value-type="float" office:value="1575" calcext:value-type="float">
            <text:p>157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08]/(5*60))" office:value-type="float" office:value="0.858333333333333" calcext:value-type="float">
            <text:p>0.86</text:p>
          </table:table-cell>
          <table:table-cell table:number-columns-repeated="2"/>
          <table:table-cell table:style-name="ce17" table:formula="of:=([.G208]-[.$G$157])/6" office:value-type="float" office:value="257.5" calcext:value-type="float">
            <text:p>257.50</text:p>
          </table:table-cell>
          <table:table-cell table:style-name="ce17" office:value-type="float" office:value="1605" calcext:value-type="float">
            <text:p>160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11]/(5*60))" office:value-type="float" office:value="1.07222222222222" calcext:value-type="float">
            <text:p>1.07</text:p>
          </table:table-cell>
          <table:table-cell table:number-columns-repeated="2"/>
          <table:table-cell table:style-name="ce17" table:formula="of:=([.G211]-[.$G$157])/6" office:value-type="float" office:value="321.666666666667" calcext:value-type="float">
            <text:p>321.67</text:p>
          </table:table-cell>
          <table:table-cell table:style-name="ce17" office:value-type="float" office:value="1990" calcext:value-type="float">
            <text:p>199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12]/(5*60))" office:value-type="float" office:value="1.08611111111111" calcext:value-type="float">
            <text:p>1.09</text:p>
          </table:table-cell>
          <table:table-cell table:number-columns-repeated="2"/>
          <table:table-cell table:style-name="ce17" table:formula="of:=([.G212]-[.$G$157])/6" office:value-type="float" office:value="325.833333333333" calcext:value-type="float">
            <text:p>325.83</text:p>
          </table:table-cell>
          <table:table-cell table:style-name="ce17" office:value-type="float" office:value="2015" calcext:value-type="float">
            <text:p>201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13]/(5*60))" office:value-type="float" office:value="1.09722222222222" calcext:value-type="float">
            <text:p>1.10</text:p>
          </table:table-cell>
          <table:table-cell table:number-columns-repeated="2"/>
          <table:table-cell table:style-name="ce17" table:formula="of:=([.G213]-[.$G$157])/6" office:value-type="float" office:value="329.166666666667" calcext:value-type="float">
            <text:p>329.17</text:p>
          </table:table-cell>
          <table:table-cell table:style-name="ce17" office:value-type="float" office:value="2035" calcext:value-type="float">
            <text:p>203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6" table:formula="of:=([.F215]/(5*60))" office:value-type="float" office:value="1.16111111111111" calcext:value-type="float">
            <text:p>1.16</text:p>
          </table:table-cell>
          <table:table-cell table:number-columns-repeated="2"/>
          <table:table-cell table:style-name="ce17" table:formula="of:=([.G215]-[.$G$157])/6" office:value-type="float" office:value="348.333333333333" calcext:value-type="float">
            <text:p>348.33</text:p>
          </table:table-cell>
          <table:table-cell table:style-name="ce17" office:value-type="float" office:value="2150" calcext:value-type="float">
            <text:p>215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6" table:formula="of:=([.F216]/(5*60))" office:value-type="float" office:value="1.16944444444444" calcext:value-type="float">
            <text:p>1.17</text:p>
          </table:table-cell>
          <table:table-cell table:number-columns-repeated="2"/>
          <table:table-cell table:style-name="ce17" table:formula="of:=([.G216]-[.$G$157])/6" office:value-type="float" office:value="350.833333333333" calcext:value-type="float">
            <text:p>350.83</text:p>
          </table:table-cell>
          <table:table-cell table:style-name="ce17" office:value-type="float" office:value="2165" calcext:value-type="float">
            <text:p>216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6" table:formula="of:=([.F217]/(5*60))" office:value-type="float" office:value="1.18611111111111" calcext:value-type="float">
            <text:p>1.19</text:p>
          </table:table-cell>
          <table:table-cell table:number-columns-repeated="2"/>
          <table:table-cell table:style-name="ce17" table:formula="of:=([.G217]-[.$G$157])/6" office:value-type="float" office:value="355.833333333333" calcext:value-type="float">
            <text:p>355.83</text:p>
          </table:table-cell>
          <table:table-cell table:style-name="ce17" office:value-type="float" office:value="2195" calcext:value-type="float">
            <text:p>219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6" table:formula="of:=([.F219]/(5*60))" office:value-type="float" office:value="1.19444444444444" calcext:value-type="float">
            <text:p>1.19</text:p>
          </table:table-cell>
          <table:table-cell table:number-columns-repeated="2"/>
          <table:table-cell table:style-name="ce17" table:formula="of:=([.G219]-[.$G$157])/6" office:value-type="float" office:value="358.333333333333" calcext:value-type="float">
            <text:p>358.33</text:p>
          </table:table-cell>
          <table:table-cell table:style-name="ce17" office:value-type="float" office:value="2210" calcext:value-type="float">
            <text:p>221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6" table:formula="of:=([.F220]/(5*60))" office:value-type="float" office:value="1.20555555555556" calcext:value-type="float">
            <text:p>1.21</text:p>
          </table:table-cell>
          <table:table-cell table:number-columns-repeated="2"/>
          <table:table-cell table:style-name="ce17" table:formula="of:=([.G220]-[.$G$157])/6" office:value-type="float" office:value="361.666666666667" calcext:value-type="float">
            <text:p>361.67</text:p>
          </table:table-cell>
          <table:table-cell table:style-name="ce17" office:value-type="float" office:value="2230" calcext:value-type="float">
            <text:p>223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6" table:formula="of:=([.F221]/(5*60))" office:value-type="float" office:value="1.21388888888889" calcext:value-type="float">
            <text:p>1.21</text:p>
          </table:table-cell>
          <table:table-cell table:number-columns-repeated="2"/>
          <table:table-cell table:style-name="ce17" table:formula="of:=([.G221]-[.$G$157])/6" office:value-type="float" office:value="364.166666666667" calcext:value-type="float">
            <text:p>364.17</text:p>
          </table:table-cell>
          <table:table-cell table:style-name="ce17" office:value-type="float" office:value="2245" calcext:value-type="float">
            <text:p>224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23]/(5*60))" office:value-type="float" office:value="1.30555555555556" calcext:value-type="float">
            <text:p>1.31</text:p>
          </table:table-cell>
          <table:table-cell table:number-columns-repeated="2"/>
          <table:table-cell table:style-name="ce17" table:formula="of:=([.G223]-[.$G$157])/6" office:value-type="float" office:value="391.666666666667" calcext:value-type="float">
            <text:p>391.67</text:p>
          </table:table-cell>
          <table:table-cell table:style-name="ce17" office:value-type="float" office:value="2410" calcext:value-type="float">
            <text:p>241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24]/(5*60))" office:value-type="float" office:value="1.31666666666667" calcext:value-type="float">
            <text:p>1.32</text:p>
          </table:table-cell>
          <table:table-cell table:number-columns-repeated="2"/>
          <table:table-cell table:style-name="ce17" table:formula="of:=([.G224]-[.$G$157])/6" office:value-type="float" office:value="395" calcext:value-type="float">
            <text:p>395.00</text:p>
          </table:table-cell>
          <table:table-cell table:style-name="ce17" office:value-type="float" office:value="2430" calcext:value-type="float">
            <text:p>243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25]/(5*60))" office:value-type="float" office:value="1.325" calcext:value-type="float">
            <text:p>1.33</text:p>
          </table:table-cell>
          <table:table-cell table:number-columns-repeated="2"/>
          <table:table-cell table:style-name="ce17" table:formula="of:=([.G225]-[.$G$157])/6" office:value-type="float" office:value="397.5" calcext:value-type="float">
            <text:p>397.50</text:p>
          </table:table-cell>
          <table:table-cell table:style-name="ce17" office:value-type="float" office:value="2445" calcext:value-type="float">
            <text:p>244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27]/(5*60))" office:value-type="float" office:value="1.44722222222222" calcext:value-type="float">
            <text:p>1.45</text:p>
          </table:table-cell>
          <table:table-cell table:number-columns-repeated="2"/>
          <table:table-cell table:style-name="ce17" table:formula="of:=([.G227]-[.$G$157])/6" office:value-type="float" office:value="434.166666666667" calcext:value-type="float">
            <text:p>434.17</text:p>
          </table:table-cell>
          <table:table-cell table:style-name="ce17" office:value-type="float" office:value="2665" calcext:value-type="float">
            <text:p>266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28]/(5*60))" office:value-type="float" office:value="1.45555555555556" calcext:value-type="float">
            <text:p>1.46</text:p>
          </table:table-cell>
          <table:table-cell table:number-columns-repeated="2"/>
          <table:table-cell table:style-name="ce17" table:formula="of:=([.G228]-[.$G$157])/6" office:value-type="float" office:value="436.666666666667" calcext:value-type="float">
            <text:p>436.67</text:p>
          </table:table-cell>
          <table:table-cell table:style-name="ce17" office:value-type="float" office:value="2680" calcext:value-type="float">
            <text:p>268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29]/(5*60))" office:value-type="float" office:value="1.45833333333333" calcext:value-type="float">
            <text:p>1.46</text:p>
          </table:table-cell>
          <table:table-cell table:number-columns-repeated="2"/>
          <table:table-cell table:style-name="ce17" table:formula="of:=([.G229]-[.$G$157])/6" office:value-type="float" office:value="437.5" calcext:value-type="float">
            <text:p>437.50</text:p>
          </table:table-cell>
          <table:table-cell table:style-name="ce17" office:value-type="float" office:value="2685" calcext:value-type="float">
            <text:p>268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31]/(5*60))" office:value-type="float" office:value="1.66111111111111" calcext:value-type="float">
            <text:p>1.66</text:p>
          </table:table-cell>
          <table:table-cell table:number-columns-repeated="2"/>
          <table:table-cell table:style-name="ce17" table:formula="of:=([.G231]-[.$G$157])/6" office:value-type="float" office:value="498.333333333333" calcext:value-type="float">
            <text:p>498.33</text:p>
          </table:table-cell>
          <table:table-cell table:style-name="ce17" office:value-type="float" office:value="3050" calcext:value-type="float">
            <text:p>305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32]/(5*60))" office:value-type="float" office:value="1.67222222222222" calcext:value-type="float">
            <text:p>1.67</text:p>
          </table:table-cell>
          <table:table-cell table:number-columns-repeated="2"/>
          <table:table-cell table:style-name="ce17" table:formula="of:=([.G232]-[.$G$157])/6" office:value-type="float" office:value="501.666666666667" calcext:value-type="float">
            <text:p>501.67</text:p>
          </table:table-cell>
          <table:table-cell table:style-name="ce17" office:value-type="float" office:value="3070" calcext:value-type="float">
            <text:p>307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33]/(5*60))" office:value-type="float" office:value="1.68333333333333" calcext:value-type="float">
            <text:p>1.68</text:p>
          </table:table-cell>
          <table:table-cell table:number-columns-repeated="2"/>
          <table:table-cell table:style-name="ce17" table:formula="of:=([.G233]-[.$G$157])/6" office:value-type="float" office:value="505" calcext:value-type="float">
            <text:p>505.00</text:p>
          </table:table-cell>
          <table:table-cell table:style-name="ce17" office:value-type="float" office:value="3090" calcext:value-type="float">
            <text:p>309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35]/(5*60))" office:value-type="float" office:value="1.76111111111111" calcext:value-type="float">
            <text:p>1.76</text:p>
          </table:table-cell>
          <table:table-cell table:number-columns-repeated="2"/>
          <table:table-cell table:style-name="ce17" table:formula="of:=([.G235]-[.$G$157])/6" office:value-type="float" office:value="528.333333333333" calcext:value-type="float">
            <text:p>528.33</text:p>
          </table:table-cell>
          <table:table-cell table:style-name="ce17" office:value-type="float" office:value="3230" calcext:value-type="float">
            <text:p>323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36]/(5*60))" office:value-type="float" office:value="1.77777777777778" calcext:value-type="float">
            <text:p>1.78</text:p>
          </table:table-cell>
          <table:table-cell table:number-columns-repeated="2"/>
          <table:table-cell table:style-name="ce17" table:formula="of:=([.G236]-[.$G$157])/6" office:value-type="float" office:value="533.333333333333" calcext:value-type="float">
            <text:p>533.33</text:p>
          </table:table-cell>
          <table:table-cell table:style-name="ce17" office:value-type="float" office:value="3260" calcext:value-type="float">
            <text:p>326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37]/(5*60))" office:value-type="float" office:value="1.78888888888889" calcext:value-type="float">
            <text:p>1.79</text:p>
          </table:table-cell>
          <table:table-cell table:number-columns-repeated="2"/>
          <table:table-cell table:style-name="ce17" table:formula="of:=([.G237]-[.$G$157])/6" office:value-type="float" office:value="536.666666666667" calcext:value-type="float">
            <text:p>536.67</text:p>
          </table:table-cell>
          <table:table-cell table:style-name="ce17" office:value-type="float" office:value="3280" calcext:value-type="float">
            <text:p>328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39]/(5*60))" office:value-type="float" office:value="2.02777777777778" calcext:value-type="float">
            <text:p>2.03</text:p>
          </table:table-cell>
          <table:table-cell table:number-columns-repeated="2"/>
          <table:table-cell table:style-name="ce17" table:formula="of:=([.G239]-[.$G$157])/6" office:value-type="float" office:value="608.333333333333" calcext:value-type="float">
            <text:p>608.33</text:p>
          </table:table-cell>
          <table:table-cell table:style-name="ce17" office:value-type="float" office:value="3710" calcext:value-type="float">
            <text:p>371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40]/(5*60))" office:value-type="float" office:value="2.03333333333333" calcext:value-type="float">
            <text:p>2.03</text:p>
          </table:table-cell>
          <table:table-cell table:number-columns-repeated="2"/>
          <table:table-cell table:style-name="ce17" table:formula="of:=([.G240]-[.$G$157])/6" office:value-type="float" office:value="610" calcext:value-type="float">
            <text:p>610.00</text:p>
          </table:table-cell>
          <table:table-cell table:style-name="ce17" office:value-type="float" office:value="3720" calcext:value-type="float">
            <text:p>372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41]/(5*60))" office:value-type="float" office:value="2.04166666666667" calcext:value-type="float">
            <text:p>2.04</text:p>
          </table:table-cell>
          <table:table-cell table:number-columns-repeated="2"/>
          <table:table-cell table:style-name="ce17" table:formula="of:=([.G241]-[.$G$157])/6" office:value-type="float" office:value="612.5" calcext:value-type="float">
            <text:p>612.50</text:p>
          </table:table-cell>
          <table:table-cell table:style-name="ce17" office:value-type="float" office:value="3735" calcext:value-type="float">
            <text:p>373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43]/(5*60))" office:value-type="float" office:value="2.1" calcext:value-type="float">
            <text:p>2.10</text:p>
          </table:table-cell>
          <table:table-cell table:number-columns-repeated="2"/>
          <table:table-cell table:style-name="ce17" table:formula="of:=([.G243]-[.$G$157])/6" office:value-type="float" office:value="630" calcext:value-type="float">
            <text:p>630.00</text:p>
          </table:table-cell>
          <table:table-cell table:style-name="ce17" office:value-type="float" office:value="3840" calcext:value-type="float">
            <text:p>384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44]/(5*60))" office:value-type="float" office:value="2.11111111111111" calcext:value-type="float">
            <text:p>2.11</text:p>
          </table:table-cell>
          <table:table-cell table:number-columns-repeated="2"/>
          <table:table-cell table:style-name="ce17" table:formula="of:=([.G244]-[.$G$157])/6" office:value-type="float" office:value="633.333333333333" calcext:value-type="float">
            <text:p>633.33</text:p>
          </table:table-cell>
          <table:table-cell table:style-name="ce17" office:value-type="float" office:value="3860" calcext:value-type="float">
            <text:p>386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45]/(5*60))" office:value-type="float" office:value="2.12777777777778" calcext:value-type="float">
            <text:p>2.13</text:p>
          </table:table-cell>
          <table:table-cell table:number-columns-repeated="2"/>
          <table:table-cell table:style-name="ce17" table:formula="of:=([.G245]-[.$G$157])/6" office:value-type="float" office:value="638.333333333333" calcext:value-type="float">
            <text:p>638.33</text:p>
          </table:table-cell>
          <table:table-cell table:style-name="ce17" office:value-type="float" office:value="3890" calcext:value-type="float">
            <text:p>389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46]/(5*60))" office:value-type="float" office:value="2.6" calcext:value-type="float">
            <text:p>2.60</text:p>
          </table:table-cell>
          <table:table-cell table:number-columns-repeated="2"/>
          <table:table-cell table:style-name="ce17" table:formula="of:=([.G246]-[.$G$157])/6" office:value-type="float" office:value="780" calcext:value-type="float">
            <text:p>780.00</text:p>
          </table:table-cell>
          <table:table-cell table:style-name="ce17" office:value-type="float" office:value="4740" calcext:value-type="float">
            <text:p>474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47]/(5*60))" office:value-type="float" office:value="2.63333333333333" calcext:value-type="float">
            <text:p>2.63</text:p>
          </table:table-cell>
          <table:table-cell table:number-columns-repeated="2"/>
          <table:table-cell table:style-name="ce17" table:formula="of:=([.G247]-[.$G$157])/6" office:value-type="float" office:value="790" calcext:value-type="float">
            <text:p>790.00</text:p>
          </table:table-cell>
          <table:table-cell table:style-name="ce17" office:value-type="float" office:value="4800" calcext:value-type="float">
            <text:p>480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48]/(5*60))" office:value-type="float" office:value="2.64833333333333" calcext:value-type="float">
            <text:p>2.65</text:p>
          </table:table-cell>
          <table:table-cell table:number-columns-repeated="2"/>
          <table:table-cell table:style-name="ce17" table:formula="of:=([.G248]-[.$G$157])/6" office:value-type="float" office:value="794.5" calcext:value-type="float">
            <text:p>794.50</text:p>
          </table:table-cell>
          <table:table-cell table:style-name="ce17" office:value-type="float" office:value="4827" calcext:value-type="float">
            <text:p>4827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50]/(5*60))" office:value-type="float" office:value="2.76444444444444" calcext:value-type="float">
            <text:p>2.76</text:p>
          </table:table-cell>
          <table:table-cell table:number-columns-repeated="2"/>
          <table:table-cell table:style-name="ce17" table:formula="of:=([.G250]-[.$G$157])/6" office:value-type="float" office:value="829.333333333333" calcext:value-type="float">
            <text:p>829.33</text:p>
          </table:table-cell>
          <table:table-cell table:style-name="ce17" office:value-type="float" office:value="5036" calcext:value-type="float">
            <text:p>5036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51]/(5*60))" office:value-type="float" office:value="2.77666666666667" calcext:value-type="float">
            <text:p>2.78</text:p>
          </table:table-cell>
          <table:table-cell table:number-columns-repeated="2"/>
          <table:table-cell table:style-name="ce17" table:formula="of:=([.G251]-[.$G$157])/6" office:value-type="float" office:value="833" calcext:value-type="float">
            <text:p>833.00</text:p>
          </table:table-cell>
          <table:table-cell table:style-name="ce17" office:value-type="float" office:value="5058" calcext:value-type="float">
            <text:p>5058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52]/(5*60))" office:value-type="float" office:value="2.79555555555556" calcext:value-type="float">
            <text:p>2.80</text:p>
          </table:table-cell>
          <table:table-cell table:number-columns-repeated="2"/>
          <table:table-cell table:style-name="ce17" table:formula="of:=([.G252]-[.$G$157])/6" office:value-type="float" office:value="838.666666666667" calcext:value-type="float">
            <text:p>838.67</text:p>
          </table:table-cell>
          <table:table-cell table:style-name="ce17" office:value-type="float" office:value="5092" calcext:value-type="float">
            <text:p>5092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52]&gt;[.$I$157];1;0)" office:value-type="float" office:value="0" calcext:value-type="float">
            <text:p>0</text:p>
          </table:table-cell>
          <table:table-cell table:style-name="Default" table:formula="of:=IF ([.$D252]&gt;[.$J$157];1;0)" office:value-type="float" office:value="0" calcext:value-type="float">
            <text:p>0</text:p>
          </table:table-cell>
          <table:table-cell table:style-name="Default" table:formula="of:=IF ([.$D252]&gt;[.$K$157];1;0)" office:value-type="float" office:value="0" calcext:value-type="float">
            <text:p>0</text:p>
          </table:table-cell>
          <table:table-cell table:style-name="Default" table:formula="of:=IF ([.$D252]&gt;[.$L$157];1;0)" office:value-type="float" office:value="0" calcext:value-type="float">
            <text:p>0</text:p>
          </table:table-cell>
          <table:table-cell table:style-name="Default" table:formula="of:=IF ([.$D252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53]/(5*60))" office:value-type="float" office:value="3.125" calcext:value-type="float">
            <text:p>3.13</text:p>
          </table:table-cell>
          <table:table-cell table:number-columns-repeated="2"/>
          <table:table-cell table:style-name="ce17" table:formula="of:=([.G253]-[.$G$157])/6" office:value-type="float" office:value="937.5" calcext:value-type="float">
            <text:p>937.50</text:p>
          </table:table-cell>
          <table:table-cell table:style-name="ce17" office:value-type="float" office:value="5685" calcext:value-type="float">
            <text:p>568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53]&gt;[.$I$157];1;0)" office:value-type="float" office:value="0" calcext:value-type="float">
            <text:p>0</text:p>
          </table:table-cell>
          <table:table-cell table:style-name="Default" table:formula="of:=IF ([.$D253]&gt;[.$J$157];1;0)" office:value-type="float" office:value="0" calcext:value-type="float">
            <text:p>0</text:p>
          </table:table-cell>
          <table:table-cell table:style-name="Default" table:formula="of:=IF ([.$D253]&gt;[.$K$157];1;0)" office:value-type="float" office:value="0" calcext:value-type="float">
            <text:p>0</text:p>
          </table:table-cell>
          <table:table-cell table:style-name="Default" table:formula="of:=IF ([.$D253]&gt;[.$L$157];1;0)" office:value-type="float" office:value="0" calcext:value-type="float">
            <text:p>0</text:p>
          </table:table-cell>
          <table:table-cell table:style-name="Default" table:formula="of:=IF ([.$D253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54]/(5*60))" office:value-type="float" office:value="3.12777777777778" calcext:value-type="float">
            <text:p>3.13</text:p>
          </table:table-cell>
          <table:table-cell table:number-columns-repeated="2"/>
          <table:table-cell table:style-name="ce17" table:formula="of:=([.G254]-[.$G$157])/6" office:value-type="float" office:value="938.333333333333" calcext:value-type="float">
            <text:p>938.33</text:p>
          </table:table-cell>
          <table:table-cell table:style-name="ce17" office:value-type="float" office:value="5690" calcext:value-type="float">
            <text:p>569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54]&gt;[.$I$157];1;0)" office:value-type="float" office:value="0" calcext:value-type="float">
            <text:p>0</text:p>
          </table:table-cell>
          <table:table-cell table:style-name="Default" table:formula="of:=IF ([.$D254]&gt;[.$J$157];1;0)" office:value-type="float" office:value="0" calcext:value-type="float">
            <text:p>0</text:p>
          </table:table-cell>
          <table:table-cell table:style-name="Default" table:formula="of:=IF ([.$D254]&gt;[.$K$157];1;0)" office:value-type="float" office:value="0" calcext:value-type="float">
            <text:p>0</text:p>
          </table:table-cell>
          <table:table-cell table:style-name="Default" table:formula="of:=IF ([.$D254]&gt;[.$L$157];1;0)" office:value-type="float" office:value="0" calcext:value-type="float">
            <text:p>0</text:p>
          </table:table-cell>
          <table:table-cell table:style-name="Default" table:formula="of:=IF ([.$D254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55]/(5*60))" office:value-type="float" office:value="3.13055555555556" calcext:value-type="float">
            <text:p>3.13</text:p>
          </table:table-cell>
          <table:table-cell table:number-columns-repeated="2"/>
          <table:table-cell table:style-name="ce17" table:formula="of:=([.G255]-[.$G$157])/6" office:value-type="float" office:value="939.166666666667" calcext:value-type="float">
            <text:p>939.17</text:p>
          </table:table-cell>
          <table:table-cell table:style-name="ce17" office:value-type="float" office:value="5695" calcext:value-type="float">
            <text:p>569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55]&gt;[.$I$157];1;0)" office:value-type="float" office:value="0" calcext:value-type="float">
            <text:p>0</text:p>
          </table:table-cell>
          <table:table-cell table:style-name="Default" table:formula="of:=IF ([.$D255]&gt;[.$J$157];1;0)" office:value-type="float" office:value="0" calcext:value-type="float">
            <text:p>0</text:p>
          </table:table-cell>
          <table:table-cell table:style-name="Default" table:formula="of:=IF ([.$D255]&gt;[.$K$157];1;0)" office:value-type="float" office:value="0" calcext:value-type="float">
            <text:p>0</text:p>
          </table:table-cell>
          <table:table-cell table:style-name="Default" table:formula="of:=IF ([.$D255]&gt;[.$L$157];1;0)" office:value-type="float" office:value="0" calcext:value-type="float">
            <text:p>0</text:p>
          </table:table-cell>
          <table:table-cell table:style-name="Default" table:formula="of:=IF ([.$D255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56]/(5*60))" office:value-type="float" office:value="3.13333333333333" calcext:value-type="float">
            <text:p>3.13</text:p>
          </table:table-cell>
          <table:table-cell table:number-columns-repeated="2"/>
          <table:table-cell table:style-name="ce17" table:formula="of:=([.G256]-[.$G$157])/6" office:value-type="float" office:value="940" calcext:value-type="float">
            <text:p>940.00</text:p>
          </table:table-cell>
          <table:table-cell table:style-name="ce17" office:value-type="float" office:value="5700" calcext:value-type="float">
            <text:p>570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56]&gt;[.$I$157];1;0)" office:value-type="float" office:value="0" calcext:value-type="float">
            <text:p>0</text:p>
          </table:table-cell>
          <table:table-cell table:style-name="Default" table:formula="of:=IF ([.$D256]&gt;[.$J$157];1;0)" office:value-type="float" office:value="0" calcext:value-type="float">
            <text:p>0</text:p>
          </table:table-cell>
          <table:table-cell table:style-name="Default" table:formula="of:=IF ([.$D256]&gt;[.$K$157];1;0)" office:value-type="float" office:value="0" calcext:value-type="float">
            <text:p>0</text:p>
          </table:table-cell>
          <table:table-cell table:style-name="Default" table:formula="of:=IF ([.$D256]&gt;[.$L$157];1;0)" office:value-type="float" office:value="0" calcext:value-type="float">
            <text:p>0</text:p>
          </table:table-cell>
          <table:table-cell table:style-name="Default" table:formula="of:=IF ([.$D256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57]/(5*60))" office:value-type="float" office:value="3.13611111111111" calcext:value-type="float">
            <text:p>3.14</text:p>
          </table:table-cell>
          <table:table-cell table:number-columns-repeated="2"/>
          <table:table-cell table:style-name="ce17" table:formula="of:=([.G257]-[.$G$157])/6" office:value-type="float" office:value="940.833333333333" calcext:value-type="float">
            <text:p>940.83</text:p>
          </table:table-cell>
          <table:table-cell table:style-name="ce17" office:value-type="float" office:value="5705" calcext:value-type="float">
            <text:p>570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57]&gt;[.$I$157];1;0)" office:value-type="float" office:value="0" calcext:value-type="float">
            <text:p>0</text:p>
          </table:table-cell>
          <table:table-cell table:style-name="Default" table:formula="of:=IF ([.$D257]&gt;[.$J$157];1;0)" office:value-type="float" office:value="0" calcext:value-type="float">
            <text:p>0</text:p>
          </table:table-cell>
          <table:table-cell table:style-name="Default" table:formula="of:=IF ([.$D257]&gt;[.$K$157];1;0)" office:value-type="float" office:value="0" calcext:value-type="float">
            <text:p>0</text:p>
          </table:table-cell>
          <table:table-cell table:style-name="Default" table:formula="of:=IF ([.$D257]&gt;[.$L$157];1;0)" office:value-type="float" office:value="0" calcext:value-type="float">
            <text:p>0</text:p>
          </table:table-cell>
          <table:table-cell table:style-name="Default" table:formula="of:=IF ([.$D257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58]/(5*60))" office:value-type="float" office:value="3.13888888888889" calcext:value-type="float">
            <text:p>3.14</text:p>
          </table:table-cell>
          <table:table-cell table:number-columns-repeated="2"/>
          <table:table-cell table:style-name="ce17" table:formula="of:=([.G258]-[.$G$157])/6" office:value-type="float" office:value="941.666666666667" calcext:value-type="float">
            <text:p>941.67</text:p>
          </table:table-cell>
          <table:table-cell table:style-name="ce17" office:value-type="float" office:value="5710" calcext:value-type="float">
            <text:p>571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58]&gt;[.$I$157];1;0)" office:value-type="float" office:value="0" calcext:value-type="float">
            <text:p>0</text:p>
          </table:table-cell>
          <table:table-cell table:style-name="Default" table:formula="of:=IF ([.$D258]&gt;[.$J$157];1;0)" office:value-type="float" office:value="0" calcext:value-type="float">
            <text:p>0</text:p>
          </table:table-cell>
          <table:table-cell table:style-name="Default" table:formula="of:=IF ([.$D258]&gt;[.$K$157];1;0)" office:value-type="float" office:value="0" calcext:value-type="float">
            <text:p>0</text:p>
          </table:table-cell>
          <table:table-cell table:style-name="Default" table:formula="of:=IF ([.$D258]&gt;[.$L$157];1;0)" office:value-type="float" office:value="0" calcext:value-type="float">
            <text:p>0</text:p>
          </table:table-cell>
          <table:table-cell table:style-name="Default" table:formula="of:=IF ([.$D258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59]/(5*60))" office:value-type="float" office:value="3.14166666666667" calcext:value-type="float">
            <text:p>3.14</text:p>
          </table:table-cell>
          <table:table-cell table:number-columns-repeated="2"/>
          <table:table-cell table:style-name="ce17" table:formula="of:=([.G259]-[.$G$157])/6" office:value-type="float" office:value="942.5" calcext:value-type="float">
            <text:p>942.50</text:p>
          </table:table-cell>
          <table:table-cell table:style-name="ce17" office:value-type="float" office:value="5715" calcext:value-type="float">
            <text:p>571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59]&gt;[.$I$157];1;0)" office:value-type="float" office:value="0" calcext:value-type="float">
            <text:p>0</text:p>
          </table:table-cell>
          <table:table-cell table:style-name="Default" table:formula="of:=IF ([.$D259]&gt;[.$J$157];1;0)" office:value-type="float" office:value="0" calcext:value-type="float">
            <text:p>0</text:p>
          </table:table-cell>
          <table:table-cell table:style-name="Default" table:formula="of:=IF ([.$D259]&gt;[.$K$157];1;0)" office:value-type="float" office:value="0" calcext:value-type="float">
            <text:p>0</text:p>
          </table:table-cell>
          <table:table-cell table:style-name="Default" table:formula="of:=IF ([.$D259]&gt;[.$L$157];1;0)" office:value-type="float" office:value="0" calcext:value-type="float">
            <text:p>0</text:p>
          </table:table-cell>
          <table:table-cell table:style-name="Default" table:formula="of:=IF ([.$D259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60]/(5*60))" office:value-type="float" office:value="3.14444444444444" calcext:value-type="float">
            <text:p>3.14</text:p>
          </table:table-cell>
          <table:table-cell table:number-columns-repeated="2"/>
          <table:table-cell table:style-name="ce17" table:formula="of:=([.G260]-[.$G$157])/6" office:value-type="float" office:value="943.333333333333" calcext:value-type="float">
            <text:p>943.33</text:p>
          </table:table-cell>
          <table:table-cell table:style-name="ce17" office:value-type="float" office:value="5720" calcext:value-type="float">
            <text:p>572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60]&gt;[.$I$157];1;0)" office:value-type="float" office:value="0" calcext:value-type="float">
            <text:p>0</text:p>
          </table:table-cell>
          <table:table-cell table:style-name="Default" table:formula="of:=IF ([.$D260]&gt;[.$J$157];1;0)" office:value-type="float" office:value="0" calcext:value-type="float">
            <text:p>0</text:p>
          </table:table-cell>
          <table:table-cell table:style-name="Default" table:formula="of:=IF ([.$D260]&gt;[.$K$157];1;0)" office:value-type="float" office:value="0" calcext:value-type="float">
            <text:p>0</text:p>
          </table:table-cell>
          <table:table-cell table:style-name="Default" table:formula="of:=IF ([.$D260]&gt;[.$L$157];1;0)" office:value-type="float" office:value="0" calcext:value-type="float">
            <text:p>0</text:p>
          </table:table-cell>
          <table:table-cell table:style-name="Default" table:formula="of:=IF ([.$D260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61]/(5*60))" office:value-type="float" office:value="3.14722222222222" calcext:value-type="float">
            <text:p>3.15</text:p>
          </table:table-cell>
          <table:table-cell table:number-columns-repeated="2"/>
          <table:table-cell table:style-name="ce17" table:formula="of:=([.G261]-[.$G$157])/6" office:value-type="float" office:value="944.166666666667" calcext:value-type="float">
            <text:p>944.17</text:p>
          </table:table-cell>
          <table:table-cell table:style-name="ce17" office:value-type="float" office:value="5725" calcext:value-type="float">
            <text:p>572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61]&gt;[.$I$157];1;0)" office:value-type="float" office:value="0" calcext:value-type="float">
            <text:p>0</text:p>
          </table:table-cell>
          <table:table-cell table:style-name="Default" table:formula="of:=IF ([.$D261]&gt;[.$J$157];1;0)" office:value-type="float" office:value="0" calcext:value-type="float">
            <text:p>0</text:p>
          </table:table-cell>
          <table:table-cell table:style-name="Default" table:formula="of:=IF ([.$D261]&gt;[.$K$157];1;0)" office:value-type="float" office:value="0" calcext:value-type="float">
            <text:p>0</text:p>
          </table:table-cell>
          <table:table-cell table:style-name="Default" table:formula="of:=IF ([.$D261]&gt;[.$L$157];1;0)" office:value-type="float" office:value="0" calcext:value-type="float">
            <text:p>0</text:p>
          </table:table-cell>
          <table:table-cell table:style-name="Default" table:formula="of:=IF ([.$D261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62]/(5*60))" office:value-type="float" office:value="3.15" calcext:value-type="float">
            <text:p>3.15</text:p>
          </table:table-cell>
          <table:table-cell table:number-columns-repeated="2"/>
          <table:table-cell table:style-name="ce17" table:formula="of:=([.G262]-[.$G$157])/6" office:value-type="float" office:value="945" calcext:value-type="float">
            <text:p>945.00</text:p>
          </table:table-cell>
          <table:table-cell table:style-name="ce17" office:value-type="float" office:value="5730" calcext:value-type="float">
            <text:p>573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62]&gt;[.$I$157];1;0)" office:value-type="float" office:value="0" calcext:value-type="float">
            <text:p>0</text:p>
          </table:table-cell>
          <table:table-cell table:style-name="Default" table:formula="of:=IF ([.$D262]&gt;[.$J$157];1;0)" office:value-type="float" office:value="0" calcext:value-type="float">
            <text:p>0</text:p>
          </table:table-cell>
          <table:table-cell table:style-name="Default" table:formula="of:=IF ([.$D262]&gt;[.$K$157];1;0)" office:value-type="float" office:value="0" calcext:value-type="float">
            <text:p>0</text:p>
          </table:table-cell>
          <table:table-cell table:style-name="Default" table:formula="of:=IF ([.$D262]&gt;[.$L$157];1;0)" office:value-type="float" office:value="0" calcext:value-type="float">
            <text:p>0</text:p>
          </table:table-cell>
          <table:table-cell table:style-name="Default" table:formula="of:=IF ([.$D262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63]/(5*60))" office:value-type="float" office:value="3.15277777777778" calcext:value-type="float">
            <text:p>3.15</text:p>
          </table:table-cell>
          <table:table-cell table:number-columns-repeated="2"/>
          <table:table-cell table:style-name="ce17" table:formula="of:=([.G263]-[.$G$157])/6" office:value-type="float" office:value="945.833333333333" calcext:value-type="float">
            <text:p>945.83</text:p>
          </table:table-cell>
          <table:table-cell table:style-name="ce17" office:value-type="float" office:value="5735" calcext:value-type="float">
            <text:p>573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63]&gt;[.$I$157];1;0)" office:value-type="float" office:value="0" calcext:value-type="float">
            <text:p>0</text:p>
          </table:table-cell>
          <table:table-cell table:style-name="Default" table:formula="of:=IF ([.$D263]&gt;[.$J$157];1;0)" office:value-type="float" office:value="0" calcext:value-type="float">
            <text:p>0</text:p>
          </table:table-cell>
          <table:table-cell table:style-name="Default" table:formula="of:=IF ([.$D263]&gt;[.$K$157];1;0)" office:value-type="float" office:value="0" calcext:value-type="float">
            <text:p>0</text:p>
          </table:table-cell>
          <table:table-cell table:style-name="Default" table:formula="of:=IF ([.$D263]&gt;[.$L$157];1;0)" office:value-type="float" office:value="0" calcext:value-type="float">
            <text:p>0</text:p>
          </table:table-cell>
          <table:table-cell table:style-name="Default" table:formula="of:=IF ([.$D263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64]/(5*60))" office:value-type="float" office:value="3.15555555555556" calcext:value-type="float">
            <text:p>3.16</text:p>
          </table:table-cell>
          <table:table-cell table:number-columns-repeated="2"/>
          <table:table-cell table:style-name="ce17" table:formula="of:=([.G264]-[.$G$157])/6" office:value-type="float" office:value="946.666666666667" calcext:value-type="float">
            <text:p>946.67</text:p>
          </table:table-cell>
          <table:table-cell table:style-name="ce17" office:value-type="float" office:value="5740" calcext:value-type="float">
            <text:p>574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64]&gt;[.$I$157];1;0)" office:value-type="float" office:value="0" calcext:value-type="float">
            <text:p>0</text:p>
          </table:table-cell>
          <table:table-cell table:style-name="Default" table:formula="of:=IF ([.$D264]&gt;[.$J$157];1;0)" office:value-type="float" office:value="0" calcext:value-type="float">
            <text:p>0</text:p>
          </table:table-cell>
          <table:table-cell table:style-name="Default" table:formula="of:=IF ([.$D264]&gt;[.$K$157];1;0)" office:value-type="float" office:value="0" calcext:value-type="float">
            <text:p>0</text:p>
          </table:table-cell>
          <table:table-cell table:style-name="Default" table:formula="of:=IF ([.$D264]&gt;[.$L$157];1;0)" office:value-type="float" office:value="0" calcext:value-type="float">
            <text:p>0</text:p>
          </table:table-cell>
          <table:table-cell table:style-name="Default" table:formula="of:=IF ([.$D264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65]/(5*60))" office:value-type="float" office:value="3.15833333333333" calcext:value-type="float">
            <text:p>3.16</text:p>
          </table:table-cell>
          <table:table-cell table:number-columns-repeated="2"/>
          <table:table-cell table:style-name="ce17" table:formula="of:=([.G265]-[.$G$157])/6" office:value-type="float" office:value="947.5" calcext:value-type="float">
            <text:p>947.50</text:p>
          </table:table-cell>
          <table:table-cell table:style-name="ce17" office:value-type="float" office:value="5745" calcext:value-type="float">
            <text:p>574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65]&gt;[.$I$157];1;0)" office:value-type="float" office:value="0" calcext:value-type="float">
            <text:p>0</text:p>
          </table:table-cell>
          <table:table-cell table:style-name="Default" table:formula="of:=IF ([.$D265]&gt;[.$J$157];1;0)" office:value-type="float" office:value="0" calcext:value-type="float">
            <text:p>0</text:p>
          </table:table-cell>
          <table:table-cell table:style-name="Default" table:formula="of:=IF ([.$D265]&gt;[.$K$157];1;0)" office:value-type="float" office:value="0" calcext:value-type="float">
            <text:p>0</text:p>
          </table:table-cell>
          <table:table-cell table:style-name="Default" table:formula="of:=IF ([.$D265]&gt;[.$L$157];1;0)" office:value-type="float" office:value="0" calcext:value-type="float">
            <text:p>0</text:p>
          </table:table-cell>
          <table:table-cell table:style-name="Default" table:formula="of:=IF ([.$D265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66]/(5*60))" office:value-type="float" office:value="3.16111111111111" calcext:value-type="float">
            <text:p>3.16</text:p>
          </table:table-cell>
          <table:table-cell table:number-columns-repeated="2"/>
          <table:table-cell table:style-name="ce17" table:formula="of:=([.G266]-[.$G$157])/6" office:value-type="float" office:value="948.333333333333" calcext:value-type="float">
            <text:p>948.33</text:p>
          </table:table-cell>
          <table:table-cell table:style-name="ce17" office:value-type="float" office:value="5750" calcext:value-type="float">
            <text:p>575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66]&gt;[.$I$157];1;0)" office:value-type="float" office:value="0" calcext:value-type="float">
            <text:p>0</text:p>
          </table:table-cell>
          <table:table-cell table:style-name="Default" table:formula="of:=IF ([.$D266]&gt;[.$J$157];1;0)" office:value-type="float" office:value="0" calcext:value-type="float">
            <text:p>0</text:p>
          </table:table-cell>
          <table:table-cell table:style-name="Default" table:formula="of:=IF ([.$D266]&gt;[.$K$157];1;0)" office:value-type="float" office:value="0" calcext:value-type="float">
            <text:p>0</text:p>
          </table:table-cell>
          <table:table-cell table:style-name="Default" table:formula="of:=IF ([.$D266]&gt;[.$L$157];1;0)" office:value-type="float" office:value="0" calcext:value-type="float">
            <text:p>0</text:p>
          </table:table-cell>
          <table:table-cell table:style-name="Default" table:formula="of:=IF ([.$D266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67]/(5*60))" office:value-type="float" office:value="3.16388888888889" calcext:value-type="float">
            <text:p>3.16</text:p>
          </table:table-cell>
          <table:table-cell table:number-columns-repeated="2"/>
          <table:table-cell table:style-name="ce17" table:formula="of:=([.G267]-[.$G$157])/6" office:value-type="float" office:value="949.166666666667" calcext:value-type="float">
            <text:p>949.17</text:p>
          </table:table-cell>
          <table:table-cell table:style-name="ce17" office:value-type="float" office:value="5755" calcext:value-type="float">
            <text:p>575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67]&gt;[.$I$157];1;0)" office:value-type="float" office:value="0" calcext:value-type="float">
            <text:p>0</text:p>
          </table:table-cell>
          <table:table-cell table:style-name="Default" table:formula="of:=IF ([.$D267]&gt;[.$J$157];1;0)" office:value-type="float" office:value="0" calcext:value-type="float">
            <text:p>0</text:p>
          </table:table-cell>
          <table:table-cell table:style-name="Default" table:formula="of:=IF ([.$D267]&gt;[.$K$157];1;0)" office:value-type="float" office:value="0" calcext:value-type="float">
            <text:p>0</text:p>
          </table:table-cell>
          <table:table-cell table:style-name="Default" table:formula="of:=IF ([.$D267]&gt;[.$L$157];1;0)" office:value-type="float" office:value="0" calcext:value-type="float">
            <text:p>0</text:p>
          </table:table-cell>
          <table:table-cell table:style-name="Default" table:formula="of:=IF ([.$D267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68]/(5*60))" office:value-type="float" office:value="3.16666666666667" calcext:value-type="float">
            <text:p>3.17</text:p>
          </table:table-cell>
          <table:table-cell table:number-columns-repeated="2"/>
          <table:table-cell table:style-name="ce17" table:formula="of:=([.G268]-[.$G$157])/6" office:value-type="float" office:value="950" calcext:value-type="float">
            <text:p>950.00</text:p>
          </table:table-cell>
          <table:table-cell table:style-name="ce17" office:value-type="float" office:value="5760" calcext:value-type="float">
            <text:p>576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68]&gt;[.$I$157];1;0)" office:value-type="float" office:value="0" calcext:value-type="float">
            <text:p>0</text:p>
          </table:table-cell>
          <table:table-cell table:style-name="Default" table:formula="of:=IF ([.$D268]&gt;[.$J$157];1;0)" office:value-type="float" office:value="0" calcext:value-type="float">
            <text:p>0</text:p>
          </table:table-cell>
          <table:table-cell table:style-name="Default" table:formula="of:=IF ([.$D268]&gt;[.$K$157];1;0)" office:value-type="float" office:value="0" calcext:value-type="float">
            <text:p>0</text:p>
          </table:table-cell>
          <table:table-cell table:style-name="Default" table:formula="of:=IF ([.$D268]&gt;[.$L$157];1;0)" office:value-type="float" office:value="0" calcext:value-type="float">
            <text:p>0</text:p>
          </table:table-cell>
          <table:table-cell table:style-name="Default" table:formula="of:=IF ([.$D268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69]/(5*60))" office:value-type="float" office:value="3.16944444444444" calcext:value-type="float">
            <text:p>3.17</text:p>
          </table:table-cell>
          <table:table-cell table:number-columns-repeated="2"/>
          <table:table-cell table:style-name="ce17" table:formula="of:=([.G269]-[.$G$157])/6" office:value-type="float" office:value="950.833333333333" calcext:value-type="float">
            <text:p>950.83</text:p>
          </table:table-cell>
          <table:table-cell table:style-name="ce17" office:value-type="float" office:value="5765" calcext:value-type="float">
            <text:p>576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69]&gt;[.$I$157];1;0)" office:value-type="float" office:value="0" calcext:value-type="float">
            <text:p>0</text:p>
          </table:table-cell>
          <table:table-cell table:style-name="Default" table:formula="of:=IF ([.$D269]&gt;[.$J$157];1;0)" office:value-type="float" office:value="0" calcext:value-type="float">
            <text:p>0</text:p>
          </table:table-cell>
          <table:table-cell table:style-name="Default" table:formula="of:=IF ([.$D269]&gt;[.$K$157];1;0)" office:value-type="float" office:value="0" calcext:value-type="float">
            <text:p>0</text:p>
          </table:table-cell>
          <table:table-cell table:style-name="Default" table:formula="of:=IF ([.$D269]&gt;[.$L$157];1;0)" office:value-type="float" office:value="0" calcext:value-type="float">
            <text:p>0</text:p>
          </table:table-cell>
          <table:table-cell table:style-name="Default" table:formula="of:=IF ([.$D269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70]/(5*60))" office:value-type="float" office:value="3.17222222222222" calcext:value-type="float">
            <text:p>3.17</text:p>
          </table:table-cell>
          <table:table-cell table:number-columns-repeated="2"/>
          <table:table-cell table:style-name="ce17" table:formula="of:=([.G270]-[.$G$157])/6" office:value-type="float" office:value="951.666666666667" calcext:value-type="float">
            <text:p>951.67</text:p>
          </table:table-cell>
          <table:table-cell table:style-name="ce17" office:value-type="float" office:value="5770" calcext:value-type="float">
            <text:p>577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70]&gt;[.$I$157];1;0)" office:value-type="float" office:value="0" calcext:value-type="float">
            <text:p>0</text:p>
          </table:table-cell>
          <table:table-cell table:style-name="Default" table:formula="of:=IF ([.$D270]&gt;[.$J$157];1;0)" office:value-type="float" office:value="0" calcext:value-type="float">
            <text:p>0</text:p>
          </table:table-cell>
          <table:table-cell table:style-name="Default" table:formula="of:=IF ([.$D270]&gt;[.$K$157];1;0)" office:value-type="float" office:value="0" calcext:value-type="float">
            <text:p>0</text:p>
          </table:table-cell>
          <table:table-cell table:style-name="Default" table:formula="of:=IF ([.$D270]&gt;[.$L$157];1;0)" office:value-type="float" office:value="0" calcext:value-type="float">
            <text:p>0</text:p>
          </table:table-cell>
          <table:table-cell table:style-name="Default" table:formula="of:=IF ([.$D270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71]/(5*60))" office:value-type="float" office:value="3.175" calcext:value-type="float">
            <text:p>3.18</text:p>
          </table:table-cell>
          <table:table-cell table:number-columns-repeated="2"/>
          <table:table-cell table:style-name="ce17" table:formula="of:=([.G271]-[.$G$157])/6" office:value-type="float" office:value="952.5" calcext:value-type="float">
            <text:p>952.50</text:p>
          </table:table-cell>
          <table:table-cell table:style-name="ce17" office:value-type="float" office:value="5775" calcext:value-type="float">
            <text:p>577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71]&gt;[.$I$157];1;0)" office:value-type="float" office:value="0" calcext:value-type="float">
            <text:p>0</text:p>
          </table:table-cell>
          <table:table-cell table:style-name="Default" table:formula="of:=IF ([.$D271]&gt;[.$J$157];1;0)" office:value-type="float" office:value="0" calcext:value-type="float">
            <text:p>0</text:p>
          </table:table-cell>
          <table:table-cell table:style-name="Default" table:formula="of:=IF ([.$D271]&gt;[.$K$157];1;0)" office:value-type="float" office:value="0" calcext:value-type="float">
            <text:p>0</text:p>
          </table:table-cell>
          <table:table-cell table:style-name="Default" table:formula="of:=IF ([.$D271]&gt;[.$L$157];1;0)" office:value-type="float" office:value="0" calcext:value-type="float">
            <text:p>0</text:p>
          </table:table-cell>
          <table:table-cell table:style-name="Default" table:formula="of:=IF ([.$D271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72]/(5*60))" office:value-type="float" office:value="3.17777777777778" calcext:value-type="float">
            <text:p>3.18</text:p>
          </table:table-cell>
          <table:table-cell table:number-columns-repeated="2"/>
          <table:table-cell table:style-name="ce17" table:formula="of:=([.G272]-[.$G$157])/6" office:value-type="float" office:value="953.333333333333" calcext:value-type="float">
            <text:p>953.33</text:p>
          </table:table-cell>
          <table:table-cell table:style-name="ce17" office:value-type="float" office:value="5780" calcext:value-type="float">
            <text:p>578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72]&gt;[.$I$157];1;0)" office:value-type="float" office:value="0" calcext:value-type="float">
            <text:p>0</text:p>
          </table:table-cell>
          <table:table-cell table:style-name="Default" table:formula="of:=IF ([.$D272]&gt;[.$J$157];1;0)" office:value-type="float" office:value="0" calcext:value-type="float">
            <text:p>0</text:p>
          </table:table-cell>
          <table:table-cell table:style-name="Default" table:formula="of:=IF ([.$D272]&gt;[.$K$157];1;0)" office:value-type="float" office:value="0" calcext:value-type="float">
            <text:p>0</text:p>
          </table:table-cell>
          <table:table-cell table:style-name="Default" table:formula="of:=IF ([.$D272]&gt;[.$L$157];1;0)" office:value-type="float" office:value="0" calcext:value-type="float">
            <text:p>0</text:p>
          </table:table-cell>
          <table:table-cell table:style-name="Default" table:formula="of:=IF ([.$D272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73]/(5*60))" office:value-type="float" office:value="3.18055555555556" calcext:value-type="float">
            <text:p>3.18</text:p>
          </table:table-cell>
          <table:table-cell table:number-columns-repeated="2"/>
          <table:table-cell table:style-name="ce17" table:formula="of:=([.G273]-[.$G$157])/6" office:value-type="float" office:value="954.166666666667" calcext:value-type="float">
            <text:p>954.17</text:p>
          </table:table-cell>
          <table:table-cell table:style-name="ce17" office:value-type="float" office:value="5785" calcext:value-type="float">
            <text:p>578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73]&gt;[.$I$157];1;0)" office:value-type="float" office:value="0" calcext:value-type="float">
            <text:p>0</text:p>
          </table:table-cell>
          <table:table-cell table:style-name="Default" table:formula="of:=IF ([.$D273]&gt;[.$J$157];1;0)" office:value-type="float" office:value="0" calcext:value-type="float">
            <text:p>0</text:p>
          </table:table-cell>
          <table:table-cell table:style-name="Default" table:formula="of:=IF ([.$D273]&gt;[.$K$157];1;0)" office:value-type="float" office:value="0" calcext:value-type="float">
            <text:p>0</text:p>
          </table:table-cell>
          <table:table-cell table:style-name="Default" table:formula="of:=IF ([.$D273]&gt;[.$L$157];1;0)" office:value-type="float" office:value="0" calcext:value-type="float">
            <text:p>0</text:p>
          </table:table-cell>
          <table:table-cell table:style-name="Default" table:formula="of:=IF ([.$D273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74]/(5*60))" office:value-type="float" office:value="3.18333333333333" calcext:value-type="float">
            <text:p>3.18</text:p>
          </table:table-cell>
          <table:table-cell table:number-columns-repeated="2"/>
          <table:table-cell table:style-name="ce17" table:formula="of:=([.G274]-[.$G$157])/6" office:value-type="float" office:value="955" calcext:value-type="float">
            <text:p>955.00</text:p>
          </table:table-cell>
          <table:table-cell table:style-name="ce17" office:value-type="float" office:value="5790" calcext:value-type="float">
            <text:p>579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74]&gt;[.$I$157];1;0)" office:value-type="float" office:value="0" calcext:value-type="float">
            <text:p>0</text:p>
          </table:table-cell>
          <table:table-cell table:style-name="Default" table:formula="of:=IF ([.$D274]&gt;[.$J$157];1;0)" office:value-type="float" office:value="0" calcext:value-type="float">
            <text:p>0</text:p>
          </table:table-cell>
          <table:table-cell table:style-name="Default" table:formula="of:=IF ([.$D274]&gt;[.$K$157];1;0)" office:value-type="float" office:value="0" calcext:value-type="float">
            <text:p>0</text:p>
          </table:table-cell>
          <table:table-cell table:style-name="Default" table:formula="of:=IF ([.$D274]&gt;[.$L$157];1;0)" office:value-type="float" office:value="0" calcext:value-type="float">
            <text:p>0</text:p>
          </table:table-cell>
          <table:table-cell table:style-name="Default" table:formula="of:=IF ([.$D274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75]/(5*60))" office:value-type="float" office:value="3.18611111111111" calcext:value-type="float">
            <text:p>3.19</text:p>
          </table:table-cell>
          <table:table-cell table:number-columns-repeated="2"/>
          <table:table-cell table:style-name="ce17" table:formula="of:=([.G275]-[.$G$157])/6" office:value-type="float" office:value="955.833333333333" calcext:value-type="float">
            <text:p>955.83</text:p>
          </table:table-cell>
          <table:table-cell table:style-name="ce17" office:value-type="float" office:value="5795" calcext:value-type="float">
            <text:p>579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75]&gt;[.$I$157];1;0)" office:value-type="float" office:value="0" calcext:value-type="float">
            <text:p>0</text:p>
          </table:table-cell>
          <table:table-cell table:style-name="Default" table:formula="of:=IF ([.$D275]&gt;[.$J$157];1;0)" office:value-type="float" office:value="0" calcext:value-type="float">
            <text:p>0</text:p>
          </table:table-cell>
          <table:table-cell table:style-name="Default" table:formula="of:=IF ([.$D275]&gt;[.$K$157];1;0)" office:value-type="float" office:value="0" calcext:value-type="float">
            <text:p>0</text:p>
          </table:table-cell>
          <table:table-cell table:style-name="Default" table:formula="of:=IF ([.$D275]&gt;[.$L$157];1;0)" office:value-type="float" office:value="0" calcext:value-type="float">
            <text:p>0</text:p>
          </table:table-cell>
          <table:table-cell table:style-name="Default" table:formula="of:=IF ([.$D275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76]/(5*60))" office:value-type="float" office:value="3.18888888888889" calcext:value-type="float">
            <text:p>3.19</text:p>
          </table:table-cell>
          <table:table-cell table:number-columns-repeated="2"/>
          <table:table-cell table:style-name="ce17" table:formula="of:=([.G276]-[.$G$157])/6" office:value-type="float" office:value="956.666666666667" calcext:value-type="float">
            <text:p>956.67</text:p>
          </table:table-cell>
          <table:table-cell table:style-name="ce17" office:value-type="float" office:value="5800" calcext:value-type="float">
            <text:p>580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76]&gt;[.$I$157];1;0)" office:value-type="float" office:value="0" calcext:value-type="float">
            <text:p>0</text:p>
          </table:table-cell>
          <table:table-cell table:style-name="Default" table:formula="of:=IF ([.$D276]&gt;[.$J$157];1;0)" office:value-type="float" office:value="0" calcext:value-type="float">
            <text:p>0</text:p>
          </table:table-cell>
          <table:table-cell table:style-name="Default" table:formula="of:=IF ([.$D276]&gt;[.$K$157];1;0)" office:value-type="float" office:value="0" calcext:value-type="float">
            <text:p>0</text:p>
          </table:table-cell>
          <table:table-cell table:style-name="Default" table:formula="of:=IF ([.$D276]&gt;[.$L$157];1;0)" office:value-type="float" office:value="0" calcext:value-type="float">
            <text:p>0</text:p>
          </table:table-cell>
          <table:table-cell table:style-name="Default" table:formula="of:=IF ([.$D276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77]/(5*60))" office:value-type="float" office:value="3.19166666666667" calcext:value-type="float">
            <text:p>3.19</text:p>
          </table:table-cell>
          <table:table-cell table:number-columns-repeated="2"/>
          <table:table-cell table:style-name="ce17" table:formula="of:=([.G277]-[.$G$157])/6" office:value-type="float" office:value="957.5" calcext:value-type="float">
            <text:p>957.50</text:p>
          </table:table-cell>
          <table:table-cell table:style-name="ce17" office:value-type="float" office:value="5805" calcext:value-type="float">
            <text:p>580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77]&gt;[.$I$157];1;0)" office:value-type="float" office:value="0" calcext:value-type="float">
            <text:p>0</text:p>
          </table:table-cell>
          <table:table-cell table:style-name="Default" table:formula="of:=IF ([.$D277]&gt;[.$J$157];1;0)" office:value-type="float" office:value="0" calcext:value-type="float">
            <text:p>0</text:p>
          </table:table-cell>
          <table:table-cell table:style-name="Default" table:formula="of:=IF ([.$D277]&gt;[.$K$157];1;0)" office:value-type="float" office:value="0" calcext:value-type="float">
            <text:p>0</text:p>
          </table:table-cell>
          <table:table-cell table:style-name="Default" table:formula="of:=IF ([.$D277]&gt;[.$L$157];1;0)" office:value-type="float" office:value="0" calcext:value-type="float">
            <text:p>0</text:p>
          </table:table-cell>
          <table:table-cell table:style-name="Default" table:formula="of:=IF ([.$D277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78]/(5*60))" office:value-type="float" office:value="3.19444444444444" calcext:value-type="float">
            <text:p>3.19</text:p>
          </table:table-cell>
          <table:table-cell table:number-columns-repeated="2"/>
          <table:table-cell table:style-name="ce17" table:formula="of:=([.G278]-[.$G$157])/6" office:value-type="float" office:value="958.333333333333" calcext:value-type="float">
            <text:p>958.33</text:p>
          </table:table-cell>
          <table:table-cell table:style-name="ce17" office:value-type="float" office:value="5810" calcext:value-type="float">
            <text:p>581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78]&gt;[.$I$157];1;0)" office:value-type="float" office:value="0" calcext:value-type="float">
            <text:p>0</text:p>
          </table:table-cell>
          <table:table-cell table:style-name="Default" table:formula="of:=IF ([.$D278]&gt;[.$J$157];1;0)" office:value-type="float" office:value="0" calcext:value-type="float">
            <text:p>0</text:p>
          </table:table-cell>
          <table:table-cell table:style-name="Default" table:formula="of:=IF ([.$D278]&gt;[.$K$157];1;0)" office:value-type="float" office:value="0" calcext:value-type="float">
            <text:p>0</text:p>
          </table:table-cell>
          <table:table-cell table:style-name="Default" table:formula="of:=IF ([.$D278]&gt;[.$L$157];1;0)" office:value-type="float" office:value="0" calcext:value-type="float">
            <text:p>0</text:p>
          </table:table-cell>
          <table:table-cell table:style-name="Default" table:formula="of:=IF ([.$D278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79]/(5*60))" office:value-type="float" office:value="3.19722222222222" calcext:value-type="float">
            <text:p>3.20</text:p>
          </table:table-cell>
          <table:table-cell table:number-columns-repeated="2"/>
          <table:table-cell table:style-name="ce17" table:formula="of:=([.G279]-[.$G$157])/6" office:value-type="float" office:value="959.166666666667" calcext:value-type="float">
            <text:p>959.17</text:p>
          </table:table-cell>
          <table:table-cell table:style-name="ce17" office:value-type="float" office:value="5815" calcext:value-type="float">
            <text:p>581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79]&gt;[.$I$157];1;0)" office:value-type="float" office:value="0" calcext:value-type="float">
            <text:p>0</text:p>
          </table:table-cell>
          <table:table-cell table:style-name="Default" table:formula="of:=IF ([.$D279]&gt;[.$J$157];1;0)" office:value-type="float" office:value="0" calcext:value-type="float">
            <text:p>0</text:p>
          </table:table-cell>
          <table:table-cell table:style-name="Default" table:formula="of:=IF ([.$D279]&gt;[.$K$157];1;0)" office:value-type="float" office:value="0" calcext:value-type="float">
            <text:p>0</text:p>
          </table:table-cell>
          <table:table-cell table:style-name="Default" table:formula="of:=IF ([.$D279]&gt;[.$L$157];1;0)" office:value-type="float" office:value="0" calcext:value-type="float">
            <text:p>0</text:p>
          </table:table-cell>
          <table:table-cell table:style-name="Default" table:formula="of:=IF ([.$D279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80]/(5*60))" office:value-type="float" office:value="3.2" calcext:value-type="float">
            <text:p>3.20</text:p>
          </table:table-cell>
          <table:table-cell table:number-columns-repeated="2"/>
          <table:table-cell table:style-name="ce17" table:formula="of:=([.G280]-[.$G$157])/6" office:value-type="float" office:value="960" calcext:value-type="float">
            <text:p>960.00</text:p>
          </table:table-cell>
          <table:table-cell table:style-name="ce17" office:value-type="float" office:value="5820" calcext:value-type="float">
            <text:p>582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80]&gt;[.$I$157];1;0)" office:value-type="float" office:value="0" calcext:value-type="float">
            <text:p>0</text:p>
          </table:table-cell>
          <table:table-cell table:style-name="Default" table:formula="of:=IF ([.$D280]&gt;[.$J$157];1;0)" office:value-type="float" office:value="0" calcext:value-type="float">
            <text:p>0</text:p>
          </table:table-cell>
          <table:table-cell table:style-name="Default" table:formula="of:=IF ([.$D280]&gt;[.$K$157];1;0)" office:value-type="float" office:value="0" calcext:value-type="float">
            <text:p>0</text:p>
          </table:table-cell>
          <table:table-cell table:style-name="Default" table:formula="of:=IF ([.$D280]&gt;[.$L$157];1;0)" office:value-type="float" office:value="0" calcext:value-type="float">
            <text:p>0</text:p>
          </table:table-cell>
          <table:table-cell table:style-name="Default" table:formula="of:=IF ([.$D280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81]/(5*60))" office:value-type="float" office:value="3.20277777777778" calcext:value-type="float">
            <text:p>3.20</text:p>
          </table:table-cell>
          <table:table-cell table:number-columns-repeated="2"/>
          <table:table-cell table:style-name="ce17" table:formula="of:=([.G281]-[.$G$157])/6" office:value-type="float" office:value="960.833333333333" calcext:value-type="float">
            <text:p>960.83</text:p>
          </table:table-cell>
          <table:table-cell table:style-name="ce17" office:value-type="float" office:value="5825" calcext:value-type="float">
            <text:p>582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81]&gt;[.$I$157];1;0)" office:value-type="float" office:value="0" calcext:value-type="float">
            <text:p>0</text:p>
          </table:table-cell>
          <table:table-cell table:style-name="Default" table:formula="of:=IF ([.$D281]&gt;[.$J$157];1;0)" office:value-type="float" office:value="0" calcext:value-type="float">
            <text:p>0</text:p>
          </table:table-cell>
          <table:table-cell table:style-name="Default" table:formula="of:=IF ([.$D281]&gt;[.$K$157];1;0)" office:value-type="float" office:value="0" calcext:value-type="float">
            <text:p>0</text:p>
          </table:table-cell>
          <table:table-cell table:style-name="Default" table:formula="of:=IF ([.$D281]&gt;[.$L$157];1;0)" office:value-type="float" office:value="0" calcext:value-type="float">
            <text:p>0</text:p>
          </table:table-cell>
          <table:table-cell table:style-name="Default" table:formula="of:=IF ([.$D281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82]/(5*60))" office:value-type="float" office:value="3.20555555555556" calcext:value-type="float">
            <text:p>3.21</text:p>
          </table:table-cell>
          <table:table-cell table:number-columns-repeated="2"/>
          <table:table-cell table:style-name="ce17" table:formula="of:=([.G282]-[.$G$157])/6" office:value-type="float" office:value="961.666666666667" calcext:value-type="float">
            <text:p>961.67</text:p>
          </table:table-cell>
          <table:table-cell table:style-name="ce17" office:value-type="float" office:value="5830" calcext:value-type="float">
            <text:p>583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82]&gt;[.$I$157];1;0)" office:value-type="float" office:value="0" calcext:value-type="float">
            <text:p>0</text:p>
          </table:table-cell>
          <table:table-cell table:style-name="Default" table:formula="of:=IF ([.$D282]&gt;[.$J$157];1;0)" office:value-type="float" office:value="0" calcext:value-type="float">
            <text:p>0</text:p>
          </table:table-cell>
          <table:table-cell table:style-name="Default" table:formula="of:=IF ([.$D282]&gt;[.$K$157];1;0)" office:value-type="float" office:value="0" calcext:value-type="float">
            <text:p>0</text:p>
          </table:table-cell>
          <table:table-cell table:style-name="Default" table:formula="of:=IF ([.$D282]&gt;[.$L$157];1;0)" office:value-type="float" office:value="0" calcext:value-type="float">
            <text:p>0</text:p>
          </table:table-cell>
          <table:table-cell table:style-name="Default" table:formula="of:=IF ([.$D282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83]/(5*60))" office:value-type="float" office:value="3.20833333333333" calcext:value-type="float">
            <text:p>3.21</text:p>
          </table:table-cell>
          <table:table-cell table:number-columns-repeated="2"/>
          <table:table-cell table:style-name="ce17" table:formula="of:=([.G283]-[.$G$157])/6" office:value-type="float" office:value="962.5" calcext:value-type="float">
            <text:p>962.50</text:p>
          </table:table-cell>
          <table:table-cell table:style-name="ce17" office:value-type="float" office:value="5835" calcext:value-type="float">
            <text:p>583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83]&gt;[.$I$157];1;0)" office:value-type="float" office:value="0" calcext:value-type="float">
            <text:p>0</text:p>
          </table:table-cell>
          <table:table-cell table:style-name="Default" table:formula="of:=IF ([.$D283]&gt;[.$J$157];1;0)" office:value-type="float" office:value="0" calcext:value-type="float">
            <text:p>0</text:p>
          </table:table-cell>
          <table:table-cell table:style-name="Default" table:formula="of:=IF ([.$D283]&gt;[.$K$157];1;0)" office:value-type="float" office:value="0" calcext:value-type="float">
            <text:p>0</text:p>
          </table:table-cell>
          <table:table-cell table:style-name="Default" table:formula="of:=IF ([.$D283]&gt;[.$L$157];1;0)" office:value-type="float" office:value="0" calcext:value-type="float">
            <text:p>0</text:p>
          </table:table-cell>
          <table:table-cell table:style-name="Default" table:formula="of:=IF ([.$D283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84]/(5*60))" office:value-type="float" office:value="3.21111111111111" calcext:value-type="float">
            <text:p>3.21</text:p>
          </table:table-cell>
          <table:table-cell table:number-columns-repeated="2"/>
          <table:table-cell table:style-name="ce17" table:formula="of:=([.G284]-[.$G$157])/6" office:value-type="float" office:value="963.333333333333" calcext:value-type="float">
            <text:p>963.33</text:p>
          </table:table-cell>
          <table:table-cell table:style-name="ce17" office:value-type="float" office:value="5840" calcext:value-type="float">
            <text:p>584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84]&gt;[.$I$157];1;0)" office:value-type="float" office:value="0" calcext:value-type="float">
            <text:p>0</text:p>
          </table:table-cell>
          <table:table-cell table:style-name="Default" table:formula="of:=IF ([.$D284]&gt;[.$J$157];1;0)" office:value-type="float" office:value="0" calcext:value-type="float">
            <text:p>0</text:p>
          </table:table-cell>
          <table:table-cell table:style-name="Default" table:formula="of:=IF ([.$D284]&gt;[.$K$157];1;0)" office:value-type="float" office:value="0" calcext:value-type="float">
            <text:p>0</text:p>
          </table:table-cell>
          <table:table-cell table:style-name="Default" table:formula="of:=IF ([.$D284]&gt;[.$L$157];1;0)" office:value-type="float" office:value="0" calcext:value-type="float">
            <text:p>0</text:p>
          </table:table-cell>
          <table:table-cell table:style-name="Default" table:formula="of:=IF ([.$D284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85]/(5*60))" office:value-type="float" office:value="3.21388888888889" calcext:value-type="float">
            <text:p>3.21</text:p>
          </table:table-cell>
          <table:table-cell table:number-columns-repeated="2"/>
          <table:table-cell table:style-name="ce17" table:formula="of:=([.G285]-[.$G$157])/6" office:value-type="float" office:value="964.166666666667" calcext:value-type="float">
            <text:p>964.17</text:p>
          </table:table-cell>
          <table:table-cell table:style-name="ce17" office:value-type="float" office:value="5845" calcext:value-type="float">
            <text:p>584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85]&gt;[.$I$157];1;0)" office:value-type="float" office:value="0" calcext:value-type="float">
            <text:p>0</text:p>
          </table:table-cell>
          <table:table-cell table:style-name="Default" table:formula="of:=IF ([.$D285]&gt;[.$J$157];1;0)" office:value-type="float" office:value="0" calcext:value-type="float">
            <text:p>0</text:p>
          </table:table-cell>
          <table:table-cell table:style-name="Default" table:formula="of:=IF ([.$D285]&gt;[.$K$157];1;0)" office:value-type="float" office:value="0" calcext:value-type="float">
            <text:p>0</text:p>
          </table:table-cell>
          <table:table-cell table:style-name="Default" table:formula="of:=IF ([.$D285]&gt;[.$L$157];1;0)" office:value-type="float" office:value="0" calcext:value-type="float">
            <text:p>0</text:p>
          </table:table-cell>
          <table:table-cell table:style-name="Default" table:formula="of:=IF ([.$D285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86]/(5*60))" office:value-type="float" office:value="3.21666666666667" calcext:value-type="float">
            <text:p>3.22</text:p>
          </table:table-cell>
          <table:table-cell table:number-columns-repeated="2"/>
          <table:table-cell table:style-name="ce17" table:formula="of:=([.G286]-[.$G$157])/6" office:value-type="float" office:value="965" calcext:value-type="float">
            <text:p>965.00</text:p>
          </table:table-cell>
          <table:table-cell table:style-name="ce17" office:value-type="float" office:value="5850" calcext:value-type="float">
            <text:p>585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86]&gt;[.$I$157];1;0)" office:value-type="float" office:value="0" calcext:value-type="float">
            <text:p>0</text:p>
          </table:table-cell>
          <table:table-cell table:style-name="Default" table:formula="of:=IF ([.$D286]&gt;[.$J$157];1;0)" office:value-type="float" office:value="0" calcext:value-type="float">
            <text:p>0</text:p>
          </table:table-cell>
          <table:table-cell table:style-name="Default" table:formula="of:=IF ([.$D286]&gt;[.$K$157];1;0)" office:value-type="float" office:value="0" calcext:value-type="float">
            <text:p>0</text:p>
          </table:table-cell>
          <table:table-cell table:style-name="Default" table:formula="of:=IF ([.$D286]&gt;[.$L$157];1;0)" office:value-type="float" office:value="0" calcext:value-type="float">
            <text:p>0</text:p>
          </table:table-cell>
          <table:table-cell table:style-name="Default" table:formula="of:=IF ([.$D286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87]/(5*60))" office:value-type="float" office:value="3.21944444444444" calcext:value-type="float">
            <text:p>3.22</text:p>
          </table:table-cell>
          <table:table-cell table:number-columns-repeated="2"/>
          <table:table-cell table:style-name="ce17" table:formula="of:=([.G287]-[.$G$157])/6" office:value-type="float" office:value="965.833333333333" calcext:value-type="float">
            <text:p>965.83</text:p>
          </table:table-cell>
          <table:table-cell table:style-name="ce17" office:value-type="float" office:value="5855" calcext:value-type="float">
            <text:p>585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87]&gt;[.$I$157];1;0)" office:value-type="float" office:value="0" calcext:value-type="float">
            <text:p>0</text:p>
          </table:table-cell>
          <table:table-cell table:style-name="Default" table:formula="of:=IF ([.$D287]&gt;[.$J$157];1;0)" office:value-type="float" office:value="0" calcext:value-type="float">
            <text:p>0</text:p>
          </table:table-cell>
          <table:table-cell table:style-name="Default" table:formula="of:=IF ([.$D287]&gt;[.$K$157];1;0)" office:value-type="float" office:value="0" calcext:value-type="float">
            <text:p>0</text:p>
          </table:table-cell>
          <table:table-cell table:style-name="Default" table:formula="of:=IF ([.$D287]&gt;[.$L$157];1;0)" office:value-type="float" office:value="0" calcext:value-type="float">
            <text:p>0</text:p>
          </table:table-cell>
          <table:table-cell table:style-name="Default" table:formula="of:=IF ([.$D287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88]/(5*60))" office:value-type="float" office:value="3.22222222222222" calcext:value-type="float">
            <text:p>3.22</text:p>
          </table:table-cell>
          <table:table-cell table:number-columns-repeated="2"/>
          <table:table-cell table:style-name="ce17" table:formula="of:=([.G288]-[.$G$157])/6" office:value-type="float" office:value="966.666666666667" calcext:value-type="float">
            <text:p>966.67</text:p>
          </table:table-cell>
          <table:table-cell table:style-name="ce17" office:value-type="float" office:value="5860" calcext:value-type="float">
            <text:p>586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88]&gt;[.$I$157];1;0)" office:value-type="float" office:value="0" calcext:value-type="float">
            <text:p>0</text:p>
          </table:table-cell>
          <table:table-cell table:style-name="Default" table:formula="of:=IF ([.$D288]&gt;[.$J$157];1;0)" office:value-type="float" office:value="0" calcext:value-type="float">
            <text:p>0</text:p>
          </table:table-cell>
          <table:table-cell table:style-name="Default" table:formula="of:=IF ([.$D288]&gt;[.$K$157];1;0)" office:value-type="float" office:value="0" calcext:value-type="float">
            <text:p>0</text:p>
          </table:table-cell>
          <table:table-cell table:style-name="Default" table:formula="of:=IF ([.$D288]&gt;[.$L$157];1;0)" office:value-type="float" office:value="0" calcext:value-type="float">
            <text:p>0</text:p>
          </table:table-cell>
          <table:table-cell table:style-name="Default" table:formula="of:=IF ([.$D288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89]/(5*60))" office:value-type="float" office:value="3.225" calcext:value-type="float">
            <text:p>3.23</text:p>
          </table:table-cell>
          <table:table-cell table:number-columns-repeated="2"/>
          <table:table-cell table:style-name="ce17" table:formula="of:=([.G289]-[.$G$157])/6" office:value-type="float" office:value="967.5" calcext:value-type="float">
            <text:p>967.50</text:p>
          </table:table-cell>
          <table:table-cell table:style-name="ce17" office:value-type="float" office:value="5865" calcext:value-type="float">
            <text:p>586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89]&gt;[.$I$157];1;0)" office:value-type="float" office:value="0" calcext:value-type="float">
            <text:p>0</text:p>
          </table:table-cell>
          <table:table-cell table:style-name="Default" table:formula="of:=IF ([.$D289]&gt;[.$J$157];1;0)" office:value-type="float" office:value="0" calcext:value-type="float">
            <text:p>0</text:p>
          </table:table-cell>
          <table:table-cell table:style-name="Default" table:formula="of:=IF ([.$D289]&gt;[.$K$157];1;0)" office:value-type="float" office:value="0" calcext:value-type="float">
            <text:p>0</text:p>
          </table:table-cell>
          <table:table-cell table:style-name="Default" table:formula="of:=IF ([.$D289]&gt;[.$L$157];1;0)" office:value-type="float" office:value="0" calcext:value-type="float">
            <text:p>0</text:p>
          </table:table-cell>
          <table:table-cell table:style-name="Default" table:formula="of:=IF ([.$D289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90]/(5*60))" office:value-type="float" office:value="3.22777777777778" calcext:value-type="float">
            <text:p>3.23</text:p>
          </table:table-cell>
          <table:table-cell table:number-columns-repeated="2"/>
          <table:table-cell table:style-name="ce17" table:formula="of:=([.G290]-[.$G$157])/6" office:value-type="float" office:value="968.333333333333" calcext:value-type="float">
            <text:p>968.33</text:p>
          </table:table-cell>
          <table:table-cell table:style-name="ce17" office:value-type="float" office:value="5870" calcext:value-type="float">
            <text:p>587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90]&gt;[.$I$157];1;0)" office:value-type="float" office:value="0" calcext:value-type="float">
            <text:p>0</text:p>
          </table:table-cell>
          <table:table-cell table:style-name="Default" table:formula="of:=IF ([.$D290]&gt;[.$J$157];1;0)" office:value-type="float" office:value="0" calcext:value-type="float">
            <text:p>0</text:p>
          </table:table-cell>
          <table:table-cell table:style-name="Default" table:formula="of:=IF ([.$D290]&gt;[.$K$157];1;0)" office:value-type="float" office:value="0" calcext:value-type="float">
            <text:p>0</text:p>
          </table:table-cell>
          <table:table-cell table:style-name="Default" table:formula="of:=IF ([.$D290]&gt;[.$L$157];1;0)" office:value-type="float" office:value="0" calcext:value-type="float">
            <text:p>0</text:p>
          </table:table-cell>
          <table:table-cell table:style-name="Default" table:formula="of:=IF ([.$D290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91]/(5*60))" office:value-type="float" office:value="3.23055555555556" calcext:value-type="float">
            <text:p>3.23</text:p>
          </table:table-cell>
          <table:table-cell table:number-columns-repeated="2"/>
          <table:table-cell table:style-name="ce17" table:formula="of:=([.G291]-[.$G$157])/6" office:value-type="float" office:value="969.166666666667" calcext:value-type="float">
            <text:p>969.17</text:p>
          </table:table-cell>
          <table:table-cell table:style-name="ce17" office:value-type="float" office:value="5875" calcext:value-type="float">
            <text:p>587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91]&gt;[.$I$157];1;0)" office:value-type="float" office:value="0" calcext:value-type="float">
            <text:p>0</text:p>
          </table:table-cell>
          <table:table-cell table:style-name="Default" table:formula="of:=IF ([.$D291]&gt;[.$J$157];1;0)" office:value-type="float" office:value="0" calcext:value-type="float">
            <text:p>0</text:p>
          </table:table-cell>
          <table:table-cell table:style-name="Default" table:formula="of:=IF ([.$D291]&gt;[.$K$157];1;0)" office:value-type="float" office:value="0" calcext:value-type="float">
            <text:p>0</text:p>
          </table:table-cell>
          <table:table-cell table:style-name="Default" table:formula="of:=IF ([.$D291]&gt;[.$L$157];1;0)" office:value-type="float" office:value="0" calcext:value-type="float">
            <text:p>0</text:p>
          </table:table-cell>
          <table:table-cell table:style-name="Default" table:formula="of:=IF ([.$D291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92]/(5*60))" office:value-type="float" office:value="3.23333333333333" calcext:value-type="float">
            <text:p>3.23</text:p>
          </table:table-cell>
          <table:table-cell table:number-columns-repeated="2"/>
          <table:table-cell table:style-name="ce17" table:formula="of:=([.G292]-[.$G$157])/6" office:value-type="float" office:value="970" calcext:value-type="float">
            <text:p>970.00</text:p>
          </table:table-cell>
          <table:table-cell table:style-name="ce17" office:value-type="float" office:value="5880" calcext:value-type="float">
            <text:p>588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92]&gt;[.$I$157];1;0)" office:value-type="float" office:value="0" calcext:value-type="float">
            <text:p>0</text:p>
          </table:table-cell>
          <table:table-cell table:style-name="Default" table:formula="of:=IF ([.$D292]&gt;[.$J$157];1;0)" office:value-type="float" office:value="0" calcext:value-type="float">
            <text:p>0</text:p>
          </table:table-cell>
          <table:table-cell table:style-name="Default" table:formula="of:=IF ([.$D292]&gt;[.$K$157];1;0)" office:value-type="float" office:value="0" calcext:value-type="float">
            <text:p>0</text:p>
          </table:table-cell>
          <table:table-cell table:style-name="Default" table:formula="of:=IF ([.$D292]&gt;[.$L$157];1;0)" office:value-type="float" office:value="0" calcext:value-type="float">
            <text:p>0</text:p>
          </table:table-cell>
          <table:table-cell table:style-name="Default" table:formula="of:=IF ([.$D292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93]/(5*60))" office:value-type="float" office:value="3.23611111111111" calcext:value-type="float">
            <text:p>3.24</text:p>
          </table:table-cell>
          <table:table-cell table:number-columns-repeated="2"/>
          <table:table-cell table:style-name="ce17" table:formula="of:=([.G293]-[.$G$157])/6" office:value-type="float" office:value="970.833333333333" calcext:value-type="float">
            <text:p>970.83</text:p>
          </table:table-cell>
          <table:table-cell table:style-name="ce17" office:value-type="float" office:value="5885" calcext:value-type="float">
            <text:p>588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93]&gt;[.$I$157];1;0)" office:value-type="float" office:value="0" calcext:value-type="float">
            <text:p>0</text:p>
          </table:table-cell>
          <table:table-cell table:style-name="Default" table:formula="of:=IF ([.$D293]&gt;[.$J$157];1;0)" office:value-type="float" office:value="0" calcext:value-type="float">
            <text:p>0</text:p>
          </table:table-cell>
          <table:table-cell table:style-name="Default" table:formula="of:=IF ([.$D293]&gt;[.$K$157];1;0)" office:value-type="float" office:value="0" calcext:value-type="float">
            <text:p>0</text:p>
          </table:table-cell>
          <table:table-cell table:style-name="Default" table:formula="of:=IF ([.$D293]&gt;[.$L$157];1;0)" office:value-type="float" office:value="0" calcext:value-type="float">
            <text:p>0</text:p>
          </table:table-cell>
          <table:table-cell table:style-name="Default" table:formula="of:=IF ([.$D293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94]/(5*60))" office:value-type="float" office:value="3.23888888888889" calcext:value-type="float">
            <text:p>3.24</text:p>
          </table:table-cell>
          <table:table-cell table:number-columns-repeated="2"/>
          <table:table-cell table:style-name="ce17" table:formula="of:=([.G294]-[.$G$157])/6" office:value-type="float" office:value="971.666666666667" calcext:value-type="float">
            <text:p>971.67</text:p>
          </table:table-cell>
          <table:table-cell table:style-name="ce17" office:value-type="float" office:value="5890" calcext:value-type="float">
            <text:p>589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94]&gt;[.$I$157];1;0)" office:value-type="float" office:value="0" calcext:value-type="float">
            <text:p>0</text:p>
          </table:table-cell>
          <table:table-cell table:style-name="Default" table:formula="of:=IF ([.$D294]&gt;[.$J$157];1;0)" office:value-type="float" office:value="0" calcext:value-type="float">
            <text:p>0</text:p>
          </table:table-cell>
          <table:table-cell table:style-name="Default" table:formula="of:=IF ([.$D294]&gt;[.$K$157];1;0)" office:value-type="float" office:value="0" calcext:value-type="float">
            <text:p>0</text:p>
          </table:table-cell>
          <table:table-cell table:style-name="Default" table:formula="of:=IF ([.$D294]&gt;[.$L$157];1;0)" office:value-type="float" office:value="0" calcext:value-type="float">
            <text:p>0</text:p>
          </table:table-cell>
          <table:table-cell table:style-name="Default" table:formula="of:=IF ([.$D294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95]/(5*60))" office:value-type="float" office:value="3.24166666666667" calcext:value-type="float">
            <text:p>3.24</text:p>
          </table:table-cell>
          <table:table-cell table:number-columns-repeated="2"/>
          <table:table-cell table:style-name="ce17" table:formula="of:=([.G295]-[.$G$157])/6" office:value-type="float" office:value="972.5" calcext:value-type="float">
            <text:p>972.50</text:p>
          </table:table-cell>
          <table:table-cell table:style-name="ce17" office:value-type="float" office:value="5895" calcext:value-type="float">
            <text:p>589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95]&gt;[.$I$157];1;0)" office:value-type="float" office:value="0" calcext:value-type="float">
            <text:p>0</text:p>
          </table:table-cell>
          <table:table-cell table:style-name="Default" table:formula="of:=IF ([.$D295]&gt;[.$J$157];1;0)" office:value-type="float" office:value="0" calcext:value-type="float">
            <text:p>0</text:p>
          </table:table-cell>
          <table:table-cell table:style-name="Default" table:formula="of:=IF ([.$D295]&gt;[.$K$157];1;0)" office:value-type="float" office:value="0" calcext:value-type="float">
            <text:p>0</text:p>
          </table:table-cell>
          <table:table-cell table:style-name="Default" table:formula="of:=IF ([.$D295]&gt;[.$L$157];1;0)" office:value-type="float" office:value="0" calcext:value-type="float">
            <text:p>0</text:p>
          </table:table-cell>
          <table:table-cell table:style-name="Default" table:formula="of:=IF ([.$D295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96]/(5*60))" office:value-type="float" office:value="3.24444444444444" calcext:value-type="float">
            <text:p>3.24</text:p>
          </table:table-cell>
          <table:table-cell table:number-columns-repeated="2"/>
          <table:table-cell table:style-name="ce17" table:formula="of:=([.G296]-[.$G$157])/6" office:value-type="float" office:value="973.333333333333" calcext:value-type="float">
            <text:p>973.33</text:p>
          </table:table-cell>
          <table:table-cell table:style-name="ce17" office:value-type="float" office:value="5900" calcext:value-type="float">
            <text:p>590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96]&gt;[.$I$157];1;0)" office:value-type="float" office:value="0" calcext:value-type="float">
            <text:p>0</text:p>
          </table:table-cell>
          <table:table-cell table:style-name="Default" table:formula="of:=IF ([.$D296]&gt;[.$J$157];1;0)" office:value-type="float" office:value="0" calcext:value-type="float">
            <text:p>0</text:p>
          </table:table-cell>
          <table:table-cell table:style-name="Default" table:formula="of:=IF ([.$D296]&gt;[.$K$157];1;0)" office:value-type="float" office:value="0" calcext:value-type="float">
            <text:p>0</text:p>
          </table:table-cell>
          <table:table-cell table:style-name="Default" table:formula="of:=IF ([.$D296]&gt;[.$L$157];1;0)" office:value-type="float" office:value="0" calcext:value-type="float">
            <text:p>0</text:p>
          </table:table-cell>
          <table:table-cell table:style-name="Default" table:formula="of:=IF ([.$D296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97]/(5*60))" office:value-type="float" office:value="3.24722222222222" calcext:value-type="float">
            <text:p>3.25</text:p>
          </table:table-cell>
          <table:table-cell table:number-columns-repeated="2"/>
          <table:table-cell table:style-name="ce17" table:formula="of:=([.G297]-[.$G$157])/6" office:value-type="float" office:value="974.166666666667" calcext:value-type="float">
            <text:p>974.17</text:p>
          </table:table-cell>
          <table:table-cell table:style-name="ce17" office:value-type="float" office:value="5905" calcext:value-type="float">
            <text:p>590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97]&gt;[.$I$157];1;0)" office:value-type="float" office:value="0" calcext:value-type="float">
            <text:p>0</text:p>
          </table:table-cell>
          <table:table-cell table:style-name="Default" table:formula="of:=IF ([.$D297]&gt;[.$J$157];1;0)" office:value-type="float" office:value="0" calcext:value-type="float">
            <text:p>0</text:p>
          </table:table-cell>
          <table:table-cell table:style-name="Default" table:formula="of:=IF ([.$D297]&gt;[.$K$157];1;0)" office:value-type="float" office:value="0" calcext:value-type="float">
            <text:p>0</text:p>
          </table:table-cell>
          <table:table-cell table:style-name="Default" table:formula="of:=IF ([.$D297]&gt;[.$L$157];1;0)" office:value-type="float" office:value="0" calcext:value-type="float">
            <text:p>0</text:p>
          </table:table-cell>
          <table:table-cell table:style-name="Default" table:formula="of:=IF ([.$D297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98]/(5*60))" office:value-type="float" office:value="3.25" calcext:value-type="float">
            <text:p>3.25</text:p>
          </table:table-cell>
          <table:table-cell table:number-columns-repeated="2"/>
          <table:table-cell table:style-name="ce17" table:formula="of:=([.G298]-[.$G$157])/6" office:value-type="float" office:value="975" calcext:value-type="float">
            <text:p>975.00</text:p>
          </table:table-cell>
          <table:table-cell table:style-name="ce17" office:value-type="float" office:value="5910" calcext:value-type="float">
            <text:p>591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98]&gt;[.$I$157];1;0)" office:value-type="float" office:value="0" calcext:value-type="float">
            <text:p>0</text:p>
          </table:table-cell>
          <table:table-cell table:style-name="Default" table:formula="of:=IF ([.$D298]&gt;[.$J$157];1;0)" office:value-type="float" office:value="0" calcext:value-type="float">
            <text:p>0</text:p>
          </table:table-cell>
          <table:table-cell table:style-name="Default" table:formula="of:=IF ([.$D298]&gt;[.$K$157];1;0)" office:value-type="float" office:value="0" calcext:value-type="float">
            <text:p>0</text:p>
          </table:table-cell>
          <table:table-cell table:style-name="Default" table:formula="of:=IF ([.$D298]&gt;[.$L$157];1;0)" office:value-type="float" office:value="0" calcext:value-type="float">
            <text:p>0</text:p>
          </table:table-cell>
          <table:table-cell table:style-name="Default" table:formula="of:=IF ([.$D298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299]/(5*60))" office:value-type="float" office:value="3.25277777777778" calcext:value-type="float">
            <text:p>3.25</text:p>
          </table:table-cell>
          <table:table-cell table:number-columns-repeated="2"/>
          <table:table-cell table:style-name="ce17" table:formula="of:=([.G299]-[.$G$157])/6" office:value-type="float" office:value="975.833333333333" calcext:value-type="float">
            <text:p>975.83</text:p>
          </table:table-cell>
          <table:table-cell table:style-name="ce17" office:value-type="float" office:value="5915" calcext:value-type="float">
            <text:p>591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299]&gt;[.$I$157];1;0)" office:value-type="float" office:value="0" calcext:value-type="float">
            <text:p>0</text:p>
          </table:table-cell>
          <table:table-cell table:style-name="Default" table:formula="of:=IF ([.$D299]&gt;[.$J$157];1;0)" office:value-type="float" office:value="0" calcext:value-type="float">
            <text:p>0</text:p>
          </table:table-cell>
          <table:table-cell table:style-name="Default" table:formula="of:=IF ([.$D299]&gt;[.$K$157];1;0)" office:value-type="float" office:value="0" calcext:value-type="float">
            <text:p>0</text:p>
          </table:table-cell>
          <table:table-cell table:style-name="Default" table:formula="of:=IF ([.$D299]&gt;[.$L$157];1;0)" office:value-type="float" office:value="0" calcext:value-type="float">
            <text:p>0</text:p>
          </table:table-cell>
          <table:table-cell table:style-name="Default" table:formula="of:=IF ([.$D299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00]/(5*60))" office:value-type="float" office:value="3.25555555555556" calcext:value-type="float">
            <text:p>3.26</text:p>
          </table:table-cell>
          <table:table-cell table:number-columns-repeated="2"/>
          <table:table-cell table:style-name="ce17" table:formula="of:=([.G300]-[.$G$157])/6" office:value-type="float" office:value="976.666666666667" calcext:value-type="float">
            <text:p>976.67</text:p>
          </table:table-cell>
          <table:table-cell table:style-name="ce17" office:value-type="float" office:value="5920" calcext:value-type="float">
            <text:p>592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00]&gt;[.$I$157];1;0)" office:value-type="float" office:value="0" calcext:value-type="float">
            <text:p>0</text:p>
          </table:table-cell>
          <table:table-cell table:style-name="Default" table:formula="of:=IF ([.$D300]&gt;[.$J$157];1;0)" office:value-type="float" office:value="0" calcext:value-type="float">
            <text:p>0</text:p>
          </table:table-cell>
          <table:table-cell table:style-name="Default" table:formula="of:=IF ([.$D300]&gt;[.$K$157];1;0)" office:value-type="float" office:value="0" calcext:value-type="float">
            <text:p>0</text:p>
          </table:table-cell>
          <table:table-cell table:style-name="Default" table:formula="of:=IF ([.$D300]&gt;[.$L$157];1;0)" office:value-type="float" office:value="0" calcext:value-type="float">
            <text:p>0</text:p>
          </table:table-cell>
          <table:table-cell table:style-name="Default" table:formula="of:=IF ([.$D300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01]/(5*60))" office:value-type="float" office:value="3.25833333333333" calcext:value-type="float">
            <text:p>3.26</text:p>
          </table:table-cell>
          <table:table-cell table:number-columns-repeated="2"/>
          <table:table-cell table:style-name="ce17" table:formula="of:=([.G301]-[.$G$157])/6" office:value-type="float" office:value="977.5" calcext:value-type="float">
            <text:p>977.50</text:p>
          </table:table-cell>
          <table:table-cell table:style-name="ce17" office:value-type="float" office:value="5925" calcext:value-type="float">
            <text:p>592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01]&gt;[.$I$157];1;0)" office:value-type="float" office:value="0" calcext:value-type="float">
            <text:p>0</text:p>
          </table:table-cell>
          <table:table-cell table:style-name="Default" table:formula="of:=IF ([.$D301]&gt;[.$J$157];1;0)" office:value-type="float" office:value="0" calcext:value-type="float">
            <text:p>0</text:p>
          </table:table-cell>
          <table:table-cell table:style-name="Default" table:formula="of:=IF ([.$D301]&gt;[.$K$157];1;0)" office:value-type="float" office:value="0" calcext:value-type="float">
            <text:p>0</text:p>
          </table:table-cell>
          <table:table-cell table:style-name="Default" table:formula="of:=IF ([.$D301]&gt;[.$L$157];1;0)" office:value-type="float" office:value="0" calcext:value-type="float">
            <text:p>0</text:p>
          </table:table-cell>
          <table:table-cell table:style-name="Default" table:formula="of:=IF ([.$D301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02]/(5*60))" office:value-type="float" office:value="3.26111111111111" calcext:value-type="float">
            <text:p>3.26</text:p>
          </table:table-cell>
          <table:table-cell table:number-columns-repeated="2"/>
          <table:table-cell table:style-name="ce17" table:formula="of:=([.G302]-[.$G$157])/6" office:value-type="float" office:value="978.333333333333" calcext:value-type="float">
            <text:p>978.33</text:p>
          </table:table-cell>
          <table:table-cell table:style-name="ce17" office:value-type="float" office:value="5930" calcext:value-type="float">
            <text:p>593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02]&gt;[.$I$157];1;0)" office:value-type="float" office:value="0" calcext:value-type="float">
            <text:p>0</text:p>
          </table:table-cell>
          <table:table-cell table:style-name="Default" table:formula="of:=IF ([.$D302]&gt;[.$J$157];1;0)" office:value-type="float" office:value="0" calcext:value-type="float">
            <text:p>0</text:p>
          </table:table-cell>
          <table:table-cell table:style-name="Default" table:formula="of:=IF ([.$D302]&gt;[.$K$157];1;0)" office:value-type="float" office:value="0" calcext:value-type="float">
            <text:p>0</text:p>
          </table:table-cell>
          <table:table-cell table:style-name="Default" table:formula="of:=IF ([.$D302]&gt;[.$L$157];1;0)" office:value-type="float" office:value="0" calcext:value-type="float">
            <text:p>0</text:p>
          </table:table-cell>
          <table:table-cell table:style-name="Default" table:formula="of:=IF ([.$D302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03]/(5*60))" office:value-type="float" office:value="3.26388888888889" calcext:value-type="float">
            <text:p>3.26</text:p>
          </table:table-cell>
          <table:table-cell table:number-columns-repeated="2"/>
          <table:table-cell table:style-name="ce17" table:formula="of:=([.G303]-[.$G$157])/6" office:value-type="float" office:value="979.166666666667" calcext:value-type="float">
            <text:p>979.17</text:p>
          </table:table-cell>
          <table:table-cell table:style-name="ce17" office:value-type="float" office:value="5935" calcext:value-type="float">
            <text:p>593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03]&gt;[.$I$157];1;0)" office:value-type="float" office:value="0" calcext:value-type="float">
            <text:p>0</text:p>
          </table:table-cell>
          <table:table-cell table:style-name="Default" table:formula="of:=IF ([.$D303]&gt;[.$J$157];1;0)" office:value-type="float" office:value="0" calcext:value-type="float">
            <text:p>0</text:p>
          </table:table-cell>
          <table:table-cell table:style-name="Default" table:formula="of:=IF ([.$D303]&gt;[.$K$157];1;0)" office:value-type="float" office:value="0" calcext:value-type="float">
            <text:p>0</text:p>
          </table:table-cell>
          <table:table-cell table:style-name="Default" table:formula="of:=IF ([.$D303]&gt;[.$L$157];1;0)" office:value-type="float" office:value="0" calcext:value-type="float">
            <text:p>0</text:p>
          </table:table-cell>
          <table:table-cell table:style-name="Default" table:formula="of:=IF ([.$D303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04]/(5*60))" office:value-type="float" office:value="3.26666666666667" calcext:value-type="float">
            <text:p>3.27</text:p>
          </table:table-cell>
          <table:table-cell table:number-columns-repeated="2"/>
          <table:table-cell table:style-name="ce17" table:formula="of:=([.G304]-[.$G$157])/6" office:value-type="float" office:value="980" calcext:value-type="float">
            <text:p>980.00</text:p>
          </table:table-cell>
          <table:table-cell table:style-name="ce17" office:value-type="float" office:value="5940" calcext:value-type="float">
            <text:p>594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04]&gt;[.$I$157];1;0)" office:value-type="float" office:value="0" calcext:value-type="float">
            <text:p>0</text:p>
          </table:table-cell>
          <table:table-cell table:style-name="Default" table:formula="of:=IF ([.$D304]&gt;[.$J$157];1;0)" office:value-type="float" office:value="0" calcext:value-type="float">
            <text:p>0</text:p>
          </table:table-cell>
          <table:table-cell table:style-name="Default" table:formula="of:=IF ([.$D304]&gt;[.$K$157];1;0)" office:value-type="float" office:value="0" calcext:value-type="float">
            <text:p>0</text:p>
          </table:table-cell>
          <table:table-cell table:style-name="Default" table:formula="of:=IF ([.$D304]&gt;[.$L$157];1;0)" office:value-type="float" office:value="0" calcext:value-type="float">
            <text:p>0</text:p>
          </table:table-cell>
          <table:table-cell table:style-name="Default" table:formula="of:=IF ([.$D304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05]/(5*60))" office:value-type="float" office:value="3.26944444444444" calcext:value-type="float">
            <text:p>3.27</text:p>
          </table:table-cell>
          <table:table-cell table:number-columns-repeated="2"/>
          <table:table-cell table:style-name="ce17" table:formula="of:=([.G305]-[.$G$157])/6" office:value-type="float" office:value="980.833333333333" calcext:value-type="float">
            <text:p>980.83</text:p>
          </table:table-cell>
          <table:table-cell table:style-name="ce17" office:value-type="float" office:value="5945" calcext:value-type="float">
            <text:p>594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05]&gt;[.$I$157];1;0)" office:value-type="float" office:value="0" calcext:value-type="float">
            <text:p>0</text:p>
          </table:table-cell>
          <table:table-cell table:style-name="Default" table:formula="of:=IF ([.$D305]&gt;[.$J$157];1;0)" office:value-type="float" office:value="0" calcext:value-type="float">
            <text:p>0</text:p>
          </table:table-cell>
          <table:table-cell table:style-name="Default" table:formula="of:=IF ([.$D305]&gt;[.$K$157];1;0)" office:value-type="float" office:value="0" calcext:value-type="float">
            <text:p>0</text:p>
          </table:table-cell>
          <table:table-cell table:style-name="Default" table:formula="of:=IF ([.$D305]&gt;[.$L$157];1;0)" office:value-type="float" office:value="0" calcext:value-type="float">
            <text:p>0</text:p>
          </table:table-cell>
          <table:table-cell table:style-name="Default" table:formula="of:=IF ([.$D305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06]/(5*60))" office:value-type="float" office:value="3.27222222222222" calcext:value-type="float">
            <text:p>3.27</text:p>
          </table:table-cell>
          <table:table-cell table:number-columns-repeated="2"/>
          <table:table-cell table:style-name="ce17" table:formula="of:=([.G306]-[.$G$157])/6" office:value-type="float" office:value="981.666666666667" calcext:value-type="float">
            <text:p>981.67</text:p>
          </table:table-cell>
          <table:table-cell table:style-name="ce17" office:value-type="float" office:value="5950" calcext:value-type="float">
            <text:p>595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06]&gt;[.$I$157];1;0)" office:value-type="float" office:value="0" calcext:value-type="float">
            <text:p>0</text:p>
          </table:table-cell>
          <table:table-cell table:style-name="Default" table:formula="of:=IF ([.$D306]&gt;[.$J$157];1;0)" office:value-type="float" office:value="0" calcext:value-type="float">
            <text:p>0</text:p>
          </table:table-cell>
          <table:table-cell table:style-name="Default" table:formula="of:=IF ([.$D306]&gt;[.$K$157];1;0)" office:value-type="float" office:value="0" calcext:value-type="float">
            <text:p>0</text:p>
          </table:table-cell>
          <table:table-cell table:style-name="Default" table:formula="of:=IF ([.$D306]&gt;[.$L$157];1;0)" office:value-type="float" office:value="0" calcext:value-type="float">
            <text:p>0</text:p>
          </table:table-cell>
          <table:table-cell table:style-name="Default" table:formula="of:=IF ([.$D306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07]/(5*60))" office:value-type="float" office:value="3.275" calcext:value-type="float">
            <text:p>3.28</text:p>
          </table:table-cell>
          <table:table-cell table:number-columns-repeated="2"/>
          <table:table-cell table:style-name="ce17" table:formula="of:=([.G307]-[.$G$157])/6" office:value-type="float" office:value="982.5" calcext:value-type="float">
            <text:p>982.50</text:p>
          </table:table-cell>
          <table:table-cell table:style-name="ce17" office:value-type="float" office:value="5955" calcext:value-type="float">
            <text:p>595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07]&gt;[.$I$157];1;0)" office:value-type="float" office:value="0" calcext:value-type="float">
            <text:p>0</text:p>
          </table:table-cell>
          <table:table-cell table:style-name="Default" table:formula="of:=IF ([.$D307]&gt;[.$J$157];1;0)" office:value-type="float" office:value="0" calcext:value-type="float">
            <text:p>0</text:p>
          </table:table-cell>
          <table:table-cell table:style-name="Default" table:formula="of:=IF ([.$D307]&gt;[.$K$157];1;0)" office:value-type="float" office:value="0" calcext:value-type="float">
            <text:p>0</text:p>
          </table:table-cell>
          <table:table-cell table:style-name="Default" table:formula="of:=IF ([.$D307]&gt;[.$L$157];1;0)" office:value-type="float" office:value="0" calcext:value-type="float">
            <text:p>0</text:p>
          </table:table-cell>
          <table:table-cell table:style-name="Default" table:formula="of:=IF ([.$D307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08]/(5*60))" office:value-type="float" office:value="3.27777777777778" calcext:value-type="float">
            <text:p>3.28</text:p>
          </table:table-cell>
          <table:table-cell table:number-columns-repeated="2"/>
          <table:table-cell table:style-name="ce17" table:formula="of:=([.G308]-[.$G$157])/6" office:value-type="float" office:value="983.333333333333" calcext:value-type="float">
            <text:p>983.33</text:p>
          </table:table-cell>
          <table:table-cell table:style-name="ce17" office:value-type="float" office:value="5960" calcext:value-type="float">
            <text:p>596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08]&gt;[.$I$157];1;0)" office:value-type="float" office:value="0" calcext:value-type="float">
            <text:p>0</text:p>
          </table:table-cell>
          <table:table-cell table:style-name="Default" table:formula="of:=IF ([.$D308]&gt;[.$J$157];1;0)" office:value-type="float" office:value="0" calcext:value-type="float">
            <text:p>0</text:p>
          </table:table-cell>
          <table:table-cell table:style-name="Default" table:formula="of:=IF ([.$D308]&gt;[.$K$157];1;0)" office:value-type="float" office:value="0" calcext:value-type="float">
            <text:p>0</text:p>
          </table:table-cell>
          <table:table-cell table:style-name="Default" table:formula="of:=IF ([.$D308]&gt;[.$L$157];1;0)" office:value-type="float" office:value="0" calcext:value-type="float">
            <text:p>0</text:p>
          </table:table-cell>
          <table:table-cell table:style-name="Default" table:formula="of:=IF ([.$D308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09]/(5*60))" office:value-type="float" office:value="3.28055555555556" calcext:value-type="float">
            <text:p>3.28</text:p>
          </table:table-cell>
          <table:table-cell table:number-columns-repeated="2"/>
          <table:table-cell table:style-name="ce17" table:formula="of:=([.G309]-[.$G$157])/6" office:value-type="float" office:value="984.166666666667" calcext:value-type="float">
            <text:p>984.17</text:p>
          </table:table-cell>
          <table:table-cell table:style-name="ce17" office:value-type="float" office:value="5965" calcext:value-type="float">
            <text:p>596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09]&gt;[.$I$157];1;0)" office:value-type="float" office:value="0" calcext:value-type="float">
            <text:p>0</text:p>
          </table:table-cell>
          <table:table-cell table:style-name="Default" table:formula="of:=IF ([.$D309]&gt;[.$J$157];1;0)" office:value-type="float" office:value="0" calcext:value-type="float">
            <text:p>0</text:p>
          </table:table-cell>
          <table:table-cell table:style-name="Default" table:formula="of:=IF ([.$D309]&gt;[.$K$157];1;0)" office:value-type="float" office:value="0" calcext:value-type="float">
            <text:p>0</text:p>
          </table:table-cell>
          <table:table-cell table:style-name="Default" table:formula="of:=IF ([.$D309]&gt;[.$L$157];1;0)" office:value-type="float" office:value="0" calcext:value-type="float">
            <text:p>0</text:p>
          </table:table-cell>
          <table:table-cell table:style-name="Default" table:formula="of:=IF ([.$D309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10]/(5*60))" office:value-type="float" office:value="3.28333333333333" calcext:value-type="float">
            <text:p>3.28</text:p>
          </table:table-cell>
          <table:table-cell table:number-columns-repeated="2"/>
          <table:table-cell table:style-name="ce17" table:formula="of:=([.G310]-[.$G$157])/6" office:value-type="float" office:value="985" calcext:value-type="float">
            <text:p>985.00</text:p>
          </table:table-cell>
          <table:table-cell table:style-name="ce17" office:value-type="float" office:value="5970" calcext:value-type="float">
            <text:p>597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10]&gt;[.$I$157];1;0)" office:value-type="float" office:value="0" calcext:value-type="float">
            <text:p>0</text:p>
          </table:table-cell>
          <table:table-cell table:style-name="Default" table:formula="of:=IF ([.$D310]&gt;[.$J$157];1;0)" office:value-type="float" office:value="0" calcext:value-type="float">
            <text:p>0</text:p>
          </table:table-cell>
          <table:table-cell table:style-name="Default" table:formula="of:=IF ([.$D310]&gt;[.$K$157];1;0)" office:value-type="float" office:value="0" calcext:value-type="float">
            <text:p>0</text:p>
          </table:table-cell>
          <table:table-cell table:style-name="Default" table:formula="of:=IF ([.$D310]&gt;[.$L$157];1;0)" office:value-type="float" office:value="0" calcext:value-type="float">
            <text:p>0</text:p>
          </table:table-cell>
          <table:table-cell table:style-name="Default" table:formula="of:=IF ([.$D310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11]/(5*60))" office:value-type="float" office:value="3.28611111111111" calcext:value-type="float">
            <text:p>3.29</text:p>
          </table:table-cell>
          <table:table-cell table:number-columns-repeated="2"/>
          <table:table-cell table:style-name="ce17" table:formula="of:=([.G311]-[.$G$157])/6" office:value-type="float" office:value="985.833333333333" calcext:value-type="float">
            <text:p>985.83</text:p>
          </table:table-cell>
          <table:table-cell table:style-name="ce17" office:value-type="float" office:value="5975" calcext:value-type="float">
            <text:p>597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11]&gt;[.$I$157];1;0)" office:value-type="float" office:value="0" calcext:value-type="float">
            <text:p>0</text:p>
          </table:table-cell>
          <table:table-cell table:style-name="Default" table:formula="of:=IF ([.$D311]&gt;[.$J$157];1;0)" office:value-type="float" office:value="0" calcext:value-type="float">
            <text:p>0</text:p>
          </table:table-cell>
          <table:table-cell table:style-name="Default" table:formula="of:=IF ([.$D311]&gt;[.$K$157];1;0)" office:value-type="float" office:value="0" calcext:value-type="float">
            <text:p>0</text:p>
          </table:table-cell>
          <table:table-cell table:style-name="Default" table:formula="of:=IF ([.$D311]&gt;[.$L$157];1;0)" office:value-type="float" office:value="0" calcext:value-type="float">
            <text:p>0</text:p>
          </table:table-cell>
          <table:table-cell table:style-name="Default" table:formula="of:=IF ([.$D311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12]/(5*60))" office:value-type="float" office:value="3.28888888888889" calcext:value-type="float">
            <text:p>3.29</text:p>
          </table:table-cell>
          <table:table-cell table:number-columns-repeated="2"/>
          <table:table-cell table:style-name="ce17" table:formula="of:=([.G312]-[.$G$157])/6" office:value-type="float" office:value="986.666666666667" calcext:value-type="float">
            <text:p>986.67</text:p>
          </table:table-cell>
          <table:table-cell table:style-name="ce17" office:value-type="float" office:value="5980" calcext:value-type="float">
            <text:p>598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12]&gt;[.$I$157];1;0)" office:value-type="float" office:value="0" calcext:value-type="float">
            <text:p>0</text:p>
          </table:table-cell>
          <table:table-cell table:style-name="Default" table:formula="of:=IF ([.$D312]&gt;[.$J$157];1;0)" office:value-type="float" office:value="0" calcext:value-type="float">
            <text:p>0</text:p>
          </table:table-cell>
          <table:table-cell table:style-name="Default" table:formula="of:=IF ([.$D312]&gt;[.$K$157];1;0)" office:value-type="float" office:value="0" calcext:value-type="float">
            <text:p>0</text:p>
          </table:table-cell>
          <table:table-cell table:style-name="Default" table:formula="of:=IF ([.$D312]&gt;[.$L$157];1;0)" office:value-type="float" office:value="0" calcext:value-type="float">
            <text:p>0</text:p>
          </table:table-cell>
          <table:table-cell table:style-name="Default" table:formula="of:=IF ([.$D312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13]/(5*60))" office:value-type="float" office:value="3.29166666666667" calcext:value-type="float">
            <text:p>3.29</text:p>
          </table:table-cell>
          <table:table-cell table:number-columns-repeated="2"/>
          <table:table-cell table:style-name="ce17" table:formula="of:=([.G313]-[.$G$157])/6" office:value-type="float" office:value="987.5" calcext:value-type="float">
            <text:p>987.50</text:p>
          </table:table-cell>
          <table:table-cell table:style-name="ce17" office:value-type="float" office:value="5985" calcext:value-type="float">
            <text:p>598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13]&gt;[.$I$157];1;0)" office:value-type="float" office:value="0" calcext:value-type="float">
            <text:p>0</text:p>
          </table:table-cell>
          <table:table-cell table:style-name="Default" table:formula="of:=IF ([.$D313]&gt;[.$J$157];1;0)" office:value-type="float" office:value="0" calcext:value-type="float">
            <text:p>0</text:p>
          </table:table-cell>
          <table:table-cell table:style-name="Default" table:formula="of:=IF ([.$D313]&gt;[.$K$157];1;0)" office:value-type="float" office:value="0" calcext:value-type="float">
            <text:p>0</text:p>
          </table:table-cell>
          <table:table-cell table:style-name="Default" table:formula="of:=IF ([.$D313]&gt;[.$L$157];1;0)" office:value-type="float" office:value="0" calcext:value-type="float">
            <text:p>0</text:p>
          </table:table-cell>
          <table:table-cell table:style-name="Default" table:formula="of:=IF ([.$D313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14]/(5*60))" office:value-type="float" office:value="3.29444444444444" calcext:value-type="float">
            <text:p>3.29</text:p>
          </table:table-cell>
          <table:table-cell table:number-columns-repeated="2"/>
          <table:table-cell table:style-name="ce17" table:formula="of:=([.G314]-[.$G$157])/6" office:value-type="float" office:value="988.333333333333" calcext:value-type="float">
            <text:p>988.33</text:p>
          </table:table-cell>
          <table:table-cell table:style-name="ce17" office:value-type="float" office:value="5990" calcext:value-type="float">
            <text:p>599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14]&gt;[.$I$157];1;0)" office:value-type="float" office:value="0" calcext:value-type="float">
            <text:p>0</text:p>
          </table:table-cell>
          <table:table-cell table:style-name="Default" table:formula="of:=IF ([.$D314]&gt;[.$J$157];1;0)" office:value-type="float" office:value="0" calcext:value-type="float">
            <text:p>0</text:p>
          </table:table-cell>
          <table:table-cell table:style-name="Default" table:formula="of:=IF ([.$D314]&gt;[.$K$157];1;0)" office:value-type="float" office:value="0" calcext:value-type="float">
            <text:p>0</text:p>
          </table:table-cell>
          <table:table-cell table:style-name="Default" table:formula="of:=IF ([.$D314]&gt;[.$L$157];1;0)" office:value-type="float" office:value="0" calcext:value-type="float">
            <text:p>0</text:p>
          </table:table-cell>
          <table:table-cell table:style-name="Default" table:formula="of:=IF ([.$D314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15]/(5*60))" office:value-type="float" office:value="3.29722222222222" calcext:value-type="float">
            <text:p>3.30</text:p>
          </table:table-cell>
          <table:table-cell table:number-columns-repeated="2"/>
          <table:table-cell table:style-name="ce17" table:formula="of:=([.G315]-[.$G$157])/6" office:value-type="float" office:value="989.166666666667" calcext:value-type="float">
            <text:p>989.17</text:p>
          </table:table-cell>
          <table:table-cell table:style-name="ce17" office:value-type="float" office:value="5995" calcext:value-type="float">
            <text:p>599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15]&gt;[.$I$157];1;0)" office:value-type="float" office:value="0" calcext:value-type="float">
            <text:p>0</text:p>
          </table:table-cell>
          <table:table-cell table:style-name="Default" table:formula="of:=IF ([.$D315]&gt;[.$J$157];1;0)" office:value-type="float" office:value="0" calcext:value-type="float">
            <text:p>0</text:p>
          </table:table-cell>
          <table:table-cell table:style-name="Default" table:formula="of:=IF ([.$D315]&gt;[.$K$157];1;0)" office:value-type="float" office:value="0" calcext:value-type="float">
            <text:p>0</text:p>
          </table:table-cell>
          <table:table-cell table:style-name="Default" table:formula="of:=IF ([.$D315]&gt;[.$L$157];1;0)" office:value-type="float" office:value="0" calcext:value-type="float">
            <text:p>0</text:p>
          </table:table-cell>
          <table:table-cell table:style-name="Default" table:formula="of:=IF ([.$D315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16]/(5*60))" office:value-type="float" office:value="3.3" calcext:value-type="float">
            <text:p>3.30</text:p>
          </table:table-cell>
          <table:table-cell table:number-columns-repeated="2"/>
          <table:table-cell table:style-name="ce17" table:formula="of:=([.G316]-[.$G$157])/6" office:value-type="float" office:value="990" calcext:value-type="float">
            <text:p>990.00</text:p>
          </table:table-cell>
          <table:table-cell table:style-name="ce17" office:value-type="float" office:value="6000" calcext:value-type="float">
            <text:p>600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16]&gt;[.$I$157];1;0)" office:value-type="float" office:value="0" calcext:value-type="float">
            <text:p>0</text:p>
          </table:table-cell>
          <table:table-cell table:style-name="Default" table:formula="of:=IF ([.$D316]&gt;[.$J$157];1;0)" office:value-type="float" office:value="0" calcext:value-type="float">
            <text:p>0</text:p>
          </table:table-cell>
          <table:table-cell table:style-name="Default" table:formula="of:=IF ([.$D316]&gt;[.$K$157];1;0)" office:value-type="float" office:value="0" calcext:value-type="float">
            <text:p>0</text:p>
          </table:table-cell>
          <table:table-cell table:style-name="Default" table:formula="of:=IF ([.$D316]&gt;[.$L$157];1;0)" office:value-type="float" office:value="0" calcext:value-type="float">
            <text:p>0</text:p>
          </table:table-cell>
          <table:table-cell table:style-name="Default" table:formula="of:=IF ([.$D316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17]/(5*60))" office:value-type="float" office:value="3.30277777777778" calcext:value-type="float">
            <text:p>3.30</text:p>
          </table:table-cell>
          <table:table-cell table:number-columns-repeated="2"/>
          <table:table-cell table:style-name="ce17" table:formula="of:=([.G317]-[.$G$157])/6" office:value-type="float" office:value="990.833333333333" calcext:value-type="float">
            <text:p>990.83</text:p>
          </table:table-cell>
          <table:table-cell table:style-name="ce17" office:value-type="float" office:value="6005" calcext:value-type="float">
            <text:p>600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17]&gt;[.$I$157];1;0)" office:value-type="float" office:value="0" calcext:value-type="float">
            <text:p>0</text:p>
          </table:table-cell>
          <table:table-cell table:style-name="Default" table:formula="of:=IF ([.$D317]&gt;[.$J$157];1;0)" office:value-type="float" office:value="0" calcext:value-type="float">
            <text:p>0</text:p>
          </table:table-cell>
          <table:table-cell table:style-name="Default" table:formula="of:=IF ([.$D317]&gt;[.$K$157];1;0)" office:value-type="float" office:value="0" calcext:value-type="float">
            <text:p>0</text:p>
          </table:table-cell>
          <table:table-cell table:style-name="Default" table:formula="of:=IF ([.$D317]&gt;[.$L$157];1;0)" office:value-type="float" office:value="0" calcext:value-type="float">
            <text:p>0</text:p>
          </table:table-cell>
          <table:table-cell table:style-name="Default" table:formula="of:=IF ([.$D317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18]/(5*60))" office:value-type="float" office:value="3.30555555555556" calcext:value-type="float">
            <text:p>3.31</text:p>
          </table:table-cell>
          <table:table-cell table:number-columns-repeated="2"/>
          <table:table-cell table:style-name="ce17" table:formula="of:=([.G318]-[.$G$157])/6" office:value-type="float" office:value="991.666666666667" calcext:value-type="float">
            <text:p>991.67</text:p>
          </table:table-cell>
          <table:table-cell table:style-name="ce17" office:value-type="float" office:value="6010" calcext:value-type="float">
            <text:p>601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18]&gt;[.$I$157];1;0)" office:value-type="float" office:value="0" calcext:value-type="float">
            <text:p>0</text:p>
          </table:table-cell>
          <table:table-cell table:style-name="Default" table:formula="of:=IF ([.$D318]&gt;[.$J$157];1;0)" office:value-type="float" office:value="0" calcext:value-type="float">
            <text:p>0</text:p>
          </table:table-cell>
          <table:table-cell table:style-name="Default" table:formula="of:=IF ([.$D318]&gt;[.$K$157];1;0)" office:value-type="float" office:value="0" calcext:value-type="float">
            <text:p>0</text:p>
          </table:table-cell>
          <table:table-cell table:style-name="Default" table:formula="of:=IF ([.$D318]&gt;[.$L$157];1;0)" office:value-type="float" office:value="0" calcext:value-type="float">
            <text:p>0</text:p>
          </table:table-cell>
          <table:table-cell table:style-name="Default" table:formula="of:=IF ([.$D318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19]/(5*60))" office:value-type="float" office:value="3.30833333333333" calcext:value-type="float">
            <text:p>3.31</text:p>
          </table:table-cell>
          <table:table-cell table:number-columns-repeated="2"/>
          <table:table-cell table:style-name="ce17" table:formula="of:=([.G319]-[.$G$157])/6" office:value-type="float" office:value="992.5" calcext:value-type="float">
            <text:p>992.50</text:p>
          </table:table-cell>
          <table:table-cell table:style-name="ce17" office:value-type="float" office:value="6015" calcext:value-type="float">
            <text:p>601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19]&gt;[.$I$157];1;0)" office:value-type="float" office:value="0" calcext:value-type="float">
            <text:p>0</text:p>
          </table:table-cell>
          <table:table-cell table:style-name="Default" table:formula="of:=IF ([.$D319]&gt;[.$J$157];1;0)" office:value-type="float" office:value="0" calcext:value-type="float">
            <text:p>0</text:p>
          </table:table-cell>
          <table:table-cell table:style-name="Default" table:formula="of:=IF ([.$D319]&gt;[.$K$157];1;0)" office:value-type="float" office:value="0" calcext:value-type="float">
            <text:p>0</text:p>
          </table:table-cell>
          <table:table-cell table:style-name="Default" table:formula="of:=IF ([.$D319]&gt;[.$L$157];1;0)" office:value-type="float" office:value="0" calcext:value-type="float">
            <text:p>0</text:p>
          </table:table-cell>
          <table:table-cell table:style-name="Default" table:formula="of:=IF ([.$D319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20]/(5*60))" office:value-type="float" office:value="3.31111111111111" calcext:value-type="float">
            <text:p>3.31</text:p>
          </table:table-cell>
          <table:table-cell table:number-columns-repeated="2"/>
          <table:table-cell table:style-name="ce17" table:formula="of:=([.G320]-[.$G$157])/6" office:value-type="float" office:value="993.333333333333" calcext:value-type="float">
            <text:p>993.33</text:p>
          </table:table-cell>
          <table:table-cell table:style-name="ce17" office:value-type="float" office:value="6020" calcext:value-type="float">
            <text:p>602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20]&gt;[.$I$157];1;0)" office:value-type="float" office:value="0" calcext:value-type="float">
            <text:p>0</text:p>
          </table:table-cell>
          <table:table-cell table:style-name="Default" table:formula="of:=IF ([.$D320]&gt;[.$J$157];1;0)" office:value-type="float" office:value="0" calcext:value-type="float">
            <text:p>0</text:p>
          </table:table-cell>
          <table:table-cell table:style-name="Default" table:formula="of:=IF ([.$D320]&gt;[.$K$157];1;0)" office:value-type="float" office:value="0" calcext:value-type="float">
            <text:p>0</text:p>
          </table:table-cell>
          <table:table-cell table:style-name="Default" table:formula="of:=IF ([.$D320]&gt;[.$L$157];1;0)" office:value-type="float" office:value="0" calcext:value-type="float">
            <text:p>0</text:p>
          </table:table-cell>
          <table:table-cell table:style-name="Default" table:formula="of:=IF ([.$D320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21]/(5*60))" office:value-type="float" office:value="3.31388888888889" calcext:value-type="float">
            <text:p>3.31</text:p>
          </table:table-cell>
          <table:table-cell table:number-columns-repeated="2"/>
          <table:table-cell table:style-name="ce17" table:formula="of:=([.G321]-[.$G$157])/6" office:value-type="float" office:value="994.166666666667" calcext:value-type="float">
            <text:p>994.17</text:p>
          </table:table-cell>
          <table:table-cell table:style-name="ce17" office:value-type="float" office:value="6025" calcext:value-type="float">
            <text:p>602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21]&gt;[.$I$157];1;0)" office:value-type="float" office:value="0" calcext:value-type="float">
            <text:p>0</text:p>
          </table:table-cell>
          <table:table-cell table:style-name="Default" table:formula="of:=IF ([.$D321]&gt;[.$J$157];1;0)" office:value-type="float" office:value="0" calcext:value-type="float">
            <text:p>0</text:p>
          </table:table-cell>
          <table:table-cell table:style-name="Default" table:formula="of:=IF ([.$D321]&gt;[.$K$157];1;0)" office:value-type="float" office:value="0" calcext:value-type="float">
            <text:p>0</text:p>
          </table:table-cell>
          <table:table-cell table:style-name="Default" table:formula="of:=IF ([.$D321]&gt;[.$L$157];1;0)" office:value-type="float" office:value="0" calcext:value-type="float">
            <text:p>0</text:p>
          </table:table-cell>
          <table:table-cell table:style-name="Default" table:formula="of:=IF ([.$D321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22]/(5*60))" office:value-type="float" office:value="3.31666666666667" calcext:value-type="float">
            <text:p>3.32</text:p>
          </table:table-cell>
          <table:table-cell table:number-columns-repeated="2"/>
          <table:table-cell table:style-name="ce17" table:formula="of:=([.G322]-[.$G$157])/6" office:value-type="float" office:value="995" calcext:value-type="float">
            <text:p>995.00</text:p>
          </table:table-cell>
          <table:table-cell table:style-name="ce17" office:value-type="float" office:value="6030" calcext:value-type="float">
            <text:p>603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22]&gt;[.$I$157];1;0)" office:value-type="float" office:value="0" calcext:value-type="float">
            <text:p>0</text:p>
          </table:table-cell>
          <table:table-cell table:style-name="Default" table:formula="of:=IF ([.$D322]&gt;[.$J$157];1;0)" office:value-type="float" office:value="0" calcext:value-type="float">
            <text:p>0</text:p>
          </table:table-cell>
          <table:table-cell table:style-name="Default" table:formula="of:=IF ([.$D322]&gt;[.$K$157];1;0)" office:value-type="float" office:value="0" calcext:value-type="float">
            <text:p>0</text:p>
          </table:table-cell>
          <table:table-cell table:style-name="Default" table:formula="of:=IF ([.$D322]&gt;[.$L$157];1;0)" office:value-type="float" office:value="0" calcext:value-type="float">
            <text:p>0</text:p>
          </table:table-cell>
          <table:table-cell table:style-name="Default" table:formula="of:=IF ([.$D322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23]/(5*60))" office:value-type="float" office:value="3.31944444444444" calcext:value-type="float">
            <text:p>3.32</text:p>
          </table:table-cell>
          <table:table-cell table:number-columns-repeated="2"/>
          <table:table-cell table:style-name="ce17" table:formula="of:=([.G323]-[.$G$157])/6" office:value-type="float" office:value="995.833333333333" calcext:value-type="float">
            <text:p>995.83</text:p>
          </table:table-cell>
          <table:table-cell table:style-name="ce17" office:value-type="float" office:value="6035" calcext:value-type="float">
            <text:p>603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23]&gt;[.$I$157];1;0)" office:value-type="float" office:value="0" calcext:value-type="float">
            <text:p>0</text:p>
          </table:table-cell>
          <table:table-cell table:style-name="Default" table:formula="of:=IF ([.$D323]&gt;[.$J$157];1;0)" office:value-type="float" office:value="0" calcext:value-type="float">
            <text:p>0</text:p>
          </table:table-cell>
          <table:table-cell table:style-name="Default" table:formula="of:=IF ([.$D323]&gt;[.$K$157];1;0)" office:value-type="float" office:value="0" calcext:value-type="float">
            <text:p>0</text:p>
          </table:table-cell>
          <table:table-cell table:style-name="Default" table:formula="of:=IF ([.$D323]&gt;[.$L$157];1;0)" office:value-type="float" office:value="0" calcext:value-type="float">
            <text:p>0</text:p>
          </table:table-cell>
          <table:table-cell table:style-name="Default" table:formula="of:=IF ([.$D323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24]/(5*60))" office:value-type="float" office:value="3.32222222222222" calcext:value-type="float">
            <text:p>3.32</text:p>
          </table:table-cell>
          <table:table-cell table:number-columns-repeated="2"/>
          <table:table-cell table:style-name="ce17" table:formula="of:=([.G324]-[.$G$157])/6" office:value-type="float" office:value="996.666666666667" calcext:value-type="float">
            <text:p>996.67</text:p>
          </table:table-cell>
          <table:table-cell table:style-name="ce17" office:value-type="float" office:value="6040" calcext:value-type="float">
            <text:p>604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24]&gt;[.$I$157];1;0)" office:value-type="float" office:value="0" calcext:value-type="float">
            <text:p>0</text:p>
          </table:table-cell>
          <table:table-cell table:style-name="Default" table:formula="of:=IF ([.$D324]&gt;[.$J$157];1;0)" office:value-type="float" office:value="0" calcext:value-type="float">
            <text:p>0</text:p>
          </table:table-cell>
          <table:table-cell table:style-name="Default" table:formula="of:=IF ([.$D324]&gt;[.$K$157];1;0)" office:value-type="float" office:value="0" calcext:value-type="float">
            <text:p>0</text:p>
          </table:table-cell>
          <table:table-cell table:style-name="Default" table:formula="of:=IF ([.$D324]&gt;[.$L$157];1;0)" office:value-type="float" office:value="0" calcext:value-type="float">
            <text:p>0</text:p>
          </table:table-cell>
          <table:table-cell table:style-name="Default" table:formula="of:=IF ([.$D324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25]/(5*60))" office:value-type="float" office:value="3.325" calcext:value-type="float">
            <text:p>3.33</text:p>
          </table:table-cell>
          <table:table-cell table:number-columns-repeated="2"/>
          <table:table-cell table:style-name="ce17" table:formula="of:=([.G325]-[.$G$157])/6" office:value-type="float" office:value="997.5" calcext:value-type="float">
            <text:p>997.50</text:p>
          </table:table-cell>
          <table:table-cell table:style-name="ce17" office:value-type="float" office:value="6045" calcext:value-type="float">
            <text:p>604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25]&gt;[.$I$157];1;0)" office:value-type="float" office:value="0" calcext:value-type="float">
            <text:p>0</text:p>
          </table:table-cell>
          <table:table-cell table:style-name="Default" table:formula="of:=IF ([.$D325]&gt;[.$J$157];1;0)" office:value-type="float" office:value="0" calcext:value-type="float">
            <text:p>0</text:p>
          </table:table-cell>
          <table:table-cell table:style-name="Default" table:formula="of:=IF ([.$D325]&gt;[.$K$157];1;0)" office:value-type="float" office:value="0" calcext:value-type="float">
            <text:p>0</text:p>
          </table:table-cell>
          <table:table-cell table:style-name="Default" table:formula="of:=IF ([.$D325]&gt;[.$L$157];1;0)" office:value-type="float" office:value="0" calcext:value-type="float">
            <text:p>0</text:p>
          </table:table-cell>
          <table:table-cell table:style-name="Default" table:formula="of:=IF ([.$D325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26]/(5*60))" office:value-type="float" office:value="3.32777777777778" calcext:value-type="float">
            <text:p>3.33</text:p>
          </table:table-cell>
          <table:table-cell table:number-columns-repeated="2"/>
          <table:table-cell table:style-name="ce17" table:formula="of:=([.G326]-[.$G$157])/6" office:value-type="float" office:value="998.333333333333" calcext:value-type="float">
            <text:p>998.33</text:p>
          </table:table-cell>
          <table:table-cell table:style-name="ce17" office:value-type="float" office:value="6050" calcext:value-type="float">
            <text:p>605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26]&gt;[.$I$157];1;0)" office:value-type="float" office:value="0" calcext:value-type="float">
            <text:p>0</text:p>
          </table:table-cell>
          <table:table-cell table:style-name="Default" table:formula="of:=IF ([.$D326]&gt;[.$J$157];1;0)" office:value-type="float" office:value="0" calcext:value-type="float">
            <text:p>0</text:p>
          </table:table-cell>
          <table:table-cell table:style-name="Default" table:formula="of:=IF ([.$D326]&gt;[.$K$157];1;0)" office:value-type="float" office:value="0" calcext:value-type="float">
            <text:p>0</text:p>
          </table:table-cell>
          <table:table-cell table:style-name="Default" table:formula="of:=IF ([.$D326]&gt;[.$L$157];1;0)" office:value-type="float" office:value="0" calcext:value-type="float">
            <text:p>0</text:p>
          </table:table-cell>
          <table:table-cell table:style-name="Default" table:formula="of:=IF ([.$D326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27]/(5*60))" office:value-type="float" office:value="3.33055555555556" calcext:value-type="float">
            <text:p>3.33</text:p>
          </table:table-cell>
          <table:table-cell table:number-columns-repeated="2"/>
          <table:table-cell table:style-name="ce17" table:formula="of:=([.G327]-[.$G$157])/6" office:value-type="float" office:value="999.166666666667" calcext:value-type="float">
            <text:p>999.17</text:p>
          </table:table-cell>
          <table:table-cell table:style-name="ce17" office:value-type="float" office:value="6055" calcext:value-type="float">
            <text:p>605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27]&gt;[.$I$157];1;0)" office:value-type="float" office:value="0" calcext:value-type="float">
            <text:p>0</text:p>
          </table:table-cell>
          <table:table-cell table:style-name="Default" table:formula="of:=IF ([.$D327]&gt;[.$J$157];1;0)" office:value-type="float" office:value="0" calcext:value-type="float">
            <text:p>0</text:p>
          </table:table-cell>
          <table:table-cell table:style-name="Default" table:formula="of:=IF ([.$D327]&gt;[.$K$157];1;0)" office:value-type="float" office:value="0" calcext:value-type="float">
            <text:p>0</text:p>
          </table:table-cell>
          <table:table-cell table:style-name="Default" table:formula="of:=IF ([.$D327]&gt;[.$L$157];1;0)" office:value-type="float" office:value="0" calcext:value-type="float">
            <text:p>0</text:p>
          </table:table-cell>
          <table:table-cell table:style-name="Default" table:formula="of:=IF ([.$D327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28]/(5*60))" office:value-type="float" office:value="3.33333333333333" calcext:value-type="float">
            <text:p>3.33</text:p>
          </table:table-cell>
          <table:table-cell table:number-columns-repeated="2"/>
          <table:table-cell table:style-name="ce17" table:formula="of:=([.G328]-[.$G$157])/6" office:value-type="float" office:value="1000" calcext:value-type="float">
            <text:p>1000.00</text:p>
          </table:table-cell>
          <table:table-cell table:style-name="ce17" office:value-type="float" office:value="6060" calcext:value-type="float">
            <text:p>606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 table:number-rows-repeated="3">
          <table:table-cell table:number-columns-repeated="2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32]/(5*60))" office:value-type="float" office:value="3.45" calcext:value-type="float">
            <text:p>3.45</text:p>
          </table:table-cell>
          <table:table-cell table:number-columns-repeated="2"/>
          <table:table-cell table:style-name="ce17" table:formula="of:=([.G332]-[.$G$157])/6" office:value-type="float" office:value="1035" calcext:value-type="float">
            <text:p>1035.00</text:p>
          </table:table-cell>
          <table:table-cell table:style-name="ce17" office:value-type="float" office:value="6270" calcext:value-type="float">
            <text:p>627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33]/(5*60))" office:value-type="float" office:value="3.46388888888889" calcext:value-type="float">
            <text:p>3.46</text:p>
          </table:table-cell>
          <table:table-cell table:number-columns-repeated="2"/>
          <table:table-cell table:style-name="ce17" table:formula="of:=([.G333]-[.$G$157])/6" office:value-type="float" office:value="1039.16666666667" calcext:value-type="float">
            <text:p>1039.17</text:p>
          </table:table-cell>
          <table:table-cell table:style-name="ce17" office:value-type="float" office:value="6295" calcext:value-type="float">
            <text:p>629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34]/(5*60))" office:value-type="float" office:value="3.475" calcext:value-type="float">
            <text:p>3.48</text:p>
          </table:table-cell>
          <table:table-cell table:number-columns-repeated="2"/>
          <table:table-cell table:style-name="ce17" table:formula="of:=([.G334]-[.$G$157])/6" office:value-type="float" office:value="1042.5" calcext:value-type="float">
            <text:p>1042.50</text:p>
          </table:table-cell>
          <table:table-cell table:style-name="ce17" office:value-type="float" office:value="6315" calcext:value-type="float">
            <text:p>631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35]/(5*60))" office:value-type="float" office:value="3.49444444444444" calcext:value-type="float">
            <text:p>3.49</text:p>
          </table:table-cell>
          <table:table-cell table:number-columns-repeated="2"/>
          <table:table-cell table:style-name="ce17" table:formula="of:=([.G335]-[.$G$157])/6" office:value-type="float" office:value="1048.33333333333" calcext:value-type="float">
            <text:p>1048.33</text:p>
          </table:table-cell>
          <table:table-cell table:style-name="ce17" office:value-type="float" office:value="6350" calcext:value-type="float">
            <text:p>635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36]/(5*60))" office:value-type="float" office:value="3.51111111111111" calcext:value-type="float">
            <text:p>3.51</text:p>
          </table:table-cell>
          <table:table-cell table:number-columns-repeated="2"/>
          <table:table-cell table:style-name="ce17" table:formula="of:=([.G336]-[.$G$157])/6" office:value-type="float" office:value="1053.33333333333" calcext:value-type="float">
            <text:p>1053.33</text:p>
          </table:table-cell>
          <table:table-cell table:style-name="ce17" office:value-type="float" office:value="6380" calcext:value-type="float">
            <text:p>638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37]/(5*60))" office:value-type="float" office:value="3.54722222222222" calcext:value-type="float">
            <text:p>3.55</text:p>
          </table:table-cell>
          <table:table-cell table:number-columns-repeated="2"/>
          <table:table-cell table:style-name="ce17" table:formula="of:=([.G337]-[.$G$157])/6" office:value-type="float" office:value="1064.16666666667" calcext:value-type="float">
            <text:p>1064.17</text:p>
          </table:table-cell>
          <table:table-cell table:style-name="ce17" office:value-type="float" office:value="6445" calcext:value-type="float">
            <text:p>644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38]/(5*60))" office:value-type="float" office:value="3.56666666666667" calcext:value-type="float">
            <text:p>3.57</text:p>
          </table:table-cell>
          <table:table-cell table:number-columns-repeated="2"/>
          <table:table-cell table:style-name="ce17" table:formula="of:=([.G338]-[.$G$157])/6" office:value-type="float" office:value="1070" calcext:value-type="float">
            <text:p>1070.00</text:p>
          </table:table-cell>
          <table:table-cell table:style-name="ce17" office:value-type="float" office:value="6480" calcext:value-type="float">
            <text:p>648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39]/(5*60))" office:value-type="float" office:value="3.58055555555556" calcext:value-type="float">
            <text:p>3.58</text:p>
          </table:table-cell>
          <table:table-cell table:number-columns-repeated="2"/>
          <table:table-cell table:style-name="ce17" table:formula="of:=([.G339]-[.$G$157])/6" office:value-type="float" office:value="1074.16666666667" calcext:value-type="float">
            <text:p>1074.17</text:p>
          </table:table-cell>
          <table:table-cell table:style-name="ce17" office:value-type="float" office:value="6505" calcext:value-type="float">
            <text:p>650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40]/(5*60))" office:value-type="float" office:value="3.62222222222222" calcext:value-type="float">
            <text:p>3.62</text:p>
          </table:table-cell>
          <table:table-cell table:number-columns-repeated="2"/>
          <table:table-cell table:style-name="ce17" table:formula="of:=([.G340]-[.$G$157])/6" office:value-type="float" office:value="1086.66666666667" calcext:value-type="float">
            <text:p>1086.67</text:p>
          </table:table-cell>
          <table:table-cell table:style-name="ce17" office:value-type="float" office:value="6580" calcext:value-type="float">
            <text:p>658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41]/(5*60))" office:value-type="float" office:value="3.625" calcext:value-type="float">
            <text:p>3.63</text:p>
          </table:table-cell>
          <table:table-cell table:number-columns-repeated="2"/>
          <table:table-cell table:style-name="ce17" table:formula="of:=([.G341]-[.$G$157])/6" office:value-type="float" office:value="1087.5" calcext:value-type="float">
            <text:p>1087.50</text:p>
          </table:table-cell>
          <table:table-cell table:style-name="ce17" office:value-type="float" office:value="6585" calcext:value-type="float">
            <text:p>658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42]/(5*60))" office:value-type="float" office:value="3.63222222222222" calcext:value-type="float">
            <text:p>3.63</text:p>
          </table:table-cell>
          <table:table-cell table:number-columns-repeated="2"/>
          <table:table-cell table:style-name="ce17" table:formula="of:=([.G342]-[.$G$157])/6" office:value-type="float" office:value="1089.66666666667" calcext:value-type="float">
            <text:p>1089.67</text:p>
          </table:table-cell>
          <table:table-cell table:style-name="ce17" office:value-type="float" office:value="6598" calcext:value-type="float">
            <text:p>6598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43]/(5*60))" office:value-type="float" office:value="3.64722222222222" calcext:value-type="float">
            <text:p>3.65</text:p>
          </table:table-cell>
          <table:table-cell table:number-columns-repeated="2"/>
          <table:table-cell table:style-name="ce17" table:formula="of:=([.G343]-[.$G$157])/6" office:value-type="float" office:value="1094.16666666667" calcext:value-type="float">
            <text:p>1094.17</text:p>
          </table:table-cell>
          <table:table-cell office:value-type="float" office:value="6625" calcext:value-type="float">
            <text:p>6625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44]/(5*60))" office:value-type="float" office:value="3.70166666666667" calcext:value-type="float">
            <text:p>3.70</text:p>
          </table:table-cell>
          <table:table-cell table:number-columns-repeated="2"/>
          <table:table-cell table:style-name="ce17" table:formula="of:=([.G344]-[.$G$157])/6" office:value-type="float" office:value="1110.5" calcext:value-type="float">
            <text:p>1110.50</text:p>
          </table:table-cell>
          <table:table-cell table:style-name="ce17" office:value-type="float" office:value="6723" calcext:value-type="float">
            <text:p>6723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45]/(5*60))" office:value-type="float" office:value="3.71666666666667" calcext:value-type="float">
            <text:p>3.72</text:p>
          </table:table-cell>
          <table:table-cell table:number-columns-repeated="2"/>
          <table:table-cell table:style-name="ce17" table:formula="of:=([.G345]-[.$G$157])/6" office:value-type="float" office:value="1115" calcext:value-type="float">
            <text:p>1115.00</text:p>
          </table:table-cell>
          <table:table-cell table:style-name="ce17" office:value-type="float" office:value="6750" calcext:value-type="float">
            <text:p>675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46]/(5*60))" office:value-type="float" office:value="3.72777777777778" calcext:value-type="float">
            <text:p>3.73</text:p>
          </table:table-cell>
          <table:table-cell table:number-columns-repeated="2"/>
          <table:table-cell table:style-name="ce17" table:formula="of:=([.G346]-[.$G$157])/6" office:value-type="float" office:value="1118.33333333333" calcext:value-type="float">
            <text:p>1118.33</text:p>
          </table:table-cell>
          <table:table-cell table:style-name="ce17" office:value-type="float" office:value="6770" calcext:value-type="float">
            <text:p>677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48]/(5*60))" office:value-type="float" office:value="4.10555555555556" calcext:value-type="float">
            <text:p>4.11</text:p>
          </table:table-cell>
          <table:table-cell table:number-columns-repeated="2"/>
          <table:table-cell table:style-name="ce17" table:formula="of:=([.G348]-[.$G$157])/6" office:value-type="float" office:value="1231.66666666667" calcext:value-type="float">
            <text:p>1231.67</text:p>
          </table:table-cell>
          <table:table-cell table:style-name="ce17" office:value-type="float" office:value="7450" calcext:value-type="float">
            <text:p>745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49]/(5*60))" office:value-type="float" office:value="4.11111111111111" calcext:value-type="float">
            <text:p>4.11</text:p>
          </table:table-cell>
          <table:table-cell table:number-columns-repeated="2"/>
          <table:table-cell table:style-name="ce17" table:formula="of:=([.G349]-[.$G$157])/6" office:value-type="float" office:value="1233.33333333333" calcext:value-type="float">
            <text:p>1233.33</text:p>
          </table:table-cell>
          <table:table-cell table:style-name="ce17" office:value-type="float" office:value="7460" calcext:value-type="float">
            <text:p>746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50]/(5*60))" office:value-type="float" office:value="4.11666666666667" calcext:value-type="float">
            <text:p>4.12</text:p>
          </table:table-cell>
          <table:table-cell table:number-columns-repeated="2"/>
          <table:table-cell table:style-name="ce17" table:formula="of:=([.G350]-[.$G$157])/6" office:value-type="float" office:value="1235" calcext:value-type="float">
            <text:p>1235.00</text:p>
          </table:table-cell>
          <table:table-cell table:style-name="ce17" office:value-type="float" office:value="7470" calcext:value-type="float">
            <text:p>747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52]/(5*60))" office:value-type="float" office:value="4.15555555555556" calcext:value-type="float">
            <text:p>4.16</text:p>
          </table:table-cell>
          <table:table-cell table:number-columns-repeated="2"/>
          <table:table-cell table:style-name="ce17" table:formula="of:=([.G352]-[.$G$157])/6" office:value-type="float" office:value="1246.66666666667" calcext:value-type="float">
            <text:p>1246.67</text:p>
          </table:table-cell>
          <table:table-cell table:style-name="ce17" office:value-type="float" office:value="7540" calcext:value-type="float">
            <text:p>754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53]/(5*60))" office:value-type="float" office:value="4.16388888888889" calcext:value-type="float">
            <text:p>4.16</text:p>
          </table:table-cell>
          <table:table-cell table:number-columns-repeated="2"/>
          <table:table-cell table:style-name="ce17" table:formula="of:=([.G353]-[.$G$157])/6" office:value-type="float" office:value="1249.16666666667" calcext:value-type="float">
            <text:p>1249.17</text:p>
          </table:table-cell>
          <table:table-cell table:style-name="ce17" office:value-type="float" office:value="7555" calcext:value-type="float">
            <text:p>755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54]/(5*60))" office:value-type="float" office:value="4.17222222222222" calcext:value-type="float">
            <text:p>4.17</text:p>
          </table:table-cell>
          <table:table-cell table:number-columns-repeated="2"/>
          <table:table-cell table:style-name="ce17" table:formula="of:=([.G354]-[.$G$157])/6" office:value-type="float" office:value="1251.66666666667" calcext:value-type="float">
            <text:p>1251.67</text:p>
          </table:table-cell>
          <table:table-cell table:style-name="ce17" office:value-type="float" office:value="7570" calcext:value-type="float">
            <text:p>757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56]/(5*60))" office:value-type="float" office:value="4.30277777777778" calcext:value-type="float">
            <text:p>4.30</text:p>
          </table:table-cell>
          <table:table-cell table:number-columns-repeated="2"/>
          <table:table-cell table:style-name="ce17" table:formula="of:=([.G356]-[.$G$157])/6" office:value-type="float" office:value="1290.83333333333" calcext:value-type="float">
            <text:p>1290.83</text:p>
          </table:table-cell>
          <table:table-cell table:style-name="ce17" office:value-type="float" office:value="7805" calcext:value-type="float">
            <text:p>780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57]/(5*60))" office:value-type="float" office:value="4.30833333333333" calcext:value-type="float">
            <text:p>4.31</text:p>
          </table:table-cell>
          <table:table-cell table:number-columns-repeated="2"/>
          <table:table-cell table:style-name="ce17" table:formula="of:=([.G357]-[.$G$157])/6" office:value-type="float" office:value="1292.5" calcext:value-type="float">
            <text:p>1292.50</text:p>
          </table:table-cell>
          <table:table-cell table:style-name="ce17" office:value-type="float" office:value="7815" calcext:value-type="float">
            <text:p>781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58]/(5*60))" office:value-type="float" office:value="4.31666666666667" calcext:value-type="float">
            <text:p>4.32</text:p>
          </table:table-cell>
          <table:table-cell table:number-columns-repeated="2"/>
          <table:table-cell table:style-name="ce17" table:formula="of:=([.G358]-[.$G$157])/6" office:value-type="float" office:value="1295" calcext:value-type="float">
            <text:p>1295.00</text:p>
          </table:table-cell>
          <table:table-cell table:style-name="ce17" office:value-type="float" office:value="7830" calcext:value-type="float">
            <text:p>783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59]/(5*60))" office:value-type="float" office:value="4.32777777777778" calcext:value-type="float">
            <text:p>4.33</text:p>
          </table:table-cell>
          <table:table-cell table:number-columns-repeated="2"/>
          <table:table-cell table:style-name="ce17" table:formula="of:=([.G359]-[.$G$157])/6" office:value-type="float" office:value="1298.33333333333" calcext:value-type="float">
            <text:p>1298.33</text:p>
          </table:table-cell>
          <table:table-cell table:style-name="ce17" office:value-type="float" office:value="7850" calcext:value-type="float">
            <text:p>785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60]/(5*60))" office:value-type="float" office:value="4.34388888888889" calcext:value-type="float">
            <text:p>4.34</text:p>
          </table:table-cell>
          <table:table-cell table:number-columns-repeated="2"/>
          <table:table-cell table:style-name="ce17" table:formula="of:=([.G360]-[.$G$157])/6" office:value-type="float" office:value="1303.16666666667" calcext:value-type="float">
            <text:p>1303.17</text:p>
          </table:table-cell>
          <table:table-cell table:style-name="ce17" office:value-type="float" office:value="7879" calcext:value-type="float">
            <text:p>7879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61]/(5*60))" office:value-type="float" office:value="4.36388888888889" calcext:value-type="float">
            <text:p>4.36</text:p>
          </table:table-cell>
          <table:table-cell table:number-columns-repeated="2"/>
          <table:table-cell table:style-name="ce17" table:formula="of:=([.G361]-[.$G$157])/6" office:value-type="float" office:value="1309.16666666667" calcext:value-type="float">
            <text:p>1309.17</text:p>
          </table:table-cell>
          <table:table-cell table:style-name="ce17" office:value-type="float" office:value="7915" calcext:value-type="float">
            <text:p>791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62]/(5*60))" office:value-type="float" office:value="4.37777777777778" calcext:value-type="float">
            <text:p>4.38</text:p>
          </table:table-cell>
          <table:table-cell table:number-columns-repeated="2"/>
          <table:table-cell table:style-name="ce17" table:formula="of:=([.G362]-[.$G$157])/6" office:value-type="float" office:value="1313.33333333333" calcext:value-type="float">
            <text:p>1313.33</text:p>
          </table:table-cell>
          <table:table-cell table:style-name="ce17" office:value-type="float" office:value="7940" calcext:value-type="float">
            <text:p>794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63]/(5*60))" office:value-type="float" office:value="4.4" calcext:value-type="float">
            <text:p>4.40</text:p>
          </table:table-cell>
          <table:table-cell table:number-columns-repeated="2"/>
          <table:table-cell table:style-name="ce17" table:formula="of:=([.G363]-[.$G$157])/6" office:value-type="float" office:value="1320" calcext:value-type="float">
            <text:p>1320.00</text:p>
          </table:table-cell>
          <table:table-cell table:style-name="ce17" office:value-type="float" office:value="7980" calcext:value-type="float">
            <text:p>798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64]/(5*60))" office:value-type="float" office:value="4.41111111111111" calcext:value-type="float">
            <text:p>4.41</text:p>
          </table:table-cell>
          <table:table-cell table:number-columns-repeated="2"/>
          <table:table-cell table:style-name="ce17" table:formula="of:=([.G364]-[.$G$157])/6" office:value-type="float" office:value="1323.33333333333" calcext:value-type="float">
            <text:p>1323.33</text:p>
          </table:table-cell>
          <table:table-cell table:style-name="ce17" office:value-type="float" office:value="8000" calcext:value-type="float">
            <text:p>800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65]/(5*60))" office:value-type="float" office:value="4.41944444444444" calcext:value-type="float">
            <text:p>4.42</text:p>
          </table:table-cell>
          <table:table-cell table:number-columns-repeated="2"/>
          <table:table-cell table:style-name="ce17" table:formula="of:=([.G365]-[.$G$157])/6" office:value-type="float" office:value="1325.83333333333" calcext:value-type="float">
            <text:p>1325.83</text:p>
          </table:table-cell>
          <table:table-cell table:style-name="ce17" office:value-type="float" office:value="8015" calcext:value-type="float">
            <text:p>801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66]/(5*60))" office:value-type="float" office:value="4.44444444444444" calcext:value-type="float">
            <text:p>4.44</text:p>
          </table:table-cell>
          <table:table-cell table:number-columns-repeated="2"/>
          <table:table-cell table:style-name="ce17" table:formula="of:=([.G366]-[.$G$157])/6" office:value-type="float" office:value="1333.33333333333" calcext:value-type="float">
            <text:p>1333.33</text:p>
          </table:table-cell>
          <table:table-cell table:style-name="ce17" office:value-type="float" office:value="8060" calcext:value-type="float">
            <text:p>806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67]/(5*60))" office:value-type="float" office:value="4.46388888888889" calcext:value-type="float">
            <text:p>4.46</text:p>
          </table:table-cell>
          <table:table-cell table:number-columns-repeated="2"/>
          <table:table-cell table:style-name="ce17" table:formula="of:=([.G367]-[.$G$157])/6" office:value-type="float" office:value="1339.16666666667" calcext:value-type="float">
            <text:p>1339.17</text:p>
          </table:table-cell>
          <table:table-cell table:style-name="ce17" office:value-type="float" office:value="8095" calcext:value-type="float">
            <text:p>809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68]/(5*60))" office:value-type="float" office:value="4.47222222222222" calcext:value-type="float">
            <text:p>4.47</text:p>
          </table:table-cell>
          <table:table-cell table:number-columns-repeated="2"/>
          <table:table-cell table:style-name="ce17" table:formula="of:=([.G368]-[.$G$157])/6" office:value-type="float" office:value="1341.66666666667" calcext:value-type="float">
            <text:p>1341.67</text:p>
          </table:table-cell>
          <table:table-cell table:style-name="ce17" office:value-type="float" office:value="8110" calcext:value-type="float">
            <text:p>811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69]/(5*60))" office:value-type="float" office:value="4.48333333333333" calcext:value-type="float">
            <text:p>4.48</text:p>
          </table:table-cell>
          <table:table-cell table:number-columns-repeated="2"/>
          <table:table-cell table:style-name="ce17" table:formula="of:=([.G369]-[.$G$157])/6" office:value-type="float" office:value="1345" calcext:value-type="float">
            <text:p>1345.00</text:p>
          </table:table-cell>
          <table:table-cell table:style-name="ce17" office:value-type="float" office:value="8130" calcext:value-type="float">
            <text:p>8130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2"/>
          <table:table-cell table:style-name="ce17" table:number-columns-repeated="2"/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72]/(5*60))" office:value-type="float" office:value="4.56388888888889" calcext:value-type="float">
            <text:p>4.56</text:p>
          </table:table-cell>
          <table:table-cell table:number-columns-repeated="2"/>
          <table:table-cell table:style-name="ce17" table:formula="of:=[.G372]/6" office:value-type="float" office:value="1369.16666666667" calcext:value-type="float">
            <text:p>1369.17</text:p>
          </table:table-cell>
          <table:table-cell table:style-name="ce17" office:value-type="float" office:value="8215" calcext:value-type="float">
            <text:p>8215.00</text:p>
          </table:table-cell>
          <table:table-cell table:style-name="ce26"/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73]/(5*60))" office:value-type="float" office:value="4.56666666666667" calcext:value-type="float">
            <text:p>4.57</text:p>
          </table:table-cell>
          <table:table-cell table:number-columns-repeated="2"/>
          <table:table-cell table:style-name="ce17" table:formula="of:=[.G373]/6" office:value-type="float" office:value="1370" calcext:value-type="float">
            <text:p>1370.00</text:p>
          </table:table-cell>
          <table:table-cell table:style-name="ce17" office:value-type="float" office:value="8220" calcext:value-type="float">
            <text:p>822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74]/(5*60))" office:value-type="float" office:value="4.575" calcext:value-type="float">
            <text:p>4.58</text:p>
          </table:table-cell>
          <table:table-cell table:number-columns-repeated="2"/>
          <table:table-cell table:style-name="ce17" table:formula="of:=[.G374]/6" office:value-type="float" office:value="1372.5" calcext:value-type="float">
            <text:p>1372.50</text:p>
          </table:table-cell>
          <table:table-cell table:style-name="ce17" office:value-type="float" office:value="8235" calcext:value-type="float">
            <text:p>823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/>
          <table:table-cell table:style-name="Default" table:number-columns-repeated="6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75]/(5*60))" office:value-type="float" office:value="4.59722222222222" calcext:value-type="float">
            <text:p>4.60</text:p>
          </table:table-cell>
          <table:table-cell table:number-columns-repeated="2"/>
          <table:table-cell table:style-name="ce17" table:formula="of:=[.G375]/6" office:value-type="float" office:value="1379.16666666667" calcext:value-type="float">
            <text:p>1379.17</text:p>
          </table:table-cell>
          <table:table-cell table:style-name="ce17" office:value-type="float" office:value="8275" calcext:value-type="float">
            <text:p>827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75]&gt;[.$I$157];1;0)" office:value-type="float" office:value="0" calcext:value-type="float">
            <text:p>0</text:p>
          </table:table-cell>
          <table:table-cell table:style-name="Default" table:formula="of:=IF ([.$D375]&gt;[.$J$157];1;0)" office:value-type="float" office:value="0" calcext:value-type="float">
            <text:p>0</text:p>
          </table:table-cell>
          <table:table-cell table:style-name="Default" table:formula="of:=IF ([.$D375]&gt;[.$K$157];1;0)" office:value-type="float" office:value="0" calcext:value-type="float">
            <text:p>0</text:p>
          </table:table-cell>
          <table:table-cell table:style-name="Default" table:formula="of:=IF ([.$D375]&gt;[.$L$157];1;0)" office:value-type="float" office:value="0" calcext:value-type="float">
            <text:p>0</text:p>
          </table:table-cell>
          <table:table-cell table:style-name="Default" table:formula="of:=IF ([.$D375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76]/(5*60))" office:value-type="float" office:value="4.91388888888889" calcext:value-type="float">
            <text:p>4.91</text:p>
          </table:table-cell>
          <table:table-cell table:number-columns-repeated="2"/>
          <table:table-cell table:style-name="ce17" table:formula="of:=[.G376]/6" office:value-type="float" office:value="1474.16666666667" calcext:value-type="float">
            <text:p>1474.17</text:p>
          </table:table-cell>
          <table:table-cell table:style-name="ce17" office:value-type="float" office:value="8845" calcext:value-type="float">
            <text:p>884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76]&gt;[.$I$157];1;0)" office:value-type="float" office:value="0" calcext:value-type="float">
            <text:p>0</text:p>
          </table:table-cell>
          <table:table-cell table:style-name="Default" table:formula="of:=IF ([.$D376]&gt;[.$J$157];1;0)" office:value-type="float" office:value="0" calcext:value-type="float">
            <text:p>0</text:p>
          </table:table-cell>
          <table:table-cell table:style-name="Default" table:formula="of:=IF ([.$D376]&gt;[.$K$157];1;0)" office:value-type="float" office:value="0" calcext:value-type="float">
            <text:p>0</text:p>
          </table:table-cell>
          <table:table-cell table:style-name="Default" table:formula="of:=IF ([.$D376]&gt;[.$L$157];1;0)" office:value-type="float" office:value="0" calcext:value-type="float">
            <text:p>0</text:p>
          </table:table-cell>
          <table:table-cell table:style-name="Default" table:formula="of:=IF ([.$D376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77]/(5*60))" office:value-type="float" office:value="4.925" calcext:value-type="float">
            <text:p>4.93</text:p>
          </table:table-cell>
          <table:table-cell table:number-columns-repeated="2"/>
          <table:table-cell table:style-name="ce17" table:formula="of:=[.G377]/6" office:value-type="float" office:value="1477.5" calcext:value-type="float">
            <text:p>1477.50</text:p>
          </table:table-cell>
          <table:table-cell table:style-name="ce17" office:value-type="float" office:value="8865" calcext:value-type="float">
            <text:p>886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77]&gt;[.$I$157];1;0)" office:value-type="float" office:value="0" calcext:value-type="float">
            <text:p>0</text:p>
          </table:table-cell>
          <table:table-cell table:style-name="Default" table:formula="of:=IF ([.$D377]&gt;[.$J$157];1;0)" office:value-type="float" office:value="0" calcext:value-type="float">
            <text:p>0</text:p>
          </table:table-cell>
          <table:table-cell table:style-name="Default" table:formula="of:=IF ([.$D377]&gt;[.$K$157];1;0)" office:value-type="float" office:value="0" calcext:value-type="float">
            <text:p>0</text:p>
          </table:table-cell>
          <table:table-cell table:style-name="Default" table:formula="of:=IF ([.$D377]&gt;[.$L$157];1;0)" office:value-type="float" office:value="0" calcext:value-type="float">
            <text:p>0</text:p>
          </table:table-cell>
          <table:table-cell table:style-name="Default" table:formula="of:=IF ([.$D377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78]/(5*60))" office:value-type="float" office:value="4.94722222222222" calcext:value-type="float">
            <text:p>4.95</text:p>
          </table:table-cell>
          <table:table-cell table:number-columns-repeated="2"/>
          <table:table-cell table:style-name="ce17" table:formula="of:=[.G378]/6" office:value-type="float" office:value="1484.16666666667" calcext:value-type="float">
            <text:p>1484.17</text:p>
          </table:table-cell>
          <table:table-cell table:style-name="ce17" office:value-type="float" office:value="8905" calcext:value-type="float">
            <text:p>890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78]&gt;[.$I$157];1;0)" office:value-type="float" office:value="0" calcext:value-type="float">
            <text:p>0</text:p>
          </table:table-cell>
          <table:table-cell table:style-name="Default" table:formula="of:=IF ([.$D378]&gt;[.$J$157];1;0)" office:value-type="float" office:value="0" calcext:value-type="float">
            <text:p>0</text:p>
          </table:table-cell>
          <table:table-cell table:style-name="Default" table:formula="of:=IF ([.$D378]&gt;[.$K$157];1;0)" office:value-type="float" office:value="0" calcext:value-type="float">
            <text:p>0</text:p>
          </table:table-cell>
          <table:table-cell table:style-name="Default" table:formula="of:=IF ([.$D378]&gt;[.$L$157];1;0)" office:value-type="float" office:value="0" calcext:value-type="float">
            <text:p>0</text:p>
          </table:table-cell>
          <table:table-cell table:style-name="Default" table:formula="of:=IF ([.$D378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79]/(5*60))" office:value-type="float" office:value="4.95277777777778" calcext:value-type="float">
            <text:p>4.95</text:p>
          </table:table-cell>
          <table:table-cell table:number-columns-repeated="2"/>
          <table:table-cell table:style-name="ce17" table:formula="of:=[.G379]/6" office:value-type="float" office:value="1485.83333333333" calcext:value-type="float">
            <text:p>1485.83</text:p>
          </table:table-cell>
          <table:table-cell table:style-name="ce17" office:value-type="float" office:value="8915" calcext:value-type="float">
            <text:p>891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79]&gt;[.$I$157];1;0)" office:value-type="float" office:value="0" calcext:value-type="float">
            <text:p>0</text:p>
          </table:table-cell>
          <table:table-cell table:style-name="Default" table:formula="of:=IF ([.$D379]&gt;[.$J$157];1;0)" office:value-type="float" office:value="0" calcext:value-type="float">
            <text:p>0</text:p>
          </table:table-cell>
          <table:table-cell table:style-name="Default" table:formula="of:=IF ([.$D379]&gt;[.$K$157];1;0)" office:value-type="float" office:value="0" calcext:value-type="float">
            <text:p>0</text:p>
          </table:table-cell>
          <table:table-cell table:style-name="Default" table:formula="of:=IF ([.$D379]&gt;[.$L$157];1;0)" office:value-type="float" office:value="0" calcext:value-type="float">
            <text:p>0</text:p>
          </table:table-cell>
          <table:table-cell table:style-name="Default" table:formula="of:=IF ([.$D379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80]/(5*60))" office:value-type="float" office:value="4.95888888888889" calcext:value-type="float">
            <text:p>4.96</text:p>
          </table:table-cell>
          <table:table-cell table:number-columns-repeated="2"/>
          <table:table-cell table:style-name="ce17" table:formula="of:=[.G380]/6" office:value-type="float" office:value="1487.66666666667" calcext:value-type="float">
            <text:p>1487.67</text:p>
          </table:table-cell>
          <table:table-cell table:style-name="ce17" office:value-type="float" office:value="8926" calcext:value-type="float">
            <text:p>8926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80]&gt;[.$I$157];1;0)" office:value-type="float" office:value="0" calcext:value-type="float">
            <text:p>0</text:p>
          </table:table-cell>
          <table:table-cell table:style-name="Default" table:formula="of:=IF ([.$D380]&gt;[.$J$157];1;0)" office:value-type="float" office:value="0" calcext:value-type="float">
            <text:p>0</text:p>
          </table:table-cell>
          <table:table-cell table:style-name="Default" table:formula="of:=IF ([.$D380]&gt;[.$K$157];1;0)" office:value-type="float" office:value="0" calcext:value-type="float">
            <text:p>0</text:p>
          </table:table-cell>
          <table:table-cell table:style-name="Default" table:formula="of:=IF ([.$D380]&gt;[.$L$157];1;0)" office:value-type="float" office:value="0" calcext:value-type="float">
            <text:p>0</text:p>
          </table:table-cell>
          <table:table-cell table:style-name="Default" table:formula="of:=IF ([.$D380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 table:formula="of:=([.F381]/(5*60))" office:value-type="float" office:value="4.96666666666667" calcext:value-type="float">
            <text:p>4.97</text:p>
          </table:table-cell>
          <table:table-cell table:number-columns-repeated="2"/>
          <table:table-cell table:style-name="ce17" table:formula="of:=[.G381]/6" office:value-type="float" office:value="1490" calcext:value-type="float">
            <text:p>1490.00</text:p>
          </table:table-cell>
          <table:table-cell table:style-name="ce17" office:value-type="float" office:value="8940" calcext:value-type="float">
            <text:p>894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81]&gt;[.$I$157];1;0)" office:value-type="float" office:value="0" calcext:value-type="float">
            <text:p>0</text:p>
          </table:table-cell>
          <table:table-cell table:style-name="Default" table:formula="of:=IF ([.$D381]&gt;[.$J$157];1;0)" office:value-type="float" office:value="0" calcext:value-type="float">
            <text:p>0</text:p>
          </table:table-cell>
          <table:table-cell table:style-name="Default" table:formula="of:=IF ([.$D381]&gt;[.$K$157];1;0)" office:value-type="float" office:value="0" calcext:value-type="float">
            <text:p>0</text:p>
          </table:table-cell>
          <table:table-cell table:style-name="Default" table:formula="of:=IF ([.$D381]&gt;[.$L$157];1;0)" office:value-type="float" office:value="0" calcext:value-type="float">
            <text:p>0</text:p>
          </table:table-cell>
          <table:table-cell table:style-name="Default" table:formula="of:=IF ([.$D381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 table:formula="of:=[.G382]/6" office:value-type="float" office:value="1015.83333333333" calcext:value-type="float">
            <text:p>1015.83</text:p>
          </table:table-cell>
          <table:table-cell table:style-name="ce17" office:value-type="float" office:value="6095" calcext:value-type="float">
            <text:p>609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82]&gt;[.$I$157];1;0)" office:value-type="float" office:value="0" calcext:value-type="float">
            <text:p>0</text:p>
          </table:table-cell>
          <table:table-cell table:style-name="Default" table:formula="of:=IF ([.$D382]&gt;[.$J$157];1;0)" office:value-type="float" office:value="0" calcext:value-type="float">
            <text:p>0</text:p>
          </table:table-cell>
          <table:table-cell table:style-name="Default" table:formula="of:=IF ([.$D382]&gt;[.$K$157];1;0)" office:value-type="float" office:value="0" calcext:value-type="float">
            <text:p>0</text:p>
          </table:table-cell>
          <table:table-cell table:style-name="Default" table:formula="of:=IF ([.$D382]&gt;[.$L$157];1;0)" office:value-type="float" office:value="0" calcext:value-type="float">
            <text:p>0</text:p>
          </table:table-cell>
          <table:table-cell table:style-name="Default" table:formula="of:=IF ([.$D382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 table:formula="of:=[.G383]/6" office:value-type="float" office:value="1016.66666666667" calcext:value-type="float">
            <text:p>1016.67</text:p>
          </table:table-cell>
          <table:table-cell table:style-name="ce17" office:value-type="float" office:value="6100" calcext:value-type="float">
            <text:p>610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83]&gt;[.$I$157];1;0)" office:value-type="float" office:value="0" calcext:value-type="float">
            <text:p>0</text:p>
          </table:table-cell>
          <table:table-cell table:style-name="Default" table:formula="of:=IF ([.$D383]&gt;[.$J$157];1;0)" office:value-type="float" office:value="0" calcext:value-type="float">
            <text:p>0</text:p>
          </table:table-cell>
          <table:table-cell table:style-name="Default" table:formula="of:=IF ([.$D383]&gt;[.$K$157];1;0)" office:value-type="float" office:value="0" calcext:value-type="float">
            <text:p>0</text:p>
          </table:table-cell>
          <table:table-cell table:style-name="Default" table:formula="of:=IF ([.$D383]&gt;[.$L$157];1;0)" office:value-type="float" office:value="0" calcext:value-type="float">
            <text:p>0</text:p>
          </table:table-cell>
          <table:table-cell table:style-name="Default" table:formula="of:=IF ([.$D383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 table:formula="of:=[.G384]/6" office:value-type="float" office:value="1017.5" calcext:value-type="float">
            <text:p>1017.50</text:p>
          </table:table-cell>
          <table:table-cell table:style-name="ce17" office:value-type="float" office:value="6105" calcext:value-type="float">
            <text:p>610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84]&gt;[.$I$157];1;0)" office:value-type="float" office:value="0" calcext:value-type="float">
            <text:p>0</text:p>
          </table:table-cell>
          <table:table-cell table:style-name="Default" table:formula="of:=IF ([.$D384]&gt;[.$J$157];1;0)" office:value-type="float" office:value="0" calcext:value-type="float">
            <text:p>0</text:p>
          </table:table-cell>
          <table:table-cell table:style-name="Default" table:formula="of:=IF ([.$D384]&gt;[.$K$157];1;0)" office:value-type="float" office:value="0" calcext:value-type="float">
            <text:p>0</text:p>
          </table:table-cell>
          <table:table-cell table:style-name="Default" table:formula="of:=IF ([.$D384]&gt;[.$L$157];1;0)" office:value-type="float" office:value="0" calcext:value-type="float">
            <text:p>0</text:p>
          </table:table-cell>
          <table:table-cell table:style-name="Default" table:formula="of:=IF ([.$D384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 table:formula="of:=[.G385]/6" office:value-type="float" office:value="1018.33333333333" calcext:value-type="float">
            <text:p>1018.33</text:p>
          </table:table-cell>
          <table:table-cell table:style-name="ce17" office:value-type="float" office:value="6110" calcext:value-type="float">
            <text:p>611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85]&gt;[.$I$157];1;0)" office:value-type="float" office:value="0" calcext:value-type="float">
            <text:p>0</text:p>
          </table:table-cell>
          <table:table-cell table:style-name="Default" table:formula="of:=IF ([.$D385]&gt;[.$J$157];1;0)" office:value-type="float" office:value="0" calcext:value-type="float">
            <text:p>0</text:p>
          </table:table-cell>
          <table:table-cell table:style-name="Default" table:formula="of:=IF ([.$D385]&gt;[.$K$157];1;0)" office:value-type="float" office:value="0" calcext:value-type="float">
            <text:p>0</text:p>
          </table:table-cell>
          <table:table-cell table:style-name="Default" table:formula="of:=IF ([.$D385]&gt;[.$L$157];1;0)" office:value-type="float" office:value="0" calcext:value-type="float">
            <text:p>0</text:p>
          </table:table-cell>
          <table:table-cell table:style-name="Default" table:formula="of:=IF ([.$D385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 table:formula="of:=[.G386]/6" office:value-type="float" office:value="1019.16666666667" calcext:value-type="float">
            <text:p>1019.17</text:p>
          </table:table-cell>
          <table:table-cell table:style-name="ce17" office:value-type="float" office:value="6115" calcext:value-type="float">
            <text:p>6115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86]&gt;[.$I$157];1;0)" office:value-type="float" office:value="0" calcext:value-type="float">
            <text:p>0</text:p>
          </table:table-cell>
          <table:table-cell table:style-name="Default" table:formula="of:=IF ([.$D386]&gt;[.$J$157];1;0)" office:value-type="float" office:value="0" calcext:value-type="float">
            <text:p>0</text:p>
          </table:table-cell>
          <table:table-cell table:style-name="Default" table:formula="of:=IF ([.$D386]&gt;[.$K$157];1;0)" office:value-type="float" office:value="0" calcext:value-type="float">
            <text:p>0</text:p>
          </table:table-cell>
          <table:table-cell table:style-name="Default" table:formula="of:=IF ([.$D386]&gt;[.$L$157];1;0)" office:value-type="float" office:value="0" calcext:value-type="float">
            <text:p>0</text:p>
          </table:table-cell>
          <table:table-cell table:style-name="Default" table:formula="of:=IF ([.$D386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7" table:formula="of:=[.G387]/6" office:value-type="float" office:value="1020" calcext:value-type="float">
            <text:p>1020.00</text:p>
          </table:table-cell>
          <table:table-cell table:style-name="ce17" office:value-type="float" office:value="6120" calcext:value-type="float">
            <text:p>6120.00</text:p>
          </table:table-cell>
          <table:table-cell table:style-name="ce26" table:formula="of:=AVERAGE([.$D$155:.$D$387])" office:value-type="float" office:value="77.4274111675127" calcext:value-type="float">
            <text:p>77.43</text:p>
          </table:table-cell>
          <table:table-cell table:formula="of:=IF ([.D387]&gt;[.$I$157];1;0)" office:value-type="float" office:value="0" calcext:value-type="float">
            <text:p>0</text:p>
          </table:table-cell>
          <table:table-cell table:style-name="Default" table:formula="of:=IF ([.$D387]&gt;[.$J$157];1;0)" office:value-type="float" office:value="0" calcext:value-type="float">
            <text:p>0</text:p>
          </table:table-cell>
          <table:table-cell table:style-name="Default" table:formula="of:=IF ([.$D387]&gt;[.$K$157];1;0)" office:value-type="float" office:value="0" calcext:value-type="float">
            <text:p>0</text:p>
          </table:table-cell>
          <table:table-cell table:style-name="Default" table:formula="of:=IF ([.$D387]&gt;[.$L$157];1;0)" office:value-type="float" office:value="0" calcext:value-type="float">
            <text:p>0</text:p>
          </table:table-cell>
          <table:table-cell table:style-name="Default" table:formula="of:=IF ([.$D387]&gt;[.$M$157];1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6"/>
          <table:table-cell table:style-name="Default"/>
          <table:table-cell table:number-columns-repeated="1010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2"/>
          <table:table-cell table:style-name="ce41"/>
          <table:table-cell table:number-columns-repeated="5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8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1"/>
          <table:table-cell table:style-name="ce17"/>
          <table:table-cell table:number-columns-repeated="1005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2"/>
          <table:table-cell table:style-name="ce41"/>
          <table:table-cell table:number-columns-repeated="1014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1"/>
          <table:table-cell table:style-name="ce17"/>
          <table:table-cell table:number-columns-repeated="1005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"/>
          <table:table-cell table:style-name="ce17" table:number-columns-repeated="6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4"/>
          <table:table-cell table:style-name="ce49" table:number-columns-repeated="2"/>
          <table:table-cell table:number-columns-repeated="1001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7"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7"/>
          <table:table-cell table:number-columns-repeated="1005"/>
        </table:table-row>
        <table:table-row table:style-name="ro1" table:number-rows-repeated="4">
          <table:table-cell table:number-columns-repeated="17"/>
          <table:table-cell table:style-name="ce17" table:number-columns-repeated="4"/>
          <table:table-cell table:number-columns-repeated="1003"/>
        </table:table-row>
        <table:table-row table:style-name="ro1" table:number-rows-repeated="24">
          <table:table-cell table:number-columns-repeated="17"/>
          <table:table-cell table:style-name="ce17" table:number-columns-repeated="6"/>
          <table:table-cell table:number-columns-repeated="1001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 table:number-rows-repeated="10478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ed" table:style-name="ta1">
        <office:forms form:automatic-focus="false" form:apply-design-mode="false"/>
        <table:shapes>
          <draw:frame draw:z-index="0" draw:style-name="gr1" draw:text-style-name="P1" svg:width="227.08mm" svg:height="144.86mm" svg:x="67.22mm" svg:y="21.41mm">
            <loext:p draw:notify-on-update-of-ranges="'Data Input and Calculations'.K8:'Data Input and Calculations'.K8 'Data Input and Calculations'.K10:'Data Input and Calculations'.K42 'Data Input and Calculations'.L8:'Data Input and Calculations'.L8 'Data Input and Calculations'.L10:'Data Input and Calculations'.L42 'Data Input and Calculations'.M8:'Data Input and Calculations'.M8 'Data Input and Calculations'.M10:'Data Input and Calculations'.M42 'Data Input and Calculations'.L8:'Data Input and Calculations'.L8 'Data Input and Calculations'.N10:'Data Input and Calculations'.N4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223.46mm" svg:height="150.54mm" svg:x="68.67mm" svg:y="254.68mm">
            <loext:p draw:notify-on-update-of-ranges="'Data Input and Calculations'.K109:'Data Input and Calculations'.K109 'Data Input and Calculations'.K111:'Data Input and Calculations'.K135 'Data Input and Calculations'.J109:'Data Input and Calculations'.J109 'Data Input and Calculations'.J111:'Data Input and Calculations'.J135 'Data Input and Calculations'.K109:'Data Input and Calculations'.K109 'Data Input and Calculations'.K111:'Data Input and Calculations'.K135 'Data Input and Calculations'.L109:'Data Input and Calculations'.L109 'Data Input and Calculations'.L111:'Data Input and Calculations'.L13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238.81mm" svg:height="160.19mm" svg:x="61.1mm" svg:y="407.6mm">
            <loext:p draw:notify-on-update-of-ranges="'Data Input and Calculations'.I66:'Data Input and Calculations'.I66 'Data Input and Calculations'.I68:'Data Input and Calculations'.I84 'Data Input and Calculations'.J66:'Data Input and Calculations'.J66 'Data Input and Calculations'.J68:'Data Input and Calculations'.J84 'Data Input and Calculations'.K66:'Data Input and Calculations'.K66 'Data Input and Calculations'.K68:'Data Input and Calculations'.K84 'Data Input and Calculations'.L66:'Data Input and Calculations'.L66 'Data Input and Calculations'.L68:'Data Input and Calculations'.L8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9" table:default-cell-style-name="Default"/>
        <table:table-row table:style-name="ro3">
          <table:table-cell/>
        </table:table-row>
      </table:table>
      <table:table table:name="Flow" table:style-name="ta1">
        <office:forms form:automatic-focus="false" form:apply-design-mode="false"/>
        <table:shapes>
          <draw:frame draw:z-index="0" draw:style-name="gr1" draw:text-style-name="P1" svg:width="291.3mm" svg:height="244.9mm" svg:x="44.6mm" svg:y="694.37mm">
            <loext:p draw:notify-on-update-of-ranges="'Data Input and Calculations'.O8:'Data Input and Calculations'.O8 'Data Input and Calculations'.O10:'Data Input and Calculations'.O42 'Data Input and Calculations'.P8:'Data Input and Calculations'.P8 'Data Input and Calculations'.P10:'Data Input and Calculations'.P42 'Data Input and Calculations'.Q8:'Data Input and Calculations'.Q8 'Data Input and Calculations'.Q10:'Data Input and Calculations'.Q42 'Data Input and Calculations'.R8:'Data Input and Calculations'.R8 'Data Input and Calculations'.R10:'Data Input and Calculations'.R4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249.46mm" svg:height="150.61mm" svg:x="41.02mm" svg:y="179.03mm">
            <loext:p draw:notify-on-update-of-ranges="'Data Input and Calculations'.C10:'Data Input and Calculations'.C42 'Data Input and Calculations'.O8:'Data Input and Calculations'.O8 'Data Input and Calculations'.O10:'Data Input and Calculations'.O42 'Data Input and Calculations'.C10:'Data Input and Calculations'.C42 'Data Input and Calculations'.P8:'Data Input and Calculations'.P8 'Data Input and Calculations'.P10:'Data Input and Calculations'.P42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248.63mm" svg:height="146.89mm" svg:x="43.78mm" svg:y="18.6mm">
            <loext:p draw:notify-on-update-of-ranges="'Data Input and Calculations'.O8:'Data Input and Calculations'.O8 'Data Input and Calculations'.O15:'Data Input and Calculations'.O42 'Data Input and Calculations'.P8:'Data Input and Calculations'.P8 'Data Input and Calculations'.P15:'Data Input and Calculations'.P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225.79mm" svg:height="130.55mm" svg:x="43.21mm" svg:y="390.92mm">
            <loext:p draw:notify-on-update-of-ranges="'Data Input and Calculations'.A68:'Data Input and Calculations'.A84 'Data Input and Calculations'.M66:'Data Input and Calculations'.M66 'Data Input and Calculations'.M68:'Data Input and Calculations'.M84 'Data Input and Calculations'.A68:'Data Input and Calculations'.A84 'Data Input and Calculations'.N66:'Data Input and Calculations'.N66 'Data Input and Calculations'.N68:'Data Input and Calculations'.N84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219.54mm" svg:height="141.59mm" svg:x="45.33mm" svg:y="535.25mm">
            <loext:p draw:notify-on-update-of-ranges="'Data Input and Calculations'.A111:'Data Input and Calculations'.A133 'Data Input and Calculations'.M109:'Data Input and Calculations'.M109 'Data Input and Calculations'.M111:'Data Input and Calculations'.M133 'Data Input and Calculations'.A111:'Data Input and Calculations'.A133 'Data Input and Calculations'.N109:'Data Input and Calculations'.N109 'Data Input and Calculations'.N111:'Data Input and Calculations'.N133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49" table:default-cell-style-name="Default"/>
        <table:table-row table:style-name="ro3">
          <table:table-cell/>
        </table:table-row>
        <table:table-row table:style-name="ro1" table:number-rows-repeated="137">
          <table:table-cell/>
        </table:table-row>
        <table:table-row table:style-name="ro1">
          <table:table-cell office:value-type="string" calcext:value-type="string">
            <text:p><text:s/></text:p>
          </table:table-cell>
        </table:table-row>
      </table:table>
      <table:table table:name="Seperation &amp; Danger" table:style-name="ta1">
        <office:forms form:automatic-focus="false" form:apply-design-mode="false"/>
        <table:shapes>
          <draw:frame draw:z-index="0" draw:style-name="gr1" draw:text-style-name="P1" svg:width="259.35mm" svg:height="181.24mm" svg:x="69.45mm" svg:y="223.57mm">
            <loext:p draw:notify-on-update-of-ranges="'Data Input and Calculations'.T8:'Data Input and Calculations'.T8 'Data Input and Calculations'.T15:'Data Input and Calculations'.T42 'Data Input and Calculations'.S8:'Data Input and Calculations'.S8 'Data Input and Calculations'.S15:'Data Input and Calculations'.S42 'Data Input and Calculations'.R8:'Data Input and Calculations'.R8 'Data Input and Calculations'.R15:'Data Input and Calculations'.R42 'Data Input and Calculations'.O8:'Data Input and Calculations'.O8 'Data Input and Calculations'.Q15:'Data Input and Calculations'.Q4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253.57mm" svg:height="165.51mm" svg:x="74.07mm" svg:y="21.79mm">
            <loext:p draw:notify-on-update-of-ranges="'Data Input and Calculations'.R8:'Data Input and Calculations'.R8 'Data Input and Calculations'.R15:'Data Input and Calculations'.R42 'Data Input and Calculations'.T8:'Data Input and Calculations'.T8 'Data Input and Calculations'.T15:'Data Input and Calculations'.T4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231.25mm" svg:height="132.14mm" svg:x="72.99mm" svg:y="654.46mm">
            <loext:p draw:notify-on-update-of-ranges="'Data Input and Calculations'.P66:'Data Input and Calculations'.P66 'Data Input and Calculations'.P68:'Data Input and Calculations'.P84 'Data Input and Calculations'.R66:'Data Input and Calculations'.R66 'Data Input and Calculations'.R68:'Data Input and Calculations'.R84 'Data Input and Calculations'.R61:'Data Input and Calculations'.R6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222.02mm" svg:height="139.63mm" svg:x="73.69mm" svg:y="764.07mm">
            <loext:p draw:notify-on-update-of-ranges="'Data Input and Calculations'.P109:'Data Input and Calculations'.P109 'Data Input and Calculations'.P111:'Data Input and Calculations'.P133 'Data Input and Calculations'.R109:'Data Input and Calculations'.R109 'Data Input and Calculations'.R111:'Data Input and Calculations'.R133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240.36mm" svg:height="163.39mm" svg:x="71.04mm" svg:y="429.59mm">
            <loext:p draw:notify-on-update-of-ranges="'Data Input and Calculations'.AY8:'Data Input and Calculations'.AY8 'Data Input and Calculations'.AY10:'Data Input and Calculations'.AY42 'Data Input and Calculations'.AZ8:'Data Input and Calculations'.AZ8 'Data Input and Calculations'.AZ10:'Data Input and Calculations'.AZ42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5" draw:style-name="gr1" draw:text-style-name="P1" svg:width="228.24mm" svg:height="155.02mm" svg:x="67.74mm" svg:y="1002.61mm">
            <loext:p draw:notify-on-update-of-ranges="'Data Input and Calculations'.AW66:'Data Input and Calculations'.AW66 'Data Input and Calculations'.AW68:'Data Input and Calculations'.AW84 'Data Input and Calculations'.AX66:'Data Input and Calculations'.AX66 'Data Input and Calculations'.AX68:'Data Input and Calculations'.AX8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6" draw:style-name="gr1" draw:text-style-name="P1" svg:width="238.72mm" svg:height="157.55mm" svg:x="73.24mm" svg:y="1188.33mm">
            <loext:p draw:notify-on-update-of-ranges="'Data Input and Calculations'.AY8:'Data Input and Calculations'.AY8 'Data Input and Calculations'.AY9:'Data Input and Calculations'.AY42 'Data Input and Calculations'.AZ8:'Data Input and Calculations'.AZ8 'Data Input and Calculations'.AZ9:'Data Input and Calculations'.AZ42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49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'Data Input and Calculations'.D10:'Data Input and Calculations'.H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0" loext:min-decimal-places="0" number:min-integer-digits="0"/>
    </number:number-style>
    <number:number-style style:name="N114">
      <number:number number:decimal-places="1" loext:min-decimal-places="1" number:min-integer-digits="1"/>
    </number:number-style>
    <number:time-style style:name="N115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7:56:34.924432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12-13T00:10:39.232204823</dc:date>
    <meta:editing-duration>P5DT11H52M25S</meta:editing-duration>
    <meta:editing-cycles>184</meta:editing-cycles>
    <meta:generator>LibreOffice/5.1.4.2$Linux_X86_64 LibreOffice_project/10m0$Build-2</meta:generator>
    <meta:document-statistic meta:table-count="4" meta:cell-count="5306" meta:object-count="16"/>
    <meta:user-defined meta:name="qrichtext">1</meta:user-defined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50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709cm" svg:height="14.487cm" xlink:href=".." xlink:type="simple" chart:class="chart:line" chart:style-name="ch1">
        <chart:title svg:x="7.074cm" svg:y="0.413cm" chart:style-name="ch2">
          <text:p>Open Traffic Survey - 15:15 : 12-12-2016 - Speed of Vehicles</text:p>
        </chart:title>
        <chart:subtitle svg:x="4.382cm" svg:y="1.953cm" chart:style-name="ch3">
          <text:p>Speed of vehicles measured over 5 minute Sample</text:p>
        </chart:subtitle>
        <chart:legend svg:x="15.797cm" svg:y="1.326cm" style:legend-expansion="custom" chartooo:width="6.071cm" chartooo:height="2.903cm" style:legend-expansion-aspect-ratio="2.09128487771271" chart:style-name="ch4"/>
        <chart:plot-area chart:style-name="ch5" table:cell-range-address="'Data Input and Calculations'.K8:'Data Input and Calculations'.M8 'Data Input and Calculations'.K10:'Data Input and Calculations'.N42" chart:data-source-has-labels="row" svg:x="0.536cm" svg:y="1.318cm" svg:width="21.765cm" svg:height="11.967cm">
          <chartooo:coordinate-region svg:x="1.634cm" svg:y="1.518cm" svg:width="20.48cm" svg:height="11.12cm"/>
          <chart:axis chart:dimension="x" chart:name="primary-x" chart:style-name="ch6">
            <chart:title svg:x="10.752cm" svg:y="13.574cm" chart:style-name="ch7">
              <text:p>Vehicles</text:p>
            </chart:title>
          </chart:axis>
          <chart:axis chart:dimension="y" chart:name="primary-y" chart:style-name="ch8">
            <chart:title svg:x="0cm" svg:y="8.8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K10:'Data Input and Calculations'.K42" chart:label-cell-address="'Data Input and Calculations'.K8:'Data Input and Calculations'.K8" chart:class="chart:line">
            <chart:data-point chart:repeated="33"/>
          </chart:series>
          <chart:series chart:style-name="ch12" chart:values-cell-range-address="'Data Input and Calculations'.L10:'Data Input and Calculations'.L42" chart:label-cell-address="'Data Input and Calculations'.L8:'Data Input and Calculations'.L8" chart:class="chart:line">
            <chart:data-point chart:repeated="33"/>
          </chart:series>
          <chart:series chart:style-name="ch13" chart:values-cell-range-address="'Data Input and Calculations'.M10:'Data Input and Calculations'.M42" chart:label-cell-address="'Data Input and Calculations'.M8:'Data Input and Calculations'.M8" chart:class="chart:line">
            <chart:data-point chart:repeated="33"/>
          </chart:series>
          <chart:series chart:style-name="ch14" chart:values-cell-range-address="'Data Input and Calculations'.N10:'Data Input and Calculations'.N42" chart:label-cell-address="'Data Input and Calculations'.L8:'Data Input and Calculations'.L8" chart:class="chart:line"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K8:'Data Input and Calculations'.K8</svg:desc>
                </draw:g>
              </table:table-cell>
              <table:table-cell office:value-type="string">
                <text:p>Vehicle Speed MPH over 25yds</text:p>
                <draw:g>
                  <svg:desc>'Data Input and Calculations'.L8:'Data Input and Calculations'.L8</svg:desc>
                </draw:g>
              </table:table-cell>
              <table:table-cell office:value-type="string">
                <text:p>Err + 1 Frame</text:p>
                <draw:g>
                  <svg:desc>'Data Input and Calculations'.M8:'Data Input and Calculations'.M8</svg:desc>
                </draw:g>
              </table:table-cell>
              <table:table-cell office:value-type="string">
                <text:p>Vehicle Speed MPH over 25yds</text:p>
                <draw:g>
                  <svg:desc>'Data Input and Calculations'.L8:'Data Input and Calculations'.L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1687481132814">
                <text:p>27.1687481132814</text:p>
                <draw:g>
                  <svg:desc>'Data Input and Calculations'.K10:'Data Input and Calculations'.K42</svg:desc>
                </draw:g>
              </table:table-cell>
              <table:table-cell office:value-type="float" office:value="24.5590984890596">
                <text:p>24.5590984890596</text:p>
                <draw:g>
                  <svg:desc>'Data Input and Calculations'.L10:'Data Input and Calculations'.L42</svg:desc>
                </draw:g>
              </table:table-cell>
              <table:table-cell office:value-type="float" office:value="22.4068456140674">
                <text:p>22.4068456140674</text:p>
                <draw:g>
                  <svg:desc>'Data Input and Calculations'.M10:'Data Input and Calculations'.M42</svg:desc>
                </draw:g>
              </table:table-cell>
              <table:table-cell office:value-type="float" office:value="21.0025948192935">
                <text:p>21.0025948192935</text:p>
                <draw:g>
                  <svg:desc>'Data Input and Calculations'.N10:'Data Input and Calculations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1687481132814">
                <text:p>27.1687481132814</text:p>
              </table:table-cell>
              <table:table-cell office:value-type="float" office:value="24.5590984890596">
                <text:p>24.5590984890596</text:p>
              </table:table-cell>
              <table:table-cell office:value-type="float" office:value="22.4068456140674">
                <text:p>22.4068456140674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9569914390542">
                <text:p>30.9569914390542</text:p>
              </table:table-cell>
              <table:table-cell office:value-type="float" office:value="27.6136363636364">
                <text:p>27.6136363636364</text:p>
              </table:table-cell>
              <table:table-cell office:value-type="float" office:value="24.9220544798162">
                <text:p>24.9220544798162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9786973648982">
                <text:p>30.9786973648982</text:p>
              </table:table-cell>
              <table:table-cell office:value-type="float" office:value="27.630905679686">
                <text:p>27.630905679686</text:p>
              </table:table-cell>
              <table:table-cell office:value-type="float" office:value="24.9361204322259">
                <text:p>24.9361204322259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1520514883345">
                <text:p>27.1520514883345</text:p>
              </table:table-cell>
              <table:table-cell office:value-type="float" office:value="24.5454545454544">
                <text:p>24.5454545454544</text:p>
              </table:table-cell>
              <table:table-cell office:value-type="float" office:value="22.3954877239548">
                <text:p>22.3954877239548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180066868333">
                <text:p>24.180066868333</text:p>
              </table:table-cell>
              <table:table-cell office:value-type="float" office:value="22.090909090909">
                <text:p>22.090909090909</text:p>
              </table:table-cell>
              <table:table-cell office:value-type="float" office:value="20.334047395903">
                <text:p>20.334047395903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8920557836795">
                <text:p>30.8920557836795</text:p>
              </table:table-cell>
              <table:table-cell office:value-type="float" office:value="27.5619576929622">
                <text:p>27.5619576929622</text:p>
              </table:table-cell>
              <table:table-cell office:value-type="float" office:value="24.8799516735096">
                <text:p>24.8799516735096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2102951866368">
                <text:p>18.2102951866368</text:p>
              </table:table-cell>
              <table:table-cell office:value-type="float" office:value="16.999545279653">
                <text:p>16.999545279653</text:p>
              </table:table-cell>
              <table:table-cell office:value-type="float" office:value="15.9397569023083">
                <text:p>15.9397569023083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4443804505268">
                <text:p>10.4443804505268</text:p>
              </table:table-cell>
              <table:table-cell office:value-type="float" office:value="10.0344806227159">
                <text:p>10.0344806227159</text:p>
              </table:table-cell>
              <table:table-cell office:value-type="float" office:value="9.65553961751349">
                <text:p>9.65553961751349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7622983852911">
                <text:p>21.7622983852911</text:p>
              </table:table-cell>
              <table:table-cell office:value-type="float" office:value="20.055296496513">
                <text:p>20.055296496513</text:p>
              </table:table-cell>
              <table:table-cell office:value-type="float" office:value="18.5966066932478">
                <text:p>18.5966066932478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837382445141">
                <text:p>19.837382445141</text:p>
              </table:table-cell>
              <table:table-cell office:value-type="float" office:value="18.4090909090909">
                <text:p>18.4090909090909</text:p>
              </table:table-cell>
              <table:table-cell office:value-type="float" office:value="17.1726594301221">
                <text:p>17.1726594301221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2027925930365">
                <text:p>18.2027925930365</text:p>
              </table:table-cell>
              <table:table-cell office:value-type="float" office:value="16.993006993007">
                <text:p>16.993006993007</text:p>
              </table:table-cell>
              <table:table-cell office:value-type="float" office:value="15.9340082883072">
                <text:p>15.9340082883072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2328401212522">
                <text:p>18.2328401212522</text:p>
              </table:table-cell>
              <table:table-cell office:value-type="float" office:value="17.0191903627959">
                <text:p>17.0191903627959</text:p>
              </table:table-cell>
              <table:table-cell office:value-type="float" office:value="15.957027658848">
                <text:p>15.957027658848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5804957368551">
                <text:p>14.5804957368551</text:p>
              </table:table-cell>
              <table:table-cell office:value-type="float" office:value="13.7938864133057">
                <text:p>13.7938864133057</text:p>
              </table:table-cell>
              <table:table-cell office:value-type="float" office:value="13.0878067959649">
                <text:p>13.0878067959649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8170745210941">
                <text:p>16.8170745210941</text:p>
              </table:table-cell>
              <table:table-cell office:value-type="float" office:value="15.7792207792209">
                <text:p>15.7792207792209</text:p>
              </table:table-cell>
              <table:table-cell office:value-type="float" office:value="14.8620217242392">
                <text:p>14.8620217242392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2027925930365">
                <text:p>18.2027925930365</text:p>
              </table:table-cell>
              <table:table-cell office:value-type="float" office:value="16.993006993007">
                <text:p>16.993006993007</text:p>
              </table:table-cell>
              <table:table-cell office:value-type="float" office:value="15.9340082883072">
                <text:p>15.9340082883072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1803218590314">
                <text:p>18.1803218590314</text:p>
              </table:table-cell>
              <table:table-cell office:value-type="float" office:value="16.9734222749974">
                <text:p>16.9734222749974</text:p>
              </table:table-cell>
              <table:table-cell office:value-type="float" office:value="15.9167872980107">
                <text:p>15.9167872980107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7945038387025">
                <text:p>21.7945038387025</text:p>
              </table:table-cell>
              <table:table-cell office:value-type="float" office:value="20.0826446280989">
                <text:p>20.0826446280989</text:p>
              </table:table-cell>
              <table:table-cell office:value-type="float" office:value="18.6201189235577">
                <text:p>18.6201189235577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8106977767998">
                <text:p>19.8106977767998</text:p>
              </table:table-cell>
              <table:table-cell office:value-type="float" office:value="18.386108273749">
                <text:p>18.386108273749</text:p>
              </table:table-cell>
              <table:table-cell office:value-type="float" office:value="17.1526586620928">
                <text:p>17.1526586620928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5997680859884">
                <text:p>14.5997680859884</text:p>
              </table:table-cell>
              <table:table-cell office:value-type="float" office:value="13.8111341612435">
                <text:p>13.8111341612435</text:p>
              </table:table-cell>
              <table:table-cell office:value-type="float" office:value="13.1033329918198">
                <text:p>13.1033329918198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.0021334597608">
                <text:p>36.0021334597608</text:p>
              </table:table-cell>
              <table:table-cell office:value-type="float" office:value="31.5584415584417">
                <text:p>31.5584415584417</text:p>
              </table:table-cell>
              <table:table-cell office:value-type="float" office:value="28.0911865347269">
                <text:p>28.0911865347269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0314941949264">
                <text:p>36.0314941949264</text:p>
              </table:table-cell>
              <table:table-cell office:value-type="float" office:value="31.580999415167">
                <text:p>31.580999415167</text:p>
              </table:table-cell>
              <table:table-cell office:value-type="float" office:value="28.1090585200525">
                <text:p>28.1090585200525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1272488978904">
                <text:p>24.1272488978904</text:p>
              </table:table-cell>
              <table:table-cell office:value-type="float" office:value="22.0468154599885">
                <text:p>22.0468154599885</text:p>
              </table:table-cell>
              <table:table-cell office:value-type="float" office:value="20.2966823694493">
                <text:p>20.2966823694493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846293316781">
                <text:p>19.846293316781</text:p>
              </table:table-cell>
              <table:table-cell office:value-type="float" office:value="18.4167645609912">
                <text:p>18.4167645609912</text:p>
              </table:table-cell>
              <table:table-cell office:value-type="float" office:value="17.1793367220693">
                <text:p>17.1793367220693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978697364898">
                <text:p>30.978697364898</text:p>
              </table:table-cell>
              <table:table-cell office:value-type="float" office:value="27.6309056796858">
                <text:p>27.6309056796858</text:p>
              </table:table-cell>
              <table:table-cell office:value-type="float" office:value="24.9361204322258">
                <text:p>24.9361204322258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.9569914390552">
                <text:p>30.9569914390552</text:p>
              </table:table-cell>
              <table:table-cell office:value-type="float" office:value="27.6136363636372">
                <text:p>27.6136363636372</text:p>
              </table:table-cell>
              <table:table-cell office:value-type="float" office:value="24.9220544798169">
                <text:p>24.9220544798169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.0314941949253">
                <text:p>36.0314941949253</text:p>
              </table:table-cell>
              <table:table-cell office:value-type="float" office:value="31.5809994151662">
                <text:p>31.5809994151662</text:p>
              </table:table-cell>
              <table:table-cell office:value-type="float" office:value="28.1090585200519">
                <text:p>28.1090585200519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2027925930363">
                <text:p>18.2027925930363</text:p>
              </table:table-cell>
              <table:table-cell office:value-type="float" office:value="16.9930069930069">
                <text:p>16.9930069930069</text:p>
              </table:table-cell>
              <table:table-cell office:value-type="float" office:value="15.9340082883071">
                <text:p>15.9340082883071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6946928838318">
                <text:p>13.6946928838318</text:p>
              </table:table-cell>
              <table:table-cell office:value-type="float" office:value="12.9984754874428">
                <text:p>12.9984754874428</text:p>
              </table:table-cell>
              <table:table-cell office:value-type="float" office:value="12.3696226501534">
                <text:p>12.3696226501534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8373824451412">
                <text:p>19.8373824451412</text:p>
              </table:table-cell>
              <table:table-cell office:value-type="float" office:value="18.409090909091">
                <text:p>18.409090909091</text:p>
              </table:table-cell>
              <table:table-cell office:value-type="float" office:value="17.1726594301222">
                <text:p>17.1726594301222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1728439378984">
                <text:p>18.1728439378984</text:p>
              </table:table-cell>
              <table:table-cell office:value-type="float" office:value="16.9669040636784">
                <text:p>16.9669040636784</text:p>
              </table:table-cell>
              <table:table-cell office:value-type="float" office:value="15.9110552368981">
                <text:p>15.9110552368981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823478098324">
                <text:p>16.823478098324</text:p>
              </table:table-cell>
              <table:table-cell office:value-type="float" office:value="15.7848582285883">
                <text:p>15.7848582285883</text:p>
              </table:table-cell>
              <table:table-cell office:value-type="float" office:value="14.8670227410386">
                <text:p>14.8670227410386</text:p>
              </table:table-cell>
              <table:table-cell office:value-type="float" office:value="21.0025948192935">
                <text:p>21.00259481929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9569914390536">
                <text:p>30.9569914390536</text:p>
              </table:table-cell>
              <table:table-cell office:value-type="float" office:value="27.6136363636359">
                <text:p>27.6136363636359</text:p>
              </table:table-cell>
              <table:table-cell office:value-type="float" office:value="24.9220544798158">
                <text:p>24.9220544798158</text:p>
              </table:table-cell>
              <table:table-cell office:value-type="float" office:value="21.0025948192935">
                <text:p>21.00259481929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interval-major="2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131cm" svg:height="24.491cm" xlink:href=".." xlink:type="simple" chart:class="chart:line" chart:style-name="ch1">
        <chart:title svg:x="2.728cm" svg:y="1.161cm" chart:style-name="ch2">
          <text:p>Traffic Survey - 15:15 : 12-12-2016 -Traffic Flow rate (Vehicles per hour) - Averaged over each 5 Cars </text:p>
        </chart:title>
        <chart:legend svg:x="3.48cm" svg:y="2.801cm" style:legend-expansion="custom" chartooo:width="12.884cm" chartooo:height="4.877cm" style:legend-expansion-aspect-ratio="2.64178798441665" chart:style-name="ch3"/>
        <chart:plot-area chart:style-name="ch4" table:cell-range-address="'Data Input and Calculations'.O8:'Data Input and Calculations'.R8 'Data Input and Calculations'.O10:'Data Input and Calculations'.R42" chart:data-source-has-labels="row" svg:x="1.652cm" svg:y="3.369cm" svg:width="25.238cm" svg:height="17.541cm">
          <chartooo:coordinate-region svg:x="2.935cm" svg:y="3.568cm" svg:width="22.671cm" svg:height="16.695cm"/>
          <chart:axis chart:dimension="x" chart:name="primary-x" chart:style-name="ch5">
            <chart:title svg:x="10.814cm" svg:y="21.399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.51cm" svg:y="15.305cm" chart:style-name="ch8">
              <text:p>Vehicles Flow per Hour (last 5 cars sample)</text:p>
            </chart:title>
            <chart:grid chart:style-name="ch9" chart:class="major"/>
          </chart:axis>
          <chart:axis chart:dimension="y" chart:name="secondary-y" chart:style-name="ch10">
            <chart:title svg:x="27.472cm" svg:y="14.591cm" chart:style-name="ch8">
              <text:p>Distance between vehicles  (Yds)</text:p>
            </chart:title>
          </chart:axis>
          <chart:series chart:attached-axis="primary-y" chart:style-name="ch11" chart:values-cell-range-address="'Data Input and Calculations'.O10:'Data Input and Calculations'.O42" chart:label-cell-address="'Data Input and Calculations'.O8:'Data Input and Calculations'.O8" chart:class="chart:line">
            <chart:data-point chart:repeated="33"/>
          </chart:series>
          <chart:series chart:attached-axis="primary-y" chart:style-name="ch12" chart:values-cell-range-address="'Data Input and Calculations'.P10:'Data Input and Calculations'.P42" chart:label-cell-address="'Data Input and Calculations'.P8:'Data Input and Calculations'.P8" chart:class="chart:line">
            <chart:data-point chart:repeated="33"/>
          </chart:series>
          <chart:series chart:attached-axis="primary-y" chart:style-name="ch13" chart:values-cell-range-address="'Data Input and Calculations'.Q10:'Data Input and Calculations'.Q42" chart:label-cell-address="'Data Input and Calculations'.Q8:'Data Input and Calculations'.Q8" chart:class="chart:line">
            <chart:data-point chart:repeated="33"/>
          </chart:series>
          <chart:series chart:attached-axis="secondary-y" chart:style-name="ch14" chart:values-cell-range-address="'Data Input and Calculations'.R10:'Data Input and Calculations'.R42" chart:label-cell-address="'Data Input and Calculations'.R8:'Data Input and Calculations'.R8" chart:class="chart:line"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 last 5 cars)</text:p>
                <draw:g>
                  <svg:desc>'Data Input and Calculations'.O8:'Data Input and Calculations'.O8</svg:desc>
                </draw:g>
              </table:table-cell>
              <table:table-cell office:value-type="string">
                <text:p>Vehicles Per Hour (5min Avg)</text:p>
                <draw:g>
                  <svg:desc>'Data Input and Calculations'.P8:'Data Input and Calculations'.P8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Q8:'Data Input and Calculations'.Q8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R8:'Data Input and Calculations'.R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42</svg:desc>
                </draw:g>
              </table:table-cell>
              <table:table-cell office:value-type="float" office:value="396">
                <text:p>396</text:p>
                <draw:g>
                  <svg:desc>'Data Input and Calculations'.P10:'Data Input and Calculations'.P42</svg:desc>
                </draw:g>
              </table:table-cell>
              <table:table-cell office:value-type="float" office:value="NaN">
                <text:p>NaN</text:p>
                <draw:g>
                  <svg:desc>'Data Input and Calculations'.Q10:'Data Input and Calculations'.Q42</svg:desc>
                </draw:g>
              </table:table-cell>
              <table:table-cell office:value-type="float" office:value="NaN">
                <text:p>NaN</text:p>
                <draw:g>
                  <svg:desc>'Data Input and Calculations'.R10:'Data Input and Calculations'.R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6.429690196183">
                <text:p>206.429690196183</text:p>
              </table:table-cell>
              <table:table-cell office:value-type="float" office:value="396">
                <text:p>396</text:p>
              </table:table-cell>
              <table:table-cell office:value-type="float" office:value="74.9638563558082">
                <text:p>74.9638563558082</text:p>
              </table:table-cell>
              <table:table-cell office:value-type="float" office:value="68.4869791666664">
                <text:p>68.4869791666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5.892863708225">
                <text:p>285.892863708225</text:p>
              </table:table-cell>
              <table:table-cell office:value-type="float" office:value="396">
                <text:p>396</text:p>
              </table:table-cell>
              <table:table-cell office:value-type="float" office:value="50.9817245839746">
                <text:p>50.9817245839746</text:p>
              </table:table-cell>
              <table:table-cell office:value-type="float" office:value="45.4860028072367">
                <text:p>45.4860028072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.242990654206">
                <text:p>242.242990654206</text:p>
              </table:table-cell>
              <table:table-cell office:value-type="float" office:value="396">
                <text:p>396</text:p>
              </table:table-cell>
              <table:table-cell office:value-type="float" office:value="66.5488984832249">
                <text:p>66.5488984832249</text:p>
              </table:table-cell>
              <table:table-cell office:value-type="float" office:value="62.1242545209697">
                <text:p>62.1242545209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7.073170731707">
                <text:p>237.073170731707</text:p>
              </table:table-cell>
              <table:table-cell office:value-type="float" office:value="396">
                <text:p>396</text:p>
              </table:table-cell>
              <table:table-cell office:value-type="float" office:value="35.3343468787922">
                <text:p>35.3343468787922</text:p>
              </table:table-cell>
              <table:table-cell office:value-type="float" office:value="33.9476162086457">
                <text:p>33.9476162086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8.351745103577">
                <text:p>258.351745103577</text:p>
              </table:table-cell>
              <table:table-cell office:value-type="float" office:value="396">
                <text:p>396</text:p>
              </table:table-cell>
              <table:table-cell office:value-type="float" office:value="63.877891751223">
                <text:p>63.877891751223</text:p>
              </table:table-cell>
              <table:table-cell office:value-type="float" office:value="58.8674061885306">
                <text:p>58.8674061885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.220068723215">
                <text:p>300.220068723215</text:p>
              </table:table-cell>
              <table:table-cell office:value-type="float" office:value="396">
                <text:p>396</text:p>
              </table:table-cell>
              <table:table-cell office:value-type="float" office:value="54.2569799898227">
                <text:p>54.2569799898227</text:p>
              </table:table-cell>
              <table:table-cell office:value-type="float" office:value="50.3504774305555">
                <text:p>50.3504774305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.230769230769">
                <text:p>249.230769230769</text:p>
              </table:table-cell>
              <table:table-cell office:value-type="float" office:value="396">
                <text:p>396</text:p>
              </table:table-cell>
              <table:table-cell office:value-type="float" office:value="65.018333882663">
                <text:p>65.018333882663</text:p>
              </table:table-cell>
              <table:table-cell office:value-type="float" office:value="60.6971153846153">
                <text:p>60.69711538461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7.627539647156">
                <text:p>247.627539647156</text:p>
              </table:table-cell>
              <table:table-cell office:value-type="float" office:value="396">
                <text:p>396</text:p>
              </table:table-cell>
              <table:table-cell office:value-type="float" office:value="28.5897349922967">
                <text:p>28.5897349922967</text:p>
              </table:table-cell>
              <table:table-cell office:value-type="float" office:value="26.6866894581408">
                <text:p>26.6866894581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1.508918755984">
                <text:p>551.508918755984</text:p>
              </table:table-cell>
              <table:table-cell office:value-type="float" office:value="396">
                <text:p>396</text:p>
              </table:table-cell>
              <table:table-cell office:value-type="float" office:value="21.1413438056894">
                <text:p>21.1413438056894</text:p>
              </table:table-cell>
              <table:table-cell office:value-type="float" office:value="20.0007805182641">
                <text:p>20.0007805182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9.364097399561">
                <text:p>559.364097399561</text:p>
              </table:table-cell>
              <table:table-cell office:value-type="float" office:value="396">
                <text:p>396</text:p>
              </table:table-cell>
              <table:table-cell office:value-type="float" office:value="24.7837923137436">
                <text:p>24.7837923137436</text:p>
              </table:table-cell>
              <table:table-cell office:value-type="float" office:value="23.2542782738097">
                <text:p>23.2542782738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5.369907438686">
                <text:p>525.369907438686</text:p>
              </table:table-cell>
              <table:table-cell office:value-type="float" office:value="396">
                <text:p>396</text:p>
              </table:table-cell>
              <table:table-cell office:value-type="float" office:value="29.6112375714128">
                <text:p>29.6112375714128</text:p>
              </table:table-cell>
              <table:table-cell office:value-type="float" office:value="27.6432291666666">
                <text:p>27.64322916666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.271952794531">
                <text:p>184.271952794531</text:p>
              </table:table-cell>
              <table:table-cell office:value-type="float" office:value="396">
                <text:p>396</text:p>
              </table:table-cell>
              <table:table-cell office:value-type="float" office:value="73.2964365072832">
                <text:p>73.2964365072832</text:p>
              </table:table-cell>
              <table:table-cell office:value-type="float" office:value="68.4306569343065">
                <text:p>68.4306569343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.899677570558">
                <text:p>220.899677570558</text:p>
              </table:table-cell>
              <table:table-cell office:value-type="float" office:value="396">
                <text:p>396</text:p>
              </table:table-cell>
              <table:table-cell office:value-type="float" office:value="87.6092948401726">
                <text:p>87.6092948401726</text:p>
              </table:table-cell>
              <table:table-cell office:value-type="float" office:value="80.7279829545445">
                <text:p>80.7279829545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7.137910610962">
                <text:p>177.137910610962</text:p>
              </table:table-cell>
              <table:table-cell office:value-type="float" office:value="396">
                <text:p>396</text:p>
              </table:table-cell>
              <table:table-cell office:value-type="float" office:value="100.654276148628">
                <text:p>100.654276148628</text:p>
              </table:table-cell>
              <table:table-cell office:value-type="float" office:value="93.4162158413107">
                <text:p>93.4162158413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.577470005166">
                <text:p>151.577470005166</text:p>
              </table:table-cell>
              <table:table-cell office:value-type="float" office:value="396">
                <text:p>396</text:p>
              </table:table-cell>
              <table:table-cell office:value-type="float" office:value="85.5359719560281">
                <text:p>85.5359719560281</text:p>
              </table:table-cell>
              <table:table-cell office:value-type="float" office:value="80.9155855996663">
                <text:p>80.91558559966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2.475072796259">
                <text:p>152.475072796259</text:p>
              </table:table-cell>
              <table:table-cell office:value-type="float" office:value="396">
                <text:p>396</text:p>
              </table:table-cell>
              <table:table-cell office:value-type="float" office:value="206.68238673403">
                <text:p>206.68238673403</text:p>
              </table:table-cell>
              <table:table-cell office:value-type="float" office:value="181.171875000001">
                <text:p>181.171875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.164039811656">
                <text:p>146.164039811656</text:p>
              </table:table-cell>
              <table:table-cell office:value-type="float" office:value="396">
                <text:p>396</text:p>
              </table:table-cell>
              <table:table-cell office:value-type="float" office:value="105.345358968087">
                <text:p>105.345358968087</text:p>
              </table:table-cell>
              <table:table-cell office:value-type="float" office:value="92.333437574459">
                <text:p>92.33343757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5.394570935811">
                <text:p>225.394570935811</text:p>
              </table:table-cell>
              <table:table-cell office:value-type="float" office:value="396">
                <text:p>396</text:p>
              </table:table-cell>
              <table:table-cell office:value-type="float" office:value="95.2756389252922">
                <text:p>95.2756389252922</text:p>
              </table:table-cell>
              <table:table-cell office:value-type="float" office:value="87.0602544910157">
                <text:p>87.06025449101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6.046511627907">
                <text:p>226.046511627907</text:p>
              </table:table-cell>
              <table:table-cell office:value-type="float" office:value="396">
                <text:p>396</text:p>
              </table:table-cell>
              <table:table-cell office:value-type="float" office:value="57.5567390620784">
                <text:p>57.5567390620784</text:p>
              </table:table-cell>
              <table:table-cell office:value-type="float" office:value="53.4109264276778">
                <text:p>53.4109264276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7.479180808265">
                <text:p>257.479180808265</text:p>
              </table:table-cell>
              <table:table-cell office:value-type="float" office:value="396">
                <text:p>396</text:p>
              </table:table-cell>
              <table:table-cell office:value-type="float" office:value="80.3417005562555">
                <text:p>80.3417005562555</text:p>
              </table:table-cell>
              <table:table-cell office:value-type="float" office:value="71.6593704398573">
                <text:p>71.6593704398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3.422889702275">
                <text:p>293.422889702275</text:p>
              </table:table-cell>
              <table:table-cell office:value-type="float" office:value="396">
                <text:p>396</text:p>
              </table:table-cell>
              <table:table-cell office:value-type="float" office:value="91.9687587584111">
                <text:p>91.9687587584111</text:p>
              </table:table-cell>
              <table:table-cell office:value-type="float" office:value="82.0361328125024">
                <text:p>82.0361328125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6.776902085759">
                <text:p>296.776902085759</text:p>
              </table:table-cell>
              <table:table-cell office:value-type="float" office:value="396">
                <text:p>396</text:p>
              </table:table-cell>
              <table:table-cell office:value-type="float" office:value="92.1716142010531">
                <text:p>92.1716142010531</text:p>
              </table:table-cell>
              <table:table-cell office:value-type="float" office:value="80.7868715749332">
                <text:p>80.78687157493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6.740751285656">
                <text:p>276.740751285656</text:p>
              </table:table-cell>
              <table:table-cell office:value-type="float" office:value="396">
                <text:p>396</text:p>
              </table:table-cell>
              <table:table-cell office:value-type="float" office:value="39.4841535514169">
                <text:p>39.4841535514169</text:p>
              </table:table-cell>
              <table:table-cell office:value-type="float" office:value="36.8599759615382">
                <text:p>36.8599759615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7.109761524567">
                <text:p>407.109761524567</text:p>
              </table:table-cell>
              <table:table-cell office:value-type="float" office:value="396">
                <text:p>396</text:p>
              </table:table-cell>
              <table:table-cell office:value-type="float" office:value="29.3794105035852">
                <text:p>29.3794105035852</text:p>
              </table:table-cell>
              <table:table-cell office:value-type="float" office:value="27.8858058742767">
                <text:p>27.88580587427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8.810134372756">
                <text:p>398.810134372756</text:p>
              </table:table-cell>
              <table:table-cell office:value-type="float" office:value="396">
                <text:p>396</text:p>
              </table:table-cell>
              <table:table-cell office:value-type="float" office:value="32.5029745869255">
                <text:p>32.5029745869255</text:p>
              </table:table-cell>
              <table:table-cell office:value-type="float" office:value="30.1627604166669">
                <text:p>30.1627604166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5.44090816947">
                <text:p>525.44090816947</text:p>
              </table:table-cell>
              <table:table-cell office:value-type="float" office:value="396">
                <text:p>396</text:p>
              </table:table-cell>
              <table:table-cell office:value-type="float" office:value="22.0612934627621">
                <text:p>22.0612934627621</text:p>
              </table:table-cell>
              <table:table-cell office:value-type="float" office:value="20.5973182283668">
                <text:p>20.59731822836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4.285714285715">
                <text:p>694.285714285715</text:p>
              </table:table-cell>
              <table:table-cell office:value-type="float" office:value="396">
                <text:p>396</text:p>
              </table:table-cell>
              <table:table-cell office:value-type="float" office:value="20.2288477648315">
                <text:p>20.2288477648315</text:p>
              </table:table-cell>
              <table:table-cell office:value-type="float" office:value="18.9799928545911">
                <text:p>18.97999285459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2.104884195369">
                <text:p>622.104884195369</text:p>
              </table:table-cell>
              <table:table-cell office:value-type="float" office:value="396">
                <text:p>396</text:p>
              </table:table-cell>
              <table:table-cell office:value-type="float" office:value="22.2646031857245">
                <text:p>22.2646031857245</text:p>
              </table:table-cell>
              <table:table-cell office:value-type="float" office:value="19.8600260416663">
                <text:p>19.860026041666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b2b2b2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36cm" svg:height="18.125cm" xlink:href=".." xlink:type="simple" chart:class="chart:bar" chart:style-name="ch1">
        <chart:title svg:x="8.045cm" svg:y="0.504cm" chart:style-name="ch2">
          <text:p>Average distance between vehicles - 15:15 12-12-2016 </text:p>
        </chart:title>
        <chart:subtitle svg:x="9.277cm" svg:y="1.478cm" chart:style-name="ch3">
          <text:p>Compared to safe stop distance for the Vehicle speed</text:p>
        </chart:subtitle>
        <chart:legend svg:x="4.583cm" svg:y="2.663cm" style:legend-expansion="custom" chartooo:width="9.454cm" chartooo:height="2.601cm" style:legend-expansion-aspect-ratio="3.63475586312957" chart:style-name="ch4"/>
        <chart:plot-area chart:style-name="ch5" table:cell-range-address="'Data Input and Calculations'.R8:'Data Input and Calculations'.T8 'Data Input and Calculations'.Q15:'Data Input and Calculations'.T42 'Data Input and Calculations'.O8:'Data Input and Calculations'.O8" chart:data-source-has-labels="row" svg:x="1.274cm" svg:y="2.382cm" svg:width="24.657cm" svg:height="14.496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56cm" svg:y="2.294cm" svg:width="23.375cm" svg:height="14.02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2.314cm" svg:y="17.24cm" chart:style-name="ch7">
              <text:p>Vehicles Passing</text:p>
            </chart:title>
          </chart:axis>
          <chart:axis chart:dimension="y" chart:name="primary-y" chart:style-name="ch8">
            <chart:title svg:x="0.196cm" svg:y="12.545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T15:'Data Input and Calculations'.T42" chart:label-cell-address="'Data Input and Calculations'.T8:'Data Input and Calculations'.T8" chart:class="chart:bar">
            <chart:data-point chart:repeated="28"/>
          </chart:series>
          <chart:series chart:style-name="ch13" chart:values-cell-range-address="'Data Input and Calculations'.S15:'Data Input and Calculations'.S42" chart:label-cell-address="'Data Input and Calculations'.S8:'Data Input and Calculations'.S8" chart:class="chart:bar">
            <chart:data-point chart:repeated="28"/>
          </chart:series>
          <chart:series chart:style-name="ch14" chart:values-cell-range-address="'Data Input and Calculations'.R15:'Data Input and Calculations'.R42" chart:label-cell-address="'Data Input and Calculations'.R8:'Data Input and Calculations'.R8" chart:class="chart:bar">
            <chart:data-point chart:repeated="28"/>
          </chart:series>
          <chart:series chart:style-name="ch15" chart:values-cell-range-address="'Data Input and Calculations'.Q15:'Data Input and Calculations'.Q42" chart:label-cell-address="'Data Input and Calculations'.O8:'Data Input and Calculations'.O8" chart:class="chart:bar">
            <chart:data-point chart:repeated="2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– (Yds)</text:p>
                <draw:g>
                  <svg:desc>'Data Input and Calculations'.T8:'Data Input and Calculations'.T8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S8:'Data Input and Calculations'.S8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R8:'Data Input and Calculations'.R8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O8:'Data Input and Calculations'.O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4971074380164">
                <text:p>15.4971074380164</text:p>
                <draw:g>
                  <svg:desc>'Data Input and Calculations'.T15:'Data Input and Calculations'.T42</svg:desc>
                </draw:g>
              </table:table-cell>
              <table:table-cell office:value-type="float" office:value="63.0402974656356">
                <text:p>63.0402974656356</text:p>
                <draw:g>
                  <svg:desc>'Data Input and Calculations'.S15:'Data Input and Calculations'.S42</svg:desc>
                </draw:g>
              </table:table-cell>
              <table:table-cell office:value-type="float" office:value="68.4869791666664">
                <text:p>68.4869791666664</text:p>
                <draw:g>
                  <svg:desc>'Data Input and Calculations'.R15:'Data Input and Calculations'.R42</svg:desc>
                </draw:g>
              </table:table-cell>
              <table:table-cell office:value-type="float" office:value="74.9638563558082">
                <text:p>74.9638563558082</text:p>
                <draw:g>
                  <svg:desc>'Data Input and Calculations'.Q15:'Data Input and Calculation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848344428798">
                <text:p>21.848344428798</text:p>
              </table:table-cell>
              <table:table-cell office:value-type="float" office:value="41.0598392273907">
                <text:p>41.0598392273907</text:p>
              </table:table-cell>
              <table:table-cell office:value-type="float" office:value="45.4860028072367">
                <text:p>45.4860028072367</text:p>
              </table:table-cell>
              <table:table-cell office:value-type="float" office:value="50.9817245839746">
                <text:p>50.9817245839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829240884672">
                <text:p>10.4829240884672</text:p>
              </table:table-cell>
              <table:table-cell office:value-type="float" office:value="58.251294285302">
                <text:p>58.251294285302</text:p>
              </table:table-cell>
              <table:table-cell office:value-type="float" office:value="62.1242545209697">
                <text:p>62.1242545209697</text:p>
              </table:table-cell>
              <table:table-cell office:value-type="float" office:value="66.5488984832249">
                <text:p>66.5488984832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23006897033">
                <text:p>5.023006897033</text:p>
              </table:table-cell>
              <table:table-cell office:value-type="float" office:value="32.6656222227079">
                <text:p>32.6656222227079</text:p>
              </table:table-cell>
              <table:table-cell office:value-type="float" office:value="33.9476162086457">
                <text:p>33.9476162086457</text:p>
              </table:table-cell>
              <table:table-cell office:value-type="float" office:value="35.3343468787922">
                <text:p>35.3343468787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3886807915551">
                <text:p>13.3886807915551</text:p>
              </table:table-cell>
              <table:table-cell office:value-type="float" office:value="54.5857798776551">
                <text:p>54.5857798776551</text:p>
              </table:table-cell>
              <table:table-cell office:value-type="float" office:value="58.8674061885306">
                <text:p>58.8674061885306</text:p>
              </table:table-cell>
              <table:table-cell office:value-type="float" office:value="63.877891751223">
                <text:p>63.877891751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7846074380165">
                <text:p>11.7846074380165</text:p>
              </table:table-cell>
              <table:table-cell office:value-type="float" office:value="46.9687289464137">
                <text:p>46.9687289464137</text:p>
              </table:table-cell>
              <table:table-cell office:value-type="float" office:value="50.3504774305555">
                <text:p>50.3504774305555</text:p>
              </table:table-cell>
              <table:table-cell office:value-type="float" office:value="54.2569799898227">
                <text:p>54.2569799898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4770404420754">
                <text:p>10.4770404420754</text:p>
              </table:table-cell>
              <table:table-cell office:value-type="float" office:value="56.9144907674552">
                <text:p>56.9144907674552</text:p>
              </table:table-cell>
              <table:table-cell office:value-type="float" office:value="60.6971153846153">
                <text:p>60.6971153846153</text:p>
              </table:table-cell>
              <table:table-cell office:value-type="float" office:value="65.018333882663">
                <text:p>65.018333882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006107976834">
                <text:p>10.5006107976834</text:p>
              </table:table-cell>
              <table:table-cell office:value-type="float" office:value="25.0211809568526">
                <text:p>25.0211809568526</text:p>
              </table:table-cell>
              <table:table-cell office:value-type="float" office:value="26.6866894581408">
                <text:p>26.6866894581408</text:p>
              </table:table-cell>
              <table:table-cell office:value-type="float" office:value="28.5897349922967">
                <text:p>28.5897349922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6915051082157">
                <text:p>7.76915051082157</text:p>
              </table:table-cell>
              <table:table-cell office:value-type="float" office:value="18.9769832336039">
                <text:p>18.9769832336039</text:p>
              </table:table-cell>
              <table:table-cell office:value-type="float" office:value="20.0007805182641">
                <text:p>20.0007805182641</text:p>
              </table:table-cell>
              <table:table-cell office:value-type="float" office:value="21.1413438056894">
                <text:p>21.1413438056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0947039973022">
                <text:p>9.40947039973022</text:p>
              </table:table-cell>
              <table:table-cell office:value-type="float" office:value="21.9025764150522">
                <text:p>21.9025764150522</text:p>
              </table:table-cell>
              <table:table-cell office:value-type="float" office:value="23.2542782738097">
                <text:p>23.2542782738097</text:p>
              </table:table-cell>
              <table:table-cell office:value-type="float" office:value="24.7837923137436">
                <text:p>24.7837923137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770404420754">
                <text:p>10.4770404420754</text:p>
              </table:table-cell>
              <table:table-cell office:value-type="float" office:value="25.9205120576072">
                <text:p>25.9205120576072</text:p>
              </table:table-cell>
              <table:table-cell office:value-type="float" office:value="27.6432291666666">
                <text:p>27.6432291666666</text:p>
              </table:table-cell>
              <table:table-cell office:value-type="float" office:value="29.6112375714128">
                <text:p>29.6112375714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4594251537554">
                <text:p>10.4594251537554</text:p>
              </table:table-cell>
              <table:table-cell office:value-type="float" office:value="64.1706895309459">
                <text:p>64.1706895309459</text:p>
              </table:table-cell>
              <table:table-cell office:value-type="float" office:value="68.4306569343065">
                <text:p>68.4306569343065</text:p>
              </table:table-cell>
              <table:table-cell office:value-type="float" office:value="73.2964365072832">
                <text:p>73.29643650728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4160917970082">
                <text:p>13.4160917970082</text:p>
              </table:table-cell>
              <table:table-cell office:value-type="float" office:value="74.8489390171941">
                <text:p>74.8489390171941</text:p>
              </table:table-cell>
              <table:table-cell office:value-type="float" office:value="80.7279829545445">
                <text:p>80.7279829545445</text:p>
              </table:table-cell>
              <table:table-cell office:value-type="float" office:value="87.6092948401726">
                <text:p>87.6092948401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6285238215">
                <text:p>11.76285238215</text:p>
              </table:table-cell>
              <table:table-cell office:value-type="float" office:value="87.1492998938852">
                <text:p>87.1492998938852</text:p>
              </table:table-cell>
              <table:table-cell office:value-type="float" office:value="93.4162158413107">
                <text:p>93.4162158413107</text:p>
              </table:table-cell>
              <table:table-cell office:value-type="float" office:value="100.654276148628">
                <text:p>100.654276148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7828351674123">
                <text:p>7.7828351674123</text:p>
              </table:table-cell>
              <table:table-cell office:value-type="float" office:value="76.7687758269566">
                <text:p>76.7687758269566</text:p>
              </table:table-cell>
              <table:table-cell office:value-type="float" office:value="80.9155855996663">
                <text:p>80.9155855996663</text:p>
              </table:table-cell>
              <table:table-cell office:value-type="float" office:value="85.5359719560281">
                <text:p>85.5359719560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1184010794403">
                <text:p>27.1184010794403</text:p>
              </table:table-cell>
              <table:table-cell office:value-type="float" office:value="161.266928407936">
                <text:p>161.266928407936</text:p>
              </table:table-cell>
              <table:table-cell office:value-type="float" office:value="181.171875000001">
                <text:p>181.171875000001</text:p>
              </table:table-cell>
              <table:table-cell office:value-type="float" office:value="206.68238673403">
                <text:p>206.68238673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.149658539402">
                <text:p>27.149658539402</text:p>
              </table:table-cell>
              <table:table-cell office:value-type="float" office:value="82.1825163294744">
                <text:p>82.1825163294744</text:p>
              </table:table-cell>
              <table:table-cell office:value-type="float" office:value="92.333437574459">
                <text:p>92.333437574459</text:p>
              </table:table-cell>
              <table:table-cell office:value-type="float" office:value="105.345358968087">
                <text:p>105.345358968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449973018776">
                <text:p>15.449973018776</text:p>
              </table:table-cell>
              <table:table-cell office:value-type="float" office:value="80.1491868798217">
                <text:p>80.1491868798217</text:p>
              </table:table-cell>
              <table:table-cell office:value-type="float" office:value="87.0602544910157">
                <text:p>87.0602544910157</text:p>
              </table:table-cell>
              <table:table-cell office:value-type="float" office:value="95.2756389252922">
                <text:p>95.27563892529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7918751352468">
                <text:p>11.7918751352468</text:p>
              </table:table-cell>
              <table:table-cell office:value-type="float" office:value="49.8222305389218">
                <text:p>49.8222305389218</text:p>
              </table:table-cell>
              <table:table-cell office:value-type="float" office:value="53.4109264276778">
                <text:p>53.4109264276778</text:p>
              </table:table-cell>
              <table:table-cell office:value-type="float" office:value="57.5567390620784">
                <text:p>57.5567390620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9347510378901">
                <text:p>21.9347510378901</text:p>
              </table:table-cell>
              <table:table-cell office:value-type="float" office:value="64.6705798246596">
                <text:p>64.6705798246596</text:p>
              </table:table-cell>
              <table:table-cell office:value-type="float" office:value="71.6593704398573">
                <text:p>71.6593704398573</text:p>
              </table:table-cell>
              <table:table-cell office:value-type="float" office:value="80.3417005562555">
                <text:p>80.3417005562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9130940082655">
                <text:p>21.9130940082655</text:p>
              </table:table-cell>
              <table:table-cell office:value-type="float" office:value="74.039831058215">
                <text:p>74.039831058215</text:p>
              </table:table-cell>
              <table:table-cell office:value-type="float" office:value="82.0361328125024">
                <text:p>82.0361328125024</text:p>
              </table:table-cell>
              <table:table-cell office:value-type="float" office:value="91.9687587584111">
                <text:p>91.9687587584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1496585394008">
                <text:p>27.1496585394008</text:p>
              </table:table-cell>
              <table:table-cell office:value-type="float" office:value="71.9053526742154">
                <text:p>71.9053526742154</text:p>
              </table:table-cell>
              <table:table-cell office:value-type="float" office:value="80.7868715749332">
                <text:p>80.7868715749332</text:p>
              </table:table-cell>
              <table:table-cell office:value-type="float" office:value="92.1716142010531">
                <text:p>92.17161420105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4770404420753">
                <text:p>10.4770404420753</text:p>
              </table:table-cell>
              <table:table-cell office:value-type="float" office:value="34.5628741705133">
                <text:p>34.5628741705133</text:p>
              </table:table-cell>
              <table:table-cell office:value-type="float" office:value="36.8599759615382">
                <text:p>36.8599759615382</text:p>
              </table:table-cell>
              <table:table-cell office:value-type="float" office:value="39.4841535514169">
                <text:p>39.4841535514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4883124577511">
                <text:p>7.14883124577511</text:p>
              </table:table-cell>
              <table:table-cell office:value-type="float" office:value="26.5367193478545">
                <text:p>26.5367193478545</text:p>
              </table:table-cell>
              <table:table-cell office:value-type="float" office:value="27.8858058742767">
                <text:p>27.8858058742767</text:p>
              </table:table-cell>
              <table:table-cell office:value-type="float" office:value="29.3794105035852">
                <text:p>29.37941050358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7846074380166">
                <text:p>11.7846074380166</text:p>
              </table:table-cell>
              <table:table-cell office:value-type="float" office:value="28.1369033737564">
                <text:p>28.1369033737564</text:p>
              </table:table-cell>
              <table:table-cell office:value-type="float" office:value="30.1627604166669">
                <text:p>30.1627604166669</text:p>
              </table:table-cell>
              <table:table-cell office:value-type="float" office:value="32.5029745869255">
                <text:p>32.5029745869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4535652463273">
                <text:p>10.4535652463273</text:p>
              </table:table-cell>
              <table:table-cell office:value-type="float" office:value="19.315549073274">
                <text:p>19.315549073274</text:p>
              </table:table-cell>
              <table:table-cell office:value-type="float" office:value="20.5973182283668">
                <text:p>20.5973182283668</text:p>
              </table:table-cell>
              <table:table-cell office:value-type="float" office:value="22.0612934627621">
                <text:p>22.06129346276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41431523113993">
                <text:p>9.41431523113993</text:p>
              </table:table-cell>
              <table:table-cell office:value-type="float" office:value="17.8763712228281">
                <text:p>17.8763712228281</text:p>
              </table:table-cell>
              <table:table-cell office:value-type="float" office:value="18.9799928545911">
                <text:p>18.9799928545911</text:p>
              </table:table-cell>
              <table:table-cell office:value-type="float" office:value="20.2288477648315">
                <text:p>20.2288477648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9130940082639">
                <text:p>21.9130940082639</text:p>
              </table:table-cell>
              <table:table-cell office:value-type="float" office:value="17.9242112289407">
                <text:p>17.9242112289407</text:p>
              </table:table-cell>
              <table:table-cell office:value-type="float" office:value="19.8600260416663">
                <text:p>19.8600260416663</text:p>
              </table:table-cell>
              <table:table-cell office:value-type="float" office:value="22.2646031857245">
                <text:p>22.264603185724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26cm" svg:height="14.835cm" xlink:href=".." xlink:type="simple" chart:class="chart:bar" chart:style-name="ch1">
        <chart:title svg:x="5.63cm" svg:y="0.374cm" chart:style-name="ch2">
          <text:p>Distance between Vehicles In R - L  Direction (Yds)  - 17:45 -  07-03-2016 </text:p>
        </chart:title>
        <chart:subtitle svg:x="5.92cm" svg:y="1.704cm" chart:style-name="ch3">
          <text:p>Against Safe Stop Distance Yards for the 5 car average &amp; max speed - Oldham</text:p>
        </chart:subtitle>
        <chart:legend svg:x="7.136cm" svg:y="2.972cm" style:legend-expansion="custom" chartooo:width="6.96cm" chartooo:height="1.934cm" style:legend-expansion-aspect-ratio="3.59875904860393" chart:style-name="ch4"/>
        <chart:plot-area chart:style-name="ch5" table:cell-range-address="'Data Input and Calculations'.P66:'Data Input and Calculations'.P66 'Data Input and Calculations'.P68:'Data Input and Calculations'.P84 'Data Input and Calculations'.R66:'Data Input and Calculations'.R66 'Data Input and Calculations'.R68:'Data Input and Calculations'.R84 'Data Input and Calculations'.R61:'Data Input and Calculations'.R61" chart:data-source-has-labels="row" svg:x="1.038cm" svg:y="1.104cm" svg:width="21.07cm" svg:height="12.275cm">
          <chartooo:coordinate-region svg:x="1.95cm" svg:y="1.303cm" svg:width="20.158cm" svg:height="11.429cm"/>
          <chart:axis chart:dimension="x" chart:name="primary-x" chart:style-name="ch6">
            <chart:title svg:x="10.365cm" svg:y="13.675cm" chart:style-name="ch7">
              <text:p>Vehicle Number</text:p>
            </chart:title>
          </chart:axis>
          <chart:axis chart:dimension="y" chart:name="primary-y" chart:style-name="ch8">
            <chart:title svg:x="0.016cm" svg:y="9.851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P68:'Data Input and Calculations'.P84" chart:label-cell-address="'Data Input and Calculations'.P66:'Data Input and Calculations'.P66" chart:class="chart:bar">
            <chart:data-point chart:repeated="17"/>
          </chart:series>
          <chart:series chart:style-name="ch12" chart:values-cell-range-address="'Data Input and Calculations'.R68:'Data Input and Calculations'.R84" chart:label-cell-address="'Data Input and Calculations'.R66:'Data Input and Calculations'.R66" chart:class="chart:bar">
            <chart:data-point chart:repeated="17"/>
            <loext:propertry-mapping loext:property="BorderColor" loext:cell-range-address="'Data Input and Calculations'.R61:'Data Input and Calculations'.R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</text:p>
                <draw:g>
                  <svg:desc>'Data Input and Calculations'.P66:'Data Input and Calculations'.P66</svg:desc>
                </draw:g>
              </table:table-cell>
              <table:table-cell office:value-type="string">
                <text:p>0.00</text:p>
                <draw:g>
                  <svg:desc>'Data Input and Calculations'.R66:'Data Input and Calculations'.R66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ta Input and Calculations'.P68:'Data Input and Calculations'.P84</svg:desc>
                </draw:g>
              </table:table-cell>
              <table:table-cell office:value-type="float" office:value="0">
                <text:p>0</text:p>
                <draw:g>
                  <svg:desc>'Data Input and Calculations'.R68:'Data Input and Calculations'.R84</svg:desc>
                </draw:g>
              </table:table-cell>
              <table:table-cell office:value-type="float" office:value="0">
                <text:p>0</text:p>
                <draw:g>
                  <svg:desc>'Data Input and Calculations'.R61:'Data Input and Calculations'.R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03cm" svg:height="13.964cm" xlink:href=".." xlink:type="simple" chart:class="chart:bar" chart:style-name="ch1">
        <chart:title svg:x="5.667cm" svg:y="0.247cm" chart:style-name="ch2">
          <text:p>Distance between Vehicles Out L- R Direction (Yds)  17:45 -  07-03-2016 </text:p>
        </chart:title>
        <chart:subtitle svg:x="6.469cm" svg:y="1.455cm" chart:style-name="ch3">
          <text:p>Against Safe Stop Distance Yards for the 5 car average &amp; max speed - Oldham</text:p>
        </chart:subtitle>
        <chart:legend svg:x="11.616cm" svg:y="3.323cm" style:legend-expansion="custom" chartooo:width="7.329cm" chartooo:height="1.812cm" style:legend-expansion-aspect-ratio="4.04470198675497" chart:style-name="ch4"/>
        <chart:plot-area chart:style-name="ch5" table:cell-range-address="'Data Input and Calculations'.P109:'Data Input and Calculations'.P109 'Data Input and Calculations'.P111:'Data Input and Calculations'.P133 'Data Input and Calculations'.R109:'Data Input and Calculations'.R109 'Data Input and Calculations'.R111:'Data Input and Calculations'.R133" chart:data-source-has-labels="row" svg:x="1.008cm" svg:y="1.051cm" svg:width="20.267cm" svg:height="11.605cm">
          <chartooo:coordinate-region svg:x="1.92cm" svg:y="1.25cm" svg:width="19.355cm" svg:height="10.759cm"/>
          <chart:axis chart:dimension="x" chart:name="primary-x" chart:style-name="ch6">
            <chart:title svg:x="9.933cm" svg:y="12.935cm" chart:style-name="ch7">
              <text:p>Vehicle Number</text:p>
            </chart:title>
          </chart:axis>
          <chart:axis chart:dimension="y" chart:name="primary-y" chart:style-name="ch8">
            <chart:title svg:x="0.004cm" svg:y="9.463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P111:'Data Input and Calculations'.P133" chart:label-cell-address="'Data Input and Calculations'.P109:'Data Input and Calculations'.P109" chart:class="chart:bar">
            <chart:data-point chart:repeated="23"/>
          </chart:series>
          <chart:series chart:style-name="ch12" chart:values-cell-range-address="'Data Input and Calculations'.R111:'Data Input and Calculations'.R133" chart:label-cell-address="'Data Input and Calculations'.R109:'Data Input and Calculations'.R109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</text:p>
                <draw:g>
                  <svg:desc>'Data Input and Calculations'.P109:'Data Input and Calculations'.P109</svg:desc>
                </draw:g>
              </table:table-cell>
              <table:table-cell office:value-type="string">
                <text:p>0.00</text:p>
                <draw:g>
                  <svg:desc>'Data Input and Calculations'.R109:'Data Input and Calculations'.R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ta Input and Calculations'.P111:'Data Input and Calculations'.P133</svg:desc>
                </draw:g>
              </table:table-cell>
              <table:table-cell office:value-type="float" office:value="0">
                <text:p>0</text:p>
                <draw:g>
                  <svg:desc>'Data Input and Calculations'.R111:'Data Input and Calculations'.R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358cm" svg:height="16.552cm" xlink:href=".." xlink:type="simple" chart:class="chart:bar" chart:style-name="ch1">
        <chart:title svg:x="6.274cm" svg:y="0.694cm" chart:style-name="ch2">
          <text:p>Distance between Vehicles (Yds)  -  Avg 5 vehicles - 15:15 12-12-2016 </text:p>
        </chart:title>
        <chart:subtitle svg:x="6.347cm" svg:y="1.956cm" chart:style-name="ch3">
          <text:p>Against Safe Stop Distance Yards for the 5 car average &amp; max speed - Oldham</text:p>
        </chart:subtitle>
        <chart:legend svg:x="3.028cm" svg:y="3.128cm" style:legend-expansion="custom" chartooo:width="9.678cm" chartooo:height="1.438cm" style:legend-expansion-aspect-ratio="6.73018080667594" chart:style-name="ch4"/>
        <chart:plot-area chart:style-name="ch5" table:cell-range-address="'Data Input and Calculations'.R8:'Data Input and Calculations'.R8 'Data Input and Calculations'.R15:'Data Input and Calculations'.R42 'Data Input and Calculations'.T8:'Data Input and Calculations'.T8 'Data Input and Calculations'.T15:'Data Input and Calculations'.T42" chart:data-source-has-labels="row" svg:x="0.805cm" svg:y="1.283cm" svg:width="23.387cm" svg:height="13.598cm">
          <chartooo:coordinate-region svg:x="2.088cm" svg:y="1.482cm" svg:width="22.104cm" svg:height="12.752cm"/>
          <chart:axis chart:dimension="x" chart:name="primary-x" chart:style-name="ch6">
            <chart:title svg:x="11.29cm" svg:y="15.212cm" chart:style-name="ch7">
              <text:p>Vehicle Number</text:p>
            </chart:title>
          </chart:axis>
          <chart:axis chart:dimension="y" chart:name="primary-y" chart:style-name="ch8">
            <chart:title svg:x="0cm" svg:y="10.692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R15:'Data Input and Calculations'.R42" chart:label-cell-address="'Data Input and Calculations'.R8:'Data Input and Calculations'.R8" chart:class="chart:bar">
            <chart:data-point chart:repeated="28"/>
          </chart:series>
          <chart:series chart:style-name="ch12" chart:values-cell-range-address="'Data Input and Calculations'.T15:'Data Input and Calculations'.T42" chart:label-cell-address="'Data Input and Calculations'.T8:'Data Input and Calculations'.T8" chart:class="chart:ba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R8:'Data Input and Calculations'.R8</svg:desc>
                </draw:g>
              </table:table-cell>
              <table:table-cell office:value-type="string">
                <text:p>Safe Stop Distance For Speed – (Yds)</text:p>
                <draw:g>
                  <svg:desc>'Data Input and Calculations'.T8:'Data Input and Calculations'.T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.4869791666664">
                <text:p>68.4869791666664</text:p>
                <draw:g>
                  <svg:desc>'Data Input and Calculations'.R15:'Data Input and Calculations'.R42</svg:desc>
                </draw:g>
              </table:table-cell>
              <table:table-cell office:value-type="float" office:value="15.4971074380164">
                <text:p>15.4971074380164</text:p>
                <draw:g>
                  <svg:desc>'Data Input and Calculations'.T15:'Data Input and Calculations'.T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4860028072367">
                <text:p>45.4860028072367</text:p>
              </table:table-cell>
              <table:table-cell office:value-type="float" office:value="21.848344428798">
                <text:p>21.8483444287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1242545209697">
                <text:p>62.1242545209697</text:p>
              </table:table-cell>
              <table:table-cell office:value-type="float" office:value="10.4829240884672">
                <text:p>10.4829240884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9476162086457">
                <text:p>33.9476162086457</text:p>
              </table:table-cell>
              <table:table-cell office:value-type="float" office:value="5.023006897033">
                <text:p>5.023006897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8674061885306">
                <text:p>58.8674061885306</text:p>
              </table:table-cell>
              <table:table-cell office:value-type="float" office:value="13.3886807915551">
                <text:p>13.3886807915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3504774305555">
                <text:p>50.3504774305555</text:p>
              </table:table-cell>
              <table:table-cell office:value-type="float" office:value="11.7846074380165">
                <text:p>11.7846074380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6971153846153">
                <text:p>60.6971153846153</text:p>
              </table:table-cell>
              <table:table-cell office:value-type="float" office:value="10.4770404420754">
                <text:p>10.4770404420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6866894581408">
                <text:p>26.6866894581408</text:p>
              </table:table-cell>
              <table:table-cell office:value-type="float" office:value="10.5006107976834">
                <text:p>10.5006107976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0007805182641">
                <text:p>20.0007805182641</text:p>
              </table:table-cell>
              <table:table-cell office:value-type="float" office:value="7.76915051082157">
                <text:p>7.76915051082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2542782738097">
                <text:p>23.2542782738097</text:p>
              </table:table-cell>
              <table:table-cell office:value-type="float" office:value="9.40947039973022">
                <text:p>9.40947039973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6432291666666">
                <text:p>27.6432291666666</text:p>
              </table:table-cell>
              <table:table-cell office:value-type="float" office:value="10.4770404420754">
                <text:p>10.4770404420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4306569343065">
                <text:p>68.4306569343065</text:p>
              </table:table-cell>
              <table:table-cell office:value-type="float" office:value="10.4594251537554">
                <text:p>10.4594251537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.7279829545445">
                <text:p>80.7279829545445</text:p>
              </table:table-cell>
              <table:table-cell office:value-type="float" office:value="13.4160917970082">
                <text:p>13.4160917970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.4162158413107">
                <text:p>93.4162158413107</text:p>
              </table:table-cell>
              <table:table-cell office:value-type="float" office:value="11.76285238215">
                <text:p>11.76285238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.9155855996663">
                <text:p>80.9155855996663</text:p>
              </table:table-cell>
              <table:table-cell office:value-type="float" office:value="7.7828351674123">
                <text:p>7.7828351674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1.171875000001">
                <text:p>181.171875000001</text:p>
              </table:table-cell>
              <table:table-cell office:value-type="float" office:value="27.1184010794403">
                <text:p>27.1184010794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.333437574459">
                <text:p>92.333437574459</text:p>
              </table:table-cell>
              <table:table-cell office:value-type="float" office:value="27.149658539402">
                <text:p>27.149658539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.0602544910157">
                <text:p>87.0602544910157</text:p>
              </table:table-cell>
              <table:table-cell office:value-type="float" office:value="15.449973018776">
                <text:p>15.449973018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.4109264276778">
                <text:p>53.4109264276778</text:p>
              </table:table-cell>
              <table:table-cell office:value-type="float" office:value="11.7918751352468">
                <text:p>11.7918751352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6593704398573">
                <text:p>71.6593704398573</text:p>
              </table:table-cell>
              <table:table-cell office:value-type="float" office:value="21.9347510378901">
                <text:p>21.9347510378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0361328125024">
                <text:p>82.0361328125024</text:p>
              </table:table-cell>
              <table:table-cell office:value-type="float" office:value="21.9130940082655">
                <text:p>21.9130940082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.7868715749332">
                <text:p>80.7868715749332</text:p>
              </table:table-cell>
              <table:table-cell office:value-type="float" office:value="27.1496585394008">
                <text:p>27.1496585394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8599759615382">
                <text:p>36.8599759615382</text:p>
              </table:table-cell>
              <table:table-cell office:value-type="float" office:value="10.4770404420753">
                <text:p>10.47704044207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8858058742767">
                <text:p>27.8858058742767</text:p>
              </table:table-cell>
              <table:table-cell office:value-type="float" office:value="7.14883124577511">
                <text:p>7.148831245775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1627604166669">
                <text:p>30.1627604166669</text:p>
              </table:table-cell>
              <table:table-cell office:value-type="float" office:value="11.7846074380166">
                <text:p>11.7846074380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.5973182283668">
                <text:p>20.5973182283668</text:p>
              </table:table-cell>
              <table:table-cell office:value-type="float" office:value="10.4535652463273">
                <text:p>10.4535652463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9799928545911">
                <text:p>18.9799928545911</text:p>
              </table:table-cell>
              <table:table-cell office:value-type="float" office:value="9.41431523113993">
                <text:p>9.414315231139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8600260416663">
                <text:p>19.8600260416663</text:p>
              </table:table-cell>
              <table:table-cell office:value-type="float" office:value="21.9130940082639">
                <text:p>21.913094008263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8cm" svg:height="13.056cm" xlink:href=".." xlink:type="simple" chart:class="chart:scatter" chart:style-name="ch1">
        <chart:title svg:x="0.941cm" svg:y="0.397cm" chart:style-name="ch2">
          <text:p>Traffic Survey  15:15 12-12-2016 - Flow rate - In R - L  (Vehicles per hour) - Averaged over each 5 Cars </text:p>
        </chart:title>
        <chart:subtitle svg:x="5.174cm" svg:y="1.437cm" chart:style-name="ch3">
          <text:p>Actual Arrival Time - Flow Rate VPH = (1 hour) / ((Time for 5 cars) / 5) </text:p>
        </chart:subtitle>
        <chart:legend svg:x="5.215cm" svg:y="6.773cm" style:legend-expansion="custom" chartooo:width="6.323cm" chartooo:height="1.183cm" style:legend-expansion-aspect-ratio="5.34488588334742" chart:style-name="ch4"/>
        <chart:plot-area chart:style-name="ch5" table:cell-range-address="'Data Input and Calculations'.A68:'Data Input and Calculations'.A84 'Data Input and Calculations'.M66:'Data Input and Calculations'.N66 'Data Input and Calculations'.M68:'Data Input and Calculations'.N84" chart:data-source-has-labels="row" svg:x="1.672cm" svg:y="1.704cm" svg:width="20.408cm" svg:height="9.961cm">
          <chartooo:coordinate-region svg:x="2.77cm" svg:y="1.903cm" svg:width="19.216cm" svg:height="9.115cm"/>
          <chart:axis chart:dimension="x" chart:name="primary-x" chart:style-name="ch6">
            <chart:title svg:x="10.76cm" svg:y="11.926cm" chart:style-name="ch7">
              <text:p>Time (Minutes)</text:p>
            </chart:title>
          </chart:axis>
          <chart:axis chart:dimension="y" chart:name="primary-y" chart:style-name="ch8">
            <chart:title svg:x="0.661cm" svg:y="9.85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M68:'Data Input and Calculations'.M84" chart:label-cell-address="'Data Input and Calculations'.M66:'Data Input and Calculations'.M66" chart:class="chart:scatter">
            <chart:domain table:cell-range-address="'Data Input and Calculations'.A68:'Data Input and Calculations'.A84"/>
            <chart:data-point chart:repeated="17"/>
          </chart:series>
          <chart:series chart:style-name="ch12" chart:values-cell-range-address="'Data Input and Calculations'.N68:'Data Input and Calculations'.N84" chart:label-cell-address="'Data Input and Calculations'.N66:'Data Input and Calculations'.N66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55.68</text:p>
                <draw:g>
                  <svg:desc>'Data Input and Calculations'.M66:'Data Input and Calculations'.M66</svg:desc>
                </draw:g>
              </table:table-cell>
              <table:table-cell office:value-type="string">
                <text:p>#DIV/0!</text:p>
                <draw:g>
                  <svg:desc>'Data Input and Calculations'.N66:'Data Input and Calculations'.N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A68:'Data Input and Calculations'.A84</svg:desc>
                </draw:g>
              </table:table-cell>
              <table:table-cell office:value-type="float" office:value="255.681818181818">
                <text:p>255.681818181818</text:p>
                <draw:g>
                  <svg:desc>'Data Input and Calculations'.M68:'Data Input and Calculations'.M84</svg:desc>
                </draw:g>
              </table:table-cell>
              <table:table-cell office:value-type="float" office:value="NaN">
                <text:p>NaN</text:p>
                <draw:g>
                  <svg:desc>'Data Input and Calculations'.N68:'Data Input and Calculations'.N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55cm" svg:height="14.16cm" xlink:href=".." xlink:type="simple" chart:class="chart:scatter" chart:style-name="ch1">
        <chart:title svg:x="0.575cm" svg:y="0.419cm" chart:style-name="ch2">
          <text:p>Traffic Survey  17:45 07-03-2016 - Flow rate Out - L- R (Vehicles per hour) - Averaged over each 5 Cars </text:p>
        </chart:title>
        <chart:subtitle svg:x="4.861cm" svg:y="1.481cm" chart:style-name="ch3">
          <text:p>Actual Arrival Time - Flow Rate VPH = (1 hour) / ((Time for 5 cars) / 5) </text:p>
        </chart:subtitle>
        <chart:legend svg:x="4.709cm" svg:y="3.871cm" style:legend-expansion="custom" chartooo:width="6.215cm" chartooo:height="1.91cm" style:legend-expansion-aspect-ratio="3.25392670157068" chart:style-name="ch4"/>
        <chart:plot-area chart:style-name="ch5" table:cell-range-address="'Data Input and Calculations'.A111:'Data Input and Calculations'.A133 'Data Input and Calculations'.M109:'Data Input and Calculations'.N109 'Data Input and Calculations'.M111:'Data Input and Calculations'.N133" chart:data-source-has-labels="row" svg:x="1.214cm" svg:y="1.864cm" svg:width="20.258cm" svg:height="10.732cm">
          <chartooo:coordinate-region svg:x="2.312cm" svg:y="2.064cm" svg:width="19.066cm" svg:height="9.885cm"/>
          <chart:axis chart:dimension="x" chart:name="primary-x" chart:style-name="ch6">
            <chart:title svg:x="10.227cm" svg:y="12.879cm" chart:style-name="ch7">
              <text:p>Time (Minutes)</text:p>
            </chart:title>
          </chart:axis>
          <chart:axis chart:dimension="y" chart:name="primary-y" chart:style-name="ch8">
            <chart:title svg:x="0.215cm" svg:y="10.396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M111:'Data Input and Calculations'.M133" chart:label-cell-address="'Data Input and Calculations'.M109:'Data Input and Calculations'.M109" chart:class="chart:scatter">
            <chart:domain table:cell-range-address="'Data Input and Calculations'.A111:'Data Input and Calculations'.A133"/>
            <chart:data-point chart:repeated="23"/>
          </chart:series>
          <chart:series chart:style-name="ch12" chart:values-cell-range-address="'Data Input and Calculations'.N111:'Data Input and Calculations'.N133" chart:label-cell-address="'Data Input and Calculations'.N109:'Data Input and Calculations'.N109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55.68</text:p>
                <draw:g>
                  <svg:desc>'Data Input and Calculations'.M109:'Data Input and Calculations'.M109</svg:desc>
                </draw:g>
              </table:table-cell>
              <table:table-cell office:value-type="string">
                <text:p>#DIV/0!</text:p>
                <draw:g>
                  <svg:desc>'Data Input and Calculations'.N109:'Data Input and Calculations'.N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A111:'Data Input and Calculations'.A133</svg:desc>
                </draw:g>
              </table:table-cell>
              <table:table-cell office:value-type="float" office:value="255.681818181818">
                <text:p>255.681818181818</text:p>
                <draw:g>
                  <svg:desc>'Data Input and Calculations'.M111:'Data Input and Calculations'.M133</svg:desc>
                </draw:g>
              </table:table-cell>
              <table:table-cell office:value-type="float" office:value="NaN">
                <text:p>NaN</text:p>
                <draw:g>
                  <svg:desc>'Data Input and Calculations'.N111:'Data Input and Calculations'.N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55.681818181818">
                <text:p>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2">
      <style:chart-properties chart:display-label="true" chart:logarithmic="false" chart:maximum="6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origin="0" chart:interval-major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47cm" svg:height="15.062cm" xlink:href=".." xlink:type="simple" chart:class="chart:scatter" chart:style-name="ch1">
        <chart:title svg:x="2.388cm" svg:y="0.437cm" chart:style-name="ch2">
          <text:p>Traffic Survey Time - 15:15 : 12-12-2016 - Flow rate (Vehicles per hour) - Averaged over each 5 Cars </text:p>
        </chart:title>
        <chart:subtitle svg:x="6.357cm" svg:y="1.517cm" chart:style-name="ch3">
          <text:p>Actual Arrival Time - Flow Rate VPH = (1 hour) / ((Time for 5 cars) / 5) </text:p>
        </chart:subtitle>
        <chart:legend svg:x="4.296cm" svg:y="3.724cm" style:legend-expansion="custom" chartooo:width="7.508cm" chartooo:height="1.146cm" style:legend-expansion-aspect-ratio="6.55148342059337" chart:style-name="ch4"/>
        <chart:plot-area chart:style-name="ch5" table:cell-range-address="'Data Input and Calculations'.C10:'Data Input and Calculations'.C42 'Data Input and Calculations'.O8:'Data Input and Calculations'.P8 'Data Input and Calculations'.O10:'Data Input and Calculations'.P42" chart:data-source-has-labels="row" svg:x="0.813cm" svg:y="1.998cm" svg:width="23.809cm" svg:height="11.613cm">
          <chartooo:coordinate-region svg:x="2.096cm" svg:y="2.197cm" svg:width="22.194cm" svg:height="10.767cm"/>
          <chart:axis chart:dimension="x" chart:name="primary-x" chart:style-name="ch6">
            <chart:title svg:x="11.601cm" svg:y="13.912cm" chart:style-name="ch7">
              <text:p>Time (Minutes)</text:p>
            </chart:title>
          </chart:axis>
          <chart:axis chart:dimension="y" chart:name="primary-y" chart:style-name="ch8">
            <chart:title svg:x="0cm" svg:y="10.97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O10:'Data Input and Calculations'.O42" chart:label-cell-address="'Data Input and Calculations'.O8:'Data Input and Calculations'.O8" chart:class="chart:scatter">
            <chart:domain table:cell-range-address="'Data Input and Calculations'.C10:'Data Input and Calculations'.C42"/>
            <chart:data-point chart:repeated="33"/>
          </chart:series>
          <chart:series chart:style-name="ch12" chart:values-cell-range-address="'Data Input and Calculations'.P10:'Data Input and Calculations'.P42" chart:label-cell-address="'Data Input and Calculations'.P8:'Data Input and Calculations'.P8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O8:'Data Input and Calculations'.O8</svg:desc>
                </draw:g>
              </table:table-cell>
              <table:table-cell office:value-type="string">
                <text:p>Vehicles Per Hour (5min Avg)</text:p>
                <draw:g>
                  <svg:desc>'Data Input and Calculations'.P8:'Data Input and Calculations'.P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8657407407407">
                <text:p>0.438657407407407</text:p>
                <draw:g>
                  <svg:desc>'Data Input and Calculations'.C10:'Data Input and Calculations'.C42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42</svg:desc>
                </draw:g>
              </table:table-cell>
              <table:table-cell office:value-type="float" office:value="396">
                <text:p>396</text:p>
                <draw:g>
                  <svg:desc>'Data Input and Calculations'.P10:'Data Input and Calculations'.P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789737654321">
                <text:p>0.94789737654321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0316358024692">
                <text:p>0.990316358024692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855324074074">
                <text:p>1.14855324074074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4913194444444">
                <text:p>1.34913194444444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5327932098765">
                <text:p>1.45327932098765</text:p>
              </table:table-cell>
              <table:table-cell office:value-type="float" office:value="206.429690196183">
                <text:p>206.42969019618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8800154320988">
                <text:p>1.48800154320988</text:p>
              </table:table-cell>
              <table:table-cell office:value-type="float" office:value="285.892863708225">
                <text:p>285.89286370822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8632330246914">
                <text:p>2.18632330246914</text:p>
              </table:table-cell>
              <table:table-cell office:value-type="float" office:value="242.242990654206">
                <text:p>242.24299065420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5574845679012">
                <text:p>2.25574845679012</text:p>
              </table:table-cell>
              <table:table-cell office:value-type="float" office:value="237.073170731707">
                <text:p>237.07317073170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0976080246914">
                <text:p>2.30976080246914</text:p>
              </table:table-cell>
              <table:table-cell office:value-type="float" office:value="258.351745103577">
                <text:p>258.35174510357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4839891975309">
                <text:p>2.34839891975309</text:p>
              </table:table-cell>
              <table:table-cell office:value-type="float" office:value="300.220068723215">
                <text:p>300.22006872321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5698302469136">
                <text:p>2.65698302469136</text:p>
              </table:table-cell>
              <table:table-cell office:value-type="float" office:value="249.230769230769">
                <text:p>249.23076923076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9949845679012">
                <text:p>2.69949845679012</text:p>
              </table:table-cell>
              <table:table-cell office:value-type="float" office:value="247.627539647156">
                <text:p>247.62753964715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3028549382716">
                <text:p>2.73028549382716</text:p>
              </table:table-cell>
              <table:table-cell office:value-type="float" office:value="551.508918755984">
                <text:p>551.50891875598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9207175925926">
                <text:p>2.79207175925926</text:p>
              </table:table-cell>
              <table:table-cell office:value-type="float" office:value="559.364097399561">
                <text:p>559.36409739956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8078703703704">
                <text:p>2.88078703703704</text:p>
              </table:table-cell>
              <table:table-cell office:value-type="float" office:value="525.369907438686">
                <text:p>525.36990743868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764274691358">
                <text:p>3.9764274691358</text:p>
              </table:table-cell>
              <table:table-cell office:value-type="float" office:value="184.271952794531">
                <text:p>184.27195279453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1506558641975">
                <text:p>4.01506558641975</text:p>
              </table:table-cell>
              <table:table-cell office:value-type="float" office:value="220.899677570558">
                <text:p>220.89967757055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9309413580247">
                <text:p>4.39309413580247</text:p>
              </table:table-cell>
              <table:table-cell office:value-type="float" office:value="177.137910610962">
                <text:p>177.13791061096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0947145061728">
                <text:p>4.70947145061728</text:p>
              </table:table-cell>
              <table:table-cell office:value-type="float" office:value="151.577470005166">
                <text:p>151.57747000516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5960648148148">
                <text:p>4.75960648148148</text:p>
              </table:table-cell>
              <table:table-cell office:value-type="float" office:value="152.475072796259">
                <text:p>152.47507279625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93327546296296">
                <text:p>4.93327546296296</text:p>
              </table:table-cell>
              <table:table-cell office:value-type="float" office:value="146.164039811656">
                <text:p>146.16403981165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30742669753086">
                <text:p>5.30742669753086</text:p>
              </table:table-cell>
              <table:table-cell office:value-type="float" office:value="225.394570935811">
                <text:p>225.39457093581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34222608024691">
                <text:p>5.34222608024691</text:p>
              </table:table-cell>
              <table:table-cell office:value-type="float" office:value="226.046511627907">
                <text:p>226.04651162790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55823688271605">
                <text:p>5.55823688271605</text:p>
              </table:table-cell>
              <table:table-cell office:value-type="float" office:value="257.479180808265">
                <text:p>257.47918080826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3188657407408">
                <text:p>5.73188657407408</text:p>
              </table:table-cell>
              <table:table-cell office:value-type="float" office:value="293.422889702275">
                <text:p>293.42288970227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77046682098765">
                <text:p>5.77046682098765</text:p>
              </table:table-cell>
              <table:table-cell office:value-type="float" office:value="296.776902085759">
                <text:p>296.77690208575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0173225308642">
                <text:p>6.0173225308642</text:p>
              </table:table-cell>
              <table:table-cell office:value-type="float" office:value="276.740751285656">
                <text:p>276.74075128565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443287037037">
                <text:p>6.0443287037037</text:p>
              </table:table-cell>
              <table:table-cell office:value-type="float" office:value="407.109761524567">
                <text:p>407.10976152456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0944637345679">
                <text:p>6.0944637345679</text:p>
              </table:table-cell>
              <table:table-cell office:value-type="float" office:value="398.810134372756">
                <text:p>398.81013437275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2918595679012">
                <text:p>6.12918595679012</text:p>
              </table:table-cell>
              <table:table-cell office:value-type="float" office:value="525.44090816947">
                <text:p>525.4409081694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16398533950617">
                <text:p>6.16398533950617</text:p>
              </table:table-cell>
              <table:table-cell office:value-type="float" office:value="694.285714285715">
                <text:p>694.28571428571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25270061728395">
                <text:p>6.25270061728395</text:p>
              </table:table-cell>
              <table:table-cell office:value-type="float" office:value="622.104884195369">
                <text:p>622.104884195369</text:p>
              </table:table-cell>
              <table:table-cell office:value-type="float" office:value="396">
                <text:p>39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25cm" svg:height="15.503cm" xlink:href=".." xlink:type="simple" chart:class="chart:bar" chart:style-name="ch1">
        <chart:title svg:x="7.129cm" svg:y="0.622cm" chart:style-name="ch2">
          <text:p>Time between Vehicles (Yds)  - 17:45 07-03-2016 </text:p>
        </chart:title>
        <chart:subtitle svg:x="10.758cm" svg:y="1.746cm" chart:style-name="ch3">
          <text:p> Oldham</text:p>
        </chart:subtitle>
        <chart:legend svg:x="5.539cm" svg:y="3.137cm" style:legend-expansion="custom" chartooo:width="8.254cm" chartooo:height="0.918cm" style:legend-expansion-aspect-ratio="8.99128540305011" chart:style-name="ch4"/>
        <chart:plot-area chart:style-name="ch5" table:cell-range-address="'Data Input and Calculations'.AW66:'Data Input and Calculations'.AX66 'Data Input and Calculations'.AW68:'Data Input and Calculations'.AX84" chart:data-source-has-labels="row" svg:x="1.247cm" svg:y="1.189cm" svg:width="20.624cm" svg:height="12.793cm">
          <chartooo:coordinate-region svg:x="1.974cm" svg:y="1.389cm" svg:width="19.897cm" svg:height="11.946cm"/>
          <chart:axis chart:dimension="x" chart:name="primary-x" chart:style-name="ch6">
            <chart:title svg:x="10.351cm" svg:y="14.292cm" chart:style-name="ch7">
              <text:p>Vehicle Number</text:p>
            </chart:title>
          </chart:axis>
          <chart:axis chart:dimension="y" chart:name="primary-y" chart:style-name="ch8">
            <chart:title svg:x="0.231cm" svg:y="9.296cm" chart:style-name="ch9">
              <text:p>Time between Vehicles</text:p>
            </chart:title>
            <chart:grid chart:style-name="ch10" chart:class="major"/>
          </chart:axis>
          <chart:series chart:style-name="ch11" chart:values-cell-range-address="'Data Input and Calculations'.AW68:'Data Input and Calculations'.AW84" chart:label-cell-address="'Data Input and Calculations'.AW66:'Data Input and Calculations'.AW66" chart:class="chart:bar">
            <chart:data-point chart:repeated="17"/>
          </chart:series>
          <chart:series chart:style-name="ch12" chart:values-cell-range-address="'Data Input and Calculations'.AX68:'Data Input and Calculations'.AX84" chart:label-cell-address="'Data Input and Calculations'.AX66:'Data Input and Calculations'.AX66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AW66:'Data Input and Calculations'.AW66</svg:desc>
                </draw:g>
              </table:table-cell>
              <table:table-cell office:value-type="string">
                <text:p>0.00</text:p>
                <draw:g>
                  <svg:desc>'Data Input and Calculations'.AX66:'Data Input and Calculations'.AX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AW68:'Data Input and Calculations'.AW84</svg:desc>
                </draw:g>
              </table:table-cell>
              <table:table-cell office:value-type="float" office:value="0">
                <text:p>0</text:p>
                <draw:g>
                  <svg:desc>'Data Input and Calculations'.AX68:'Data Input and Calculations'.AX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37cm" svg:height="16.34cm" xlink:href=".." xlink:type="simple" chart:class="chart:bar" chart:style-name="ch1">
        <chart:title svg:x="7.507cm" svg:y="0.655cm" chart:style-name="ch2">
          <text:p>Time between Vehicles (Yds)  - 15:15 12-12-2016 </text:p>
        </chart:title>
        <chart:subtitle svg:x="11.33cm" svg:y="1.84cm" chart:style-name="ch3">
          <text:p> Oldham</text:p>
        </chart:subtitle>
        <chart:legend svg:x="13.229cm" svg:y="3.318cm" style:legend-expansion="custom" chartooo:width="8.692cm" chartooo:height="0.967cm" style:legend-expansion-aspect-ratio="8.98862461220269" chart:style-name="ch4"/>
        <chart:plot-area chart:style-name="ch5" table:cell-range-address="'Data Input and Calculations'.AY8:'Data Input and Calculations'.AZ8 'Data Input and Calculations'.AY10:'Data Input and Calculations'.AZ42" chart:data-source-has-labels="row" svg:x="0.981cm" svg:y="1.264cm" svg:width="22.051cm" svg:height="13.436cm">
          <chartooo:coordinate-region svg:x="2.079cm" svg:y="1.463cm" svg:width="20.953cm" svg:height="12.59cm"/>
          <chart:axis chart:dimension="x" chart:name="primary-x" chart:style-name="ch6">
            <chart:title svg:x="10.798cm" svg:y="15.026cm" chart:style-name="ch7">
              <text:p>Vehicle Number</text:p>
            </chart:title>
          </chart:axis>
          <chart:axis chart:dimension="y" chart:name="primary-y" chart:style-name="ch8">
            <chart:title svg:x="0cm" svg:y="9.693cm" chart:style-name="ch9">
              <text:p>Time between Vehicles</text:p>
            </chart:title>
            <chart:grid chart:style-name="ch10" chart:class="major"/>
          </chart:axis>
          <chart:series chart:style-name="ch11" chart:values-cell-range-address="'Data Input and Calculations'.AY10:'Data Input and Calculations'.AY42" chart:label-cell-address="'Data Input and Calculations'.AY8:'Data Input and Calculations'.AY8" chart:class="chart:bar">
            <chart:data-point chart:repeated="33"/>
          </chart:series>
          <chart:series chart:style-name="ch12" chart:values-cell-range-address="'Data Input and Calculations'.AZ10:'Data Input and Calculations'.AZ42" chart:label-cell-address="'Data Input and Calculations'.AZ8:'Data Input and Calculations'.AZ8" chart:class="chart:line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Between Vehicles Both Ways (Secs)</text:p>
                <draw:g>
                  <svg:desc>'Data Input and Calculations'.AY8:'Data Input and Calculations'.AY8</svg:desc>
                </draw:g>
              </table:table-cell>
              <table:table-cell office:value-type="string">
                <text:p>Average Time Between Vehicles Both Ways</text:p>
                <draw:g>
                  <svg:desc>'Data Input and Calculations'.AZ8:'Data Input and Calculations'.AZ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3194444444444">
                <text:p>26.3194444444444</text:p>
                <draw:g>
                  <svg:desc>'Data Input and Calculations'.AY10:'Data Input and Calculations'.AY42</svg:desc>
                </draw:g>
              </table:table-cell>
              <table:table-cell office:value-type="float" office:value="11.3685465768799">
                <text:p>11.3685465768799</text:p>
                <draw:g>
                  <svg:desc>'Data Input and Calculations'.AZ10:'Data Input and Calculations'.AZ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5543981481482">
                <text:p>30.5543981481482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4513888888889">
                <text:p>2.54513888888889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49421296296294">
                <text:p>9.49421296296294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0347222222222">
                <text:p>12.0347222222222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488425925926">
                <text:p>6.2488425925926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8333333333335">
                <text:p>2.08333333333335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8993055555556">
                <text:p>41.8993055555556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6550925925926">
                <text:p>4.16550925925926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4074074074072">
                <text:p>3.24074074074072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1828703703707">
                <text:p>2.31828703703707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5150462962963">
                <text:p>18.5150462962963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5092592592594">
                <text:p>2.55092592592594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4722222222224">
                <text:p>1.84722222222224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0717592592591">
                <text:p>3.70717592592591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2291666666665">
                <text:p>5.32291666666665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7384259259259">
                <text:p>65.7384259259259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1828703703704">
                <text:p>2.31828703703704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681712962963">
                <text:p>22.681712962963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826388888889">
                <text:p>18.9826388888889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0810185185187">
                <text:p>3.00810185185187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4201388888889">
                <text:p>10.4201388888889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449074074074">
                <text:p>22.449074074074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8796296296296">
                <text:p>2.08796296296296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9606481481482">
                <text:p>12.9606481481482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4189814814815">
                <text:p>10.4189814814815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1481481481478">
                <text:p>2.31481481481478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8113425925926">
                <text:p>14.8113425925926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2037037037044">
                <text:p>1.62037037037044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0810185185182">
                <text:p>3.00810185185182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8333333333335">
                <text:p>2.08333333333335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8796296296296">
                <text:p>2.08796296296296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2291666666661">
                <text:p>5.32291666666661</text:p>
              </table:table-cell>
              <table:table-cell office:value-type="float" office:value="11.3685465768799">
                <text:p>11.368546576879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73cm" svg:height="15.756cm" xlink:href=".." xlink:type="simple" chart:class="chart:bar" chart:style-name="ch1">
        <chart:title svg:x="7.454cm" svg:y="0.635cm" chart:style-name="ch2">
          <text:p>Time between Vehicles (Yds)  - 15:15 12-12-2016 </text:p>
        </chart:title>
        <chart:subtitle svg:x="7.348cm" svg:y="1.933cm" chart:style-name="ch3">
          <text:p> Oldham</text:p>
        </chart:subtitle>
        <chart:legend svg:x="13.877cm" svg:y="1.774cm" style:legend-expansion="custom" chartooo:width="8.633cm" chartooo:height="1.664cm" style:legend-expansion-aspect-ratio="5.18810096153846" chart:style-name="ch4"/>
        <chart:plot-area chart:style-name="ch5" table:cell-range-address="'Data Input and Calculations'.AY8:'Data Input and Calculations'.AZ42" chart:data-source-has-labels="row" svg:x="0.965cm" svg:y="1.211cm" svg:width="21.908cm" svg:height="12.986cm">
          <chartooo:coordinate-region svg:x="2.063cm" svg:y="1.41cm" svg:width="20.81cm" svg:height="12.14cm"/>
          <chart:axis chart:dimension="x" chart:name="primary-x" chart:style-name="ch6">
            <chart:title svg:x="10.711cm" svg:y="14.512cm" chart:style-name="ch7">
              <text:p>Vehicle Number</text:p>
            </chart:title>
          </chart:axis>
          <chart:axis chart:dimension="y" chart:name="primary-y" chart:style-name="ch8">
            <chart:title svg:x="0cm" svg:y="9.812cm" chart:style-name="ch9">
              <text:p>Time between Vehicles (sec)</text:p>
            </chart:title>
            <chart:grid chart:style-name="ch10" chart:class="major"/>
          </chart:axis>
          <chart:series chart:style-name="ch11" chart:values-cell-range-address="'Data Input and Calculations'.AY9:'Data Input and Calculations'.AY42" chart:label-cell-address="'Data Input and Calculations'.AY8:'Data Input and Calculations'.AY8" chart:class="chart:bar">
            <chart:data-point chart:repeated="34"/>
          </chart:series>
          <chart:series chart:style-name="ch12" chart:values-cell-range-address="'Data Input and Calculations'.AZ9:'Data Input and Calculations'.AZ42" chart:label-cell-address="'Data Input and Calculations'.AZ8:'Data Input and Calculations'.AZ8" chart:class="chart:line">
            <chart:data-point chart:repeated="3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Between Vehicles Both Ways (Secs)</text:p>
                <draw:g>
                  <svg:desc>'Data Input and Calculations'.AY8:'Data Input and Calculations'.AY8</svg:desc>
                </draw:g>
              </table:table-cell>
              <table:table-cell office:value-type="string">
                <text:p>Average Time Between Vehicles Both Ways</text:p>
                <draw:g>
                  <svg:desc>'Data Input and Calculations'.AZ8:'Data Input and Calculations'.AZ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AY9:'Data Input and Calculations'.AY42</svg:desc>
                </draw:g>
              </table:table-cell>
              <table:table-cell office:value-type="float" office:value="11.3685465768799">
                <text:p>11.3685465768799</text:p>
                <draw:g>
                  <svg:desc>'Data Input and Calculations'.AZ9:'Data Input and Calculations'.AZ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3194444444444">
                <text:p>26.3194444444444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543981481482">
                <text:p>30.5543981481482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4513888888889">
                <text:p>2.54513888888889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49421296296294">
                <text:p>9.49421296296294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0347222222222">
                <text:p>12.0347222222222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488425925926">
                <text:p>6.2488425925926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8333333333335">
                <text:p>2.08333333333335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8993055555556">
                <text:p>41.8993055555556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6550925925926">
                <text:p>4.16550925925926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4074074074072">
                <text:p>3.24074074074072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1828703703707">
                <text:p>2.31828703703707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5150462962963">
                <text:p>18.5150462962963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5092592592594">
                <text:p>2.55092592592594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4722222222224">
                <text:p>1.84722222222224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0717592592591">
                <text:p>3.70717592592591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2291666666665">
                <text:p>5.32291666666665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.7384259259259">
                <text:p>65.7384259259259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1828703703704">
                <text:p>2.31828703703704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681712962963">
                <text:p>22.681712962963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9826388888889">
                <text:p>18.9826388888889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0810185185187">
                <text:p>3.00810185185187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4201388888889">
                <text:p>10.4201388888889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449074074074">
                <text:p>22.449074074074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8796296296296">
                <text:p>2.08796296296296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9606481481482">
                <text:p>12.9606481481482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4189814814815">
                <text:p>10.4189814814815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1481481481478">
                <text:p>2.31481481481478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8113425925926">
                <text:p>14.8113425925926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2037037037044">
                <text:p>1.62037037037044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0810185185182">
                <text:p>3.00810185185182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8333333333335">
                <text:p>2.08333333333335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8796296296296">
                <text:p>2.08796296296296</text:p>
              </table:table-cell>
              <table:table-cell office:value-type="float" office:value="11.3685465768799">
                <text:p>11.3685465768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32291666666661">
                <text:p>5.32291666666661</text:p>
              </table:table-cell>
              <table:table-cell office:value-type="float" office:value="11.3685465768799">
                <text:p>11.368546576879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65cm" svg:y="0.534cm" chart:style-name="ch2">
          <text:p>19th May 2015 Hudds Rd - Speed of vehicles using more accurate speed calculations - with estimated error range</text:p>
        </chart:title>
        <chart:subtitle svg:x="12.02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J50:'Data Input and Calculations'.M50 'Data Input and Calculations'.J579:'Data Input and Calculations'.M759" chart:data-source-has-labels="row" svg:x="1.572cm" svg:y="1.524cm" svg:width="28.122cm" svg:height="13.73cm">
          <chartooo:coordinate-region svg:x="2.193cm" svg:y="1.723cm" svg:width="27.36cm" svg:height="12.607cm"/>
          <chart:axis chart:dimension="x" chart:name="primary-x" chart:style-name="ch6">
            <chart:title svg:x="14.967cm" svg:y="15.582cm" chart:style-name="ch7">
              <text:p>Vehicles</text:p>
            </chart:title>
          </chart:axis>
          <chart:axis chart:dimension="y" chart:name="primary-y" chart:style-name="ch6">
            <chart:title svg:x="0.406cm" svg:y="9.319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J579:'Data Input and Calculations'.J759" chart:label-cell-address="'Data Input and Calculations'.J50:'Data Input and Calculations'.J50" chart:class="chart:line">
            <chart:data-point chart:repeated="181"/>
          </chart:series>
          <chart:series chart:style-name="ch11" chart:values-cell-range-address="'Data Input and Calculations'.K579:'Data Input and Calculations'.K759" chart:label-cell-address="'Data Input and Calculations'.K50:'Data Input and Calculations'.K50" chart:class="chart:line">
            <chart:data-point chart:repeated="181"/>
          </chart:series>
          <chart:series chart:style-name="ch12" chart:values-cell-range-address="'Data Input and Calculations'.L579:'Data Input and Calculations'.L759" chart:label-cell-address="'Data Input and Calculations'.L50:'Data Input and Calculations'.L50" chart:class="chart:line">
            <chart:data-point chart:repeated="181"/>
          </chart:series>
          <chart:series chart:style-name="ch13" chart:values-cell-range-address="'Data Input and Calculations'.M579:'Data Input and Calculations'.M759" chart:label-cell-address="'Data Input and Calculations'.M50:'Data Input and Calculations'.M50" chart:class="chart:line">
            <chart:data-point chart:repeated="18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J50:'Data Input and Calculations'.J50</svg:desc>
                </draw:g>
              </table:table-cell>
              <table:table-cell office:value-type="string">
                <text:p/>
                <draw:g>
                  <svg:desc>'Data Input and Calculations'.K50:'Data Input and Calculations'.K50</svg:desc>
                </draw:g>
              </table:table-cell>
              <table:table-cell office:value-type="string">
                <text:p/>
                <draw:g>
                  <svg:desc>'Data Input and Calculations'.L50:'Data Input and Calculations'.L50</svg:desc>
                </draw:g>
              </table:table-cell>
              <table:table-cell office:value-type="string">
                <text:p/>
                <draw:g>
                  <svg:desc>'Data Input and Calculations'.M50:'Data Input and Calculations'.M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J579:'Data Input and Calculations'.J759</svg:desc>
                </draw:g>
              </table:table-cell>
              <table:table-cell office:value-type="float" office:value="NaN">
                <text:p>NaN</text:p>
                <draw:g>
                  <svg:desc>'Data Input and Calculations'.K579:'Data Input and Calculations'.K759</svg:desc>
                </draw:g>
              </table:table-cell>
              <table:table-cell office:value-type="float" office:value="NaN">
                <text:p>NaN</text:p>
                <draw:g>
                  <svg:desc>'Data Input and Calculations'.L579:'Data Input and Calculations'.L759</svg:desc>
                </draw:g>
              </table:table-cell>
              <table:table-cell office:value-type="float" office:value="NaN">
                <text:p>NaN</text:p>
                <draw:g>
                  <svg:desc>'Data Input and Calculations'.M579:'Data Input and Calculations'.M7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svg:stroke-width="0.1cm" svg:stroke-color="#b3b3b3" draw:fill="solid" draw:fill-color="#cccccc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1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64cm" svg:height="14.69cm" xlink:href=".." xlink:type="simple" chart:class="chart:line" chart:style-name="ch1">
        <chart:title svg:x="1.1cm" svg:y="0.541cm" chart:style-name="ch2">
          <text:p>Traffic Survey - 15:15 : 12-12-2016 -  Traffic Flow rate (Vehicles per hour) - Averaged over each 5 Cars </text:p>
        </chart:title>
        <chart:legend svg:x="4.533cm" svg:y="2.721cm" style:legend-expansion="custom" chartooo:width="7.824cm" chartooo:height="1.541cm" style:legend-expansion-aspect-ratio="5.07722258273848" chart:style-name="ch3"/>
        <chart:plot-area chart:style-name="ch4" table:cell-range-address="'Data Input and Calculations'.O8:'Data Input and Calculations'.P8 'Data Input and Calculations'.O15:'Data Input and Calculations'.P42" chart:data-source-has-labels="row" svg:x="0.974cm" svg:y="1.942cm" svg:width="22.973cm" svg:height="11.103cm">
          <chartooo:coordinate-region svg:x="2.257cm" svg:y="2.141cm" svg:width="21.503cm" svg:height="10.257cm"/>
          <chart:axis chart:dimension="x" chart:name="primary-x" chart:style-name="ch5">
            <chart:title svg:x="9.003cm" svg:y="13.338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0.659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O15:'Data Input and Calculations'.O42" chart:label-cell-address="'Data Input and Calculations'.O8:'Data Input and Calculations'.O8" chart:class="chart:line">
            <chart:data-point chart:repeated="28"/>
          </chart:series>
          <chart:series chart:style-name="ch11" chart:values-cell-range-address="'Data Input and Calculations'.P15:'Data Input and Calculations'.P42" chart:label-cell-address="'Data Input and Calculations'.P8:'Data Input and Calculations'.P8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 last 5 cars)</text:p>
                <draw:g>
                  <svg:desc>'Data Input and Calculations'.O8:'Data Input and Calculations'.O8</svg:desc>
                </draw:g>
              </table:table-cell>
              <table:table-cell office:value-type="string">
                <text:p>Vehicles Per Hour (5min Avg)</text:p>
                <draw:g>
                  <svg:desc>'Data Input and Calculations'.P8:'Data Input and Calculations'.P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6.429690196183">
                <text:p>206.429690196183</text:p>
                <draw:g>
                  <svg:desc>'Data Input and Calculations'.O15:'Data Input and Calculations'.O42</svg:desc>
                </draw:g>
              </table:table-cell>
              <table:table-cell office:value-type="float" office:value="396">
                <text:p>396</text:p>
                <draw:g>
                  <svg:desc>'Data Input and Calculations'.P15:'Data Input and Calculations'.P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5.892863708225">
                <text:p>285.89286370822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.242990654206">
                <text:p>242.24299065420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.073170731707">
                <text:p>237.07317073170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.351745103577">
                <text:p>258.35174510357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.220068723215">
                <text:p>300.22006872321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9.230769230769">
                <text:p>249.23076923076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7.627539647156">
                <text:p>247.62753964715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1.508918755984">
                <text:p>551.50891875598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9.364097399561">
                <text:p>559.36409739956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.369907438686">
                <text:p>525.36990743868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.271952794531">
                <text:p>184.27195279453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.899677570558">
                <text:p>220.89967757055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.137910610962">
                <text:p>177.13791061096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.577470005166">
                <text:p>151.57747000516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.475072796259">
                <text:p>152.47507279625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.164039811656">
                <text:p>146.16403981165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5.394570935811">
                <text:p>225.39457093581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6.046511627907">
                <text:p>226.04651162790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7.479180808265">
                <text:p>257.47918080826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3.422889702275">
                <text:p>293.42288970227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6.776902085759">
                <text:p>296.77690208575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.740751285656">
                <text:p>276.74075128565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7.109761524567">
                <text:p>407.10976152456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8.810134372756">
                <text:p>398.81013437275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5.44090816947">
                <text:p>525.4409081694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4.285714285715">
                <text:p>694.28571428571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2.104884195369">
                <text:p>622.104884195369</text:p>
              </table:table-cell>
              <table:table-cell office:value-type="float" office:value="396">
                <text:p>3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47cm" svg:height="15.055cm" xlink:href=".." xlink:type="simple" chart:class="chart:line" chart:column-mapping="1 0 1 2" chart:style-name="ch1">
        <chart:title svg:x="3.378cm" svg:y="0.441cm" chart:style-name="ch2">
          <text:p>Open Traffic Survey - Out  L- R Direction - 17:45 : 07-03-2016 - Speed of Vehicles</text:p>
        </chart:title>
        <chart:subtitle svg:x="6.143cm" svg:y="1.547cm" chart:style-name="ch3">
          <text:p>Speed of vehicles measured over 5 minute Sample</text:p>
        </chart:subtitle>
        <chart:legend svg:x="4.189cm" svg:y="9.325cm" style:legend-expansion="custom" chartooo:width="7.115cm" chartooo:height="3.233cm" style:legend-expansion-aspect-ratio="2.20074234457161" chart:style-name="ch4"/>
        <chart:plot-area chart:style-name="ch5" table:cell-range-address="'Data Input and Calculations'.J109:'Data Input and Calculations'.L109 'Data Input and Calculations'.J111:'Data Input and Calculations'.L135" chart:data-source-has-labels="row" svg:x="0.516cm" svg:y="1.379cm" svg:width="21.438cm" svg:height="12.401cm">
          <chartooo:coordinate-region svg:x="1.614cm" svg:y="1.578cm" svg:width="20.153cm" svg:height="11.555cm"/>
          <chart:axis chart:dimension="x" chart:name="primary-x" chart:style-name="ch6">
            <chart:title svg:x="10.569cm" svg:y="14.081cm" chart:style-name="ch7">
              <text:p>Vehicles</text:p>
            </chart:title>
          </chart:axis>
          <chart:axis chart:dimension="y" chart:name="primary-y" chart:style-name="ch8">
            <chart:title svg:x="0cm" svg:y="9.078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K111:'Data Input and Calculations'.K135" chart:label-cell-address="'Data Input and Calculations'.K109:'Data Input and Calculations'.K109" chart:class="chart:line">
            <chart:data-point chart:repeated="25"/>
          </chart:series>
          <chart:series chart:style-name="ch12" chart:values-cell-range-address="'Data Input and Calculations'.J111:'Data Input and Calculations'.J135" chart:label-cell-address="'Data Input and Calculations'.J109:'Data Input and Calculations'.J109" chart:class="chart:line">
            <chart:data-point chart:repeated="25"/>
          </chart:series>
          <chart:series chart:style-name="ch13" chart:values-cell-range-address="'Data Input and Calculations'.K111:'Data Input and Calculations'.K135" chart:label-cell-address="'Data Input and Calculations'.K109:'Data Input and Calculations'.K109" chart:class="chart:line">
            <chart:data-point chart:repeated="25"/>
          </chart:series>
          <chart:series chart:style-name="ch14" chart:values-cell-range-address="'Data Input and Calculations'.L111:'Data Input and Calculations'.L135" chart:label-cell-address="'Data Input and Calculations'.L109:'Data Input and Calculations'.L109" chart:class="chart:line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255.68</text:p>
                <draw:g>
                  <svg:desc>'Data Input and Calculations'.K109:'Data Input and Calculations'.K109</svg:desc>
                </draw:g>
              </table:table-cell>
              <table:table-cell office:value-type="string">
                <text:p>0.00</text:p>
                <draw:g>
                  <svg:desc>'Data Input and Calculations'.J109:'Data Input and Calculations'.J109</svg:desc>
                </draw:g>
              </table:table-cell>
              <table:table-cell office:value-type="string">
                <text:p>-255.68</text:p>
                <draw:g>
                  <svg:desc>'Data Input and Calculations'.K109:'Data Input and Calculations'.K109</svg:desc>
                </draw:g>
              </table:table-cell>
              <table:table-cell office:value-type="string">
                <text:p>#DIV/0!</text:p>
                <draw:g>
                  <svg:desc>'Data Input and Calculations'.L109:'Data Input and Calculations'.L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5.681818181818">
                <text:p>-255.681818181818</text:p>
                <draw:g>
                  <svg:desc>'Data Input and Calculations'.K111:'Data Input and Calculations'.K135</svg:desc>
                </draw:g>
              </table:table-cell>
              <table:table-cell office:value-type="float" office:value="0">
                <text:p>0</text:p>
                <draw:g>
                  <svg:desc>'Data Input and Calculations'.J111:'Data Input and Calculations'.J135</svg:desc>
                </draw:g>
              </table:table-cell>
              <table:table-cell office:value-type="float" office:value="-255.681818181818">
                <text:p>-255.681818181818</text:p>
                <draw:g>
                  <svg:desc>'Data Input and Calculations'.K111:'Data Input and Calculations'.K135</svg:desc>
                </draw:g>
              </table:table-cell>
              <table:table-cell office:value-type="float" office:value="NaN">
                <text:p>NaN</text:p>
                <draw:g>
                  <svg:desc>'Data Input and Calculations'.L111:'Data Input and Calculations'.L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82cm" svg:height="16.02cm" xlink:href=".." xlink:type="simple" chart:class="chart:line" chart:style-name="ch1">
        <chart:title svg:x="7.354cm" svg:y="0.453cm" chart:style-name="ch2">
          <text:p>Open Traffic Survey - In  R- L Direction - 17:45 : 07-03-2016 - Speed of Vehicles</text:p>
        </chart:title>
        <chart:subtitle svg:x="3.744cm" svg:y="2.19cm" chart:style-name="ch3">
          <text:p>Speed of vehicles measured over 5 minute Sample</text:p>
        </chart:subtitle>
        <chart:legend svg:x="15.129cm" svg:y="2.642cm" style:legend-expansion="custom" chartooo:width="7.612cm" chartooo:height="3.44cm" style:legend-expansion-aspect-ratio="2.21279069767442" chart:style-name="ch4"/>
        <chart:plot-area chart:style-name="ch5" table:cell-range-address="'Data Input and Calculations'.I66:'Data Input and Calculations'.L66 'Data Input and Calculations'.I68:'Data Input and Calculations'.L84" chart:data-source-has-labels="row" svg:x="0.624cm" svg:y="1.478cm" svg:width="22.822cm" svg:height="13.143cm">
          <chartooo:coordinate-region svg:x="1.722cm" svg:y="1.678cm" svg:width="21.537cm" svg:height="12.296cm"/>
          <chart:axis chart:dimension="x" chart:name="primary-x" chart:style-name="ch6">
            <chart:title svg:x="11.369cm" svg:y="14.941cm" chart:style-name="ch7">
              <text:p>Vehicles</text:p>
            </chart:title>
          </chart:axis>
          <chart:axis chart:dimension="y" chart:name="primary-y" chart:style-name="ch8">
            <chart:title svg:x="0cm" svg:y="9.548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I68:'Data Input and Calculations'.I84" chart:label-cell-address="'Data Input and Calculations'.I66:'Data Input and Calculations'.I66" chart:class="chart:line">
            <chart:data-point chart:repeated="17"/>
          </chart:series>
          <chart:series chart:style-name="ch12" chart:values-cell-range-address="'Data Input and Calculations'.J68:'Data Input and Calculations'.J84" chart:label-cell-address="'Data Input and Calculations'.J66:'Data Input and Calculations'.J66" chart:class="chart:line">
            <chart:data-point chart:repeated="17"/>
          </chart:series>
          <chart:series chart:style-name="ch13" chart:values-cell-range-address="'Data Input and Calculations'.K68:'Data Input and Calculations'.K84" chart:label-cell-address="'Data Input and Calculations'.K66:'Data Input and Calculations'.K66" chart:class="chart:line">
            <chart:data-point chart:repeated="17"/>
          </chart:series>
          <chart:series chart:style-name="ch14" chart:values-cell-range-address="'Data Input and Calculations'.L68:'Data Input and Calculations'.L84" chart:label-cell-address="'Data Input and Calculations'.L66:'Data Input and Calculations'.L66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Data Input and Calculations'.I66:'Data Input and Calculations'.I66</svg:desc>
                </draw:g>
              </table:table-cell>
              <table:table-cell office:value-type="string">
                <text:p>0.00</text:p>
                <draw:g>
                  <svg:desc>'Data Input and Calculations'.J66:'Data Input and Calculations'.J66</svg:desc>
                </draw:g>
              </table:table-cell>
              <table:table-cell office:value-type="string">
                <text:p>-255.68</text:p>
                <draw:g>
                  <svg:desc>'Data Input and Calculations'.K66:'Data Input and Calculations'.K66</svg:desc>
                </draw:g>
              </table:table-cell>
              <table:table-cell office:value-type="string">
                <text:p>#DIV/0!</text:p>
                <draw:g>
                  <svg:desc>'Data Input and Calculations'.L66:'Data Input and Calculations'.L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ta Input and Calculations'.I68:'Data Input and Calculations'.I84</svg:desc>
                </draw:g>
              </table:table-cell>
              <table:table-cell office:value-type="float" office:value="0">
                <text:p>0</text:p>
                <draw:g>
                  <svg:desc>'Data Input and Calculations'.J68:'Data Input and Calculations'.J84</svg:desc>
                </draw:g>
              </table:table-cell>
              <table:table-cell office:value-type="float" office:value="-255.681818181818">
                <text:p>-255.681818181818</text:p>
                <draw:g>
                  <svg:desc>'Data Input and Calculations'.K68:'Data Input and Calculations'.K84</svg:desc>
                </draw:g>
              </table:table-cell>
              <table:table-cell office:value-type="float" office:value="NaN">
                <text:p>NaN</text:p>
                <draw:g>
                  <svg:desc>'Data Input and Calculations'.L68:'Data Input and Calculations'.L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5.681818181818">
                <text:p>-255.6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